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Menlo Bold" svg:font-family="'Menlo Bol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tr" fo:country="TR"/>
    </style:style>
    <style:style style:name="P4" style:family="paragraph" style:parent-style-name="Standard">
      <style:paragraph-properties fo:margin-left="0cm" fo:margin-right="0.199cm" fo:margin-top="0.199cm" fo:margin-bottom="0.199cm" loext:contextual-spacing="false" fo:text-align="center" style:justify-single-word="false" fo:text-indent="0cm" style:auto-text-indent="false"/>
      <style:text-properties style:font-name="Lato" fo:font-size="13pt" fo:font-style="italic" fo:font-weight="bold" style:font-size-asian="13pt" style:font-style-asian="italic" style:font-weight-asian="bold" style:font-size-complex="13pt" style:font-style-complex="italic" style:font-weight-complex="bold"/>
    </style:style>
    <style:style style:name="P5" style:family="paragraph" style:parent-style-name="Standard">
      <style:paragraph-properties fo:margin-left="0cm" fo:margin-right="0.199cm" fo:margin-top="0.199cm" fo:margin-bottom="0.199cm" loext:contextual-spacing="false" fo:text-align="justify" style:justify-single-word="false" fo:text-indent="0cm" style:auto-text-indent="false"/>
      <style:text-properties style:font-name="Lato"/>
    </style:style>
    <style:style style:name="P6" style:family="paragraph" style:parent-style-name="Standard">
      <style:paragraph-properties fo:margin-left="0cm" fo:margin-right="0.199cm" fo:margin-top="0.199cm" fo:margin-bottom="0.199cm" loext:contextual-spacing="false" fo:text-align="justify" style:justify-single-word="false" fo:text-indent="0cm" style:auto-text-indent="false"/>
      <style:text-properties style:font-name="Lato" fo:language="tr" fo:country="TR"/>
    </style:style>
    <style:style style:name="P7" style:family="paragraph" style:parent-style-name="kutuici_20_metin">
      <style:text-properties style:font-name="Lato" fo:font-size="10.5pt" fo:letter-spacing="0.088cm" fo:language="en" fo:country="GB" fo:font-weight="bold" style:font-size-asian="10.5pt" style:font-weight-asian="bold" style:font-name-complex="PalatinoTurk" style:font-size-complex="10.5pt" style:font-weight-complex="bold"/>
    </style:style>
    <style:style style:name="P8" style:family="paragraph" style:parent-style-name="TR_20_Baslik_20_1">
      <style:paragraph-properties fo:break-before="page"/>
      <style:text-properties style:font-name="Lato"/>
    </style:style>
    <style:style style:name="P9" style:family="paragraph" style:parent-style-name="TR_20_Baslik_20_1">
      <style:paragraph-properties fo:break-before="page"/>
      <style:text-properties style:font-name="Lato" fo:language="tr" fo:country="TR"/>
    </style:style>
    <style:style style:name="P10" style:family="paragraph" style:parent-style-name="TR_20_Baslik_20_1">
      <style:paragraph-properties fo:break-before="page"/>
      <style:text-properties style:font-name="Lato" fo:language="en" fo:country="GB"/>
    </style:style>
    <style:style style:name="P11" style:family="paragraph" style:parent-style-name="TR_20_Baslik_20_1">
      <style:paragraph-properties fo:break-before="page"/>
      <style:text-properties style:font-name="Lato" fo:language="fr" fo:country="FR"/>
    </style:style>
    <style:style style:name="P12" style:family="paragraph" style:parent-style-name="TR_20_Baslik_20_3">
      <style:text-properties style:font-name="Lato" fo:language="tr" fo:country="TR"/>
    </style:style>
    <style:style style:name="P13" style:family="paragraph" style:parent-style-name="Contents_20_5">
      <style:text-properties style:font-name="Lato"/>
    </style:style>
    <style:style style:name="P14" style:family="paragraph" style:parent-style-name="Contents_20_6">
      <style:text-properties style:font-name="Lato"/>
    </style:style>
    <style:style style:name="P15" style:family="paragraph" style:parent-style-name="TR_20_Alinti">
      <style:text-properties style:font-name="Lato"/>
    </style:style>
    <style:style style:name="P16" style:family="paragraph" style:parent-style-name="TR_20_Alinti">
      <style:text-properties style:font-name="Lato" fo:language="tr" fo:country="TR"/>
    </style:style>
    <style:style style:name="P17" style:family="paragraph" style:parent-style-name="TR_20_Alinti">
      <style:text-properties style:font-name="Lato" fo:language="en" fo:country="GB"/>
    </style:style>
    <style:style style:name="P18" style:family="paragraph" style:parent-style-name="TR_20_Alinti_20_Italik">
      <style:text-properties style:font-name="Lato"/>
    </style:style>
    <style:style style:name="P19" style:family="paragraph" style:parent-style-name="TR_20_Alinti_20_Italik">
      <style:text-properties style:font-name="Lato" fo:language="tr" fo:country="TR"/>
    </style:style>
    <style:style style:name="P20" style:family="paragraph" style:parent-style-name="TR_20_Alinti_20_Italik">
      <style:text-properties style:font-name="Lato" fo:language="en" fo:country="GB"/>
    </style:style>
    <style:style style:name="P21" style:family="paragraph" style:parent-style-name="TR_20_Ana_20_Metin">
      <style:text-properties style:font-name="Lato"/>
    </style:style>
    <style:style style:name="P22" style:family="paragraph" style:parent-style-name="TR_20_Ana_20_Metin">
      <style:text-properties style:font-name="Lato" fo:language="tr" fo:country="TR"/>
    </style:style>
    <style:style style:name="P23" style:family="paragraph" style:parent-style-name="TR_20_Ana_20_Metin">
      <style:text-properties style:font-name="Lato" fo:language="tr" fo:country="TR" fo:font-weight="bold" style:font-weight-asian="bold" style:font-weight-complex="bold"/>
    </style:style>
    <style:style style:name="P24" style:family="paragraph" style:parent-style-name="TR_20_Ana_20_Metin">
      <style:text-properties style:font-name="Lato" fo:font-size="12pt" fo:language="tr" fo:country="TR" style:font-size-asian="12pt" style:font-size-complex="12pt"/>
    </style:style>
    <style:style style:name="P25" style:family="paragraph" style:parent-style-name="TR_20_Ana_20_Metin">
      <style:text-properties style:font-name="Lato" fo:language="en" fo:country="GB"/>
    </style:style>
    <style:style style:name="P26" style:family="paragraph" style:parent-style-name="TR_20_Ana_20_Metin">
      <style:text-properties style:font-name="Lato" fo:language="en" fo:country="GB" style:text-underline-style="solid" style:text-underline-width="auto" style:text-underline-color="font-color" style:font-size-complex="11pt"/>
    </style:style>
    <style:style style:name="P27" style:family="paragraph" style:parent-style-name="TR_20_Ana_20_Metin">
      <style:text-properties style:font-name="Lato" fo:language="en" fo:country="GB" fo:font-style="italic" style:font-style-asian="italic"/>
    </style:style>
    <style:style style:name="P28" style:family="paragraph" style:parent-style-name="TR_20_Ana_20_Metin">
      <style:paragraph-properties fo:text-align="center" style:justify-single-word="false"/>
      <style:text-properties style:font-name="Lato"/>
    </style:style>
    <style:style style:name="P29" style:family="paragraph" style:parent-style-name="TR_20_Ana_20_Metin">
      <style:text-properties style:font-name="Lato" fo:font-size="18pt" fo:language="tr" fo:country="TR" style:font-size-asian="18pt" style:font-name-complex="FrizQuadrataTurk" style:font-size-complex="18pt"/>
    </style:style>
    <style:style style:name="P30" style:family="paragraph" style:parent-style-name="TR_20_Ana_20_Metin">
      <style:text-properties style:font-name="Lato" fo:font-size="18pt" fo:language="en" fo:country="GB" style:font-size-asian="18pt" style:font-name-complex="FrizQuadrataTurk" style:font-size-complex="18pt"/>
    </style:style>
    <style:style style:name="P31" style:family="paragraph" style:parent-style-name="TR_20_Ana_20_Metin">
      <style:text-properties style:font-name="Lato" fo:font-size="18pt" fo:language="en" fo:country="GB" fo:font-weight="bold" style:font-size-asian="18pt" style:font-weight-asian="bold" style:font-name-complex="FrizQuadrataTurk" style:font-size-complex="18pt" style:font-weight-complex="bold"/>
    </style:style>
    <style:style style:name="P32" style:family="paragraph" style:parent-style-name="TR_20_Ana_20_Metin">
      <style:text-properties style:font-name="Lato" fo:font-size="18pt" fo:font-weight="bold" style:font-size-asian="18pt" style:font-weight-asian="bold" style:font-name-complex="FrizQuadrataTurk" style:font-size-complex="18pt" style:font-weight-complex="bold"/>
    </style:style>
    <style:style style:name="P33" style:family="paragraph" style:parent-style-name="TR_20_Ana_20_Metin">
      <style:text-properties style:font-name="Lato" fo:letter-spacing="0.018cm" style:font-size-complex="11pt"/>
    </style:style>
    <style:style style:name="P34" style:family="paragraph" style:parent-style-name="TR_20_Ana_20_Metin">
      <style:text-properties style:font-name="Lato" fo:font-style="italic" style:font-style-asian="italic"/>
    </style:style>
    <style:style style:name="P35" style:family="paragraph" style:parent-style-name="TR_20_Ana_20_Metin">
      <style:text-properties style:font-name="Lato" fo:language="fr" fo:country="FR"/>
    </style:style>
    <style:style style:name="P36" style:family="paragraph" style:parent-style-name="TR_20_Ana_20_Metin">
      <style:text-properties style:font-name="Lato" fo:font-size="15pt" fo:font-style="italic" style:font-size-asian="15pt" style:font-style-asian="italic" style:font-size-complex="15pt" style:font-style-complex="italic"/>
    </style:style>
    <style:style style:name="P37" style:family="paragraph" style:parent-style-name="TR_20_Ana_20_Metin">
      <style:text-properties style:text-position="super 58%" style:font-name="Lato" fo:font-style="italic" style:font-style-asian="italic" style:font-style-complex="italic"/>
    </style:style>
    <style:style style:name="P38" style:family="paragraph" style:parent-style-name="TR_20_Ana_20_Metin">
      <style:text-properties style:text-position="super 58%" style:font-name="Lato" fo:font-size="10pt" style:font-size-asian="10pt"/>
    </style:style>
    <style:style style:name="P39" style:family="paragraph" style:parent-style-name="TR_20_Ana_20_Metin">
      <style:text-properties style:text-position="super 58%" style:font-name="Lato" fo:font-size="10pt" fo:language="tr" fo:country="TR" style:font-size-asian="10pt"/>
    </style:style>
    <style:style style:name="P40" style:family="paragraph" style:parent-style-name="TR_20_Ana_20_Metin_20_Bold">
      <style:text-properties style:font-name="Lato"/>
    </style:style>
    <style:style style:name="P41" style:family="paragraph" style:parent-style-name="TR_20_Ana_20_Metin_20_Bold">
      <style:paragraph-properties fo:text-align="center" style:justify-single-word="false"/>
      <style:text-properties style:font-name="Lato"/>
    </style:style>
    <style:style style:name="P42" style:family="paragraph" style:parent-style-name="TR_20_Ana_20_Metin_20_Italik">
      <style:text-properties style:font-name="Lato"/>
    </style:style>
    <style:style style:name="P43" style:family="paragraph" style:parent-style-name="TR_20_Ayet">
      <style:text-properties style:font-name="Lato"/>
    </style:style>
    <style:style style:name="P44" style:family="paragraph" style:parent-style-name="TR_20_Ayet">
      <style:text-properties style:font-name="Lato" fo:language="tr" fo:country="TR"/>
    </style:style>
    <style:style style:name="P45" style:family="paragraph" style:parent-style-name="TR_20_Ayet">
      <style:text-properties style:font-name="Lato" fo:language="en" fo:country="GB"/>
    </style:style>
    <style:style style:name="P46" style:family="paragraph" style:parent-style-name="TR_20_Baslik_20_2">
      <style:text-properties style:font-name="Lato"/>
    </style:style>
    <style:style style:name="P47" style:family="paragraph" style:parent-style-name="TR_20_Baslik_20_2">
      <style:text-properties style:font-name="Lato" fo:language="tr" fo:country="TR"/>
    </style:style>
    <style:style style:name="P48" style:family="paragraph" style:parent-style-name="TR_20_Baslik_20_2">
      <style:text-properties style:font-name="Lato" fo:language="en" fo:country="GB"/>
    </style:style>
    <style:style style:name="P49" style:family="paragraph" style:parent-style-name="TR_20_Baslik_20_4">
      <style:text-properties style:font-name="Lato"/>
    </style:style>
    <style:style style:name="P50" style:family="paragraph" style:parent-style-name="TR_20_Baslik_20_4">
      <style:text-properties style:font-name="Lato" fo:language="tr" fo:country="TR"/>
    </style:style>
    <style:style style:name="P51" style:family="paragraph" style:parent-style-name="TR_20_Baslik_20_4">
      <style:text-properties style:font-name="Lato" fo:language="en" fo:country="GB"/>
    </style:style>
    <style:style style:name="P52" style:family="paragraph" style:parent-style-name="tr_20_son_20_ayet">
      <style:text-properties style:font-name="Lato"/>
    </style:style>
    <style:style style:name="P53" style:family="paragraph" style:parent-style-name="TR_20_Kitap_20_Adi" style:master-page-name="Standard">
      <style:paragraph-properties style:page-number="auto"/>
      <style:text-properties style:font-name="Lato"/>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weight="bold" style:font-name-asian="Times New Roman" style:font-weight-asian="bold"/>
    </style:style>
    <style:style style:name="T5" style:family="text">
      <style:text-properties fo:language="tr" fo:country="TR" fo:font-weight="bold" style:font-name-asian="Times New Roman" style:font-weight-asian="bold" style:font-weight-complex="bold"/>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style:font-name-asian="Times New Roman"/>
    </style:style>
    <style:style style:name="T8" style:family="text">
      <style:text-properties fo:language="tr" fo:country="TR" fo:font-style="italic" style:font-style-asian="italic" style:font-style-complex="italic"/>
    </style:style>
    <style:style style:name="T9" style:family="text">
      <style:text-properties fo:language="tr" fo:country="TR" fo:font-style="italic" style:font-name-asian="Times New Roman" style:font-style-asian="italic" style:font-style-complex="italic"/>
    </style:style>
    <style:style style:name="T10" style:family="text">
      <style:text-properties fo:language="tr" fo:country="TR" style:font-weight-complex="bold"/>
    </style:style>
    <style:style style:name="T11" style:family="text">
      <style:text-properties fo:language="tr" fo:country="TR" style:font-name-complex="Menlo Bold"/>
    </style:style>
    <style:style style:name="T12" style:family="text">
      <style:text-properties fo:language="en" fo:country="GB"/>
    </style:style>
    <style:style style:name="T13" style:family="text">
      <style:text-properties fo:language="en" fo:country="GB" fo:font-weight="bold" style:font-weight-asian="bold"/>
    </style:style>
    <style:style style:name="T14" style:family="text">
      <style:text-properties fo:language="en" fo:country="GB" fo:font-weight="bold" style:font-weight-asian="bold" style:font-weight-complex="bold"/>
    </style:style>
    <style:style style:name="T15" style:family="text">
      <style:text-properties fo:language="en" fo:country="GB" style:font-name-asian="Times New Roman"/>
    </style:style>
    <style:style style:name="T16" style:family="text">
      <style:text-properties fo:language="en" fo:country="GB" fo:font-style="italic" style:font-style-asian="italic"/>
    </style:style>
    <style:style style:name="T17" style:family="text">
      <style:text-properties fo:language="en" fo:country="GB" style:font-name-complex="Zapf Dingbats"/>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font-name-asian="Times New Roman" style:font-weight-asian="bold"/>
    </style:style>
    <style:style style:name="T21" style:family="text">
      <style:text-properties fo:font-weight="bold" style:font-name-asian="Times New Roman" style:font-weight-asian="bold" style:font-weight-complex="bold"/>
    </style:style>
    <style:style style:name="T22" style:family="text">
      <style:text-properties style:font-name-asian="Times New Roman"/>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letter-spacing="0.018cm"/>
    </style:style>
    <style:style style:name="T26" style:family="text">
      <style:text-properties fo:letter-spacing="0.018cm" fo:language="tr" fo:country="TR"/>
    </style:style>
    <style:style style:name="T27" style:family="text">
      <style:text-properties style:text-position="super 58%" fo:language="en" fo:country="GB"/>
    </style:style>
    <style:style style:name="T28" style:family="text">
      <style:text-properties style:text-position="super 58%" fo:font-size="10pt" style:font-size-asian="10pt"/>
    </style:style>
    <style:style style:name="T29" style:family="text">
      <style:text-properties style:text-position="super 58%" fo:font-size="10pt" fo:language="tr" fo:country="TR" style:font-size-asian="10pt"/>
    </style:style>
    <style:style style:name="T30" style:family="text">
      <style:text-properties style:text-position="super 58%" fo:language="tr" fo:country="TR"/>
    </style:style>
    <style:style style:name="T31" style:family="text">
      <style:text-properties style:text-position="super 58%" style:font-name="Lato" fo:font-size="10pt" fo:language="tr" fo:country="TR" style:font-size-asian="10pt"/>
    </style:style>
    <style:style style:name="T32" style:family="text">
      <style:text-properties fo:letter-spacing="-0.009cm" fo:language="tr" fo:country="TR"/>
    </style:style>
    <style:style style:name="T33" style:family="text">
      <style:text-properties fo:letter-spacing="-0.026cm" fo:language="tr" fo:country="TR"/>
    </style:style>
    <style:style style:name="T34" style:family="text">
      <style:text-properties fo:letter-spacing="-0.018cm" fo:language="tr" fo:country="TR"/>
    </style:style>
    <style:style style:name="T35" style:family="text">
      <style:text-properties fo:letter-spacing="-0.018cm" fo:language="tr" fo:country="TR" fo:font-weight="bold" style:font-weight-asian="bold" style:font-weight-complex="bold"/>
    </style:style>
    <style:style style:name="T36" style:family="text">
      <style:text-properties fo:font-size="7.5pt" style:font-size-asian="7.5pt" style:font-size-complex="7.5pt"/>
    </style:style>
    <style:style style:name="T37" style:family="text">
      <style:text-properties fo:font-size="7.5pt" fo:language="en" fo:country="GB" style:font-size-asian="7.5pt" style:font-size-complex="7.5pt"/>
    </style:style>
    <style:style style:name="T38" style:family="text">
      <style:text-properties style:font-name="MGillSans" fo:font-size="7.5pt" style:font-size-asian="7.5pt" style:font-name-complex="MGillSans" style:font-size-complex="7.5pt"/>
    </style:style>
    <style:style style:name="T39" style:family="text">
      <style:text-properties style:font-name="MGillSans" fo:font-size="7.5pt" fo:language="en" fo:country="GB" style:font-size-asian="7.5pt" style:font-name-complex="MGillSans" style:font-size-complex="7.5pt"/>
    </style:style>
    <style:style style:name="T40" style:family="text">
      <style:text-properties style:font-name-complex="Zapf Dingbats"/>
    </style:style>
    <style:style style:name="T41" style:family="text">
      <style:text-properties style:font-name-complex="Menlo Bold"/>
    </style:style>
    <style:style style:name="T42" style:family="text">
      <style:text-properties style:font-name-complex="Helvetica"/>
    </style:style>
    <style:style style:name="T43" style:family="text">
      <style:text-properties style:font-name="Lato"/>
    </style:style>
    <style:style style:name="T44" style:family="text">
      <style:text-properties style:font-name="Lato" fo:language="tr" fo:country="TR"/>
    </style:style>
    <style:style style:name="T45" style:family="text">
      <style:text-properties style:font-name="Lato" fo:language="tr" fo:country="TR" fo:font-weight="bold" style:font-weight-asian="bold" style:font-weight-complex="bold"/>
    </style:style>
    <style:style style:name="T46" style:family="text">
      <style:text-properties style:font-name="Lato" fo:letter-spacing="-0.009cm" fo:language="tr" fo:country="TR"/>
    </style:style>
    <style:style style:name="T47" style:family="text">
      <style:text-properties style:font-name="Lato" fo:letter-spacing="-0.018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VRAT'TAN HİKMETLER VE GÜZEL ÖĞÜTLER</text:h>
      <text:p text:style-name="P21"/>
      <text:p text:style-name="P21"/>
      <text:p text:style-name="P3">HARUN YAHYA (ADNAN OKTAR)</text:p>
      <text:p text:style-name="P22"/>
      <text:p text:style-name="P22"/>
      <text:h text:style-name="P9" text:outline-level="1">YAZAR VE ESERLERİ HAKKINDA</text:h>
      <text:p text:style-name="P24"/>
      <text:p text:style-name="P22"/>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Harun Yahya'nın eserleri yaklaşık 30.000 resmin yer aldığı toplam 45.000 sayfalık bir külliyattır ve bu külliyat 60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2">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2"/>
      <text:p text:style-name="P22"/>
      <text:h text:style-name="P9" text:outline-level="1">OKUYUCUYA</text:h>
      <text:p text:style-name="P22"/>
      <text:p text:style-name="P22"/>
      <text:p text:style-name="P21"><text:span text:style-name="T40"></text:span>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1"><text:span text:style-name="T40"></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1"><text:span text:style-name="T40"></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1"><text:span text:style-name="T40"></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1"><text:span text:style-name="T40"></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1"><text:span text:style-name="T40"></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1"><text:span text:style-name="T17"></text:span><text:span text:style-name="T12">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25"/>
      <text:p text:style-name="P21"/>
      <text:p text:style-name="P28"><text:span text:style-name="T12">Bu kitapta kullanılan ayetler, Ali Bulaç'ın hazırladığı<text:line-break/></text:span>"Kur'an-ı Kerim ve Türkçe Anlamı" isimli mealden alınmıştır.</text:p>
      <text:p text:style-name="P25"/>
      <text:p text:style-name="P28"><text:soft-page-break/>Birinci Baskı:<text:span text:style-name="T41"> </text:span>Şubat 2008 / İkinci Baskı: Temmuz 2009<text:line-break/>Üçüncü Baskı: Eylül 2011</text:p>
      <text:p text:style-name="P21"/>
      <text:p text:style-name="P41">ARAŞTIRMA YAYINCILIK</text:p>
      <text:p text:style-name="P28">Kayışdağı Mah. Değirmen Sok. No: 3</text:p>
      <text:p text:style-name="P28">Ataşehir / İSTANBUL</text:p>
      <text:p text:style-name="P28">Tel: (0 216) 6600059</text:p>
      <text:p text:style-name="P28">Baskı: Seçil Ofset</text:p>
      <text:p text:style-name="P28">100. Yıl Mahallesi MAS-SİT Matbaacılar Sitesi</text:p>
      <text:p text:style-name="P28">4. Cadde No: 77 Bağcılar-İstanbul Tel: (0 212) 629 06 15</text:p>
      <text:p text:style-name="P21"/>
      <text:p text:style-name="P41">www.harunyahya.org - www.harunyahya.net</text:p>
      <text:p text:style-name="P21"/>
      <text:p text:style-name="P21"/>
      <text:h text:style-name="P8" text:outline-level="1">İÇİNDEKİLER</text:h>
      <text:p text:style-name="P21"/>
      <text:p text:style-name="P21"/>
      <text:h text:style-name="P13" text:outline-level="1">ÖNSÖZ: MÜSLÜMANLARIN TEVRAT'A BAKIŞ AÇISIYLA<text:line-break/>İLGİLİ ÖNEMLİ AÇIKLAMA<text:tab/>12</text:h>
      <text:h text:style-name="P13" text:outline-level="1">GİRİŞ: MUHARREF TEVRAT'IN İÇİNDE GİZLENEN <text:line-break/>HAK KİTAP<text:tab/>14</text:h>
      <text:h text:style-name="P14" text:outline-level="1">Muharref Tevrat'ın İçindeki Güzel Ve Hikmekli Açıklamaları, <text:line-break/>İmanın Nuru ile Görmek<text:tab/>14</text:h>
      <text:h text:style-name="P14" text:outline-level="1">Tevrat'ta Ahiret İnancının Olmaması, <text:line-break/>Muharref Bir Kitap Olduğunun Göstergesidir<text:tab/>20</text:h>
      <text:h text:style-name="P14" text:outline-level="1">Hz. Mehdi Muharref Tevrat'ın İçinden Hak Tevrat'ı Çıkaracaktır<text:tab/>24</text:h>
      <text:h text:style-name="P13" text:outline-level="1">TEVRAT'TA ALLAH SEVGİSİ<text:tab/>29</text:h>
      <text:h text:style-name="P13" text:outline-level="1">TEVRAT'TA ALLAH KORKUSU<text:tab/>32</text:h>
      <text:h text:style-name="P13" text:outline-level="1">TEVRAT'TA ALLAH'A YAKINLIK VE İMAN DERİNLİĞİ<text:tab/>43</text:h>
      <text:h text:style-name="P14" text:outline-level="1">Tevrat'ta Allah'a Yakınlık<text:tab/>43</text:h>
      <text:h text:style-name="P14" text:outline-level="1">Tevrat'ta Allah'a Bağlılık ve Sadakat<text:tab/>47</text:h>
      <text:h text:style-name="P14" text:outline-level="1">Tevrat'ta Allah'a Saygı Göstermek<text:tab/>49</text:h>
      <text:h text:style-name="P14" text:outline-level="1">Tevrat'ta İman Coşkusu ve Sevinci<text:tab/>50</text:h>
      <text:h text:style-name="P14" text:outline-level="1">Tevrat'ta Derin Düşünmenin Önemi<text:tab/>59</text:h>
      <text:h text:style-name="P14" text:outline-level="1">Tevrat'ta İman Hakikatlerini Teşvik Eden İzahlar<text:tab/>62</text:h>
      <text:h text:style-name="P14" text:outline-level="1">Tevrat'ta Dünya Hayatının Geçiciliği Üzerine İzahlar <text:tab/>65</text:h>
      <text:h text:style-name="P13" text:outline-level="1">TEVRAT'TA ALLAH'IN SIFATLARI<text:tab/>70</text:h>
      <text:h text:style-name="P14" text:outline-level="1">Tevrat'ta Allah'ın Birliği<text:tab/>70</text:h>
      <text:h text:style-name="P14" text:outline-level="1">Tevrat'ta Allah'ın Ezeli ve Ebedi Olması<text:tab/>73</text:h>
      <text:h text:style-name="P14" text:outline-level="1">Tevrat'ta Allah'ın Herşeyin Yaratıcısı Olması<text:tab/>74</text:h>
      <text:h text:style-name="P14" text:outline-level="1">Tevrat'ta Allah'ın Herşeyi Gören, İşiten ve Bilen Olması<text:tab/>80</text:h>
      <text:h text:style-name="P14" text:outline-level="1">Tevrat'ta Allah'ın Tek Güç ve İrade Sahibi Olması<text:tab/>82</text:h>
      <text:h text:style-name="P14" text:outline-level="1">Tevrat'ta Allah'ın İnsana Ruh Vermesi<text:tab/>84</text:h>
      <text:h text:style-name="P14" text:outline-level="1">Tevrat'ta Allah'ın Sonsuz Adalet Sahibi Olması<text:tab/>86</text:h>
      <text:h text:style-name="P14" text:outline-level="1"><text:soft-page-break/>Tevrat'ta Allah'ın Seven, Merhamet Sahibi ve Bağışlayan Olması<text:tab/>90</text:h>
      <text:h text:style-name="P14" text:outline-level="1">Tevrat'ta Allah'ın Her An Her Yerde Olması<text:tab/>94</text:h>
      <text:h text:style-name="P14" text:outline-level="1">Tevrat'ta Allah'ın Rızık Veren Olması<text:tab/>95</text:h>
      <text:h text:style-name="P14" text:outline-level="1">Tevrat'ta Allah'ın Egemenliğinin Herşeyi Kuşatması<text:tab/>97</text:h>
      <text:h text:style-name="P14" text:outline-level="1">Tevrat'ta Allah'ın Her Türlü Eksiklikten Münezzeh Olması<text:tab/>99</text:h>
      <text:h text:style-name="P13" text:outline-level="1">TEVRAT'TA AHİRETE İMAN<text:tab/>100</text:h>
      <text:h text:style-name="P14" text:outline-level="1">Tevrat'ta Yeniden Diriliş<text:tab/>100</text:h>
      <text:h text:style-name="P14" text:outline-level="1">Tevrat'ta Kıyamet Günü<text:tab/>101</text:h>
      <text:h text:style-name="P14" text:outline-level="1">Tevrat'ta Hesap Günü<text:tab/>103</text:h>
      <text:h text:style-name="P14" text:outline-level="1">Tevrat'ta Cehennem<text:tab/>105</text:h>
      <text:h text:style-name="P14" text:outline-level="1">Tevrat'ta Cennet<text:tab/>108</text:h>
      <text:h text:style-name="P13" text:outline-level="1">TEVRAT'TA İMANIN GEREKLERİ<text:tab/>112</text:h>
      <text:h text:style-name="P14" text:outline-level="1">Tevrat'ta Allah'a Şirk Koşmadan İman Etmek<text:tab/>112</text:h>
      <text:h text:style-name="P14" text:outline-level="1">Tevrat'ta Allah'a Şükretmek<text:tab/>115</text:h>
      <text:h text:style-name="P14" text:outline-level="1">Tevrat'ta Tevekkül Etmek<text:tab/>119</text:h>
      <text:h text:style-name="P14" text:outline-level="1">Tevrat'ta Allah'ın Emirlerine Uymak<text:tab/>130</text:h>
      <text:h text:style-name="P14" text:outline-level="1">Tevrat'ta Vicdana Uymak<text:tab/>140</text:h>
      <text:h text:style-name="P14" text:outline-level="1">Tevrat'ta Zamansızlık ve Kadere İman<text:tab/>141</text:h>
      <text:h text:style-name="P14" text:outline-level="1">Tevrat'ta Duanın Önemi<text:tab/>144</text:h>
      <text:h text:style-name="P14" text:outline-level="1">Tevrat'ta Meleklere İman<text:tab/>150</text:h>
      <text:h text:style-name="P13" text:outline-level="1">TEVRAT'TA TAVSİYE EDİLEN <text:line-break/>GÜZEL AHLAK ÖZELLİKLERİ<text:tab/>154</text:h>
      <text:h text:style-name="P14" text:outline-level="1">Tevrat'ta Alçakgönüllü Olmak; Gurur ve Kibirden Sakınmak<text:tab/>154</text:h>
      <text:h text:style-name="P14" text:outline-level="1">Tevrat'ta Affedicilik<text:tab/>164</text:h>
      <text:h text:style-name="P14" text:outline-level="1">Tevrat'ta Şefkat ve Merhamet<text:tab/>165</text:h>
      <text:h text:style-name="P14" text:outline-level="1">Tevrat'ta Adaletle Hükmetmek, Hakkı Savunmak<text:tab/>170 </text:h>
      <text:h text:style-name="P14" text:outline-level="1">Tevrat'ta Yardımseverlik<text:tab/>177 </text:h>
      <text:h text:style-name="P14" text:outline-level="1">Tevrat'ta İyilikte Bulunmak, Kötülükten Sakınmak<text:tab/>179</text:h>
      <text:h text:style-name="P14" text:outline-level="1">Tevrat'ta Doğruluk ve Dürüstlük<text:tab/>182</text:h>
      <text:h text:style-name="P14" text:outline-level="1">Tevrat'ta Sabırlı Olmak<text:tab/>186</text:h>
      <text:h text:style-name="P14" text:outline-level="1">Tevrat'ta Sadakat<text:tab/>187</text:h>
      <text:h text:style-name="P14" text:outline-level="1"><text:soft-page-break/>Tevrat'ta Zorbalıktan Sakınmak<text:tab/>190</text:h>
      <text:h text:style-name="P14" text:outline-level="1">Tevrat'ta Barış ve Dostluğa Verilen Önem<text:tab/>192</text:h>
      <text:h text:style-name="P14" text:outline-level="1">Tevrat'ta Akıl ve Hikmete Verilen Önem<text:tab/>197</text:h>
      <text:h text:style-name="P14" text:outline-level="1">Tevrat'ta Cömert Olmak, Cimrilikten Kaçınmak<text:tab/>210</text:h>
      <text:h text:style-name="P14" text:outline-level="1">Tevrat'ta Maddi Güce Değil, Sadece Allah'a Güvenmek<text:tab/>212</text:h>
      <text:h text:style-name="P14" text:outline-level="1">Tevrat'ta Haksız Kazançtan Kaçınmak<text:tab/>214</text:h>
      <text:h text:style-name="P14" text:outline-level="1">Tevrat'ta Tembellikten Sakınmak, Çalışkan Olmak<text:tab/>217</text:h>
      <text:h text:style-name="P14" text:outline-level="1">Tevrat'ta Alaycılıktan Kaçınmak<text:tab/>218</text:h>
      <text:h text:style-name="P14" text:outline-level="1">Tevrat'ta Hüzne Kapılmamak, Allah'a İmanla Huzur Bulmak<text:tab/>220</text:h>
      <text:h text:style-name="P14" text:outline-level="1">Tevrat'ta Ruh Temizliği<text:tab/>223</text:h>
      <text:h text:style-name="P14" text:outline-level="1">Tevrat'ta Allah'ın Mutluluk Vadettiği Kulları<text:tab/>228</text:h>
      <text:h text:style-name="P13" text:outline-level="1">TEVRAT'TA ALLAH'I ANMAK VE <text:line-break/>GÜZEL SÖZ SÖYLEMENİN ÖNEMİ<text:tab/>232</text:h>
      <text:h text:style-name="P14" text:outline-level="1">Tevrat'ta Allah'ı Anmak<text:tab/>232</text:h>
      <text:h text:style-name="P14" text:outline-level="1">Tevrat'ta Doğru Söz Söylemek<text:tab/>235</text:h>
      <text:h text:style-name="P14" text:outline-level="1">Tevrat'ta Hikmetli ve Özlü Konuşmak<text:tab/>239</text:h>
      <text:h text:style-name="P14" text:outline-level="1">Tevrat'ta Kötü Sözden Kaçınmak, Güzel Sözlü Olmak<text:tab/>241</text:h>
      <text:h text:style-name="P14" text:outline-level="1">Tevrat'ta İyiliğe Çağırmak, Kötülükten Men Etmek<text:tab/>242</text:h>
      <text:h text:style-name="P14" text:outline-level="1">Tevrat'ta Boş Söz Söylemekten Kaçınmak<text:tab/>244</text:h>
      <text:h text:style-name="P14" text:outline-level="1">Tevrat'ta Dedikodudan Kaçınmak<text:tab/>244</text:h>
      <text:h text:style-name="P14" text:outline-level="1">Tevrat'ta Tavsiye Edilen Diğer Konuşma Şekilleri<text:tab/>245</text:h>
      <text:h text:style-name="P13" text:outline-level="1">TEVRAT'TA KURAN'A UYGUN EMİR VE YASAKLAR<text:tab/>248</text:h>
      <text:h text:style-name="P14" text:outline-level="1">Yalan Söylememek<text:tab/>248</text:h>
      <text:h text:style-name="P14" text:outline-level="1">Hırsızlık Yapmamak<text:tab/>249</text:h>
      <text:h text:style-name="P14" text:outline-level="1">Domuz Eti Yememek<text:tab/>249</text:h>
      <text:h text:style-name="P14" text:outline-level="1">Faizle Para Kullanmamak<text:tab/>250</text:h>
      <text:h text:style-name="P14" text:outline-level="1">Fal, Büyü Gibi İşlerle Uğraşmamak<text:tab/>250</text:h>
      <text:h text:style-name="P14" text:outline-level="1">Rüşvet Almamak<text:tab/>252</text:h>
      <text:h text:style-name="P14" text:outline-level="1">Hile Yapmamak<text:tab/>253</text:h>
      <text:h text:style-name="P14" text:outline-level="1">Cinayet İşlememek<text:tab/>253</text:h>
      <text:h text:style-name="P14" text:outline-level="1">Zina Yapmamak<text:tab/>254</text:h>
      <text:h text:style-name="P14" text:outline-level="1"><text:soft-page-break/>Eşcinselliğin Yasaklanması<text:tab/>255</text:h>
      <text:h text:style-name="P14" text:outline-level="1">Kanın Yasak Olması<text:tab/>255</text:h>
      <text:h text:style-name="P14" text:outline-level="1">Ölü Hayvan Etinin Yasak Olması<text:tab/>256</text:h>
      <text:h text:style-name="P13" text:outline-level="1">TEVRAT'TA KURAN'A UYGUN İBADETLER<text:tab/>257</text:h>
      <text:h text:style-name="P14" text:outline-level="1">Tevrat'ta Kıyam (Ayakta Durmak)<text:tab/>257</text:h>
      <text:h text:style-name="P14" text:outline-level="1">Tevrat'ta Rüku (Dizlere Eğilmek)<text:tab/>257</text:h>
      <text:h text:style-name="P14" text:outline-level="1">Tevrat'ta Secde (Yere Kapanmak)<text:tab/>258</text:h>
      <text:h text:style-name="P14" text:outline-level="1">Tevrat'ta Ka'de (Secdeden Sonra Oturuş)<text:tab/>260</text:h>
      <text:h text:style-name="P14" text:outline-level="1">Tevrat'ta Oruç<text:tab/>262</text:h>
      <text:h text:style-name="P14" text:outline-level="1">Tevrat'ta Zekat-Sadaka İbadeti<text:tab/>264</text:h>
      <text:h text:style-name="P14" text:outline-level="1">Tevrat'ta Abdest <text:tab/>265</text:h>
      <text:h text:style-name="P13" text:outline-level="1">TEVRAT'TA PEYGAMBERİMİZ (SAV)'İN SÜNNETİNE <text:line-break/>UYGUN UYGULAMALAR<text:tab/>266</text:h>
      <text:h text:style-name="P14" text:outline-level="1">Tevrat'ta Tarif Edilen Kıyafet Şekilleri<text:tab/>269</text:h>
      <text:h text:style-name="P14" text:outline-level="1">Tevrat'ta Temizliğe Verilen Önem<text:tab/>276</text:h>
      <text:h text:style-name="P14" text:outline-level="1">Tevrat'ta Dikkat Çekilen Yiyecek ve İçecekler<text:tab/>285</text:h>
      <text:h text:style-name="P14" text:outline-level="1">Tevrat'ta Peygamberimiz (sav)'in Sünnetine Uygun Diğer Uygulamalar<text:tab/>296</text:h>
      <text:h text:style-name="P13" text:outline-level="1">KURAN VE TEVRAT'TAKİ BENZER İFADELERİN <text:line-break/>BİR KISMI<text:tab/>298</text:h>
      <text:h text:style-name="P13" text:outline-level="1">EK BÖLÜM<text:tab/>328</text:h>
      <text:h text:style-name="P13" text:outline-level="1">TEVRAT'TA ALLAH'IN YARATIĞI GÜZELLİKLERDEN <text:line-break/>ÖRNEKLER<text:tab/>414</text:h>
      <text:h text:style-name="P13" text:outline-level="1">TEVRAT'TA EVRENDEKİ DÜZEN VE YARATILIŞ<text:tab/>420</text:h>
      <text:h text:style-name="P13" text:outline-level="1">TEVRAT'TA SANAT VE MİMARİ<text:tab/>427</text:h>
      <text:h text:style-name="P13" text:outline-level="1">EK BÖLÜM:<text:line-break/>EVRİM YANILGISI<text:tab/>448</text:h>
      <text:p text:style-name="P21"/>
      <text:p text:style-name="P21"/>
      <text:h text:style-name="P8" text:outline-level="1">ÖNSÖZ: <text:line-break/>MÜSLÜMANLARIN TEVRAT VE İNCİL'E BAKIŞ AÇISIYLA İLGİLİ ÖNEMLİ AÇIKLAMA</text:h>
      <text:p text:style-name="P25"/>
      <text:p text:style-name="P25"/>
      <text:p text:style-name="P21">Allah Kuran'da Müslümanların, Peygamber Efendimiz Hz. Muhammed (sav)'e ve ondan önce gönderilmiş olan tüm peygamberlere ve bu peygamberlere indirilenlere iman ettiklerini bildirmektedir. Bakara Suresi'nin 4. ayetinde Rabbimiz Müslümanlar için <text:span text:style-name="T3">"Onlar, sana indirilene, senden önce indirilenlere iman ederler..."</text:span> buyurmaktadır. </text:p>
      <text:p text:style-name="P21">Kuran'da bildirildiği gibi İncil, Tevrat, Zebur ve Hz. İbrahim'in sayfaları geçmişte yaşamış olan peygamberlere indirilmiş kitaplardır. Bu kitapların bir kısmı yok olmuş, bir kısmı da tahrif olmuş veya değiştirilmiştir. Fakat buna rağmen içlerinde, hak dine ait birçok gerçek ve doğru izah yer almaktadır. Müslümanlar bu kitapları Kuran'a ve sünnete göre değerlendirip, ayetlere ve hadislere uygun olan izahların doğru olduğuna hüsn-ü zan ederler. Dolayısıyla, Kuran'a uygun, sünnete mutabık Tevrat ve İncil izahları Müslümanların istifade edebilecekleri izahlardır. Ancak temel şart, bu izahların Kuran ayetlerine ve hadislere uygun olmasıdır. </text:p>
      <text:p text:style-name="P21">Allah bu kitapların, gönderildikleri toplumlarda insanlar için yol gösterici olduklarını bildirmiştir. Ayetlerde şöyle buyrulmaktadır:</text:p>
      <text:p text:style-name="P43">O, sana Kitabı hak ve kendinden öncekileri doğrulayıcı olarak indirdi. O, Tevrat'ı ve İncil'i de indirmişti. Bundan (Kur'an'dan) önce (onlar) insanlar için bir hidayet idiler... (Al-i İmran Suresi, 3-4)</text:p>
      <text:p text:style-name="P21">Bir diğer ayette Tevrat için şu şekilde bildirilmektedir:</text:p>
      <text:p text:style-name="P43">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Maide Suresi, 44)</text:p>
      <text:p text:style-name="P21">Okumakta olduğunuz bu kitapta da, Tevrat'ta yer alan izahlardan bozulmuş, dejenere edilmiş kısımlar ele alınmamış, sadece Kuran'a ve Peygamberimiz (sav)'in hadislerine uygun izahlar kullanılmıştır. Ancak yine de Tevrat'taki Allah'ın Zatına yönelik bazı teşbihli (benzetmeli) anlatım şekilleri, Kuran'daki üsluptan farklılık göstermektedir. Yüce Rabbimiz her türlü eksiklikten münezzehtir ve O'nun hiçbir benzeri yoktur. Bu bakımdan, bir kısım Tevrat pasajlarına şerh (açıklama) eklemiştir.</text:p>
      <text:p text:style-name="P21"/>
      <text:p text:style-name="P21"/>
      <text:h text:style-name="P9" text:outline-level="1">GİRİŞ:<text:line-break/>MUHARREF TEVRAT'IN İÇİNDE GİZLENEN HAK KİTAP</text:h>
      <text:p text:style-name="P22"/>
      <text:p text:style-name="P22"/>
      <text:h text:style-name="P47" text:outline-level="2">Muharref Tevrat'ın İçindeki Güzel ve Hikmetli Açıklamaları, İmanın Nuru ile Görmek</text:h>
      <text:p text:style-name="P22">Tevrat, Allah'ın Hz. Musa'ya vahyettiği mübarek bir kitaptır. Allah, bir Kuran ayetinde Tevrat'ın "nur" olarak indirildiğini bildirmektedir: </text:p>
      <text:p text:style-name="P43"><text:span text:style-name="T1">Gerçek şu ki, </text:span><text:span text:style-name="T6">Biz Tevrat'ı, içinde bir hidayet ve nur olarak indirdik.</text:span><text:span text:style-name="T1"> Teslim olmuş peygamberler, Yahudilere onunla hükmederlerdi. Bilgin-yöneticiler (Rabbaniyun) ve yüksek bilginler de (Ahbar), Allah'ın kitabını korumakla görevli kılındıklarından ve onun üzerine şahidler olduklarından (onunla hükmederlerdi)... (Maide Suresi, 44)</text:span></text:p>
      <text:p text:style-name="P22">En'am Suresi'nde ise Hz. Musa'ya indirilen kitabın, "hidayet ve rahmet" olduğu şöyle bildirilmektedir:</text:p>
      <text:p text:style-name="P43"><text:span text:style-name="T1">Sonra Biz Musa'ya iyilik yapanların üzerinde (nimetimizi) tamamlamak </text:span><text:span text:style-name="T6">herşeyi ayrı ayrı açıklamak ve bir hidayet ve rahmet olarak Kitabı verdik.</text:span><text:span text:style-name="T1"> Umulur ki, Rablerine kavuşacaklarına inanırlar. (En'am Suresi, 154)</text:span></text:p>
      <text:p text:style-name="P21"><text:span text:style-name="T1">Ayrıca Kuran'da Musa'ya vahyedilen kitabın, insanlara </text:span><text:span text:style-name="T3">"yol gösterici"</text:span><text:span text:style-name="T1"> kılındığı (Secde Suresi, 23); </text:span><text:span text:style-name="T3">"bir rehber ve bir rahmet"</text:span><text:span text:style-name="T1"> olduğu (Ahkaf Suresi, 12);</text:span><text:span text:style-name="T3"> </text:span><text:span text:style-name="T1">onları </text:span><text:span text:style-name="T3">"karanlıklardan nura çıkarması"</text:span><text:span text:style-name="T1"> için indirildiği (İbrahim Suresi, 5); </text:span><text:span text:style-name="T3">"Rablerinden korkanlar için bir hidayet ve bir rahmet"</text:span><text:span text:style-name="T1"> olduğu (A'raf Suresi, 154) ve bu kitapta </text:span><text:span text:style-name="T3">"herşeyden bir öğüt ve herşeyin yeterli bir açıklaması"</text:span><text:span text:style-name="T1"> olduğu (A'raf Suresi, 145) bildirilmektedir. </text:span></text:p>
      <text:p text:style-name="P22">Günümüzdeki Tevrat, Kuran ayetleri ve Peygamber Efendimiz (sav)'in hadisleri ile birlikte incelendiğinde, içinde hak dine ait pek çok konunun korunduğu, birçok güzel ve hikmetli açıklamalar içerdiği görülür. Allah'ın birliği, Allah korkusu, Allah sevgisi, Allah'a itaat ve teslimiyet, şükür ve dua, iman çoşkusu ve sevinci, yeniden diriliş, kıyamet günü gibi inanç esaslarının, muharref Tevrat'ın içinde, dağınık da olsa yer aldığı görülmektedir. Ayrıca günümüzdeki Tevrat'ta adalet, şefkat, merhamet, alçakgönüllülük gibi ahlaki değerlerle birlikte, hırsızlık yapmamak, zinadan sakınmak, hile yapmamak, faizle para kullanmamak, domuz eti yememek gibi hak dine ait pek çok hükümle de karşılaşılmaktadır.</text:p>
      <text:p text:style-name="P22">Ancak Tevrat, yine Kuran'da bildirildiği üzere, sonradan tahrif edilmiş ve içine insan sözleri katılarak, hak kitap olma özelliğini kaybetmiştir. Bu nedenle bugün elimizdeki Tevrat, "muharref (tahrif edilmiş) Tevrat"tır. Tevrat'ın değişikliğe, bozulmaya uğradığı, Kuran'da şu ayetlerle bildirilmektedir:</text:p>
      <text:p text:style-name="P43"><text:span text:style-name="T1">Kimi Yahudiler, </text:span><text:span text:style-name="T6">kelimeleri ‘konuldukları yerlerden' saptırırlar ve dillerini eğip bükerek</text:span><text:span text:style-name="T1"> ve dine bir kin ve hınç besleyerek: "Dinledik ve karşı geldik. İşit, -işitmez olası- ve ‘Raina' bizi güt, bize bak" derler. Eğer onlar: "İşittik ve itaat ettik, sen de işit ve ‘Bizi gözet' deselerdi, elbette kendileri için daha hayırlı ve daha </text:span><text:soft-page-break/><text:span text:style-name="T1">doğru olurdu. Fakat Allah, onları küfürleri dolayısıyla lanetlemiştir. Böylece onlar, az bir bölümü dışında, inanmazlar. (Nisa Suresi, 46)</text:span></text:p>
      <text:p text:style-name="P44">Siz (Müslümanlar,) onların size inanacaklarını umuyor musunuz? Oysa onlardan bir bölümü, Allah'ın sözünü işitiyor, (iyice algılayıp) akıl erdirdikten sonra, bile bile değiştiriyorlardı. (Bakara Suresi, 75)</text:p>
      <text:p text:style-name="P43"><text:span text:style-name="T1">Sözleşmelerini bozmaları nedeniyle, onları lanetledik ve kalplerini kaskatı kıldık. Onlar, </text:span><text:span text:style-name="T6">kelimeleri konuldukları yerlerden saptırırlar. </text:span><text:span text:style-name="T1">(Sık sık) Kendilerine hatırlatılan şeyden (yararlanıp) pay almayı unuttular. İçlerinden birazı dışında, onlardan sürekli ihanet görür durursun. Yine de onları affet, aldırış etme. Şüphesiz Allah, iyilik yapanları sever. (Maide Suresi, 13)</text:span></text:p>
      <text:p text:style-name="P43"><text:span text:style-name="T1">Ey peygamber, kalpleri inanmadığı halde ağızlarıyla "İnandık" diyenlerle Yahudilerden küfür içinde çaba harcayanlar seni üzmesin. Onlar, yalana kulak tutanlar, sana gelmeyen diğer topluluk adına kulak tutanlar (haber toplayanlar)dır. Onlar, </text:span><text:span text:style-name="T6">kelimeleri yerlerine konulduktan sonra saptırırlar</text:span><text:span text:style-name="T1">, "Size bu verilirse onu alın, o verilmezse ondan kaçının" derler. Allah, kimin fitne(ye düşme)sini isterse, artık onun için sen Allah'tan hiçbir şeye malik olamazsın. İşte onlar, Allah'ın kalplerini arıtmak istemedikleridir. Dünyada onlar için bir aşağılanma, ahirette onlar için büyük bir azap vardır. Onlar, </text:span><text:span text:style-name="T6">yalana kulak tutanlardır, </text:span><text:span text:style-name="T1">haram yiyicilerdir. Sana gelirlerse aralarında hükmet veya onlardan yüz çevir. Eğer onlardan yüz çevirecek olursan, sana hiçbir şeyle kesin olarak zarar veremezler. Aralarında hükmedersen adaletle hükmet. Şüphesiz, Allah, adaletle hüküm yürütenleri sever. (Madie Suresi, 41-42)</text:span></text:p>
      <text:p text:style-name="P21"><text:span text:style-name="T1">Al-i İmran Suresi'nde ise, Allah </text:span><text:span text:style-name="T3">"Ey Kitap Ehli, neden hakkı batıl ile örtüyor ve bildiğiniz halde hakkı gizliyorsunuz?</text:span><text:span text:style-name="T1">" (Al-i İmran Suresi, 71) diye buyurmaktadır. Bir başka Kuran ayetinde Yüce Rabbimiz, İsrailoğulları'nı Tevrat'la ilgili şöyle uyarmaktadır:</text:span></text:p>
      <text:p text:style-name="P43"><text:span text:style-name="T1">"... Öyleyse insanlardan korkmayın, Benden korkun ve </text:span><text:span text:style-name="T6">ayetlerimi az bir değere karşılık satmayın. Kim Allah'ın indirdiğiyle hükmetmezse,</text:span><text:span text:style-name="T1"> işte onlar, kafir olanlardır." (Maide Suresi, 44)</text:span></text:p>
      <text:p text:style-name="P22">Ayetlerde de haber verildiği gibi, Tevrat'ta hak olduğuna hüsnü zan ettiğimiz kısımların yanı sıra, çok önemli bozulmalar da mevcuttur. Ahiret inancı dinin bir gereği olduğu halde, bu inanca ait izahların çoğu çıkarılmış; hatta bunu reddeden ifadeler konmuş (Vaiz, 9:5-6; Vaiz, 1:4); Peygamberlere ilişkin iftira mahiyetinde ifadeler eklenmiş (Hoşea, 12:3; Yaratılış, 32:28; Yeremya, 23:14; Yasa'nın Tekrarı, 18:20, 22); hepsinden ötesi her türlü eksiklikten münezzeh Yüce Rabbimiz'in Zatına yönelik sapkın anlatımlara (Yaratılış, 2:2; Mısır'dan Çıkış, 34:14; Yaratılış, 5:1, Yeşaya, 51:9; Mezmurlar, 74:23; Yeşaya, 63:9; Yeremya, 31:9; 2. Krallar, 17:17-18) ve buna benzer batıl inanış ve açıklamalara yer verilmiştir (Allah'ı tenzih ediriz). Tevrat'ın indirildiği İsrailoğulları kavmi arasında, Hz. Musa'nın önderliğindeyken bile, Allah'ın hükümlerine uymayan, Hz. Musa'ya başkaldıranlar olmuştur. Bazı İsrailoğulları'nın bu isyankarlıkları hem Kuran'da hem de Tevrat'ta detaylı olarak anlatılmaktadır. Kuran ayetlerinde şöyle bildirilmektedir:</text:p>
      <text:p text:style-name="P43"><text:span text:style-name="T1">De ki: "Ey Kitap Ehli, </text:span><text:span text:style-name="T6">haksız yere dininiz konusunda aşırı gitmeyin ve daha önce sapmış, birçoğunu saptırmış ve dümdüz yoldan kaymış bir topluluğun heva (istek ve tutku)larına uymayın</text:span><text:span text:style-name="T1">." İsrailoğulları'ndan inkar edenlere, Davud ve Meryem oğlu İsa diliyle lanet edilmiştir. Bu, </text:span><text:span text:style-name="T6">isyan etmeleri ve haddi aşmaları nedeniyledir</text:span><text:span text:style-name="T1">. Yapmakta oldukları münker(çirkin iş)lerden birbirlerini sakındırmıyorlardı. Yapmakta oldukları şey ne kötü idi! Onlardan çoğunun inkara sapanlarla dostluklar kurduklarını görürsün. Kendileri için nefislerinin takdim ettiği şey ne kötüdür. Allah onlara gazablandı ve onlar azapta ebedi kalacaklardır. </text:span><text:span text:style-name="T6">Eğer Allah'a, peygambere ve ona indirilene iman etselerdi</text:span><text:span text:style-name="T1">, onları dostlar edinmezlerdi. Fakat onlardan çoğu fasık olanlardır. (Maide Suresi, 77-81)</text:span></text:p>
      <text:p text:style-name="P22"><text:soft-page-break/>En'am Suresi'nin 91. ayetinde ise Rabbimiz, İsrailoğulları'nın Hz. Musa'ya indirilen kitabın çoğunu göz ardı ettiklerini şöyle bildirmektedir:</text:p>
      <text:p text:style-name="P43"><text:span text:style-name="T1">Onlar: "Allah, beşere hiçbir şey indirmemiştir" demekle Allah'ı kadrinin hakkını vererek takdir edemediler. De ki: </text:span><text:span text:style-name="T6">"Musa'nın insanlara bir nur ve hidayet olarak getirdiği ve sizin de (parça parça) kâğıtlar üzerinde yazılı kılıp (bir kısmını) açıkladığınız ve çoğunu göz ardı ettiğiniz kitabı kim indirdi?</text:span><text:span text:style-name="T1"> Sizin ve atalarınızın bilmediği şeyler size öğretilmiştir." De ki: "Allah." Sonra onları bırak içine 'daldıkları saçma uğraşılarında' oyalanıp-dursunlar. (En'am Suresi, 91)</text:span></text:p>
      <text:p text:style-name="P22">Allah'ın hikmeti olarak Tevrat'ta da, Hz. Musa'nın kavmi için kendisinin ardından Tevrat hükümlerini bozacaklarını düşündüğü ve kitabı korumaya alma ihtiyacı hissettiği anlatılmaktadır:</text:p>
      <text:p text:style-name="P19">Musa Yasa'nın sözlerini eksiksiz olarak kitaba yazmayı bitirince, Rab'bin Antlaşma Sandığı'nı taşıyan Levililer'e şu buyruğu verdi: "Bu Yasa Kitabı'nı alın, Allah'ınız Rab'bin Antlaşma Sandığı'nın yanına koyun. Orada size karşı bir tanık olarak kalsın. Çünkü sizin başkaldıran, dikbaşlı kişiler olduğunuzu biliyorum. Bugün ben sağken, aranızdayken bile Rab'be karşı geliyorsunuz; ölümümden sonra daha ne kadar çok başkaldıracaksınız. Oymaklarınızın bütün ileri gelenlerini, görevlilerinizi bana getirin. Bu sözleri onlara duyuracağım. Yeri göğü onlara karşı tanık tutacağım. Ölümümden sonra büsbütün yozlaşacağınızı, size buyurduğum yoldan sapacağınızı biliyorum. Son günlerde kötülüklerle karşılaşacaksınız. Çünkü Rab'bin gözünde kötü olanı yapacak ve yaptıklarınızla O'nu öfkelendireceksiniz." (Yasa'nın Tekrarı; 31:24-29)</text:p>
      <text:p text:style-name="P22">Hemen belirtmek gerekir ki, söz konusu kimseler Hz. Musa'nın tebliğ ettiği hak dini kabul etmemiş, bu nedenle dejenere etmeye yeltenmiş samimiyetsiz ve menfaatperest kişilerdir. Bunun yanında kuşkusuz samimi şekilde Allah'a inanan ve Rabbimiz'e kulluk etmeye çalışan pek çok dindar Yahudi, haham ve diğer din adamları da tarih boyunca Yahudilik içinde var olmuştur. Allah Kuran'da bu samimi, güzel ahlaklı Yahudileri şöyle haber vermektedir: </text:p>
      <text:p text:style-name="P43"><text:span text:style-name="T1">Şüphesiz, </text:span><text:span text:style-name="T6">Kitap Ehlinden, Allah'a; size indirilene ve kendilerine indirilene -Allah'a derin saygı gösterenler olarak- inananlar vardır. Onlar Allah'ın ayetlerine karşılık olarak az bir değeri satın almazlar</text:span><text:span text:style-name="T1">. İşte bunların Rableri Katında ecirleri vardır. Şüphesiz Allah, hesabı çok çabuk görendir. (Al-i İmran Suresi, 199)</text:span></text:p>
      <text:p text:style-name="P21"><text:span text:style-name="T1">Tevrat'ın bozulan bu kısımları, şeytanın müdahelesinin, etkisinin hissedildiği bölümlerdir. Bunlar temizlendiğinde, geriye şeytani müdahaleye uğramamış kısımlar kalmaktadır. Bu da, Muharref Tevrat'taki değiştirilmiş, sonradan eklenmiş bölümler dikkatlice ayrıldığında, gerçek Tevrat'a ulaşılacağı anlamına gelir. (En doğrusunu Allah bilir.) Bu ayrılmış kısımlar, okunduğunda kalbe şifa olan, ruha nur ve ferahlık veren sözlerdir. Maide Suresi'nin 44. ayetinde bildirildiği gibi </text:span><text:span text:style-name="T3">"hidayet ve nur"</text:span><text:span text:style-name="T1"> olan kısımlardır. Okumakta olduğunuz bu kitapta yer alan Tevrat izahları da, sadece Kuran ayetlerine ve Peygamberimiz (sav)'in sünnetine uygun kısımlardır, hikmetli güzel öğütlerdir. </text:span></text:p>
      <text:p text:style-name="P22"/>
      <text:h text:style-name="P47" text:outline-level="2">Tevrat'ta Ahiret İnancının Olmaması, Muharref Bir Kitap Olduğunun Göstergesidir</text:h>
      <text:p text:style-name="P21"><text:span text:style-name="T1">Ahiret inancı dinin temelidir ve imanın esaslarındandır; ahirete iman olmadan din olmaz, imtihan ortamı kalmaz, iyilerle kötüler bir olur. Bu da Allah'ın dünyayı eksiklikleriyle, geçici olarak yaratma amacına ve Rabbimiz'in sonsuz adaletine aykırıdır. İlahi adaletin gerçekleşmesi, iyilerle kötülerin ayrılması, herkesin hak ettiği </text:span><text:soft-page-break/><text:span text:style-name="T1">karşılığı alması ahirette gerçekleşecektir. Dünya hayatı geçici olarak kaldığımız bir imtihan yeridir. Kimsenin bu dünyada yaptıkları yanına kalmayacaktır. Allah ahirette adaletini tecelli ettirecek ve hiç kimse </text:span><text:span text:style-name="T3">"hurma çekirdeğindeki iplikçik kadar bile haksızlığa uğratılmayacak"</text:span><text:span text:style-name="T1">tır. (İsra Suresi, 71) Bu Allah'ın İlahi adaletinin gereğidir. </text:span></text:p>
      <text:p text:style-name="P22">Bir kimsenin dünyada her türlü ahlaksızlığı yapıp, hayatının ölümle sona ermesi; yaptıklarının karşılığını almaması; Allah'ın İlahlık vasfına uygun değildir. Müminler ahirete kesin bir bilgiyle iman eder ve Allah'ın rızasını kazanmak, Allah'ın azabından korunmak için ümit ve korku arasında, dünya hayatlarının son anına kadar gayret ederler. Kuran'da Allah müminlerin ahirete inançlarını şöyle bildirmektedir:</text:p>
      <text:p text:style-name="P43"><text:span text:style-name="T1">Onlar, gaybe inanırlar, namazı dosdoğru kılarlar ve kendilerine rızık olarak verdiklerimizden infak ederler. Ve onlar, sana indirilene, senden önce indirilenlere iman ederler ve </text:span><text:span text:style-name="T6">ahirete de kesin bir bilgiyle inanırlar.</text:span><text:span text:style-name="T1"> İşte bunlar, Rablerinden olan bir hidayet üzeredirler ve kurtuluşa erenler bunlardır. (Bakara Suresi, 3-5)</text:span></text:p>
      <text:p text:style-name="P22">Allah Kitap Ehli olan Musevilerden muttaki olanların da, ahiret gününe iman ettiklerini şöyle bildirmektedir:</text:p>
      <text:p text:style-name="P43"><text:span text:style-name="T1">... Kitap Ehli'nden bir topluluk vardır ki, gece vaktinde ayakta durup Allah'ın ayetlerini okuyarak secdeye kapanırlar. </text:span><text:span text:style-name="T6">Bunlar, Allah'a ve ahiret gününe iman eder, maruf olanı emreder, münker olandan sakındırır ve hayırlarda yarışırlar.</text:span><text:span text:style-name="T1"> İşte bunlar salih olanlardandır. Onlar hayırdan her ne yaparlarsa, elbette ondan yoksun bırakılmazlar. Allah, muttakileri bilendir." (Al-i İmran Suresi, 113-115) </text:span></text:p>
      <text:p text:style-name="P22">İnkarcılarla iman edenlerin arasının ayrılacağı, Allah'a imanda samimi olanlarla sahtekarların ortaya çıkacağı ahiret hayatının varlığı, Tevrat'ın ve İncil'in Rabbimiz'in Katından indirildiği hak hallerinde ve Kuran'da yer almaktadır. Bu gerçek Kuran'da, Tevbe Suresi'nin 111. ayetinde şöyle bildirilmektedir: </text:p>
      <text:p text:style-name="P43"><text:span text:style-name="T1">Hiç şüphesiz Allah, mü'minlerden -</text:span><text:span text:style-name="T6">karşılığında onlara mutlaka cenneti vermek üzere</text:span><text:span text:style-name="T1">- canlarını ve mallarını satın almıştır. Onlar Allah yolunda mücadele ederler, öldürürler ve öldürülürler; </text:span><text:span text:style-name="T6">(bu,) Tevrat'ta, İncil'de ve Kur'an'da O'nun üzerine gerçek olan bir vaaddir.</text:span><text:span text:style-name="T1"> Allah'tan daha çok ahdine vefa gösterecek olan kimdir? Şu halde yaptığınız bu alış-verişten dolayı sevinip-müjdeleşiniz. İşte 'büyük kurtuluş ve mutluluk' budur. (Tevbe Suresi, 111)</text:span></text:p>
      <text:p text:style-name="P22">Kuran'da yüzlerce ayette ahiret hayatı ve kıyamet gününe yönelik bilgi varken; Tevrat'ta böylesine hayati, dinin temeli olan bir konuda neredeyse hiç net bir anlatım yoktur. Hatta bundan dolayı bir kısım Yahudi mezhepleri, kendilerince ahiretin olmadığına inanmaktadırlar. Tevrat'ta ahiretle ilgili olan çok az sayıdaki açıklama ise, ancak Kuran ayetleri ile birlikte düşünüldüğünde kastedilen anlaşılmaktadır. Tevrat'ın hak olarak korunmadığının en önemli göstergelerinden biri, ahiret inancının çıkarılıp, onun yerine dünyanın sonsuza kadar süreceği, hayatın ölümle sona ereceğine yönelik sapkın izahların eklenmiş olmasıdır. (Vaiz, 9:5-6; Vaiz, 1:4) Bu tür eklemeleri yapanlar, dünyevi çıkarlarına uymayan kısımları değiştirenler, sahtekar, imansız kişilerdir. Bu tahrif olan kısımlar, muhtemelen o devrin dinsizlerinin, ahlaksızlıklarına ve menfaatlerine mazeret oluşturma girişimleridir. </text:p>
      <text:p text:style-name="P22">Nitekim Tevrat'ta da "sahte" peygamberlerden çok kereler bahsedilmekte; onların Allah adına yalan söyledikleri bildirilmektedir:</text:p>
      <text:p text:style-name="P19">"Peygamber de kahin de Allah'sız; tapınağımda bile kötülüklerini gördüm" diyor Rab. "Yeruşalim peygamberleri arasında şu korkunç şeyi gördüm: Zina ediyorlar, yalan peşindeler. Kötülük edenleri güçlendirdiklerinden, kimse kötülüğünden dönmüyor…" Bu nedenle herşeye egemen Rab peygamberler için şöyle diyor: "… Allah'sızlığın bütün ülkeye yayılmasına neden oldular." Herşeye egemen Rab diyor ki, "Size peygamberlik eden peygamberlerin dediklerine kulak asmayın, onlar sizi aldatıyor. Rab'bin ağzından çıkanları değil, kendi hayal <text:soft-page-break/>ettikleri görüşleri anlatıyorlar. Beni küçümseyenlere sürekli, ‘Rab diyor ki: Size esenlik olacak!' diyorlar. Yüreklerinin inatçılığı doğrultusunda davrananlara, ‘Başınıza felaket gelmeyecek' diyorlar. Bu peygamberleri ben göndermedim, ama çabucak ortaya çıktılar. Onlara hiç seslenmedim, yine de peygamberlik ettiler. "Adımla yalancı peygamberlik edenlerin ne dediklerini duydum… Kafalarından uydurdukları hileleri aktaran bu yalancı peygamberler ne zamana dek sürdürecekler bunu?... İşte bunun için sözlerimi birbirlerinden çalan peygamberlere karşıyım" diyor Rab. "Evet, kendi sözlerini söyleyip, ‘Rab böyle diyor diyen peygamberlere karşıyım" diyor Rab… "Ben onları ne gönderdim, ne de atadım. Bu halka hiç mi hiç yararları yok" diyor Rab… Bundan böyle, ‘Rab'bin bildirisi' lafını ağzınıza almayacaksınız. Herkesin sözü kendi bildirisi olacak… Herşeye Egemen Rab'bin… sözlerini çarpıtıyorsunuz siz. (Yeremya, 23:11-36)</text:p>
      <text:p text:style-name="P22">Tevrat'ta bahsi geçen ve Allah adına yalan söyleyen sahte din adamları, Allah'a karşı gelenlere yaptıklarından dolayı başlarına birşey gelmeyeceğini söylemektedirler. Bu da Allah adına yalan söyleyenlerin, ahiret inancını kendilerince ortadan kaldırmaya yönelik sahtekarlıklarıdır. </text:p>
      <text:p text:style-name="P22">Kuran, muharref Tevrat'taki tüm bu eksikleri gideren, içindeki hak izahları tasdikleyen, Tevrat'ın içindeki yanlışlıkları açıklayan ve ortadan kaldıran bir kitap olarak indirilmiştir. Böylece anlaşmazlığa düşülen konular açıklığa kavuşmuş; sonradan eklenen batıl ve sapkın inançlar temizlenmiştir. Dolayısıyla Tevrat'ın Kuran'la mutabık, Kuran'ın tasdik ettiği, doğruladığı kısımları gerçek Tevrat'a ait hak izahlardır. Allah Kuran'ın bu yönünü şu ayetlerde haber vermektedir:</text:p>
      <text:p text:style-name="P43"><text:span text:style-name="T1">Allah Katından </text:span><text:span text:style-name="T6">yanlarında olan (Tevrat)ı doğrulayan bir kitap</text:span><text:span text:style-name="T1"> geldiği zaman, -ki bundan önce inkar edenlere karşı fetih istiyorlardı- işte bilip-tanıdıkları gelince, onu inkar ettiler. Artık Allah'ın laneti kafirlerin üzerinedir. (Bakara Suresi, 89)</text:span></text:p>
      <text:p text:style-name="P43"><text:span text:style-name="T1">Onlara: "Allah'ın indirdiklerine iman edin" denildiğinde: "Biz, bize indirilene iman ederiz" derler ve ondan sonra olan (Kur'an)ı inkar ederler. </text:span><text:span text:style-name="T6">Oysa o (Kur'an), yanlarındakini (kitabı) doğrulayan bir gerçektir. </text:span><text:span text:style-name="T1">(Onlara) De ki: "Eğer inanıyor idiyseniz, daha önce ne diye Allah'ın peygamberlerini öldürüyordunuz?" (Bakara Suresi, 91)</text:span></text:p>
      <text:p text:style-name="P22"/>
      <text:h text:style-name="P47" text:outline-level="2">Hz. Mehdi Muharref Tevrat'ın İçinden Hak Tevrat'ı Çıkaracaktır</text:h>
      <text:p text:style-name="P22">Peygamberimiz (sav) ahir zamanda gelecek Hz. Mehdi'nin Tevrat'ı açıklayacağını bildirmektedir. Allah'ın izniyle Tevrat'ın tahrif olmuş kısımlarından arındırılmış, Kuran'a uygun kısımlarının ortaya çıkarılması, Hz. Mehdi'nin geliş alametlerinden biridir. Peygamberimiz (sav)'in hadislerinde bu konu şöyle yer almaktadır:</text:p>
      <text:p text:style-name="P22"/>
      <text:p text:style-name="P15">- Cabir b. Yezid el-Co'fi, İmam Muhammed Bakır-dan rivayet ediyor:</text:p>
      <text:p text:style-name="P19">... Mehdi'nin Mehdi diye isimlendirilmesinin sebebi şudur ki; gizli bir işe doğru yönlendirilecek, Tevrat ve diğer Semavi kitapları Antakya'da bir mağaradan çıkartacak ve Yahudiler arasında Tevrat'la, Hıristiyanlar arasında İncil'le hükmedecektir.</text:p>
      <text:p text:style-name="P22"/>
      <text:p text:style-name="P15">Harun b. Maruf; Zamra b. Rabia'dan, Abdullah b. Şevzeb'den rivayet ediyor:</text:p>
      <text:p text:style-name="P19"><text:soft-page-break/>Kuşkusuz ki, Mehdi, Mehdi diye adlandırılmıştır. Çünkü O, Şam dağlarından bir dağa doğru hidayet olunur (yönlendirilir) "Tevrat" kitaplarını oradan çıkartır ve onlara dayanarak Yahudilerle münazara (bir konu üzerinde yapılan tartışma) eder ve (sonuçta) bir grup Yahudi O'nun eliyle Müslüman olur.</text:p>
      <text:p text:style-name="P15">Muhammed b. Ali es-Sülemi, İmam Muhammed Bakır'dan rivayet ediyor: </text:p>
      <text:p text:style-name="P19">Mehdi'nin Mehdi diye isimlendirilmesinin sebebi şudur ki; gizli bir işe doğru yönlendirilecek, halkın gönlünde olan şeylere hiyadet olacak... Tevrat'ı Antakya'da bir mağaradan çıkartarak...</text:p>
      <text:p text:style-name="P19">"Ona Mehdi denilmesinin nedeni, Şam'da bulunan dağlardan birine yönelmesidir. Oradan (gerçek) Tevrat kitaplarını çıkaracak, Yahudilere karşı delil getirecektir." (Suyuti, el-Havi li'l Feteva, II. 81)</text:p>
      <text:p text:style-name="P22"/>
      <text:p text:style-name="P22">Hadiste Hz. Mehdi'nin "Şam dağlarından bir dağa doğru yöneleceği" bildirilmektedir. Şam, ahir zaman hadislerindeki anlatımlarda "uzak bir yer, Mekke ve Medine'ye uzak olan" anlamını da taşımaktadır. Bu benzetme düşünüldüğünde, Tevrat'ın kutsal şehirlerden uzakta bir yerde ortaya çıkarılacağı anlaşılmaktadır. Zaman zaman hadiste bildirilen ifadelerin düz anlamı düşünülerek, mağaralarda Tevrat arandığı da olmaktadır. Ancak "Gerçek Tevrat", asıl olarak günümüzdeki Tevrat'ın içinde saklıdır. Elbette ki Tevrat'ın hak halinin bulunması için mağaralara da bakılabilir; fakat kastedilenin, en emin yer olan, bizzat Tevrat'ın kendi içi olduğu anlaşılmaktadır. Hz. Mehdi de insanların gözünden gizlenmiş, saklanmış gerçek Tevrat'ı, muharref Tevrat'ın içinden çıkaracaktır. (En doğrusunu Allah bilir.)</text:p>
      <text:p text:style-name="P22">Ünlü Yahudi alimi İbn-i Meymun (Maimonides), Tevrat'taki Yasaların açıklaması olan kitabında, Mehdi'nin (onların tanımlamasıyla Mesih'in) özelliklerinden birini şöyle açıklamaktadır:</text:p>
      <text:p text:style-name="P19">... Onun (Mehdi'nin) döneminde (Tevrat'ın) tüm yasaları önceden olduğu gibi eski haline getirilecek... (Maimonides, Mişna Tora, Kralların Kanunları 11:4)</text:p>
      <text:p text:style-name="P22">Yahudiler de ahir zamanda gelecek Mehdi'nin, yeryüzünü <text:s text:c="3"/>Allah'a imanla dolduracağına (Yeşaya, 11:9), Allah'tan ilim ve hikmetle hareket edeceğine (Yeşaya, 11:2) ve Tevrat'taki Allah'ın emirlerinin Musa dönemindeki gibi uygulanacağına inanmaktadırlar. Günümüzde dindar Yahudiler, gelişini şevkle ve umutla bekledikleri Hz. Mehdi'nin, Tevrat'ı açıklayacağına ve anlaşmazlık konusu olan soruları cevaplayacağına da inanmaktadırlar. </text:p>
      <text:p text:style-name="P22">Nitekim hadislerde de Peygamberimiz (sav), Hz. Mehdi'nin Yahudilere Tevrat'la hükmedeceğini haber vermektedir. Buna Kuran'da da işaret edilmektedir. (En doğrusunu Allah bilir.) Allah Peygamberimiz Hz. Muhammed (sav)'e şöyle bildirmektedir:</text:p>
      <text:p text:style-name="P43"><text:span text:style-name="T1">Tevrat indirilmeden evvel İsrail'in kendine haram kıldıklarından başka İsrailoğullarına bütün yiyecekler helal idi. </text:span><text:span text:style-name="T6">De ki: "Şu halde eğer doğruysanız Tevrat'ı getirin de onu okuyun".</text:span><text:span text:style-name="T1"> (Al-i İmran Suresi, 93)</text:span></text:p>
      <text:p text:style-name="P22">Elinizdeki bu kitap da, Hz. Mehdi'nin gelişine zemin hazırlamak niyetiyle düzenlenmiş, naçizane bir çabadır. Hz. Mehdi müjdesini bekleyen ve onun gelişine hazırlık yapan Müslümanların, Peygamberimiz (sav)'in hadisleri ve Kuran ışığında Tevrat'tan bozulmadığına kanaat getirdiğimiz izahları bilmeleri ayrı bir güzellik olacaktır. </text:p>
      <text:p text:style-name="P22">Elbette ki Müslümanlar, sadece Kuran'a uymakla yükümlüdür. Fakat Tevrat'tan Allah'ın sözleri olduğuna hüsn-ü zan ettiğimiz kısımlar üzerinde düşünebilir; bunlardan öğüt alabilir ve hikmetinden faydalanabilirler. Allah'ın izniyle bu kitap da, Müslümanların iman derinliğine bir vesile, dindar Yahudilerden samimiyet içinde yanlış izahlara uyanlar için de bir uyarı ve hatırlatma olacaktır.</text:p>
      <text:p text:style-name="P22"/>
      <text:h text:style-name="P8" text:outline-level="1">TEVRAT'TA ALLAH SEVGİSİ</text:h>
      <text:p text:style-name="P29"/>
      <text:p text:style-name="P22"/>
      <text:p text:style-name="P15"><text:span text:style-name="T1">Allah'ınız </text:span><text:span text:style-name="T2">Rab'bi bütün yüreğinizle, bütün canınızla, bütün gücünüzle seveceksiniz.</text:span><text:span text:style-name="T1"> (Yasa'nın Tekrarı, 6:5)</text:span></text:p>
      <text:p text:style-name="P15"><text:span text:style-name="T1">…</text:span><text:span text:style-name="T7"> </text:span><text:span text:style-name="T1">Allah'ınız </text:span><text:span text:style-name="T2">Rab Kendisi'ni bütün yüreğinizle, bütün canınızla sevip sevmediğinizi anlamak için</text:span><text:span text:style-name="T1"> sizi sınamaktadır. (Yasa'nın Tekrarı, 13:3)</text:span></text:p>
      <text:p text:style-name="P15"><text:span text:style-name="T1">…</text:span><text:span text:style-name="T7"> </text:span><text:span text:style-name="T1">Allah'ınız Rab sizden ne istiyor? Yalnız şunu istiyor: Allah'ınız Rab'den korkun, O'nun yollarında yürüyün,</text:span><text:span text:style-name="T3"> O'nu sevin</text:span><text:span text:style-name="T1">; bütün yüreğinizle, bütün canınızla O'na kulluk edin;</text:span><text:span text:style-name="T3"> </text:span><text:span text:style-name="T1">üzerinize iyilik gelsin diye bugün size bildirdiğim buyruklarına, kurallarına uyun. (Yasa'nın Tekrarı, 10:12-13)</text:span></text:p>
      <text:p text:style-name="P15"><text:span text:style-name="T3">Allah'ınız Rab'bi sevin</text:span><text:span text:style-name="T1">. Uyarılarına, kurallarına, ilkelerine, buyruklarına her zaman uyun. (Yasa'nın Tekrarı, 11:1)</text:span></text:p>
      <text:p text:style-name="P15"><text:span text:style-name="T3">Beni sevenleri ben de severim</text:span><text:span text:style-name="T1">... (Süleyman'ın Özdeyişleri, 8:17)</text:span></text:p>
      <text:p text:style-name="P15"><text:span text:style-name="T1">Ama </text:span><text:span text:style-name="T3">Beni seven</text:span><text:span text:style-name="T1">, buyruklarıma uyan binlerce kuşağa </text:span><text:span text:style-name="T3">sevgi gösteririm</text:span><text:span text:style-name="T1">. (Mısır'dan Çıkış, 20:6; Yasa'nın Tekrarı, 5:10)</text:span></text:p>
      <text:p text:style-name="P15"><text:span text:style-name="T3">Allah'ınız Rab'bi sevin</text:span><text:span text:style-name="T1">... (Yasa'nın Tekrarı, 30:20)</text:span></text:p>
      <text:p text:style-name="P15"><text:span text:style-name="T1">…</text:span><text:span text:style-name="T7"> </text:span><text:span text:style-name="T3">Allah'ınız Rab'bi sevin</text:span><text:span text:style-name="T1">, tümüyle gösterdiği yolda yürüyün, buyruklarını yerine getirin, O'na bağlı kalın, O'na candan ve yürekten hizmet edin. (Yeşu, 22:5)</text:span></text:p>
      <text:p text:style-name="P15"><text:span text:style-name="T1">Allah'ınız Rab'bin Allah olduğunu bilin. O güvenilir Allah'tır. </text:span><text:span text:style-name="T3">Kendisi'ni sevenlerin,</text:span><text:span text:style-name="T1"> buyruklarına uyanların... antlaşmasına bağlı kalır. (Yasa'nın Tekrarı, 7:9)</text:span></text:p>
      <text:p text:style-name="P15"><text:span text:style-name="T1">Allah'ınız </text:span><text:span text:style-name="T3">Rab'bi sevmek, </text:span><text:span text:style-name="T1">bütün yüreğinizle, bütün canınızla O'na kulluk etmek için bugün size bildirdiğim buyruklara iyice kulak verirseniz, Rab ülkenize ilk ve son yağmuru vaktinde yağdıracak… (Yasa'nın Tekrarı, 11:13-14)</text:span></text:p>
      <text:p text:style-name="P15"><text:span text:style-name="T1">Ey göklerin Allah'ı Rab! Yüce ve görkemli Allah! </text:span><text:span text:style-name="T3">Seni sevenlerle</text:span><text:span text:style-name="T1">, buyruklarına uyanlarla yaptığın antlaşmaya bağlı kalırsın. (Nehemya, 1:5)</text:span></text:p>
      <text:p text:style-name="P15"><text:span text:style-name="T3">Severim, ya Rab…</text:span><text:span text:style-name="T1"> görkeminin bulunduğu yeri. (Mezmurlar, 26:8)</text:span></text:p>
      <text:p text:style-name="P15"><text:span text:style-name="T1">Ey </text:span><text:span text:style-name="T3">herşeye egemen Rab, ne kadar severim </text:span><text:span text:style-name="T1">konutunu!... İçim çekiyor, yüreğim, bütün varlığım Sana, yaşayan Allah'a sevinçle haykırıyor. (Mezmurlar, 84, 1-2)</text:span></text:p>
      <text:p text:style-name="P15"><text:span text:style-name="T2">... Allah'ınız Rab'bi sevmeye çok dikkat edin.</text:span><text:span text:style-name="T1"> (Yeşu, 23:11)</text:span></text:p>
      <text:p text:style-name="P15"><text:span text:style-name="T3">Allah'ınız Rab'bi sevin. </text:span><text:span text:style-name="T1">Uyarılarına, kurallarına, ilkelerine, buyruklarına her zaman uyun. (Yasa'nın Tekrarı, 11:1)</text:span></text:p>
      <text:p text:style-name="P15"><text:span text:style-name="T2">... O'nu (Allah'ı) bütün yüreğinizle, bütün canınızla sevesiniz</text:span><text:span text:style-name="T1"> ve yaşayasınız. (Yasa'nın Tekrarı, 30:6)</text:span></text:p>
      <text:p text:style-name="P15"><text:span text:style-name="T3">Rab'bi sevin</text:span><text:span text:style-name="T1">, ey O'nun sadık kulları! Rab Kendisi'ne bağlı olanları korur... (Mezmurlar, 31:23)</text:span></text:p>
      <text:p text:style-name="P15"><text:span text:style-name="T3">Seni seviyorum</text:span><text:span text:style-name="T1">, gücüm Sensin, </text:span><text:span text:style-name="T3">ya Rab</text:span><text:span text:style-name="T1">! (Mezmurlar, 18:1)</text:span></text:p>
      <text:p text:style-name="P15"><text:soft-page-break/><text:span text:style-name="T3">Rab'bi seviyorum</text:span><text:span text:style-name="T1">... Yaşadığım sürece O'na sesleneceğim. (Mezmurlar, 116:1-2)</text:span></text:p>
      <text:p text:style-name="P15"><text:span text:style-name="T3">"Beni sevdiği için</text:span><text:span text:style-name="T1"> onu kurtaracağım" diyor Rab... (Mezmurlar, 91:14)</text:span></text:p>
      <text:p text:style-name="P15"><text:span text:style-name="T3">Ey sizler, Rab'bi sevenler</text:span><text:span text:style-name="T1">, kötülükten tiksinin. O sadık kullarının canını korur, onları kötülerin elinden kurtarır. (Mezmurlar, 97:10)</text:span></text:p>
      <text:p text:style-name="P15"><text:span text:style-name="T1">Bugün size </text:span><text:span text:style-name="T3">Allah'ınız Rab'bi sevmeyi</text:span><text:span text:style-name="T1">, yollarında yürümeyi, buyruklarına, kurallarına, ilkelerine uymayı buyuruyorum. Öyle ki... Allah'ınız Rab tarafından kutsanasınız. (Yasa'nın Tekrarı, </text:span><text:span text:style-name="T3">30:16)</text:span></text:p>
      <text:p text:style-name="P15"><text:span text:style-name="T3">Allah'ınız Rab'bi sevmek</text:span><text:span text:style-name="T1">, bütün yüreğinizle, bütün canınızla O'na kulluk etmek için bugün size bildirdiğim buyruklara iyice kulak verirseniz, Rab ülkenize ilk ve son yağmuru vaktinde yağdıracak... (Yasa'nın Tekrarı, 11:13-14)</text:span></text:p>
      <text:p text:style-name="P15"><text:span text:style-name="T3">Allah'ınız Rab'bi sevmek,</text:span><text:span text:style-name="T1"> her zaman O'nun yollarında yürümek için bugün size bildirdiğim bütün bu buyruklara uyarsanız... (Yasa'nın Tekrarı, 19:8-9)</text:span></text:p>
      <text:p text:style-name="P15"><text:span text:style-name="T1">Uymanız için size bildirdiğim bu buyrukları eksiksiz yerine getirir, </text:span><text:span text:style-name="T3">Allah'ınız Rab'bi sever</text:span><text:span text:style-name="T1">, yollarında yürür, O'na bağlı kalırsanız... (Yasa'nın Tekrarı, 11:22)</text:span></text:p>
      <text:p text:style-name="P15"><text:span text:style-name="T1">Sevinsin Sana sığınan herkes, sevinç çığlıkları atsın sürekli... </text:span><text:span text:style-name="T3">Sevinçle coşsun adını sevenler Sen'de</text:span><text:span text:style-name="T1">. (Mezmurlar, 5:11)</text:span></text:p>
      <text:p text:style-name="P15"><text:span text:style-name="T2">Rab korur Kendisi'ni seven herkesi...</text:span><text:span text:style-name="T1"> (Mezmurlar, 145:20)</text:span></text:p>
      <text:p text:style-name="P22"/>
      <text:p text:style-name="P22"/>
      <text:h text:style-name="P8" text:outline-level="1">TEVRAT'TA ALLAH KORKUSU</text:h>
      <text:p text:style-name="P21"/>
      <text:p text:style-name="P21"/>
      <text:p text:style-name="P15"><text:span text:style-name="T1">Ama </text:span><text:span text:style-name="T2">Rab Kendisi'nden korkanları sonsuza dek sever...</text:span><text:span text:style-name="T1"> (Mezmurlar, 103:17-18)</text:span></text:p>
      <text:p text:style-name="P15"><text:span text:style-name="T3">Bilgeliğin temeli Rab korkusudur</text:span><text:span text:style-name="T1">, O'nun kurallarını yerine getiren herkes sağduyu sahibi olur… (Mezmurlar, 111:10)</text:span></text:p>
      <text:p text:style-name="P15"><text:span text:style-name="T2">Rab'be korkuyla hizmet edin, titreyerek sevinin.</text:span><text:span text:style-name="T1"> (Mezmurlar, 2:11)</text:span></text:p>
      <text:p text:style-name="P15"><text:span text:style-name="T3">Ne mutlu Rab'den korkana</text:span><text:span text:style-name="T1">, O'nun yolunda yürüyene! Emeğinin ürününü yiyeceksin, mutlu ve başarılı olacaksın… </text:span><text:span text:style-name="T3">Rab'den korkan kişi böyle kutsanacak</text:span><text:span text:style-name="T1">. (Mezmurlar, 128:1-4)</text:span></text:p>
      <text:p text:style-name="P15"><text:span text:style-name="T2">Allah korkusu, doygun ve dertsiz bir yaşama kavuşturur.</text:span><text:span text:style-name="T1"> (Süleyman'ın Özdeyişleri, 19:23)</text:span></text:p>
      <text:p text:style-name="P15"><text:span text:style-name="T1">Kendini bilge biri olarak görme, </text:span><text:span text:style-name="T3">Rab'den kork</text:span><text:span text:style-name="T1">, kötülükten uzak dur. Böylece </text:span><text:span text:style-name="T3">bedenin sağlık ve ferahlık bulur</text:span><text:span text:style-name="T1">. (Süleyman Özdeyişleri, 3:7-8)</text:span></text:p>
      <text:p text:style-name="P15"><text:span text:style-name="T2">Rab'den korkan tam güvenliktedir... Rab korkusu yaşam kaynağıdır...</text:span><text:span text:style-name="T1"> (Süleyman'ın Özdeyişleri, 14:26-27)</text:span></text:p>
      <text:p text:style-name="P15"><text:span text:style-name="T2">Rab korkusu insanı kötülükten uzaklaştırır…</text:span><text:span text:style-name="T1"> (Süleyman'ın Özdeyişleri, 16:6)</text:span></text:p>
      <text:p text:style-name="P15"><text:span text:style-name="T3">Rab korkusu bilgelik öğretir</text:span><text:span text:style-name="T1">... (Süleyman'ın Özdeyişleri, 15:33)</text:span></text:p>
      <text:p text:style-name="P15"><text:span text:style-name="T1">…</text:span><text:span text:style-name="T7"> </text:span><text:span text:style-name="T3">Sürekli Rab korkusunda yaşa.</text:span><text:span text:style-name="T1"> Böylece bir geleceğin olur ve umudun boşa çıkmaz… (Süleyman'ın Özdeyişleri, 23:17-18)</text:span></text:p>
      <text:p text:style-name="P15"><text:span text:style-name="T1">…</text:span><text:span text:style-name="T7"> </text:span><text:span text:style-name="T1">Allah'ınız Rab sizden ne istiyor? Yalnız şunu istiyor: </text:span><text:span text:style-name="T3">Allah'ınız Rab'den korkun, </text:span><text:span text:style-name="T1">O'nun yollarında yürüyün, O'nu sevin; bütün yüreğinizle, bütün canınızla O'na kulluk edin</text:span><text:span text:style-name="T3">..</text:span><text:span text:style-name="T1">. (Yasa'nın Tekrarı, 10:12-13)</text:span></text:p>
      <text:p text:style-name="P15"><text:span text:style-name="T1">Allah'ınız Rab'bin ardınca yürüyün, </text:span><text:span text:style-name="T3">O'ndan korkun</text:span><text:span text:style-name="T1">. Buyruklarına uyun, O'nun sözüne kulak verin. O'na kulluk edin, O'na bağlı kalın. (Yasa'nın Tekrarı, 13:4)</text:span></text:p>
      <text:p text:style-name="P15"><text:span text:style-name="T3">Rab korkusu paktır</text:span><text:span text:style-name="T1">, sonsuza dek kalır… (Mezmurlar, 19:9)</text:span></text:p>
      <text:p text:style-name="P15"><text:span text:style-name="T1">Musa... "Allah sizi denemek için geldi; </text:span><text:span text:style-name="T3">Allah korkusu üzerinizde olsun</text:span><text:span text:style-name="T1">, günah işlemeyesiniz diye." (Mısır'dan Çıkış, 20:20)</text:span></text:p>
      <text:p text:style-name="P15"><text:span text:style-name="T1">Yaşadığınız sürenin güvencesi O'dur. Bol bol kurtuluş, bilgi ve bilgelik sağlayacak. </text:span><text:span text:style-name="T3">Halkın hazinesi Rab korkusudur</text:span><text:span text:style-name="T1">. (Yeşaya, 33:5-6)</text:span></text:p>
      <text:p text:style-name="P15"><text:span text:style-name="T1">"Bu kitapta yazılı Yasa'nın bütün sözlerine uymaz, </text:span><text:span text:style-name="T3">Allah'ınız Rab'bin yüce ve heybetli adından korkmazsanız,</text:span><text:span text:style-name="T1"> Rab sizi ve soyunuzu korkunç belalarla, büyük ve sürekli belalarla, ağır, iyileşmez hastalıklarla vuracak. (Yasa'nın Tekrarı, 28: 58-59)</text:span></text:p>
      <text:p text:style-name="P15"><text:span text:style-name="T1">Yeşu, "Bunun için </text:span><text:span text:style-name="T3">Rab'den korkun, </text:span><text:span text:style-name="T1">içtenlik ve bağlılıkla O'na kulluk edin" diye devam etti. (Yeşu, 24:14)</text:span></text:p>
      <text:p text:style-name="P15"><text:span text:style-name="T1">Herşeye egemen Rab'bi kutsal sayın. </text:span><text:span text:style-name="T3">Korkunuz</text:span><text:span text:style-name="T1">, yılgınız </text:span><text:span text:style-name="T3">O'ndan olsun</text:span><text:span text:style-name="T1">. (Yeşaya, 8:13) </text:span></text:p>
      <text:p text:style-name="P15"><text:span text:style-name="T1">Allah'ınız </text:span><text:span text:style-name="T3">Rab'den korkun</text:span><text:span text:style-name="T1">, O'na kulluk edin. O'na bağlı kalın ve O'nun adıyla ant için. (Yasa'nın Tekrarı, 10:20)</text:span></text:p>
      <text:p text:style-name="P15"><text:soft-page-break/><text:span text:style-name="T1">…</text:span><text:span text:style-name="T7"> </text:span><text:span text:style-name="T1">Allah'ınız Rab'bin buyruklarına uyun. Yollarında yürüyün, </text:span><text:span text:style-name="T3">O'ndan korkun</text:span><text:span text:style-name="T1">. (Yasa'nın Tekrarı, 8:6)</text:span></text:p>
      <text:p text:style-name="P15"><text:span text:style-name="T1">Yaşamınız boyunca siz, çocuklarınız ve torunlarınız, size verdiğim bütün kurallara, buyruklara uyarak </text:span><text:span text:style-name="T3">Allah'ınız Rab'den korkun ki, ömrünüz uzun olsun</text:span><text:span text:style-name="T1">… (Yasa'nın Tekrarı, 6:2)</text:span></text:p>
      <text:p text:style-name="P15"><text:span text:style-name="T1">Övgüler sunun Rab'be! </text:span><text:span text:style-name="T3">Ne mutlu Rab'den korkan insana</text:span><text:span text:style-name="T1">, O'nun buyruklarından büyük zevk alana! (Mezmurlar, 112:1)</text:span></text:p>
      <text:p text:style-name="P15"><text:span text:style-name="T1">Ey sizler, </text:span><text:span text:style-name="T3">Rab'den korkanlar</text:span><text:span text:style-name="T1">, O'na övgüler sunun!... (Mezmurlar, 22:23)</text:span></text:p>
      <text:p text:style-name="P15"><text:span text:style-name="T3">Kutsallar topluluğunda</text:span><text:span text:style-name="T1"> </text:span><text:span text:style-name="T3">Allah korku uyandırır</text:span><text:span text:style-name="T1">, çevresindekilerin hepsinden ulu ve müthiştir. (Mezmurlar 89:7)</text:span></text:p>
      <text:p text:style-name="P15"><text:span text:style-name="T2">Rab'den korkmak kötülükten nefret etmek demektir…</text:span><text:span text:style-name="T1"> (Süleyman'ın Özdeyişleri, 8:13)</text:span></text:p>
      <text:p text:style-name="P15"><text:span text:style-name="T2">Kutsallar topluluğunda Allah korku uyandırır...</text:span><text:span text:style-name="T1"> (Mezmurlar 89:7)</text:span></text:p>
      <text:p text:style-name="P15"><text:span text:style-name="T3">Dostuyum bütün Sen'den korkanların</text:span><text:span text:style-name="T1">, koşullarına uyanların. (Mezmurlar, 119:63)</text:span></text:p>
      <text:p text:style-name="P15"><text:span text:style-name="T3">Keşke benden korksalardı</text:span><text:span text:style-name="T1"> ve bütün buyruklarıma uymak için her zaman yürekten istekli olsalardı! O zaman kendilerine ve çocuklarına sürekli iyilik gelirdi. (Yasa'nın Tekrarı, 5:29)</text:span></text:p>
      <text:p text:style-name="P15"><text:span text:style-name="T1">... Ebeler </text:span><text:span text:style-name="T3">Allah'tan korkan</text:span><text:span text:style-name="T1"> kimselerdi... Ebeler </text:span><text:span text:style-name="T3">Kendisi'nden korktukları için</text:span><text:span text:style-name="T1"> Allah onları ev bark sahibi yaptı. (Mısır'dan Çıkış, 1:17, 21)</text:span></text:p>
      <text:p text:style-name="P15"><text:span text:style-name="T1">Ûs ülkesinde Eyüp adında bir adam yaşardı. Kusursuz, doğru bir adamdı. </text:span><text:span text:style-name="T3">Allah'tan korkar</text:span><text:span text:style-name="T1">, kötülükten kaçınırdı. (Eyüp, 1:1)</text:span></text:p>
      <text:p text:style-name="P15"><text:span text:style-name="T2">Dağlar Rab'bin önünde titrer,</text:span><text:span text:style-name="T1"> erir tepeler. Yer sarsılır önünde. </text:span><text:span text:style-name="T2">Dünya ve üzerinde yaşayanların tümü titrer.</text:span><text:span text:style-name="T1"> (Nahum, 1:5)</text:span></text:p>
      <text:p text:style-name="P15"><text:span text:style-name="T2">Krallığımda yaşayan herkesin Daniel'in Allah'ından korkup titremesini buyuruyorum...</text:span><text:span text:style-name="T1"> (Daniel, 6:26)</text:span></text:p>
      <text:p text:style-name="P15"><text:span text:style-name="T2">Kim Rab'den korkarsa, Rab ona seçeceği yolu gösterir. </text:span><text:span text:style-name="T1">Huzur içinde yaşayacak o insan... (Mezmurlar, 25:12-14)</text:span></text:p>
      <text:p text:style-name="P15"><text:span text:style-name="T3">…</text:span><text:span text:style-name="T5"> </text:span><text:span text:style-name="T3">Görevinizi Rab korkusuyla, </text:span><text:span text:style-name="T1">bağlılıkla, bütün yüreğinizle</text:span><text:span text:style-name="T3"> yapmalısınız. </text:span><text:span text:style-name="T1">(2. Tarihler, 19:9)</text:span></text:p>
      <text:p text:style-name="P15"><text:span text:style-name="T2">Rab korkusudur bilginin temeli.</text:span><text:span text:style-name="T1"> (Süleyman'ın Özdeyişleri, 1:7)</text:span></text:p>
      <text:p text:style-name="P15"><text:span text:style-name="T3">Birbirinize haksızlık yapmayacak, </text:span><text:span text:style-name="T1">Allah'ınızdan korkacaksınız. Allah'ınız Rab Benim. (Levililer, 25:17)</text:span></text:p>
      <text:p text:style-name="P15"><text:span text:style-name="T1">Eğer </text:span><text:span text:style-name="T3">Rab'den korkar</text:span><text:span text:style-name="T1">, O'na kulluk ederseniz, O'nun sözünü dinleyip buyruklarına karşı gelmezseniz… </text:span><text:span text:style-name="T3">Yalnız Rab'den korkun</text:span><text:span text:style-name="T1">, O'na bağlılıkla ve bütün yüreğinizle kulluk edin. O'nun sizler için ne görkemli işler yaptığını bir düşünün! (1. Samuel, 12:14, 24)</text:span></text:p>
      <text:p text:style-name="P15"><text:span text:style-name="T1">Halkı -erkekleri, kadınları, çocukları ve kentlerinizde yaşayan yabancıları- toplayın. Öyle ki, </text:span><text:span text:style-name="T3">herkes duyup öğrensin, Allah'ınız Rab'den korksun</text:span><text:span text:style-name="T1">. Bu yasanın bütün sözlerine uymaya dikkat etsin… Yaşadığınız sürece Allah'ınız Rab'den korkmayı öğrensinler. (Yasa'nın Tekrarı, 31:12-13)</text:span></text:p>
      <text:p text:style-name="P15"><text:span text:style-name="T1">Rab Kendisi'ne yakaran, içtenlikle yakaran herkese yakındır. </text:span><text:span text:style-name="T3">Dileğini yerine getirir Kendisi'nden korkanların</text:span><text:span text:style-name="T1">… (Mezmurlar, 145:18-19)</text:span></text:p>
      <text:p text:style-name="P15"><text:span text:style-name="T3">Bütün yeryüzü Rab'den korksun</text:span><text:span text:style-name="T1">, dünyada yaşayan herkes O'na saygı duysun. Çünkü O söyleyince, herşey var oldu; O buyurunca, herşey belirdi. (Mezmurlar, 33:8-9)</text:span></text:p>
      <text:p text:style-name="P15"><text:soft-page-break/><text:span text:style-name="T3">Allah'ınız Rab'den korkacaksınız</text:span><text:span text:style-name="T1">; O'na kulluk edecek ve O'nun adıyla ant içeceksiniz. Başka ilahların, çevrenizdeki ulusların taptığı hiçbir ilahın ardınca gitmeyeceksiniz. (Yasa'nın Tekrarı, 6:13-14)</text:span></text:p>
      <text:p text:style-name="P15"><text:span text:style-name="T1">Sağıra lanet etmeyecek, körün önüne engel koymayacaksın. </text:span><text:span text:style-name="T3">Allah'ından korkacaksın</text:span><text:span text:style-name="T1">. Rab Benim. (Levililer, 19:14)</text:span></text:p>
      <text:p text:style-name="P15"><text:span text:style-name="T1">... Yaşlılara saygı göstereceksin. </text:span><text:span text:style-name="T3">Allah'ından korkacaksın</text:span><text:span text:style-name="T1">. Rab Benim. (Levililer, 19:32)</text:span></text:p>
      <text:p text:style-name="P15"><text:span text:style-name="T1">Oğlum, bilgeliğe kulak verip yürekten akla yönelerek sözlerimi kabul eder, buyruklarımı aklında tutarsan; evet, aklı çağırır, ona gönülden seslenirsen, gümüş ararcasına onu ararsan, onu ararsan define arar gibi, </text:span><text:span text:style-name="T3">Rab korkusunu anlar ve Allah'ı yakından tanırsın</text:span><text:span text:style-name="T1">. Çünkü bilgeliğin kaynağı Rab'dir. (Süleyman'ın Özdeyişleri, 2:1-6)</text:span></text:p>
      <text:p text:style-name="P15"><text:span text:style-name="T1">Bilge kişiyi eğitirsen daha bilge olur, doğru kişiye öğretirsen bilgisini artırır. </text:span><text:span text:style-name="T3">Rab korkusudur bilgeliğin temeli</text:span><text:span text:style-name="T1">. Akıl Kutsal Olan'ı (Allah'ı) tanımaktır... (Süleyman'ın Özdeyişleri, 9:9-10)</text:span></text:p>
      <text:p text:style-name="P15"><text:span text:style-name="T1">Rab sevecen ve lütfedendir... </text:span><text:span text:style-name="T3">Kendisi'nden korkanlara karşı sevgisi</text:span><text:span text:style-name="T1"> de o kadar büyüktür... </text:span><text:span text:style-name="T3">Rab Kendisi'nden korkanlara sevecen davranır</text:span><text:span text:style-name="T1">... (Mezmurlar, 103:8, 11-13)</text:span></text:p>
      <text:p text:style-name="P15"><text:span text:style-name="T3">Rab korkusu ömrü uzatır</text:span><text:span text:style-name="T1">, kötülerin yıllarıysa kısadır. (Süleyman'ın Özdeyişleri, 10:27)</text:span></text:p>
      <text:p text:style-name="P15"><text:span text:style-name="T3">Doğru yolda yürüyen, Rab'den korkar</text:span><text:span text:style-name="T1">... (Süleyman'ın Özdeyişleri, 14:2)</text:span></text:p>
      <text:p text:style-name="P15"><text:span text:style-name="T1">Rab'bin meleği </text:span><text:span text:style-name="T3">O'ndan korkanların</text:span><text:span text:style-name="T1"> çevresine ordugah kurar, kurtarır onları… </text:span><text:span text:style-name="T3">Rab'den korkun... çünkü O'ndan korkanın </text:span><text:span text:style-name="T1">eksiği olmaz. (Mezmurlar, 34:7-9)</text:span></text:p>
      <text:p text:style-name="P15"><text:span text:style-name="T1">…</text:span><text:span text:style-name="T7"> </text:span><text:span text:style-name="T1">Rab sizden ne istiyor? Yalnız şunu istiyor: </text:span><text:span text:style-name="T3">Allah'ınız Rab'den korkun</text:span><text:span text:style-name="T1">, O'nun yollarında yürüyün, O'nu sevin; bütün yüreğinizle, bütün canınızla O'na kulluk edin; üzerinize iyilik gelsin diye bugün size bildirdiğim buyruklarına, kurallarına uyun. (Yasa'nın Tekrarı, 10:12-13)</text:span></text:p>
      <text:p text:style-name="P15"><text:span text:style-name="T1">…</text:span><text:span text:style-name="T7"> </text:span><text:span text:style-name="T1">Sen ulusun, harikalar yaratırsın, tek Allah Sen'sin. Ya Rab, yolunu bana öğret, Senin gerçeğine göre yürüyeyim, kararlı kıl beni, </text:span><text:span text:style-name="T3">yalnız Senin adından korkayım</text:span><text:span text:style-name="T1">. (Mezmurlar, 86:10-11)</text:span></text:p>
      <text:p text:style-name="P15"><text:span text:style-name="T3">Ey Rab'den korkanlar</text:span><text:span text:style-name="T1">, Rab'be güvenin, O'dur yardımcınız ve kalkanınız (koruyanınız)!... Küçük, büyük, </text:span><text:span text:style-name="T3">Kendisi'nden korkan herkesi kutsayacak.</text:span><text:span text:style-name="T1"> (Mezmurlar, 115:11-13)</text:span></text:p>
      <text:p text:style-name="P15"><text:span text:style-name="T1">Rab'be şükredin, çünkü O iyidir, sevgisi sonsuzdur... </text:span><text:span text:style-name="T3">"Sonsuzdur sevgisi!" desin Rab'den korkanlar</text:span><text:span text:style-name="T1">. (Mezmurlar, 118:1-4)</text:span></text:p>
      <text:p text:style-name="P15"><text:span text:style-name="T1">... Rab'be övgüler sunun, </text:span><text:span text:style-name="T3">ey Rab'den korkanlar!</text:span><text:span text:style-name="T1"> (Mezmurlar, 135:20)</text:span></text:p>
      <text:p text:style-name="P15"><text:span text:style-name="T3">Rab Kendisi'nden korkanlardan</text:span><text:span text:style-name="T1">, sevgisine umut bağlayanlardan hoşlanır. (Mezmurlar, 147:11)</text:span></text:p>
      <text:p text:style-name="P15"><text:span text:style-name="T1">Bilge kişi </text:span><text:span text:style-name="T3">(Allah'tan) korktuğu için</text:span><text:span text:style-name="T1"> kötülükten uzaklaşır… (Süleyman'ın Özdeyişleri, 14:16)</text:span></text:p>
      <text:p text:style-name="P15"><text:span text:style-name="T1">Yoksul olup </text:span><text:span text:style-name="T3">Rab'den korkmak</text:span><text:span text:style-name="T1">, zengin olup kaygı içinde yaşamaktan yeğdir. (Süleyman'ın Özdeyişleri, 15:16)</text:span></text:p>
      <text:p text:style-name="P15"><text:span text:style-name="T1">Alçakgönüllülüğün ve </text:span><text:span text:style-name="T3">Rab korkusunun ödülü</text:span><text:span text:style-name="T1">, zenginlik, </text:span><text:span text:style-name="T3">onur ve yaşamdır</text:span><text:span text:style-name="T1">. (Süleyman'ın Özdeyişleri, 22:4)</text:span></text:p>
      <text:p text:style-name="P15"><text:span text:style-name="T1">Kusursuz yaşam süren, adil davranan, yürekten gerçeği söyleyen (kişi)... </text:span><text:span text:style-name="T3">Rab'den korkanlara saygı duyar</text:span><text:span text:style-name="T1">. (Mezmurlar, 15:2-4)</text:span></text:p>
      <text:p text:style-name="P15"><text:soft-page-break/><text:span text:style-name="T1">Rab, "Kulum Eyüp'e bakıp da düşündün mü?" dedi, "… Kusursuz, doğru bir adamdır. </text:span><text:span text:style-name="T3">Allah'tan korkar</text:span><text:span text:style-name="T1">, kötülükten kaçınır…" (Eyüp, 2:3)</text:span></text:p>
      <text:p text:style-name="P15"><text:span text:style-name="T1">İyiliğin ne büyüktür, ya Rab, onu </text:span><text:span text:style-name="T3">Sen'den korkanlar</text:span><text:span text:style-name="T1"> için saklarsın… (Mezmurlar, 31:19)</text:span></text:p>
      <text:p text:style-name="P15"><text:span text:style-name="T1">…</text:span><text:span text:style-name="T7"> </text:span><text:span text:style-name="T1">Rab'bin gözü </text:span><text:span text:style-name="T3">Kendisi'nden korkanların</text:span><text:span text:style-name="T1">, sevgisine umut bağlayanların üzerindedir. (Mezmurlar, 33:18)</text:span></text:p>
      <text:p text:style-name="P15"><text:span text:style-name="T1">Gelin, ey çocuklar, dinleyin beni: </text:span><text:span text:style-name="T3">Size Rab korkusunu öğreteyim</text:span><text:span text:style-name="T1">. Kim yaşamdan zevk almak, iyi günler görmek istiyorsa, dilini kötülükten, dudaklarını yalandan uzak tutsun. Kötülükten sakının, iyilik yapın; esenliği amaçlayın, ardınca gidin. (Mezmurlar, 34:11-14)</text:span></text:p>
      <text:p text:style-name="P15"><text:span text:style-name="T1">Gelin, dinleyin, </text:span><text:span text:style-name="T3">ey sizler, Allah'tan korkanlar</text:span><text:span text:style-name="T1">, (Allah'ın) benim için neler yaptığını size anlatayım. (Mezmurlar, 66:16)</text:span></text:p>
      <text:p text:style-name="P15"><text:span text:style-name="T1">Kuralları, yasaları halka öğret, izlemeleri gereken yolu, yapacakları işi göster. Bunun yanı sıra halkın arasından </text:span><text:span text:style-name="T3">Allah'tan korkan</text:span><text:span text:style-name="T1">, yetenekli, haksız kazançtan nefret eden dürüst adamlar seç... (Mısır'dan Çıkış, 18:20-21)</text:span></text:p>
      <text:p text:style-name="P15"><text:span text:style-name="T1">Halklar Sana şükretsin, ey Allah, bütün halklar Sana şükretsin!... </text:span><text:span text:style-name="T3">Dünyanın dört bucağındakiler O'ndan korksun! </text:span><text:span text:style-name="T1">(Mezmurlar, 67:5-7)</text:span></text:p>
      <text:p text:style-name="P15"><text:span text:style-name="T1">Bir kardeşin yoksullaşır, muhtaç duruma düşerse, ona yardım etmelisin. Aranızda kalan bir yabancı ya da konuk gibi yaşayacak. Ondan faiz ve kâr alma. </text:span><text:span text:style-name="T3">Allah'ından kork ki</text:span><text:span text:style-name="T1">, kardeşin yanında yaşamını sürdürebilsin… Ona efendilik etmeyecek, sert davranmayacaksın. </text:span><text:span text:style-name="T3">Allah'ından korkacaksın</text:span><text:span text:style-name="T1">. (Levililer, 25:35-36, 43)</text:span></text:p>
      <text:p text:style-name="P15"><text:span text:style-name="T2">Yalnız Sensin korkulması gereken...</text:span><text:span text:style-name="T1"> (Mezmurlar, 76:7)</text:span></text:p>
      <text:p text:style-name="P15"><text:span text:style-name="T1">…</text:span><text:span text:style-name="T7"> </text:span><text:span text:style-name="T1">Sadık kullarına esenlik sözü verecek, yeter ki, bir daha akılsızlık etmesinler. Evet, </text:span><text:span text:style-name="T3">O Kendisi'nden korkanları kurtarmak üzeredir</text:span><text:span text:style-name="T1">... (Mezmurlar, 85:8-9)</text:span></text:p>
      <text:p text:style-name="P15"><text:span text:style-name="T1">... </text:span><text:span text:style-name="T3">Rab'den korkup</text:span><text:span text:style-name="T1"> O'na ve kulu Musa'ya güvendi. (Mısır'dan Çıkış, 14:31)</text:span></text:p>
      <text:p text:style-name="P15"><text:span text:style-name="T1">Bu yasa örneğini yanında bulunduracak, yaşamı boyunca her gün onu okuyacak. Öyle ki, </text:span><text:span text:style-name="T3">Allah'ı Rab'den korkmayı</text:span><text:span text:style-name="T1">, bu yasanın bütün sözlerine ve kurallarına uymayı </text:span><text:span text:style-name="T3">öğrensin</text:span><text:span text:style-name="T1">; kendini kardeşlerinden üstün saymasın, yasanın dışına çıkmasın; kendinin ve soyunun krallığı İsrail'de uzun yıllar sürsün. (Yasa'nın Tekrarı, 17:19-20)</text:span></text:p>
      <text:p text:style-name="P15"><text:span text:style-name="T1">Çünkü </text:span><text:span text:style-name="T3">Allah'tan gelecek beladan korkarım</text:span><text:span text:style-name="T1">, O'nun görkeminden (kudretinden) ötürü böyle bir şey yapamam. (Eyüp, 31:23)</text:span></text:p>
      <text:p text:style-name="P15"><text:span text:style-name="T3">Senin güvendiğin Allah'tan korkun değil mi</text:span><text:span text:style-name="T1">, umudun kusursuz yaşamında değil mi? (Eyüp, 4:6)</text:span></text:p>
      <text:p text:style-name="P15"><text:span text:style-name="T1">Sürekli üzerimize iyilik gelmesi... için </text:span><text:span text:style-name="T3">Allah'ımız Rab</text:span><text:span text:style-name="T1"> bütün bu kurallara uymamızı ve </text:span><text:span text:style-name="T3">Kendisi'nden korkmamızı buyurdu</text:span><text:span text:style-name="T1">. (Yasa'nın Tekrarı, 6:24)</text:span></text:p>
      <text:p text:style-name="P15"><text:span text:style-name="T1">Benden önce görev yapan valiler halka yük oldular… Uşakları bile halkı ezdi. Ama ben </text:span><text:span text:style-name="T3">Allah'tan korktuğum için </text:span><text:span text:style-name="T1">böyle davranmadım. (Nehemya, 5:15)</text:span></text:p>
      <text:p text:style-name="P15"><text:span text:style-name="T3">Onun için Rab'den korkun</text:span><text:span text:style-name="T1">, dikkatle yargılayın. Çünkü Allah'ımız Rab kimsenin haksızlık yapmasına, kimseyi kayırmasına, rüşvet almasına göz yummaz... Yehoşafat onlara şu buyrukları verdi: "</text:span><text:span text:style-name="T3">Görevinizi Rab korkusuyla</text:span><text:span text:style-name="T1">, bağlılıkla, bütün yüreğinizle </text:span><text:span text:style-name="T3">yapmalısınız</text:span><text:span text:style-name="T1">." (2. Tarihler, 9:7-9)</text:span></text:p>
      <text:p text:style-name="P15"><text:soft-page-break/><text:span text:style-name="T1">Günahlı yüz kez kötülük edip uzun yaşasa bile, </text:span><text:span text:style-name="T2">Allah'tan korkanların,</text:span><text:span text:style-name="T1"> O'nun önünde saygıyla duranların </text:span><text:span text:style-name="T2">iyilik göreceğini biliyorum. Oysa kötü, Allah'tan korkmadığı için iyilik görmeyecek... </text:span><text:span text:style-name="T1">(Vaiz, 8:12-13)</text:span></text:p>
      <text:p text:style-name="P15"><text:span text:style-name="T1">Dinleyin!... </text:span><text:span text:style-name="T2">O'nun (Allah'ın) adından korkmak bilgeliktir.</text:span><text:span text:style-name="T1"> (Mika, 6:9)</text:span></text:p>
      <text:p text:style-name="P15"><text:span text:style-name="T1">…</text:span><text:span text:style-name="T7"> </text:span><text:span text:style-name="T3">Rab'den korkarak</text:span><text:span text:style-name="T1"> O'nun lütfunu diledi… (Yeremya, 26:19)</text:span></text:p>
      <text:p text:style-name="P15"><text:span text:style-name="T1">…</text:span><text:span text:style-name="T7"> </text:span><text:span text:style-name="T1">Sen büyüksün, Adın da büyüktür gücün sayesinde. </text:span><text:span text:style-name="T3">Sen'den kim korkmaz</text:span><text:span text:style-name="T1">… (Yeremya, 10:6-7)</text:span></text:p>
      <text:p text:style-name="P15"><text:span text:style-name="T1">…</text:span><text:span text:style-name="T7"> </text:span><text:span text:style-name="T1">Yaşadıkları sürece </text:span><text:span text:style-name="T3">Sen'den korksunlar</text:span><text:span text:style-name="T1"> ve Senin yolunda yürüsünler… Öyle ki, </text:span><text:span text:style-name="T3">dünyanın bütün ulusları</text:span><text:span text:style-name="T1">… adını bilsin, </text:span><text:span text:style-name="T3">Sen'den korksun</text:span><text:span text:style-name="T1">... <text:s/>(2. Tarihler, 6:31-33)</text:span></text:p>
      <text:p text:style-name="P22"/>
      <text:p text:style-name="P22"/>
      <text:h text:style-name="P8" text:outline-level="1">TEVRAT'TA ALLAH'A YAKINLIK VE İMAN DERİNLİĞİ</text:h>
      <text:p text:style-name="P21"/>
      <text:p text:style-name="P21"/>
      <text:h text:style-name="P47" text:outline-level="2">Tevrat'ta Allah'a Yakınlık</text:h>
      <text:p text:style-name="P15"><text:span text:style-name="T2">Rab Kendisi'ne yakaran, içtenlikle yakaran herkese yakındır.</text:span><text:span text:style-name="T1"> (Mezmurlar, 145:18)</text:span></text:p>
      <text:p text:style-name="P15"><text:span text:style-name="T1">Ey canım, </text:span><text:span text:style-name="T3">yalnız Allah'ta huzur bul</text:span><text:span text:style-name="T1">, çünkü umudum O'ndadır. (Mezmurlar, 62:5)</text:span></text:p>
      <text:p text:style-name="P15"><text:span text:style-name="T2">Ya Rab, bütün varlığımla Sana yaklaşıyorum.</text:span><text:span text:style-name="T1"> (Mezmurlar, 25:1)</text:span></text:p>
      <text:p text:style-name="P15"><text:span text:style-name="T1">Bugünkü gibi O'nun kurallarına göre yaşamak ve buyruklarına uymak için </text:span><text:span text:style-name="T3">bütün yüreğinizi Allah'ımız Rab'be adayın</text:span><text:span text:style-name="T1">." (1. Krallar, 8:61)</text:span></text:p>
      <text:p text:style-name="P15"><text:span text:style-name="T1">Beni sevenleri Ben de severim, </text:span><text:span text:style-name="T3">gayretle arayan Beni bulur</text:span><text:span text:style-name="T1">. (Süleyman Özdeyişleri, 8:17)</text:span></text:p>
      <text:p text:style-name="P15"><text:span text:style-name="T2">Allah'ınız Rab'bi sevin, sözüne uyup O'na bağlanın. Rab yaşamınızdır...</text:span><text:span text:style-name="T1"> (Yasa'nın Tekrarı, 30:20)</text:span></text:p>
      <text:p text:style-name="P15"><text:span text:style-name="T3">Allah'ınız Rab'bi unutmamaya dikkat edin</text:span><text:span text:style-name="T1">. Bugün size bildirdiğim buyruklarını, ilkelerini, kurallarını gevşetmeyin. (Yasa'nın Tekrarı, 8:11)</text:span></text:p>
      <text:p text:style-name="P15"><text:span text:style-name="T1">Bugüne dek yaptığınız gibi, Allah'ınız </text:span><text:span text:style-name="T3">Rab'be sımsıkı bağlı kalın. </text:span><text:span text:style-name="T1">(Yeşu, 23:8)</text:span></text:p>
      <text:p text:style-name="P15"><text:span text:style-name="T3">Yüreklerinizi Rab'be adayın</text:span><text:span text:style-name="T1">, bundan böyle dikbaşlı olmayın. (Yasa'nın Tekrarı, 10:16)</text:span></text:p>
      <text:p text:style-name="P15"><text:span text:style-name="T1">Bulma fırsatı varken </text:span><text:span text:style-name="T3">Rab'bi arayın</text:span><text:span text:style-name="T1">, yakındayken </text:span><text:span text:style-name="T3">O'na yakarın</text:span><text:span text:style-name="T1">. (Yeşaya, 55:6)</text:span></text:p>
      <text:p text:style-name="P15"><text:span text:style-name="T2">Canım yalnız Allah'da huzur bulur…</text:span><text:span text:style-name="T1"> <text:s/>(Mezmurlar, 62:1)</text:span></text:p>
      <text:p text:style-name="P15"><text:span text:style-name="T1">Rab Kendisi'ne yakaran, </text:span><text:span text:style-name="T3">içtenlikle yakaran herkese yakındır</text:span><text:span text:style-name="T1">. Dileğini yerine getirir Kendisi'nden korkanların, feryatlarını işitir, onları kurtarır. Rab korur Kendisi'ni seven herkesi... (Mezmurlar, 18:20)</text:span></text:p>
      <text:p text:style-name="P15"><text:span text:style-name="T1">Sen, ey oğlum Süleyman, babanın Allah'ını tanı. </text:span><text:span text:style-name="T3">Bütün yüreğinle ve istekle O'na kulluk et</text:span><text:span text:style-name="T1">. Çünkü Rab her yüreği araştırır, her düşüncenin ardındaki amacı saptar. </text:span><text:span text:style-name="T3">Eğer O'na yönelirsen, Kendisi'ni sana buldurur</text:span><text:span text:style-name="T1">. Ama O'nu bırakırsan, seni sonsuza dek reddeder. (1. Tarihler, 28:9)</text:span></text:p>
      <text:p text:style-name="P15"><text:span text:style-name="T1">Yeşu, "Bunun için Rab'den korkun,</text:span><text:span text:style-name="T3"> içtenlik ve bağlılıkla O'na kulluk edin</text:span><text:span text:style-name="T1">" diye devam etti, "Atalarınızın... kulluk ettikleri ilahları atın, Rab'be kulluk edin. (Yeşu, 24:14)</text:span></text:p>
      <text:p text:style-name="P15"><text:span text:style-name="T2">... Allah'ınız Rab'bi unutmamaya dikkat edin.</text:span><text:span text:style-name="T1"> (Yasa'nın Tekrarı, 8:14)</text:span></text:p>
      <text:p text:style-name="P15"><text:span text:style-name="T1">... Allah'ınız Rab sizden ne istiyor? Yalnız şunu istiyor: Allah'ınız Rab'den korkun, O'nun yollarında yürüyün, O'nu sevin; </text:span><text:span text:style-name="T3">bütün yüreğinizle, bütün canınızla O'na kulluk edin. </text:span><text:span text:style-name="T1">(Yasa'nın Tekrarı, 10:12)</text:span></text:p>
      <text:p text:style-name="P15"><text:span text:style-name="T1">Allah'ınız Rab'den korkun, O'na kulluk edin. </text:span><text:span text:style-name="T3">O'na bağlı kalın </text:span><text:span text:style-name="T1">ve O'nun adıyla ant için.</text:span><text:span text:style-name="T3"> </text:span><text:span text:style-name="T1">(Yasa'nın Tekrarı, 10:20)</text:span></text:p>
      <text:p text:style-name="P15"><text:span text:style-name="T1">Allah'ınız Rab'bi sevmek,</text:span><text:span text:style-name="T3"> bütün yüreğinizle, bütün canınızla O'na kulluk etmek </text:span><text:span text:style-name="T1">için bugün size bildirdiğim buyruklara iyice kulak verirseniz. (Yasa'nın Tekrarı, 11:13)</text:span></text:p>
      <text:p text:style-name="P15"><text:soft-page-break/><text:span text:style-name="T3">Allah'ınız Rab'bin ardınca yürüyün</text:span><text:span text:style-name="T1">, O'ndan korkun. Buyruklarına uyun, O'nun sözüne kulak verin. </text:span><text:span text:style-name="T3">O'na kulluk edin, O'na bağlı kalın</text:span><text:span text:style-name="T1">. (Yasa'nın Tekrarı, 13:4)</text:span></text:p>
      <text:p text:style-name="P15"><text:span text:style-name="T1">Ama Sen, </text:span><text:span text:style-name="T3">ya Rab, çevremde kalkansın (beni koruyansın)</text:span><text:span text:style-name="T1">, onurum, başımı yukarı kaldıran Sensin. (Mezmurlar, 3:3)</text:span></text:p>
      <text:p text:style-name="P15"><text:span text:style-name="T3">Allah kalkan gibi yanıbaşımda, </text:span><text:span text:style-name="T1">temiz yüreklileri O kurtarır. (Mezmurlar 7:10)</text:span></text:p>
      <text:p text:style-name="P15"><text:span text:style-name="T1">Esenlik içinde yatar uyurum, </text:span><text:span text:style-name="T2">çünkü yalnız Sen, ya Rab, güvenlik içinde tutarsın beni.</text:span><text:span text:style-name="T1"> (Mezmurlar, 4:8)</text:span></text:p>
      <text:p text:style-name="P15"><text:span text:style-name="T3">Sana sığınıyorum.</text:span><text:span text:style-name="T1"> Rızanı işlemeyi bana öğret. Çünkü Sen benim Allah'ımsın... (Mezmurlar, 143:9-10)</text:span></text:p>
      <text:p text:style-name="P15"><text:span text:style-name="T1">Rab'bi tanıyalım, </text:span><text:span text:style-name="T3">Rab'bi tanımaya gayret edelim</text:span><text:span text:style-name="T1">.. (Hoşea, 6:3)</text:span></text:p>
      <text:p text:style-name="P15"><text:span text:style-name="T1">Rab diyor ki, "Bu halk bana yaklaşıp ağızlarıyla, dudaklarıyla beni sayar, ama </text:span><text:span text:style-name="T3">yürekleri benden uzak</text:span><text:span text:style-name="T1">…" (Yeşaya, 29:13)</text:span></text:p>
      <text:p text:style-name="P15"><text:span text:style-name="T1">Rab diyor ki, "İnsana güvenen, insanın gücüne dayanan, yüreği </text:span><text:span text:style-name="T3">Rab'den uzaklaşan kişi lanetlidir</text:span><text:span text:style-name="T1">. Böylesi bozkırdaki çalı gibidir, iyilik geldiği <text:s/>zaman görmeyecek... (Yeremya, 17:5-6)</text:span></text:p>
      <text:p text:style-name="P15"><text:span text:style-name="T1">…</text:span><text:span text:style-name="T7"> </text:span><text:span text:style-name="T1">Rab'bin yolunda yürüdüm, </text:span><text:span text:style-name="T3">Allah'ımdan uzaklaşarak kötülük yapmadım</text:span><text:span text:style-name="T1">. (Mezmurlar, 18:21)</text:span></text:p>
      <text:p text:style-name="P15"><text:span text:style-name="T1">Doğruluk ekin kendiniz için, sevgi meyveleri biçin... Çünkü </text:span><text:span text:style-name="T3">Rab'be yönelme zamanıdır</text:span><text:span text:style-name="T1">... (Hoşea, 10:12)</text:span></text:p>
      <text:p text:style-name="P15"><text:span text:style-name="T1">Bu yüzden </text:span><text:span text:style-name="T3">Allah'ına dön</text:span><text:span text:style-name="T1"> sen, sevgiye, adalete sarıl, sürekli Allah'ını bekle. (Hoşea, 12:6)</text:span></text:p>
      <text:p text:style-name="P15"><text:span text:style-name="T1">Allah'ın </text:span><text:span text:style-name="T3">Rab'be dön</text:span><text:span text:style-name="T1">... Dualarla gidin, </text:span><text:span text:style-name="T3">Rab'be dönün</text:span><text:span text:style-name="T1">, O'na, "Bağışla bütün suçlarımızı" deyin, "Lütfet, kabul et bizi..." (Hoşea, 14:1-2)</text:span></text:p>
      <text:p text:style-name="P15"><text:span text:style-name="T1">Kötü kişi yolunu, fesatçı düşüncelerini bıraksın; </text:span><text:span text:style-name="T3">Rab'be dönsün, merhamet bulur, Allah'ımıza dönsün</text:span><text:span text:style-name="T1">, bol bol bağışlanır. (Yeşaya, 55:7)</text:span></text:p>
      <text:p text:style-name="P15"><text:span text:style-name="T1">Giysilerinizi değil, yüreklerinizi paralayın ve </text:span><text:span text:style-name="T3">Allah'ınız Rab'be dönün</text:span><text:span text:style-name="T1">. Çünkü Rab lütfeder, acır... Sevgisi engindir... (Yoel, 2:13)</text:span></text:p>
      <text:p text:style-name="P22"/>
      <text:h text:style-name="P47" text:outline-level="2">Tevrat'ta Allah'a Bağlılık ve Sadakat</text:h>
      <text:p text:style-name="P15"><text:span text:style-name="T1">Allah'ınız Rab'den korkun, O'na kulluk edin. </text:span><text:span text:style-name="T3">O'na bağlı kalın</text:span><text:span text:style-name="T1"> ve O'nun adıyla ant için. (Yasa'nın Tekrarı, 10:20)</text:span></text:p>
      <text:p text:style-name="P15"><text:span text:style-name="T1">Uymanız için size bildirdiğim bu buyrukları eksiksiz yerine getirir, Allah'ınız Rab'bi sever, yollarında yürür, </text:span><text:span text:style-name="T3">O'na bağlı kalırsanız</text:span><text:span text:style-name="T1">... Hiç kimse size karşı koyamayacak. (Yasa'nın Tekrarı, 11:20-22)</text:span></text:p>
      <text:p text:style-name="P15"><text:span text:style-name="T1">Çünkü </text:span><text:span text:style-name="T3">Ben kurbandan değil, bağlılıktan hoşlanırım</text:span><text:span text:style-name="T1">, yakmalık sunulardan çok Beni tanımanızı isterim. (Hoşea, 6:6)</text:span></text:p>
      <text:p text:style-name="P15"><text:span text:style-name="T1">Allah'ınız Rab'bin ardınca yürüyün, O'ndan korkun. Buyruklarına uyun, O'nun sözüne kulak verin. O'na kulluk edin, </text:span><text:span text:style-name="T3">O'na bağlı kalın</text:span><text:span text:style-name="T1">. (Yasa'nın Tekrarı, 13:4)</text:span></text:p>
      <text:p text:style-name="P15"><text:span text:style-name="T1">Rab'bi sevin, </text:span><text:span text:style-name="T3">ey O'nun sadık kulları! Rab Kendisi'ne bağlı olanları korur</text:span><text:span text:style-name="T1">... Ey Rab'be umut bağlayanlar, güçlü ve yürekli olun! (Mezmurlar, 31:23-24)</text:span></text:p>
      <text:p text:style-name="P15"><text:span text:style-name="T1">Süleyman, "Kulun babam Davut'a büyük iyilikler yaptın... </text:span><text:span text:style-name="T3">O Sana bağlı</text:span><text:span text:style-name="T1">, doğru, bütün yüreğiyle dürüst biri </text:span><text:span text:style-name="T3">olarak yolunda yürüdü</text:span><text:span text:style-name="T1">..." (1. Krallar, 3:6)</text:span></text:p>
      <text:p text:style-name="P15"><text:soft-page-break/><text:span text:style-name="T1">... Allah'ınız Rab'bi sevin, tümüyle gösterdiği yolda yürüyün, buyruklarını yerine getirin, </text:span><text:span text:style-name="T3">O'na bağlı kalın</text:span><text:span text:style-name="T1">, O'na candan ve yürekten hizmet edin. (Yeşu, 22:5)</text:span></text:p>
      <text:p text:style-name="P15"><text:span text:style-name="T3">Rab'be çok bağlıydı</text:span><text:span text:style-name="T1">, O'nun yolundan ayrılmadı, Rab'bin Musa'ya vermiş olduğu buyrukları yerine getirdi. (2. Krallar, 18:6)</text:span></text:p>
      <text:p text:style-name="P15"><text:span text:style-name="T3">Rab'be bağlı kalan sizler</text:span><text:span text:style-name="T1"> ise hâlâ yaşamaktasınız. "İşte, Allah'ım Rab'bin buyruğu uyarınca size kurallar, ilkeler verdim. Öyle ki, mülk edinmek için gideceğiniz ülkede bunlara uyasınız. Onlara sımsıkı bağlanın…" (Yasa'nın Tekrarı, 4:4-6)</text:span></text:p>
      <text:p text:style-name="P15"><text:span text:style-name="T1">Bugüne dek yaptığınız gibi, </text:span><text:span text:style-name="T3">Allah'ınız Rab'be sımsıkı bağlı kalın. </text:span><text:span text:style-name="T1">(Yeşu, 23:8)</text:span></text:p>
      <text:p text:style-name="P15"><text:span text:style-name="T1">Davranışlarımızı sınayıp gözden geçirelim, </text:span><text:span text:style-name="T3">yine Rab'be dönelim</text:span><text:span text:style-name="T1">. (Ağıtlar, 3:40)</text:span></text:p>
      <text:p text:style-name="P15"><text:span text:style-name="T1">... Çünkü İbrahim sözümü dinledi. </text:span><text:span text:style-name="T2">Uyarılarıma, buyruklarıma, kurallarıma, Yasalarıma bağlı kaldı.</text:span><text:span text:style-name="T1"> (Yaratılış, 26:4-5)</text:span></text:p>
      <text:p text:style-name="P15"><text:span text:style-name="T3">Rab sadık kullarının adımlarını korur</text:span><text:span text:style-name="T1">, ama kötüler karanlıkta susturulur. Çünkü güçle zafere ulaşamaz insan. (1. Samuel, 2:9)</text:span></text:p>
      <text:p text:style-name="P15"><text:span text:style-name="T1">Bu yüzden </text:span><text:span text:style-name="T3">Rab... sadık kuluna sadakat gösterir</text:span><text:span text:style-name="T1">, kusursuz olana kusursuz davranırsın. (2. Samuel, 22:25-26)</text:span></text:p>
      <text:p text:style-name="P15"><text:span text:style-name="T1">Ya Rab... </text:span><text:span text:style-name="T3">Bütün yürekleriyle yolunu izleyen kullarınla</text:span><text:span text:style-name="T1"> yaptığın antlaşmaya (vaadine) bağlı kalırsın. (1. Krallar, 8:23)</text:span></text:p>
      <text:p text:style-name="P15"><text:span text:style-name="T1">Ya Rab Allah, dini görevlilerin kurtuluşu kuşansın, </text:span><text:span text:style-name="T3">sadık kulların iyiliklerinle sevinsinler</text:span><text:span text:style-name="T1">. (2. Tarihler, 6:41)</text:span></text:p>
      <text:p text:style-name="P15"><text:span text:style-name="T1">Ey sizler, Rab'bi sevenler, kötülükten tiksinin. </text:span><text:span text:style-name="T3">O sadık kullarının canını <text:s/>korur</text:span><text:span text:style-name="T1">, onları kötülerin elinden kurtarır. (Mezmurlar, 97:10)</text:span></text:p>
      <text:p text:style-name="P15"><text:span text:style-name="T1">Yeşu, "Bunun için Rab'den korkun,</text:span><text:span text:style-name="T3"> içtenlik ve bağlılıkla O'na kulluk edin</text:span><text:span text:style-name="T1">" diye devam etti..." (Yeşu, 24:14)</text:span></text:p>
      <text:p text:style-name="P22"/>
      <text:h text:style-name="P47" text:outline-level="2">Tevrat'ta Allah'a Saygı Göstermek</text:h>
      <text:p text:style-name="P15"><text:span text:style-name="T1">Herşey duyuldu, sonuç şu: </text:span><text:span text:style-name="T3">Allah'a saygı göster</text:span><text:span text:style-name="T1">, buyruklarını yerine getir, çünkü her insanın görevi budur. (Vaiz, 12:13)</text:span></text:p>
      <text:p text:style-name="P15"><text:span text:style-name="T1">Bütün yeryüzü Rab'den korksun, </text:span><text:span text:style-name="T3">dünyada yaşayan herkes O'na saygı duysun</text:span><text:span text:style-name="T1">. Çünkü O söyleyince, herşey var oldu; O buyurunca, herşey belirdi. (Mezmurlar, 33:8-9)</text:span></text:p>
      <text:p text:style-name="P15"><text:span text:style-name="T2">... Allah'a saygı göster...</text:span><text:span text:style-name="T1"> (Vaiz, 5:7)</text:span></text:p>
      <text:p text:style-name="P15"><text:span text:style-name="T1">Ey sizler, Rab'den korkanlar, O'na övgüler sunun!... O'nu yüceltin!... </text:span><text:span text:style-name="T3">O'na saygı gösterin</text:span><text:span text:style-name="T1">! (Mezmurlar, 22:23)</text:span></text:p>
      <text:p text:style-name="P15"><text:span text:style-name="T1">Senin buyruklarından zevk alıyor, onları seviyorum. </text:span><text:span text:style-name="T3">Saygı ve sevgi duyuyorum buyruklarına</text:span><text:span text:style-name="T1">, derin derin düşünüyorum kurallarını. (Mezmurlar, 119:47)</text:span></text:p>
      <text:p text:style-name="P15"><text:span text:style-name="T1">Oğlum, </text:span><text:span text:style-name="T3">Rab'be… saygı göster</text:span><text:span text:style-name="T1">, başkaldıranlarla arkadaşlık etme. (Süleyman'ın Özdeyişleri, 24:21)</text:span></text:p>
      <text:p text:style-name="P15"><text:span text:style-name="T1">…</text:span><text:span text:style-name="T7"> </text:span><text:span text:style-name="T1">Allah'tan korkanların, </text:span><text:span text:style-name="T3">O'nun önünde saygıyla duranların</text:span><text:span text:style-name="T1"> iyilik göreceğini biliyorum. (Vaiz, 8:12)</text:span></text:p>
      <text:p text:style-name="P15"><text:soft-page-break/><text:span text:style-name="T1">Allah'ın yaptığı herşeyin sonsuza dek süreceğini biliyorum. Ona ne bir şey eklenebilir ne de ondan bir şey çıkarılabilir. </text:span><text:span text:style-name="T3">Allah insanların Kendisi'ne saygı duymaları için</text:span><text:span text:style-name="T1"> bunu yapıyor. (Vaiz, 3:14)</text:span></text:p>
      <text:p text:style-name="P22"/>
      <text:h text:style-name="P47" text:outline-level="2">Tevrat'ta İman Coşkusu ve Sevinci</text:h>
      <text:p text:style-name="P15"><text:span text:style-name="T1">…</text:span><text:span text:style-name="T7"> </text:span><text:span text:style-name="T1">Allah'ınız </text:span><text:span text:style-name="T3">Rab'de sevinç bulun, coşun</text:span><text:span text:style-name="T1">… (Yoel, 2:23)</text:span></text:p>
      <text:p text:style-name="P15"><text:span text:style-name="T1">... Ey Allah'ım, </text:span><text:span text:style-name="T2">Senin isteğini yapmaktan zevk alırım ben, Yasa'n yüreğimin derinliğindedir.</text:span><text:span text:style-name="T1"> (Mezmurlar, 40:8)</text:span></text:p>
      <text:p text:style-name="P15"><text:span text:style-name="T1">…. </text:span><text:span text:style-name="T3">Sevinç duyuyorum öğütlerini izlerken, sanki benim oluyor bütün hazineler. </text:span><text:span text:style-name="T1">Koşullarını derin derin düşünüyorum, yollarını izlerken. </text:span><text:span text:style-name="T3">Zevk alıyorum kurallarından</text:span><text:span text:style-name="T1">, sözünü unutmayacağım. (Mezmurlar, 119:14-16)</text:span></text:p>
      <text:p text:style-name="P15"><text:span text:style-name="T1">…</text:span><text:span text:style-name="T7"> </text:span><text:span text:style-name="T1">Allah'ınız </text:span><text:span text:style-name="T2">Rab Kendisi'ni bütün yüreğinizle, bütün canınızla sevip sevmediğinizi anlamak için</text:span><text:span text:style-name="T1"> sizi sınamaktadır. (Yasa'nın Tekrarı, 13:3)</text:span></text:p>
      <text:p text:style-name="P15"><text:span text:style-name="T1">Kötülerin acısı çoktur, ama Rab'be güvenenleri O'nun sevgisi kuşatır. Ey doğru insanlar, </text:span><text:span text:style-name="T3">sevinç kaynağınız Rab olsun, coşun</text:span><text:span text:style-name="T1">; ey yüreği temiz olanlar, hepiniz </text:span><text:span text:style-name="T3">sevinç çığlıkları atın!</text:span><text:span text:style-name="T1"> (Mezmurlar, 32:10-11)</text:span></text:p>
      <text:p text:style-name="P15"><text:span text:style-name="T1">…</text:span><text:span text:style-name="T7"> </text:span><text:span text:style-name="T1">Ben </text:span><text:span text:style-name="T2">bütün yüreğimle Senin koşullarına uyarım.</text:span><text:span text:style-name="T1"> Onların yüreği yağ bağladı, bense </text:span><text:span text:style-name="T2">zevk alırım Yasa'ndan… Yasa'n benim için binlerce altın ve gümüşten daha değerlidir.</text:span><text:span text:style-name="T1"> (Mezmurlar, 119:69-72)</text:span></text:p>
      <text:p text:style-name="P15"><text:span text:style-name="T1">Allah'ınız </text:span><text:span text:style-name="T2">Rab'bi bütün yüreğinizle, bütün canınızla, bütün gücünüzle seveceksiniz.</text:span><text:span text:style-name="T1"> (Yasa'nın Tekrarı, 6:5)</text:span></text:p>
      <text:p text:style-name="P15"><text:span text:style-name="T1">Ne mutlu o insana ki, kötülerin öğüdüyle yürümez, günahkârların yolunda durmaz, alaycıların arasında oturmaz. Ancak</text:span><text:span text:style-name="T3"> zevkini Rab'bin Yasası'ndan alır </text:span><text:span text:style-name="T1">ve gece gündüz onun üzerinde derin derin düşünür. (Mezmurlar, 1:1-2)</text:span></text:p>
      <text:p text:style-name="P15"><text:span text:style-name="T1">Hanna şöyle dua etti: "</text:span><text:span text:style-name="T3">Yüreğim Rab'de bulduğum sevinçle coşuyor</text:span><text:span text:style-name="T1">; gücümü yükselten Rab'dir. Düşmanlarımın karşısında övünüyor,</text:span><text:span text:style-name="T3"> kurtarışınla seviniyorum! </text:span><text:span text:style-name="T1">Kutsallıkta Rab'bin benzeri yok, evet, Senin gibisi yok, ya Rab! Allah'ımız gibi dayanak yok." (I. Samuel, 2:1-2)</text:span></text:p>
      <text:p text:style-name="P15"><text:span text:style-name="T3">Senin buyruklarından zevk alıyor, onları seviyorum.</text:span><text:span text:style-name="T1"> Saygı ve sevgi duyuyorum buyruklarına, derin derin düşünüyorum kurallarını. (Mezmurlar, 119:47-48)</text:span></text:p>
      <text:p text:style-name="P15"><text:span text:style-name="T3">Sıkıntıya, darlığa düştüm, ama buyrukların benim zevkimdir.</text:span><text:span text:style-name="T1"> Öğütlerin sonsuza dek doğrudur; bana akıl ver ki, yaşayayım. (Mezmurlar, 119:143-144)</text:span></text:p>
      <text:p text:style-name="P15"><text:span text:style-name="T1">Yasa'nı sevenler büyük esenlik bulur, hiçbir şey sendeletmez onları. Ya Rab, kurtarışına umut bağlar, buyruklarını yerine getiririm. </text:span><text:span text:style-name="T3">Öğütlerine candan uyar, onları çok severim.</text:span><text:span text:style-name="T1"> (Mezmurlar, 119:165-167)</text:span></text:p>
      <text:p text:style-name="P15"><text:span text:style-name="T1">Rab'bin Yasası yetkindir, </text:span><text:span text:style-name="T3">cana can katar,</text:span><text:span text:style-name="T1"> Rab'bin buyrukları güvenilirdir, saf adama bilgelik verir, </text:span><text:span text:style-name="T3">Rab'bin kuralları doğrudur, yüreği sevindirir, </text:span><text:span text:style-name="T1">Rab'bin buyrukları arıdır, </text:span><text:span text:style-name="T3">gözleri aydınlatır. </text:span><text:span text:style-name="T1">Rab korkusu paktır, sonsuza dek kalır, Rab'bin ilkeleri gerçek, tamamen adildir. </text:span><text:span text:style-name="T3">Onlara altından, bol miktarda saf altından çok istek duyulur, onlar baldan, süzme petek balından tatlıdır.</text:span><text:span text:style-name="T1"> (Mezmurlar, 19:7-10)</text:span></text:p>
      <text:p text:style-name="P15"><text:span text:style-name="T3">Rab'bin işleri </text:span><text:span text:style-name="T1">büyüktür, onlardan </text:span><text:span text:style-name="T3">zevk alanlar</text:span><text:span text:style-name="T1"> hep onları düşünür. (Mezmurlar, 111:2)</text:span></text:p>
      <text:p text:style-name="P15"><text:span text:style-name="T1">Önderler toplanıp beni kötüleseler bile, ben kulun Senin kurallarını derin derin düşüneceğim. </text:span><text:span text:style-name="T3">Öğütlerin benim zevkimdir</text:span><text:span text:style-name="T1">, bana akıl verirler. (Mezmurlar, 119:23-24)</text:span></text:p>
      <text:p text:style-name="P15"><text:soft-page-break/><text:span text:style-name="T1">Kurallarını nasıl izleyeceğimi öğret bana, ya Rab, öyle ki, onları sonuna kadar izleyeyim. Anlamamı sağla, Yasana uyayım, </text:span><text:span text:style-name="T3">bütün yüreğimle onu yerine getireyim.</text:span><text:span text:style-name="T1"> Buyrukların doğrultusunda yol göster bana, çünkü </text:span><text:span text:style-name="T3">yolundan zevk alırım.</text:span><text:span text:style-name="T1"> (Mezmurlar, 119:33-35)</text:span></text:p>
      <text:p text:style-name="P15"><text:span text:style-name="T1">Ben kuluna verdiğin söz uyarınca, </text:span><text:span text:style-name="T3">sevgin beni avutsun. </text:span><text:span text:style-name="T1">Sevecenlik göster bana, yaşayayım, çünkü </text:span><text:span text:style-name="T3">Yasa'ndan zevk alıyorum</text:span><text:span text:style-name="T1">. (Mezmurlar, 119:76-77)</text:span></text:p>
      <text:p text:style-name="P15"><text:span text:style-name="T1">Ama Allah'ınız Rab'bi arayacaksınız. </text:span><text:span text:style-name="T3">Bütün yüreğinizle, bütün canınızla ararsanız</text:span><text:span text:style-name="T1">, O'nu bulacaksınız. (Yasa'nın Tekrarı, 4:29)</text:span></text:p>
      <text:p text:style-name="P15"><text:span text:style-name="T1">…</text:span><text:span text:style-name="T7"> </text:span><text:span text:style-name="T1">O'nun yanındaydım. Gün be gün </text:span><text:span text:style-name="T3">sevinçle dolup taştım, huzurunda hep coştum. O'nun dünyası mutluluğum</text:span><text:span text:style-name="T1">, insanları sevincimdi. (Süleyman'ın Özdeyişler, 8:30-31)</text:span></text:p>
      <text:p text:style-name="P15"><text:span text:style-name="T1">Eğer </text:span><text:span text:style-name="T2">Yasa'n zevk kaynağım olmasaydı, çektiğim acılardan yok olurdum.</text:span><text:span text:style-name="T1"> Koşullarını asla unutmayacağım, çünkü </text:span><text:span text:style-name="T2">onlarla bana yaşam verdin.</text:span><text:span text:style-name="T1"> (Mezmurlar, 119:92-93)</text:span></text:p>
      <text:p text:style-name="P15"><text:span text:style-name="T1">Dudaklarımdan övgüler aksın, çünkü bana kurallarını öğretiyorsun. Dilimde sözün ezgilere dönüşsün, çünkü bütün buyrukların doğrudur… Kurtarışını özlüyorum, ya Rab, </text:span><text:span text:style-name="T3">Yasa'n zevk kaynağımdır. </text:span><text:span text:style-name="T1">Beni yaşat ki, Sana övgüler sunayım, hükümlerin bana yardımcı olsun. (Mezmurlar, 119:171-175)</text:span></text:p>
      <text:p text:style-name="P15"><text:span text:style-name="T1">Ne mutlu O'nun öğütlerine uyanlara, </text:span><text:span text:style-name="T3">bütün yüreğiyle O'na yönelenlere! </text:span><text:span text:style-name="T1">(Mezmurlar, 119:2)</text:span></text:p>
      <text:p text:style-name="P15"><text:span text:style-name="T1">Allah'ınız </text:span><text:span text:style-name="T3">Rab'bi sevmek, bütün yüreğinizle, bütün canınızla O'na kulluk etmek için </text:span><text:span text:style-name="T1">bugün size bildirdiğim buyruklara iyice kulak verirseniz, Rab ülkenize ilk ve son yağmuru vaktinde yağdıracak… (Yasa'nın Tekrarı, 11:13-14)</text:span></text:p>
      <text:p text:style-name="P15"><text:span text:style-name="T1">Ey bütün dünya, </text:span><text:span text:style-name="T3">Rab'be sevinç çığlıkları yükseltin! O'na neşeyle kulluk edin, sevinç ezgileriyle çıkın huzuruna</text:span><text:span text:style-name="T1">! Bilin ki Rab Allah'tır. Bizi yaratan O'dur, biz de O'nunuz… Kapılarına şükranla, avlularına övgüyle girin! Şükredin O'na, adına övgüler sunun! (Mezmurlar, 100:1-4)</text:span></text:p>
      <text:p text:style-name="P15"><text:span text:style-name="T3">Rab gücüm ve ezgimdir, </text:span><text:span text:style-name="T1">O kurtardı beni. O'dur Allah'ım, övgüler sunacağım O'na... yücelteceğim O'nu. (Mısır'dan Çıkış, 15:2)</text:span></text:p>
      <text:p text:style-name="P15"><text:span text:style-name="T3">Rab'den zevk al</text:span><text:span text:style-name="T1">, O senin içindeki istekleri yerine getirecektir. (Mezmurlar, 37:4)</text:span></text:p>
      <text:p text:style-name="P15"><text:span text:style-name="T1">Övgüler sunun Rab'be! </text:span><text:span text:style-name="T2">Ne mutlu Rab'den korkan insana, O'nun buyruklarından büyük zevk alana!</text:span><text:span text:style-name="T1"> (Mezmurlar, 112:1)</text:span></text:p>
      <text:p text:style-name="P15"><text:span text:style-name="T1">Ömrümce Rab'be ezgiler söyleyecek, var oldukça Allah'ımı İlahilerle öveceğim… </text:span><text:span text:style-name="T3">Sevincim Rab olsun!</text:span><text:span text:style-name="T1">... Rab'be övgüler sun, ey gönlüm! Rab'be övgüler sunun! (Mezmurlar, 104:33-35)</text:span></text:p>
      <text:p text:style-name="P15"><text:span text:style-name="T1">Ne mutlu sevinç çığlıkları atmasını bilen halka, ya Rab! Yüzünün ışığında yürürler. </text:span><text:span text:style-name="T3">Gün boyu Senin adınla sevinir</text:span><text:span text:style-name="T1">, doğruluğunla yücelirler. Çünkü </text:span><text:span text:style-name="T3">Sen onların gücü ve yüceliğisin</text:span><text:span text:style-name="T1">, lütfun sayesinde gücümüz artar. (Mezmurlar, 89:15-17)</text:span></text:p>
      <text:p text:style-name="P15"><text:span text:style-name="T3">Sen'de neşe ve sevinç bulsun bütün Sana yönelenler</text:span><text:span text:style-name="T1">! "Rab yücedir!" desin hep Senin kurtarışını özleyenler! (Mezmurlar, 40:16; Mezmurlar 70:4)</text:span></text:p>
      <text:p text:style-name="P15"><text:span text:style-name="T1">O zaman Allah'ın sunağına, </text:span><text:span text:style-name="T3">neşe, sevinç kaynağım Allah'a gideceğim</text:span><text:span text:style-name="T1"> ve Sana, ey Allah, Allah'ım benim, lirle şükredeceğim. (Mezmurlar 43:4)</text:span></text:p>
      <text:p text:style-name="P15"><text:span text:style-name="T1">Sözlerini bulur bulmaz yuttum, </text:span><text:span text:style-name="T3">bana neşe, yüreğime sevinç oldu. Çünkü Seninim ben, Ya Rab</text:span><text:span text:style-name="T1">, Herşeye Egemen Allah! (Yeremya, 15:16)</text:span></text:p>
      <text:p text:style-name="P15"><text:soft-page-break/><text:span text:style-name="T1">Ancak doğrular sevinsin, bayram etsinler </text:span><text:span text:style-name="T2">Allah'ının önünde, neşeyle coşsunlar.</text:span><text:span text:style-name="T1"> Allah'a </text:span><text:span text:style-name="T2">ezgiler söyleyin, adını İlahilerle övün…</text:span><text:span text:style-name="T1"> (Mezmurlar, 68:3-4)</text:span></text:p>
      <text:p text:style-name="P15"><text:span text:style-name="T1">Ağzımdan çıkan </text:span><text:span text:style-name="T3">içten övgüleri kabul et, ya Rab</text:span><text:span text:style-name="T1">, bana hükümlerini öğret… </text:span><text:span text:style-name="T3">Öğütlerin</text:span><text:span text:style-name="T1"> sonsuza dek mirasımdır, </text:span><text:span text:style-name="T3">yüreğimin sevincidir</text:span><text:span text:style-name="T1"> onlar. (Mezmurlar, 119:108, 111)</text:span></text:p>
      <text:p text:style-name="P15"><text:span text:style-name="T1">Yüreği sınadığını, doğruluktan hoşlandığını bilirim. </text:span><text:span text:style-name="T3">Herşeyi içtenlikle, gönülden verdim</text:span><text:span text:style-name="T1">. Şimdi burada olan halkının Sana nasıl istekle bağışlar verdiğini sevinçle gördüm. Ya Rab… </text:span><text:span text:style-name="T3">bu isteği sonsuza dek halkının yüreğinde ve düşüncesinde tut</text:span><text:span text:style-name="T1">, onların Sana bağlı kalmalarını sağla. Oğlum Süleyman'a </text:span><text:span text:style-name="T3">bütün buyruklarına, uyarılarına, kurallarına uymak</text:span><text:span text:style-name="T1">, hazırlığını yaptığım tapınağı kurmak için </text:span><text:span text:style-name="T3">istekli bir yürek ver</text:span><text:span text:style-name="T1">." (1. Tarihler, 29:17-19)</text:span></text:p>
      <text:p text:style-name="P15"><text:span text:style-name="T3">Sevincinizi dile getirin gücümüz olan Allah'a, sevinç çığlıkları atın</text:span><text:span text:style-name="T1"> Yakup'un Allah'ına! Çalgıya başlayın, tef çalın, tatlı sesli lir ve çenk çınlatın. (Mezmurlar, 81:1-2)</text:span></text:p>
      <text:p text:style-name="P15"><text:span text:style-name="T1">Ey Allah, temiz bir yürek yarat, yeniden </text:span><text:span text:style-name="T3">kararlı bir ruh var et içimde</text:span><text:span text:style-name="T1">… Geri ver bana sağladığın </text:span><text:span text:style-name="T3">kurtuluş sevincini</text:span><text:span text:style-name="T1">, bana destek ol, </text:span><text:span text:style-name="T3">istekli bir ruh ver… </text:span><text:span text:style-name="T1">Dilim Senin kurtarışını İlahilerle övsün. Ya Rab, aç dudaklarımı, </text:span><text:span text:style-name="T3">ağzım Senin övgülerini duyursun</text:span><text:span text:style-name="T1">. (Mezmurlar, 51:10-15)</text:span></text:p>
      <text:p text:style-name="P15"><text:span text:style-name="T2">Yaratacaklarımla sonsuza dek sevinip coşun...</text:span><text:span text:style-name="T1"> (Yeşaya, 65:18)</text:span></text:p>
      <text:p text:style-name="P15"><text:span text:style-name="T1">Harika öğütlerin var, bu yüzden </text:span><text:span text:style-name="T3">onlara candan uyuyorum</text:span><text:span text:style-name="T1">. Sözlerinin açıklanışı aydınlık saçar, Saf insanlara akıl verir. Ağzım açık, </text:span><text:span text:style-name="T3">soluk soluğayım, çünkü buyruklarını özlüyorum</text:span><text:span text:style-name="T1">. (Mezmurlar, 119: 129-131)</text:span></text:p>
      <text:p text:style-name="P15"><text:span text:style-name="T1">Ben de Seni, Senin sadakatini çenkle öveceğim, ey Allah'ım, lir çalarak Seni İlahilerle öveceğim… Seni İlahilerle överken, </text:span><text:span text:style-name="T3">dudaklarımla, varlığımla sevincimi dile getireceğim</text:span><text:span text:style-name="T1">, çünkü Sen beni kurtardın. Dilim gün boyu Senin zaferinden söz edecek… (Mezmurlar, 71:22-24)</text:span></text:p>
      <text:p text:style-name="P15"><text:span text:style-name="T1">... Onlar da </text:span><text:span text:style-name="T3">sevinçle övgüler sundular</text:span><text:span text:style-name="T1">, başlarını eğip tapındılar. (2. Tarihler, 29:30)</text:span></text:p>
      <text:p text:style-name="P15"><text:span text:style-name="T2">Rab'be övgüler, şükranlar sunarak ezgi okudular... herkes yüksek sesle Rab'bi övmeye başladı.</text:span><text:span text:style-name="T1"> (Ezra, 3:11)</text:span></text:p>
      <text:p text:style-name="P15"><text:span text:style-name="T1">Hizkiya onlar için şöyle dua etti: "Kutsal yerin kuralları uyarınca arınmamış bile olsa, Rab Allah'a, atalarının </text:span><text:span text:style-name="T3">Allah'ına yönelmeye yürekten kararlı olan herkesi</text:span><text:span text:style-name="T1"> iyi olan Rab bağışlasın." (2. Tarihler, 30:19)</text:span></text:p>
      <text:p text:style-name="P15"><text:span text:style-name="T1">Sözlerim temiz bir yürekten çıkıyor, </text:span><text:span text:style-name="T2">dudaklarım bildiklerini içtenlikle söylüyor.</text:span><text:span text:style-name="T1"> Beni Allah'ın ruhu yarattı, </text:span><text:span text:style-name="T2">Herşeye Gücü Yeten'in soluğu yaşam veriyor bana.</text:span><text:span text:style-name="T1"> (Eyüp, 33:3-4)</text:span></text:p>
      <text:p text:style-name="P15"><text:span text:style-name="T1">Halk verdiği armağanlar için seviniyordu. Çünkü </text:span><text:span text:style-name="T3">herkes Rab'be içtenlikle ve gönülden vermişti.</text:span><text:span text:style-name="T1"> Kral Davut da çok sevinçliydi. (1. Tarihler, 29:9)</text:span></text:p>
      <text:p text:style-name="P15"><text:span text:style-name="T3">Her istekli, hevesli kişi</text:span><text:span text:style-name="T1"> Buluşma Çadırı'nın yapımı, hizmeti ve kutsal giysiler için Rab'be armağan getirdi. </text:span><text:span text:style-name="T3">Kadın erkek herkes istekle geldi</text:span><text:span text:style-name="T1">… (Mısır'dan Çıkış, 35:21-22)</text:span></text:p>
      <text:p text:style-name="P15"><text:span text:style-name="T1">... Rab'bin Musa aracılığıyla yapmalarını buyurduğu işler için </text:span><text:span text:style-name="T3">Rab'be gönülden </text:span><text:span text:style-name="T1">verilen sunu sundular. (Mısır'dan Çıkış, 35:29)</text:span></text:p>
      <text:p text:style-name="P15"><text:span text:style-name="T1">Keşke benden korksalardı ve bütün buyruklarıma uymak için </text:span><text:span text:style-name="T3">her zaman yürekten istekli olsalardı</text:span><text:span text:style-name="T1">! O zaman kendilerine ve çocuklarına sürekli iyilik gelirdi. (Yasa'nın Tekrarı, 5:29)</text:span></text:p>
      <text:p text:style-name="P15"><text:span text:style-name="T1">Ya Rab, bu kulunun, </text:span><text:span text:style-name="T3">adını yüceltmekten sevinç duyan</text:span><text:span text:style-name="T1"> öbür kullarının dualarına kulak ver. Beni bugün başarılı kıl... (Nehemya, 1:11)</text:span></text:p>
      <text:p text:style-name="P15"><text:soft-page-break/><text:span text:style-name="T3">…</text:span><text:span text:style-name="T7"> </text:span><text:span text:style-name="T3">Varlığınla onu sevince boğdun</text:span><text:span text:style-name="T1">. Çünkü kral Rab'be güvenir, Yüceler Yücesi'nin sevgisi sayesinde sarsılmaz. (Mezmurlar, 21:6-7)</text:span></text:p>
      <text:p text:style-name="P15"><text:span text:style-name="T1">Borazan çalanlarla ezgiciler tek ses halinde</text:span><text:span text:style-name="T3"> Rab'be şükredip övgüler sunmaya başladılar.</text:span><text:span text:style-name="T1"> Borazan, zil ve çalgıların eşliğinde seslerini yükselterek Rab'bi şöyle övdüler: "Rab iyidir; sevgisi sonsuza dek kalıcıdır."... (2. Tarihler, 5:13)</text:span></text:p>
      <text:p text:style-name="P15"><text:span text:style-name="T1">Ömrümce Sana övgüler sunacağım, Senin adınla ellerimi kaldıracağım. </text:span><text:span text:style-name="T3">Zengin yiyeceklere doyarcasına doyacağım Sana</text:span><text:span text:style-name="T1">, </text:span><text:span text:style-name="T3">şakıyan dudaklarla ağzım Sana övgüler sunacak</text:span><text:span text:style-name="T1">. (Mezmurlar, 63:4-5)</text:span></text:p>
      <text:p text:style-name="P15"><text:span text:style-name="T3">Adının yüceliğine İlahiler söyleyin</text:span><text:span text:style-name="T1">, O'na görkemli övgüler sunun! (Mezmurlar, 66:2)</text:span></text:p>
      <text:p text:style-name="P15"><text:span text:style-name="T1">Yüceliğini göster, ya Rab, gücünle! </text:span><text:span text:style-name="T3">Ezgiler söyleyip İlahilerle öveceğiz kudretini</text:span><text:span text:style-name="T1">. (Mezmurlar, 21:13)</text:span></text:p>
      <text:p text:style-name="P15"><text:span text:style-name="T1">... Ekin biçenlerin neşelendiği, ganimet paylaşanların coştuğu gibi, </text:span><text:span text:style-name="T3">onlar da sevinecek Senin önünde</text:span><text:span text:style-name="T1">. (Yeşaya, 9:3)</text:span></text:p>
      <text:p text:style-name="P15"><text:span text:style-name="T1">... Levililer'le kâhinler </text:span><text:span text:style-name="T3">Rab'bi yüceltmek amacıyla </text:span><text:span text:style-name="T1">kullanılan yüksek sesli çalgılarla</text:span><text:span text:style-name="T3"> her gün O'nu övüyorlardı. </text:span><text:span text:style-name="T1">(2. Tarihler, 30:21)</text:span></text:p>
      <text:p text:style-name="P15"><text:span text:style-name="T1">Benimle birlikte </text:span><text:span text:style-name="T3">Rab'bin büyüklüğünü duyurun</text:span><text:span text:style-name="T1">, adını birlikte yüceltelim. (Mezmurlar, 34:3)</text:span></text:p>
      <text:p text:style-name="P15"><text:span text:style-name="T1">Bu onurla mutlu olsun </text:span><text:span text:style-name="T3">sadık kulları, sevinç ezgileri okusunlar</text:span><text:span text:style-name="T1"> yataklarında! (Mezmurlar, 149:5)</text:span></text:p>
      <text:p text:style-name="P15"><text:span text:style-name="T3">Kullarım mutluluk içinde ezgiler söyleyecek</text:span><text:span text:style-name="T1">, ama siz yürek acısından feryat edecek, Ezik bir ruhla haykıracaksınız. (Yeşaya, 65:14)</text:span></text:p>
      <text:p text:style-name="P15"><text:span text:style-name="T1">Madem bolluk zamanında </text:span><text:span text:style-name="T3">Allah'ınız Rab'be sevinçle, hoşnutlukla kulluk etmediniz</text:span><text:span text:style-name="T1">, Rab'bin üzerinize göndereceği düşmanlara kölelik edeceksiniz. Aç, susuz, çıplak kalacaksınız; herşeye gereksinim duyacaksınız… (Yasa'nın Tekrarı, 28:47-48)</text:span></text:p>
      <text:p text:style-name="P15"><text:span text:style-name="T1">... "Üzülmeyin. </text:span><text:span text:style-name="T2">Rab'bin verdiği sevinç sizi güçlü kılar</text:span><text:span text:style-name="T1">." (Nehemya, 8:10)</text:span></text:p>
      <text:p text:style-name="P15"><text:span text:style-name="T1">…</text:span><text:span text:style-name="T7"> </text:span><text:span text:style-name="T1">Allah'ınız Rab'bi sevin, tümüyle gösterdiği yolda yürüyün, buyruklarını yerine getirin, </text:span><text:span text:style-name="T3">O'na bağlı kalın, O'na candan ve yürekten hizmet edin</text:span><text:span text:style-name="T1">. (Yeşu, 22:5)</text:span></text:p>
      <text:p text:style-name="P22"/>
      <text:h text:style-name="P47" text:outline-level="2">Tevrat'ta Derin Düşünmenin Önemi</text:h>
      <text:p text:style-name="P15"><text:span text:style-name="T1">Yatağıma uzanınca Seni anarım, </text:span><text:span text:style-name="T3">gece boyunca derin derin Seni düşünürüm. </text:span><text:span text:style-name="T1">(Mezmurlar, 63:6)</text:span></text:p>
      <text:p text:style-name="P15"><text:span text:style-name="T1">Ancak zevkini Rab'bin Yasası'ndan alır ve </text:span><text:span text:style-name="T3">gece gündüz onun üzerinde derin derin düşünür. </text:span><text:span text:style-name="T1">(Mezmurlar, 1:2)</text:span></text:p>
      <text:p text:style-name="P15"><text:span text:style-name="T1">Rab'bin işlerini anacağım, Evet, geçmişteki harikalarını anacağım. </text:span><text:span text:style-name="T3">Yaptıkları üzerinde derin derin düşüneceğim</text:span><text:span text:style-name="T1">, bütün işlerinin üzerinde dikkatle duracağım. (Mezmurlar, 77:11-12)</text:span></text:p>
      <text:p text:style-name="P15"><text:span text:style-name="T1">Önderler toplanıp beni kötüleseler bile, ben kulun</text:span><text:span text:style-name="T3"> Senin kurallarını derin derin düşüneceğim.</text:span><text:span text:style-name="T1"> Öğütlerin benim zevkimdir, bana akıl verirler. (Mezmurlar, 119:23-24)</text:span></text:p>
      <text:p text:style-name="P15"><text:span text:style-name="T1">Ne kadar severim Yasa'nı! </text:span><text:span text:style-name="T3">Bütün gün düşünürüm</text:span><text:span text:style-name="T1"> onun üzerinde. Buyrukların beni düşmanlarımdan bilge kılar, çünkü </text:span><text:span text:style-name="T3">her zaman aklımdadır </text:span><text:span text:style-name="T1">onlar. Bütün öğretmenlerimden daha akıllıyım, çünkü </text:span><text:span text:style-name="T3">öğütlerin üzerinde düşünüyorum. </text:span><text:span text:style-name="T1">(Mezmurlar, 119:97-99)</text:span></text:p>
      <text:p text:style-name="P15"><text:soft-page-break/><text:span text:style-name="T1">Gün doğmadan kalkıp yardım dilerim, Senin sözüne umut bağladım. Verdiğin söz üzerinde </text:span><text:span text:style-name="T3">düşüneyim diye, gece boyunca uyku girmiyor gözüme.</text:span><text:span text:style-name="T1"> (Mezmurlar, 119:147-148)</text:span></text:p>
      <text:p text:style-name="P15"><text:span text:style-name="T1">Gördüklerimi </text:span><text:span text:style-name="T3">derin derin düşündüm</text:span><text:span text:style-name="T1">, seyrettiklerimden ibret aldım. (Özdeyişler, 24:32)</text:span></text:p>
      <text:p text:style-name="P15"><text:span text:style-name="T3">Allah'ın yaptığını düşün:</text:span><text:span text:style-name="T1"> O'nun eğrilttiğini kim doğrultabilir? İyi günde mutlu ol, ama kötü günde dikkatle düşün… (Vaiz, 7:13-14)</text:span></text:p>
      <text:p text:style-name="P15"><text:span text:style-name="T1">Sevinç duyuyorum öğütlerini izlerken, sanki benim oluyor bütün hazineler. </text:span><text:span text:style-name="T3">Koşullarını derin derin düşünüyorum, yollarını izlerken.</text:span><text:span text:style-name="T1"> Zevk alıyorum kurallarından, sözünü unutmayacağım. (Mezmurlar, 119:13-16)</text:span></text:p>
      <text:p text:style-name="P15"><text:span text:style-name="T1">Dinle, Eyüp, </text:span><text:span text:style-name="T2">dur da düşün Allah'ın şaşılası işlerini</text:span><text:span text:style-name="T1">. (Eyüp, 37:14)</text:span></text:p>
      <text:p text:style-name="P15"><text:span text:style-name="T1">Yasa Kitabı'nda yazılanları dilinden düşürme. Tümünü özenle yerine getirmek için </text:span><text:span text:style-name="T3">gece gündüz onu düşün</text:span><text:span text:style-name="T1">. O zaman başarılı olacak ve amacına ulaşacaksın. (Yeşu, 1:8)</text:span></text:p>
      <text:p text:style-name="P15"><text:span text:style-name="T1">Geçmiş günleri anıyor, </text:span><text:span text:style-name="T3">bütün yaptıklarını derin derin düşünüyor</text:span><text:span text:style-name="T1">, Ellerinin işine bakıp dalıyorum. Ellerimi Sana açıyorum, canım kurak toprak gibi Sana susamış. (Mezmurlar, 143:5-6)</text:span></text:p>
      <text:p text:style-name="P15"><text:span text:style-name="T1">Rab'bin işleri büyüktür, onlardan zevk alanlar </text:span><text:span text:style-name="T3">hep onları düşünür.</text:span><text:span text:style-name="T1"> (Mezmurlar, 111:2)</text:span></text:p>
      <text:p text:style-name="P15"><text:span text:style-name="T1">Yalnız Rab'den korkun, O'na bağlılıkla ve bütün yüreğinizle kulluk edin. O'nun sizler için </text:span><text:span text:style-name="T3">ne görkemli işler yaptığını bir düşünün! </text:span><text:span text:style-name="T1">(1. Samuel, 12:24)</text:span></text:p>
      <text:p text:style-name="P15"><text:span text:style-name="T1">Senin buyruklarından zevk alıyor, onları seviyorum. Saygı ve sevgi duyuyorum buyruklarına, </text:span><text:span text:style-name="T3">derin derin düşünüyorum kurallarını. </text:span><text:span text:style-name="T1">(Mezmurlar, 119:47-48)</text:span></text:p>
      <text:p text:style-name="P15"><text:span text:style-name="T1">Yüreğim tutuştu içimde, ateş aldı </text:span><text:span text:style-name="T3">derin derin düşünürken</text:span><text:span text:style-name="T1">, şu sözler döküldü dilimden: Bildir bana, ya Rab, sonumu, sayılı günlerimi; bileyim ömrümün ne kadar kısa olduğunu! (Mezmurlar, 39:3-4)</text:span></text:p>
      <text:p text:style-name="P15"><text:span text:style-name="T1">Yaptıkların kuşaktan kuşağa şükranla anılacak, güçlü işlerin duyurulacak. </text:span><text:span text:style-name="T3">Düşüneceğim harika işlerini,</text:span><text:span text:style-name="T1"> insanlar büyüklüğünü, yüce görkemini konuşacak. (Mezmurlar, 145:4-5)</text:span></text:p>
      <text:p text:style-name="P15"><text:span text:style-name="T1">Herşeye egemen Rab diyor ki, "Şimdi </text:span><text:span text:style-name="T3">tuttuğunuz yolları iyi düşünün!</text:span><text:span text:style-name="T1">" (Hagay, 1:5)</text:span></text:p>
      <text:p text:style-name="P15"><text:span text:style-name="T1">‘Bugüne dek </text:span><text:span text:style-name="T3">olanları iyi düşünün</text:span><text:span text:style-name="T1">… Ellerinizin bütün emeğini samyeliyle, küfle, doluyla cezalandırdım. Yine de bana dönmediniz.' Rab böyle diyor. ‘…</text:span><text:span text:style-name="T3"> olacakları iyi düşünün.</text:span><text:span text:style-name="T1">' (Hagay, 2:15-18)</text:span></text:p>
      <text:p text:style-name="P15"><text:span text:style-name="T1">Böylece bütün bunları </text:span><text:span text:style-name="T3">düşünüp taşındım</text:span><text:span text:style-name="T1"> ve şu sonuca vardım: Doğrular, bilgeler ve yaptıkları herşey Allah'ın elindedir… (Vaiz, 9:1)</text:span></text:p>
      <text:p text:style-name="P15"><text:span text:style-name="T1">…</text:span><text:span text:style-name="T7"> </text:span><text:span text:style-name="T1">huzurunda, </text:span><text:span text:style-name="T3">düşündükçe korkarım O'ndan</text:span><text:span text:style-name="T1">. (Eyüp, 23:15)</text:span></text:p>
      <text:p text:style-name="P22"/>
      <text:h text:style-name="P47" text:outline-level="2">Tevrat'ta İman Hakikatlerini Teşvik Eden İzahlar</text:h>
      <text:p text:style-name="P15"><text:span text:style-name="T2">İç varlığımı Sen yarattın, annemin rahminde beni Sen ördün. Sana övgüler sunarım, çünkü müthiş ve harika yaratılmışım. Ne harika işlerin var!</text:span><text:span text:style-name="T1"> Bunu çok iyi bilirim. Gizli yerde yaratıldığımda, yerin derinliklerinde örüldüğümde, bedenim Sen'den gizli değildi. Henüz döl yatağındayken gözlerin gördü beni; bana ayrılan günlerin hiçbiri gelmeden, hepsi Senin kitabına yazılmıştı. (Mezmurlar, 139:13-16)</text:span></text:p>
      <text:p text:style-name="P15"><text:soft-page-break/><text:span text:style-name="T3">Başınızı kaldırıp göklere bakın. Kim yarattı bütün bunları? </text:span><text:span text:style-name="T1">Yıldızları sırayla görünür kılıyor, her birini adıyla çağırıyor. Büyük kudreti, üstün gücü sayesinde hepsi yerli yerinde duruyor… Ebedi Allah, Rab, bütün Dünya'yı yaratan, ne yorulur ne de zayıflar, O'nun bilgisi kavranamaz. (Yeşaya, 40:26-28)</text:span></text:p>
      <text:p text:style-name="P15"><text:span text:style-name="T1">Gemilerle denize açılanlar, okyanuslarda iş yapanlar, </text:span><text:span text:style-name="T3">Rab'bin işlerini, derinliklerde yaptığı harikaları gördüler.</text:span><text:span text:style-name="T1"> (Mezmurlar, 107:23-24)</text:span></text:p>
      <text:p text:style-name="P15"><text:span text:style-name="T1">Sizi kurtaran, </text:span><text:span text:style-name="T2">size rahimde biçim veren Rab</text:span><text:span text:style-name="T1"> diyor ki, "</text:span><text:span text:style-name="T2">Herşeyi yaratan, gökleri yalnız başına geren, yeryüzünü tek başına seren… </text:span><text:span text:style-name="T1">Rab Benim." (Yeşaya, 44:24)</text:span></text:p>
      <text:p text:style-name="P15"><text:span text:style-name="T2">Rab'bin işlerini anacağım</text:span><text:span text:style-name="T1">, evet, geçmişteki harikalarını anacağım. </text:span><text:span text:style-name="T2">Yaptıkları üzerinde derin derin düşüneceğim, bütün işlerinin üzerinde dikkatle duracağım.</text:span><text:span text:style-name="T1"> (Mezmurlar 77:11-12)</text:span></text:p>
      <text:p text:style-name="P15"><text:span text:style-name="T1">Ya Rab, Allah'ım, </text:span><text:span text:style-name="T2">harikaların, düşüncelerin ne çoktur bizim için</text:span><text:span text:style-name="T1">; Sana eş koşulmaz! </text:span><text:span text:style-name="T2">Duyurmak, anlatmak istesem yaptıklarını, saymakla bitmez.</text:span><text:span text:style-name="T1"> (Mezmurlar, 40:5)</text:span></text:p>
      <text:p text:style-name="P15"><text:span text:style-name="T2">Rab'bin işleri büyüktür, onlardan zevk alanlar hep onları düşünür. O'nun yaptıkları yüce ve görkemlidir… </text:span><text:span text:style-name="T1">Rab unutulmayacak harikalar yaptı, O sevecen ve lütfedendir. (Mezmurlar, 111:2-4)</text:span></text:p>
      <text:p text:style-name="P15"><text:span text:style-name="T1">Şükretsinler Rab'be sevgisi için,</text:span><text:span text:style-name="T3"> insanlar yararına yaptığı harikalar için. </text:span><text:span text:style-name="T1">Çünkü O susamış canın susuzluğunu giderir, aç canı iyiliklerle doyurur. (Mezmurlar, 107:8-9)</text:span></text:p>
      <text:p text:style-name="P15"><text:span text:style-name="T1">Bol bol yiyip doyacak ve </text:span><text:span text:style-name="T3">sizin için harikalar yaratan Allah'ınız Rab'bin</text:span><text:span text:style-name="T1"> adını öveceksiniz… (Yoel, 2:26)</text:span></text:p>
      <text:p text:style-name="P15"><text:span text:style-name="T3">Düşüneceğim harika işlerini</text:span><text:span text:style-name="T1">, insanlar büyüklüğünü, yüce görkemini konuşacak. </text:span><text:span text:style-name="T3">Yaptığın müthiş işlerin gücünden söz edecekler, </text:span><text:span text:style-name="T1">ben de Senin büyüklüğünü duyuracağım. (Mezmurlar, 145:5-6)</text:span></text:p>
      <text:p text:style-name="P15"><text:span text:style-name="T1">Çünkü Sen ulusun, </text:span><text:span text:style-name="T3">harikalar yaratırsın</text:span><text:span text:style-name="T1">, tek Allah Sensin. (Mezmurlar, 86:10)</text:span></text:p>
      <text:p text:style-name="P15"><text:span text:style-name="T1">…</text:span><text:span text:style-name="T7"> </text:span><text:span text:style-name="T1">Kurallarını öğret bana! Koşullarını anlamamı sağla ki, </text:span><text:span text:style-name="T3">harikalarının üzerinde düşüneyim. </text:span><text:span text:style-name="T1">(Mezmurlar, 119:26-27)</text:span></text:p>
      <text:p text:style-name="P15"><text:span text:style-name="T1">Rab Allah'a… övgüler olsun, </text:span><text:span text:style-name="T3">harikalar yaratan yalnız O'dur. </text:span><text:span text:style-name="T1">(Mezmurlar, 72:18)</text:span></text:p>
      <text:p text:style-name="P15"><text:span text:style-name="T2">Dünyayı yaratan, yerini alsın diye ona biçim veren,</text:span><text:span text:style-name="T1"> adı Rab olan… (Yeremya, 33:2)</text:span></text:p>
      <text:p text:style-name="P15"><text:span text:style-name="T1">Çünkü </text:span><text:span text:style-name="T3">dağlara biçim veren, rüzgarı yaratan</text:span><text:span text:style-name="T1">, düşüncelerini insana bildiren,</text:span><text:span text:style-name="T3"> şafağı karanlığa çeviren</text:span><text:span text:style-name="T1">, Dünya'nın yüksek yerlerine ayak basan işte O'dur, O'nun adı Rab, Herşeye Egemen Allah'tır. (Amos, 4:13)</text:span></text:p>
      <text:p text:style-name="P15"><text:span text:style-name="T1">Ülker ve Oryon </text:span><text:span text:style-name="T3">takımyıldızlarını yaratan</text:span><text:span text:style-name="T1">, zifiri karanlığı sabaha çeviren, gündüzü geceyle karartan, deniz sularını çağırıp yeryüzüne dökenin adı Rab'dir. (Amos, 5:8)</text:span></text:p>
      <text:p text:style-name="P15"><text:span text:style-name="T2">Sizi yaratan, gökleri geren, Dünya'nın temellerini atan</text:span><text:span text:style-name="T1"> Rab'bi nasıl olur da unutursunuz?... (Yeşaya, 51:13)</text:span></text:p>
      <text:p text:style-name="P15"><text:span text:style-name="T1">Çünkü </text:span><text:span text:style-name="T2">gökleri yaratan Rab, Dünya'yı yaratıp biçimlendiren, pekiştiren, üzerinde</text:span><text:span text:style-name="T1"> yaşanmasın diye değil, </text:span><text:span text:style-name="T2">yaşansın diye biçimlendiren Rab</text:span><text:span text:style-name="T1"> -Allah O'dur- şöyle diyor: "Rab Benim, başkası yok. (Yeşaya, 45:18)</text:span></text:p>
      <text:p text:style-name="P15"><text:span text:style-name="T3">Işığı biçimlendiren, karanlığı yapan,</text:span><text:span text:style-name="T1"> esenliği ve felaketi yaratan, bütün bunları yapan Rab benim. (Yeşaya, 45:7)</text:span></text:p>
      <text:p text:style-name="P15"><text:span text:style-name="T1">Beni</text:span><text:span text:style-name="T3"> ana karnında yaratan</text:span><text:span text:style-name="T1"> onu da yaratmadı mı? </text:span><text:span text:style-name="T3">Rahimde bize biçim veren</text:span><text:span text:style-name="T1"> O değil mi? (Eyüp, 31:15)</text:span></text:p>
      <text:p text:style-name="P15"><text:span text:style-name="T2">İşiten kulağı da, gören gözü de Rab yaratmıştır.</text:span><text:span text:style-name="T1"> (Süleyman'ın Özdeyişler, 20:12)</text:span></text:p>
      <text:p text:style-name="P15"><text:span text:style-name="T2">Yeri göğü, denizi ve içindeki herşeyi yaratan…</text:span><text:span text:style-name="T1"> (Mezmurlar, 146:6)</text:span></text:p>
      <text:p text:style-name="P15"><text:soft-page-break/><text:span text:style-name="T1">Göğün ve yerin Yaratılış öyküsü: Rab Allah göğü ve yeri yarattığında, yeryüzünde yabanıl bir fidan, bir ot bile bitmemişti. Çünkü Rab Allah henüz yeryüzüne yağmur göndermemişti. Toprağı işleyecek insan da yoktu. Yerden yükselen buhar bütün toprakları suluyordu. </text:span><text:span text:style-name="T3">Rab Allah Adem'i topraktan yarattı ve burnuna yaşam soluğunu üfledi. Böylece Adem yaşayan varlık oldu. </text:span><text:span text:style-name="T1">(Yaratılış, 2:4-7)</text:span></text:p>
      <text:p text:style-name="P15"><text:span text:style-name="T2">Lübnan sedir ağacından duvarlarda biten mercanköşkotuna kadar bütün ağaçlardan söz ettiği gibi, hayvanlar, kuşlar, sürüngenler ve balıklardan da söz edebiliyordu.</text:span><text:span text:style-name="T1"> Süleyman'ın bilgeliğini duyan dünyanın bütün kralları ona adamlarını gönderirdi. Bütün uluslardan insanlar gelir, Süleyman'ın bilgece sözlerini dinlerdi. (1. Krallar, 4:33-34)</text:span></text:p>
      <text:p text:style-name="P15"><text:span text:style-name="T1">Bağbozumundan önce </text:span><text:span text:style-name="T2">çiçekler düşüp üzümler olgunlaşmaya yüz tutunca...</text:span><text:span text:style-name="T1"> (Yeşaya, 18:5)</text:span></text:p>
      <text:p text:style-name="P15"><text:span text:style-name="T1">Bağlara gidelim sabah erkenden, bakalım, </text:span><text:span text:style-name="T2">asma tomurcuk verdi mi? Dalları yeşerdi mi, narlar çiçek açtı mı… Mis gibi koku saçıyor adamotları,</text:span><text:span text:style-name="T1"> kapımızın yanıbaşında </text:span><text:span text:style-name="T2">taze, kuru, her çeşit seçme meyve var…</text:span><text:span text:style-name="T1"> (Ezgilerin Ezgisi, 7:12-13)</text:span></text:p>
      <text:p text:style-name="P15"><text:span text:style-name="T2">Ceviz bahçesine</text:span><text:span text:style-name="T1"> indim, </text:span><text:span text:style-name="T2">yeşermiş vadiyi</text:span><text:span text:style-name="T1"> göreyim diye; </text:span><text:span text:style-name="T2">asma tomurcuk verdi mi, narlar çiçek açtı mı</text:span><text:span text:style-name="T1"> bakayım diye. (Ezgilerin Ezgisi, 6:11)</text:span></text:p>
      <text:p text:style-name="P15"><text:span text:style-name="T1">Allah, "Yeryüzü </text:span><text:span text:style-name="T2">bitkiler, tohum veren otlar, türüne göre tohumu meyvesinde bulunan meyve ağaçları</text:span><text:span text:style-name="T1"> hasıl etsin" diye buyurdu ve öyle oldu. (Yaratılış, 1:11)</text:span></text:p>
      <text:p text:style-name="P22"/>
      <text:h text:style-name="P47" text:outline-level="2">Tevrat'ta Dünya Hayatının Geçiciliği Üzerine İzahlar </text:h>
      <text:p text:style-name="P15"><text:span text:style-name="T1">Gazabından kısalıyor günlerimiz, </text:span><text:span text:style-name="T2">bir soluk gibi tükeniyor yıllarımız. Ömrümüz yetmiş yıl sürüyor, bilemedin seksen, o da sağlıklıysak; en güzel yıllar da zahmetle, kederle geçiyor, çabucak bitiyor, uçup gidiyoruz.</text:span><text:span text:style-name="T1"> (Mezmurlar, 90:9-10) </text:span></text:p>
      <text:p text:style-name="P15"><text:span text:style-name="T2">... Yeryüzündeki günlerimiz bir gölge gibidir, kalıcı değildir.</text:span><text:span text:style-name="T1"> (1. Tarihler, 29:15)</text:span></text:p>
      <text:p text:style-name="P15"><text:span text:style-name="T2">…</text:span><text:span text:style-name="T4"> </text:span><text:span text:style-name="T2">Altınları da gümüşleri de onları kurtaramayacak…</text:span><text:span text:style-name="T1"> (Sefenya, 1:18)</text:span></text:p>
      <text:p text:style-name="P15"><text:span text:style-name="T2">İnsan bir soluğu andırır, günleri geçici bir gölge gibidir.</text:span><text:span text:style-name="T1"> (Mezmurlar, 144:4)</text:span></text:p>
      <text:p text:style-name="P15"><text:span text:style-name="T1">Kemiklerini dolduran </text:span><text:span text:style-name="T2">gençlik ateşi kendisiyle birlikte toprakta yatacak.</text:span><text:span text:style-name="T1"> (Eyüp, 20:11)</text:span></text:p>
      <text:p text:style-name="P15"><text:span text:style-name="T2">…</text:span><text:span text:style-name="T4"> </text:span><text:span text:style-name="T2">Her insanın sonu ölümdür, yaşayan herkes bunu aklında tutmalı.</text:span><text:span text:style-name="T1"> (Vaiz, 7:2)</text:span></text:p>
      <text:p text:style-name="P15"><text:span text:style-name="T3">Toprağa dönünceye dek</text:span><text:span text:style-name="T1"> ekmeğini alın teri dökerek kazanacaksın. Çünkü topraksın, </text:span><text:span text:style-name="T3">topraktan yaratıldın ve yine toprağa döneceksin</text:span><text:span text:style-name="T1">. (Yaratılış, 3:19)</text:span></text:p>
      <text:p text:style-name="P15"><text:span text:style-name="T1">Dedi ki, "</text:span><text:span text:style-name="T3">Bu dünyaya çıplak geldim, çıplak gideceğim</text:span><text:span text:style-name="T1">. Rab verdi, Rab aldı, Rab'bin adına övgüler olsun!" (Eyüp, 1:21)</text:span></text:p>
      <text:p text:style-name="P15"><text:span text:style-name="T2">(İnsan) çiçek gibi açıp solar, gölge gibi gelip geçer.</text:span><text:span text:style-name="T1"> (Eyüp, 14:2)</text:span></text:p>
      <text:p text:style-name="P15"><text:span text:style-name="T1">Yüreğim tutuştu içimde, ateş aldı derin derin düşünürken, şu sözler döküldü dilimden: Bildir bana, ya Rab, sonumu, sayılı günlerimi; bileyim ömrümün ne kadar kısa olduğunu! </text:span><text:span text:style-name="T3">Yalnız bir karış ömür verdin bana, hiç kalır hayatım Senin önünde. Her insan bir soluktur sadece, en güçlü çağında bile. Bir gölge gibi dolaşır insan, boş yere çırpınır, mal biriktirir, kime kalacağını bilmeden. </text:span><text:span text:style-name="T1">Ne bekleyebilirim şimdi, ya Rab? Umudum Sen'de. (Mezmurlar, 39:3-7)</text:span></text:p>
      <text:p text:style-name="P15"><text:soft-page-break/><text:span text:style-name="T1">Çünkü mayamızı bilir, toprak olduğumuzu anımsar. </text:span><text:span text:style-name="T3">İnsana gelince, ota benzer ömrü, kır çiçeği gibi serpilir; rüzgar üzerine esince yok olur gider, bulunduğu yer onu tanımaz.</text:span><text:span text:style-name="T1"> Ama Rab Kendisi'nden korkanları sonsuza dek sever... (Mezmurlar 103:14-18)</text:span></text:p>
      <text:p text:style-name="P15"><text:span text:style-name="T1">Ey bütün halklar, dinleyin! Kulak verin hepiniz, ey dünyada yaşayanlar, Halk çocukları, bey çocukları, zenginler, yoksullar!... Onlar varlıklarına güvenir, büyük servetleriyle böbürlenirler. Kimse kimsenin hayatının bedelini ödeyemez, Allah'a fidye veremez. Çünkü hayatın fidyesi büyüktür, kimse ödemeye yeltenmemeli. Böyle olmasa, sonsuza dek yaşar insan, mezar yüzü görmez. Kuşkusuz herkes biliyor bilgelerin öldüğünü, aptallarla budalaların yok olduğunu. </text:span><text:span text:style-name="T3">Mallarını başkalarına bırakıyorlar. Mezarları, sonsuza dek evleri, kuşaklar boyu konutları olacak</text:span><text:span text:style-name="T1">, topraklarına kendi adlarını verseler bile. </text:span><text:span text:style-name="T3">Bütün gösterişine karşın geçicidir insan</text:span><text:span text:style-name="T1">, ölüp giden hayvanlar gibi… Korkma biri zenginleşirse, evinin görkemi artarsa. Çünkü </text:span><text:span text:style-name="T3">ölünce hiçbir şey götüremez, görkemi onunla mezara gitmez. </text:span><text:span text:style-name="T1">Yaşarken kendini mutlu saysa bile, başarılı olunca övgüler toplasa bile... Bütün gösterişine karşın anlayışsızdır insan, Ölüp giden hayvanlar gibi. (Mezmurlar, 49:1-2, 6-20)</text:span></text:p>
      <text:p text:style-name="P15"><text:span text:style-name="T3">Onlar yok olacak, ama Sen kalıcısın. Hepsi bir giysi gibi eskiyecek. </text:span><text:span text:style-name="T1">Onları bir kaftan gibi değiştireceksin, </text:span><text:span text:style-name="T3">geçip gidecekler. </text:span><text:span text:style-name="T1">Ama Sen hep aynısın, yılların tükenmeyecek. (Mezmurlar, 102:26-27)</text:span></text:p>
      <text:p text:style-name="P15"><text:span text:style-name="T1">Zenginlik ve onur, </text:span><text:span text:style-name="T3">kalıcı değerler </text:span><text:span text:style-name="T1">ve bolluk </text:span><text:span text:style-name="T3">Bendedir</text:span><text:span text:style-name="T1">. (Süleyman'ın Özdeyişleri, 8:18)</text:span></text:p>
      <text:p text:style-name="P15"><text:span text:style-name="T1">Çünkü </text:span><text:span text:style-name="T3">zenginlik kalıcı değildir</text:span><text:span text:style-name="T1"> ve taç kuşaktan kuşağa geçmez. (Süleyman'ın Özdeyişleri, 27:24)</text:span></text:p>
      <text:p text:style-name="P15"><text:span text:style-name="T3">Çekicilik aldatıcı, güzellik boştur;</text:span><text:span text:style-name="T1"> ama Rab'be saygılı kadın övülmeye layıktır. (Süleyman'ın Özdeyişleri, 31:30)</text:span></text:p>
      <text:p text:style-name="P15"><text:span text:style-name="T3">Zenginliğine güvenen tepetaklak gidecek,</text:span><text:span text:style-name="T1"> oysa doğrular dalındaki yaprak gibi gelişecek. (Süleyman'ın Özdeyişleri, 11:28)</text:span></text:p>
      <text:p text:style-name="P15"><text:span text:style-name="T2">Servet aldatıcıdır…</text:span><text:span text:style-name="T1"> (Habakkuk, 2:5)</text:span></text:p>
      <text:p text:style-name="P15"><text:span text:style-name="T1">…</text:span><text:span text:style-name="T7"> </text:span><text:span text:style-name="T1">elde ettikleri </text:span><text:span text:style-name="T3">zenginlik uçup gitti.</text:span><text:span text:style-name="T1"> (Yeremya, 48:36)</text:span></text:p>
      <text:p text:style-name="P15"><text:span text:style-name="T1">O gün Rab güzel halhalları, alın çatkılarını, hilalleri, küpeleri, bilezikleri, peçeleri, başlıkları, ayak zincirlerini, kuşakları, koku şişelerini, muskaları, yüzükleri, burun halkalarını, bayramlık giysileri, pelerinleri, şalları, keseleri, el aynalarını, keten giysileri, baş sargılarını, tülbentleri ortadan kaldıracak. O zaman </text:span><text:span text:style-name="T3">güzel kokunun yerini pis koku</text:span><text:span text:style-name="T1">, kuşağın yerini ip, lüleli saçın yerini kel kafa, </text:span><text:span text:style-name="T3">süslü giysinin yerini çul, güzelliğin yerini dağlama izi alacak.</text:span><text:span text:style-name="T1"> (Yeşaya, 3:18-24)</text:span></text:p>
      <text:p text:style-name="P15"><text:span text:style-name="T1">Yargı günü uzaklardan </text:span><text:span text:style-name="T3">başınıza felaket geldiğinde ne yapacaksınız? </text:span><text:span text:style-name="T1">Yardım için kime koşacaksınız, servetinizi nereye saklayacaksınız? (Yeşaya, 10:3)</text:span></text:p>
      <text:p text:style-name="P15"><text:span text:style-name="T2">Servet göz açıp kapayana dek yok olur, kanatlanıp kartal gibi göklere uçar.</text:span><text:span text:style-name="T1"> (Süleyman'ın Özdeyişleri, 23:5)</text:span></text:p>
      <text:p text:style-name="P15"><text:span text:style-name="T1">Gazap günü</text:span><text:span text:style-name="T3"> servet işe yaramaz,</text:span><text:span text:style-name="T1"> (Süleyman'ın Özdeyişleri, 11:4)</text:span></text:p>
      <text:p text:style-name="P15"><text:span text:style-name="T2">Kişinin serveti gün gelir canına fidye olur,</text:span><text:span text:style-name="T1"> (Süleyman'ın Özdeyişleri, 13:8)</text:span></text:p>
      <text:p text:style-name="P15"><text:span text:style-name="T1">Akarsuların, bal ve ayran akan derelerin </text:span><text:span text:style-name="T3">sefasını süremeyecek</text:span><text:span text:style-name="T1">. Zahmetle kazandığını yemeden geri verecek, elde ettiği kazancın tadını çıkaramayacak…</text:span><text:span text:style-name="T3"> Serveti onu kurtaramayacak. </text:span><text:span text:style-name="T1">(Eyüp, 20:17-20)</text:span></text:p>
      <text:p text:style-name="P15"><text:span text:style-name="T2">Yaşama gücüm tükendi, günlerim kısaldı, mezar gözlüyor beni.</text:span><text:span text:style-name="T1"> (Eyüp, 17:1)</text:span></text:p>
      <text:p text:style-name="P15"><text:span text:style-name="T1">Rab, "Ruhum insanda sonsuza dek kalmayacak, çünkü o </text:span><text:span text:style-name="T3">ölümlüdür</text:span><text:span text:style-name="T1">" dedi… (Yaratılış, 6:3)</text:span></text:p>
      <text:p text:style-name="P15"><text:soft-page-break/><text:span text:style-name="T1">Ah çekip inlersin ömrünün son günlerinde, </text:span><text:span text:style-name="T3">etinle bedenin tükendiğinde.</text:span><text:span text:style-name="T1"> (Süleyman'ın Özdeyişleri, 5:11)</text:span></text:p>
      <text:p text:style-name="P15"><text:span text:style-name="T3">Ölümlü insana</text:span><text:span text:style-name="T1"> güvenmekten vazgeçin. Onun ne değeri var ki? (Yeşaya, 2:22)</text:span></text:p>
      <text:p text:style-name="P15"><text:span text:style-name="T1">Çünkü </text:span><text:span text:style-name="T3">gölge gibi gelip geçen kısa ve boş ömründe insana</text:span><text:span text:style-name="T1">… kendisinden sonra Güneş'in altında neler olacağını kim söyleyebilir? (Vaiz, 6:12)</text:span></text:p>
      <text:p text:style-name="P15"><text:span text:style-name="T1">Rüzgarı tutup ona egemen olmaya kimsenin gücü yetmediği gibi, </text:span><text:span text:style-name="T3">ölüm gününe egemen olmaya da kimsenin gücü yetmez</text:span><text:span text:style-name="T1">… (Vaiz, 8:8)</text:span></text:p>
      <text:p text:style-name="P15"><text:span text:style-name="T1">İnsanları bir düş gibi siler, süpürürsün, </text:span><text:span text:style-name="T2">sabah biten ot misali: Sabah filizlenir, büyür, akşam solar, kurur.</text:span><text:span text:style-name="T1"> (Mezmurlar, 90:5-6)</text:span></text:p>
      <text:p text:style-name="P15"><text:span text:style-name="T1">Büyük işlere girdim. Kendime evler inşa ettim, bağlar diktim. Bahçeler, parklar yaptım, oralara türlü türlü meyve ağaçları diktim. Dal budak salan orman ağaçlarını sulamak için havuzlar yaptım… Herkesten çok sığıra, davara sahip oldum. Altın, gümüş biriktirdim; kralların, illerin hazinelerini topladım… Büyük üne kavuştum… Gözümün dilediği hiçbir şeyi kendimden esirgemedim. Gönlümü hiçbir zevkten alıkoymadım… Yaptığım bütün işlere, çektiğim bütün emeklere bakınca, gördüm ki, </text:span><text:span text:style-name="T3">hepsi boş ve rüzgarı kovalamaya kalkışmakmış. Güneş'in altında hiçbir kazanç yokmuş</text:span><text:span text:style-name="T1">. (Vaiz, 2:4-11)</text:span></text:p>
      <text:p text:style-name="P15"><text:span text:style-name="T2">... Sahibinin zararına biriktirilen ve yok olup giden servet... Annesinin rahminden çıplak çıkar insan. Dünyaya nasıl geldiyse öyle gider,</text:span><text:span text:style-name="T1"> emeğinden hiçbir şey götürmez elinde. Dünyaya nasıl geldiyse öyle gider insan... (Vaiz, 5:13-16)</text:span></text:p>
      <text:p text:style-name="P15"><text:span text:style-name="T2">... Gençlik de dinçlik de boştur.</text:span><text:span text:style-name="T1"> (Vaiz, 11:10)</text:span></text:p>
      <text:p text:style-name="P15"><text:span text:style-name="T1">Gümüş tel kopmadan, altın tas kırılmadan, testi çeşmede parçalanmadan, kuyu makarası kırılmadan, toprak geldiği yere dönmeden, </text:span><text:span text:style-name="T3">Ruh onu veren Allah'a dönmeden, seni Yaratanı anımsa. "Her şey boş" diyor Vaiz, "Bomboş!</text:span><text:span text:style-name="T1">" (Vaiz, 12:6-8)</text:span></text:p>
      <text:p text:style-name="P22"/>
      <text:p text:style-name="P22"/>
      <text:h text:style-name="P8" text:outline-level="1">TEVRAT'TA ALLAH'IN SIFATLARI</text:h>
      <text:p text:style-name="P21"/>
      <text:p text:style-name="P21"/>
      <text:h text:style-name="P47" text:outline-level="2">Tevrat'ta Allah'ın Birliği</text:h>
      <text:p text:style-name="P15"><text:span text:style-name="T2">Rab Benim, başkası yok, Benden başka Allah yok... doğudan batıya dek Benden başkası olmadığını herkes bilsin. Rab Benim, başkası yok.</text:span><text:span text:style-name="T1"> (Yeşaya 45:5-6) </text:span></text:p>
      <text:p text:style-name="P15"><text:span text:style-name="T2">…</text:span><text:span text:style-name="T4"> </text:span><text:span text:style-name="T2">Allah Benim, başkası yok. Allah Benim, benzerim yok.</text:span><text:span text:style-name="T1"> (Yeşaya, 46:9)</text:span></text:p>
      <text:p text:style-name="P15"><text:span text:style-name="T1">Sonunda dünyanın bütün ulusları bilsinler ki, </text:span><text:span text:style-name="T3">tek Allah Rab'dir ve O'ndan başka Allah yoktur</text:span><text:span text:style-name="T1">. (1. Krallar, 8:60)</text:span></text:p>
      <text:p text:style-name="P15"><text:span text:style-name="T1">Ey dünyanın dört bucağındakiler, Bana dönün, kurtulursunuz. Çünkü </text:span><text:span text:style-name="T3">Allah Benim, başkası yok</text:span><text:span text:style-name="T1">. (Yeşaya, 45:22)</text:span></text:p>
      <text:p text:style-name="P15"><text:span text:style-name="T1">Rab diyor ki, "... </text:span><text:span text:style-name="T3">Allah yalnız sizinledir</text:span><text:span text:style-name="T1">, başkası, </text:span><text:span text:style-name="T3">başka Allah yok</text:span><text:span text:style-name="T1">." (Yeşaya, 45:14)</text:span></text:p>
      <text:p text:style-name="P15"><text:span text:style-name="T1">…</text:span><text:span text:style-name="T7"> </text:span><text:span text:style-name="T1">Allah'ımız Rab </text:span><text:span text:style-name="T3">tek Rab'dir</text:span><text:span text:style-name="T1">. (Yasa'nın Tekrarı, 6:4)</text:span></text:p>
      <text:p text:style-name="P15"><text:span text:style-name="T3">…</text:span><text:span text:style-name="T5"> </text:span><text:span text:style-name="T1">ya Rab, </text:span><text:span text:style-name="T3">eşsizdir işlerin</text:span><text:span text:style-name="T1">.Yarattığın bütün uluslar gelip Sana tapınacaklar, ya Rab, adını yüceltecekler. Çünkü Sen ulusun, harikalar yaratırsın, </text:span><text:span text:style-name="T3">Tek Allah Sensin</text:span><text:span text:style-name="T1">. (Mezmurlar, 86:8-10)</text:span></text:p>
      <text:p text:style-name="P15"><text:span text:style-name="T1">…</text:span><text:span text:style-name="T7"> </text:span><text:span text:style-name="T1">Herşeye egemen Rab, </text:span><text:span text:style-name="T3">bütün dünya krallıklarının tek Allah'ı Sensin</text:span><text:span text:style-name="T1">. Yeri, göğü Sen yarattın. (Yeşaya, 37:16)</text:span></text:p>
      <text:p text:style-name="P15"><text:span text:style-name="T3">…</text:span><text:span text:style-name="T5"> </text:span><text:span text:style-name="T1">bütün dünya krallıkları Senin </text:span><text:span text:style-name="T3">tek Rab olduğunu</text:span><text:span text:style-name="T1"> anlasın. (Yeşaya, 37:20)</text:span></text:p>
      <text:p text:style-name="P15"><text:span text:style-name="T1">Sizi kurtaran, size rahimde biçim veren Rab diyor ki, "Herşeyi yaratan, </text:span><text:span text:style-name="T3">gökleri yalnız başına geren, yeryüzünü tek başına seren</text:span><text:span text:style-name="T1">…" (Yeşaya, 44:24)</text:span></text:p>
      <text:p text:style-name="P15"><text:span text:style-name="T1">Çünkü Kendisi'ne umut bağlayanlar için etkin olan </text:span><text:span text:style-name="T2">tek Allah Sensin; Sen'den başkasını hiçbir zaman hiç kimse işitmedi, hiçbir kulak duymadı, hiçbir göz görmedi.</text:span><text:span text:style-name="T1"> (Yeşaya, 64:4)</text:span></text:p>
      <text:p text:style-name="P15"><text:span text:style-name="T1">Çünkü gökleri yaratan Rab, dünyayı yaratıp biçimlendiren, pekiştiren, üzerinde yaşanmasın diye değil, yaşansın diye biçimlendiren </text:span><text:span text:style-name="T3">Rab -Allah O'dur- şöyle diyor: "Rab Benim, başkası yok." </text:span><text:span text:style-name="T1">(Yeşaya, 45:18)</text:span></text:p>
      <text:p text:style-name="P15"><text:span text:style-name="T1">... Ben Rab, bildirmedim mi? </text:span><text:span text:style-name="T3">Benden başka Allah yok</text:span><text:span text:style-name="T1">, adil <text:s/>Allah ve kurtarıcı Benim. Yok Benden başkası. (Yeşaya, 45:21)</text:span></text:p>
      <text:p text:style-name="P15"><text:span text:style-name="T1">Artık anlayın ki, Ben, evet Ben O'yum, </text:span><text:span text:style-name="T3">Benden başka Allah yoktur</text:span><text:span text:style-name="T1">! Öldüren de, yaşatan da, yaralayan da, iyileştiren de Benim... (Yasa'nın Tekrarı, 32:39)</text:span></text:p>
      <text:p text:style-name="P15"><text:span text:style-name="T1">…</text:span><text:span text:style-name="T7"> </text:span><text:span text:style-name="T1">Böylece bileceksin ki, </text:span><text:span text:style-name="T3">Allah'ımız Rab gibisi yoktur</text:span><text:span text:style-name="T1">. (Mısır'dan Çıkış, 8:10)</text:span></text:p>
      <text:p text:style-name="P15"><text:span text:style-name="T1">Ya Rab… </text:span><text:span text:style-name="T3">yerde ve gökte Sana benzer başka Allah yoktur</text:span><text:span text:style-name="T1">… (1. Krallar, 8:23; 2. Tarihler, 6:14)</text:span></text:p>
      <text:p text:style-name="P15"><text:span text:style-name="T1">Asa, Allah'ı Rab'be, </text:span><text:span text:style-name="T2">"Ya Rab, güçlünün karşısında güçsüze yardım edebilecek Sen'den başka kimse yoktur"</text:span><text:span text:style-name="T1"> diye yakardı… (2. Tarihler, 14:11)</text:span></text:p>
      <text:p text:style-name="P15"><text:span text:style-name="T1">Ben, </text:span><text:span text:style-name="T2">yalnız Ben Rab'bim, Benden başka kurtarıcı yoktur.</text:span><text:span text:style-name="T1"> (Yeşaya, 43:11)</text:span></text:p>
      <text:p text:style-name="P15"><text:soft-page-break/><text:span text:style-name="T3">Ya Rab, bir benzerin yok, Sen'den başka Allah da yok</text:span><text:span text:style-name="T1">! Bunu kendi kulaklarımızla duyduk. (1. Tarihler, 17:20; 2 Samuel, 7:22)</text:span></text:p>
      <text:p text:style-name="P15"><text:span text:style-name="T2">Kutsallıkta Rab'bin benzeri yok,</text:span><text:span text:style-name="T1"> evet, </text:span><text:span text:style-name="T2">Senin gibisi yok, ya Rab! Allah'ımız gibi dayanak yok.</text:span><text:span text:style-name="T1"> (1. Samuel, 2:2)</text:span></text:p>
      <text:p text:style-name="P15"><text:span text:style-name="T3">O'nun bilgisi derin, gücü eşsizdir</text:span><text:span text:style-name="T1">, kim O'na direndi de ayakta kaldı? (Eyüp, 9:4)</text:span></text:p>
      <text:p text:style-name="P15"><text:span text:style-name="T1">…</text:span><text:span text:style-name="T7"> </text:span><text:span text:style-name="T1">Sen ulusun, harikalar yaratırsın, </text:span><text:span text:style-name="T3">tek Allah Sensin</text:span><text:span text:style-name="T1">. (Mezmurlar, 86:10)</text:span></text:p>
      <text:p text:style-name="P15"><text:span text:style-name="T1">Övgüler sunun O'na güçlü işleri için! Övgüler sunun O'na </text:span><text:span text:style-name="T3">eşsiz büyüklüğüne</text:span><text:span text:style-name="T1"> yaraşır biçimde! (Mezmurlar, 150:2)</text:span></text:p>
      <text:p text:style-name="P15"><text:span text:style-name="T1">Halk şöyle dua etti: "</text:span><text:span text:style-name="T3">Tek Rab Sensin</text:span><text:span text:style-name="T1">. Gökleri, göklerin göklerini, bütün gök cisimlerini, yeryüzünü ve içindeki herşeyi, denizleri ve içlerindeki herşeyi Sen yarattın. Hepsine Sen can verdin. Bütün gök cisimleri Sana tapınır." (Nehemya, 9:6)</text:span></text:p>
      <text:p text:style-name="P15"><text:span text:style-name="T1">Benim için şöyle diyecekler: "</text:span><text:span text:style-name="T3">Doğruluk ve</text:span><text:span text:style-name="T1"> </text:span><text:span text:style-name="T3">güç yalnız Rab'dedir</text:span><text:span text:style-name="T1">…" (Yeşaya, 45:24)</text:span></text:p>
      <text:p text:style-name="P15"><text:span text:style-name="T1">Bu olaylar </text:span><text:span text:style-name="T2">Rab'bin Allah olduğunu ve O'ndan başkası olmadığını bilesiniz</text:span><text:span text:style-name="T1"> diye size gösterildi. (Yasa'nın Tekrarı, 4:35)</text:span></text:p>
      <text:p text:style-name="P15"><text:span text:style-name="T1">... </text:span><text:span text:style-name="T3">Benden başka Allah var mı? Hayır, başka güç yok</text:span><text:span text:style-name="T1">; Ben bir başkasını bilmiyorum. (Yeşaya, 44:8)</text:span></text:p>
      <text:p text:style-name="P22"/>
      <text:h text:style-name="P47" text:outline-level="2">Tevrat'ta Allah'ın Ezeli ve Ebedi Olması</text:h>
      <text:p text:style-name="P15"><text:span text:style-name="T1">…</text:span><text:span text:style-name="T7"> </text:span><text:span text:style-name="T1">Herşeye egemen Rab diyor ki, "</text:span><text:span text:style-name="T3">İlk ve son Benim,</text:span><text:span text:style-name="T1"> </text:span><text:span text:style-name="T3">Benden başka Allah yoktur</text:span><text:span text:style-name="T1">." (Yeşaya, 44:6)</text:span></text:p>
      <text:p text:style-name="P15"><text:span text:style-name="T1">Bunları yapıp gerçekleştiren, kuşakları başlangıçtan beri çağıran kim? </text:span><text:span text:style-name="T3">Ben Rab, ilkim; sonuncularla da yine Ben olacağım</text:span><text:span text:style-name="T1">." (Yeşaya, 41:4)</text:span></text:p>
      <text:p text:style-name="P15"><text:span text:style-name="T1">Ya Rab, kutsal Allah'ım, </text:span><text:span text:style-name="T3">öncesizlikten beri var olan Sen değil misin?</text:span><text:span text:style-name="T1">... (Habakkuk, 1:12)</text:span></text:p>
      <text:p text:style-name="P15"><text:span text:style-name="T3">Allah'ın yaptığı herşeyin sonsuza dek süreceğini biliyorum.</text:span><text:span text:style-name="T1"> Ona ne bir şey eklenebilir ne de ondan bir şey çıkarılabilir. Allah insanların Kendisi'ne saygı duymaları için bunu yapıyor. (Vaiz, 3:14)</text:span></text:p>
      <text:p text:style-name="P15"><text:span text:style-name="T1">Dağlar var olmadan, daha evreni ve dünyayı yaratmadan, </text:span><text:span text:style-name="T3">öncesizlikten sonsuzluğa dek Allah Sensin</text:span><text:span text:style-name="T1">. (Mezmurlar, 90:2)</text:span></text:p>
      <text:p text:style-name="P15"><text:span text:style-name="T1">Ey Allah, tahtın </text:span><text:span text:style-name="T3">sonsuzluklar boyunca</text:span><text:span text:style-name="T1"> kalıcıdır… (Mezmurlar, 45:6)</text:span></text:p>
      <text:p text:style-name="P15"><text:span text:style-name="T1">Yüce ve görkemli olan, </text:span><text:span text:style-name="T3">sonsuzlukta yaşayan</text:span><text:span text:style-name="T1">, adı Kutsal olan diyor ki… (Yeşaya, 57:15)</text:span></text:p>
      <text:p text:style-name="P15"><text:span text:style-name="T1">Şöyle dedi: "Allah'ın adına </text:span><text:span text:style-name="T3">öncesizlikten sonsuzluğa dek</text:span><text:span text:style-name="T1"> övgüler olsun! Bilgelik ve güç O'na özgüdür." (Daniel, 2:20)</text:span></text:p>
      <text:p text:style-name="P15"><text:span text:style-name="T1">O herşeyi zamanında güzel yaptı. İnsanların yüreğine </text:span><text:span text:style-name="T3">sonsuzluk kavramını</text:span><text:span text:style-name="T1"> koydu. Yine de insan Allah'ın yaptığı işi başından sonuna dek anlayamaz. (Vaiz, 3:11)</text:span></text:p>
      <text:p text:style-name="P15"><text:span text:style-name="T1">…</text:span><text:span text:style-name="T7"> </text:span><text:span text:style-name="T1">O yaşayan Allah'tır, </text:span><text:span text:style-name="T2">sonsuza dek var olacak… Egemenliği son bulmayacak.</text:span><text:span text:style-name="T1"> (Daniel, 6:26)</text:span></text:p>
      <text:p text:style-name="P15"><text:span text:style-name="T1">"… Rab'be </text:span><text:span text:style-name="T3">öncesizlikten sonsuza dek</text:span><text:span text:style-name="T1"> övgüler olsun!" (1. Tarihler, 16:36)</text:span></text:p>
      <text:p text:style-name="P15"><text:span text:style-name="T1">…</text:span><text:span text:style-name="T7"> </text:span><text:span text:style-name="T3">Sen sonsuza dek yücesin</text:span><text:span text:style-name="T1">, ya Rab. (Mezmurlar, 92:8)</text:span></text:p>
      <text:p text:style-name="P15"><text:soft-page-break/><text:span text:style-name="T1">Ot kurur, çiçek solar, ama </text:span><text:span text:style-name="T3">Allah'ımızın sözü sonsuza dek durur</text:span><text:span text:style-name="T1">. (Yeşaya, 40:8)</text:span></text:p>
      <text:p text:style-name="P22"/>
      <text:h text:style-name="P47" text:outline-level="2">Tevrat'ta Allah'ın Herşeyin Yaratıcısı Olması</text:h>
      <text:p text:style-name="P15"><text:span text:style-name="T1">Başlangıçta </text:span><text:span text:style-name="T3">Allah göğü ve yeri yarattı</text:span><text:span text:style-name="T1">. Yer boştu, yeryüzü şekilleri yoktu; engin karanlıklarla kaplıydı. Allah'ın ruhu suların üzerinde dalgalanıyordu. Allah, </text:span><text:span text:style-name="T3">"Işık olsun" diye buyurdu ve ışık oldu</text:span><text:span text:style-name="T1">. (Yaratılış, 1:1-3)</text:span></text:p>
      <text:p text:style-name="P15"><text:span text:style-name="T1">Allah, "Suların ortasında bir kubbe olsun, suları birbirinden ayırsın" diye buyurdu. Ve öyle oldu. </text:span><text:span text:style-name="T3">Allah gökkubbeyi yarattı.</text:span><text:span text:style-name="T1"> Kubbenin altındaki suları üstündeki sulardan ayırdı. (Yaratılış, 1:6-7)</text:span></text:p>
      <text:p text:style-name="P16">Allah, "Göğün altındaki sular bir yere toplansın, kuru toprak görünsün" diye buyurdu ve öyle oldu. (Yaratılış, 1:9)</text:p>
      <text:p text:style-name="P15"><text:span text:style-name="T1">Allah, "</text:span><text:span text:style-name="T3">Yeryüzü bitkiler, tohum veren otlar, türüne göre tohumu meyvesinde bulunan meyve ağaçları üretsin</text:span><text:span text:style-name="T1">" diye buyurdu ve öyle oldu. Yeryüzü bitkiler, türüne göre tohum veren otlar, tohumu meyvesinde bulunan meyve ağaçları yetiştirdi… (Yaratılış, 1:11-12)</text:span></text:p>
      <text:p text:style-name="P15"><text:span text:style-name="T1">Allah şöyle buyurdu: "Gökkubbede gündüzü geceden ayıracak, yeryüzünü aydınlatacak ışıklar olsun. Belirtileri, mevsimleri, günleri, yılları göstersin." Ve öyle oldu. Allah </text:span><text:span text:style-name="T3">büyüğü gündüze, küçüğü geceye egemen olacak iki büyük ışığı ve yıldızları yarattı.</text:span><text:span text:style-name="T1"> (Yaratılış, 1:14-16)</text:span></text:p>
      <text:p text:style-name="P15"><text:span text:style-name="T1">…"</text:span><text:span text:style-name="T3">Yeri göğü yaratan Yüce Allah </text:span><text:span text:style-name="T1">Rab'bin önünde… ant içerim"… (Yaratılış, 14:22)</text:span></text:p>
      <text:p text:style-name="P15"><text:span text:style-name="T1">Allah, "Sular canlı yaratıklarla dolup taşsın, yeryüzünün üzerinde, gökte kuşlar uçuşsun" diye buyurdu. Allah </text:span><text:span text:style-name="T3">büyük deniz canavarlarını, sularda kaynaşan canlıları ve uçan çeşitli varlıkları yarattı</text:span><text:span text:style-name="T1">… (Yaratılış, 1:20-21)</text:span></text:p>
      <text:p text:style-name="P15"><text:span text:style-name="T1">Allah, "Yeryüzü çeşit çeşit canlı yaratık, evcil ve yabanıl hayvan, sürüngen türetsin" diye buyurdu. Ve öyle oldu. Allah </text:span><text:span text:style-name="T3">çeşit çeşit yabanıl hayvan, evcil hayvan, sürüngen yarattı… </text:span><text:span text:style-name="T1">(Yaratılış, 1:24-25)</text:span></text:p>
      <text:p text:style-name="P15"><text:span text:style-name="T1">Allah, "İnsanı… yaratalım" dedi, "Denizdeki balıklara, gökteki kuşlara, evcil hayvanlara, sürüngenlere, yeryüzünün tümüne egemen olsun." </text:span><text:span text:style-name="T3">Allah insanı… yarattı.</text:span><text:span text:style-name="T1"> Böylece insan… yaratılmış oldu. </text:span><text:span text:style-name="T3">İnsanları erkek ve dişi olarak yarattı.</text:span><text:span text:style-name="T1"> (Yaratılış, 1:26-27)</text:span></text:p>
      <text:p text:style-name="P15"><text:span text:style-name="T1">"Var mı Senin gibisi İlahlar arasında, ya Rab? Senin gibi kutsallıkta görkemli, heybetiyle övgüye değer, </text:span><text:span text:style-name="T3">harikalar yaratan </text:span><text:span text:style-name="T1">var mı? (Mısır'dan Çıkış, 15:11)</text:span></text:p>
      <text:p text:style-name="P15"><text:span text:style-name="T1">…</text:span><text:span text:style-name="T7"> </text:span><text:span text:style-name="T3">Sizi yaratan, size biçim veren</text:span><text:span text:style-name="T1">… Yaratıcınız O değil mi? (Yasa'nın Tekrarı, 32:6)</text:span></text:p>
      <text:p text:style-name="P15"><text:span text:style-name="T2">İşiten kulağı da, gören gözü de Rab yaratmıştır.</text:span><text:span text:style-name="T1"> (Süleyman'ın Özdeyişleri, 20:12)</text:span></text:p>
      <text:p text:style-name="P15"><text:span text:style-name="T1">…</text:span><text:span text:style-name="T7"> </text:span><text:span text:style-name="T3">Kendisi'ni yaratan Allah</text:span><text:span text:style-name="T1">'a sırt çevirdi... (Yasa'nın Tekrarı, 32:15)</text:span></text:p>
      <text:p text:style-name="P15"><text:span text:style-name="T1">…</text:span><text:span text:style-name="T7"> </text:span><text:span text:style-name="T3">Seni yaratan Allah</text:span><text:span text:style-name="T1">'ı unuttun. (Yasa'nın Tekrarı, 32:18)</text:span></text:p>
      <text:p text:style-name="P15"><text:span text:style-name="T2">…</text:span><text:span text:style-name="T4"> </text:span><text:span text:style-name="T2">Yeri göğü yaratan Yüce Allah…</text:span><text:span text:style-name="T1"> (Yaratılış, 14:19)</text:span></text:p>
      <text:p text:style-name="P15"><text:span text:style-name="T1">Halkların bütün ilahları bir hiçtir, oysa </text:span><text:span text:style-name="T3">gökleri yaratan Rab'dir</text:span><text:span text:style-name="T1">. (1. Tarihler, 16:26)</text:span></text:p>
      <text:p text:style-name="P15"><text:span text:style-name="T1">Büyük Ayı'yı, Oryon'u, Ülker'i, Güney </text:span><text:span text:style-name="T3">takımyıldızlarını yaratan O'dur</text:span><text:span text:style-name="T1">. (Eyüp, 9:9)</text:span></text:p>
      <text:p text:style-name="P15"><text:span text:style-name="T1">Beni </text:span><text:span text:style-name="T3">ana karnında yaratan </text:span><text:span text:style-name="T1">onu da yaratmadı mı? Rahimde bize biçim veren O değil mi? (Eyüp, 31:15)</text:span></text:p>
      <text:p text:style-name="P15"><text:soft-page-break/><text:span text:style-name="T3">Herkesin yüreğini yaratan</text:span><text:span text:style-name="T1">, yaptıkları herşeyi tartan O'dur. (Mezmurlar, 33:15)</text:span></text:p>
      <text:p text:style-name="P15"><text:span text:style-name="T1">…</text:span><text:span text:style-name="T7"> </text:span><text:span text:style-name="T3">Harikalar yaratan </text:span><text:span text:style-name="T1">yalnız O'dur. (Mezmurlar, 72:18)</text:span></text:p>
      <text:p text:style-name="P15"><text:span text:style-name="T1">Yeryüzünün bütün sınırlarını Sen saptadın, </text:span><text:span text:style-name="T3">yazı da kışı da yaratan Sensin</text:span><text:span text:style-name="T1">. (Mezmurlar, 74:17)</text:span></text:p>
      <text:p text:style-name="P15"><text:span text:style-name="T3">Harikalar yaratan Allah</text:span><text:span text:style-name="T1"> Sensin… gücünü gösterdin. (Mezmurlar, 77:14)</text:span></text:p>
      <text:p text:style-name="P15"><text:span text:style-name="T1">…</text:span><text:span text:style-name="T7"> </text:span><text:span text:style-name="T3">Bizi yaratan </text:span><text:span text:style-name="T1">Rab'bin önünde diz çökelim. (Mezmurlar, 95:6)</text:span></text:p>
      <text:p text:style-name="P15"><text:span text:style-name="T1">Halkların bütün ilahları bir hiçtir, oysa </text:span><text:span text:style-name="T3">gökleri yaratan Rab'dir</text:span><text:span text:style-name="T1">. (Mezmurlar, 96:5)</text:span></text:p>
      <text:p text:style-name="P15"><text:span text:style-name="T1">Bilin ki Rab Allah'tır. </text:span><text:span text:style-name="T3">Bizi yaratan O'dur</text:span><text:span text:style-name="T1">, biz de O'nunuz, O'nun halkı, otlağının koyunlarıyız. (Mezmurlar, 100:3)</text:span></text:p>
      <text:p text:style-name="P15"><text:span text:style-name="T3">Yeri göğü yaratan </text:span><text:span text:style-name="T1">Rab sizleri kutsasın. (Mezmurlar, 115:15)</text:span></text:p>
      <text:p text:style-name="P15"><text:span text:style-name="T3">Yeri göğü yaratan </text:span><text:span text:style-name="T1">Rab'den gelecek yardım. (Mezmurlar, 121:2)</text:span></text:p>
      <text:p text:style-name="P15"><text:span text:style-name="T3">Yeri göğü yaratan</text:span><text:span text:style-name="T1"> Rab'bin adı Yardımcımızdır. (Mezmurlar, 124:8)</text:span></text:p>
      <text:p text:style-name="P16">Yeri göğü, denizi ve içindeki herşeyi yaratan… (Mezmurlar, 146:6)</text:p>
      <text:p text:style-name="P15"><text:span text:style-name="T1">Ana rahmindeki çocuğun nasıl ruh ve beden aldığını bilmediğin gibi, </text:span><text:span text:style-name="T3">herşeyi yaratan Allah'ın </text:span><text:span text:style-name="T1">yaptıklarını da bilemezsin. (Vaiz, 11:5)</text:span></text:p>
      <text:p text:style-name="P15"><text:span text:style-name="T1">Bilmiyor musun, duymadın mı? Ebedi Allah, Rab, </text:span><text:span text:style-name="T3">bütün dünyayı yaratan</text:span><text:span text:style-name="T1">, ne yorulur ne de zayıflar, O'nun bilgisi kavranamaz. (Yeşaya, 40:28)</text:span></text:p>
      <text:p text:style-name="P15"><text:span text:style-name="T1">…</text:span><text:span text:style-name="T7"> </text:span><text:span text:style-name="T3">Seni yaratan</text:span><text:span text:style-name="T1">… sana biçim veren Rab şimdi şöyle diyor… (Yeşaya, 43:1)</text:span></text:p>
      <text:p text:style-name="P15"><text:span text:style-name="T3">Seni yaratan, rahimde sana biçim veren</text:span><text:span text:style-name="T1">, sana yardım edecek olan Rab şöyle diyor… (Yeşaya, 44:2)</text:span></text:p>
      <text:p text:style-name="P15"><text:span text:style-name="T1">Sizi kurtaran, size rahimde biçim veren Rab diyor ki, "</text:span><text:span text:style-name="T3">Herşeyi yaratan, gökleri yalnız başına geren, yeryüzünü tek başına seren</text:span><text:span text:style-name="T1">…" (Yeşaya, 44:24)</text:span></text:p>
      <text:p text:style-name="P15"><text:span text:style-name="T2">Işığı biçimlendiren, karanlığı yapan, esenliği ve felaketi yaratan,</text:span><text:span text:style-name="T1"> bütün bunları yapan Rab Benim. (Yeşaya, 45:7)</text:span></text:p>
      <text:p text:style-name="P16">Sizi yaratan, gökleri geren, dünyanın temellerini atan Rab'bi nasıl olur da unutursunuz?... (Yeşaya, 51:13)</text:p>
      <text:p text:style-name="P15"><text:span text:style-name="T1">Gücüyle </text:span><text:span text:style-name="T3">yeryüzünü yaratan</text:span><text:span text:style-name="T1">, bilgeliğiyle </text:span><text:span text:style-name="T3">dünyayı kuran</text:span><text:span text:style-name="T1">, aklıyla </text:span><text:span text:style-name="T3">gökleri yayan </text:span><text:span text:style-name="T1">Rab'dir. (Yeremya, 10:12)</text:span></text:p>
      <text:p text:style-name="P15"><text:span text:style-name="T3">Dünyayı yaratan</text:span><text:span text:style-name="T1">, yerini alsın diye </text:span><text:span text:style-name="T3">ona biçim veren</text:span><text:span text:style-name="T1">, adı Rab olan şöyle diyor… (Yeremya 33:2)</text:span></text:p>
      <text:p text:style-name="P15"><text:span text:style-name="T1">Çünkü </text:span><text:span text:style-name="T3">dağlara biçim veren, rüzgarı yaratan</text:span><text:span text:style-name="T1">, </text:span><text:span text:style-name="T3">düşüncelerini insana bildiren, şafağı karanlığa çeviren</text:span><text:span text:style-name="T1">, dünyanın yüksek yerlerine ayak basan işte O'dur, O'nun adı Rab, Herşeye egemen Allah'tır. (Amos, 4:13)</text:span></text:p>
      <text:p text:style-name="P15"><text:span text:style-name="T2">Ülker ve Oryon takımyıldızlarını yaratan, zifiri karanlığı sabaha çeviren,</text:span><text:span text:style-name="T1"> gündüzü geceyle karartan, </text:span><text:span text:style-name="T2">deniz sularını çağırıp yeryüzüne dökenin </text:span><text:span text:style-name="T1">adı Rab'dir. (Amos, 5:8)</text:span></text:p>
      <text:p text:style-name="P15"><text:span text:style-name="T1">…</text:span><text:span text:style-name="T7"> </text:span><text:span text:style-name="T1">"</text:span><text:span text:style-name="T3">Denizi ve karayı yaratan </text:span><text:span text:style-name="T1">göklerin Allah'ı Rab'be taparım." (Yunus, 1:9)</text:span></text:p>
      <text:p text:style-name="P15"><text:span text:style-name="T1">Halk şöyle dua etti: "Tek Rab Sensin. </text:span><text:span text:style-name="T2">Gökleri, göklerin göklerini, bütün gök cisimlerini, yeryüzünü ve içindeki herşeyi, denizleri ve içlerindeki herşeyi Sen yarattın. </text:span><text:span text:style-name="T1">Hepsine Sen can verdin. Bütün gök cisimleri Sana tapınır." (Nehemya, 9:6)</text:span></text:p>
      <text:p text:style-name="P22"/>
      <text:h text:style-name="P47" text:outline-level="2"><text:soft-page-break/>Tevrat'ta Allah'ın Herşeyi Gören, İşiten ve Bilen Olması</text:h>
      <text:p text:style-name="P15"><text:span text:style-name="T3">Oturup kalkışımı bilirsin</text:span><text:span text:style-name="T1">, niyetimi uzaktan anlarsın. Gittiğim yolu, yattığım yeri inceden inceye elersin, </text:span><text:span text:style-name="T3">bütün yaptıklarımdan haberin var</text:span><text:span text:style-name="T1">. Daha sözü ağzıma almadan, </text:span><text:span text:style-name="T3">söyleyeceğim herşeyi bilirsin</text:span><text:span text:style-name="T1">, ya Rab. (Mezmurlar, 139:2-4)</text:span></text:p>
      <text:p text:style-name="P16">Kulağı yaratan işitmez mi? Göze biçim veren görmez mi? (Mezmurlar, 94:9)</text:p>
      <text:p text:style-name="P15"><text:span text:style-name="T1">Artık büyük konuşmayın, ağzınızdan küstahça sözler çıkmasın. Çünkü </text:span><text:span text:style-name="T3">Rab herşeyi bilen Allah'tır</text:span><text:span text:style-name="T1">… (1. Samuel, 2:3)</text:span></text:p>
      <text:p text:style-name="P15"><text:span text:style-name="T1">Oysa Sen </text:span><text:span text:style-name="T3">sıkıntı ve acı çekenleri görürsün, yardım etmek için onları izlersin</text:span><text:span text:style-name="T1">; çaresizler Sana dayanır, öksüzün yardımcısı Sensin. (Mezmurlar, 10:14)</text:span></text:p>
      <text:p text:style-name="P15"><text:span text:style-name="T1">Öğütlerini, koşullarını uygularım, çünkü </text:span><text:span text:style-name="T3">bütün davranışlarımı görürsün Sen</text:span><text:span text:style-name="T1">. (Mezmurlar, 119:168)</text:span></text:p>
      <text:p text:style-name="P15"><text:span text:style-name="T1">Sabah </text:span><text:span text:style-name="T3">sesimi duyarsın, ya Rab</text:span><text:span text:style-name="T1">, her sabah Sana duamı sunar, umutla beklerim. (Mezmurlar, 5:3)</text:span></text:p>
      <text:p text:style-name="P15"><text:span text:style-name="T3">Mazlumların dileğini duyarsın</text:span><text:span text:style-name="T1">, ya Rab, yüreklendirirsin onları, </text:span><text:span text:style-name="T3">kulağın hep üzerlerinde</text:span><text:span text:style-name="T1">;... (Mezmurlar, 10:17)</text:span></text:p>
      <text:p text:style-name="P15"><text:span text:style-name="T2">... İnsanların yüreklerini yalnızca Sen bilirsin…</text:span><text:span text:style-name="T1"> (1. Krallar, 8:39)</text:span></text:p>
      <text:p text:style-name="P15"><text:span text:style-name="T3">Ya Rab, bütün özlemlerimi bilirsin</text:span><text:span text:style-name="T1">, iniltilerim Sen'den gizli değil. (Mezmurlar, 38:9)</text:span></text:p>
      <text:p text:style-name="P15"><text:span text:style-name="T2">…</text:span><text:span text:style-name="T4"> </text:span><text:span text:style-name="T2">gideceğim yolu Sen bilirsin…</text:span><text:span text:style-name="T1"> (Mezmurlar, 142:3)</text:span></text:p>
      <text:p text:style-name="P15"><text:span text:style-name="T2">Beni tanırsın, ya Rab, beni görür, yüreğimin Seninle olduğunu bilirsin…</text:span><text:span text:style-name="T1"> (Yeremya, 12:3)</text:span></text:p>
      <text:p text:style-name="P15"><text:span text:style-name="T1">…</text:span><text:span text:style-name="T3">Dudaklarımdan çıkan her sözü bilirsin</text:span><text:span text:style-name="T1">, ya Rab. O söz zaten Senin ağzındaydı. (Yeremya, 17:16)</text:span></text:p>
      <text:p text:style-name="P15"><text:span text:style-name="T1">... </text:span><text:span text:style-name="T2">"Yaptığın herşeyde Allah seninle"</text:span><text:span text:style-name="T1"> dediler. (Yaratılış; 21:22)</text:span></text:p>
      <text:p text:style-name="P15"><text:span text:style-name="T1">"Sen, ey oğlum Süleyman, babanın Allah'ını tanı. Bütün yüreğinle ve istekle O'na kulluk et. Çünkü </text:span><text:span text:style-name="T3">Rab her yüreği araştırır, her düşüncenin ardındaki amacı saptar</text:span><text:span text:style-name="T1">. Eğer O'na yönelirsen, Kendisi'ni sana buldurur. Ama O'nu bırakırsan, seni sonsuza dek reddeder." (1. Tarihler, 28:9)</text:span></text:p>
      <text:p text:style-name="P15"><text:span text:style-name="T2">"… Yanımızda kimse olmasa bile Allah tanık olacaktır."</text:span><text:span text:style-name="T1"> (Yaratılış, 31:50)</text:span></text:p>
      <text:p text:style-name="P15"><text:span text:style-name="T1">Allah'tır zamanları ve mevsimleri değiştiren. Kralları tahttan indirir, tahta çıkarır. Bilgelere bilgelik, anlayışlılara bilgi verir. </text:span><text:span text:style-name="T3">Derin ve gizli şeyleri ortaya çıkarır, karanlıkta neler olduğunu bilir</text:span><text:span text:style-name="T1">… (Daniel, 2:21-22)</text:span></text:p>
      <text:p text:style-name="P15"><text:span text:style-name="T1">"Akılsızlığımı biliyorsun, ey Allah, </text:span><text:span text:style-name="T3">suçlarım Sen'den gizli değil</text:span><text:span text:style-name="T1">." (Mezmurlar, 69:5)</text:span></text:p>
      <text:p text:style-name="P15"><text:span text:style-name="T1">Gizli yerde yaratıldığımda, yerin derinliklerinde örüldüğümde, </text:span><text:span text:style-name="T3">bedenim Sen'den gizli değildi</text:span><text:span text:style-name="T1">. (Mezmurlar, </text:span><text:span text:style-name="T3">139:15)</text:span></text:p>
      <text:p text:style-name="P15"><text:span text:style-name="T3">Oturup kalkışımı bilirsin</text:span><text:span text:style-name="T1">, niyetimi uzaktan anlarsın… </text:span><text:span text:style-name="T3">Bütün yaptıklarımdan haberin var</text:span><text:span text:style-name="T1">. Daha sözü ağzıma almadan, </text:span><text:span text:style-name="T3">söyleyeceğim herşeyi bilirsin</text:span><text:span text:style-name="T1">, ya Rab. Beni çepeçevre kuşattın… (Mezmurlar, 139:2-5)</text:span></text:p>
      <text:p text:style-name="P15"><text:span text:style-name="T2">Allah her işi, her gizli şeyi yargılayacaktır...</text:span><text:span text:style-name="T1"> (Vaiz, 12:14)</text:span></text:p>
      <text:p text:style-name="P22"/>
      <text:h text:style-name="P47" text:outline-level="2"><text:soft-page-break/>Tevrat'ta Allah'ın Tek Güç ve İrade Sahibi Olması</text:h>
      <text:p text:style-name="P15"><text:span text:style-name="T3">Herşeye Gücü Yeten</text:span><text:span text:style-name="T1">'e biz ulaşamayız. Gücü yücedir… (Eyüp, 37:23)</text:span></text:p>
      <text:p text:style-name="P16">O kimini yoksul, kimini zengin kılar. Kimini alçaltır, kimini yükseltir. (1. Samuel, 2:7)</text:p>
      <text:p text:style-name="P15"><text:span text:style-name="T1">Şöyle dedi: "Allah'ın adına öncesizlikten sonsuzluğa dek övgüler olsun! </text:span><text:span text:style-name="T3">Bilgelik ve güç O'na özgüdür. </text:span><text:span text:style-name="T1">O'dur zamanları ve mevsimleri değiştiren. Kralları tahttan indirir, tahta çıkarır. Bilgelere bilgelik, anlayışlılara bilgi verir. Derin ve gizli şeyleri ortaya çıkarır, karanlıkta neler olduğunu bilir…" (Daniel, 2:20-22)</text:span></text:p>
      <text:p text:style-name="P15"><text:span text:style-name="T1">…</text:span><text:span text:style-name="T7"> </text:span><text:span text:style-name="T1">Rab ona görünerek, "</text:span><text:span text:style-name="T3">Ben herşeye gücü yeten Allah'ım</text:span><text:span text:style-name="T1">" dedi, "Benim yolumda yürü, kusursuz ol." (Yaratılış, 17:1)</text:span></text:p>
      <text:p text:style-name="P15"><text:span text:style-name="T3">Herşeye gücü yeten Allah </text:span><text:span text:style-name="T1">seni kutsasın, verimli kılsın, soyunu çoğaltsın; soyundan halklar türesin. (Yaratılış, 28:3)</text:span></text:p>
      <text:p text:style-name="P15"><text:span text:style-name="T2">"Ben herşeye gücü yeten Allah'ım"</text:span><text:span text:style-name="T1"> dedi… (Yaratılış, 35:11)</text:span></text:p>
      <text:p text:style-name="P15"><text:span text:style-name="T3">Herşeye gücü yeten Allah</text:span><text:span text:style-name="T1">, adamın yüreğine size karşı merhamet koysun da… (Yaratılış, 43:14)</text:span></text:p>
      <text:p text:style-name="P15"><text:span text:style-name="T1">Ama sen gayretle Allah'ı arar, </text:span><text:span text:style-name="T3">Herşeye Gücü Yeten'e </text:span><text:span text:style-name="T1">yalvarırsan... (Eyüp, 8:5)</text:span></text:p>
      <text:p text:style-name="P16">Her yaratığın canı, bütün insanlığın soluğu O'nun elindedir. (Eyüp, 12:10)</text:p>
      <text:p text:style-name="P15"><text:span text:style-name="T1">Bilgelik ve </text:span><text:span text:style-name="T3">güç Allah'a özgüdür</text:span><text:span text:style-name="T1">, O'ndadır öğüt ve akıl. (Eyüp, 12:13)</text:span></text:p>
      <text:p text:style-name="P15"><text:span text:style-name="T1">Ancak bu </text:span><text:span text:style-name="T3">serveti toplama yeteneğini size verenin</text:span><text:span text:style-name="T1"> </text:span><text:span text:style-name="T3">Allah'ınız Rab </text:span><text:span text:style-name="T1">olduğunu anımsayın... (Yasa'nın Tekrarı, 8:18)</text:span></text:p>
      <text:p text:style-name="P15"><text:span text:style-name="T1">O'nun yıktığı onarılamaz, O'nun hapsettiği kişi özgür olamaz. Suları tutarsa, kuraklık olur, salıverirse dünyayı sel götürür. </text:span><text:span text:style-name="T3">Güç ve zafer O'na aittir</text:span><text:span text:style-name="T1">… Karanlıkların derin sırlarını açar, ölüm gölgesini aydınlığa çıkarır. Ulusları büyütür, ulusları yok eder, ulusları genişletir, ulusları sürgün eder. (Eyüp, 12:14-16; 22-23)</text:span></text:p>
      <text:p text:style-name="P15"><text:span text:style-name="T1">Ey Egemen Rab… </text:span><text:span text:style-name="T2">Gökte ve yerde Senin yaptığın Yüce işleri yapabilecek başka bir Allah yok!</text:span><text:span text:style-name="T1"> (Yasa'nın Tekrarı, 3:24)</text:span></text:p>
      <text:p text:style-name="P15"><text:span text:style-name="T1">O zaman Eyüp…: </text:span><text:span text:style-name="T3">"Senin herşeyi yapabileceğini biliyorum, </text:span><text:span text:style-name="T1">hiçbir amacına engel olunmaz." (Eyüp, 42:1-2)</text:span></text:p>
      <text:p text:style-name="P15"><text:span text:style-name="T1">Senin gibisi yok… Sen büyüksün, </text:span><text:span text:style-name="T3">adın da büyüktür gücün sayesinde. </text:span><text:span text:style-name="T1">(Yeremya, 10:6)</text:span></text:p>
      <text:p text:style-name="P15"><text:span text:style-name="T1">…</text:span><text:span text:style-name="T7"> </text:span><text:span text:style-name="T1">Dağlara biçim veren, rüzgarı yaratan, düşüncelerini insana bildiren, şafağı karanlığa çeviren… işte O'dur, O'nun Adı Rab, </text:span><text:span text:style-name="T3">Herşeye Egemen Allah'tır</text:span><text:span text:style-name="T1">. (Amos, 4:13)</text:span></text:p>
      <text:p text:style-name="P16">Ülker ve Oryon takımyıldızlarını yaratan, zifiri karanlığı sabaha çeviren, gündüzü geceyle karartan, deniz sularını çağırıp yeryüzüne dökenin Adı Rab'dir. (Amos, 5:8)</text:p>
      <text:p text:style-name="P22"/>
      <text:h text:style-name="P47" text:outline-level="2">Tevrat'ta Allah'ın İnsana Ruh Vermesi</text:h>
      <text:p text:style-name="P15"><text:span text:style-name="T1">Oysa </text:span><text:span text:style-name="T2">insana ruh, Herşeye Gücü Yeten'in soluğu akıl verir.</text:span><text:span text:style-name="T1"> (Eyüp, 32:8)</text:span></text:p>
      <text:p text:style-name="P15"><text:span text:style-name="T2">... Herşeye Gücü Yeten'in soluğu (ruhu) yaşam veriyor bana.</text:span><text:span text:style-name="T1"> (Eyüp, 33:4)</text:span></text:p>
      <text:p text:style-name="P15"><text:soft-page-break/><text:span text:style-name="T1">Toprak geldiği yere dönmeden, </text:span><text:span text:style-name="T3">ruh onu veren Allah'a dönmeden</text:span><text:span text:style-name="T1">, seni yaratanı anımsa. (Vaiz, 12:7)</text:span></text:p>
      <text:p text:style-name="P15"><text:span text:style-name="T1">Gökleri yaratıp geren, yeryüzünü ve ürününü seren, dünyadaki insanlara soluk, </text:span><text:span text:style-name="T3">orada yaşayanlara ruh veren Rab Allah </text:span><text:span text:style-name="T1">diyor ki. (Yeşaya, 42:5)</text:span></text:p>
      <text:p text:style-name="P15"><text:span text:style-name="T1">Egemen Rab bu kemiklere şöyle diyor: "</text:span><text:span text:style-name="T3">İçinize ruh koyacağım, canlanacaksınız.</text:span><text:span text:style-name="T1">"</text:span><text:span text:style-name="T3"> </text:span><text:span text:style-name="T1">(Hezekiel, 37:5)</text:span></text:p>
      <text:p text:style-name="P15"><text:span text:style-name="T1">Size kaslar verecek, üzerinizde et oluşturacağım, sizi deriyle kaplayacağım. </text:span><text:span text:style-name="T3">İçinize ruh koyacağım, canlanacaksınız. </text:span><text:span text:style-name="T1">O zaman Benim Rab olduğumu anlayacaksınız. (Hezekiel, 37:6)</text:span></text:p>
      <text:p text:style-name="P15"><text:span text:style-name="T1">…</text:span><text:span text:style-name="T7"> </text:span><text:span text:style-name="T1">Ben </text:span><text:span text:style-name="T3">Rab'bin ruhuyla</text:span><text:span text:style-name="T1">, güçle, adalet ve cesaretle donatıldım. (Mika, 3:8)</text:span></text:p>
      <text:p text:style-name="P15"><text:span text:style-name="T1">Size yeni bir yürek verecek, içinize yeni bir ruh koyacağım. İçinizdeki taştan yüreği çıkaracak, size etten bir yürek vereceğim. </text:span><text:span text:style-name="T3">Ruhumu içinize koyacağım</text:span><text:span text:style-name="T1">; kurallarımı izlemenizi, buyruklarıma uyup onları uygulamanızı sağlayacağım. (Hezekiel, 36:26-27)</text:span></text:p>
      <text:p text:style-name="P22"/>
      <text:h text:style-name="P47" text:outline-level="2">Tevrat'ta Allah'ın Sonsuz Adalet Sahibi Olması</text:h>
      <text:p text:style-name="P15"><text:span text:style-name="T1">"Bu yüzden, ey sağduyulu insanlar, beni dinleyin! Allah kötülük yapar mı, </text:span><text:span text:style-name="T3">Herşeye Gücü Yeten haksızlık eder mi? Asla!</text:span><text:span text:style-name="T1">" (Eyüp, 34:10)</text:span></text:p>
      <text:p text:style-name="P15"><text:span text:style-name="T1">Allah kesinlikle kötülük etmez, </text:span><text:span text:style-name="T3">Herşeye Gücü Yeten adaleti saptırmaz</text:span><text:span text:style-name="T1">. (Eyüp, 34:12)</text:span></text:p>
      <text:p text:style-name="P15"><text:span text:style-name="T1">Herşeye Gücü Yeten'e biz ulaşamayız. Gücü Yücedir, </text:span><text:span text:style-name="T3">adaleti ve eşsiz doğruluğuyla kimseyi ezmez</text:span><text:span text:style-name="T1">. (Eyüp, 37:23)</text:span></text:p>
      <text:p text:style-name="P15"><text:span text:style-name="T1">Rab bütün düşkünlere </text:span><text:span text:style-name="T3">hak ve adalet sağlar</text:span><text:span text:style-name="T1">. (Mezmurlar, 103:6)</text:span></text:p>
      <text:p text:style-name="P15"><text:span text:style-name="T1">…</text:span><text:span text:style-name="T7"> </text:span><text:span text:style-name="T1">Rab yücedir… </text:span><text:span text:style-name="T3">adalet ve doğrulukla doldurur</text:span><text:span text:style-name="T1">. (Yeşaya, 33:5)</text:span></text:p>
      <text:p text:style-name="P15"><text:span text:style-name="T1">Hükümdarın gözüne girmek isteyen çoktur, ama </text:span><text:span text:style-name="T3">Rab'dir insana adalet sağlayan</text:span><text:span text:style-name="T1">. (Süleyman'ın Özdeyişleri, 29:26)</text:span></text:p>
      <text:p text:style-name="P15"><text:span text:style-name="T1">…</text:span><text:span text:style-name="T7"> </text:span><text:span text:style-name="T1">İşleri kusursuzdur, bütün yolları doğrudur. </text:span><text:span text:style-name="T3">O haksızlık etmeyen, güvenilir Allah'tır. Doğru ve adildir. </text:span><text:span text:style-name="T1">(Yasa'nın Tekrarı, 32:4)</text:span></text:p>
      <text:p text:style-name="P15"><text:span text:style-name="T1">"</text:span><text:span text:style-name="T3">Rab doğrudur!...</text:span><text:span text:style-name="T1"> </text:span><text:span text:style-name="T3">O'nda haksızlık bulunmaz!</text:span><text:span text:style-name="T1">" diye duyuracaklar. (Mezmurlar, 92:15)</text:span></text:p>
      <text:p text:style-name="P15"><text:span text:style-name="T1">"Çünkü </text:span><text:span text:style-name="T3">Ben Rab adaleti severim, </text:span><text:span text:style-name="T1">nefret ederim soygun ve haksızlıktan…" (Yeşaya, 61:8)</text:span></text:p>
      <text:p text:style-name="P15"><text:span text:style-name="T1">Ama Rab Kendisi'nden korkanları sonsuza dek sever, antlaşmasına uyan ve buyruklarına uymayı anımsayan soylarına (Allah'ın emirlerine uyan, sadık olanlara) </text:span><text:span text:style-name="T3">adil davranır</text:span><text:span text:style-name="T1">. (Mezmurlar, 103:17-18)</text:span></text:p>
      <text:p text:style-name="P15"><text:span text:style-name="T1">Yine de Rab size lütfetmeyi özlemle bekliyor, size merhamet göstermek için harekete geçiyor. Çünkü </text:span><text:span text:style-name="T3">Rab adil Allah'tır</text:span><text:span text:style-name="T1">. Ne mutlu O'nu özlemle bekleyenlere! (Yeşaya, 30:18)</text:span></text:p>
      <text:p text:style-name="P15"><text:span text:style-name="T1">…</text:span><text:span text:style-name="T7"> </text:span><text:span text:style-name="T1">İşleri kusursuzdur, bütün yolları doğrudur. O haksızlık etmeyen güvenilir Allah'tır. </text:span><text:span text:style-name="T3">Doğru ve adildir</text:span><text:span text:style-name="T1">. (Yasa'nın Tekrarı, 32:4)</text:span></text:p>
      <text:p text:style-name="P15"><text:span text:style-name="T1">Başımıza gelen bütün olaylarda </text:span><text:span text:style-name="T3">Sen hep adil davrandın</text:span><text:span text:style-name="T1">, doğru olanı yaptın, bizse kötülük yaptık. (Nehemya, 9:33)</text:span></text:p>
      <text:p text:style-name="P15"><text:span text:style-name="T1">... Sevinciniz sonsuz olacak. Çünkü </text:span><text:span text:style-name="T3">Ben Rab adaleti severim</text:span><text:span text:style-name="T1">... (Yeşaya, 61:7-8)</text:span></text:p>
      <text:p text:style-name="P15"><text:soft-page-break/><text:span text:style-name="T1">Rab şöyle diyor: "Bilge kişi bilgeliğiyle, güçlü kişi gücüyle, zengin kişi zenginliğiyle övünmesin. Dünyada iyilik yapanın, </text:span><text:span text:style-name="T3">adaleti, doğruluğu sağlayanın Ben Rab olduğumu anlamakla </text:span><text:span text:style-name="T1">ve Beni tanımakla övünsün övünen. Çünkü Ben bunlardan hoşlanırım" diyor Rab. (Yeremya, 9:23-24)</text:span></text:p>
      <text:p text:style-name="P15"><text:span text:style-name="T3">Adaletle yargılayan</text:span><text:span text:style-name="T1">, yüreği ve düşünceyi sınayan, Herşeye Egemen Rab, davamı Senin eline (takdirine, kudretine) bırakıyorum... (Yeremya, 11:20)</text:span></text:p>
      <text:p text:style-name="P15"><text:span text:style-name="T1">Ama </text:span><text:span text:style-name="T2">Herşeye Egemen Rab adaletinden ötürü</text:span><text:span text:style-name="T1"> yüceltilecek... (Yeşaya, 5:16)</text:span></text:p>
      <text:p text:style-name="P15"><text:span text:style-name="T3">Adaletin sonsuza dek doğrudur</text:span><text:span text:style-name="T1">, Yasa'n gerçektir. (Mezmurlar, 119:142)</text:span></text:p>
      <text:p text:style-name="P15"><text:span text:style-name="T3">Sevgini ve adaletini ezgilerle anacağım</text:span><text:span text:style-name="T1">, Seni İlahilerle öveceğim, ya Rab. (Mezmurlar, 101:1)</text:span></text:p>
      <text:p text:style-name="P15"><text:span text:style-name="T1">Uluslara, "Rab egemenlik sürüyor" deyin. Dünya sağlam kurulmuş, sarsılmaz. </text:span><text:span text:style-name="T3">O halkları adaletle yargılar</text:span><text:span text:style-name="T1">... </text:span><text:span text:style-name="T3">Dünyayı adaletle</text:span><text:span text:style-name="T1">, halkları Kendi gerçeğiyle </text:span><text:span text:style-name="T3">yönetecek</text:span><text:span text:style-name="T1">. (Mezmurlar, 96:10-13)</text:span></text:p>
      <text:p text:style-name="P15"><text:span text:style-name="T1">Ya Rab, Sana sığınıyorum. Utandırma beni hiçbir zaman! </text:span><text:span text:style-name="T3">Adaletinle kurtar beni</text:span><text:span text:style-name="T1">! (Mezmurlar, 31:1)</text:span></text:p>
      <text:p text:style-name="P15"><text:span text:style-name="T3">Doğruluğu, adaleti sever</text:span><text:span text:style-name="T1">, Rab'bin sevgisi yeryüzünü doldurur. (Mezmurlar, 33:5)</text:span></text:p>
      <text:p text:style-name="P15"><text:span text:style-name="T3">Ey adil Allah'ım</text:span><text:span text:style-name="T1">! Kötülerin kötülüğü son bulsun, doğrular güvene kavuşsun… </text:span><text:span text:style-name="T3">Allah adil bir yargıçtır </text:span><text:span text:style-name="T1">(adaletle hüküm verendir)… (Nehemya, 7:9-11)</text:span></text:p>
      <text:p text:style-name="P15"><text:span text:style-name="T1">…</text:span><text:span text:style-name="T7"> </text:span><text:span text:style-name="T1">Benden başka Allah yok, </text:span><text:span text:style-name="T3">adil Allah</text:span><text:span text:style-name="T1"> ve Kurtarıcı Benim. Yok Benden başkası. (Yeşaya 45:21)</text:span></text:p>
      <text:p text:style-name="P15"><text:span text:style-name="T1">…</text:span><text:span text:style-name="T7"> </text:span><text:span text:style-name="T3">Allah'ımız Rab yaptığı herşeyde adildir</text:span><text:span text:style-name="T1">. Bizse Onun sözüne kulak vermedik. (Daniel, 9:14)</text:span></text:p>
      <text:p text:style-name="P15"><text:span text:style-name="T1">Bilge kişi kavrasın bunları, anlayan anlasın. Çünkü </text:span><text:span text:style-name="T3">Rab'bin yolları adildir</text:span><text:span text:style-name="T1">; bu yollarda yürür doğrular, ama başkaldıranlar bu yollarda sendeler. (Hoşea, 14:9)</text:span></text:p>
      <text:p text:style-name="P15"><text:span text:style-name="T3">Rab bütün davranışlarında adil</text:span><text:span text:style-name="T1">, yaptığı bütün işlerde sevecendir. (Mezmurlar, 145:17)</text:span></text:p>
      <text:p text:style-name="P15"><text:span text:style-name="T1">Şükredeceğim Sana temiz yürekle, </text:span><text:span text:style-name="T3">adil hükümlerini öğrendikçe</text:span><text:span text:style-name="T1">. Kurallarını yerine getireceğim… (Mezmurlar, 119:7)</text:span></text:p>
      <text:p text:style-name="P15"><text:span text:style-name="T1">Biliyorum, </text:span><text:span text:style-name="T3">ya Rab, hükümlerin adildir… Adil hükümlerini izleyeceğime</text:span><text:span text:style-name="T1"> ant içtim, andımı tutacağım. (Mezmurlar, 119:75, 106)</text:span></text:p>
      <text:p text:style-name="P15"><text:span text:style-name="T3">Sen adilsin, ya Rab</text:span><text:span text:style-name="T1">, hükümlerin doğrudur. Buyurduğun öğütler doğru ve tam güvenilirdir… </text:span><text:span text:style-name="T3">Adaletin sonsuza dek doğrudur</text:span><text:span text:style-name="T1">, Yasa'n gerçektir. (Mezmurlar, 119:137-142)</text:span></text:p>
      <text:p text:style-name="P15"><text:span text:style-name="T1">Doğruluğun ulu dağlara </text:span><text:span text:style-name="T3">benzer, adaletin uçsuz bucaksız enginlere</text:span><text:span text:style-name="T1">. İnsanı da, hayvanı da koruyan Sensin, ya Rab. (Mezmurlar, 36:6)</text:span></text:p>
      <text:p text:style-name="P15"><text:span text:style-name="T3">Yaptığı her işte sadık ve adildir</text:span><text:span text:style-name="T1">, bütün koşulları güvenilirdir; sonsuza dek sürer, sadakat ve doğrulukla yapılır. (Mezmurlar, 111:7-8)</text:span></text:p>
      <text:p text:style-name="P15"><text:span text:style-name="T1">Rab lütufkar ve </text:span><text:span text:style-name="T3">adildir, sevecendir Allah'ımız</text:span><text:span text:style-name="T1">. (Mezmurlar, 116:5)</text:span></text:p>
      <text:p text:style-name="P22"/>
      <text:h text:style-name="P47" text:outline-level="2">Tevrat'ta Allah'ın Seven, Merhamet Sahibi ve Bağışlayan Olması</text:h>
      <text:p text:style-name="P15"><text:span text:style-name="T1">Ama </text:span><text:span text:style-name="T3">Sen bağışlayıcısın</text:span><text:span text:style-name="T1">… (Mezmurlar, 130:4)</text:span></text:p>
      <text:p text:style-name="P15"><text:soft-page-break/><text:span text:style-name="T1">Belki… kötü yolundan döner; </text:span><text:span text:style-name="T3">Ben de suçlarını, günahlarını bağışlarım.</text:span><text:span text:style-name="T1"> (Yeremya, 36:3)</text:span></text:p>
      <text:p text:style-name="P15"><text:span text:style-name="T1">Sana karşı geldiğimiz halde, </text:span><text:span text:style-name="T2">Sen acıyan, bağışlayan Allah'ımız Rab'sin.</text:span><text:span text:style-name="T1"> (Daniel, 9:9)</text:span></text:p>
      <text:p text:style-name="P15"><text:span text:style-name="T3">Sen iyi ve bağışlayıcısın</text:span><text:span text:style-name="T1">, ya Rab, Sana yakaran herkese </text:span><text:span text:style-name="T3">bol sevgi gösterirsin</text:span><text:span text:style-name="T1">. (Mezmurlar, 86:5)</text:span></text:p>
      <text:p text:style-name="P15"><text:span text:style-name="T1">Yine de </text:span><text:span text:style-name="T3">Allah sevecendi, suçlarını bağışlıyor</text:span><text:span text:style-name="T1">, onları yok etmiyordu… (Mezmurlar, 78:38)</text:span></text:p>
      <text:p text:style-name="P15"><text:span text:style-name="T1">Söz dinlemek istemediler, aralarında yaptığın harikaları unuttular. Dikbaşlılık ettiler, eski kölelik yaşamlarına dönmek için kendilerine bir önder bularak başkaldırdılar. Ama </text:span><text:span text:style-name="T3">Sen bağışlayan, iyilik yapan, acıyan… sevgisi engin Allah'sın</text:span><text:span text:style-name="T1">. Onları terk etmedin. (Nehemya, 9:17)</text:span></text:p>
      <text:p text:style-name="P15"><text:span text:style-name="T1">Rab… </text:span><text:span text:style-name="T3">sevgisi engindir, suçu ve isyanı bağışlar. </text:span><text:span text:style-name="T1">Ancak suçluyu cezasız bırakmaz… (Çölde Sayım, 14:18)</text:span></text:p>
      <text:p text:style-name="P15"><text:span text:style-name="T2">Binlercesine sevgi gösterir, suçlarını, isyanlarını, günahlarını bağışlarım.</text:span><text:span text:style-name="T1"> Hiçbir suçu cezasız bırakmam… (Mısır'dan Çıkış, 34:7)</text:span></text:p>
      <text:p text:style-name="P15"><text:span text:style-name="T3">Bütün suçlarını bağışlayan</text:span><text:span text:style-name="T1">, bütün hastalıklarını iyileştiren... (Mezmurlar, 103:3)</text:span></text:p>
      <text:p text:style-name="P15"><text:span text:style-name="T2">…</text:span><text:span text:style-name="T4"> </text:span><text:span text:style-name="T2">Rab da Kendisi'nden korkanlara öyle sevecen davranır.</text:span><text:span text:style-name="T1"> (Mezmurlar, 103:13)</text:span></text:p>
      <text:p text:style-name="P15"><text:span text:style-name="T2">Rab sevecen ve lütfedendir… sevgisi engindir… gökler yeryüzünden ne kadar yüksekse, Kendisi'nden korkanlara karşı sevgisi de o kadar büyüktür.</text:span><text:span text:style-name="T1"> (Mezmurlar, 103:8-11)</text:span></text:p>
      <text:p text:style-name="P15"><text:span text:style-name="T2">Rab lütufkar ve sevecendir… Sevgisi engindir.</text:span><text:span text:style-name="T1"> Rab herkese iyi davranır, </text:span><text:span text:style-name="T2">sevecenliği bütün yapıtlarını kapsar.</text:span><text:span text:style-name="T1"> (Mezmurlar, 145:8-9)</text:span></text:p>
      <text:p text:style-name="P15"><text:span text:style-name="T1">Ya Rab, </text:span><text:span text:style-name="T3">halkları gerçekten seversin</text:span><text:span text:style-name="T1">… (Yasa'nın Tekrarı, 33:3)</text:span></text:p>
      <text:p text:style-name="P15"><text:span text:style-name="T1">Rab'bi sevin, ey O'nun sadık kulları! </text:span><text:span text:style-name="T3">Rab Kendisi'ne bağlı olanları korur</text:span><text:span text:style-name="T1">, büyüklenenlerin ise tümüyle hakkından gelir. (Mezmurlar, 31:23)</text:span></text:p>
      <text:p text:style-name="P15"><text:span text:style-name="T3">Sığınağım Sensin, beni sıkıntıdan korur</text:span><text:span text:style-name="T1">, çevremi kurtuluş İlahileriyle kuşatırsın. (Mezmurlar, 32:7)</text:span></text:p>
      <text:p text:style-name="P15"><text:span text:style-name="T3">Korur Rab, yaşatır </text:span><text:span text:style-name="T1">onu, ülkede </text:span><text:span text:style-name="T3">mutlu kılar</text:span><text:span text:style-name="T1">, terk etmez düşmanlarının eline. (Mezmurlar, 41:2)</text:span></text:p>
      <text:p text:style-name="P15"><text:span text:style-name="T1">Ey sizler, Rab'bi sevenler, kötülükten tiksinin. </text:span><text:span text:style-name="T3">O sadık kullarının canını korur</text:span><text:span text:style-name="T1">, onları kötülerin elinden kurtarır. (Mezmurlar, 97:10)</text:span></text:p>
      <text:p text:style-name="P15"><text:span text:style-name="T1">Rab lütufkar ve adildir, </text:span><text:span text:style-name="T3">sevecendir Allah'ımız. Rab saf insanları korur</text:span><text:span text:style-name="T1">, tükendiğim zaman beni kurtardı. (Mezmurlar, 116:5-6)</text:span></text:p>
      <text:p text:style-name="P15"><text:span text:style-name="T2">Rab her kötülükten seni korur, esirger canını.</text:span><text:span text:style-name="T1"> (Mezmurlar, 121:7)</text:span></text:p>
      <text:p text:style-name="P15"><text:span text:style-name="T3">Sıkıntıya düşersem, canımı korur…</text:span><text:span text:style-name="T1"> beni kurtarır. (Mezmurlar, 138:7)</text:span></text:p>
      <text:p text:style-name="P15"><text:span text:style-name="T3">Rab korur Kendisi'ni seven herkesi</text:span><text:span text:style-name="T1">, yok eder kötülerin hepsini. (Mezmurlar, 145:20)</text:span></text:p>
      <text:p text:style-name="P15"><text:span text:style-name="T2">Rab garipleri korur, öksüze, dul kadına yardım eder,</text:span><text:span text:style-name="T1"> kötülerin yolunuysa saptırır. (Mezmurlar, 146:9)</text:span></text:p>
      <text:p text:style-name="P15"><text:span text:style-name="T1">Adil olanların </text:span><text:span text:style-name="T3">adımlarını korur</text:span><text:span text:style-name="T1">, </text:span><text:span text:style-name="T3">sadık kullarının yolunu gözetir</text:span><text:span text:style-name="T1">. (Süleyman'ın Özdeyişleri, 2:8)</text:span></text:p>
      <text:p text:style-name="P15"><text:span text:style-name="T1">Rab iyidir, sığınaktır sıkıntı anında. </text:span><text:span text:style-name="T3">Korur Kendisi'ne sığınanları. </text:span><text:span text:style-name="T1">(Nahum, 1:7)</text:span></text:p>
      <text:p text:style-name="P15"><text:span text:style-name="T1">Günahlarını gizleyen başarılı olmaz, itiraf edip bırakansa </text:span><text:span text:style-name="T3">merhamet bulur</text:span><text:span text:style-name="T1">. (Süleyman'ın Özdeyişleri, 28:13)</text:span></text:p>
      <text:p text:style-name="P15"><text:span text:style-name="T1">Çünkü </text:span><text:span text:style-name="T3">onlara merhamet eden kendilerine yol gösterecek </text:span><text:span text:style-name="T1">ve onları pınarlara götürecek. (Yeşaya, 49:10)</text:span></text:p>
      <text:p text:style-name="P15"><text:soft-page-break/><text:span text:style-name="T1">Ey gökler, sevinçle haykırın, neşeyle coş, ey yeryüzü! Ey dağlar, sevinç çığlıklarına katılın, çünkü </text:span><text:span text:style-name="T3">Rab halkını avutacak, ezilene merhamet gösterecek</text:span><text:span text:style-name="T1">. (Yeşaya, 49:13)</text:span></text:p>
      <text:p text:style-name="P15"><text:span text:style-name="T1">Kötü kişi yolunu, fesatçı düşüncelerini bıraksın; Rab'be dönsün, </text:span><text:span text:style-name="T3">merhamet bulur, Allah'ımıza dönsün, bol bol bağışlanır. </text:span><text:span text:style-name="T1">(Yeşaya, 55:7)</text:span></text:p>
      <text:p text:style-name="P15"><text:span text:style-name="T1">Çünkü Rab kimseyi sonsuza dek geri çevirmez. Dert verse de, </text:span><text:span text:style-name="T3">büyük sevgisinden ötürü yine merhamet eder.</text:span><text:span text:style-name="T1"> (Ağıtlar, 3:31-32)</text:span></text:p>
      <text:p text:style-name="P15"><text:span text:style-name="T2">Rab'bin sevgisi hiç tükenmez, merhameti asla son bulmaz;</text:span><text:span text:style-name="T1"> (Ağıtlar, 3:22)</text:span></text:p>
      <text:p text:style-name="P15"><text:span text:style-name="T1">Doğruluğu, adaleti sever, </text:span><text:span text:style-name="T3">Rab'bin sevgisi yeryüzünü doldurur</text:span><text:span text:style-name="T1">. (Mezmurlar, 33:5)</text:span></text:p>
      <text:p text:style-name="P15"><text:span text:style-name="T1">Rab'be şükredin, çünkü </text:span><text:span text:style-name="T3">O iyidir, sevgisi sonsuzdur</text:span><text:span text:style-name="T1">. (1. Tarihler, 16:34)</text:span></text:p>
      <text:p text:style-name="P15"><text:span text:style-name="T1">Oysa </text:span><text:span text:style-name="T2">Sen, ya Rab, sevecen, lütfeden... sevgisi ve sadakati bol,</text:span><text:span text:style-name="T1"> bir (olan) Allah'sın. (Mezmurlar, 86:15)</text:span></text:p>
      <text:p text:style-name="P15"><text:span text:style-name="T1">... </text:span><text:span text:style-name="T3">Ben sevecenim diyor Rab</text:span><text:span text:style-name="T1">... (Yeremya, 3:12)</text:span></text:p>
      <text:p text:style-name="P15"><text:span text:style-name="T1">Rab bütün davranışlarında adil, </text:span><text:span text:style-name="T3">yaptığı bütün işlerde sevecendir</text:span><text:span text:style-name="T1">. Rab Kendisi'ne yakaran, içtenlikle yakaran herkese yakındır. (Mezmurlar, 145:17-18)</text:span></text:p>
      <text:p text:style-name="P15"><text:span text:style-name="T2">Bana lütufla bak, Adını sevenlere her zaman yaptığın gibi... Çok sevecensin, ya Rab,</text:span><text:span text:style-name="T1"> hükümlerin uyarınca koru canımı. (Mezmurlar, 119:132, 156)</text:span></text:p>
      <text:p text:style-name="P15"><text:span text:style-name="T1">Rab unutulmayacak harikalar yaptı, </text:span><text:span text:style-name="T3">O sevecen ve lütfedendir</text:span><text:span text:style-name="T1">. (Mezmurlar, 111:4)</text:span></text:p>
      <text:p text:style-name="P15"><text:span text:style-name="T1">Çünkü Sen doğru kişiyi kutsarsın, ya Rab, </text:span><text:span text:style-name="T3">çevresini kalkan gibi lütfunla sararsın</text:span><text:span text:style-name="T1">. (Mezmurlar, 5:12)</text:span></text:p>
      <text:p text:style-name="P15"><text:span text:style-name="T1">…</text:span><text:span text:style-name="T7"> </text:span><text:span text:style-name="T3">Allah'ınız Rab sizi seviyor</text:span><text:span text:style-name="T1">. (Yasa'nın Tekrarı, 23:5)</text:span></text:p>
      <text:p text:style-name="P15"><text:span text:style-name="T1">Çünkü </text:span><text:span text:style-name="T3">bize beslediği sevgi büyüktür</text:span><text:span text:style-name="T1">, Rab'bin sadakati sonsuza dek sürer. Rab'be övgüler sunun! (Mezmurlar, 117:2)</text:span></text:p>
      <text:p text:style-name="P15"><text:span text:style-name="T1">…</text:span><text:span text:style-name="T7"> </text:span><text:span text:style-name="T1">Rab lütfeder, acır... </text:span><text:span text:style-name="T3">Sevgisi engindir</text:span><text:span text:style-name="T1">... (Yoel, 2:13)</text:span></text:p>
      <text:p text:style-name="P22"/>
      <text:h text:style-name="P47" text:outline-level="2">Tevrat'ta Allah'ın Her An Her Yerde Olması</text:h>
      <text:p text:style-name="P15"><text:span text:style-name="T1">Sana güçlü ve yürekli ol demedim mi? Korkma, yılma. Çünkü </text:span><text:span text:style-name="T3">Allah'ın Rab gideceğin her yerde seninle birlikte olacak</text:span><text:span text:style-name="T1">. (Yeşu, 1:9)</text:span></text:p>
      <text:p text:style-name="P15"><text:span text:style-name="T2">... Gittiğim her yerde benimle birlikte olan Allah'a...</text:span><text:span text:style-name="T1"> (Yaratılış, 35:3)</text:span></text:p>
      <text:p text:style-name="P15"><text:span text:style-name="T1">... "İşi sürdürün. </text:span><text:span text:style-name="T3">Çünkü Ben sizinle birlikteyim</text:span><text:span text:style-name="T1">." Böyle diyor Herşeye Egemen Rab. (Hagay, 2:4)</text:span></text:p>
      <text:p text:style-name="P15"><text:span text:style-name="T1">Yusuf'u yakalayıp zindana, kralın tutsaklarının bağlı olduğu yere attı. </text:span><text:span text:style-name="T3">Ama Yusuf zindandayken Rab onunla birlikteydi</text:span><text:span text:style-name="T1">... (Yaratılış 39, 20-21)</text:span></text:p>
      <text:p text:style-name="P15"><text:span text:style-name="T1">Çünkü </text:span><text:span text:style-name="T3">Rab Yusuf'la birlikteydi</text:span><text:span text:style-name="T1"> ve yaptığı her işte onu başarılı kılıyordu. (Yaratılış, 39:23)</text:span></text:p>
      <text:p text:style-name="P15"><text:span text:style-name="T1">…</text:span><text:span text:style-name="T7"> </text:span><text:span text:style-name="T1">Ya Rab, </text:span><text:span text:style-name="T3">Beni çepeçevre kuşattın</text:span><text:span text:style-name="T1">… (Mezmurlar, 139:4-5)</text:span></text:p>
      <text:p text:style-name="P15"><text:span text:style-name="T1">…</text:span><text:span text:style-name="T7"> </text:span><text:span text:style-name="T1">İbrahim'e, </text:span><text:span text:style-name="T3">"Yaptığın herşeyde Allah seninle"</text:span><text:span text:style-name="T1"> dediler. (Yaratılış, 21:22)</text:span></text:p>
      <text:p text:style-name="P15"><text:span text:style-name="T3">Rab onunla birlikteydi.</text:span><text:span text:style-name="T1"> Yaptığı her işte başarılı oldu… (2. Krallar, 18:7)</text:span></text:p>
      <text:p text:style-name="P15"><text:soft-page-break/><text:span text:style-name="T1">Davut giderek güçleniyordu. Çünkü </text:span><text:span text:style-name="T3">Herşeye Egemen Rab onunlaydı</text:span><text:span text:style-name="T1">. (1. Tarihler, 11:9)</text:span></text:p>
      <text:p text:style-name="P15"><text:span text:style-name="T1">Samuel büyürken </text:span><text:span text:style-name="T3">Rab onunla birlikteydi</text:span><text:span text:style-name="T1">... (1. Samuel, 3:19)</text:span></text:p>
      <text:p text:style-name="P15"><text:span text:style-name="T1">Hakkımdaki düşüncelerin ne değerli, ey Allah, sayıları ne çok! Kum tanelerinden fazladır saymaya kalksam. </text:span><text:span text:style-name="T3">Uyanıyorum, yine Seninleyim</text:span><text:span text:style-name="T1">. (Mezmurlar, 139:17-18)</text:span></text:p>
      <text:p text:style-name="P15"><text:span text:style-name="T1">…</text:span><text:span text:style-name="T7"> </text:span><text:span text:style-name="T1">Çünkü </text:span><text:span text:style-name="T2">Allah'ı, her yandan onu esenlikle kuşatmıştı.</text:span><text:span text:style-name="T1"> (2. Tarihler, 20:30)</text:span></text:p>
      <text:p text:style-name="P15"><text:span text:style-name="T1">…</text:span><text:span text:style-name="T7"> </text:span><text:span text:style-name="T1">Rab'bi istekle arayıp buldular. O da onları </text:span><text:span text:style-name="T3">her yandan esenlikle kuşattı</text:span><text:span text:style-name="T1">. (2. Tarihler, 15:15)</text:span></text:p>
      <text:p text:style-name="P15"><text:span text:style-name="T3">Rab onunla birlikte olduğundan, </text:span><text:span text:style-name="T1">yaptığı her işte başarılıydı. (1. Samuel, 18:14)</text:span></text:p>
      <text:p text:style-name="P22"/>
      <text:h text:style-name="P47" text:outline-level="2">Tevrat'ta Allah'ın Rızık Veren Olması</text:h>
      <text:p text:style-name="P15"><text:span text:style-name="T1">İşte yeryüzünde tohum veren her otu, tohumu meyvesinde bulunan her meyve ağacını size veriyorum. </text:span><text:span text:style-name="T3">Bunlar size yiyecek olacak</text:span><text:span text:style-name="T1">. (Yaratılış, 1:29)</text:span></text:p>
      <text:p text:style-name="P15"><text:span text:style-name="T1">"Yabanıl hayvanlara, gökteki kuşlara, sürüngenlere -soluk alıp veren bütün hayvanlara- </text:span><text:span text:style-name="T3">yiyecek olarak yeşil otları veriyorum</text:span><text:span text:style-name="T1">.”... (Yaratılış, 1:30)</text:span></text:p>
      <text:p text:style-name="P16">Bütün canlılar size yiyecek olacak. Yeşil bitkiler gibi, hepsini size veriyorum. (Yaratılış, 9:3)</text:p>
      <text:p text:style-name="P15"><text:span text:style-name="T1">Öksüzlerin, dul kadınların hakkını gözetir. Yabancıları sever, </text:span><text:span text:style-name="T3">onlara yiyecek, giyecek sağlar</text:span><text:span text:style-name="T1">. (Yasa'nın Tekrarı, 10:18)</text:span></text:p>
      <text:p text:style-name="P15"><text:span text:style-name="T3">Bütün canlılara yiyecek verene</text:span><text:span text:style-name="T1">, sevgisi sonsuzdur; şükredin göklerin Allah'ına, sevgisi sonsuzdur. (Mezmurlar, 136:25-26)</text:span></text:p>
      <text:p text:style-name="P15"><text:span text:style-name="T1">O'dur gökleri bulutlarla kaplayan, yeryüzüne yağmur sağlayan, dağlarda ot bitiren. </text:span><text:span text:style-name="T3">O yiyecek sağlar hayvanlara, bağrışan kuzgun yavrularına. </text:span><text:span text:style-name="T1">(Mezmurlar, 147:8-9)</text:span></text:p>
      <text:p text:style-name="P15"><text:span text:style-name="T2">…</text:span><text:span text:style-name="T4"> </text:span><text:span text:style-name="T2">Susadıklarında onlara su verdin. Kırk yıl onları çölde besledin.</text:span><text:span text:style-name="T1"> Hiç eksikleri olmadı… Güzel eşyalarla dolu evlere, kazılmış sarnıçlara, </text:span><text:span text:style-name="T2">bağlara, zeytinliklere, çok sayıda meyve ağacına sahip oldular. Yediler, doydular, beslendiler </text:span><text:span text:style-name="T1">ve onlara yaptığın büyük iyiliklere sevindiler. (Nehemya, 9:20-21, 25)</text:span></text:p>
      <text:p text:style-name="P15"><text:span text:style-name="T1">Rab unutulmayacak harikalar yaptı, O sevecen ve lütfedendir. </text:span><text:span text:style-name="T3">Kendisi'nden korkanları besler</text:span><text:span text:style-name="T1"> (rızık verir)... (Mezmurlar, 111:4-5)</text:span></text:p>
      <text:p text:style-name="P22"/>
      <text:h text:style-name="P47" text:outline-level="2">Tevrat'ta Allah'ın Egemenliğinin Herşeyi Kuşatması</text:h>
      <text:p text:style-name="P15"><text:span text:style-name="T2">Gökler de, göklerin gökleri de, yeryüzü ve içindeki herşey Allah'ınız Rab'bindir.</text:span><text:span text:style-name="T1"> (Yasa'nın Tekrarı, 10:14)</text:span></text:p>
      <text:p text:style-name="P15"><text:span text:style-name="T1">Allah'ımız Rab O'dur, yargıları </text:span><text:span text:style-name="T3">bütün yeryüzünü kapsar</text:span><text:span text:style-name="T1">. (1. Tarihler, 16:14; Mezmurlar, 105:7)</text:span></text:p>
      <text:p text:style-name="P16">Göklere çıksam, oradasın, ölüler diyarına (cehenneme) yatak sersem, yine oradasın. Seherin kanatlarını alıp uçsam, denizin ötesine konsam, orada bile elin yol gösterir bana… (Mezmurlar, 139:8-10)</text:p>
      <text:p text:style-name="P15"><text:span text:style-name="T3">Beni çepeçevre kuşattın</text:span><text:span text:style-name="T1">, Elini üzerime koydun. (Mezmurlar, 139:5)</text:span></text:p>
      <text:p text:style-name="P15"><text:span text:style-name="T1">Ya Rab, büyüklük, güç, yücelik, zafer ve görkem Senin'dir. </text:span><text:span text:style-name="T3">Gökte ve yerde olan herşey Senin'dir</text:span><text:span text:style-name="T1">. </text:span><text:span text:style-name="T3">Egemenlik Senin'dir, ya Rab!</text:span><text:span text:style-name="T1"> Sen herşeyden Yücesin. Zenginlik ve onur Sen'den gelir. </text:span><text:span text:style-name="T3">Herşeye </text:span><text:soft-page-break/><text:span text:style-name="T3">egemensin. Güç ve yetki Senin elindedir</text:span><text:span text:style-name="T1">. Birini yükseltmek ve güçlendirmek Senin elindedir. (1. Tarihler, 29:11-12)</text:span></text:p>
      <text:p text:style-name="P15"><text:span text:style-name="T2">O kurtarır, O yaşatır, gökte de yerde de belirtiler, hayranlık duyulacak işler yapar.</text:span><text:span text:style-name="T1"> (Daniel, 6:27)</text:span></text:p>
      <text:p text:style-name="P16">Gücüyle yeryüzünü yaratan, bilgeliğiyle dünyayı kuran, aklıyla gökleri yayan Rab'dir. (Yeremya, 10:12)</text:p>
      <text:p text:style-name="P15"><text:span text:style-name="T2">Ey Egemenimiz Rab, ne yüce Adın var yeryüzünün tümünde! </text:span><text:span text:style-name="T1">Gökyüzünü görkeminle kapladın. (Mezmurlar, 8:1)</text:span></text:p>
      <text:p text:style-name="P15"><text:span text:style-name="T1">Işığı biçimlendiren, karanlığı yapan, esenliği ve felaketi yaratan, </text:span><text:span text:style-name="T3">bütün bunları yapan Rab Benim</text:span><text:span text:style-name="T1">. (Yeşaya, 45:7)</text:span></text:p>
      <text:p text:style-name="P16">…<text:span text:style-name="T22"> </text:span>Allah'ınız Rab hem yukarıda göklerde, hem de aşağıda yeryüzünde Allah'tır. (Yeşu, 2:11)</text:p>
      <text:p text:style-name="P22"/>
      <text:h text:style-name="P47" text:outline-level="2">Tevrat'ta Allah'ın Her Türlü Eksiklikten Münezzeh Olması</text:h>
      <text:p text:style-name="P15"><text:span text:style-name="T1">Sığınağın çağlar boyu var olan Allah'tır, seni taşıyan </text:span><text:span text:style-name="T3">O'nun yorulmaz kollarıdır</text:span><text:span text:style-name="T1">… (Yasa'nın Tekrarı, 33:27)</text:span></text:p>
      <text:p text:style-name="P15"><text:span text:style-name="T1">Bilmiyor musun, duymadın mı? Ebedi Allah, Rab, bütün dünyayı yaratan, </text:span><text:span text:style-name="T3">ne yorulur ne de zayıflar,</text:span><text:span text:style-name="T1"> O'nun bilgisi kavranamaz. (Yeşaya, 40:28)</text:span></text:p>
      <text:p text:style-name="P22"/>
      <text:p text:style-name="P22"/>
      <text:h text:style-name="P9" text:outline-level="1">TEVRAT'TA AHİRETE İMAN</text:h>
      <text:p text:style-name="P22"/>
      <text:p text:style-name="P22"/>
      <text:h text:style-name="P47" text:outline-level="2">Tevrat'ta Yeniden Diriliş</text:h>
      <text:p text:style-name="P15"><text:span text:style-name="T3">Yeryüzü toprağında uyuyanların birçoğu uyanacak: </text:span><text:span text:style-name="T1">Kimisi sonsuz yaşama, kimisi utanca ve sonsuz iğrençliğe gönderilecek.</text:span><text:span text:style-name="T3"> </text:span><text:span text:style-name="T1">(Daniel, 12:2)</text:span></text:p>
      <text:p text:style-name="P15"><text:span text:style-name="T2">"Mezarlarınızı açıp sizi çıkardığım zaman,</text:span><text:span text:style-name="T1"> Benim Rab olduğumu anlayacaksın... </text:span><text:span text:style-name="T2">Ruhumu içinize koyacağım, canlanacaksınız..." </text:span><text:span text:style-name="T1">böyle diyor Rab. (Hezekiel, 37:13-14)</text:span></text:p>
      <text:p text:style-name="P15"><text:span text:style-name="T1">... Senin </text:span><text:span text:style-name="T3">ölülerin yaşayacak, bedenleri dirilecek</text:span><text:span text:style-name="T1">. Ey sizler, toprak altında yatanlar, uyanın, ezgiler söyleyin... toprak </text:span><text:span text:style-name="T3">ölülerini yaşama kavuşturacak</text:span><text:span text:style-name="T1">. (Yeşaya, 26:19)</text:span></text:p>
      <text:p text:style-name="P15"><text:span text:style-name="T1">Ya Rab, beni </text:span><text:span text:style-name="T3">ölüler diyarından çıkardın, yaşam verdin bana</text:span><text:span text:style-name="T1">, ölüm çukuruna düşürmedin. (Mezmurlar, 30:3)</text:span></text:p>
      <text:p text:style-name="P15"><text:span text:style-name="T1">"Sana gelince, ey Daniel, </text:span><text:span text:style-name="T3">son gelinceye dek</text:span><text:span text:style-name="T1"> yoluna devam et. Rahatına kavuşacak ve </text:span><text:span text:style-name="T3">günlerin sonunda</text:span><text:span text:style-name="T1"> payına düşen mirası almak için </text:span><text:span text:style-name="T3">uyanacaksın</text:span><text:span text:style-name="T1">." (Daniel, 12:13)</text:span></text:p>
      <text:p text:style-name="P22"/>
      <text:h text:style-name="P47" text:outline-level="2">Tevrat'ta Kıyamet Günü</text:h>
      <text:p text:style-name="P15"><text:span text:style-name="T1">Kalabalıklar, yargı vadisini dolduran nice kalabalıklar... Yargı vadisinde </text:span><text:span text:style-name="T2">Rab'bin günü yaklaştı. Güneş ve Ay kararıyor, yıldızların parıltısı görünmez oluyor… Gök ve yer sarsılacak…</text:span><text:span text:style-name="T1"> (Yoel, 3:14-16)</text:span></text:p>
      <text:p text:style-name="P15"><text:span text:style-name="T2">Göklerde ve yeryüzünde, kan, ateş ve duman sütunlarından belirtiler göstereceğim. Rab'bin büyük ve korkunç günü gelmeden önce Güneş kararacak, Ay kan rengine dönecek...</text:span><text:span text:style-name="T1"> (Yoel, 2:30-31)</text:span></text:p>
      <text:p text:style-name="P15"><text:span text:style-name="T2">Yeryüzü önlerinde sarsılıyor, gökyüzü titriyor; Güneş ve Ay kararıyor, yıldızların parıltısı görünmez oluyor… Rab'bin o büyük günü ne korkunçtur!</text:span><text:span text:style-name="T1"> O güne kim dayanabilir? (Yoel, 2:10-11)</text:span></text:p>
      <text:p text:style-name="P15"><text:span text:style-name="T1">Ölüleri dışarı atılacak... Bütün </text:span><text:span text:style-name="T2">gök cisimleri küçülecek, gökler bir tomar gibi dürülecek; gök cisimleri, asma yaprağı, incir yaprağı gibi dökülecek.</text:span><text:span text:style-name="T1"> (Yeşaya, 34:3-4)</text:span></text:p>
      <text:p text:style-name="P15"><text:span text:style-name="T2">Rab'bin büyük günü yakındır, yakındır ve çok çabuk geliyor, </text:span><text:span text:style-name="T1">Rab gününün sesi! Yiğit orada acı acı bağırır. O gün </text:span><text:span text:style-name="T2">gazap günüdür, sıkıntı ve darlık günü, harabiyet ve viranlık günü, karanlık ve karaltı günü, bulutlar ve koyu karanlık günü,</text:span><text:span text:style-name="T1"> Rab diyor ki, "İnsanları öyle bir felakete uğratacağım ki, </text:span><text:span text:style-name="T2">körler gibi, nereye gittiklerini göremeyecekler.</text:span><text:span text:style-name="T1"> Çünkü Bana karşı günah işlediler. Rab'bin öfke gününde, altınları da gümüşleri de onları kurtaramayacak." (Sefanya, 1:14-18)</text:span></text:p>
      <text:p text:style-name="P15"><text:span text:style-name="T1">Ah o gün! çünkü </text:span><text:span text:style-name="T3">Rab'bin günü yakın</text:span><text:span text:style-name="T1"> ve herşeye kadir olan tarafından </text:span><text:span text:style-name="T3">bir yıkım gibi geliyor</text:span><text:span text:style-name="T1">. (Yoel, 1:15)</text:span></text:p>
      <text:p text:style-name="P15"><text:span text:style-name="T8">…</text:span><text:span text:style-name="T9"> </text:span><text:span text:style-name="T1">Ülkede yaşayan herkes korkudan titresin. Çünkü </text:span><text:span text:style-name="T3">Rab'bin günü çok yaklaştı, geliyor</text:span><text:span text:style-name="T1">. (Yoel, 2:1)</text:span></text:p>
      <text:p text:style-name="P15"><text:span text:style-name="T1">…</text:span><text:span text:style-name="T7"> </text:span><text:span text:style-name="T3">Rab'bin günü yakındır</text:span><text:span text:style-name="T1">. Herşeye Gücü Yeten'in göndereceği </text:span><text:span text:style-name="T3">yıkım gibi geliyor o gün</text:span><text:span text:style-name="T1">. Bu yüzden ellerde derman kalmayacak, her yürek eriyecek. Herkesi dehşet saracak, hepsi acı ve ıstırap içinde boğulacak, doğuran kadın gibi kıvranacak, şaşkın şaşkın birbirlerine bakacaklar; yüzleri kızaracak. İşte Rab'bin </text:span><text:soft-page-break/><text:span text:style-name="T1">acımasız günü geliyor. Ülkeyi viraneye çevirip içindeki </text:span><text:span text:style-name="T3">günahkârları ortadan kaldıracağı gazap ve kızgın öfke dolu gün geliyor</text:span><text:span text:style-name="T1">. </text:span><text:span text:style-name="T3">Gökteki yıldızlarla takımyıldızlar ışımayacak, doğan Güneş kararacak, Ay ışığını vermez olacak.</text:span><text:span text:style-name="T1"> Rab diyor ki, "Kötülüğünden ötürü dünyayı, suçlarından ötürü kötüleri cezalandıracağım. Kibirlilerin küstahlığını sona erdirecek, zalimlerin gururunu kıracağım." (Yeşaya, 13:6-11)</text:span></text:p>
      <text:p text:style-name="P15"><text:span text:style-name="T1">Herşeye egemen Rab diyor ki, "</text:span><text:span text:style-name="T3">İşte o gün geliyor, fırın gibi yanıyor</text:span><text:span text:style-name="T1">. Kendini beğenmişlerle kötülük yapanlar samandan farksız olacak; </text:span><text:span text:style-name="T3">o gün hepsini yakacak</text:span><text:span text:style-name="T1">. Onlarda ne kök, ne dal bırakılacak." (Malaki, 4:1)</text:span></text:p>
      <text:p text:style-name="P15"><text:span text:style-name="T1">Rab kalkıp </text:span><text:span text:style-name="T2">yeryüzünü sarsmaya başlayınca,</text:span><text:span text:style-name="T1"> insanlar O'nun </text:span><text:span text:style-name="T2">dehşetinden ve yüce görkeminden kaçmak için kayalık mağaralara, yeraltı kovuklarına saklanacaklar.</text:span><text:span text:style-name="T1"> (Yeşaya, 2:19)</text:span></text:p>
      <text:p text:style-name="P15"><text:span text:style-name="T1">…</text:span><text:span text:style-name="T7"> </text:span><text:span text:style-name="T3">O gün</text:span><text:span text:style-name="T1"> aydınlık değil, </text:span><text:span text:style-name="T3">karanlık olacak</text:span><text:span text:style-name="T1">. Nasıl ki, biri aslanın önünden kaçar da karşısına ayı çıkar, evine döner, elini duvara dayar da elini yılan sokar. </text:span><text:span text:style-name="T3">Rab'bin</text:span><text:span text:style-name="T1"> </text:span><text:span text:style-name="T3">günü</text:span><text:span text:style-name="T1"> aydınlık değil, karanlık olmayacak mı? </text:span><text:span text:style-name="T3">Hem de zifiri karanlık, bir parıltı bile yok.</text:span><text:span text:style-name="T1"> (Amos, 5:18-20)</text:span></text:p>
      <text:p text:style-name="P15"><text:span text:style-name="T1">Her vadi yükseltilecek, her dağ, her tepe alçaltılacak. Böylelikle </text:span><text:span text:style-name="T3">engebeler düzleştirilecek, sarp yerler ovaya dönüştürülecek</text:span><text:span text:style-name="T1">. O zaman Rab'bin yüceliği görünecek, bütün insanlar hep birlikte onu görecek. Bunu söyleyen Rab'dir." (Yeşaya, 40:4-5)</text:span></text:p>
      <text:p text:style-name="P15"><text:span text:style-name="T1">Rab uzaktaki ulusları bir sancak işaretiyle, dünyanın en uzağındakileri ıslık sesiyle çağıracak; hızla, hemen gelecekler... Karaya bakan biri karanlık ve sıkıntı görecek. </text:span><text:span text:style-name="T3">Işık karanlık bulutlarla kaplanacak</text:span><text:span text:style-name="T1">. (Yeşaya, 5:26, 30)</text:span></text:p>
      <text:p text:style-name="P22"/>
      <text:h text:style-name="P47" text:outline-level="2">Tevrat'ta Hesap Günü</text:h>
      <text:p text:style-name="P15"><text:span text:style-name="T1">Kalabalıklar, </text:span><text:span text:style-name="T2">yargı vadisini dolduran nice kalabalıklar... Yargı vadisinde</text:span><text:span text:style-name="T1"> Rab'bin günü yaklaştı. (Yoel, 3:14)</text:span></text:p>
      <text:p text:style-name="P15"><text:span text:style-name="T1">Sen, ey saygısız (Allah'ın hükümlerine uymayan)... günün yaklaştı, </text:span><text:span text:style-name="T3">sonunda yargı günün geldi. </text:span><text:span text:style-name="T1">Egemen Rab şöyle diyor: … Artık eskisi gibi olmayacak. Alçakgönüllü yükseltilecek, gururlu alçaltılacak. (Hezekiel, 21:25-26) </text:span></text:p>
      <text:p text:style-name="P15"><text:span text:style-name="T1">Çünkü bütün milletler için Rab'bin günü yakındır; </text:span><text:span text:style-name="T2">sen nasıl ettinse, sana öyle edilecek; işlediğinin karşılığı kendi başına dönecek. </text:span><text:span text:style-name="T1">(Ovadya, 1:15)</text:span></text:p>
      <text:p text:style-name="P15"><text:span text:style-name="T1">Kötüler böyle değil, rüzgarın savurduğu saman çöpüne benzerler. Bu yüzden </text:span><text:span text:style-name="T3">yargılanınca aklanamaz, doğrular topluluğunda yer bulamaz günahkârlar</text:span><text:span text:style-name="T1">. Çünkü Rab doğruların yolunu gözetir, kötülerin yolu ise ölüme götürür. (Mezmurlar, 1:4-6)</text:span></text:p>
      <text:p text:style-name="P15"><text:span text:style-name="T3">Adil yargılarıyla Rab </text:span><text:span text:style-name="T1">Kendisi'ni gösterdi, kötüler kendi kurdukları tuzağa düştü. </text:span><text:span text:style-name="T3">Kötüler ölüler diyarına (cehenneme) gidecek</text:span><text:span text:style-name="T1">, Allah'ı unutan bütün uluslar... (Mezmurlar, 9:16-17)</text:span></text:p>
      <text:p text:style-name="P15"><text:span text:style-name="T1">Doğru kişiye iyilik göreceğini söyleyin. Çünkü </text:span><text:span text:style-name="T3">iyiliklerinin meyvesini yiyecek</text:span><text:span text:style-name="T1">. Vay kötülerin haline! Kötülük görecek, </text:span><text:span text:style-name="T3">yaptıklarının karşılığını alacaklar</text:span><text:span text:style-name="T1">. (Yeşaya, 3:10-11)</text:span></text:p>
      <text:p text:style-name="P15"><text:span text:style-name="T1">…</text:span><text:span text:style-name="T7"> </text:span><text:span text:style-name="T1">Onların günü yaklaştı, </text:span><text:span text:style-name="T3">sonunda yargı günleri geldi</text:span><text:span text:style-name="T1">. (Hezekiel, 21:29)</text:span></text:p>
      <text:p text:style-name="P15"><text:span text:style-name="T2">…</text:span><text:span text:style-name="T4"> </text:span><text:span text:style-name="T2">Peygamberlerinin uyardığı gibi, cezalandırılacakları gün</text:span><text:span text:style-name="T1"> geldi çattı. Şaşkınlık içindeler şimdi. (Eyüp, 7:4) </text:span></text:p>
      <text:p text:style-name="P15"><text:span text:style-name="T2">Rab'bin büyük günü yaklaştı, yaklaştı ve çabucak geliyor.</text:span><text:span text:style-name="T1"> Dinleyin, Rab'bin gününde en yiğit asker bile acı acı feryat edecek. Azap günü o gün! </text:span><text:span text:style-name="T2">Acı ve sıkıntı, yıkım ve felaket, zifiri karanlık bir gün olacak,</text:span><text:span text:style-name="T1"> </text:span><text:soft-page-break/><text:span text:style-name="T1">bulutlu, koyu karanlık bir gün... </text:span><text:span text:style-name="T2">Körler gibi, nereye gittiklerini göremeyecekler...</text:span><text:span text:style-name="T1"> Rab'bin azap gününde, </text:span><text:span text:style-name="T2">altınları da gümüşleri de onları kurtaramayacak.</text:span><text:span text:style-name="T1"> (Sefenya, 1:14-18)</text:span></text:p>
      <text:p text:style-name="P22"/>
      <text:h text:style-name="P47" text:outline-level="2">Tevrat'ta Cehennem</text:h>
      <text:h text:style-name="P12" text:outline-level="3">(Tevrat'ta geçen ölüler diyarı ifadeleri cehennem anlamında kullanılmaktadır.)</text:h>
      <text:p text:style-name="P15"><text:span text:style-name="T1">... Dinsizleri titreme aldı: </text:span><text:span text:style-name="T2">"Herşeyi yiyip bitiren ateşin yanında hangimiz oturabilir? Sonsuza dek sönmeyecek alevin yanında hangimiz yaşayabilir?"</text:span><text:span text:style-name="T1"> diye soruyorlar. (Yeşaya, 33:14) </text:span></text:p>
      <text:p text:style-name="P15"><text:span text:style-name="T3">Dönüşü olmayan yere gitmeden önce, karanlık ve ölüm gölgesi diyarına zifiri karanlık diyarına</text:span><text:span text:style-name="T1">, ölüm gölgesi, kargaşa diyarına, aydınlığın karanlığı andırdığı yere (cehenneme),. (Eyüp 10:21-22)</text:span></text:p>
      <text:p text:style-name="P15"><text:span text:style-name="T1">... Kimisi sonsuz yaşama (cennete), </text:span><text:span text:style-name="T3">kimisi utanca ve sonsuz iğrençliğe gönderilecek. </text:span><text:span text:style-name="T1">(Daniel, 12:3)</text:span></text:p>
      <text:p text:style-name="P15"><text:span text:style-name="T1">Kuraklık ve sıcağın eriyen karı alıp götürdüğü gibi </text:span><text:span text:style-name="T3">ölüler diyarı (cehennem) da günahlıları alıp götürür.</text:span><text:span text:style-name="T1"> (Eyüp, 24:19)</text:span></text:p>
      <text:p text:style-name="P15"><text:span text:style-name="T1">Bir bulutun dağılıp gitmesi gibi, </text:span><text:span text:style-name="T2">ölüler diyarına (cehenneme) inen bir daha çıkmaz.</text:span><text:span text:style-name="T1"> (Eyüp, 7:9)</text:span></text:p>
      <text:p text:style-name="P15"><text:span text:style-name="T2">Ölüm ve yıkım diyarı (cehennem) insana doymaz...</text:span><text:span text:style-name="T1"> (Süleyman'ın Özdeyişleri, 27:20)</text:span></text:p>
      <text:p text:style-name="P15"><text:span text:style-name="T1">Çünkü bana sevgin büyüktür, </text:span><text:span text:style-name="T2">canımı ölüler diyarının (cehennemin) derinliklerinden Sen kurtardın.</text:span><text:span text:style-name="T1"> (Mezmurlar, 86:13)</text:span></text:p>
      <text:p text:style-name="P15"><text:span text:style-name="T1">Onlara yüz çevireceğim... </text:span><text:span text:style-name="T3">ateş onları yine de yakıp yok edecek... </text:span><text:span text:style-name="T1">(Hezekiel, 15:6)</text:span></text:p>
      <text:p text:style-name="P15"><text:span text:style-name="T1">... </text:span><text:span text:style-name="T3">Size karşı azabım ateş</text:span><text:span text:style-name="T1"> gibi tutuşup ölüler diyarının (cehennemin) derinliklerine dek yanacak... (Yasa'nın Tekrarı, 32:22)</text:span></text:p>
      <text:p text:style-name="P15"><text:span text:style-name="T2">Bu yüzden doymak bilmeyen ölüler diyarı</text:span><text:span text:style-name="T1"> ağzını ardına kadar açtı... </text:span><text:span text:style-name="T2">Hepsi alçaltılacak; dize getirilecek, küstah bakışları alçaltılacak. </text:span><text:span text:style-name="T1">(Yeşaya, 5:14-15)</text:span></text:p>
      <text:p text:style-name="P15"><text:span text:style-name="T1">... </text:span><text:span text:style-name="T3">Diri diri ölüler diyarına (cehenneme) insinler; </text:span><text:span text:style-name="T1">çünkü içleri ve evleri kötülük dolu. (Mezmurlar, 55:15)</text:span></text:p>
      <text:p text:style-name="P15"><text:span text:style-name="T1">Rab öldürür de diriltir de, </text:span><text:span text:style-name="T2">ölüler diyarına (cehennem) indirir ve çıkarır.</text:span><text:span text:style-name="T1"> (1. Samuel, 2:6)</text:span></text:p>
      <text:p text:style-name="P15"><text:span text:style-name="T2">Sahip oldukları herşeyle birlikte diri diri ölüler diyarına (cehenneme) indiler...</text:span><text:span text:style-name="T1"> (Çölde Sayım, 16:33)</text:span></text:p>
      <text:p text:style-name="P15"><text:span text:style-name="T1">‘</text:span><text:span text:style-name="T3">Yeter' demeyen dört şey vardır</text:span><text:span text:style-name="T1">: Ölüler diyarı (cehennem)... (Süleyman'ın Özdeyişleri, 30:15-16)</text:span></text:p>
      <text:p text:style-name="P15"><text:span text:style-name="T1">Budalaların yolu, onların sözünü onaylayanların sonu budur. </text:span><text:span text:style-name="T3">Sürü gibi ölüler diyarına (cehenneme) sürülecekler</text:span><text:span text:style-name="T1">… öl</text:span><text:span text:style-name="T3">üler diyarı onlara konut olacak. </text:span><text:span text:style-name="T1">Ama Allah beni ölüler diyarının pençesinden kurtaracak ve yanına (cennetine) alacak. (Mezmurlar, 49:13-15)</text:span></text:p>
      <text:p text:style-name="P15"><text:span text:style-name="T1">Ancak </text:span><text:span text:style-name="T3">ölüler diyarına, ölüm çukurunun (cehennemin) dibine indirilmiş bulunuyorsun. </text:span><text:span text:style-name="T1">Seni görenler bakıp bakıp şöyle düşünecekler: "Dünyayı sarsan, ülkeleri titreten, yeryüzünü çöle çeviren, kentleri yerle bir eden, tutsakları evlerine salıvermeyen adam bu mu?" (Yeşaya 14:15-17)</text:span></text:p>
      <text:p text:style-name="P15"><text:span text:style-name="T1">Suçu yalanla örülmüş iplerle, günahı araba urganıyla çekenlerin vay haline!... Kötüye iyi, iyiye kötü diyenlerin, karanlığı ışık, ışığı karanlık yerine koyanların, acıya tatlı, tatlıya acı diyenlerin vay haline! Kendilerini bilge görenlerin, akıllı sananların vay haline! Şarap içmekten korkmayanların, içkileri karıştırıp </text:span><text:soft-page-break/><text:span text:style-name="T1">içmekten çekinmeyenlerin, rüşvet uğruna kötüyü haklı çıkaranların, haklıların hakkını elinden alanların vay haline! </text:span><text:span text:style-name="T3">Alev alev yanan ateş, samanı nasıl yiyip bitirirse, kuru ot alevin içinde nasıl birden tutuşup yok olursa, onlar da kökten çürüyüp gidecek, çiçekleri toz gibi havaya savrulacak</text:span><text:span text:style-name="T1">. Çünkü Herşeye Egemen Rab'bin Yasası'nı reddettiler... (Yeşaya, 5:18-24)</text:span></text:p>
      <text:p text:style-name="P15"><text:span text:style-name="T1">…</text:span><text:span text:style-name="T7"> </text:span><text:span text:style-name="T1">Ya Rab, Sana sesleniyorum; kötüler utansın, </text:span><text:span text:style-name="T3">ölüler diyarında (cehennemde) sesleri kesilsin</text:span><text:span text:style-name="T1">. (Mezmurlar, 31:17)</text:span></text:p>
      <text:p text:style-name="P15"><text:span text:style-name="T1">Rab, </text:span><text:span text:style-name="T3">ölüm ve yıkım diyarında (cehennemde)</text:span><text:span text:style-name="T1"> olup biteni bilir... (Süleyman'ın Özdeyişleri, 15:11)</text:span></text:p>
      <text:p text:style-name="P15"><text:span text:style-name="T1">Rab diyor ki, "... </text:span><text:span text:style-name="T3">Soluğunuz sizi yiyip bitiren bir ateş olacak. Halklar yanıp kül olacak</text:span><text:span text:style-name="T1">, kesilip yakılan dikenli çalı gibi olacak." (Yeşaya, 33:10-12)</text:span></text:p>
      <text:p text:style-name="P15"><text:span text:style-name="T1">... Elçilerinizi ta uzaklara gönderdiniz, </text:span><text:span text:style-name="T3">ölüler diyarına (cehenneme) dek alçalttınız kendinizi</text:span><text:span text:style-name="T1">.  (Yeşaya, 57:9)</text:span></text:p>
      <text:p text:style-name="P15"><text:span text:style-name="T1">... Sen beni </text:span><text:span text:style-name="T3">ölüler diyarına (cehenneme) terk etmezsin</text:span><text:span text:style-name="T1">, sadık kulunun çürümesine izin vermezsin. (Mezmurlar, 16:10)</text:span></text:p>
      <text:p text:style-name="P15"><text:span text:style-name="T1">Ama </text:span><text:span text:style-name="T2">kötüler yıkıma uğrayacak; Rab'bin düşmanları kır çiçekleri gibi kuruyup gidecek, duman gibi dağılıp yok olacak.</text:span><text:span text:style-name="T1"> (Mezmurlar, 37:20)</text:span></text:p>
      <text:p text:style-name="P15"><text:span text:style-name="T1">Ama </text:span><text:span text:style-name="T2">başkaldıranlarla günahlılar birlikte yıkıma uğrayacaklar... </text:span><text:span text:style-name="T1">(Yeşaya, 1:28)</text:span></text:p>
      <text:p text:style-name="P15"><text:span text:style-name="T1">Kötülük edenlere kızıp üzülme, onlara özenme. Çünkü </text:span><text:span text:style-name="T3">kötülerin geleceği yok, çırası sönecek onların</text:span><text:span text:style-name="T1">. (Süleyman'ın Özdeyişleri, 24:19-20)</text:span></text:p>
      <text:p text:style-name="P15"><text:span text:style-name="T1">Rab sadık kullarının adımlarını korur, ama </text:span><text:span text:style-name="T3">kötüler karanlıkta susturulur.</text:span><text:span text:style-name="T1"> Çünkü güçle zafere ulaşamaz insan. (1. Samuel, 2:9)</text:span></text:p>
      <text:p text:style-name="P15"><text:span text:style-name="T1">Ama kötüler çalkalanan deniz gibidir, o deniz ki, rahat duramaz, suları çamur ve pislik savurur. </text:span><text:span text:style-name="T3">"Kötülere esenlik yoktur"</text:span><text:span text:style-name="T1"> diyor Allah'ım. (Yeşaya, 57:20-21)</text:span></text:p>
      <text:p text:style-name="P15"><text:span text:style-name="T1">Allah'ımız Rab </text:span><text:span text:style-name="T2">yaptıkları kötülüğü kendi başlarına getirecek, kötülükleri yüzünden köklerini kurutacak,</text:span><text:span text:style-name="T1"> evet, köklerini kurutacak. (Mezmurlar, 94: 23)</text:span></text:p>
      <text:p text:style-name="P22"/>
      <text:h text:style-name="P47" text:outline-level="2">Tevrat'ta Cennet</text:h>
      <text:h text:style-name="P12" text:outline-level="3">(Tevrat'ta geçen sonsuz yaşam ve yaşam diyarı ifadeleri cennet anlamında kullanılmaktadır.)</text:h>
      <text:p text:style-name="P15"><text:span text:style-name="T1">... </text:span><text:span text:style-name="T3">Kimisi sonsuz yaşama, </text:span><text:span text:style-name="T1">kimisi utanca ve sonsuz iğrençliğe gönderilecek. Bilgeler gökkubbe gibi, birçoklarını doğruluğa döndürenler </text:span><text:span text:style-name="T3">yıldızlar gibi sonsuza dek parlayacaklar</text:span><text:span text:style-name="T1">. (Daniel, 12:2-3)</text:span></text:p>
      <text:p text:style-name="P15"><text:span text:style-name="T1">Sağduyulu kişi yukarıya, </text:span><text:span text:style-name="T3">yaşama giden yoldadır</text:span><text:span text:style-name="T1">, bu da </text:span><text:span text:style-name="T3">ölüler diyarına inmesini önler</text:span><text:span text:style-name="T1">. (Süleyman'ın Özdeyişleri, 15:24)</text:span></text:p>
      <text:p text:style-name="P15"><text:span text:style-name="T3">Yaşam diyarında Rab'bin iyiliği</text:span><text:span text:style-name="T1">ni göreceğimden kuşkum yok. (Mezmurlar, 27:13)</text:span></text:p>
      <text:p text:style-name="P15"><text:span text:style-name="T3">Yaşayanların diyarında</text:span><text:span text:style-name="T1">, Rab'bin huzurunda yürüyeceğim. (Mezmurlar, 116:9)</text:span></text:p>
      <text:p text:style-name="P15"><text:span text:style-name="T1">…</text:span><text:span text:style-name="T7"> </text:span><text:span text:style-name="T1">Çünkü </text:span><text:span text:style-name="T3">insan sonsuzluk evine gidecek</text:span><text:span text:style-name="T1">... Toprak geldiği yere dönmeden, </text:span><text:span text:style-name="T3">ruh onu veren Allah'a dönmeden</text:span><text:span text:style-name="T1">, seni yaratanı anımsa. (Vaiz, 12:5-7)</text:span></text:p>
      <text:p text:style-name="P15"><text:soft-page-break/><text:span text:style-name="T1">Ama doğru yolda yürüyüp doğru dürüst konuşan, zorbalıkla edinilen kazancı reddeden, elini rüşvetten uzak tutan, kan dökenlerin telkinlerine kulak vermeyen, kötülük görmeye dayanamayan, </text:span><text:span text:style-name="T3">yükseklerde oturacak; uçurumun başındaki kaleler onun korunağı olacak, ekmeği sağlanacak, hiç susuz kalmayacak</text:span><text:span text:style-name="T1">. (Yeşaya, 33:15-16)</text:span></text:p>
      <text:p text:style-name="P15"><text:span text:style-name="T3">O gün</text:span><text:span text:style-name="T1">... kendileri için seçtiğim en güzel ülkeye, </text:span><text:span text:style-name="T3">süt ve bal akan ülkeye</text:span><text:span text:style-name="T1"> </text:span><text:span text:style-name="T3">götüreceğime </text:span><text:span text:style-name="T1">söz verdim. (Hezekiel, 20:6)</text:span></text:p>
      <text:p text:style-name="P15"><text:span text:style-name="T1">"Kötüler yıkılır ve yok olurlar; fakat </text:span><text:span text:style-name="T3">salihlerin evi durur</text:span><text:span text:style-name="T1">..." (Süleyman'ın Özdeyişleri, 12:7)</text:span></text:p>
      <text:p text:style-name="P15"><text:span text:style-name="T1">Ey Allah... öncülük et bana </text:span><text:span text:style-name="T3">sonsuz yaşam yolunda</text:span><text:span text:style-name="T1">! (Mezmurlar, 139:23-24)</text:span></text:p>
      <text:p text:style-name="P15"><text:span text:style-name="T3">O gün</text:span><text:span text:style-name="T1"> diyecekler ki, "İşte Allah'ımız budur; O'na umut bağlamıştık, </text:span><text:span text:style-name="T3">bizi kurtardı</text:span><text:span text:style-name="T1">, Rab O'dur, O'na umut bağlamıştık, </text:span><text:span text:style-name="T3">O'nun kurtarışıyla</text:span><text:span text:style-name="T1"> sevinip coşalım." (Yeşaya, Bap 25:9)</text:span></text:p>
      <text:p text:style-name="P15"><text:span text:style-name="T1">"</text:span><text:span text:style-name="T3">Salihin semeresi hayat ağacıdır</text:span><text:span text:style-name="T1">." (Süleyman'ın Özdeyişleri, 11:30)</text:span></text:p>
      <text:p text:style-name="P22"/>
      <text:h text:style-name="P50" text:outline-level="4">Hz. Adem ve cennet bahçesi:</text:h>
      <text:p text:style-name="P21"><text:span text:style-name="T1">Rab Allah doğuda, </text:span><text:span text:style-name="T2">Aden'de bir bahçe dikti. Yarattığı Adem'i oraya koydu.</text:span><text:span text:style-name="T1"> (Yaratılış, 2:8)</text:span></text:p>
      <text:p text:style-name="P15"><text:span text:style-name="T1">... Rab Yahve şöyle diyor: "Kusursuzlukta örnek biriydin, bilgeliğin ve güzelliğin eksiksizdi. Sen </text:span><text:span text:style-name="T3">Allah'ın bahçesi Aden'deydin</text:span><text:span text:style-name="T1">. Yakut, topaz, aytaşı, sarı yakut, oniks, yeşim, laciverttaşı, firuze, zümrütle, çeşit çeşit değerli taşla bezenmiştin. Kakma ve oyma işlerin hep altındandı. Bunlar </text:span><text:span text:style-name="T3">yaratıldığın gün hazırlanmışlardı." </text:span><text:span text:style-name="T1">(Hezekiel, 28:12)</text:span></text:p>
      <text:p text:style-name="P15"><text:span text:style-name="T1">Böylece Rab Allah, yaratılmış olduğu toprağı işlemek üzere </text:span><text:span text:style-name="T3">Adem'i Aden bahçesinden çıkardı..</text:span><text:span text:style-name="T1">. (Yaratılış, 3:23)</text:span></text:p>
      <text:p text:style-name="P22"/>
      <text:h text:style-name="P9" text:outline-level="1">TEVRAT'TA İMANIN GEREKLERİ</text:h>
      <text:p text:style-name="P22"/>
      <text:p text:style-name="P22"/>
      <text:h text:style-name="P47" text:outline-level="2">Tevrat'ta Allah'a Şirk Koşmadan İman Etmek</text:h>
      <text:p text:style-name="P15"><text:span text:style-name="T1">…</text:span><text:span text:style-name="T7"> </text:span><text:span text:style-name="T1">Allah'ın Rab Benim, </text:span><text:span text:style-name="T3">Benden başka Allah tanımayacaksın</text:span><text:span text:style-name="T1">, çünkü başka kurtarıcı yoktur. (Hoşea, 13:4)</text:span></text:p>
      <text:p text:style-name="P15"><text:span text:style-name="T1">“Ya Rab… </text:span><text:span text:style-name="T2">yerde ve gökte Sana benzer başka Allah yoktur</text:span><text:span text:style-name="T1">" dedi… (1. Krallar, 8:23)</text:span></text:p>
      <text:p text:style-name="P15"><text:span text:style-name="T3">Rab Benim, başkası yok, Benden başka Allah yok</text:span><text:span text:style-name="T1">… Öyle ki, doğudan batıya dek Benden başkası olmadığını herkes bilsin. Rab Benim, başkası yok. (Yeşaya, 45:5-6)</text:span></text:p>
      <text:p text:style-name="P15"><text:span text:style-name="T1">"… Allah'ın Rab Benim. </text:span><text:span text:style-name="T3">Benden başka Allah'ın olmayacak</text:span><text:span text:style-name="T1">. Kendine yukarıda gökyüzünde, aşağıda yeryüzünde ya da yer altındaki sularda yaşayan herhangi bir canlıya benzer put yapmayacaksın. Putların önünde eğilmeyecek, onlara tapmayacaksın..." (Mısır'dan Çıkış, 20:2-5)</text:span></text:p>
      <text:p text:style-name="P15"><text:span text:style-name="T1">Herşeye egemen Rab diyor ki, "</text:span><text:span text:style-name="T3">İlk ve son Benim, Benden başka Allah yoktur</text:span><text:span text:style-name="T1">." (Yeşaya, 44:6)</text:span></text:p>
      <text:p text:style-name="P15"><text:span text:style-name="T1">Putlara biçim verenlerin hepsi boş insanlardır. </text:span><text:span text:style-name="T3">Değer verdikleri nesneler hiçbir işe yaramaz. Putların tanıkları onlardır; ne bir şey görür ne de bir şey bilirler.</text:span><text:span text:style-name="T1"> Bunun sonucunda utanç içinde kalacaklar. Kim yararsız ilaha biçim vermek, dökme put yapmak ister? Bakın, bu putlarla uğraşanların hepsi utanacak. Onları yapanlar salt insan. Hepsi toplanıp yargılanmaya gelsin. Dehşete düşecek, utanacaklar birlikte. (Yeşaya, 49:9-11)</text:span></text:p>
      <text:p text:style-name="P15"><text:span text:style-name="T1">…</text:span><text:span text:style-name="T7"> </text:span><text:span text:style-name="T3">Tahtadan oyma putlar taşıyan, kurtaramayan ilahlara yakaranlar bilgisizdir</text:span><text:span text:style-name="T1">… </text:span><text:span text:style-name="T3">Benden başka Allah yok</text:span><text:span text:style-name="T1">, adil Allah ve kurtarıcı Benim. Yok Benden başkası. "Ey dünyanın dört bucağındakiler, Bana dönün, kurtulursunuz. Çünkü Allah Benim, başkası yok." (Yeşaya, 45:20-22)</text:span></text:p>
      <text:p text:style-name="P16">... Allah'ınız Rab Benim, başka biri yok... (Yoel, 2:27)</text:p>
      <text:p text:style-name="P15"><text:span text:style-name="T1">Allah'ınız Rab'den korkacaksınız; O'na kulluk edecek ve O'nun adıyla ant içeceksiniz. </text:span><text:span text:style-name="T3">Başka ilahların, çevrenizdeki ulusların taptığı hiçbir ilahın ardınca gitmeyeceksiniz</text:span><text:span text:style-name="T1">. (Yasa'nın Tekrarı, 6:13-14)</text:span></text:p>
      <text:p text:style-name="P15"><text:span text:style-name="T1">... Benden önce bir Allah olmadı, Benden sonra da olmayacak. "</text:span><text:span text:style-name="T3">Ben, yalnız ben Rab'bim, Benden başka kurtarıcı yoktur</text:span><text:span text:style-name="T1">. Ben bildirdim, Ben kurtardım, Ben duyurdum, aranızdaki yabancı ilahlar değil… Allah Benim, gün gün olalı ben O'yum… Ben yaparım, kim engel olabilir?" (Yeşaya, 43:10-13)</text:span></text:p>
      <text:p text:style-name="P15"><text:span text:style-name="T3">İnsanın biçim verdiği oyma ya da dökme putun ne yararı var ki aldatmaktan başka?</text:span><text:span text:style-name="T1"> Putu yapan, yaptığına güvenir, ama yaptığı ne ki, dilsiz puttan başka. Tahta puta, ‘canlan!' diyenin, dilsiz taşa, 'uyan' diyenin vay haline! Put yol gösterebilir mi? Altınla, gümüşle kaplanmış, ama içinde yaşam soluğu yok. (Habakkuk, 2:18-19)</text:span></text:p>
      <text:p text:style-name="P15"><text:span text:style-name="T1">Hepsi bomboş, yaptıkları da bir hiç. </text:span><text:span text:style-name="T3">Halkın putları yalnızca yeldir, sıfırdır</text:span><text:span text:style-name="T1">. (Yeşaya, 41:29)</text:span></text:p>
      <text:p text:style-name="P15"><text:span text:style-name="T1">Ya Rab, Allah'ım, harikaların, düşüncelerin ne çoktur bizim için; </text:span><text:span text:style-name="T3">Sana eş koşulmaz</text:span><text:span text:style-name="T1">! Duyurmak, anlatmak istesem yaptıklarını, saymakla bitmez. (Mezmurlar, 40:5)</text:span></text:p>
      <text:p text:style-name="P16">... Rab'be kim eş koşulur?... Ya Rab, herşeye egemen Allah, Senin gibi güçlü Rab var mı?... Gökler Senindir, yeryüzü de Senin; dünyanın ve içindeki herşeyin temelini Sen attın. (Mezmurlar, 89:6, 8, 11)</text:p>
      <text:p text:style-name="P16"><text:soft-page-break/>Oyma putlara güvenenler, dökme putlara, "İlahlarımız sizsiniz diyenlerse geri döndürülüp büsbütün utandırılacaklar." (Yeşaya, 42:17)</text:p>
      <text:p text:style-name="P16">Ama siz yollarımdan sapar, kurallarımı, buyruklarımı bırakır, gidip başka ilahlara kulluk eder, taparsanız, size verdiğim ülkeden sizi söküp atacağım… (2. Tarihler, 7:19-20)</text:p>
      <text:p text:style-name="P16">Onların ilahları önünde eğilmeyecek, tapınmayacaksınız; törelerini izlemeyeceksiniz. Tersine, ilahlarını yok edecek, dikili taşlarını büsbütün parçalayacaksınız. Allah'ınız Rab'be tapacaksınız... (Mısır'dan Çıkış, 23:24-25)</text:p>
      <text:p text:style-name="P16">Allah'ınız Rab'bin size buyurduğu antlaşmayı bozarsanız, gidip başka ilahlara kulluk eder, taparsanız, Rab'bin öfkesi size karşı alevlenecek; Rab'bin size verdiği bu güzel ülkeden çabucak yok olup gideceksiniz. (Yeşu, 23:16) </text:p>
      <text:p text:style-name="P16">Rab'den başka bir İlaha kurban kesen helak edilecektir. (Mısır'dan Çıkış, 22:20)</text:p>
      <text:p text:style-name="P16">Siz ise Beni bıraktınız ve başka ilahlara kulluk ettiniz... (Hakimler, 10:13)</text:p>
      <text:p text:style-name="P22"/>
      <text:h text:style-name="P47" text:outline-level="2">Tevrat'ta Allah'a Şükretmek</text:h>
      <text:p text:style-name="P15"><text:span text:style-name="T1">Üstelik Allah insana mal mülk veriyor, onu yemesi, ödülünü alması, yaptığı işten mutluluk duyması için ona güç veriyorsa, bu bir </text:span><text:span text:style-name="T3">Allah armağanıdır</text:span><text:span text:style-name="T1">. (Vaiz, 5:19)</text:span></text:p>
      <text:p text:style-name="P15"><text:span text:style-name="T1">Ey Rab'bin sadık kulları, O'nu İlahilerle övün, kutsallığını anarak </text:span><text:span text:style-name="T3">O'na şükredin</text:span><text:span text:style-name="T1">. Öyle ki, gönlüm Seni İlahilerle övsün, susmasın! </text:span><text:span text:style-name="T3">Ya Rab Allah'ım, Sana sürekli şükredeceğim</text:span><text:span text:style-name="T1">. (Mezmurlar, 30:4, 12)</text:span></text:p>
      <text:p text:style-name="P15"><text:span text:style-name="T2">Sürekli Sana şükrederim yaptıkların için…</text:span><text:span text:style-name="T1"> (Mezmurlar, 52:9)</text:span></text:p>
      <text:p text:style-name="P15"><text:span text:style-name="T2">Sana şükrederiz, ey Allah, şükrederiz, çünkü Sen yakınsın,</text:span><text:span text:style-name="T1"> harikaların bunu gösterir. (Mezmurlar, 75:1)</text:span></text:p>
      <text:p text:style-name="P15"><text:span text:style-name="T1">Bizler… </text:span><text:span text:style-name="T3">sonsuza dek şükredeceğiz.</text:span><text:span text:style-name="T1"> Sana, kuşaklar boyunca övgülerini dilimizden düşürmeyeceğiz. (Mezmurlar, 79:13)</text:span></text:p>
      <text:p text:style-name="P16">Dedi ki, "Bu dünyaya çıplak geldim, çıplak gideceğim. Rab verdi, Rab aldı, Rab'bin adına övgüler olsun!" (Eyüp 1:21)</text:p>
      <text:p text:style-name="P15"><text:span text:style-name="T1">…</text:span><text:span text:style-name="T7"> </text:span><text:span text:style-name="T1">Allah'a övgü ve şükür ezgileri söylenirdi. (Nehemya, 12:46) </text:span></text:p>
      <text:p text:style-name="P15"><text:span text:style-name="T1">Kapılarına şükranla, avlularına hamd ile girin; </text:span><text:span text:style-name="T3">O'na şükredin</text:span><text:span text:style-name="T1">, ismini takdis edin. (Mezmurlar, 100:4)</text:span></text:p>
      <text:p text:style-name="P15"><text:span text:style-name="T1">Ya Rab, </text:span><text:span text:style-name="T3">bütün yüreğimle Sana şükredeceğim</text:span><text:span text:style-name="T1">, yaptığın harikaların hepsini anlatacağım. Sen'de sevinç bulacak, coşacağım, adını İlahilerle öveceğim, ey yüceler yücesi! (Mezmurlar, 9:1-2)</text:span></text:p>
      <text:p text:style-name="P15"><text:span text:style-name="T3">Zenginlik ve onur Sen'den gelir.</text:span><text:span text:style-name="T1"> Herşeye egemensin. Güç ve yetki Senin elindedir. Birini yükseltmek ve güçlendirmek Senin elindedir. Şimdi, ey Allah'ımız, </text:span><text:span text:style-name="T3">Sana şükrederiz,</text:span><text:span text:style-name="T1"> görkemli adını överiz. (1. Tarihler, 12-13)</text:span></text:p>
      <text:p text:style-name="P15"><text:span text:style-name="T1">Övgüler sunun, Rab'be! </text:span><text:span text:style-name="T3">Rab'be şükredin</text:span><text:span text:style-name="T1">, çünkü O iyidir, sevgisi sonsuzdur. (Mezmurlar, 106:1)</text:span></text:p>
      <text:p text:style-name="P15"><text:span text:style-name="T1">Övgüler sunun Rab'be! Doğru insanların toplantısında, topluluk içinde, </text:span><text:span text:style-name="T3">bütün yüreğimle Rab'be şükredeceğim</text:span><text:span text:style-name="T1">. (Mezmurlar, 111:1)</text:span></text:p>
      <text:p text:style-name="P15"><text:soft-page-break/><text:span text:style-name="T3">Rab'be şükredin</text:span><text:span text:style-name="T1">, çünkü O iyidir, sevgisi sonsuzdur. </text:span><text:span text:style-name="T3">Şükretsinler Rab'be sevgisi için, insanlar yararına yaptığı harikalar için. </text:span><text:span text:style-name="T1">Çünkü O susamış canın susuzluğunu giderir, aç canı iyiliklerle doyurur. (Mezmurlar, 107:1, 7-9)</text:span></text:p>
      <text:p text:style-name="P15"><text:span text:style-name="T2">Bütün yüreğimle Sana şükrederim, ya Rab…</text:span><text:span text:style-name="T1"> Seni İlahilerle överim… </text:span><text:span text:style-name="T2">Adına şükrederim, sevgin, sadakatin için…</text:span><text:span text:style-name="T1"> Seslendiğim gün bana yanıt verdin, içime güç koydun, beni yüreklendirdin. </text:span><text:span text:style-name="T2">Şükretsin Sana, ya Rab, yeryüzü krallarının tümü…</text:span><text:span text:style-name="T1"> (Mezmurlar, 138:1-4)</text:span></text:p>
      <text:p text:style-name="P15"><text:span text:style-name="T3">Bütün yapıtların Sana şükreder</text:span><text:span text:style-name="T1">, ya Rab, sadık kulların Sana övgüler sunar. (Mezmurlar, 145:10) </text:span></text:p>
      <text:p text:style-name="P15"><text:span text:style-name="T1">Ey atalarımın Allah'ı, </text:span><text:span text:style-name="T3">Sana şükreder, Seni överim. Sen ki, bana bilgelik ve güç verdin;</text:span><text:span text:style-name="T1"> Sen'den istediklerimizi bana bildirdin… (Daniel, 2:23)</text:span></text:p>
      <text:p text:style-name="P15"><text:span text:style-name="T3">Şükredeceğim Sana</text:span><text:span text:style-name="T1"> temiz yürekle, adil hükümlerini öğrendikçe. Kurallarını yerine getireceğim, bırakma beni hiçbir zaman! (Mezmurlar, 119:7-8)</text:span></text:p>
      <text:p text:style-name="P15"><text:span text:style-name="T3">Rab'be şükredin</text:span><text:span text:style-name="T1">, çünkü O iyidir, sevgisi sonsuzdur… Açın bana adalet kapılarını, girip Rab'be şükredeyim. İşte budur Rab'bin kapısı! Doğrular girebilir oradan. </text:span><text:span text:style-name="T3">Sana şükrederim,</text:span><text:span text:style-name="T1"> çünkü bana yanıt verdin, kurtarıcım oldun… Allah'ım Sensin, </text:span><text:span text:style-name="T3">şükrederim Sana,</text:span><text:span text:style-name="T1"> Allah'ım Sensin, yüceltirim Seni. </text:span><text:span text:style-name="T3">Rab'be şükredin</text:span><text:span text:style-name="T1">, çünkü O iyidir, sevgisi sonsuzdur. (Mezmurlar, 118:1, 19-21, 28-29) </text:span></text:p>
      <text:p text:style-name="P15"><text:span text:style-name="T1">Ya </text:span><text:span text:style-name="T3">Rab Allah'ım, bütün yüreğimle Sana şükredeceğim</text:span><text:span text:style-name="T1">, adını sonsuza dek yücelteceğim. Çünkü bana sevgin büyüktür, canımı ölüler diyarının derinliklerinden Sen kurtardın. (Mezmurlar, 86:12-13)</text:span></text:p>
      <text:p text:style-name="P15"><text:span text:style-name="T1">…</text:span><text:span text:style-name="T7"> </text:span><text:span text:style-name="T3">Rab'be şükredin</text:span><text:span text:style-name="T1">, çünkü sevgisi sonsuza dek kalıcıdır! (2. Tarihler, 20:21) </text:span></text:p>
      <text:p text:style-name="P15"><text:span text:style-name="T3">Rab'be şükredin</text:span><text:span text:style-name="T1">, O'na yakarın, halklara duyurun yaptıklarını! O'nu ezgilerle, İlahilerle övün, bütün harikalarını anlatın! Kutsal adıyla övünün, sevinsin Rab'be yönelenler! (1. Tarihler, 16:8-10)</text:span></text:p>
      <text:p text:style-name="P15"><text:span text:style-name="T3">Rab'be şükretmek</text:span><text:span text:style-name="T1">, övgüler sunmak üzere </text:span><text:span text:style-name="T3">her sabah ve akşam</text:span><text:span text:style-name="T1"> tapınakta hazır bulunacaklardı. (1. Tarihler, 23:30)</text:span></text:p>
      <text:p text:style-name="P15"><text:span text:style-name="T1">Ya Rab, </text:span><text:span text:style-name="T3">Sana şükretmek</text:span><text:span text:style-name="T1">, ey yüceler yücesi, adını İlahilerle övmek, sabah sevgini, gece sadakatini… duyurmak ne güzel! (Mezmurlar, 92:1-3)</text:span></text:p>
      <text:p text:style-name="P15"><text:span text:style-name="T1">Ey doğrular, Rab'de sevinç bulun, kutsallığını anarak </text:span><text:span text:style-name="T3">O'na şükredin</text:span><text:span text:style-name="T1">! (Mezmurlar, 97:12)</text:span></text:p>
      <text:p text:style-name="P15"><text:span text:style-name="T1">Kapılarına şükranla, avlularına övgüyle girin! </text:span><text:span text:style-name="T3">Şükredin O'na</text:span><text:span text:style-name="T1">, adına övgüler sunun! Çünkü Rab iyidir, sevgisi sonsuzdur. Sadakati kuşaklar boyunca sürer. (Mezmurlar, 100:4-5)</text:span></text:p>
      <text:p text:style-name="P15"><text:span text:style-name="T3">Rab'be şükredin,</text:span><text:span text:style-name="T1"> O'na yakarın, halklara duyurun yaptıklarını! O'nu ezgilerle, İlahilerle övün, bütün harikalarını anlatın! (Mezmurlar, 105:1-2)</text:span></text:p>
      <text:p text:style-name="P15"><text:span text:style-name="T3">Şükredin Rab'be</text:span><text:span text:style-name="T1">, çünkü O iyidir, sevgisi sonsuzdur; (Mezmurlar, 136:1)</text:span></text:p>
      <text:p text:style-name="P15"><text:span text:style-name="T1">…</text:span><text:span text:style-name="T7"> </text:span><text:span text:style-name="T1">"</text:span><text:span text:style-name="T3">Ya Rab, Sana şükrederiz</text:span><text:span text:style-name="T1">… Allah kurtuluşumuzdur. O'na güvenecek, yılmayacağız. Çünkü Rab gücümüz ve ezgimizdir. O kurtardı bizi."… O gün diyeceksiniz ki, "</text:span><text:span text:style-name="T3">Rab'be şükredin,</text:span><text:span text:style-name="T1"> O'na yakarın, halklara duyurun yaptıklarını, adının yüce olduğunu duyurun! (Yeşaya, 12:1-4)</text:span></text:p>
      <text:p text:style-name="P15"><text:span text:style-name="T3">Halklar Sana şükretsin, ey Allah, bütün halklar Sana şükretsin</text:span><text:span text:style-name="T1">! Uluslar sevinsin, sevinçten çığlık atsın, çünkü Sen halkları adaletle yargılarsın, yeryüzündeki uluslara yol gösterirsin. (Mezmurlar, 67:3-4)</text:span></text:p>
      <text:p text:style-name="P15"><text:span text:style-name="T3">Övgüler sunun Rab'be!</text:span><text:span text:style-name="T1"> Övgüler sunun, ey Rab'bin kulları, Rab'bin adına övgüler sunun! (Mezmurlar, 113:1)</text:span></text:p>
      <text:p text:style-name="P22"><text:soft-page-break/></text:p>
      <text:h text:style-name="P47" text:outline-level="2">Tevrat'ta Allah'a Tevekkül Etmek</text:h>
      <text:p text:style-name="P15"><text:span text:style-name="T2">Rab benim gücüm, kalkanımdır, O'na yürekten güveniyor ve yardım görüyorum…</text:span><text:span text:style-name="T1"> (Mezmurlar, 28:7)</text:span></text:p>
      <text:p text:style-name="P15"><text:span text:style-name="T3">Rab'be güvenenler… sarsılmaz</text:span><text:span text:style-name="T1">, sonsuza dek durur. (Mezmurlar, 125:1)</text:span></text:p>
      <text:p text:style-name="P15"><text:span text:style-name="T1">Şöyle dedi: </text:span><text:span text:style-name="T2">"Rab benim gücüm, sığınağım, kurtarıcımdır, Allah'ım… O'na sığınırım, kalkanım, güçlü kurtarıcım, korunağım, sığınacak yerimdir.</text:span><text:span text:style-name="T1"> Kurtarıcım, zorbalıktan beni Sen kurtarırsın! (2. Samuel, 22:2-3)</text:span></text:p>
      <text:p text:style-name="P15"><text:span text:style-name="T1">İnsandan korkmak tuzaktır, ama </text:span><text:span text:style-name="T3">Rab'be güvenen güvenlikte olur</text:span><text:span text:style-name="T1">. (Süleyman'ın Özdeyişleri, 29:25)</text:span></text:p>
      <text:p text:style-name="P15"><text:span text:style-name="T1">İşte </text:span><text:span text:style-name="T2">Allah benim yardımcımdır, tek desteğim Rab'dir.</text:span><text:span text:style-name="T1"> (Mezmurlar, 54:4)</text:span></text:p>
      <text:p text:style-name="P15"><text:span text:style-name="T3">Rab benim ışığım, kurtuluşumdur, kimseden korkmam.</text:span><text:span text:style-name="T1"> </text:span><text:span text:style-name="T3">Rab yaşamımın kalesidir, kimseden yılmam</text:span><text:span text:style-name="T1">. Hasımlarım, düşmanlarım olan kötüler, beni yutmak için üzerime gelirken tökezleyip düşerler. Karşımda bir ordu konaklasa, kılım kıpırdamaz, bana karşı savaş açılsa, yine güvenimi yitirmem. (Mezmurlar, 27:1-3)</text:span></text:p>
      <text:p text:style-name="P15"><text:span text:style-name="T3">Sen Rab'be güven</text:span><text:span text:style-name="T1">… O senin içindeki istekleri yerine getirecektir. </text:span><text:span text:style-name="T3">Herşeyi Rab'be bırak, O'na güven, O gerekeni yapar</text:span><text:span text:style-name="T1">. (Mezmurlar, 37:3-5)</text:span></text:p>
      <text:p text:style-name="P15"><text:span text:style-name="T2">Rab'be umut bağla,</text:span><text:span text:style-name="T1"> O'nun yolunu tut… kötülerin kökünün kazındığını göreceksin. </text:span><text:span text:style-name="T2">Doğruların kurtuluşu Rab'den gelir, sıkıntılı günde onlara kale olur. Rab onlara yardım eder, kurtarır onları, </text:span><text:span text:style-name="T1">kötülerin elinden alıp özgür kılar, </text:span><text:span text:style-name="T2">çünkü Kendisi'ne sığınırlar.</text:span><text:span text:style-name="T1"> (Mezmurlar, 37:34, 39-40)</text:span></text:p>
      <text:p text:style-name="P15"><text:span text:style-name="T1">Öğüde kulak veren başarıya ulaşır, </text:span><text:span text:style-name="T3">Rab'be güvenen mutlu olur</text:span><text:span text:style-name="T1">. (Süleyman'ın Özdeyişleri, 16:20)</text:span></text:p>
      <text:p text:style-name="P15"><text:span text:style-name="T1">Açgözlü kavga çıkarır, </text:span><text:span text:style-name="T3">Rab'be güvenense bolluk içinde yaşar</text:span><text:span text:style-name="T1">. (Süleyman'ın Özdeyişleri, 28:25)</text:span></text:p>
      <text:p text:style-name="P15"><text:span text:style-name="T1">Allah kurtuluşumuzdur. </text:span><text:span text:style-name="T3">O'na güvenecek, yılmayacağız</text:span><text:span text:style-name="T1">. Çünkü </text:span><text:span text:style-name="T3">Rab gücümüz</text:span><text:span text:style-name="T1"> ve ezgimizdir. O kurtardı bizi. (Yeşaya, 12:2)</text:span></text:p>
      <text:p text:style-name="P15"><text:span text:style-name="T1">Sana güvendiği için düşüncelerinde sarsılmaz olanı tam bir esenlik içinde korursun. </text:span><text:span text:style-name="T3">Rab'be sonsuza dek güvenin</text:span><text:span text:style-name="T1">, çünkü Rab, evet </text:span><text:span text:style-name="T3">Rab sonsuza dek kalıcı</text:span><text:span text:style-name="T1"> güçtür. (Yeşaya, 26:3-4)</text:span></text:p>
      <text:p text:style-name="P15"><text:span text:style-name="T1">Egemen Rab… şöyle diyor: "Bana dönün, huzur bulun, kurtulursunuz. Kaygılanmayın, </text:span><text:span text:style-name="T3">Bana güvenin, güçlü olursunuz</text:span><text:span text:style-name="T1">. Ama bunu yapmak istemiyorsunuz." (Yeşaya, 30:15)</text:span></text:p>
      <text:p text:style-name="P15"><text:span text:style-name="T2">…</text:span><text:span text:style-name="T4"> </text:span><text:span text:style-name="T2">Karanlıkta yürüyen, ışığı olmayan, Rab'bin adına güvensin, Allah'ına dayansın.</text:span><text:span text:style-name="T1"> (Yeşaya, 50:10)</text:span></text:p>
      <text:p text:style-name="P15"><text:span text:style-name="T3">Ne mutlu Rab'be güvenen insana, güveni yalnız Rab olana</text:span><text:span text:style-name="T1">! Böylesi su kıyılarına dikilmiş ağaca benzer, köklerini akarsulara salar. Sıcak gelince korkmaz, yaprakları hep yeşildir. Kuraklık yılında kaygılanmaz, meyve vermekten geri durmaz. (Yeremya, 17:7-8)</text:span></text:p>
      <text:p text:style-name="P15"><text:span text:style-name="T1">Sana güçlü ve yürekli ol demedim mi? Korkma, yılma. Çünkü </text:span><text:span text:style-name="T3">Allah'ın Rab gideceğin her yerde seninle birlikte olacak</text:span><text:span text:style-name="T1">. (Yeşu, 1:9)</text:span></text:p>
      <text:p text:style-name="P15"><text:span text:style-name="T1">…</text:span><text:span text:style-name="T7"> </text:span><text:span text:style-name="T3">Allah yalnız sizinledir</text:span><text:span text:style-name="T1">, başkası, başka Allah yok. (Yeşaya, 45:14)</text:span></text:p>
      <text:p text:style-name="P15"><text:span text:style-name="T1">Yaşam diyarında Rab'bin iyiliğini göreceğimden kuşkum yok. </text:span><text:span text:style-name="T3">Umudunu Rab'be bağla</text:span><text:span text:style-name="T1">, güçlü ve yürekli ol; umudunu Rab'be bağla! (Mezmurlar, 27:13-14)</text:span></text:p>
      <text:p text:style-name="P15"><text:soft-page-break/><text:span text:style-name="T1">Seni seviyorum, </text:span><text:span text:style-name="T2">gücüm Sensin, ya Rab! Rab benim gücüm, sığınağım, kurtarıcımdır, Allah'ım, gücüm, sığınacak yerimdir, kalkanım, güçlü kurtarıcım, korunağımdır!</text:span><text:span text:style-name="T1"> Övgüye değer Rab'be seslenir, kurtulurum düşmanlarımdan. (Mezmurlar, 18:1-3)</text:span></text:p>
      <text:p text:style-name="P15"><text:span text:style-name="T1">Sıkıntı içinde Rab'be yakardım, yardıma çağırdım Allah'ımı. Rab… çıkardı beni derin sulardan. Beni zorlu düşmanımdan, benden nefret edenlerden kurtardı, çünkü onlar benden güçlüydü. Felaket günümde karşıma dikildiler, ama </text:span><text:span text:style-name="T3">Rab bana destek oldu. Beni huzura kavuşturdu, kurtardı;</text:span><text:span text:style-name="T1"> çünkü benden hoşnut kaldı. (Mezmurlar, 18:6, 16-19)</text:span></text:p>
      <text:p text:style-name="P16">Işığımın kaynağı Sensin, ya Rab, Allah'ım! Karanlığımı aydınlatırsın. (Mezmurlar, 18:28)</text:p>
      <text:p text:style-name="P15"><text:span text:style-name="T1">…</text:span><text:span text:style-name="T7"> </text:span><text:span text:style-name="T3">O Kendisi'ne sığınan herkesin kalkanıdır</text:span><text:span text:style-name="T1">. Var mı Rab'den başka Allah? </text:span><text:span text:style-name="T3">Allah'ımızdan başka güç var mı?</text:span><text:span text:style-name="T1"> Allah beni güçle donatır, yolumu kusursuz kılar. Bana zafer kalkanını bağışlarsın. Bastığım yerleri genişletirsin, burkulmaz bileklerim. (Mezmurlar, 18:30-32, 35-36)</text:span></text:p>
      <text:p text:style-name="P15"><text:span text:style-name="T1">Yücelsin </text:span><text:span text:style-name="T3">kurtarıcım Allah</text:span><text:span text:style-name="T1">! Düşmanlarımdan kurtarır… Zorbaların elinden alır. (Mezmurlar, 18:46, 48)</text:span></text:p>
      <text:p text:style-name="P15"><text:span text:style-name="T3">Ya Rab, Sana sığınıyorum</text:span><text:span text:style-name="T1">. Utandırma beni hiçbir zaman! Adaletinle kurtar beni!... Güçlü bir kale ol kurtulmam için!... Gücüm ve kalem Sensin, öncülük et, yol göster bana Kendi adın uğruna. Bana kurdukları tuzaktan uzak tut beni, çünkü </text:span><text:span text:style-name="T3">sığınağım Sensin. Ruhumu ellerine bırakıyorum</text:span><text:span text:style-name="T1">, Ya Rab, sadık Allah, kurtar beni. Değersiz putlara bel bağlayanlardan tiksinirim, Rab'be güvenirim ben. (Mezmurlar, 31:1-6)</text:span></text:p>
      <text:p text:style-name="P15"><text:span text:style-name="T1">Canım yalnız Allah'da huzur bulur, kurtuluşum O'ndan gelir. </text:span><text:span text:style-name="T3">Tek dayanağım, kurtuluşum, kalem O'dur, asla sarsılmam</text:span><text:span text:style-name="T1">… Ey canım, yalnız Allah'da huzur bul, çünkü umudum O'ndadır. Tek dayanağım, kurtuluşum, kalem O'dur, sarsılmam. Kurtuluşum ve onurum Allah'a bağlıdır…</text:span><text:span text:style-name="T3"> Sığınağım O'dur</text:span><text:span text:style-name="T1">. Ey halkım, </text:span><text:span text:style-name="T3">her zaman O'na güven</text:span><text:span text:style-name="T1">, içini dök O'na, çünkü </text:span><text:span text:style-name="T3">Allah sığınağımızdır</text:span><text:span text:style-name="T1">. (Mezmurlar, 62:1-2, 5-8)</text:span></text:p>
      <text:p text:style-name="P15"><text:span text:style-name="T1">Bense Allah'a seslenirim, </text:span><text:span text:style-name="T3">Rab kurtarır beni</text:span><text:span text:style-name="T1">… </text:span><text:span text:style-name="T3">Yükünü Rab'be bırak, O Sana destek olur.</text:span><text:span text:style-name="T1"> Asla izin vermez doğru insanın sarsılmasına. Ama Sen, ey Allah, ölüm çukuruna atacaksın kötüleri… Bense </text:span><text:span text:style-name="T3">Sana güveniyorum.</text:span><text:span text:style-name="T1"> (Mezmurlar, 55:16, 22-23)</text:span></text:p>
      <text:p text:style-name="P15"><text:span text:style-name="T1">…</text:span><text:span text:style-name="T7"> </text:span><text:span text:style-name="T1">Allah'ı </text:span><text:span text:style-name="T3">Rab'be güvendi</text:span><text:span text:style-name="T1">… Rab'be çok bağlıydı, O'nun yolundan ayrılmadı, Rab'bin Musa'ya vermiş olduğu buyrukları yerine getirdi. </text:span><text:span text:style-name="T3">Rab onunla birlikteydi. Yaptığı her işte başarılı oldu</text:span><text:span text:style-name="T1">... (2. Krallar, 18:5-7)</text:span></text:p>
      <text:p text:style-name="P15"><text:span text:style-name="T1">…</text:span><text:span text:style-name="T7"> </text:span><text:span text:style-name="T3">Ben Sana güveniyorum, ya Rab</text:span><text:span text:style-name="T1">, "Allah'ım Sensin!" diyorum. </text:span><text:span text:style-name="T3">Hayatım Senin elinde, kurtar beni</text:span><text:span text:style-name="T1"> düşmanlarımın pençesinden, ardıma düşenlerden. Yüzün kulunu aydınlatsın, sevgi göster, kurtar beni! İnsanların düzenlerine karşı, </text:span><text:span text:style-name="T3">koruyucu huzurunla üzerlerine kanat gerersin</text:span><text:span text:style-name="T1">… Rab'bi sevin, ey O'nun sadık kulları! </text:span><text:span text:style-name="T3">Rab Kendisi'ne bağlı olanları korur</text:span><text:span text:style-name="T1">… Ey Rab'be umut bağlayanlar, güçlü ve yürekli olun! (Mezmurlar, 31:14-16, 20-24)</text:span></text:p>
      <text:p text:style-name="P15"><text:span text:style-name="T3">Sığınağım Sensin, beni sıkıntıdan korur</text:span><text:span text:style-name="T1">, çevremi kurtuluş İlahileriyle kuşatırsın. (Mezmurlar, 32:7)</text:span></text:p>
      <text:p text:style-name="P15"><text:span text:style-name="T1">Kötülerin acısı çoktur, ama </text:span><text:span text:style-name="T3">Rab'be güvenenleri O'nun sevgisi kuşatır</text:span><text:span text:style-name="T1">. Ey doğru insanlar, sevinç kaynağınız Rab olsun, coşun; ey yüreği temiz olanlar, hepiniz sevinç çığlıkları atın! (Mezmurlar, 32:10-11)</text:span></text:p>
      <text:p text:style-name="P15"><text:span text:style-name="T1">…</text:span><text:span text:style-name="T7"> </text:span><text:span text:style-name="T1">Ve Rab'be güvenecekler. </text:span><text:span text:style-name="T3">Ne mutlu Rab'be güvenen insana</text:span><text:span text:style-name="T1">, gururluya, yalana sapana ilgi duymayana. (Mezmurlar, 40:3-4)</text:span></text:p>
      <text:p text:style-name="P15"><text:span text:style-name="T1">Ne olur, ya Rab, kurtar beni! Yardımıma koş, ya Rab!... </text:span><text:span text:style-name="T3">Yardımcım ve kurtarıcım Sensin</text:span><text:span text:style-name="T1">… Ey Allah'ım! (Mezmurlar, 40:13, 17)</text:span></text:p>
      <text:p text:style-name="P15"><text:soft-page-break/><text:span text:style-name="T1">…</text:span><text:span text:style-name="T7"> </text:span><text:span text:style-name="T3">Rab kurtarır</text:span><text:span text:style-name="T1"> onu kötü günde. </text:span><text:span text:style-name="T3">Korur Rab, </text:span><text:span text:style-name="T1">yaşatır onu, ülkede mutlu kılar… </text:span><text:span text:style-name="T3">Destek olur Rab</text:span><text:span text:style-name="T1"> ona yatağa düşünce; hastalandığında sağlığa kavuşturur onu (Mezmurlar, 41:1-3)</text:span></text:p>
      <text:p text:style-name="P15"><text:span text:style-name="T1">…</text:span><text:span text:style-name="T7"> </text:span><text:span text:style-name="T1">Ben yayıma güvenmem, kılıcım da beni kurtarmaz; </text:span><text:span text:style-name="T3">ancak Sensin bizi düşmanlarımızdan kurtaran</text:span><text:span text:style-name="T1">... (Mezmurlar, 44:6-7)</text:span></text:p>
      <text:p text:style-name="P15"><text:span text:style-name="T1">Allah'ı unutan herkesin sonu böyledir, </text:span><text:span text:style-name="T3">Allah'sız insanın umudu böyle yok olur. Onun güvendiği şey kırılır,</text:span><text:span text:style-name="T1"> dayanağı ise bir örümcek ağıdır. Örümcek ağına yaslanır, ama ağ çöker, ona tutunur, ama ağ taşımaz. (Eyüp, 8:13-15)</text:span></text:p>
      <text:p text:style-name="P15"><text:span text:style-name="T3">Rab ezilenler için bir sığınak, sıkıntılı günlerde bir kaledir</text:span><text:span text:style-name="T1">. Seni tanıyanlar </text:span><text:span text:style-name="T3">Sana güvenir</text:span><text:span text:style-name="T1">, çünkü Sana yönelenleri hiç terk etmedin, ya Rab. (Mezmurlar, 9:9-10)</text:span></text:p>
      <text:p text:style-name="P15"><text:span text:style-name="T1">Gözümü Rab'den ayırmam, sağımda durduğu için </text:span><text:span text:style-name="T3">sarsılmam.</text:span><text:span text:style-name="T1"> Bu nedenle içim sevinç dolu, yüreğim coşuyor, </text:span><text:span text:style-name="T3">bedenim güven içinde</text:span><text:span text:style-name="T1">… Yaşam yolunu bana bildirirsin. Bol sevinç vardır Senin huzurunda, sağ elinden mutluluk eksilmez. (Mezmurlar, 16:8-11)</text:span></text:p>
      <text:p text:style-name="P15"><text:span text:style-name="T1">Bazıları savaş arabalarına, bazıları atlarına güvenir, bizse </text:span><text:span text:style-name="T3">Allah'ımız Rab'be güveniriz</text:span><text:span text:style-name="T1">. Onlar çöküyor, düşüyorlar; bizse kalkıyor, dimdik duruyoruz. (Mezmurlar, 20:7-8)</text:span></text:p>
      <text:p text:style-name="P15"><text:span text:style-name="T1">…</text:span><text:span text:style-name="T7"> </text:span><text:span text:style-name="T3">Rab'be güvenir</text:span><text:span text:style-name="T1">, Yüceler Yücesi'nin sevgisi sayesinde </text:span><text:span text:style-name="T3">sarsılmaz.</text:span><text:span text:style-name="T1"> (Mezmurlar, 21:7)</text:span></text:p>
      <text:p text:style-name="P15"><text:span text:style-name="T1">Karanlık ölüm vadisinden geçsem bile, </text:span><text:span text:style-name="T3">kötülükten korkmam. Çünkü Sen benimlesin.</text:span><text:span text:style-name="T1"> Çomağın, değneğin güven verir bana… Ömrüm boyunca yalnız iyilik ve sevgi izleyecek beni, hep Rab'bin evinde oturacağım. (Mezmurlar, 23:4-6)</text:span></text:p>
      <text:p text:style-name="P15"><text:span text:style-name="T1">Ya Rab, bütün varlığımla Sana yaklaşıyorum, ey Allah'ım, </text:span><text:span text:style-name="T3">Sana güveniyorum</text:span><text:span text:style-name="T1">… Sana umut bağlayan hiç kimse utanca düşmez; nedensiz hainlik edenler utanır… </text:span><text:span text:style-name="T3">Çünkü beni kurtaran Allah Sensin. Bütün gün umudum Sen'de</text:span><text:span text:style-name="T1">. (Mezmurlar, 25:1-5)</text:span></text:p>
      <text:p text:style-name="P15"><text:span text:style-name="T2">…</text:span><text:span text:style-name="T4"> </text:span><text:span text:style-name="T2">Sarsılmadan Rab'be güvendim.</text:span><text:span text:style-name="T1"> (Mezmurlar, 26:1)</text:span></text:p>
      <text:p text:style-name="P15"><text:span text:style-name="T1">Esenlik içinde yatar uyurum, çünkü </text:span><text:span text:style-name="T3">yalnız Sen, ya Rab, güvenlik içinde tutarsın beni</text:span><text:span text:style-name="T1">. (Mezmurlar, 4:8)</text:span></text:p>
      <text:p text:style-name="P15"><text:span text:style-name="T1">…</text:span><text:span text:style-name="T7"> </text:span><text:span text:style-name="T3">Allah'ınız Rab'be güvenin, güvenlikte olursunuz</text:span><text:span text:style-name="T1">. O'nun peygamberlerine güvenin, başarılı olursunuz." (2. Tarihler, 20:20)</text:span></text:p>
      <text:p text:style-name="P15"><text:span text:style-name="T1">İşte bu adam, Allah'a sığınmak istemedi… Ama ben Allah'ın evinde yeşeren zeytin ağacı gibiyim, </text:span><text:span text:style-name="T3">sonsuza dek Allah'ın sevgisine güvenirim. </text:span><text:span text:style-name="T1">(Mezmurlar, 52:7-8)</text:span></text:p>
      <text:p text:style-name="P15"><text:span text:style-name="T1">Sana güvenirim korktuğum zaman. Allah'a, sözünü övdüğüm </text:span><text:span text:style-name="T3">Allah'a güvenirim ben, korkmam</text:span><text:span text:style-name="T1">. İnsan bana ne yapabilir?… Biliyorum, Allah benden yana. (Mezmurlar, 56: 3-4, 9)</text:span></text:p>
      <text:p text:style-name="P15"><text:span text:style-name="T1">Sözünü övdüğüm Allah'a, sözünü övdüğüm </text:span><text:span text:style-name="T3">Rab'be, Allah'a güvenirim ben, korkmam</text:span><text:span text:style-name="T1">; insan bana ne yapabilir?... Çünkü canımı ölümden kurtardın, ayaklarımı tökezlemekten korudun; işte yaşam ışığında, Allah huzurunda yürüyorum. (Mezmurlar, 56: 10-13)</text:span></text:p>
      <text:p text:style-name="P15"><text:span text:style-name="T1">…</text:span><text:span text:style-name="T7"> </text:span><text:span text:style-name="T1">Allah'ı Rab'be, "Ya Rab, güçlünün karşısında güçsüze yardım edebilecek Sen'den başka kimse yoktur" diye yakardı, "Ey Allah'ımız Rab, </text:span><text:span text:style-name="T3">bize yardım et, çünkü Sana güveniyoruz</text:span><text:span text:style-name="T1">. Senin adınla bu kalabalığa karşı çıktık. Ya Rab, Sen bizim Allah'ımızsın…" (2. Tarihler, 14:11)</text:span></text:p>
      <text:p text:style-name="P15"><text:span text:style-name="T1">Biri kalkıp seni öldürmek amacıyla ardına düşerse, </text:span><text:span text:style-name="T3">yaşamını Allah'ın Rab güven altında tutacaktır</text:span><text:span text:style-name="T1">; düşmanlarını sapanla taş atar gibi fırlatıp atacaktır. (1. Samuel, 25:29)</text:span></text:p>
      <text:p text:style-name="P15"><text:soft-page-break/><text:span text:style-name="T1">Beklenmedik felaketten, ya da kötülerin uğradığı yıkımdan korkma. Çünkü </text:span><text:span text:style-name="T3">senin güvencen Rab'dir</text:span><text:span text:style-name="T1">, tuzağa düşmekten seni O koruyacaktır. (Süleyman'ın Özdeyişleri, 3:25-26)</text:span></text:p>
      <text:p text:style-name="P15"><text:span text:style-name="T1">Rab benden yana, korkmam; insan bana ne yapabilir? </text:span><text:span text:style-name="T2">Rab benden yana, benim yardımcım… Rab'be sığınmak, insana güvenmekten iyidir. Rab'be sığınmak, soylulara güvenmekten iyidir…</text:span><text:span text:style-name="T1"> İtilip kakıldım, düşmek üzereydim, ama </text:span><text:span text:style-name="T2">Rab yardım etti bana</text:span><text:span text:style-name="T1">. Rab gücüm ve ezgimdir, O kurtardı beni. (Mezmurlar, 118:6-9, 13-14)</text:span></text:p>
      <text:p text:style-name="P15"><text:span text:style-name="T1">…</text:span><text:span text:style-name="T7"> </text:span><text:span text:style-name="T3">Rab'be güven, O'dur yardımcınız ve kalkanınız</text:span><text:span text:style-name="T1">! Ey Rab'den korkanlar, Rab'be güvenin, O'dur yardımcınız ve kalkanınız! (Mezmurlar, 115:9, 11)</text:span></text:p>
      <text:p text:style-name="P15"><text:span text:style-name="T3">Kötü haberden korkmaz, yüreği sarsılmaz, Rab'be güvenir</text:span><text:span text:style-name="T1">. Gözü pektir, korku nedir bilmez… (Mezmurlar, 112:7-8)</text:span></text:p>
      <text:p text:style-name="P15"><text:span text:style-name="T1">Çünkü Rab Allah bir güneş, </text:span><text:span text:style-name="T3">bir kalkandır</text:span><text:span text:style-name="T1">. Lütuf ve yücelik sağlar; dürüstçe yaşayanlardan hiçbir iyiliği esirgemez. Ey herşeye egemen Rab, </text:span><text:span text:style-name="T3">ne mutlu Sana güvenen insana</text:span><text:span text:style-name="T1">! (Mezmurlar, 84:11-12)</text:span></text:p>
      <text:p text:style-name="P15"><text:span text:style-name="T3">Allah'a güven duysunlar,</text:span><text:span text:style-name="T1"> Allah'ın yaptıklarını unutmasınlar, O'nun buyruklarını yerine getirsinler; ataları gibi inatçı, başkaldırıcı, yüreği kararsız, Allah'a sadakatsiz bir kuşak olmasınlar. (Mezmurlar, 78:7-8)</text:span></text:p>
      <text:p text:style-name="P15"><text:span text:style-name="T1">Ya Rab, Sana sığınıyorum… Sığınacak gücüm ol, her zaman başvurabileceğim… Çünkü </text:span><text:span text:style-name="T3">gücüm ve kalem Sensin</text:span><text:span text:style-name="T1">. Ey Allah'ım, kurtar beni kötünün elinden, haksızın, gaddarın pençesinden! Çünkü umudum Sensin, ey Egemen Rab, </text:span><text:span text:style-name="T3">gençliğimden beri dayanağım Sensin. Doğduğum günden beri Sana güveniyorum</text:span><text:span text:style-name="T1">, beni ana rahminden çıkaran Sensin. Övgülerim hep Sana'dır. Birçokları için iyi bir örnek oldum, çünkü </text:span><text:span text:style-name="T3">Sen güçlü sığınağımsın.</text:span><text:span text:style-name="T1"> (Mezmurlar, 91:1-7, 9-16)</text:span></text:p>
      <text:p text:style-name="P15"><text:span text:style-name="T1">Beklenmedik felaketten ya da kötülerin uğradığı yıkımdan korkma. Çünkü </text:span><text:span text:style-name="T3">Senin güvencen Rab'</text:span><text:span text:style-name="T1">d</text:span><text:span text:style-name="T3">ir</text:span><text:span text:style-name="T1">... (Süleyman'ın Özdeyişleri, 3:25-26)</text:span></text:p>
      <text:p text:style-name="P16">Sana güçlü ve yürekli ol demedim mi? Korkma, yılma. Çünkü Allah'ın Rab gideceğin her yerde seninle birlikte olacak. (Yeşu, 1:9)</text:p>
      <text:p text:style-name="P15"><text:span text:style-name="T1">Kuvvetli olun ve yürekli olun, korkmayın ve onların yüzlerinden yılmayın, çünkü </text:span><text:span text:style-name="T3">seninle beraber yürüyen Allah'ın Rab'dir</text:span><text:span text:style-name="T1">, seni boşa çıkarmaz ve seni bırakmaz. (Yasa'nın Tekrarı, 31:6)</text:span></text:p>
      <text:p text:style-name="P15"><text:span text:style-name="T1">Ve senin önünde yürüyen Rab'dir. </text:span><text:span text:style-name="T3">O seninle olacak</text:span><text:span text:style-name="T1">, seni boşa çıkarmaz ve </text:span><text:span text:style-name="T3">seni bırakmaz, korkma ve yılgınlığa düşme</text:span><text:span text:style-name="T1">. (Yasa'nın Tekrarı, 31:8)</text:span></text:p>
      <text:p text:style-name="P16">Güçlü ve yürekli olun!... Korkmayın, yılmayın. Çünkü bizimle olan (Allah) onunla olandan daha üstündür. (2. Tarihler, 32:7)</text:p>
      <text:p text:style-name="P15"><text:span text:style-name="T1">Yüceler Yücesi'nin barınağında oturan, Herşeye Gücü Yeten'in gölgesinde barınır. "O benim sığınağım, kalemdir" derim Rab için, "</text:span><text:span text:style-name="T3">Allah'ımdır, O'na güvenirim</text:span><text:span text:style-name="T1">." Çünkü O seni avcı tuzağından, ölümcül hastalıktan kurtarır. Seni kanatlarının altına alır, onların altına sığınırsın. O'nun sadakati senin kalkanın, siperin olur. Ne gecenin dehşetinden korkarsın, ne gündüz uçan oktan, ne karanlıkta dolaşan hastalıktan, ne de öğleyin yok eden kırgından… </text:span><text:span text:style-name="T3">Sen Rab'bi kendine sığınak, Yüceler Yücesi'ni konut edindiğin için, başına kötülük gelmeyecek, çadırına felaket yaklaşmayacak</text:span><text:span text:style-name="T1">. Çünkü Allah meleklerine buyruk verecek, gideceğin her yerde seni korusunlar diye. Elleri üzerinde taşıyacaklar seni, ayağın bir taşa çarpmasın diye. Aslanın, kobranın üzerine basıp geçeceksin, genç aslanı, yılanı çiğneyeceksin. "</text:span><text:span text:style-name="T3">Beni sevdiği için onu kurtaracağım</text:span><text:span text:style-name="T1">" diyor Rab, "</text:span><text:span text:style-name="T3">Beni iyi tanıdığı için ona kale olacağım</text:span><text:span text:style-name="T1">. Bana seslenince onu yanıtlayacağım, </text:span><text:soft-page-break/><text:span text:style-name="T3">sıkıntıda onun yanında olacağım</text:span><text:span text:style-name="T1">, kurtarıp yücelteceğim onu. Onu uzun ömürle doyuracak, ona kurtarışımı göstereceğim." </text:span></text:p>
      <text:p text:style-name="P15"><text:span text:style-name="T1">O zaman sıkıntı içinde </text:span><text:span text:style-name="T3">Rab'be yakardılar</text:span><text:span text:style-name="T1">, Rab kurtardı onları dertlerinden. (Mezmurlar, 107:6)</text:span></text:p>
      <text:p text:style-name="P15"><text:span text:style-name="T1">Sıkıntı içinde </text:span><text:span text:style-name="T3">Rab'be seslendim</text:span><text:span text:style-name="T1">; yanıtladı, rahata kavuşturdu beni. (Mezmurlar 118:5)</text:span></text:p>
      <text:p text:style-name="P16">Doğrular yakarır; Rab... bütün sıkıntılarından kurtarır onları. (Mezmurlar, 34:17)</text:p>
      <text:p text:style-name="P15"><text:span text:style-name="T2">Allah sığınağımız ve gücümüzdür...</text:span><text:span text:style-name="T1"> (Mezmurlar, 46:1)</text:span></text:p>
      <text:p text:style-name="P15"><text:span text:style-name="T3">Yapacağın işleri Rab'be emanet et</text:span><text:span text:style-name="T1">, o zaman tasarıların gerçekleşir. Rab herşeyi amacına uygun yapar.. (Süleyman'ın Özdeyişleri, 16:3-4)</text:span></text:p>
      <text:p text:style-name="P16">Allah'ı unutan herkesin sonu böyledir, Allah'sız insanın umudu böyle yok olur. Onun güvendiği şey kırılır, dayanağı ise bir örümcek ağıdır. Örümcek ağına yaslanır, ama ağ çöker, ona tutunur, ama ağ taşımaz. (Eyüp, 8:13-15)</text:p>
      <text:p text:style-name="P22"/>
      <text:h text:style-name="P47" text:outline-level="2">Tevrat'ta Allah'ın Emirlerine Uymak</text:h>
      <text:p text:style-name="P15"><text:span text:style-name="T1">Allah'ınız </text:span><text:span text:style-name="T3">Rab'bin size buyurduklarına uymaya özen gösterin</text:span><text:span text:style-name="T1">. </text:span><text:span text:style-name="T3">Onlardan sağa sola sapmayın.</text:span><text:span text:style-name="T1"> Allah'ınız Rab'bin size </text:span><text:span text:style-name="T3">buyurduğu yollarda yürüyün</text:span><text:span text:style-name="T1">. Öyle ki, mülk edineceğiniz ülkede sağ kalasınız, başarılı ve uzun ömürlü olasınız. (Yasa'nın Tekrarı, 5:32-33)</text:span></text:p>
      <text:p text:style-name="P15"><text:span text:style-name="T1">Keşke Benden korksalardı ve </text:span><text:span text:style-name="T3">bütün buyruklarıma uymak için her zaman yürekten istekli olsalardı</text:span><text:span text:style-name="T1">! O zaman kendilerine ve çocuklarına sürekli iyilik gelirdi. (Yasa'nın Tekrarı, 5:29)</text:span></text:p>
      <text:p text:style-name="P15"><text:span text:style-name="T1">Allah'ınız </text:span><text:span text:style-name="T3">Rab'bin buyruklarına, size verdiği yasalara, kurallara uymaya dikkat edeceksiniz.</text:span><text:span text:style-name="T1"> Rab'bin gözünde iyi ve doğru olanı yapacaksınız. Öyle ki, üzerinize iyilik gelsin, Rab'bin atalarınıza ant içerek söz verdiği verimli ülkeyi mülk edinesiniz. (Yasa'nın Tekrarı, 6:17-18)</text:span></text:p>
      <text:p text:style-name="P15"><text:span text:style-name="T1">Sürekli üzerimize iyilik gelmesi ve bugün olduğu gibi sağ kalmamız için Allah'ımız </text:span><text:span text:style-name="T3">Rab bütün bu kurallara uymamızı </text:span><text:span text:style-name="T1">ve Kendisi'nden korkmamızı</text:span><text:span text:style-name="T3"> buyurdu</text:span><text:span text:style-name="T1">. Allah'ımız Rab'bin önünde, verdiği bu </text:span><text:span text:style-name="T3">buyruklara uymaya dikkat edersek</text:span><text:span text:style-name="T1">, bunu bize doğruluk sayacaktır. (Yasa'nın Tekrarı, 6:24-25)</text:span></text:p>
      <text:p text:style-name="P15"><text:span text:style-name="T1">…</text:span><text:span text:style-name="T7"> </text:span><text:span text:style-name="T3">Buyruklarına uyup uymayacağınızı</text:span><text:span text:style-name="T1">, amacınızın ne olduğunu öğrenmek için sizi sıkıntılara sokarak sınadı. (Yasa'nın Tekrarı, 8:2)</text:span></text:p>
      <text:p text:style-name="P15"><text:span text:style-name="T3">Benim kurallarımı yerine getirecek, ilkelerime göre yaşayacaksınız</text:span><text:span text:style-name="T1">. Allah'ınız Rab Benim. </text:span><text:span text:style-name="T3">Kurallarıma, ilkelerime sarılın</text:span><text:span text:style-name="T1">. Çünkü onları yerine getiren onlar sayesinde yaşayacaktır. Rab Benim. (Levililer, 18:4-5)</text:span></text:p>
      <text:p text:style-name="P15"><text:span text:style-name="T1">…</text:span><text:span text:style-name="T7"> </text:span><text:span text:style-name="T1">Dönün! </text:span><text:span text:style-name="T3">İsyanlarınızdan dönün</text:span><text:span text:style-name="T1">! Günahın sizi yıkıma sürüklemesine izin vermeyin. </text:span><text:span text:style-name="T3">İsyanlarınızı kendinizden uzaklaştırın</text:span><text:span text:style-name="T1">. Yeni bir yürek, yeni bir ruh edinin… (Hezekiel, 18:30-31)</text:span></text:p>
      <text:p text:style-name="P15"><text:span text:style-name="T1">…</text:span><text:span text:style-name="T7"> </text:span><text:span text:style-name="T1">Mısır'dan çıkardığın halkın yoldan çıktı. </text:span><text:span text:style-name="T3">Onlara buyurduğum yoldan hemen saptılar.</text:span><text:span text:style-name="T1"> Kendilerine dökme bir put yaptılar. Sonra Rab bana… </text:span><text:span text:style-name="T3">"İşte dikbaşlı bir halk</text:span><text:span text:style-name="T1">!... Onları yok edeyim; adlarını da göğün altından sileyim…" (Yasa'nın Tekrarı, 9:12-14)</text:span></text:p>
      <text:p text:style-name="P15"><text:span text:style-name="T1">…</text:span><text:span text:style-name="T7"> </text:span><text:span text:style-name="T1">Sizse Allah'ınız </text:span><text:span text:style-name="T3">Rab'bin buyruğuna karşı geldiniz</text:span><text:span text:style-name="T1">. O'na güvenmediniz, </text:span><text:span text:style-name="T3">sözüne kulak vermediniz. </text:span><text:span text:style-name="T1">Sizi tanıdığım günden bu yana </text:span><text:span text:style-name="T3">Rab'be sürekli karşı geldiniz. </text:span><text:span text:style-name="T1">(Yasa'nın Tekrarı, 9:23-24)</text:span></text:p>
      <text:p text:style-name="P15"><text:soft-page-break/><text:span text:style-name="T1">Yüreklerinizi Rab'be adayın, </text:span><text:span text:style-name="T3">bundan böyle dikbaşlı olmayın</text:span><text:span text:style-name="T1">. Çünkü Allah'ınız Rab… Ulu, güçlü, heybetli Allah'tır. (Yasa'nın Tekrarı, 10:16-17)</text:span></text:p>
      <text:p text:style-name="P15"><text:span text:style-name="T1">…</text:span><text:span text:style-name="T7"> </text:span><text:span text:style-name="T1">O, sizi Mısır'dan çıkaran, köle olduğunuz ülkeden kurtaran Allah'ınız Rab'be karşı gelmeye kışkırttı. Allah'ınız </text:span><text:span text:style-name="T3">Rab'bin yürümenizi buyurduğu yoldan sizi saptırmaya çalıştı</text:span><text:span text:style-name="T1">. Aranızdaki kötülüğü ortadan kaldırmalısınız. (Yasa'nın Tekrarı, 13:5)</text:span></text:p>
      <text:p text:style-name="P15"><text:span text:style-name="T1">…</text:span><text:span text:style-name="T7"> </text:span><text:span text:style-name="T1">Allah'ı Rab'den korkmayı, </text:span><text:span text:style-name="T3">bu yasanın bütün sözlerine ve kurallarına uymayı öğrensin</text:span><text:span text:style-name="T1">; kendini kardeşlerinden üstün saymasın, </text:span><text:span text:style-name="T3">yasanın dışına çıkmasın</text:span><text:span text:style-name="T1">… (Yasa'nın Tekrarı, 17:19-20)</text:span></text:p>
      <text:p text:style-name="P15"><text:span text:style-name="T1">Bugün Allah'ınız </text:span><text:span text:style-name="T3">Rab bu kurallara, ilkelere uymanızı buyuruyor</text:span><text:span text:style-name="T1">. </text:span><text:span text:style-name="T3">Onlara bütün yüreğinizle, canınızla uymaya dikkat edin. </text:span><text:span text:style-name="T1">Bugün Rab'bin Allah'ınız olduğunu, O'nun yollarında yürüyeceğinizi, kurallarına, buyruklarına, ilkelerine uyacağınızı, </text:span><text:span text:style-name="T3">O'nun sözünü dinleyeceğinizi açıkladınız</text:span><text:span text:style-name="T1">... </text:span><text:span text:style-name="T3">Bütün buyruklarına uyacaksınız</text:span><text:span text:style-name="T1">. (Yasa'nın Tekrarı, 26:16-18)</text:span></text:p>
      <text:p text:style-name="P15"><text:span text:style-name="T1">Bu yasanın </text:span><text:span text:style-name="T3">sözlerine uymayan ve onları onaylamayana lanet olsun</text:span><text:span text:style-name="T1">! Bütün halk, "Amin!" diyecek. (Yasa'nın Tekrarı, 27:26)</text:span></text:p>
      <text:p text:style-name="P15"><text:span text:style-name="T1">"</text:span><text:span text:style-name="T3">Akılsızca davrandın</text:span><text:span text:style-name="T1">" dedi, "Allah'ın Rab'bin sana verdiği </text:span><text:span text:style-name="T3">buyruğa uymadın</text:span><text:span text:style-name="T1">…" (1. Samuel, 13:13)</text:span></text:p>
      <text:p text:style-name="P15"><text:span text:style-name="T2">"… Başkaldırma, falcılık kadar günahtır ve dikbaşlılık, putperestlik kadar kötüdür. </text:span><text:span text:style-name="T1">Sen</text:span><text:span text:style-name="T2"> Rab'bin buyruğunu reddettiğin için, </text:span><text:span text:style-name="T1">Rab de senin kral olmanı reddetti." (1. Samuel, 15:22-23)</text:span></text:p>
      <text:p text:style-name="P15"><text:span text:style-name="T1">Defalarca azarlandığı halde </text:span><text:span text:style-name="T3">dikbaşlılık eden, ansızın yıkıma uğrayacak</text:span><text:span text:style-name="T1">, çare yok. (Süleyman'ın Özdeyişleri, 29:1)</text:span></text:p>
      <text:p text:style-name="P15"><text:span text:style-name="T2">…</text:span><text:span text:style-name="T4"> </text:span><text:span text:style-name="T2">Siz dikbaşlı bir halksınız… Rab'be sürekli karşı geldiniz.</text:span><text:span text:style-name="T1"> (Yasa'nın Tekrarı, 9:6-7)</text:span></text:p>
      <text:p text:style-name="P15"><text:span text:style-name="T3">Söz dinlemek istemediler</text:span><text:span text:style-name="T1">, aralarında yaptığın harikaları unuttular. </text:span><text:span text:style-name="T3">Dikbaşlılık ettiler</text:span><text:span text:style-name="T1">, eski kölelik yaşamlarına dönmek için </text:span><text:span text:style-name="T3">kendilerine bir önder bularak başkaldırdılar</text:span><text:span text:style-name="T1">. Ama Sen bağışlayan, iyilik yapan, acıyan… Sevgisi engin Allah'sın. Onları terk etmedin. (Nehemya, 9:17)</text:span></text:p>
      <text:p text:style-name="P15"><text:span text:style-name="T1">Ama Allah'ınız </text:span><text:span text:style-name="T2">Rab'bin sözünü dinlemez, bugün size ilettiğim buyrukların, kuralların hepsine uymazsanız, şu lanetler üzerinize gelecek ve size ulaşacak:</text:span><text:span text:style-name="T1"> "Kentte de tarlada da lanetli olacaksınız. Sepetiniz ve hamur tekneniz lanetli olacak. Rahminizin meyvesi, toprağınızın ürünü, sığırlarınızın buzağıları, sürülerinizin kuzuları lanetli olacak. İçeri girdiğinizde lanetli olacaksınız; dışarı çıktığınızda da lanetli olacaksınız. </text:span><text:span text:style-name="T2">Rab'be sırt çevirmekle yaptığınız kötülükler yüzünden</text:span><text:span text:style-name="T1"> el attığınız her işte O sizi lanete uğratacak, şaşkına çevirecek... Sonunda üzerinize yıkım gelecek ve çabucak yok olacaksınız. Rab, mülk edinmek için gideceğiniz ülkede sizi yok edinceye dek salgın hastalıkla cezalandıracak. (Yasa'nın Tekrarı, 28:15-21)</text:span></text:p>
      <text:p text:style-name="P15"><text:span text:style-name="T1">Bu kitapta yazılı </text:span><text:span text:style-name="T2">yasanın bütün sözlerine uymaz, Allah'ınız Rab'bin yüce ve heybetli adından korkmazsanız, Rab sizi ve soyunuzu korkunç belalarla, büyük ve sürekli belalarla, ağır, iyileşmez hastalıklarla vuracak.</text:span><text:span text:style-name="T1"> Sizi ürküten Mısır'ın bütün hastalıklarını yeniden başınıza getirecek; size yapışacaklar. Siz yok oluncaya dek Rab bu Yasa Kitabı'nda yazılmamış her türlü hastalığı ve belayı da başınıza getirecek. (Yasa'nın Tekrarı, 28:58-61)</text:span></text:p>
      <text:p text:style-name="P15"><text:span text:style-name="T1">Çünkü sizin </text:span><text:span text:style-name="T3">başkaldıran, dikbaşlı kişiler</text:span><text:span text:style-name="T1"> olduğunuzu biliyorum. Bugün ben sağken, aranızdayken bile </text:span><text:span text:style-name="T3">Rab'be karşı geliyorsunuz</text:span><text:span text:style-name="T1">; ölümümden sonra daha ne kadar çok başkaldıracaksınız. (Yasa'nın Tekrarı, 31:27)</text:span></text:p>
      <text:p text:style-name="P15"><text:span text:style-name="T1">Rab, "</text:span><text:span text:style-name="T3">Vay haline bu dikbaşlı soyun</text:span><text:span text:style-name="T1">!" diyor… "Günah üstüne günah işliyorlar." (Yeşaya, 30:1)</text:span></text:p>
      <text:p text:style-name="P15"><text:soft-page-break/><text:span text:style-name="T2">…</text:span><text:span text:style-name="T4"> </text:span><text:span text:style-name="T2">Sana karşı çıkanlar hiçe sayılıp yok olacak.</text:span><text:span text:style-name="T1"> (Yeşaya, 41:11)</text:span></text:p>
      <text:p text:style-name="P15"><text:span text:style-name="T1">Hepsi de </text:span><text:span text:style-name="T3">çok dikbaşlı</text:span><text:span text:style-name="T1">… Tunç kadar, demir kadar katıdırlar. Hepsi baştan çıkmıştır. (Yeremya, 6:28)</text:span></text:p>
      <text:p text:style-name="P15"><text:span text:style-name="T1">Ne var ki, onlar </text:span><text:span text:style-name="T3">sözümü dinlemediler</text:span><text:span text:style-name="T1">, kulak asmadılar. </text:span><text:span text:style-name="T3">Dikbaşlılık ederek Beni dinlemediler</text:span><text:span text:style-name="T1">, yola gelmek istemediler. (Yeremya, 17:23)</text:span></text:p>
      <text:p text:style-name="P15"><text:span text:style-name="T1">…</text:span><text:span text:style-name="T7"> </text:span><text:span text:style-name="T1">Herşeye egemen Rab diyor ki, "İşte bu kente ve çevresindeki köylere sözünü ettiğim bütün felaketleri getireceğim. </text:span><text:span text:style-name="T3">Çünkü dikbaşlılık edip sözümü dinlemediler</text:span><text:span text:style-name="T1">." (Yeremya, 19:15)</text:span></text:p>
      <text:p text:style-name="P15"><text:span text:style-name="T1">…</text:span><text:span text:style-name="T7"> </text:span><text:span text:style-name="T1">Onlar ve ataları bugüne kadar </text:span><text:span text:style-name="T3">Bana karşı geldiler</text:span><text:span text:style-name="T1">. </text:span><text:span text:style-name="T3">Bu halk dikbaşlı ve inatçıdır</text:span><text:span text:style-name="T1">. Seni onlara gönderiyorum. Onlara, "Egemen Rab şöyle diyor" diyeceksin. Bu </text:span><text:span text:style-name="T3">asi halk</text:span><text:span text:style-name="T1"> seni ister dinlesin, ister dinlemesin, yine de aralarında bir peygamber olduğunu bilecektir. Sen, ey insanoğlu, onlardan ve sözlerinden korkma! Çevrende çalılar, dikenler olsa, akrepler arasında yaşasan bile korkma. </text:span><text:span text:style-name="T3">Asi bir halk olsalar bile, onların söyleyeceklerinden korkma, onlar yüzünden yılgınlığa düşme</text:span><text:span text:style-name="T1">. </text:span><text:span text:style-name="T3">Seni ister dinlesinler, ister dinlemesinler,</text:span><text:span text:style-name="T1"> </text:span><text:span text:style-name="T3">onlara sözlerimi söyleyeceksin. Çünkü onlar asi bir halktır</text:span><text:span text:style-name="T1">. (Hezekiel, 2:3-7)</text:span></text:p>
      <text:p text:style-name="P15"><text:span text:style-name="T1">"… Her ne kadar </text:span><text:span text:style-name="T3">asi bir halksalar da onlardan korkma, yılma</text:span><text:span text:style-name="T1">." Bana, "Ey insanoğlu, iyice dinle ve sana söyleyeceklerimi yüreğine yerleştir" dedi. Şimdi sürgünde yaşayan halkına git ve seni ister dinlesinler, ister dinlemesinler, onlara, "Egemen Rab şöyle diyor" de. (Hezekiel, 3:9-11)</text:span></text:p>
      <text:p text:style-name="P15"><text:span text:style-name="T3">Rab'be karşı gelenler paramparça olacak</text:span><text:span text:style-name="T1">, Rab onlara karşı gökleri gürletecek, bütün dünyayı yargılayacak… (1. Samuel, 2:10)</text:span></text:p>
      <text:p text:style-name="P15"><text:span text:style-name="T1">Eğer Rab'den korkar, O'na kulluk ederseniz, </text:span><text:span text:style-name="T3">O'nun sözünü dinleyip buyruklarına karşı gelmezseniz</text:span><text:span text:style-name="T1">, hem siz hem de önderiniz olacak kral, Allah'ınız Rab'bin ardınca giderseniz, ne âlâ! Ama </text:span><text:span text:style-name="T3">Rab'bin sözünü dinlemez, buyruklarına karşı gelirseniz,</text:span><text:span text:style-name="T1"> Rab kralınızı cezalandırdığı gibi </text:span><text:span text:style-name="T3">sizi de cezalandıracaktır</text:span><text:span text:style-name="T1">. (1. Samuel, 12:14-15)</text:span></text:p>
      <text:p text:style-name="P15"><text:span text:style-name="T1">…</text:span><text:span text:style-name="T7"> </text:span><text:span text:style-name="T3">O'nun Yasası'na göre yaşamayı reddettiler</text:span><text:span text:style-name="T1">. Unuttular O'nun işlerini, kendilerine gösterdiği harikaları… O'na </text:span><text:span text:style-name="T3">başkaldırdılar, koşullarına uymadılar</text:span><text:span text:style-name="T1">. Döneklik edip ataları gibi ihanet ettiler, güvenilmez bir yay gibi bozuk çıktılar. (Mezmurlar, 78:10-11, 56-57)</text:span></text:p>
      <text:p text:style-name="P15"><text:span text:style-name="T1">…</text:span><text:span text:style-name="T7"> </text:span><text:span text:style-name="T3">Allah'ın buyruklarına karşı çıkmışlardı</text:span><text:span text:style-name="T1">, küçümsemişlerdi Yüceler Yücesi'nin öğüdünü… Cezalarını buldu aptallar, suçları, </text:span><text:span text:style-name="T3">isyanları yüzünden</text:span><text:span text:style-name="T1">. (Mezmurlar, 107:11, 17)</text:span></text:p>
      <text:p text:style-name="P15"><text:span text:style-name="T2">Koyduğun koşullara dikkatle uyulmasını buyurdun. Keşke kararlı olsam Senin kurallarına uymakta! Hiç utanmayacağım, bütün buyruklarını izledikçe.</text:span><text:span text:style-name="T1"> Şükredeceğim Sana temiz yürekle, adil hükümlerini öğrendikçe. </text:span><text:span text:style-name="T2">Kurallarını yerine getireceğim,</text:span><text:span text:style-name="T1"> bırakma beni hiçbir zaman! (Mezmurlar, 119:4-8)</text:span></text:p>
      <text:p text:style-name="P15"><text:span text:style-name="T1">…</text:span><text:span text:style-name="T7"> </text:span><text:span text:style-name="T3">Ben Senin koşullarından ayrılmadım</text:span><text:span text:style-name="T1">. Sakınırım her kötü yoldan, Senin sözünü tutmak için. Ayrılmam hükümlerinden, çünkü bana Sen öğrettin. Ne tatlı geliyor verdiğin sözler damağıma, baldan tatlı geliyor ağzıma! </text:span><text:span text:style-name="T3">Senin koşullarına uymakla bilgelik kazanıyorum</text:span><text:span text:style-name="T1">, bu yüzden nefret ediyorum her yanlış yoldan. Sözün adımlarım için çıra, yolum için ışıktır. Adil </text:span><text:span text:style-name="T3">hükümlerini izleyeceğime ant içtim</text:span><text:span text:style-name="T1">, andımı tutacağım. (Mezmurlar, 119:100-106)</text:span></text:p>
      <text:p text:style-name="P15"><text:span text:style-name="T1">Rab, yüreği </text:span><text:span text:style-name="T3">küstah olan</text:span><text:span text:style-name="T1">dan iğrenir, bilin ki, öyleleri </text:span><text:span text:style-name="T3">cezasız kalmaz</text:span><text:span text:style-name="T1">. (Süleyman'ın Özdeyişleri, 16:5)</text:span></text:p>
      <text:p text:style-name="P15"><text:span text:style-name="T1">…</text:span><text:span text:style-name="T7"> </text:span><text:span text:style-name="T1">Onlara dedim ki: "</text:span><text:span text:style-name="T3">Sözümü dinleyin, buyurduğum herşeyi yerine getirin</text:span><text:span text:style-name="T1">… Ama </text:span><text:span text:style-name="T3">dinlemediler, kulak asmadılar</text:span><text:span text:style-name="T1">. Bunun yerine kötü yüreklerinin inadı uyarınca davrandılar. Ben de uymalarını buyurduğum, ama uymadıkları bu antlaşmada açıklanan bütün lanetleri başlarına getirdim." (Yeremya, 11:4, 8)</text:span></text:p>
      <text:p text:style-name="P15"><text:soft-page-break/><text:span text:style-name="T1">Siz başka ilahlara buhur yaktınız, Rab'be karşı günah işlediniz; </text:span><text:span text:style-name="T3">O'nun sözünü dinlemediniz</text:span><text:span text:style-name="T1">, Yasası'na, kurallarına, antlaşma koşullarına uymadınız. </text:span><text:span text:style-name="T3">Bu yüzden bugün olduğu gibi başınıza felaket geldi</text:span><text:span text:style-name="T1">. (Yeremya, 44:23)</text:span></text:p>
      <text:p text:style-name="P15"><text:span text:style-name="T3">Kurallarımı çiğner, ilkelerimden nefret eder, buyruklarıma karşı çıkar, antlaşmamı bozarsanız, sizi şöyle cezalandıracağım</text:span><text:span text:style-name="T1">: Üzerinize dehşet salacağım. Verem ve sıtma gözlerinizin ferini söndürecek, canınızı kemirecek. Boşa tohum ekeceksiniz, çünkü ürünlerinizi düşmanlarınız yiyecek. (Levililer, 26:15-16)</text:span></text:p>
      <text:p text:style-name="P15"><text:span text:style-name="T1">Eğer </text:span><text:span text:style-name="T3">karşı çıkmaya devam eder, Beni dinlemek istemezseniz</text:span><text:span text:style-name="T1">, günahlarınıza karşılık </text:span><text:span text:style-name="T3">cezanızı yedi kat artıracağım</text:span><text:span text:style-name="T1">. Bununla da yola gelmez, Bana karşı çıkmaya devam ederseniz, Ben de size karşı çıkacağım, günahlarınıza karşılık sizi yedi kez cezalandıracağım. Bütün bunlardan sonra yine Beni dinlemez, Bana karşı çıkarsanız… günahlarınıza karşılık sizi yedi kat cezalandıracağım. (Levililer, 26:21-28)</text:span></text:p>
      <text:p text:style-name="P15"><text:span text:style-name="T1">Rab'bin sözünü küçümsemiş, </text:span><text:span text:style-name="T3">buyruklarına karşı gelmiştir</text:span><text:span text:style-name="T1">. Bu nedenle o kişi halkının arasından kesinlikle atılacak, suçunun cezasını çekecektir. (Çölde Sayım, 15:31)</text:span></text:p>
      <text:p text:style-name="P15"><text:span text:style-name="T1">Sizi uyardım, ama </text:span><text:span text:style-name="T3">dinlemediniz. Rab'bin buyruğuna karşı geldiniz</text:span><text:span text:style-name="T1">. Kendinize güvenerek dağlık bölgeye çıktınız. (Yasa'nın Tekrarı, 1:43)</text:span></text:p>
      <text:p text:style-name="P15"><text:span text:style-name="T1">…</text:span><text:span text:style-name="T7"> </text:span><text:span text:style-name="T1">Kötülük yaparak ilkelerimi, </text:span><text:span text:style-name="T3">kurallarımı çiğnedi. İlkelerime karşı geldi, kurallarım uyarınca davranmadı</text:span><text:span text:style-name="T1">. Bundan ötürü Egemen Rab diyor ki: "Çevrenizde yaşayan uluslardan daha azgındınız, </text:span><text:span text:style-name="T3">kurallarımı izlemediniz, ilkelerime uymadınız</text:span><text:span text:style-name="T1">. Çevrenizde yaşayan ulusların ilkelerine de uymadınız." Bundan ötürü Egemen Rab diyor ki: "İşte Ben size karşıyım, ulusların gözü önünde sizi cezalandıracağım." (Hezekiel, 5:6-8)</text:span></text:p>
      <text:p text:style-name="P15"><text:span text:style-name="T1">Ne var ki, </text:span><text:span text:style-name="T3">Bana karşı geldiler, Beni dinlemek istemediler</text:span><text:span text:style-name="T1">. Bel bağladıkları iğrenç putları hiçbiri atmadı, Mısır putlarını da bırakmadılar. (Hezekiel, 20:8)</text:span></text:p>
      <text:p text:style-name="P15"><text:span text:style-name="T1">Ne var ki, çocuklar Bana karşı geldiler. </text:span><text:span text:style-name="T3">Kurallarımı izlemediler</text:span><text:span text:style-name="T1">. Uygulayan kişiye yaşam veren </text:span><text:span text:style-name="T3">ilkelerim uyarınca dikkatle yaşamadılar</text:span><text:span text:style-name="T1">… Aranızda </text:span><text:span text:style-name="T3">Bana karşı gelenlerle başkaldıranları ayıracağım</text:span><text:span text:style-name="T1">. Onları yaşadıkları ülkelerden çıkaracağım… (Hezekiel, 20:21, 38)</text:span></text:p>
      <text:p text:style-name="P16">Onları kirliliklerine, isyanlarına göre cezalandırdım… (Hezekiel, 39:24)</text:p>
      <text:p text:style-name="P15"><text:span text:style-name="T1">Çünkü sen </text:span><text:span text:style-name="T3">Rab'bin buyruğuna uymadın</text:span><text:span text:style-name="T1">… Rab bugün bunları bu yüzden başına getirdi. (1. Samuel, 28:18)</text:span></text:p>
      <text:p text:style-name="P15"><text:span text:style-name="T1">Ama siz ya da çocuklarınız yollarımdan sapar, </text:span><text:span text:style-name="T3">buyruklarıma ve kurallarıma uymaz</text:span><text:span text:style-name="T1">, gidip başka ilahlara kulluk eder, taparsanız, size verdiğim bu ülkeden sizi söküp atacağım... (1. Krallar, 9:6-7)</text:span></text:p>
      <text:p text:style-name="P15"><text:span text:style-name="T1">…</text:span><text:span text:style-name="T7"> </text:span><text:span text:style-name="T1">Allah'ınız </text:span><text:span text:style-name="T3">Rab'bin bütün buyruklarına uymaya dikkat edin</text:span><text:span text:style-name="T1"> ki, bu verimli ülkeyi mülk edinip sonsuza dek çocuklarınıza miras olarak veresiniz. (1. Tarihler, 28:8)</text:span></text:p>
      <text:p text:style-name="P15"><text:span text:style-name="T1">…</text:span><text:span text:style-name="T7"> </text:span><text:span text:style-name="T1">Zekeriya, halkın önünde durup seslendi: "Allah şöyle diyor: </text:span><text:span text:style-name="T3">Niçin buyruklarıma karşı geliyorsunuz? İşleriniz iyi gitmeyecek. </text:span><text:span text:style-name="T1">Çünkü siz Beni bıraktınız, Ben de sizi bıraktım”... (2. Tarihler, 24:20)</text:span></text:p>
      <text:p text:style-name="P15"><text:span text:style-name="T3">Allah'ın Yasası'na… uymayanlar</text:span><text:span text:style-name="T1"> ya ölümle, ya sürgünle, ya mallarına el konarak, ya da hapsedilerek cezalandırılsın. (Ezra, 7:26)</text:span></text:p>
      <text:p text:style-name="P16">Ey Allah'ımız, bundan başka ne diyebiliriz? Kulların peygamberler aracılığıyla verdiğin buyruklara uymadık… (Ezra, 9:10-11)</text:p>
      <text:p text:style-name="P15"><text:span text:style-name="T1">Sana çok kötülük yaptık. Kulun Musa'ya verdiğin </text:span><text:span text:style-name="T3">buyruklara, kurallara, ilkelere uymadık</text:span><text:span text:style-name="T1">. Kulun Musa'ya söylediklerini anımsa. Dedin ki, "Eğer Bana ihanet ederseniz, sizi ulusların arasına dağıtacağım. Ama Bana </text:span><text:soft-page-break/><text:span text:style-name="T1">döner, </text:span><text:span text:style-name="T3">buyruklarımı özenle yerine getirirseniz</text:span><text:span text:style-name="T1">, dünyanın öbür ucuna sürülmüş olsanız bile sizleri toplayıp seçtiğim yere, bulunacağım yere getireceğim." (Nehemya 1:7-9)</text:span></text:p>
      <text:p text:style-name="P15"><text:span text:style-name="T1">Onları kutsal Yasa'na dönmeleri için uyardınsa da, </text:span><text:span text:style-name="T3">gurura kapılarak buyruklarına karşı geldiler</text:span><text:span text:style-name="T1">. </text:span><text:span text:style-name="T3">Kurallarını çiğneyip günah işlediler.</text:span><text:span text:style-name="T1"> Oysa kim kurallarına bağlı kalırsa yaşam bulur. İnatla Sana sırt çevirdiler, dinlemek istemediler. (Nehemya, 9:29)</text:span></text:p>
      <text:p text:style-name="P15"><text:span text:style-name="T1">…</text:span><text:span text:style-name="T7"> </text:span><text:span text:style-name="T1">Allah'ın, kulu Musa aracılığıyla verdiği yasaya göre yaşamak, egemenimiz </text:span><text:span text:style-name="T3">Rab'bin bütün buyruklarına, ilkelerine, kurallarına uymak üzere ant içtiler</text:span><text:span text:style-name="T1">, uymayacaklara lanet okudular. (Nehemya, 10:29)</text:span></text:p>
      <text:p text:style-name="P15"><text:span text:style-name="T1">Allah'ımız </text:span><text:span text:style-name="T3">Rab'bin sözüne kulak vermedik, kulları peygamberler aracılığıyla bize verdiği yasalara uymadık</text:span><text:span text:style-name="T1">… Yasa'nı çiğnedi, sırtını Sana dönüp Seni dinlemek istemedi. Bu yüzden Allah kulu Musa'nın Yasası'nda yazılan lanet başımıza yağdı, içilen ant yerine geldi. Çünkü Sana karşı günah işledik. Üzerimize büyük yıkım getirerek bizim ve bizi yöneten önderlerimiz için söylediğin sözleri yerine getirdin... Musa'nın Yasası'nda yazıldığı gibi, bütün bu yıkımlar başımıza geldi. Buna karşın, ey Allah'ımız Rab, suçumuzdan dönüp Senin gerçeklerine yönelerek lütfunu dilemedik. (Daniel, 9:10-13)</text:span></text:p>
      <text:p text:style-name="P15"><text:span text:style-name="T1">Rab şöyle diyor: "… Cezasını kaldırmayacağım. Çünkü günah üstüne günah işlediler, </text:span><text:span text:style-name="T3">reddettiler Yasa'mı, kurallarıma uymadılar</text:span><text:span text:style-name="T1">; yalancı putlar saptırdı onları, atalarının da izlediği putlar." (Amos, 2:4)</text:span></text:p>
      <text:p text:style-name="P22"/>
      <text:h text:style-name="P47" text:outline-level="2">Tevrat'ta Vicdana Uymak</text:h>
      <text:p text:style-name="P15"><text:span text:style-name="T1">Doğruluğuma sarılacak, onu bırakmayacağım, </text:span><text:span text:style-name="T3">yaşadığım sürece vicdanım beni suçlamayacak</text:span><text:span text:style-name="T1">. (Eyüp, 27:6)</text:span></text:p>
      <text:p text:style-name="P15"><text:span text:style-name="T1">Övgüler sunarım bana öğüt veren Rab'be, </text:span><text:span text:style-name="T3">geceleri bile vicdanım uyarır beni</text:span><text:span text:style-name="T1">. (Mezmurlar, 16:7)</text:span></text:p>
      <text:p text:style-name="P15"><text:span text:style-name="T1">Adam öldürmekten </text:span><text:span text:style-name="T3">vicdan azabı çeken</text:span><text:span text:style-name="T1">, mezara dek kaçacaktır… (Süleyman'ın Özdeyişleri, 28:17)</text:span></text:p>
      <text:p text:style-name="P15"><text:span text:style-name="T1">…</text:span><text:span text:style-name="T7"> </text:span><text:span text:style-name="T1">Ben </text:span><text:span text:style-name="T3">temiz vicdanla</text:span><text:span text:style-name="T1">, suçsuz ellerimle yaptım bunu. (Yaratılış, 20:5) </text:span></text:p>
      <text:p text:style-name="P15"><text:span text:style-name="T1">... </text:span><text:span text:style-name="T3">Günahım yüzünden rahatım kaçtı</text:span><text:span text:style-name="T1">. Çünkü suçlarım başımdan aştı, taşınmaz bir yük gibi sırtımda ağırlaştı. (Mezmurlar, 38:3-4)</text:span></text:p>
      <text:p text:style-name="P22"/>
      <text:h text:style-name="P47" text:outline-level="2">Tevrat'ta Zamansızlık ve Kadere İman</text:h>
      <text:p text:style-name="P15"><text:span text:style-name="T1">Çünkü </text:span><text:span text:style-name="T2">Senin gözünde bin yıl, aslında geçmiş bir gün, dün gibi, bir gece nöbeti gibidir.</text:span><text:span text:style-name="T1"> (Mezmurlar, 90:4)</text:span></text:p>
      <text:p text:style-name="P15"><text:span text:style-name="T1">İçimden "</text:span><text:span text:style-name="T3">Allah</text:span><text:span text:style-name="T1"> doğruyu da, kötüyü de yargılayacaktır" dedim, "Çünkü </text:span><text:span text:style-name="T3">her olayın, her eylemin zamanını belirledi</text:span><text:span text:style-name="T1">." (Vaiz, 3:17)</text:span></text:p>
      <text:p text:style-name="P15"><text:span text:style-name="T1">İnsan kura atar, ama </text:span><text:span text:style-name="T3">her kararı Rab verir</text:span><text:span text:style-name="T1">. ((Süleyman'ın Özdeyişleri, 16:33)</text:span></text:p>
      <text:p text:style-name="P15"><text:span text:style-name="T3">Ana rahminde Sana biçim vermeden önce </text:span><text:span text:style-name="T1">tanıdım Seni. </text:span><text:span text:style-name="T3">Doğmadan önce</text:span><text:span text:style-name="T1"> Seni ayırdım, uluslara peygamber atadım. (Yeremya, 1:5)</text:span></text:p>
      <text:p text:style-name="P15"><text:span text:style-name="T1">Biliyorum ki, </text:span><text:span text:style-name="T3">Allah'ın yaptığı herşey ebediyen olacaktır; ona bir şey katılamaz ve ondan bir şey eksiltilemez</text:span><text:span text:style-name="T1"> ve Kendi önünde korksunlar diye Allah onu yaptı. Şimdi ne oluyorsa, geçmişte de oldu, ne olacaksa, daha önce de olmuştur... (Vaiz, 3:14-15)</text:span></text:p>
      <text:p text:style-name="P15"><text:soft-page-break/><text:span text:style-name="T1">Çok önceden beri olup bitenleri anımsayın. Çünkü Allah Benim, başkası yok. Allah Ben'im, benzerim yok. </text:span><text:span text:style-name="T3">Sonu başlangıçtan, henüz olmamış olayları çok önceden bildiren</text:span><text:span text:style-name="T1">… Ben'im. (Yeşaya, 46: 9-10)</text:span></text:p>
      <text:p text:style-name="P15"><text:span text:style-name="T1">Gözlerin beni cenin iken gördü; ve daha onlardan </text:span><text:span text:style-name="T2">hiçbiri yokken, benim için tayin olunan günlerin hepsi Senin Kitabında yazılmıştılar. </text:span><text:span text:style-name="T1">(Mezmurlar, 139:16)</text:span></text:p>
      <text:p text:style-name="P15"><text:span text:style-name="T1">Herşeyin mevsimi, gökler altındaki </text:span><text:span text:style-name="T3">her olayın zamanı vardır.</text:span><text:span text:style-name="T1"> (Vaiz, 3:1)</text:span></text:p>
      <text:p text:style-name="P15"><text:span text:style-name="T3">Doğmanın zamanı var, ölmenin zamanı var.</text:span><text:span text:style-name="T1"> Dikmenin zamanı var, sökmenin zamanı var. (Vaiz, 3:2)</text:span></text:p>
      <text:p text:style-name="P15"><text:span text:style-name="T2">…</text:span><text:span text:style-name="T4"> </text:span><text:span text:style-name="T2">Şifa vermenin zamanı var. Yıkmanın zamanı var, yapmanın zamanı var…</text:span><text:span text:style-name="T1"> O herşeyi zamanında güzel yaptı… <text:s/>(Vaiz, 3:3, 11)</text:span></text:p>
      <text:p text:style-name="P15"><text:span text:style-name="T2">... İnsanın günleri belirlenmiş, aylarının sayısı saptanmış; sınır koymuşsun, öteye geçemez.</text:span><text:span text:style-name="T1"> (Eyüp, 14:5)</text:span></text:p>
      <text:p text:style-name="P15"><text:span text:style-name="T1">İnsan yüreğinde çok şey tasarlar, ama </text:span><text:span text:style-name="T3">gerçekleşen, Rab'bin amacıdır</text:span><text:span text:style-name="T1">. (Süleyman'ın Özdeyişleri, 19:21)</text:span></text:p>
      <text:p text:style-name="P15"><text:span text:style-name="T2">Daha sözü ağzıma almadan, söyleyeceğim herşeyi bilirsin, </text:span><text:span text:style-name="T1">ya Rab. (Mezmurlar, 139:4)</text:span></text:p>
      <text:p text:style-name="P15"><text:span text:style-name="T2">... Bana ayrılan günlerin hiçbiri gelmeden, hepsi Senin Kitabına yazılmıştı.</text:span><text:span text:style-name="T1"> (Mezmurlar, 139:16)</text:span></text:p>
      <text:p text:style-name="P15"><text:span text:style-name="T1">... Son yine de </text:span><text:span text:style-name="T3">belirlenen zamanda gelecek. </text:span><text:span text:style-name="T1">(Daniel, 11:35)</text:span></text:p>
      <text:p text:style-name="P15"><text:span text:style-name="T1">Dahası </text:span><text:span text:style-name="T3">insan kendi vaktini bilmez</text:span><text:span text:style-name="T1">: Balığın acımasız ağa, kuşun kapana düştüğü gibi, insanlar da üzerlerine ansızın çöken kötü zamana yakalanırlar. (Vaiz, 9:12)</text:span></text:p>
      <text:p text:style-name="P15"><text:span text:style-name="T1">Kötüler </text:span><text:span text:style-name="T3">daha ana rahmindeyken yoldan çıkar</text:span><text:span text:style-name="T1">, doğdu doğalı yalan söyleyerek sapar. (Mezmurlar, 58:3)</text:span></text:p>
      <text:p text:style-name="P15"><text:span text:style-name="T1">Ey kıyı halkları, işitin beni, uzaktaki halklar, iyi dinleyin. </text:span><text:span text:style-name="T3">Rab beni ana rahmindeyken çağırdı, annemin karnındayken adımı koydu</text:span><text:span text:style-name="T1">. (Yeşaya, 49:1)</text:span></text:p>
      <text:p text:style-name="P15"><text:span text:style-name="T1">İnsan kura atar, ama </text:span><text:span text:style-name="T3">her kararı Rab verir</text:span><text:span text:style-name="T1">. (Süleyman'ın Özdeyişleri, 16:33)</text:span></text:p>
      <text:p text:style-name="P15"><text:span text:style-name="T1">Bütün bunları </text:span><text:span text:style-name="T3">çoktan yaptığımı, çok önceden tasarladığımı</text:span><text:span text:style-name="T1"> duymadın mı? Surlu kentleri enkaz yığınlarına çevirmeni </text:span><text:span text:style-name="T3">şimdi Ben gerçekleştirdim</text:span><text:span text:style-name="T1">… Senin oturuşunu, kalkışını, ne zaman gidip geldiğini… biliyorum. (Yeşaya, 37:26, 28)</text:span></text:p>
      <text:p text:style-name="P15"><text:span text:style-name="T1">Ama </text:span><text:span text:style-name="T3">bunu çok önceden tasarlayıp gerçekleştirmiş olan Allah'a</text:span><text:span text:style-name="T1"> güvenmediniz… Siz ölene dek bu suçunuz bağışlanmayacak... (Yeşaya, 22:11, 14)</text:span></text:p>
      <text:p text:style-name="P15"><text:span text:style-name="T1">Bunlar </text:span><text:span text:style-name="T3">gelecek kuşak için yazılsın</text:span><text:span text:style-name="T1">, öyle ki, henüz doğmamış insanlar Rab'be övgüler sunsun. (Mezmurlar, 102:18)</text:span></text:p>
      <text:p text:style-name="P15"><text:span text:style-name="T1">…</text:span><text:span text:style-name="T7"> </text:span><text:span text:style-name="T3">Bu kitapta yazılı bütün lanetler</text:span><text:span text:style-name="T1"> başına yağacak ve Rab onun adını göğün altından silecektir. (Yasa'nın Tekrarı, 29:20)</text:span></text:p>
      <text:p text:style-name="P15"><text:span text:style-name="T1">…</text:span><text:span text:style-name="T7"> </text:span><text:span text:style-name="T3">Kitapta yazılı bütün lanetleri, felaketi</text:span><text:span text:style-name="T1"> buraya da, burada yaşayan halkın başına da getireceğim. (2. Tarihler, 34:24)</text:span></text:p>
      <text:p text:style-name="P15"><text:span text:style-name="T2">"Bütün bunları çoktan yaptığımı, çok önceden tasarladığımı</text:span><text:span text:style-name="T1"> duymadın mı? Surlu kentleri enkaz yığınlarına çevirmeni </text:span><text:span text:style-name="T2">şimdi Ben gerçekleştirdim."</text:span><text:span text:style-name="T1"> (2. Krallar, 19:25)</text:span></text:p>
      <text:p text:style-name="P22"/>
      <text:h text:style-name="P47" text:outline-level="2"><text:soft-page-break/>Tevrat'ta Duanın Önemi</text:h>
      <text:p text:style-name="P15"><text:span text:style-name="T3">Rab Kendisi'ne yakaran, içtenlikle yakaran herkese yakındır.</text:span><text:span text:style-name="T1"> Dileğini yerine getirir Kendisi'nden korkanların, feryatlarını işitir, onları kurtarır. Rab korur Kendisi'ni seven herkesi... (Mezmurlar, 145:18-20)</text:span></text:p>
      <text:p text:style-name="P15"><text:span text:style-name="T1">... Rab'be </text:span><text:span text:style-name="T3">yalvarmak, herşeye egemen Rab'be yönelmek için </text:span><text:span text:style-name="T1">hemen yola çıkalım... (Zekeriya, 8:21)</text:span></text:p>
      <text:p text:style-name="P15"><text:span text:style-name="T3">İlkbaharda Rab'den yağmur dileyin. </text:span><text:span text:style-name="T1">O'dur yağmur bulutlarını oluşturan...</text:span><text:span text:style-name="T3"> </text:span><text:span text:style-name="T1">(Zekeriya, 10:1)</text:span></text:p>
      <text:p text:style-name="P15"><text:span text:style-name="T2">Soluğum tükenince Seni andım, ya Rab, duam Sana...</text:span><text:span text:style-name="T1"> (Yunus, 2:7)</text:span></text:p>
      <text:p text:style-name="P15"><text:span text:style-name="T1">Bunun üzerine </text:span><text:span text:style-name="T3">yüzümü Rab Allah'a çevirdim. Duayla, yakarışla, oruçla O'na yalvardım;</text:span><text:span text:style-name="T1"> çul kuşanıp külde oturdum. </text:span><text:span text:style-name="T3">Rab Allah'ıma dua edip günahlarımızı açıkça kabul ettim.</text:span><text:span text:style-name="T1"> Şöyle dedim: "Ya Rab, Kendisi'ni sevenlerle, buyruklarına uyanlarla yaptığı antlaşmaya bağlı kalan, sürekli sevgi gösteren yüce ve görkemli Allah! (Daniel, 9:3-4)</text:span></text:p>
      <text:p text:style-name="P15"><text:span text:style-name="T1">…</text:span><text:span text:style-name="T7"> </text:span><text:span text:style-name="T1">Gece İlahi söyler, </text:span><text:span text:style-name="T3">dua ederim yaşamımın Allah'ına</text:span><text:span text:style-name="T1">. (Mezmurlar, 42:8)</text:span></text:p>
      <text:p text:style-name="P15"><text:span text:style-name="T3">Dua ettiğinde Allah ondan hoşnut kalır</text:span><text:span text:style-name="T1">, o da Allah'ın yüzünü görüp sevinir. Allah onun durumunu düzeltir. (Eyüp, 33:26)</text:span></text:p>
      <text:p text:style-name="P15"><text:span text:style-name="T2">... "Allah'ım, ellerime güç ver" diye dua ettim.</text:span><text:span text:style-name="T1"> (Nehemya, 6:9)</text:span></text:p>
      <text:p text:style-name="P15"><text:span text:style-name="T1">... </text:span><text:span text:style-name="T3">Durmadan dua etsinler</text:span><text:span text:style-name="T1">... (Mezmurlar, 72:15)</text:span></text:p>
      <text:p text:style-name="P15"><text:span text:style-name="T1">Yüksek sesle </text:span><text:span text:style-name="T3">yakarıyorum Rab'be</text:span><text:span text:style-name="T1">, yüksek sesle </text:span><text:span text:style-name="T3">Rab'be yalvarıyorum</text:span><text:span text:style-name="T1">... Sana haykırıyorum, ya Rab: "Sığınağım, yaşadığımız bu dünyada nasibim Sensin" diyorum. (Mezmurlar, 142:1, 5)</text:span></text:p>
      <text:p text:style-name="P15"><text:span text:style-name="T1">... Alçakgönüllülüğü takınır, </text:span><text:span text:style-name="T3">Bana yönelip dua eder</text:span><text:span text:style-name="T1">, kötü yollarından dönerse... günahlarını bağışlayıp ülkelerini sağlığa kavuşturacağım. (2. Tarihler, 7:14)</text:span></text:p>
      <text:p text:style-name="P15"><text:span text:style-name="T1">... Biz </text:span><text:span text:style-name="T3">Allah'ımıza dua ettik</text:span><text:span text:style-name="T1">... (Nehemya, 4:9)</text:span></text:p>
      <text:p text:style-name="P15"><text:span text:style-name="T3">Halk şöyle dua etti:</text:span><text:span text:style-name="T1"> "Tek Rab Sensin. Gökleri, göklerin göklerini, bütün gök cisimlerini, yeryüzünü ve içindeki herşeyi, denizleri ve içlerindeki herşeyi Sen yarattın. Hepsine Sen can verdin. Bütün gök cisimleri Sana tapınır." (Nehemya 9:6)</text:span></text:p>
      <text:p text:style-name="P15"><text:span text:style-name="T1">Dünyayı yaratan, yerini alsın diye ona biçim veren, adı Rab olan şöyle diyor: "</text:span><text:span text:style-name="T3">Bana yakar da seni yanıtlayayım</text:span><text:span text:style-name="T1">; bilmediğin büyük, akıl almaz şeyleri Sana bildireyim." (Yeremya, 33:2-3)</text:span></text:p>
      <text:p text:style-name="P15"><text:span text:style-name="T1">Yüksek sesle yakarıyorum Rab'be, yüksek sesle </text:span><text:span text:style-name="T3">Rab'be yalvarıyorum</text:span><text:span text:style-name="T1">… Bunalıma düştüğümde, gideceğim yolu Sen bilirsin. Tuzak kurdular yürüdüğüm yola… Sana haykırıyorum, ya Rab: </text:span><text:span text:style-name="T3">"Sığınağım, yaşadığımız bu dünyada nasibim Sensin"</text:span><text:span text:style-name="T1"> diyorum. "Haykırışıma kulak ver, çünkü çok çaresizim; kurtar beni ardıma düşenlerden, çünkü benden güçlüler." (Mezmurlar, 142:1-6)</text:span></text:p>
      <text:p text:style-name="P15"><text:span text:style-name="T1">Yunus balığın karnından Allah'ı </text:span><text:span text:style-name="T3">Rab'be şöyle dua</text:span><text:span text:style-name="T1"> etti: "Ya Rab, sıkıntı içinde </text:span><text:span text:style-name="T3">Sana yakardım</text:span><text:span text:style-name="T1">, yanıtladın beni. Yardım istedim… kulak verdin sesime… Sular boğacak kadar kuşattı beni, çevremi enginler sardı… Ama, ya Rab, Allah'ım, canımı sen kurtardın çukurdan. Soluğum tükenince Seni andım, </text:span><text:span text:style-name="T3">ya Rab, duam Sana</text:span><text:span text:style-name="T1">… Kurtuluş Sen'den gelir, ya Rab!" (Yunus, 2:1-9)</text:span></text:p>
      <text:p text:style-name="P15"><text:span text:style-name="T1">Duamı işit, ya Rab, yalvarışlarıma kulak ver! Sadakatinle, doğruluğunla yanıtla beni!... Ellerimi Sana açıyorum, canım kurak toprak gibi Sana susamış. Çabuk yanıtla beni, ya Rab, tükeniyorum. Çevirme benden yüzünü, yoksa ölüm çukuruna inen ölülere dönerim. Sabahları duyur bana sevgini, çünkü Sana güveniyorum; bana gideceğim yolu bildir, çünkü </text:span><text:span text:style-name="T3">duam Sanadır</text:span><text:span text:style-name="T1">. Düşmanlarımdan kurtar beni, ya Rab; </text:span><text:soft-page-break/><text:span text:style-name="T3">Sana sığınıyorum</text:span><text:span text:style-name="T1">. Rızanı işlemeyi bana öğret, çünkü Sen benim Allah'ımsın. Senin iyi ruhun düz yolda bana öncülük etsin! Ya Rab, adın uğruna yaşam ver bana, doğruluğunla kurtar beni sıkıntıdan. (Mezmurlar, 143:1, 6-12)</text:span></text:p>
      <text:p text:style-name="P15"><text:span text:style-name="T1">Hanna şöyle </text:span><text:span text:style-name="T3">dua etti</text:span><text:span text:style-name="T1">: "Yüreğim Rab'de bulduğum sevinçle coşuyor; gücümü yükselten Rab'dir… Kutsallıkta Rab'bin benzeri yok, evet, Senin gibisi yok, ya Rab! Allah'ımız gibi dayanak yok... Çünkü Rab herşeyi bilen Allah'tır; O'dur davranışları tartan… Rab öldürür de diriltir de, ölüler diyarına indirir ve çıkarır. O kimini yoksul, kimini varlıklı kılar; kimini alçaltır, kimini yükseltir. Düşkünü yerden kaldırır, yoksulu çöplükten çıkarır… Yeryüzünün temelleri Rab'bindir… Rab sadık kullarının adımlarını korur, ama kötüler karanlıkta susturulur. Çünkü güçle zafere ulaşamaz insan." (1. Samuel, 2:1-9)</text:span></text:p>
      <text:p text:style-name="P15"><text:span text:style-name="T1">İbrahim </text:span><text:span text:style-name="T3">Allah'a dua etti</text:span><text:span text:style-name="T1"> ve Allah... şifa verdi. Çocuk sahibi oldular. (Yaratılış, 20:17)</text:span></text:p>
      <text:p text:style-name="P15"><text:span text:style-name="T1">... "Ya Rab, efendim İbrahim'in Allah'ı, </text:span><text:span text:style-name="T3">yalvarırım </text:span><text:span text:style-name="T1">bugün beni başarılı kıl" diye </text:span><text:span text:style-name="T3">dua etti</text:span><text:span text:style-name="T1">... (Yaratılış, 24:12)</text:span></text:p>
      <text:p text:style-name="P15"><text:span text:style-name="T1">Bugün pınarın başına geldiğimde </text:span><text:span text:style-name="T3">şöyle dua ettim</text:span><text:span text:style-name="T1">: "Ya Rab, efendim İbrahim'in Allah'ı, </text:span><text:span text:style-name="T3">yalvarırım yolumu aç</text:span><text:span text:style-name="T1">." (Yaratılış, 24:42)</text:span></text:p>
      <text:p text:style-name="P15"><text:span text:style-name="T1">Musa Firavun'un yanından çıkıp </text:span><text:span text:style-name="T3">Rab'be dua etti</text:span><text:span text:style-name="T1">. (Mısır'dan Çıkış, 10:18; 8:30)</text:span></text:p>
      <text:p text:style-name="P15"><text:span text:style-name="T7"><text:s/></text:span><text:span text:style-name="T1">... Hizkiya onlar için </text:span><text:span text:style-name="T3">şöyle dua etti</text:span><text:span text:style-name="T1">: "... Arınmamış bile olsa, Rab Allah'a, atalarının Allah'ına yönelmeye yürekten kararlı olan herkesi iyi olan Rab bağışlasın." (2. Tarihler, 30:18-19)</text:span></text:p>
      <text:p text:style-name="P15"><text:span text:style-name="T1">Daniel… daha önce yaptığı gibi </text:span><text:span text:style-name="T3">her gün üç kez diz çöküp dua etti</text:span><text:span text:style-name="T1">, Allah'ına övgüler sundu… Onu Allah'ına </text:span><text:span text:style-name="T3">dua edip yalvarırken</text:span><text:span text:style-name="T1"> gördüler. (Daniel, 6:10-11)</text:span></text:p>
      <text:p text:style-name="P15"><text:span text:style-name="T1">Süleyman… durup ellerini göklere açtı. "Ya Rab… Yerde ve gökte Sana benzer başka Allah yoktur" dedi, "Bütün yürekleriyle yolunu izleyen kullarınla yaptığın antlaşmaya bağlı kalırsın… </text:span><text:span text:style-name="T3">Ya Rab Allah'ım, kulunun bugün ettiği duayı, yalvarışı işit;</text:span><text:span text:style-name="T1"> </text:span><text:span text:style-name="T3">duasına ve yakarışına kulak ver</text:span><text:span text:style-name="T1">… Kulunun buraya yönelerek ettiği duayı işit. Buraya yönelerek dua eden kulunun… yalvarışını işit… duyunca bağışla… Biri komşusuna karşı günah işleyip ant içmek zorunda kaldığında, gelip bu tapınakta, Senin sunağının önünde ant içerse… suçlunun cezasını vererek, suçsuzu haklı çıkararak kullarını yargıla… Yine Sana döner, adını anar, bu tapınakta </text:span><text:span text:style-name="T3">dua edip yakararak önüne çıkarsa</text:span><text:span text:style-name="T1">… günahını bağışla. Onları atalarına verdiğin ülkeye yine kavuştur… Sana karşı günah işlediği için gökler kapanıp yağmur yağmazsa, sıkıntıya düşen halkın buraya yönelip </text:span><text:span text:style-name="T3">dua eder, </text:span><text:span text:style-name="T1">adını anar ve günahlarından dönerse… kullarının… günahlarını bağışla. Onlara doğru yolda yürümeyi öğret… Mülk olarak verdiğin ülkene yağmurlarını gönder. Ülkeyi kıtlık, salgın hastalık, samyeli, küf, tırtıl ya da çekirgeler kavurduğunda, düşmanlar kentlerden birinde halkını kuşattığında, herhangi bir felaket ya da hastalık ortalığı sardığında… </text:span><text:span text:style-name="T3">dua edip yakararak</text:span><text:span text:style-name="T1"> ellerini bu tapınağa doğru açarsa… bağışla. İnsanların yüreklerini yalnızca Sen bilirsin… atalarımıza verdiğin bu ülkede yaşadıkları sürece Sen'den korksunlar… Senin yüce adını, gücünü, kudretini duyup uzak ülkelerden gelen yabancılar bu tapınağa gelip </text:span><text:span text:style-name="T3">dua ederlerse</text:span><text:span text:style-name="T1">… yalvarışlarını yanıtla. Öyle ki, dünyanın bütün ulusları… Senin adını bilsin, Sen'den korksun… adına yaptırdığım bu tapınağa yönelip </text:span><text:span text:style-name="T3">dua ederse</text:span><text:span text:style-name="T1">… onları kurtar… Pişmanlık duyup günahlarından döner, ‘Günah işledik, yoldan sapıp kötülük yaptık' diyerek </text:span><text:span text:style-name="T3">Sana yakarırlarsa</text:span><text:span text:style-name="T1">, tutsak oldukları ülkede candan ve yürekten Sana dönerlerse, atalarına verdiğin ülkelerine, seçtiğin kente ve adına yaptırdığım tapınağına yönelip dua ederlerse… dualarına, yakarışlarına kulak ver, onları kurtar… bütün suçları bağışla. Düşmanlarının onlara acımasını sağla…" </text:span><text:span text:style-name="T3">Süleyman, Rab'be duasını ve yalvarışını bitirince</text:span><text:span text:style-name="T1">, elleri göklere açık, dizleri üzerine çökmüş olduğu Rab'bin sunağının önünden kalktı. (1. Krallar, 8:22-54)</text:span></text:p>
      <text:p text:style-name="P15"><text:span text:style-name="T1">…</text:span><text:span text:style-name="T7"> </text:span><text:span text:style-name="T1">Yüzümü Rab Allah'a çevirdim. </text:span><text:span text:style-name="T3">Duayla, yakarışla, oruçla O'na yalvardım</text:span><text:span text:style-name="T1">… Rab </text:span><text:span text:style-name="T3">Allah'ıma dua edip</text:span><text:span text:style-name="T1"> günahlarımızı itiraf ettim…: "Ya Rab… Buyruklarından, ilkelerinden ayrılıp günah, suç işledik, kötülük </text:span><text:soft-page-break/><text:span text:style-name="T1">yaptık, başkaldırdık. Senin adına krallarımıza, önderlerimize, atalarımıza, ülkedeki bütün halka seslenen kulların peygamberleri dinlemedik. Sen adaletlisin, ya Rab! Sadakatsizliğimiz yüzünden bizi uzak yakın ülkelere sürdün… bugün utanç içindeyiz. Evet, ya Rab, bizler, krallarımız, önderlerimiz, atalarımız Sana karşı işlediğimiz günah yüzünden utanç içindeyiz. Sana karşı geldiğimiz halde, sen acıyan, bağışlayan Allah'ımız Rab'sin. Allah'ımız Rab'bin sözüne kulak vermedik, kulları peygamberler aracılığıyla bize verdiği yasalara uymadık… Bu yüzden Allah kulu Musa'nın Yasası'nda yazılan lanet başımıza yağdı, içilen ant yerine geldi. Çünkü Sana karşı günah işledik. Üzerimize büyük yıkım getirerek bizim ve bizi yöneten önderlerimiz için söylediğin sözleri yerine getirdin… Musa'nın Yasası'nda yazıldığı gibi, bütün bu yıkımlar başımıza geldi. Buna karşın, ey Allah'ımız Rab, suçumuzdan dönüp Senin gerçeklerine yönelerek lütfunu dilemedik… Şimdi, </text:span><text:span text:style-name="T3">ey Allah'ımız, kulunun duasını, yakarışını işit</text:span><text:span text:style-name="T1">… Doğruluğumuzdan değil, </text:span><text:span text:style-name="T3">Senin büyük merhametinden ötürü dilekte bulunuyoruz</text:span><text:span text:style-name="T1">. Ya Rab, bağışla!... Ey Allah'ım, adının hatırı için gecikme!..." (Daniel, 9:3-19)</text:span></text:p>
      <text:p text:style-name="P15"><text:span text:style-name="T1">…</text:span><text:span text:style-name="T7"> </text:span><text:span text:style-name="T1">Peygamber İlyas sunağa yaklaşıp </text:span><text:span text:style-name="T3">şöyle dua etti</text:span><text:span text:style-name="T1">: "… Ben de Senin kulunum ve bütün bunları Senin buyruklarınla yaptım. Ya Rab, bana yanıt ver!... Onların yine Sana dönmelerini sağla." (1. Krallar, 18:36-37)</text:span></text:p>
      <text:p text:style-name="P15"><text:span text:style-name="T1">…</text:span><text:span text:style-name="T7"> </text:span><text:span text:style-name="T1">Oruç tutup göklerin Allah'ına </text:span><text:span text:style-name="T3">dua ettim</text:span><text:span text:style-name="T1">: "… Yüce ve görkemli Allah! Ya Rab, halimi gör, gece gündüz… </text:span><text:span text:style-name="T3">ettiğim duaya </text:span><text:span text:style-name="T1">kulak ver… Beni bugün başarılı kıl…" (Nehemya, 1:4-7, 11)</text:span></text:p>
      <text:p text:style-name="P15"><text:span text:style-name="T1">…</text:span><text:span text:style-name="T7"> </text:span><text:span text:style-name="T1">Rab'bin huzurunda mektubu yere yayarak </text:span><text:span text:style-name="T3">şöyle dua etti</text:span><text:span text:style-name="T1">: "… Herşeye egemen Rab, bütün dünya krallıklarının tek Allah'ı Sensin. Yeri, göğü Sen yarattın…" (Yeşaya, 37:14-16)</text:span></text:p>
      <text:p text:style-name="P15"><text:span text:style-name="T1">... O kent için </text:span><text:span text:style-name="T3">Rab'be dua edin</text:span><text:span text:style-name="T1">... (Yeremya, 29:7)</text:span></text:p>
      <text:p text:style-name="P15"><text:span text:style-name="T1">... sağ kalanlarımız için </text:span><text:span text:style-name="T3">dua et</text:span><text:span text:style-name="T1">. (2. Krallar, 19:4)</text:span></text:p>
      <text:p text:style-name="P15"><text:span text:style-name="T1">... sağ kalalım diye </text:span><text:span text:style-name="T3">dua etsinler</text:span><text:span text:style-name="T1">. (Ezra, 6:10)</text:span></text:p>
      <text:p text:style-name="P15"><text:span text:style-name="T1">... </text:span><text:span text:style-name="T3">Şöyle dua etti</text:span><text:span text:style-name="T1">: "... Rab, bütün dünya krallıklarının tek Allah'ı Sensin. Yeri, göğü Sen yarattın." (2. Krallar, 19:15)</text:span></text:p>
      <text:p text:style-name="P15"><text:span text:style-name="T1">Sonra şöyle </text:span><text:span text:style-name="T3">dua etti</text:span><text:span text:style-name="T1">: "Ya Rab, lütfen onun gözlerini aç, görsün!"... (2. Krallar, 6:17)</text:span></text:p>
      <text:p text:style-name="P15"><text:span text:style-name="T1">İlyas üç kez çocuğun üzerine kapanıp </text:span><text:span text:style-name="T3">Rab'be şöyle dua</text:span><text:span text:style-name="T1"> etti: "Ya Rab Allah'ım, bu çocuğa yeniden can ver." (1. Krallar, 17:21)</text:span></text:p>
      <text:p text:style-name="P15"><text:span text:style-name="T1">"</text:span><text:span text:style-name="T3">Sana yakarıyorum, ya Rab</text:span><text:span text:style-name="T1">… bırakma, terk etme beni, ey beni kurtaran Allah!... Ya Rab, yolunu öğret bana… düz yolda bana öncülük et." (Mezmurlar, 27:7-11)</text:span></text:p>
      <text:p text:style-name="P22"/>
      <text:h text:style-name="P47" text:outline-level="2">Tevrat'ta Meleklere İman</text:h>
      <text:p text:style-name="P15"><text:span text:style-name="T3">Çünkü Allah meleklerine buyruk verecek, gideceğin her yerde seni korusunlar diye</text:span><text:span text:style-name="T1">. Elleri üzerinde taşıyacaklar seni, ayağın bir taşa çarpmasın diye. Aslanın, kobranın üzerine basıp geçeceksin, genç aslanı, yılanı çiğneyeceksin. "Beni sevdiği için onu kurtaracağım" diyor Rab, "Beni iyi tanıdığı için ona kale olacağım. Bana seslenince onu yanıtlayacağım, sıkıntıda onun yanında olacağım, kurtarıp yücelteceğim onu. Onu uzun ömürle doyuracak, ona kurtarışımı göstereceğim." (Mezmurlar,</text:span><text:span text:style-name="T3"> </text:span><text:span text:style-name="T1">91: 11-16) </text:span></text:p>
      <text:p text:style-name="P15"><text:span text:style-name="T1">... </text:span><text:span text:style-name="T3">Ansızın bir melek ona dokunarak, "Kalk yemek ye" dedi</text:span><text:span text:style-name="T1">. İlyas çevresine bakınca yanıbaşında, kızgın taşların üstünde bir pideyle bir testi su gördü. Yiyip içtikten sonra yine uzandı. </text:span><text:span text:style-name="T3">Rab'bin meleği ikinci kez </text:span><text:soft-page-break/><text:span text:style-name="T3">geldi, </text:span><text:span text:style-name="T1">ona dokunarak, "Kalk yemeğini ye. Gideceğin yol çok uzun" dedi. İlyas kalktı, yiyip içti. Yediklerinden aldığı güçle kırk gün kırk gece... yürüdü. (1. Krallar, 19:5-8)</text:span></text:p>
      <text:p text:style-name="P15"><text:span text:style-name="T1">"Efendim, </text:span><text:span text:style-name="T2">‘Yolunda yürüdüğüm Rab meleğini seninle gönderecek, yolunu açacak'</text:span><text:span text:style-name="T1"> dedi..." (Yaratılış, 24:40)</text:span></text:p>
      <text:p text:style-name="P15"><text:span text:style-name="T2">Rab... "Şimdi git, halkı sana söylediğim yere götür.</text:span><text:span text:style-name="T1"> Meleğim sana öncülük edecek. </text:span><text:span text:style-name="T2">Ama zamanı gelince günahlarından ötürü onları cezalandıracağım."</text:span><text:span text:style-name="T1"> (Mısır'dan Çıkış, 32:33-34)</text:span></text:p>
      <text:p text:style-name="P15"><text:span text:style-name="T1">Yakup yoluna devam ederken, </text:span><text:span text:style-name="T3">Allah'ının melekleriyle</text:span><text:span text:style-name="T1"> karşılaştı. (Yaratılış, 32:1)</text:span></text:p>
      <text:p text:style-name="P15"><text:span text:style-name="T1">Ama biz Rab'be yakarınca, yakarışımızı işitti. </text:span><text:span text:style-name="T3">Bir melek gönderip bizi Mısır'dan çıkardı</text:span><text:span text:style-name="T1">... (Çölde Sayım,</text:span><text:span text:style-name="T3"> </text:span><text:span text:style-name="T1">20:16) </text:span></text:p>
      <text:p text:style-name="P15"><text:span text:style-name="T1">Bundan sonra </text:span><text:span text:style-name="T3">Rab meleğe</text:span><text:span text:style-name="T1"> kılıcını kınına koymasını </text:span><text:span text:style-name="T3">buyurdu.</text:span><text:span text:style-name="T1"> </text:span><text:span text:style-name="T3">Melek buyruğa uydu</text:span><text:span text:style-name="T1">. (1. Tarihler, 21:27)</text:span></text:p>
      <text:p text:style-name="P15"><text:span text:style-name="T1">Tan ağarırken </text:span><text:span text:style-name="T3">melekler Lut'a</text:span><text:span text:style-name="T1"> "... iki kızını al, hemen buradan uzaklaş" diye üstelediler... (Yaratılış, 19:15)</text:span></text:p>
      <text:p text:style-name="P15"><text:span text:style-name="T3">İki melek</text:span><text:span text:style-name="T1"> akşamleyin Sodom'a vardılar. Lut kentin kapısında oturuyordu. Onları görür görmez karşılamak için ayağa kalktı...</text:span><text:span text:style-name="T3"> </text:span><text:span text:style-name="T1">(Yaratılış</text:span><text:span text:style-name="T3">, </text:span><text:span text:style-name="T1">19: 1)</text:span></text:p>
      <text:p text:style-name="P15"><text:span text:style-name="T1">"Yolda sizi koruması, hazırladığım yere götürmesi için </text:span><text:span text:style-name="T3">önünüzden bir melek gönderiyorum.</text:span><text:span text:style-name="T1"> </text:span><text:span text:style-name="T3">Ona dikkat edin, sözünü dinleyin, başkaldırmayın</text:span><text:span text:style-name="T1">. Çünkü </text:span><text:span text:style-name="T3">Beni temsil ettiği için </text:span><text:span text:style-name="T1">başkaldırınızı bağışlamaz. Ama onun sözünü dikkatle dinler, bütün söylediklerimi yerine getirirseniz, düşmanlarınıza düşman, hasımlarınıza hasım olacağım.</text:span><text:span text:style-name="T3"> Meleğim önünüzden gidecek...</text:span><text:span text:style-name="T1"> (Mısır'dan Çıkış, 23:20-23)</text:span></text:p>
      <text:p text:style-name="P15"><text:span text:style-name="T3">Süt ve bal akan ülkeye senden önce</text:span><text:span text:style-name="T1"> bir melek gönderecek...</text:span><text:span text:style-name="T3"> </text:span><text:span text:style-name="T1">(Mısır'dan Çıkış, 33:2-3)</text:span></text:p>
      <text:p text:style-name="P15"><text:span text:style-name="T3">Rab bir melek göndererek </text:span><text:span text:style-name="T1">Asur Kralı'nın ordugahındaki bütün yiğit savaşçıları, önderleri, komutanları yok etti. Asur Kralı utanç içinde ülkesine döndü... (2. Tarihler, 32:21) </text:span></text:p>
      <text:p text:style-name="P15"><text:span text:style-name="T1">Rab'be övgüler sunun, ey sizler, </text:span><text:span text:style-name="T3">O'nun melekleri, </text:span><text:span text:style-name="T1">O'nun sözünü dinleyen, söylediklerini yerine getiren güç sahipleri! Rab'be övgüler sunun, ey sizler, O'nun bütün göksel orduları, isteğini yerine getiren kulları! Rab'be övgüler sunun, ey O'nun egemen olduğu yerlerdeki bütün yaratıklar! Rab'be övgüler sun, ey gönlüm! (Mezmurlar, 103:20-22)</text:span></text:p>
      <text:p text:style-name="P15"><text:span text:style-name="T1">Ey </text:span><text:span text:style-name="T3">bütün melekleri, </text:span><text:span text:style-name="T1">O'na övgüler sunun, övgüler sunun O'na, ey bütün göksel orduları! (Mezmurlar, 148:2) </text:span></text:p>
      <text:p text:style-name="P15"><text:span text:style-name="T1">"Efendim, bunlar ne?" diye sordum. </text:span><text:span text:style-name="T3">Benimle konuşan melek, </text:span><text:span text:style-name="T1">"Bunların ne olduğunu sana göstereceğim" diye yanıtladı. Mersin ağaçları arasında duran adam da, "Bunlar dünyayı dolaşmak için Rab'bin gönderdikleridir." diye açıkladı. Mersin ağaçları arasında duran</text:span><text:span text:style-name="T3"> Rab'bin meleğine, "Dünyayı dolaştık" dediler, "İşte bütün dünya esenlik ve güvenlik içinde!"</text:span><text:span text:style-name="T1"> (Zekeriya, 1:9-11)</text:span></text:p>
      <text:p text:style-name="P15"><text:span text:style-name="T3">Melek... </text:span><text:span text:style-name="T1">bunun üzerine şöyle dedi: "Rab... ‘Güçle kuvvetle değil, ancak Benim ruhumla başaracaksın.' diyor. Böyle diyor herşeye egemen Rab." (Zekeriya, 4:5-6)</text:span></text:p>
      <text:p text:style-name="P15"><text:span text:style-name="T3">Rab'bin meleği ona görünerek, </text:span><text:span text:style-name="T1">"Ey yiğit savaşçı, Rab seninledir" dedi. (Hakimler, 6:12)</text:span></text:p>
      <text:p text:style-name="P15"><text:span text:style-name="T3">Rab'bin meleği kadına görünerek, </text:span><text:span text:style-name="T1">"Kısır olduğun, çocuk doğurmadığın halde gebe kalıp bir oğul doğuracaksın" dedi... Kadın tarladayken </text:span><text:span text:style-name="T3">Allah'ının meleği yine ona göründü... </text:span><text:span text:style-name="T1">(Hakimler, 13:3-9)</text:span></text:p>
      <text:p text:style-name="P22"/>
      <text:p text:style-name="P22"/>
      <text:h text:style-name="P9" text:outline-level="1">TEVRAT'TA TAVSİYE EDİLEN GÜZEL AHLAK ÖZELLİKLERİ</text:h>
      <text:p text:style-name="P30"/>
      <text:p text:style-name="P25"/>
      <text:h text:style-name="P48" text:outline-level="2">Tevrat'ta Alçakgönüllü Olmak, Gurur ve Kibirden Sakınmak</text:h>
      <text:p text:style-name="P15"><text:span text:style-name="T12">Allah'ı </text:span><text:span text:style-name="T14">Rab'bin gözünde kötü olanı yaptı</text:span><text:span text:style-name="T12">. Rab'bin sözünü bildiren Peygamber Yeremya'nın karşısında </text:span><text:span text:style-name="T14">alçakgönüllü davranmadı</text:span><text:span text:style-name="T12">. (2. Tarihler, 36:12)</text:span></text:p>
      <text:p text:style-name="P15"><text:span text:style-name="T12">Yakında kötünün sonu gelecek, yerini arasan da bulunmayacak. Ama </text:span><text:span text:style-name="T14">alçakgönüllüler ülkeyi miras alacak, derin bir huzurun zevkini tadacak</text:span><text:span text:style-name="T12">. (Mezmurlar, 37:10-11)</text:span></text:p>
      <text:p text:style-name="P15"><text:span text:style-name="T12">Küstahlığın ardından utanç gelir, ama </text:span><text:span text:style-name="T14">bilgelik alçakgönüllülerdedir</text:span><text:span text:style-name="T12">. (Süleyman'ın Özdeyişleri, 11:2)</text:span></text:p>
      <text:p text:style-name="P15"><text:span text:style-name="T13">Gururun ardından yıkım, kibirli ruhun ardından da düşüş gelir.</text:span><text:span text:style-name="T12"> (Süleyman'ın Özdeyişleri, 16:18)</text:span></text:p>
      <text:p text:style-name="P15"><text:span text:style-name="T13">Alçakgönüllülüğün ve Rab korkusunun ödülü, zenginlik, onur ve yaşamdır.</text:span><text:span text:style-name="T12"> (Süleyman'ın Özdeyişleri, 22:4)</text:span></text:p>
      <text:p text:style-name="P15"><text:span text:style-name="T12">Rab yüksekse de, </text:span><text:span text:style-name="T14">alçakgönüllüleri gözetir</text:span><text:span text:style-name="T12">, küstahları uzaktan tanır. (Mezmurlar, 138:6)</text:span></text:p>
      <text:p text:style-name="P15"><text:span text:style-name="T12">Rab korkusu bilgelik öğretir, </text:span><text:span text:style-name="T14">alçakgönüllülük de onurun önkoşuludur</text:span><text:span text:style-name="T12">. (Süleyman'ın Özdeyişleri, 15:33)</text:span></text:p>
      <text:p text:style-name="P15"><text:span text:style-name="T12">... Ancak </text:span><text:span text:style-name="T13">Ben alçakgönüllüye, ruhu ezik olana, sözümden titreyen kişiye değer veririm.</text:span><text:span text:style-name="T12"> (Yeşaya, 66:2)</text:span></text:p>
      <text:p text:style-name="P15"><text:span text:style-name="T12">Ey insanlar, Rab iyi olanı size bildirdi; adil davranmanızdan, sadakati sevmenizden ve </text:span><text:span text:style-name="T14">alçakgönüllülükle yolunda yürümeniz</text:span><text:span text:style-name="T12">den başka Allah'ınız Rab sizden ne istedi? (Mika, 6:8)</text:span></text:p>
      <text:p text:style-name="P15"><text:span text:style-name="T12">Ticaretteki üstün becerilerin sayesinde servetini çoğalttın, </text:span><text:span text:style-name="T14">zenginliğin seni gurura sürükledi</text:span><text:span text:style-name="T12">. (Hezekiel, 28:25)</text:span></text:p>
      <text:p text:style-name="P15"><text:span text:style-name="T14">Güzelliğinden ötürü gurura kapıldın</text:span><text:span text:style-name="T12">, görkeminden ötürü bilgeliğini bozdun. Böylece seni yere attım, kralların önünde seni yüzkarası yaptım. (Hezekiel, 28:17)</text:span></text:p>
      <text:p text:style-name="P15"><text:span text:style-name="T12">Ne var ki, </text:span><text:span text:style-name="T14">gurura kapılıp saygısızlıkta direnince</text:span><text:span text:style-name="T12"> krallık tahtından indirildi, yüceliği kendisinden alındı. (Daniel, 5:20)</text:span></text:p>
      <text:p text:style-name="P15"><text:span text:style-name="T12">Otlaklara sahip olunca doydular, doyunca </text:span><text:span text:style-name="T14">gurura kapıldılar; bu yüzden unuttular Beni</text:span><text:span text:style-name="T12">. (Hoşea, 13:6)</text:span></text:p>
      <text:p text:style-name="P15"><text:span text:style-name="T12">Kaya kovuklarında yaşayan, evini yükseklerde kuran sen! </text:span><text:span text:style-name="T14">Yüreğindeki gurur seni aldattı</text:span><text:span text:style-name="T12">. İçinden, "Beni kim yere indirebilir?" diyorsun. "Kartal gibi yükselsen de, yuvanı yıldızlar arasında kursan da, oradan indireceğim seni" diyor Rab. (Ovadya, 1:3-4)</text:span></text:p>
      <text:p text:style-name="P15"><text:span text:style-name="T12">Egemen Rab şöyle diyor: "... Artık eskisi gibi olmayacak. </text:span><text:span text:style-name="T14">Alçakgönüllü yükseltilecek, gururlu alçaltılacak.</text:span><text:span text:style-name="T12">" (Hezekiel, 21:26)</text:span></text:p>
      <text:p text:style-name="P15"><text:soft-page-break/><text:span text:style-name="T12">Ey Rab'bin ilkelerini yerine getirenler, ülkedeki bütün </text:span><text:span text:style-name="T14">alçakgönüllüler, Rab'be yönelin</text:span><text:span text:style-name="T12">. Doğruluğu ve </text:span><text:span text:style-name="T14">alçakgönüllülüğü amaç edinin</text:span><text:span text:style-name="T12">. Belki Rab'bin öfke gününde kurtulabilirsiniz. (Sefenya, 2:3)</text:span></text:p>
      <text:p text:style-name="P15"><text:span text:style-name="T13">... Alçakgönüllüleri zafer tacıyla süsler.</text:span><text:span text:style-name="T12"> (Mezmurlar, 149:4)</text:span></text:p>
      <text:p text:style-name="P15"><text:span text:style-name="T14">Alçakgönüllüleri kurtarır</text:span><text:span text:style-name="T12">, gururluların başını eğersin. (Mezmurlar, 18:27)</text:span></text:p>
      <text:p text:style-name="P15"><text:span text:style-name="T12">Dinleyin, kulak verin, </text:span><text:span text:style-name="T14">gururlanmayın</text:span><text:span text:style-name="T12">, çünkü Rab konuştu... (Yeremya, 13:15)</text:span></text:p>
      <text:p text:style-name="P15"><text:span text:style-name="T14">Alçakgönüllülere </text:span><text:span text:style-name="T12">adalet yolunda öncülük eder,</text:span><text:span text:style-name="T14"> Kendi yolunu öğretir onlara</text:span><text:span text:style-name="T12">. (Mezmurlar, 25:9)</text:span></text:p>
      <text:p text:style-name="P15"><text:span text:style-name="T12">Rab alaycılarla alay eder, ama </text:span><text:span text:style-name="T14">alçakgönüllülere lütfeder</text:span><text:span text:style-name="T12">. (Süleyman'ın Özdeyişleri, 3:34)</text:span></text:p>
      <text:p text:style-name="P17">... Rab diyor ki, "Ne zamana dek alçakgönüllü olmayı reddedeceksin?..." (Mısır'dan Çıkış, 10:3)</text:p>
      <text:p text:style-name="P15"><text:span text:style-name="T12">Musa yeryüzünde yaşayan </text:span><text:span text:style-name="T14">herkesten daha alçakgönüllüydü</text:span><text:span text:style-name="T12">. (Çölde Sayım, 12:3)</text:span></text:p>
      <text:p text:style-name="P15"><text:span text:style-name="T14">Alçakgönüllüleri kurtarır</text:span><text:span text:style-name="T12">, gururluları gözler, gururunu kırarsın. (2. Samuel, 22:28)</text:span></text:p>
      <text:p text:style-name="P15"><text:span text:style-name="T12">... Alçakgönüllü bir yol tuttu... Önümde ne denli alçakgönüllü davrandığını gördün mü? Bu </text:span><text:span text:style-name="T14">alçakgönüllülüğünden ötürü yaşamı boyunca Ben de onu sıkıntıya sokmayacağım</text:span><text:span text:style-name="T12">..." (1. Krallar, 21:27, 29)</text:span></text:p>
      <text:p text:style-name="P15"><text:span text:style-name="T12">... </text:span><text:span text:style-name="T14">Alçakgönüllülüğü takınır</text:span><text:span text:style-name="T12">, Bana yönelip dua eder, kötü yollarından dönerse... günahlarını bağışlayıp ülkelerini sağlığa kavuşturacağım. (2. Tarihler, 7:14)</text:span></text:p>
      <text:p text:style-name="P17">... Rab onların alçakgönüllü bir tutum takındıklarını görünce... şöyle dedi: "Madem alçakgönüllü bir tutum takındılar, onları yok etmeyeceğim..." (2. Tarihler, 12:7)</text:p>
      <text:p text:style-name="P15"><text:span text:style-name="T12">Ne var ki... kendisine yapılan bu iyiliğe yaraşır biçimde davranmayıp </text:span><text:span text:style-name="T14">büyüklendi</text:span><text:span text:style-name="T12">... </text:span><text:span text:style-name="T14">Gururu bırakıp alçakgönüllü davranmaya başladıla</text:span><text:span text:style-name="T12">r. Bu sayede... Rab'bin öfkesine uğramadılar. (2. Tarihler, 32:25-26)</text:span></text:p>
      <text:p text:style-name="P17">... Allah'ı önünde son derece alçakgönüllü davrandı. (2. Tarihler, 33:12)</text:p>
      <text:p text:style-name="P17">... Rab'bin önünde alçakgönüllülüğü takınan babası... (2. Tarihler, 33:23)</text:p>
      <text:p text:style-name="P15"><text:span text:style-name="T14">Allah'ımızın önünde alçakgönüllü davranmak</text:span><text:span text:style-name="T12">, O'ndan kendimiz, çocuklarımız, mallarımız için güvenli bir yolculuk dilemek üzere orada... oruç ilan ettim. (Ezra 8:21)</text:span></text:p>
      <text:p text:style-name="P15"><text:span text:style-name="T12">İnsanlar seni alçaltınca, güvenini yitirme, çünkü </text:span><text:span text:style-name="T14">Allah alçakgönüllüleri kurtarır</text:span><text:span text:style-name="T12">. (Eyüp, 22:29)</text:span></text:p>
      <text:p text:style-name="P17">Oysa onlar hastalanınca ben çula sarınır, oruç tutup alçakgönüllü olurdum... (Mezmurlar, 35:13-14)</text:p>
      <text:p text:style-name="P15"><text:span text:style-name="T12">Senin kabul ettiğin kurban alçakgönüllü bir ruhtur, </text:span><text:span text:style-name="T14">alçakgönüllü ve pişman bir yüreği hor görmezsin</text:span><text:span text:style-name="T12">, ey Allah. (Mezmurlar, 51:17)</text:span></text:p>
      <text:p text:style-name="P15"><text:span text:style-name="T12">Mazlumlar arasında </text:span><text:span text:style-name="T14">alçakgönüllü biri olmak</text:span><text:span text:style-name="T12">, kibirlilerle çapul malı paylaşmaktan iyidir. Öğüde kulak veren başarıya ulaşır, Rab'be güvenen mutlu olur. (Süleyman'ın Özdeyişleri, 16:19-20)</text:span></text:p>
      <text:p text:style-name="P15"><text:span text:style-name="T12">Yürekteki gururu düşüş, </text:span><text:span text:style-name="T14">alçakgönüllülüğü ise onur izler</text:span><text:span text:style-name="T12">. (Süleyman'ın Özdeyişleri, 18:12)</text:span></text:p>
      <text:p text:style-name="P15"><text:span text:style-name="T12">Öfkeli kişi çekişme yaratır, huysuz kişinin başkaldırısı eksik olmaz. Kibir insanı küçük düşürür, </text:span><text:span text:style-name="T14">alçakgönüllülükse onur kazandırır</text:span><text:span text:style-name="T12">. (Süleyman'ın Özdeyişleri, 29:22-23)</text:span></text:p>
      <text:p text:style-name="P15"><text:span text:style-name="T12">Yüce ve görkemli olan, sonsuzlukta yaşayan, adı kutsal olan diyor ki, "... </text:span><text:span text:style-name="T14">Alçakgönüllülerle, ezilenlerle birlikteyim</text:span><text:span text:style-name="T12">. Yüreklerini sevindirmek için ezilenlerin yanındayım." (Yeşaya, 57:15)</text:span></text:p>
      <text:p text:style-name="P15"><text:soft-page-break/><text:span text:style-name="T12">... "Giysisinin üstüne bir de </text:span><text:span text:style-name="T14">zorbalığı kuşanan kişiden de nefret ederim</text:span><text:span text:style-name="T12">." böyle diyor herşeye egemen Rab. Bunun için kendinize dikkat edin ve ihanet etmeyin. (Malaki, 2:16)</text:span></text:p>
      <text:p text:style-name="P15"><text:span text:style-name="T12">Rab'bin nefret ettiği altı şey, iğrendiği yedi şey vardır: </text:span><text:span text:style-name="T14">Gururlu gözler</text:span><text:span text:style-name="T12">, yalancı dil, suçsuz kanı döken eller, düzenbaz yürek, kötülüğe seğirten ayaklar, yalan soluyan yalancı tanık ve kardeşler arasında çekişme yaratan kişi. </text:span><text:span text:style-name="T14">Gururun ardından yıkım, kibirli ruhun ardından da düşüş gelir. </text:span><text:span text:style-name="T12">Mazlumlar arasında </text:span><text:span text:style-name="T14">alçakgönüllü biri olmak, kibirlilerle çapul malı paylaşmaktan iyidir</text:span><text:span text:style-name="T12">. (Süleyman'ın Özdeyişleri, 6:16-19)</text:span></text:p>
      <text:p text:style-name="P15"><text:span text:style-name="T12">... Gururlu, küstah olanları uzaklaştıracağım aralarından... </text:span><text:span text:style-name="T14">Bir daha böbürlenmeyecekler.</text:span><text:span text:style-name="T12"> Orada sadece Benim adıma sığınan </text:span><text:span text:style-name="T14">uysal ve alçakgönüllüleri bırakacağım</text:span><text:span text:style-name="T12">. (Sefenya, 3:11-12)</text:span></text:p>
      <text:p text:style-name="P15"><text:span text:style-name="T12">Rab'den korkmak kötülükten nefret etmek demektir. </text:span><text:span text:style-name="T14">Kibirden, küstahlıktan</text:span><text:span text:style-name="T12">, kötü yoldan, sapık ağızdan </text:span><text:span text:style-name="T14">nefret ederim</text:span><text:span text:style-name="T12">. (Süleyman'ın Özdeyişleri, 8:13)</text:span></text:p>
      <text:p text:style-name="P15"><text:span text:style-name="T14">Kibirden ancak kavga çıkar</text:span><text:span text:style-name="T12">, öğüt dinleyense bilgedir. (Süleyman'ın Özdeyişleri, 13:10)</text:span></text:p>
      <text:p text:style-name="P15"><text:span text:style-name="T12">Onlar acı nedir bilmezler, bedenleri sağlıklı ve semizdir. Başkalarının derdini bilmez, onlar gibi çile çekmezler. Bu yüzden </text:span><text:span text:style-name="T14">gurur onların gerdanlığı, zorbalık onları örten bir giysi gibidir</text:span><text:span text:style-name="T12">. Şişmanlıktan gözleri dışarı fırlar, içleri kötülük kazanı gibi kaynar. İnsanlarla eğlenir, kötü niyetle konuşur, </text:span><text:span text:style-name="T14">tepeden bakar</text:span><text:span text:style-name="T12">, baskıyla tehdit ederler. Göklere karşı ağızlarını açarlar, boş sözleri yeryüzünü dolaşır. (Mezmurlar, 73:4-9)</text:span></text:p>
      <text:p text:style-name="P15"><text:span text:style-name="T14">Rab kibirlinin evini yıkar</text:span><text:span text:style-name="T12">... Yaşam veren uyarıları dinleyen, bilgeler arasında konaklar. (Süleyman'ın Özdeyişleri, 15:25, 31)</text:span></text:p>
      <text:p text:style-name="P15"><text:span text:style-name="T14">Küstah bakışlar ve kibirli yürek</text:span><text:span text:style-name="T12"> kötülerin çırası ve günahıdır. (Süleyman'ın Özdeyişleri, 21:4)</text:span></text:p>
      <text:p text:style-name="P15"><text:span text:style-name="T12">Bir olayın sonu başlangıcından iyidir. </text:span><text:span text:style-name="T14">Sabırlı kibirliden iyidir</text:span><text:span text:style-name="T12">. (Vaiz, 7:8)</text:span></text:p>
      <text:p text:style-name="P15"><text:span text:style-name="T12">Çünkü herşeye egemen Rab o gün </text:span><text:span text:style-name="T13">kibirlileri, gururluları, kendini beğenmişleri alçaltacak; insanların gururu, kibiri kırılacak, </text:span><text:span text:style-name="T12">o gün yalnız Rab yüceltilecek. (Yeşaya, 2:12-13)</text:span></text:p>
      <text:p text:style-name="P15"><text:span text:style-name="T13">... Kibirli yüreği, övüngen bakışları yüzünden cezalandıracağım.</text:span><text:span text:style-name="T12"> (Yeşaya, 10:12)</text:span></text:p>
      <text:p text:style-name="P15"><text:span text:style-name="T12">Rab diyor ki, "Kötülüğünden ötürü dünyayı, suçlarından ötürü kötüleri cezalandıracağım. </text:span><text:span text:style-name="T14">Kibirlilerin küstahlığını sona erdirecek, zalimlerin gururunu kıracağım</text:span><text:span text:style-name="T12">." (Yeşaya, 13:11)</text:span></text:p>
      <text:p text:style-name="P15"><text:span text:style-name="T12">Ne var ki, </text:span><text:span text:style-name="T14">güçlenince kendisini yıkıma sürükleyecek bir gurura kapıldı</text:span><text:span text:style-name="T12">. Allah'ı Rab'be ihanet etti... (2. Tarihler, 26:16)</text:span></text:p>
      <text:p text:style-name="P15"><text:span text:style-name="T12">Ama atalarımız </text:span><text:span text:style-name="T14">gurura kapıldı; dikbaşlılık edip buyruklarına uymadılar</text:span><text:span text:style-name="T12">. Söz dinlemek istemediler, aralarında yaptığın harikaları unuttular. </text:span><text:span text:style-name="T14">Dikbaşlılık ettiler</text:span><text:span text:style-name="T12">, eski kölelik yaşamlarına dönmek için kendilerine bir önder bularak başkaldırdılar... (Nehemya, 9:16-17)</text:span></text:p>
      <text:p text:style-name="P15"><text:span text:style-name="T12">Kulaklarına konuşur, uyarısıyla onları korkutur; onları yaptıkları kötülükten döndürmek, </text:span><text:span text:style-name="T14">gururdan uzak tutmak</text:span><text:span text:style-name="T12">, canlarını çukurdan, hayatlarını ölümden kurtarmak için. (Eyüp, 33:16-18)</text:span></text:p>
      <text:p text:style-name="P17">Kötülerin gururu yüzünden insanlar feryat ediyor... (Eyüp, 35:12)</text:p>
      <text:p text:style-name="P15"><text:span text:style-name="T12">Onlara yaptıklarını, </text:span><text:span text:style-name="T14">gurura kapılıp isyan ettiklerini </text:span><text:span text:style-name="T12">bildirir. Öğüdünü dinletir, kötülükten dönmelerini buyurur. Eğer dinler ve O'na kulluk ederlerse, kalan günlerini bolluk, yıllarını rahatlık içinde geçirirler. Ama dinlemezlerse ölür, ders almadan yok olurlar. (Eyüp, 36:9-12)</text:span></text:p>
      <text:p text:style-name="P15"><text:soft-page-break/><text:span text:style-name="T14">Kötüler gururla mazlumları avlıyor</text:span><text:span text:style-name="T12">, mazlumlar kötülerin kurduğu tuzağa düşüyor. Kötü insan içindeki isteklerle övünür... </text:span><text:span text:style-name="T14">Kendini beğenmiş kötü insan</text:span><text:span text:style-name="T12"> Allah'a yönelmez... Öyle yücedir ki Senin yargıların, kötüler anlayamaz, düşmanına burun kıvırır. (Mezmurlar, 10:2-5)</text:span></text:p>
      <text:p text:style-name="P17">Ne mutlu Rab'be güvenen insana, gururluya, yalana sapana ilgi duymayana. (Mezmurlar, 40:4)</text:p>
      <text:p text:style-name="P17">Kudretiyle sonsuza dek egemenlik sürer... Başkaldıranlar gurura kapılmasın! (Mezmurlar, 66:7)</text:p>
      <text:p text:style-name="P17">... Ne denli gururlanıp büyüklendiğini, kendini ne denli beğendiğini, kibirlenip küstahlaştığını, övünüp kabardığını duyduk. "Küstahlığını biliyorum" diyor Rab, "Övünmesi boşunadır, yaptıkları da." (Yeremya, 48:29-30)</text:p>
      <text:p text:style-name="P15"><text:span text:style-name="T12">... </text:span><text:span text:style-name="T14">Güçlülerin gururuna son vereceğim</text:span><text:span text:style-name="T12">... Korku gelince esenlik arayacak, ama bulamayacaklar. (Hezekiel, 7:24-25)</text:span></text:p>
      <text:p text:style-name="P15"><text:span text:style-name="T12">Kızkardeşin Sodom'un </text:span><text:span text:style-name="T14">günahı şuydu</text:span><text:span text:style-name="T12">: Kendisi de kızları da </text:span><text:span text:style-name="T14">gururluydu</text:span><text:span text:style-name="T12">, ekmeğe doymuşlardı, umursamazlardı. Düşküne, yoksula yardım elini uzatmadılar... Ahlaksızlığının ve yaptığın iğrençliklerin sonuçlarına katlanacaksın. Rab böyle diyor. (Hezekiel, 16:49, 58)</text:span></text:p>
      <text:p text:style-name="P15"><text:span text:style-name="T12">... Egemen Rab şöyle diyor: "</text:span><text:span text:style-name="T14">Gurura kapılıp</text:span><text:span text:style-name="T12"> 'Ben Allah'ım, denizlerin bağrında, Allah'ın tahtında oturuyorum' dedin. Kendini Allah sandın, oysa sen Allah değil, insansın." (Hezekiel, 28:2)</text:span></text:p>
      <text:p text:style-name="P17">... Gururu kendine karşı tanıklık ediyor; bütün bunlara karşın yine de dönmüyorlar. Ben, Allah'ları Rab'bi, aramıyorlar Beni. (Hoşea, 7:10)</text:p>
      <text:p text:style-name="P15"><text:span text:style-name="T12">Onları kutsal yasana dönmeleri için uyardınsa da, </text:span><text:span text:style-name="T14">gurura kapılarak buyruklarına karşı geldile</text:span><text:span text:style-name="T12">r. Kurallarını çiğneyip günah işlediler. Oysa kim kurallarına bağlı kalırsa yaşam bulur. İnatla Sana sırt çevirdiler, dinlemek istemediler. (Nehemya, 9:29)</text:span></text:p>
      <text:p text:style-name="P15"><text:span text:style-name="T12">Övünenlere, "</text:span><text:span text:style-name="T14">Övünmeyin</text:span><text:span text:style-name="T12"> artık!" dedim; kötülere, "Kaldırmayın başınızı! </text:span><text:span text:style-name="T14">Kaldırmayın başınızı! Tepeden konuşmayın</text:span><text:span text:style-name="T12">!" Çünkü ne doğudan, ne batıdan, ne de çöldeki dağlardan doğar yargı. Yargıç ancak Allah'tır, birini alçaltır, birini yükseltir. (Mezmurlar, 75:4-7)</text:span></text:p>
      <text:p text:style-name="P15"><text:span text:style-name="T12">Yok ederim dostunu gizlice çekiştireni, katlanamam </text:span><text:span text:style-name="T14">tepeden bakan, gururlu</text:span><text:span text:style-name="T12"> insana. (Mezmurlar, 101:5)</text:span></text:p>
      <text:p text:style-name="P15"><text:span text:style-name="T12">Ya Rab, </text:span><text:span text:style-name="T14">yüreğimde gurur yok</text:span><text:span text:style-name="T12">, gözüm yükseklerde değil... (Mezmurlar, 131:1)</text:span></text:p>
      <text:p text:style-name="P15"><text:span text:style-name="T14">Gururlu, küstah</text:span><text:span text:style-name="T12"> ve alaycı: Bunlar </text:span><text:span text:style-name="T14">kas kas kasılan</text:span><text:span text:style-name="T12"> insanın adlarıdır. (Süleyman'ın Özdeyişleri, 21:24)</text:span></text:p>
      <text:p text:style-name="P15"><text:span text:style-name="T12">Artık büyük konuşmayın, </text:span><text:span text:style-name="T14">ağzınızdan küstahça sözler</text:span><text:span text:style-name="T12"> çıkmasın. Çünkü Rab herşeyi bilen Allah'tır; O'dur davranışları tartan. (1. Samuel, 2:3)</text:span></text:p>
      <text:p text:style-name="P25"/>
      <text:h text:style-name="P48" text:outline-level="2">Tevrat'ta Öfkeyi Yenmek</text:h>
      <text:p text:style-name="P15"><text:span text:style-name="T13">Çabuk öfkelenme, çünkü öfke akılsızların bağrında barınır.</text:span><text:span text:style-name="T12"> (Vaiz, 7:9)</text:span></text:p>
      <text:p text:style-name="P15"><text:span text:style-name="T13">Geç öfkelenen akıllıdır, çabuk sinirlenen ahmaklığını gösterir.</text:span><text:span text:style-name="T12"> (Süleyman'ın Özdeyişleri, 14:29)</text:span></text:p>
      <text:p text:style-name="P15"><text:span text:style-name="T14">Çabuk öfkelenen ahmakça davranır</text:span><text:span text:style-name="T12">... (Süleyman'ın Özdeyişleri, 14:17)</text:span></text:p>
      <text:p text:style-name="P15"><text:span text:style-name="T12">Yöneticinin öfkesi sana karşı alevlenirse, yerinden ayrılma; çünkü </text:span><text:span text:style-name="T14">serinkanlılık büyük yanlışları bastırır.</text:span><text:span text:style-name="T12"> (Vaiz, 10:4)</text:span></text:p>
      <text:p text:style-name="P15"><text:soft-page-break/><text:span text:style-name="T13">Gizlice verilen armağan öfkeyi... yatıştırır.</text:span><text:span text:style-name="T12"> (Süleyman'ın Özdeyişleri, 21:14)</text:span></text:p>
      <text:p text:style-name="P15"><text:span text:style-name="T12">Alaycı kişiler kentleri bile karıştırır, </text:span><text:span text:style-name="T14">bilgelerse öfkeyi yatıştırır</text:span><text:span text:style-name="T12">. Bilge kişiyle davası olan ahmak kızar, alay eder ve rahat vermez. (Süleyman'ın Özdeyişleri, 29:8-9)</text:span></text:p>
      <text:p text:style-name="P15"><text:span text:style-name="T14">Öfkeli kişi çekişme yaratır</text:span><text:span text:style-name="T12">, huysuz kişinin başkaldırısı eksik olmaz. (Süleyman'ın Özdeyişleri, 29:22)</text:span></text:p>
      <text:p text:style-name="P15"><text:span text:style-name="T12">... </text:span><text:span text:style-name="T14">Kızıp üzülme</text:span><text:span text:style-name="T12"> işi yolunda olanlara, kötü amaçlarına kavuşanlara </text:span><text:span text:style-name="T14">kızmaktan kaçın, bırak öfkeyi, üzülme, yalnız kötülüğe sürükler bu seni</text:span><text:span text:style-name="T12">. Çünkü kötülerin kökü kazınacak, ama Rab'be umut bağlayanlar ülkeyi miras alacak. (Mezmurlar, 37:7-9)</text:span></text:p>
      <text:p text:style-name="P15"><text:span text:style-name="T12">Çünkü nasıl sütü dövünce tereyağı... çıkarsa, </text:span><text:span text:style-name="T14">öfkeyi kurcalayınca da kavga çıkar.</text:span><text:span text:style-name="T12"> (Süleyman'ın Özdeyişleri, 30:33)</text:span></text:p>
      <text:p text:style-name="P15"><text:span text:style-name="T12">Huysuz kişiyle arkadaşlık etme; </text:span><text:span text:style-name="T14">tez öfkelenenle yola çıkma</text:span><text:span text:style-name="T12">. Yoksa onun yollarına alışır, kendini tuzağa düşmüş bulursun. (Süleyman'ın Özdeyişleri, 22:24-25)</text:span></text:p>
      <text:p text:style-name="P15"><text:span text:style-name="T14">Öfke zalim, hiddet azgındır</text:span><text:span text:style-name="T12">... (Süleyman'ın Özdeyişleri, 27:4)</text:span></text:p>
      <text:p text:style-name="P15"><text:span text:style-name="T14">Ahmak sinirlendiğini hemen belli eder</text:span><text:span text:style-name="T12">, ama ihtiyatlı olan aşağılanmaya aldırmaz. (Süleyman'ın Özdeyişleri, 12:16)</text:span></text:p>
      <text:p text:style-name="P15"><text:span text:style-name="T12">Gizli tasarılarına ortak olmam, toplantılarına katılmam. Çünkü </text:span><text:span text:style-name="T14">öfkelenince adam öldürdüler</text:span><text:span text:style-name="T12">, canları istedikçe sığırları sakatladılar. </text:span><text:span text:style-name="T14">Lanet olsun öfkelerine, çünkü şiddetlidir. Lanet olsun gazaplarına, çünkü zalimcedir</text:span><text:span text:style-name="T12">…(Yaratılış, 49:6-7)</text:span></text:p>
      <text:p text:style-name="P15"><text:span text:style-name="T13">Kötülük edenlere kızıp üzülme...</text:span><text:span text:style-name="T12"> (Mezmurlar, 37:1)</text:span></text:p>
      <text:p text:style-name="P25"/>
      <text:h text:style-name="P48" text:outline-level="2">Tevrat'ta Affedicilik</text:h>
      <text:p text:style-name="P15">Nefret çekişmeyi azdırır, <text:span text:style-name="T19">sevgi her suçu bağışlar</text:span>. (Süleyman'ın Özdeyişleri, 10:12)</text:p>
      <text:p text:style-name="P15">Sağduyulu kişi sabırlıdır, <text:span text:style-name="T19">kusurları hoş görmesi</text:span> ona onur kazandırır. (Süleyman'ın Özdeyişleri, 19:11)</text:p>
      <text:p text:style-name="P15">Sevgi isteyen kişi <text:span text:style-name="T19">suçları bağışlar</text:span>, olayı diline dolayansa can dostları ayırır. (Süleyman'ın Özdeyişleri, 17:9)</text:p>
      <text:p text:style-name="P15"><text:span text:style-name="T18">"Bana yaptığını ben de ona yapacağım, ödeteceğim bana yaptığını" deme. </text:span>(Süleyman'ın Özdeyişleri, 24:29)</text:p>
      <text:p text:style-name="P15"><text:span text:style-name="T19">Sevgi ve bağlılık suçları bağışlatır</text:span>, Rab korkusu insanı kötülükten uzaklaştırır. (Süleyman'ın Özdeyişleri, 16:6)</text:p>
      <text:p text:style-name="P15"><text:span text:style-name="T19">Öç almayacaksın</text:span>… <text:span text:style-name="T19">Kin beslemeyeceksin.</text:span> Komşunu kendin gibi seveceksin... (Levililer, 19:18)</text:p>
      <text:p text:style-name="P21"/>
      <text:h text:style-name="P48" text:outline-level="2">Tevrat'ta Şefkat ve Merhamet</text:h>
      <text:p text:style-name="P15"><text:span text:style-name="T12">Komşuyu hor görmek günahtır, </text:span><text:span text:style-name="T14">ne mutlu mazluma lütfedene</text:span><text:span text:style-name="T12">! (Süleyman'ın Özdeyişleri, 14:21)</text:span></text:p>
      <text:p text:style-name="P15"><text:span text:style-name="T12">Muhtacı ezen, kendisini Yaratan'ı hor görüyor demektir. </text:span><text:span text:style-name="T14">Yoksula acıyansa Yaratan'ı yüceltir</text:span><text:span text:style-name="T12">. (Süleyman'ın Özdeyişleri, 14:31)</text:span></text:p>
      <text:p text:style-name="P15"><text:soft-page-break/><text:span text:style-name="T14">Düşmanın acıkmışsa doyur, susamışsa su ver</text:span><text:span text:style-name="T12">. Bunu yapmakla onu utanca boğarsın ve Rab seni ödüllendirir. (Süleyman'ın Özdeyişleri, 25:21-22)</text:span></text:p>
      <text:p text:style-name="P15"><text:span text:style-name="T12">Allah'ınız Rab'bin size vereceği ülkenin herhangi bir kentinde yaşayan </text:span><text:span text:style-name="T14">kardeşlerinizden biri yoksulsa, yüreğinizi katılaştırmayın</text:span><text:span text:style-name="T12">, yoksul kardeşinize eli sıkı davranmayın. (Yasa'nın Tekrarı, 15:7)</text:span></text:p>
      <text:p text:style-name="P15"><text:span text:style-name="T13">Zayıfın, öksüzün davasını savunun, mazlumun, yoksulun hakkını arayın. Zayıfı, düşkünü kurtarın,</text:span><text:span text:style-name="T12"> onları kötülerin elinden özgür kılın. (Mezmurlar, 82:3-4)</text:span></text:p>
      <text:p text:style-name="P15"><text:span text:style-name="T12">Herşeye egemen Rab diyor ki, "Gerçek adaletle yargılayın; birbirinize sevgi ve sevecenlik gösterin. </text:span><text:span text:style-name="T14">Dul kadına, öksüze, yabancıya, yoksula baskı yapmayın.</text:span><text:span text:style-name="T12"> Yüreğinizde birbirinize karşı kötülük tasarlamayın." (Zekeriya, 7:9-10)</text:span></text:p>
      <text:p text:style-name="P15"><text:span text:style-name="T12">(Erdemli kadın) </text:span><text:span text:style-name="T14">mazluma kollarını açar, yoksula elini uzatır</text:span><text:span text:style-name="T12">. (Süleyman'ın Özdeyişleri, 31:20)</text:span></text:p>
      <text:p text:style-name="P15"><text:span text:style-name="T12">"Eğer </text:span><text:span text:style-name="T13">yoksulların dileğini geri çevirdimse, dul kadının umudunu kırdımsa, ekmeğimi yalnız yedim, öksüzle paylaşmadımsa,</text:span><text:span text:style-name="T12"> gençliğimden beri </text:span><text:span text:style-name="T13">öksüzü baba gibi büyütmedimse,</text:span><text:span text:style-name="T12"> doğduğumdan beri </text:span><text:span text:style-name="T13">dul kadına yol göstermedimse, giysisi olmadığı için can çekişen birini ya da örtüsü olmayan bir yoksulu gördüm de, koyunlarımın yünüyle ısıtmadıysam… </text:span><text:span text:style-name="T12">Mahkemede sözümün geçtiğini bilerek </text:span><text:span text:style-name="T13">öksüze el kaldırdımsa, </text:span><text:span text:style-name="T12">kolum omuzumdan düşsün, kol kemiğim kırılsın. Çünkü </text:span><text:span text:style-name="T13">Allah'tan gelecek beladan korkarım,</text:span><text:span text:style-name="T12"> O'nun görkeminden ötürü böyle bir şey yapamam. (Eyüp, 31:16-23)</text:span></text:p>
      <text:p text:style-name="P15"><text:span text:style-name="T14">Ne mutlu yoksulu düşünene</text:span><text:span text:style-name="T12">! Rab kurtarır onu kötü günde. (Mezmurlar, 41:1)</text:span></text:p>
      <text:p text:style-name="P15"><text:span text:style-name="T14">Yoksulu ezen</text:span><text:span text:style-name="T12"> yoksul, ürünü harap eden sağanak yağmur gibidir. (Süleyman'ın Özdeyişleri, 28:3)</text:span></text:p>
      <text:p text:style-name="P15"><text:span text:style-name="T12">Yoksula verenin eksiği olmaz, </text:span><text:span text:style-name="T14">yoksulu görmezden gelense bir sürü lanete uğrar</text:span><text:span text:style-name="T12">. (Süleyman'ın Özdeyişleri, 28:27)</text:span></text:p>
      <text:p text:style-name="P15"><text:span text:style-name="T14">Yoksulun feryadına kulağını tıkayanın</text:span><text:span text:style-name="T12"> feryadına yanıt verilmeyecektir. (Süleyman'ın Özdeyişleri, 21:13)</text:span></text:p>
      <text:p text:style-name="P15"><text:span text:style-name="T12">Cömert olan kutsanır, çünkü </text:span><text:span text:style-name="T14">yemeğini yoksullarla paylaşır</text:span><text:span text:style-name="T12">. (Süleyman'ın Özdeyişleri, 22:9)</text:span></text:p>
      <text:p text:style-name="P15"><text:span text:style-name="T13">Yiyeceğinizi açla paylaşmak</text:span><text:span text:style-name="T12"> değil mi? </text:span><text:span text:style-name="T13">Barınaksız yoksulları evinize alır, çıplak gördüğünüzü giydirir, yakınlarınızdan yardımınızı esirgemezseniz,</text:span><text:span text:style-name="T12"> ışığınız tan gibi ağaracak, çabucak şifa bulacaksınız. Doğruluğunuz önünüzden gidecek, Rab'bin yüceliği ardındaki kuvvet olacak. (Yeşaya, 58:7-8)</text:span></text:p>
      <text:p text:style-name="P15"><text:span text:style-name="T14">Açlar uğruna kendinizi feda eder, yoksulların gereksinimini karşılarsanız</text:span><text:span text:style-name="T12">, ışığınız karanlıkta parlayacak, karanlığınız öğlen gibi ışıyacak. Rab her zaman size yol gösterecek, kurak topraklarda sizi doyurup güçlendirecek. İyi sulanmış bahçe gibi, tükenmez su kaynağı gibi olacaksınız. (Yeşaya, 58:10-11)</text:span></text:p>
      <text:p text:style-name="P15"><text:span text:style-name="T12">Yabancıya ya da </text:span><text:span text:style-name="T14">öksüze haksızlık etmeyeceksiniz</text:span><text:span text:style-name="T12">. </text:span><text:span text:style-name="T14">Dul kadının giysisini rehin almayacaksınız</text:span><text:span text:style-name="T12">… Tarlanızdaki ekini biçtiğinizde, gözden kaçan bir demet olursa, almak için geri dönmeyin. Onu </text:span><text:span text:style-name="T14">yabancıya, öksüze, dul kadına bırakın</text:span><text:span text:style-name="T12">. Öyle ki, Allah'ınız Rab el attığınız her işte sizi kutsasın. Zeytin ağaçlarınızı dövüp ürününü topladığınızda, </text:span><text:span text:style-name="T14">dallarda kalanı toplamak için geri dönmeyeceksiniz. Kalanları yabancıya, öksüze, dul kadına bırakacaksınız.</text:span><text:span text:style-name="T12"> Bağbozumunda </text:span><text:span text:style-name="T14">artakalan üzümleri toplamak için geri dönmeyeceksiniz. Yabancıya, öksüze, dul kadına bırakacaksınız</text:span><text:span text:style-name="T12">. (Yasa'nın Tekrarı, 24:17-21)</text:span></text:p>
      <text:p text:style-name="P15"><text:span text:style-name="T12">…</text:span><text:span text:style-name="T15"> </text:span><text:span text:style-name="T14">Yabancılara, öksüzlere ve dul kadınlara vereceksiniz. </text:span><text:span text:style-name="T12">Öyle ki, onlar da kentlerinizde yiyip doysunlar. Sonra Allah'ınız Rab'be, "Bana buyurduğun gibi... yabancılara, öksüzlere ve dul kadınlara verdim" diyeceksiniz, "Buyruklarından ayrılmadım, hiç birini unutmadım." (Yasa'nın Tekrarı, 26:12-13)</text:span></text:p>
      <text:p text:style-name="P15"><text:soft-page-break/><text:span text:style-name="T12">İyilik etmeyi öğrenin, adaleti gözetin, zorbayı yola getirin, </text:span><text:span text:style-name="T14">öksüzün hakkını verin, dul kadını savunun.</text:span><text:span text:style-name="T12">" (Yeşaya, 1:17)</text:span></text:p>
      <text:p text:style-name="P17">Kör olanı yoldan saptırana lanet olsun!... Yabancıya, öksüze, dul kadına haksızlık edene lanet olsun! Bütün halk, "Amin!" diyecek. (Yasa'nın Tekrarı, 27:18-19)</text:p>
      <text:p text:style-name="P15"><text:span text:style-name="T14">Zayıfları güçlendirmediniz, hastaları iyileştirmediniz, yaralıların yarasını sarmadınız.</text:span><text:span text:style-name="T12"> Yolunu şaşıranları geri getirmediniz, yitikleri aramadınız. Ancak sertlik ve şiddetle onlara egemen oldunuz. (Hezekiel, 34:4)</text:span></text:p>
      <text:p text:style-name="P15"><text:span text:style-name="T12">Eğer yaşantınızı ve uygulamalarınızı gerçekten düzeltir, birbirinize karşı adil davranır, </text:span><text:span text:style-name="T14">yabancıya, öksüze, dula haksızlık etmez,</text:span><text:span text:style-name="T12"> burada suçsuz kanı akıtmaz… Burada, sonsuza dek atalarınıza vermiş olduğum ülkede kalmanızı sağlarım. (Yeremya, 7:5-7)</text:span></text:p>
      <text:p text:style-name="P15"><text:span text:style-name="T14">Yoksullardan adaleti esirgemek</text:span><text:span text:style-name="T12">… </text:span><text:span text:style-name="T14">düşkünlerin hakkını elinden almak</text:span><text:span text:style-name="T12">, dulları avlamak, öksüzlerin malını yağmalamak için haksız kararlar alanların, adil olmayan yasalar çıkaranların vay haline! (Yeşaya, 10:1-2)</text:span></text:p>
      <text:p text:style-name="P15"><text:span text:style-name="T12">…</text:span><text:span text:style-name="T15"> </text:span><text:span text:style-name="T12">Günahı şuydu: Kendisi de kızları da gururluydu, ekmeğe doymuşlardı, umursamazlardı. </text:span><text:span text:style-name="T14">Düşküne, yoksula yardım elini uzatmadılar</text:span><text:span text:style-name="T12">… (Hezekiel, 16:49-50)</text:span></text:p>
      <text:p text:style-name="P15"><text:span text:style-name="T14">Merhamet koydu</text:span><text:span text:style-name="T12"> onları tutsak alanların yüreğine. (Mezmurlar, 106:46)</text:span></text:p>
      <text:p text:style-name="P15"><text:span text:style-name="T12">Herşeye gücü yeten Allah, adamın </text:span><text:span text:style-name="T14">yüreğine size karşı merhamet koysun</text:span><text:span text:style-name="T12">… (Yaratılış, 43:14)</text:span></text:p>
      <text:p text:style-name="P15"><text:span text:style-name="T13">... Aç olana ekmeğini verir, çıplağı giydirir.</text:span><text:span text:style-name="T12"> (Hezekiel, 18:7)</text:span></text:p>
      <text:p text:style-name="P15"><text:span text:style-name="T12">Semirip parladılar, yaptıkları kötülüklerle sınırı aştılar. Kazanabilecekleri halde </text:span><text:span text:style-name="T14">öksüzün davasına bakmıyor, yoksulun hakkını savunmuyorlar</text:span><text:span text:style-name="T12">. (Yeremya, 5:28)</text:span></text:p>
      <text:p text:style-name="P15"><text:span text:style-name="T12">Ülke halkı baskı uyguladı, soygunculuk etti. </text:span><text:span text:style-name="T14">Düşküne, yoksula baskı yaptı</text:span><text:span text:style-name="T12">, yabancıya haksız yere kötü davrandı. (Hezekiel, 22:29)</text:span></text:p>
      <text:p text:style-name="P15"><text:span text:style-name="T14">Öksüzlerin, dul kadınların hakkını gözetir.</text:span><text:span text:style-name="T12"> Yabancıları sever, </text:span><text:span text:style-name="T14">onlara yiyecek, giyecek sağlar</text:span><text:span text:style-name="T12">. Siz de yabancıları seveceksiniz. (Yasa'nın Tekrarı, 10:18-19)</text:span></text:p>
      <text:p text:style-name="P15"><text:span text:style-name="T12">Ona efendilik etmeyecek, </text:span><text:span text:style-name="T14">sert davranmayacaksın</text:span><text:span text:style-name="T12">. Allah'ından korkacaksın. (Levililer, 25:43)</text:span></text:p>
      <text:p text:style-name="P25"/>
      <text:h text:style-name="P48" text:outline-level="2">Tevrat'ta Adaletle Hükmetmek, Hakkı Savunmak </text:h>
      <text:p text:style-name="P15">Herşeye egemen Rab diyor ki, "<text:span text:style-name="T19">Gerçek adaletle yargılayın</text:span>; birbirinize sevgi ve sevecenlik gösterin." (Zekeriya, 7:9)</text:p>
      <text:p text:style-name="P15">Ey insanlar, Rab iyi olanı size bildirdi; <text:span text:style-name="T19">adil davranmanızdan</text:span>, sadakati sevmenizden ve alçakgönüllülükle yolunda yürümenizden <text:span text:style-name="T19">başka Allah'ınız Rab sizden ne istedi</text:span>? (Mika, 6:8)</text:p>
      <text:p text:style-name="P15">"Çünkü <text:span text:style-name="T19">Ben Rab adaleti severim</text:span>, nefret ederim soygun ve haksızlıktan. Sözümde durup hak ettiklerini verecek, onlarla ebedi bir antlaşma yapacağım. (Yeşaya, 61:8)</text:p>
      <text:p text:style-name="P15"><text:span text:style-name="T19">Doğru kişi yoksulların hakkını verir</text:span>, kötü kişi hak hukuk nedir bilmez. (Süleyman'ın Özdeyişleri, 29:7)</text:p>
      <text:p text:style-name="P15"><text:span text:style-name="T19">Yoksulları adaletle yöneten</text:span> kralın tahtı hep güvenlikte olur. (Süleyman'ın Özdeyişleri, 29:14)</text:p>
      <text:p text:style-name="P15"><text:span text:style-name="T19">Doğru ve adil olanı</text:span> <text:span text:style-name="T19">yaparak</text:span> yolumda yürümeyi oğullarına ve soyuna buyursun diye İbrahim'i seçtim... (Yaratılış, 18:19)</text:p>
      <text:p text:style-name="P15"><text:soft-page-break/>Kusursuz yaşam süren, <text:span text:style-name="T19">adil davranan</text:span>, yürekten gerçeği söyleyen. İftira etmez, dostuna zarar vermez, komşusuna kara çalmaz böylesi. (Mezmurlar, 15:2-3)</text:p>
      <text:p text:style-name="P15"><text:span text:style-name="T19">(Rab) doğruluğu, adaleti sever</text:span>, Rab'bin sevgisi yeryüzünü doldurur. (Mezmurlar, 33:5)</text:p>
      <text:p text:style-name="P15">Doğrunun ağzından bilgelik akar, <text:span text:style-name="T19">dilinden adalet damlar</text:span>. <text:s/>Allah'ının Yasası yüreğindedir, ayakları kaymaz. (Mezmurlar, 37:30-31)</text:p>
      <text:p text:style-name="P15">... <text:span text:style-name="T19">Yargılarken adil olasın</text:span>. (Mezmurlar, 51:4)</text:p>
      <text:p text:style-name="P15">... Doğrulukla, mazlum kullarını <text:span text:style-name="T19">adilce yargılasın</text:span>! Dağlar, tepeler, halka <text:span text:style-name="T19">adilce gönenç getirsin</text:span>! Mazlumlara <text:span text:style-name="T19">hakkını versin</text:span>, yoksulların çocuklarını kurtarsın... (Mezmurlar, 72:2-4)</text:p>
      <text:p text:style-name="P15"><text:span text:style-name="T19">Ne mutlu adalete uyanlara</text:span>, sürekli doğru olanı yapanlara! (Mezmurlar, 106:3)</text:p>
      <text:p text:style-name="P15">Ne mutlu eli açık olan, ödünç veren, <text:span text:style-name="T19">işlerini adaletle yürüten</text:span> insana! Asla sarsılmaz, <text:span text:style-name="T19">sonsuza dek anılır doğru insan</text:span>. (Mezmurlar, 112:5-6)</text:p>
      <text:p text:style-name="P15"><text:span text:style-name="T19">Adil olanların adımlarını korur</text:span>, sadık kullarının yolunu gözetir. O zaman anlarsın her iyi yolu, neyin doğru, haklı ve adil olduğunu. (Süleyman'ın Özdeyişleri, 2:8-9)</text:p>
      <text:p text:style-name="P15"><text:span text:style-name="T18">Kötüler adaletten anlamaz, Rab'be yönelenlerse her yönüyle anlar.</text:span> (Süleyman'ın Özdeyişleri, 28:5)</text:p>
      <text:p text:style-name="P15"><text:span text:style-name="T19">Doğruların tasarıları adil</text:span>, kötülerin öğütleri aldatıcıdır. (Süleyman'ın Özdeyişleri, 12:5)</text:p>
      <text:p text:style-name="P15">Allah buyruklarını kralın ağzıyla açıklar, bu nedenle <text:span text:style-name="T19">kral adaleti çiğnememelidir</text:span>. Krallar kötülükten iğrenir, çünkü tahtın <text:span text:style-name="T19">güvencesi adalettir</text:span>. Kral doğru söyleyenden hoşnut kalır, dürüst konuşanı sever. (Süleyman'ın Özdeyişleri, 16:10-13)</text:p>
      <text:p text:style-name="P15">Kötü kişi <text:span text:style-name="T19">adaleti saptırmak için</text:span> gizlice rüşvet alır. (Süleyman'ın Özdeyişleri, 17:23)</text:p>
      <text:p text:style-name="P15"><text:span text:style-name="T19">Rab </text:span>Kendisi'ne kurban sunulmasından çok, <text:span text:style-name="T19">doğruluğun ve adaletin yerine getirilmesini ister.</text:span> (Süleyman'ın Özdeyişleri, 21:3)</text:p>
      <text:p text:style-name="P15"><text:span text:style-name="T19">Adil olan</text:span>, kötünün evini dikkatle gözler ve kötüleri yıkıma uğratır. (Süleyman'ın Özdeyişleri, 21:12)</text:p>
      <text:p text:style-name="P15"><text:span text:style-name="T19">Adaletle yöneten</text:span> kral ülkesini ayakta tutar... Yoksulları <text:span text:style-name="T19">adaletle yöneten</text:span> kralın tahtı hep güvenlikte olur. (Süleyman'ın Özdeyişleri, 29:4, 14)</text:p>
      <text:p text:style-name="P15">Hükümdarın gözüne girmek isteyen çoktur, ama <text:span text:style-name="T19">Rab'dir insana adalet sağlayan</text:span>. Doğrular haksızlardan iğrenir, kötüler de dürüst yaşayanlardan. (Süleyman'ın Özdeyişleri, 29:26-27)</text:p>
      <text:p text:style-name="P15">Ağzını aç ve <text:span text:style-name="T19">adaletle yargıla</text:span>, mazlumun, yoksulun hakkını savun. (Süleyman'ın Özdeyişleri, 31:9)</text:p>
      <text:p text:style-name="P15">İyilik etmeyi öğrenin, <text:span text:style-name="T19">adaleti gözetin</text:span>, zorbayı yola getirin, öksüzün hakkını verin, dul kadını savunun. (Yeşaya, 1:17)</text:p>
      <text:p text:style-name="P15">Rab şöyle diyor: "<text:span text:style-name="T19">Adil ve doğru olanı koruyup yerine getirin</text:span>..." (Yeşaya, 56:1)</text:p>
      <text:p text:style-name="P15">Eğer yaşantınızı ve uygulamalarınızı gerçekten düzeltir, <text:span text:style-name="T19">birbirinize karşı adil davranırsanız...</text:span> (Yeremya, 7:5-7)</text:p>
      <text:p text:style-name="P15">"Dünyada iyilik yapanın, <text:span text:style-name="T19">adaleti, doğruluğu sağlayanın,</text:span> Ben Rab olduğumu anlamakla ve Beni tanımakla övünsün övünen. Çünkü Ben bunlardan hoşlanırım" diyor Rab. (Yeremya, 9:24)</text:p>
      <text:p text:style-name="P15">Rab şöyle diyor...: "Her sabah <text:span text:style-name="T19">adaleti uygulayın</text:span>, soyguna uğramış kişiyi zorbanın elinden kurtarın..." (Yeremya, 21:12)</text:p>
      <text:p text:style-name="P15"><text:soft-page-break/>Rab diyor ki: "<text:span text:style-name="T19">Adil ve doğru olanı yapın</text:span>. Soyguna uğrayanı zorbanın elinden kurtarın. Yabancıya, öksüze, dula <text:span text:style-name="T19">haksızlık etmeyin</text:span>, şiddete başvurmayın. Burada suçsuz kanı dökmeyin." (Yeremya, 22:3)</text:p>
      <text:p text:style-name="P15"><text:span text:style-name="T19">Yargılarken haksızlık yapmayacaksın</text:span>. Yoksula ayrıcalık göstermeyecek, güçlüyü kayırmayacaksın. Komşunu <text:span text:style-name="T19">adaletle yargılayacaksın</text:span>. (Levililer, 19:15)</text:p>
      <text:p text:style-name="P15">…<text:span text:style-name="T22"> </text:span><text:span text:style-name="T19">Davalarda adaletle karar verin</text:span>. <text:span text:style-name="T19">Yargılarken kimseyi kayırmayın</text:span>; küçüğe de, büyüğe de aynı gözle bakın. Hiç kimseden korkmayın... (Yasa'nın Tekrarı, 1:17-18)</text:p>
      <text:p text:style-name="P15">... "Bu kral bilgece egemenlik sürecek, ülkede <text:span text:style-name="T19">adil ve doğru olanı yapacak</text:span>." (Yeremya, 23:5)</text:p>
      <text:p text:style-name="P15">Ama kötü kişi, yaptığı kötülükten döner, <text:span text:style-name="T19">adil ve doğru olanı yaparsa, canını kurtaracaktır.</text:span> (Hezekiel, 18:27)</text:p>
      <text:p text:style-name="P15">Kötü kişi yaptığı kötülükten döner de adil ve doğru olanı yaparsa, yaptığı bu işlerle yaşayacaktır. (Hezekiel, 33:19)</text:p>
      <text:p text:style-name="P15">Egemen Rab şöyle diyor: "Yeter artık... Zorbalığı, baskıyı bırakın. <text:span text:style-name="T19">Adil ve doğru olanı yapın</text:span>..." (Hezekiel, 45:9)</text:p>
      <text:p text:style-name="P15">Bu yüzden Allah'ına dön sen, sevgiye, <text:span text:style-name="T19">adalete sarıl</text:span>... (Hoşea, 12:6)</text:p>
      <text:p text:style-name="P15"><text:span text:style-name="T18">... Mahkemede adaleti koruyun...</text:span> (Amos, 5:15)</text:p>
      <text:p text:style-name="P15">... <text:span text:style-name="T19">Adalet </text:span>su gibi, doğruluk ırmak gibi <text:span text:style-name="T19">sürekli aksın</text:span>. (Amos, 5:24)</text:p>
      <text:p text:style-name="P15">Yapmanız gerekenler şunlardır: Birbirinize gerçeği söyleyin, kent kapılarınızda esenliği sağlayan <text:span text:style-name="T19">gerçek adaletle yargılayın</text:span>, yüreğinizde birbirinize karşı kötülük tasarlamayın, yalan yere ant içmekten tiksinin. Çünkü Ben bütün bunlardan nefret ederim." böyle diyor Rab. (Zekeriya, 8:16-17)</text:p>
      <text:p text:style-name="P15">"Yalan haber taşımayacaksınız. Haksız yere tanıklık ederek kötü kişiye yan çıkmayacaksınız. Kötülük yapan kalabalığı izlemeyeceksiniz. Bir davada çoğunluktan yana konuşarak <text:span text:style-name="T19">adaleti saptırmayacaksınız.</text:span> Duruşmada yoksulu kayırmayacaksınız. Duruşmada yoksula karşı <text:span text:style-name="T19">adaleti saptırmayacaksınız</text:span>. Yalandan uzak duracak, suçsuz ve doğru kişiyi öldürmeyeceksiniz. Çünkü Ben kötü kişiyi aklamam. Rüşvet almayacaksınız. Çünkü rüşvet göreni kör eder, haklıyı haksız çıkarır." (Mısır'dan Çıkış, 23:1-8)</text:p>
      <text:p text:style-name="P15">... İki kişi arasında <text:span text:style-name="T19">doğrulukla yargılar</text:span>. (Hezekiel, 18:8)</text:p>
      <text:p text:style-name="P15">... <text:span text:style-name="T19">Adil olmanız gerekmez mi</text:span>?... Ben Rab'bin ruhuyla, güçle, <text:span text:style-name="T19">adalet ve cesaretle donatıldım</text:span>. Adaletten nefret eden, doğruları çarpıtan (yöneticiler)... iyi dinleyin. (Mika, 3:1, 8-9)</text:p>
      <text:p text:style-name="P15"><text:span text:style-name="T19">Adaletle dava açan, davasını dürüstçe savunan yok</text:span>. Boş laflara güveniyor, yalan söylüyorlar. Fesada gebe kalıp kötülük doğuruyorlar. (Yeaşaya, 59:4)</text:p>
      <text:p text:style-name="P15">Esenlik yolunu bilmezler, izledikleri yolda <text:span text:style-name="T19">adalet yoktur</text:span>. Kendilerine çarpık yollar yaptılar, o yoldan gidenlerin hiçbiri esenlik nedir bilmez. Diyorlar ki, "Bu yüzden adalet bizden uzak, doğruluk bize erişemiyor. Işık bekliyoruz, yalnız karanlık var; parıltı bekliyor, koyu karanlıkta yürüyoruz... <text:span text:style-name="T19">Adalet bekliyoruz</text:span>, ortada yok; kurtuluş bekliyoruz, bizden uzak. (Yeşaya, 59:8-9, 11)</text:p>
      <text:p text:style-name="P15">Allah'ınız Rab'bin size vereceği kentlerde her oymağınız için yargıçlar, yöneticiler atayacaksınız. Onlar halkı g<text:span text:style-name="T19">erçek adaletle yargılayacaklar. Yargılarken haksızlık yapmayacak, kimseyi kayırmayacaksınız</text:span>. Rüşvet almayacaksınız. Çünkü rüşvet bilge kişinin gözlerini kör eder, haklıyı haksız çıkarır. (Yasa'nın Tekrarı, 16:18-19)</text:p>
      <text:p text:style-name="P15"><text:soft-page-break/>Rab... <text:span text:style-name="T19">adaleti ve doğruluğu sağlaman için</text:span> seni kral yaptı. (1. Krallar, 10:9)</text:p>
      <text:p text:style-name="P15">... Davut halkına <text:span text:style-name="T19">doğruluk ve adalet sağladı</text:span>. (1. Tarihler, 18:14)</text:p>
      <text:p text:style-name="P15">Kral yasaları bilen bilge kişilerle görüştü. Çünkü kralın, yasaları ve <text:span text:style-name="T19">adaleti bilen kişilere danışması</text:span> gelenektendi. (Ester, 1:13)</text:p>
      <text:p text:style-name="P15">Doğruluğu giysi gibi giyindim<text:span text:style-name="T19">, adalet kaftanım ve sarığımdı sanki</text:span>. Körlere göz, topallara ayaktım. Yoksullara babalık eder, garibin davasını üstlenirdim. (Eyüp, 29:14-16)</text:p>
      <text:p text:style-name="P15">Akıl yaşta değil baştadır. <text:span text:style-name="T19">Adaleti anlamak </text:span>yaşa bakmaz. (Eyüp, 32:9)</text:p>
      <text:p text:style-name="P15">Adaletimi boşa mı çıkaracaksın? Kendini haklı çıkarmak için beni mi suçlayacaksın? (Eyüp, 40:8)</text:p>
      <text:p text:style-name="P15">... Bunların yerine <text:span text:style-name="T19">adil bir yönetim için bilgelik istedin</text:span>; isteğini yerine getireceğim... (1. Krallar, 3:11-12)</text:p>
      <text:p text:style-name="P15">Yoksulları <text:span text:style-name="T19">adaletle yargılayacak</text:span>, yeryüzünde ezilenler için dürüstçe karar verecek. Dünyayı ağzının değneğiyle cezalandıracak, kötüleri soluğuyla öldürecek. <text:span text:style-name="T19">Davranışının temeli adalet ve sadakat olacak.</text:span> (Yeşaya, 11:4-5)</text:p>
      <text:p text:style-name="P15">... Sevgiye dayanan bir yönetim kurulacak... Sadakatle krallık yapacak. <text:span text:style-name="T19">Yargılarken adaleti arayacak</text:span>, doğru olanı yapmakta tez davranacak. (Yeşaya, 16:4-5)</text:p>
      <text:p text:style-name="P15">İşte kral doğrulukla krallık yapacak, <text:span text:style-name="T19">önderler adaletle yönetecek</text:span>. <text:span text:style-name="T19">O zaman adalet çöle dek yayılacak</text:span>, doğruluk meyve bahçesinde yurt bulacak. Doğruluğun ürünü esenlik, sonucu, sürekli huzur ve güven olacaktır. (Yeşaya, 32:1, 16-17)</text:p>
      <text:p text:style-name="P15">İşte kendisine destek olduğum, gönlümün hoşnut olduğu seçtiğim kulum! Ruhumu onun üzerine koydum. <text:span text:style-name="T19">Adaleti uluslara ulaştıracak</text:span>. Bağırıp çağırmayacak, sokakta sesini yükseltmeyecek. Ezilmiş kamışı kırmayacak, tüten fitili söndürmeyecek. <text:span text:style-name="T19">Adaleti sadakatle ulaştıracak. Yeryüzünde adaleti sağlayana dek umudunu, cesaretini yitirmeyecek.</text:span> Kıyı halkları onun yasasına umut bağlayacak. (Yeşaya, 42:1-5)</text:p>
      <text:p text:style-name="P15">Yoksullardan adaleti esirgemek, halkımın düşkünlerinin hakkını elinden almak... Öksüzlerin malını yağmalamak için <text:span text:style-name="T19">haksız kararlar alanların</text:span>, <text:span text:style-name="T19">adil olmayan yasalar çıkaranların vay haline</text:span>! (Yeşaya, 10:1-2) </text:p>
      <text:p text:style-name="P15">... Kent meydanlarını araştırın. Eğer <text:span text:style-name="T19">adil davranan, gerçeği arayan</text:span> bir kişi bulursanız, bu kenti bağışlayacağım. (Yeremya, 5:1)</text:p>
      <text:p text:style-name="P15">Ey yöneticiler, <text:span text:style-name="T19">gerçekten adil mi karar verirsiniz</text:span>? <text:span text:style-name="T19">Doğru mu yargılarsınız</text:span> insanları? Hayır! Hep haksızlık tasarlarsınız içinizde, zorbalık saçar elleriniz yeryüzüne. (Mezmurlar, 58:1-2)</text:p>
      <text:p text:style-name="P15">Allah ona şöyle dedi: "Madem kendin için uzun ömür, zenginlik ve düşmanlarının ölümünü istemedin, bunların yerine <text:span text:style-name="T19">adil bir yönetim için bilgelik istedin</text:span>; isteğini yerine getireceğim. Sana öyle bir bilgelik ve sezgi dolu bir yürek vereceğim ki, benzeri ne senden öncekilerde görülmüştür, ne de senden sonrakilerde görülecektir... Herkes <text:span text:style-name="T19">adil bir yönetim için</text:span> Süleyman'ın Allah'tan gelen bilgeliğe sahip olduğunu anladı. (1. Krallar, 3:11-12, 28)</text:p>
      <text:p text:style-name="P15"><text:span text:style-name="T19">Adalet yine doğruluk üzerine kurulacak</text:span>, yüreği temiz olan herkes ona uyacak. (Mezmurlar, 94:15)</text:p>
      <text:p text:style-name="P15">Ey <text:span text:style-name="T18">adaleti seven</text:span> güçlü kral, <text:span text:style-name="T18">eşitliği sen sağladın...</text:span> Doğru ve <text:span text:style-name="T18">adil olanı sen yaptın.</text:span> (Mezmurlar, 99:4)</text:p>
      <text:p text:style-name="P15">Başarıya götüren terbiyeyi edinip doğru, <text:span text:style-name="T19">haklı ve adil olanı yapmak</text:span>, saf kişiyi ihtiyatlı, genç adamı bilgili ve sağgörülü kılmak içindir. (Süleyman'ın Özdeyişleri, 1:3-4)</text:p>
      <text:p text:style-name="P15">Kötüyü kayırmak da, suçsuzdan <text:span text:style-name="T19">adaleti esirgemek</text:span> de iyi değildir. (Süleyman'ın Özdeyişleri, 18:5)</text:p>
      <text:p text:style-name="P15"><text:soft-page-break/>Niyeti bozuk tanık <text:span text:style-name="T19">adaletle</text:span> eğlenir, kötülerin ağzı fesatla beslenir. (Süleyman'ın Özdeyişleri, 19:28)</text:p>
      <text:p text:style-name="P15">"<text:span text:style-name="T19">Yargılarken, uzunluk ve sıvı ölçerken, ağırlık tartarken haksızlık yapmayın</text:span>. Doğru terazi, ağırlık taşı, efa ve hin kullanın… Kurallarımın, ilkelerimin tümüne uyacak ve onları yerine getireceksiniz. Rab Benim." <text:s/>(Levililer, 19:35-37)</text:p>
      <text:p text:style-name="P21"/>
      <text:h text:style-name="P48" text:outline-level="2">Tevrat'ta Yardımseverlik </text:h>
      <text:p text:style-name="P15">Sizden nefret eden kişinin eşeğini yük altında çökmüş görürseniz, kendi haline bırakıp gitmeyecek, <text:span text:style-name="T19">ona yardımcı olacaksınız</text:span>. (Mısırdan Çıkış, 23:5)</text:p>
      <text:p text:style-name="P15">Bir kardeşin yoksullaşır, muhtaç duruma düşerse, <text:span text:style-name="T19">ona yardım etmelisin</text:span>. Aranızda kalan bir yabancı ya da konuk gibi yaşayacak. (Levililer, 25:35)</text:p>
      <text:p text:style-name="P15">Kardeşinin eşeğini, giysisini ya da yitirdiği başka bir şeyini gördüğünde, aynı biçimde davranacaksın. <text:span text:style-name="T19">Görmezlikten gelmeyeceksin</text:span>. Kardeşinin eşeğini ya da sığırını yolda düşmüş gördüğünde, görmezlikten gelme. Hayvanı ayağa kaldırması için kesinlikle kardeşine <text:span text:style-name="T19">yardım edeceksin</text:span>. (Yasa'nın Tekrarı, 22:3-4)</text:p>
      <text:p text:style-name="P15">…<text:span text:style-name="T22"> </text:span>Öyle ki, yoksul kardeşinize karşı eli sıkı davranıp <text:span text:style-name="T19">ona yardım etmekten kaçınmayasınız</text:span>. Yoksul kardeşiniz sizden Rab'be yakınabilir, siz de günah işlemiş olursunuz. Ona bol bol verin, verirken <text:span text:style-name="T19">yüreğinizde isteksizlik olmasın</text:span>. Bundan ötürü Allah'ınız Rab bütün işlerinizde ve el attığınız herşeyde sizi kutsayacaktır. Ülkede her zaman yoksullar olacak. Bunun için, ülkenizde yaşayan kardeşlerinize, yoksullara, gereksinimi olanlara <text:span text:style-name="T19">eli açık davranmanızı buyuruyorum</text:span>." (Yasa'nın Tekrarı, 15:9-11)</text:p>
      <text:p text:style-name="P15">Çünkü <text:span text:style-name="T19">yardım isteyen yoksulu, desteği olmayan öksüzü kurtarırdım</text:span>. Ölmekte olanın <text:span text:style-name="T19">hayır duasını alır</text:span>, dul kadının yüreğini sevinçten coştururdum. Doğruluğu giysi gibi giyindim, adalet kaftanım ve sarığımdı sanki. <text:span text:style-name="T19">Körlere göz, topallara ayaktım. Yoksullara babalık eder, garibin davasını üstlenirdim.</text:span> (Eyüp, 29:12-16)</text:p>
      <text:p text:style-name="P15">Çünkü O mazlumun çektiği sıkıntıyı hafife almadı, ondan tiksinmedi, yüz çevirmedi; Kendisi'ni <text:span text:style-name="T19">yardıma çağırdığında ona kulak verdi</text:span>. (Mezmurlar, 22:24)</text:p>
      <text:p text:style-name="P15"><text:span text:style-name="T19">Herkes komşusuna yardım ediyor</text:span>, kardeşine, "Güçlü ol" diyor. (Yeşaya, 41:6)</text:p>
      <text:p text:style-name="P15">Yiyeceğinizi açla paylaşmak değil mi? <text:span text:style-name="T19">Barınaksız yoksulları evinize alır, çıplak gördüğünüzü giydirir, yakınlarınızdan yardımınızı esirgemezseniz</text:span>, ışığınız tan gibi ağaracak, çabucak şifa bulacaksınız… (Yeşaya, 58:7-8)</text:p>
      <text:p text:style-name="P15">Kızkardeşin Sodom'un günahı şuydu: Kendisi de kızları da gururluydu, ekmeğe doymuşlardı, umursamazlardı. <text:span text:style-name="T19">Düşküne, yoksula yardım elini uzatmadılar</text:span>. (Hezekiel, 16:49)</text:p>
      <text:p text:style-name="P15">Her gün insanlar Davut'a <text:span text:style-name="T19">yardım etmeye</text:span> geliyorlardı... (1. Tarihler, 12:22)</text:p>
      <text:p text:style-name="P15">... Büyük küçük bütün kardeşlerine bağışları dağıtma işinde... <text:span text:style-name="T19">sadakatle yardım ettiler</text:span>. (2. Tarihler, 31:15)</text:p>
      <text:p text:style-name="P21"/>
      <text:h text:style-name="P48" text:outline-level="2">Tevratta İyilikte Bulunmak, Kötülükten Sakınmak</text:h>
      <text:p text:style-name="P15"><text:span text:style-name="T19">Kötülükten sakının, iyilik yapın</text:span>; esenliği amaçlayın, ardınca gidin. (Mezmurlar, 34:14)</text:p>
      <text:p text:style-name="P15"><text:soft-page-break/>Dul kadına, öksüze, yabancıya, yoksula baskı yapmayın. <text:span text:style-name="T19">Yüreğinizde birbirinize karşı kötülük tasarlamayın</text:span>. (Zekeriya, 7:10)</text:p>
      <text:p text:style-name="P15">Kötülüğe değil, <text:span text:style-name="T19">iyiliğe yönelin ki yaşayasınız</text:span>; böylece dediğiniz gibi, Rab, herşeye egemen Allah sizinle olur. (Amos, 5:14)</text:p>
      <text:p text:style-name="P15"><text:span text:style-name="T19">Kötülükten kaç, iyilik yap</text:span>; sonsuz yaşama kavuşursun. (Mezmurlar, 37:27)</text:p>
      <text:p text:style-name="P15">Kendini bilge biri olarak görme, Rab'den kork, <text:span text:style-name="T19">kötülükten uzak dur. Böylece bedenin sağlık ve ferahlık bulur. </text:span>(Süleyman'ın Özdeyişleri, 3:6-8)</text:p>
      <text:p text:style-name="P15"><text:span text:style-name="T19">İyiliği amaç edinen beğeni kazanır, kötülüğü amaç edinense kötülüğe uğrar</text:span>. Doğru kişinin işleri yaşam ağacının meyvesine benzer, bilge kişi insanları kazanır. (Süleyman'ın Özdeyişleri, 11:27, 30)</text:p>
      <text:p text:style-name="P15">Kötülük tasarlayan yolunu şaşırmaz mı? Oysa <text:span text:style-name="T19">iyilik tasarlayan sevgi ve sadakat kazanır</text:span>. (Süleyman'ın Özdeyişleri, 14:22)</text:p>
      <text:p text:style-name="P15"><text:span text:style-name="T18">Kötülükten nefret edin, iyiliği sevin...</text:span> (Amos, 5:15)</text:p>
      <text:p text:style-name="P15">Bilge kişi korktuğu için <text:span text:style-name="T19">kötülükten uzaklaşır</text:span>, akılsızsa büyüklük taslayıp kendine güvenir. (Süleyman'ın Özdeyişleri, 14:16)</text:p>
      <text:p text:style-name="P15">Günah fısıldar kötü insana, yüreğinin dibinden: Allah korkusu yoktur onda. Kendini öyle beğenmiş ki, suçunu görmez, ondan tiksinmez. Ağzından kötülük ve yalan akar, akıllanmaktan, <text:span text:style-name="T19">iyilik yapmaktan vazgeçmiş. Yatağında bile fesat düşünür, olumsuz yolda direnir, reddetmez kötülüğü</text:span>. (Mezmurlar, 36:1-4) </text:p>
      <text:p text:style-name="P15">Sen Rab'be güven, <text:span text:style-name="T19">iyilik yap</text:span>, ülkede otur, sadakatle çalış. (Mezmurlar, 37:3)</text:p>
      <text:p text:style-name="P15"><text:span text:style-name="T19">Yüreğim kötülüğe eğilim göstermesin, suç işleyenlerin fesadına bulaşmayayım</text:span>... Doğru insan bana vursa, iyilik sayılır, azarlasa, başa sürülen yağ gibidir, başım reddetmez onu. Çünkü duam hep kötülere karşıdır. (Mezmurlar, 141:4-5)</text:p>
      <text:p text:style-name="P15">Yoksula acıyan kişi Rab'be ödünç vermiş olur, <text:span text:style-name="T19">yaptığı iyilik için Rab onu ödüllendirir</text:span>. (Süleyman'ın Özdeyişleri, 19:17)</text:p>
      <text:p text:style-name="P15">Doğru kişiye iyilik göreceğini söyleyin. Çünkü <text:span text:style-name="T19">iyiliklerinin meyvesini yiyecek</text:span>. Vay kötülerin haline! Kötülük görecek, yaptıklarının karşılığını alacaklar. (Yeşaya, 3:10-11)</text:p>
      <text:p text:style-name="P15">Bu yüzden, ey kral, öğüdümü benimse: Doğru olanı yaparak günahından, <text:span text:style-name="T19">düşkünlere iyilik ederek suçlarından vazgeç</text:span>. Olur ya, gönencin uzun sürer. (Daniel, 4:27)</text:p>
      <text:p text:style-name="P15">... Bu iyilikten sizi yoksun bırakan günahlarınızdı... Kötü kişiler var. Kuş avlamak için pusuya yatanlar gibi tuzak kuruyor, insan yakalıyorlar. Kuş dolu bir kafes nasılsa, onların evleri de hileyle dolu. Bu sayede güçlenip zengin oldular, semirip parladılar, <text:span text:style-name="T19">yaptıkları kötülüklerle sınırı aştılar. </text:span>Kazanabilecekleri halde öksüzün davasına bakmıyor, yoksulun hakkını savunmuyorlar. (Yeremya, 5:25-26)</text:p>
      <text:p text:style-name="P21"/>
      <text:h text:style-name="P48" text:outline-level="2">Tevrat'ta Doğruluk ve Dürüstlük</text:h>
      <text:p text:style-name="P15">Yaşamak ve Allah'ınız Rab'bin size vereceği ülkeyi miras almak için <text:span text:style-name="T19">doğruluğun, yalnız doğruluğun ardınca gidin</text:span>. (Yasa'nın Tekrarı, 16:20)</text:p>
      <text:p text:style-name="P15"><text:soft-page-break/><text:span text:style-name="T18">Doğru kişileri başarıya ulaştırır, kalkanıdır dürüst yaşayanların.</text:span> (Süleyman'ın Özdeyişleri, 2:7)</text:p>
      <text:p text:style-name="P15">Çünkü Sen <text:span text:style-name="T18">doğru kişiyi kutsarsın, ya Rab, çevresini kalkan gibi lütfunla sararsın.</text:span> (Mezmurlar, 5:12)</text:p>
      <text:p text:style-name="P15"><text:span text:style-name="T19">Dürüst kişi güvenlik içinde yaşar</text:span>, ama hileli yoldan giden açığa vurulacaktır. (Süleyman'ın Özdeyişleri, 10:9)</text:p>
      <text:p text:style-name="P15">Sağduyudan yoksun kişi ahmaklığıyla sevinir, ama <text:span text:style-name="T19">akıllı insan dürüst bir yaşam sürer</text:span>. (Süleyman'ın Özdeyişleri, 15:21)</text:p>
      <text:p text:style-name="P15"><text:span text:style-name="T19">Dürüstlerin tuttuğu yol kötülükten uzaklaştırır</text:span>, yoluna dikkat eden, canını korur. (Süleyman'ın Özdeyişleri, 16:17)</text:p>
      <text:p text:style-name="P15"><text:span text:style-name="T19">Rab'bin yolu dürüst için sığınak</text:span>, fesatçı içinse yıkımdır. <text:span text:style-name="T19">Doğru kişi hiçbir zaman sarsılmaz</text:span>, ama kötüler ülkede kalamaz. (Süleyman'ın Özdeyişleri, 10:29-30)</text:p>
      <text:p text:style-name="P15"><text:span text:style-name="T19">Erdemlinin dürüstlüğü ona yol gösterir</text:span>, hainin yalancılığıysa yıkıma götürür. Gazap günü servet işe yaramaz, oysa <text:span text:style-name="T19">doğruluk ölümden kurtarır</text:span>. (Süleyman'ın Özdeyişleri, 11:3-4)</text:p>
      <text:p text:style-name="P15"><text:span text:style-name="T19">Dürüst insanın doğruluğu onun yolunu düzler</text:span>, kötü kişiyse kötülüğü yüzünden yıkılıp düşer. (Süleyman'ın Özdeyişleri, 11:5)</text:p>
      <text:p text:style-name="P15">Erdemlinin <text:span text:style-name="T19">doğruluğu onu kurtarır</text:span>, ama haini kendi hırsı ele verir. (Süleyman'ın Özdeyişleri, 11:6)</text:p>
      <text:p text:style-name="P15"><text:span text:style-name="T19">Doğruluk dürüst yaşayanı korur</text:span>, kötülük günahkarı yıkar. (Süleyman'ın Özdeyişleri, 13:6)</text:p>
      <text:p text:style-name="P15"><text:span text:style-name="T19">Doğru kişi sıkıntıdan kurtulur</text:span>, onun yerine sıkıntıyı kötü kişi çeker. (Süleyman'ın Özdeyişleri, 11:8)</text:p>
      <text:p text:style-name="P15">Rab sapkın yürekliden iğrenir, <text:span text:style-name="T19">dürüst yaşayandan hoşnut kalır.</text:span> (Süleyman'ın Özdeyişleri, 11:20)</text:p>
      <text:p text:style-name="P15">Yoksulları adaletle yargılayacak, yeryüzünde ezilenler için <text:span text:style-name="T19">dürüstçe karar verecek</text:span>... (Yeşaya, 11:4)</text:p>
      <text:p text:style-name="P15"><text:span text:style-name="T18">Doğru adamın yolu düzdür…</text:span> (Yeşaya, 26:7)</text:p>
      <text:p text:style-name="P15">Rab halkları yargılar; beni de yargıla, ya Rab, <text:span text:style-name="T19">doğruluğuma, dürüstlüğüme göre</text:span>. (Mezmurlar, 7:8)</text:p>
      <text:p text:style-name="P15">Ahmaklar suç sunusuyla alay eder, <text:span text:style-name="T19">dürüstler ise iyi niyetlidir</text:span>. (Süleyman'ın Özdeyişleri, 14:9)</text:p>
      <text:p text:style-name="P15">Bu nedenle sen iyilerin yolunda yürü, doğruların izinden git. Çünkü <text:span text:style-name="T19">ülkede yaşayacak olan doğrulardır, dürüst kişilerdir orada kalacak olan.</text:span> Kötüler ülkeden sürülecek, hainler sökülüp atılacak. (Süleyman'ın Özdeyişleri, 2:20-22)</text:p>
      <text:p text:style-name="P15"><text:span text:style-name="T19">Dürüst davranmaya</text:span> özen göstereceğim... (Mezmurlar, 101:2)</text:p>
      <text:p text:style-name="P15"><text:span text:style-name="T19">Doğru ve dürüst</text:span> bir babaya sahip olan çocuklara ne mutlu! (Süleyman'ın Özdeyişleri, 20:7)</text:p>
      <text:p text:style-name="P15"><text:span text:style-name="T19">Doğru kişi</text:span> esenliğe kavuşur... (Yeşaya, 57:2)</text:p>
      <text:p text:style-name="P15">... İnsanlar arasında <text:span text:style-name="T19">dürüst kimse yok</text:span>... Kötülük yapmakta elleri ne becerikli! Önderler armağan istiyor, yargıçlar rüşvet alıyor. Güçlüler her istediklerini zorla yaptırıyor, <text:span text:style-name="T19">düzen üstüne düzen kuruyorlar</text:span>. En iyileri çalı çırpıdan değersiz, <text:span text:style-name="T19">en dürüstleri dikenli çitten beterdir</text:span>. Ama peygamberlerinin uyardığı gibi, cezalandırılacakları gün geldi çattı... (Mika, 7:2-4)</text:p>
      <text:p text:style-name="P15">Çünkü Rab Allah bir güneş, bir kalkandır. Lütuf ve yücelik sağlar; <text:span text:style-name="T19">dürüstçe yaşayanlardan hiçbir iyiliği esirgemez</text:span>. (Mezmurlar, 84:11)</text:p>
      <text:p text:style-name="P15"><text:span text:style-name="T18">…</text:span><text:span text:style-name="T20"> </text:span><text:span text:style-name="T18">Bana dürüst yaşayan kişi hizmet edecek.</text:span> (Mezmurlar, 101:6)</text:p>
      <text:p text:style-name="P15"><text:soft-page-break/><text:span text:style-name="T19">Karanlıkta ışık doğar dürüstler için</text:span>, lütfeden, sevecen, doğru insanlar için. (Mezmurlar, 112:4)</text:p>
      <text:p text:style-name="P15">Kuşkusuz doğrular Senin adına şükredecek, <text:span text:style-name="T19">dürüstler Senin huzurunda oturacak</text:span>. (Mezmurlar, 140:13)</text:p>
      <text:p text:style-name="P15"><text:span text:style-name="T19">Dürüst yaşayan</text:span> bir yoksul olmak, yalancı bir akılsız olmaktan yeğdir. (Süleyman'ın Özdeyişleri, 19:1)</text:p>
      <text:p text:style-name="P15"><text:span text:style-name="T18">Dürüst bir yoksul olmak, yolsuzlukla zengin olmaktan yeğdir.</text:span> (Süleyman'ın Özdeyişleri, 28:6)</text:p>
      <text:p text:style-name="P15">Bunun yanı sıra halkın arasından Allah'tan korkan, yetenekli, <text:span text:style-name="T19">haksız kazançtan nefret eden dürüst adamlar seç;</text:span> onları biner, yüzer, ellişer, onar kişilik toplulukların başına önder ata. (Mısır'dan Çıkış, 18:21)</text:p>
      <text:p text:style-name="P15">Kötüler… dürüstlüğün egemen olduğu diyarda haksızlık eder, Rab'bin büyüklüğünü görmezler. (Yeşaya, 26:10)</text:p>
      <text:p text:style-name="P15">Çünkü <text:span text:style-name="T19">dürüst bir yaşam</text:span> sürdüm; sarsılmadan Rab'be güvendim. (Mezmurlar, 26:1)</text:p>
      <text:p text:style-name="P15">Onların elleri kötülük aletidir, sağ elleri rüşvet doludur. Ama <text:span text:style-name="T19">ben dürüst yaşarım</text:span>, kurtar beni, lütfet bana! (Mezmurlar, 26:10-11)</text:p>
      <text:p text:style-name="P15">Tapınakta çalışanlara para ödemekle görevli kişiler <text:span text:style-name="T19">öyle dürüst insanlardı ki, onlara hesap bile sorulmazdı</text:span>. (2. Krallar, 12:15)</text:p>
      <text:p text:style-name="P15">…<text:span text:style-name="T22"> </text:span>O sana bağlı, doğru, <text:span text:style-name="T19">bütün yüreğiyle dürüst biri</text:span> olarak yolunda yürüdü... (1. Krallar, 3:6)</text:p>
      <text:p text:style-name="P15">…<text:span text:style-name="T22"> </text:span>Yaşayan Rab'bin adıyla derim ki, <text:span text:style-name="T19">sen dürüst bir kişisin</text:span>… (1. Samuel, 29:6)</text:p>
      <text:p text:style-name="P15">Kana susamışlar dürüst kişiden nefret eder, doğrularsa onun canını korur. (Süleyman'ın Özdeyişleri, 29:10)</text:p>
      <text:p text:style-name="P15">Doğrular haksızlardan iğrenir, kötüler de dürüst yaşayanlardan. (Süleyman'ın Özdeyişleri, 29:27)</text:p>
      <text:p text:style-name="P21"/>
      <text:h text:style-name="P48" text:outline-level="2">Tevrat'ta Sabırlı Olmak</text:h>
      <text:p text:style-name="P15">Rab'bin önünde sakin dur, <text:span text:style-name="T19">sabırla bekle</text:span>; kızıp üzülme işi yolunda olanlara, kötü amaçlarına kavuşanlara. (Mezmurlar, 37:7)</text:p>
      <text:p text:style-name="P15">Rab'bi <text:span text:style-name="T19">sabırla bekledim</text:span>... yakarışımı duydu. (Mezmurlar, 40:1)</text:p>
      <text:p text:style-name="P15">Huysuz kişi çekişme yaratır, <text:span text:style-name="T19">sabırlı kişi kavgayı yatıştırır</text:span>. (Süleyman'ın Özdeyişleri, 15:18)</text:p>
      <text:p text:style-name="P15"><text:span text:style-name="T19">Sabırlı kişi yiğitten üstündür</text:span>, kendini denetleyen de kentler fethedenden üstündür. (Süleyman'ın Özdeyişleri, 16:32)</text:p>
      <text:p text:style-name="P15"><text:span text:style-name="T19">Sağduyulu kişi sabırlıdır</text:span>, kusurları hoş görmesi ona onur kazandırır. (Süleyman'ın Özdeyişleri, 19:11)</text:p>
      <text:p text:style-name="P15">Bir olayın sonu başlangıcından iyidir. <text:span text:style-name="T19">Sabırlı kibirliden iyidir</text:span>. (Vaiz, 7:8)</text:p>
      <text:p text:style-name="P15"><text:span text:style-name="T19">İnsanın ruhu hastalıkta ona destektir.</text:span> Ama ezik ruh nasıl dayanabilir? (Süleyman'ın Özdeyişler, 18:14)</text:p>
      <text:p text:style-name="P21"/>
      <text:h text:style-name="P48" text:outline-level="2">Tevrat'ta Sadakat</text:h>
      <text:p text:style-name="P15">Sevgiyi, <text:span text:style-name="T19">sadakati hiç yanından ayırma</text:span>, bağla onları boynuna, yaz yüreğinin levhasına. Böylece Allah'ın ve insanların gözünde <text:span text:style-name="T19">beğeni ve saygınlık kazanacaksın</text:span>. (Süleyman'ın Özdeyişleri, 3:3-4)</text:p>
      <text:p text:style-name="P15"><text:soft-page-break/>Ataları gibi inatçı, başkaldırıcı, yüreği kararsız, <text:span text:style-name="T19">Allah'a sadakatsiz bir kuşak olmasınlar</text:span>. (Mezmurlar, 78:8)</text:p>
      <text:p text:style-name="P15">Ey insanlar, Rab iyi olanı size bildirdi; adil davranmanızdan, <text:span text:style-name="T19">sadakati sevmenizden</text:span> ve alçakgönüllülükle yolunda yürümenizden <text:span text:style-name="T19">başka Allah'ınız Rab sizden ne istedi</text:span>? (Mika, 6:8)</text:p>
      <text:p text:style-name="P15">Sen Rab'be güven, iyilik yap, ülkede otur, <text:span text:style-name="T19">sadakatle çalış</text:span>. (Mezmurlar, 37:3)</text:p>
      <text:p text:style-name="P15"><text:span text:style-name="T19">Sevgi ve sadakat kralın güvencesidir</text:span>. Onun tahtını sağlamlaştıran sevgidir. (Süleyman'ın Özdeyişleri, 20:28)</text:p>
      <text:p text:style-name="P15"><text:span text:style-name="T19">Sevgiyle sadakat buluşacak</text:span>, doğrulukla esenlik öpüşecek. Sadakat yerden bitecek, doğruluk gökten bakacak. (Mezmurlar, 85:10-11)</text:p>
      <text:p text:style-name="P15"><text:span text:style-name="T18">... Kendilerini sadakatle Allah'a adamışlardı.</text:span> (2. Tarihler, 31:18)</text:p>
      <text:p text:style-name="P15">Adil olanların adımlarını korur, <text:span text:style-name="T19">sadık kullarının yolunu gözetir.</text:span> (Süleyman'ın Özdeyişleri, 2:8)</text:p>
      <text:p text:style-name="P15"><text:span text:style-name="T19">Rab'bin bütün yolları sevgi ve sadakate dayanır</text:span>, antlaşmasındaki buyruklara uyanlar için. (Mezmurlar, 25:10)</text:p>
      <text:p text:style-name="P15">Ben <text:span text:style-name="T19">sadakat yolunu</text:span> seçtim... (Mezmurlar, 119:30)</text:p>
      <text:p text:style-name="P15">Rab <text:span text:style-name="T19">sadık kullarının</text:span> adımlarını korur, ama kötüler karanlıkta susturulur. Çünkü güçle zafere ulaşamaz insan. (1. Samuel, 2:9)</text:p>
      <text:p text:style-name="P15"><text:span text:style-name="T18">Davranışının temeli adalet ve sadakat olacak.</text:span> (Yeşaya, 11:5)</text:p>
      <text:p text:style-name="P15">... <text:span text:style-name="T19">Sadakatle krallık yapacak</text:span>. Yargılarken adaleti arayacak... (Yeşaya, 16:5)</text:p>
      <text:p text:style-name="P15">... <text:span text:style-name="T19">Adaleti sadakatle ulaştıracak.</text:span> Yeryüzünde adaleti sağlayana dek umudunu, cesaretini yitirmeyecek... (Yeşaya, 42:3-4)</text:p>
      <text:p text:style-name="P15">Kurtar beni, ya Rab, <text:span text:style-name="T19">sadık kulun kalmadı</text:span>, güvenilir insanlar yok oldu. Herkes birbirine yalan söylüyor, dalkavukluk, ikiyüzlülük ediyor. (Mezmurlar, 12:1-2)</text:p>
      <text:p text:style-name="P15">Çünkü Sen beni ölüler diyarına terk etmezsin, <text:span text:style-name="T19">sadık kulunun</text:span> çürümesine izin vermezsin. (Mezmurlar, 16:10)</text:p>
      <text:p text:style-name="P15">Rab'bi sevin, ey <text:span text:style-name="T19">O'nun sadık kulları</text:span>! Rab Kendisi'ne bağlı olanları korur, büyüklenenlerin ise tümüyle hakkından gelir. (Mezmurlar, 31:23)</text:p>
      <text:p text:style-name="P15">Çünkü Rab doğruyu sever, <text:span text:style-name="T19">sadık kullarını terk etmez. Onlar sonsuza dek korunacak</text:span>, kötülerinse kökü kazınacak. (Mezmurlar, 37:28)</text:p>
      <text:p text:style-name="P15">O'na yürekten bağlı değillerdi, antlaşmasına <text:span text:style-name="T19">sadık kalmadılar</text:span>. (Mezmurlar, 78:37)</text:p>
      <text:p text:style-name="P15">... <text:span text:style-name="T19">Sadık kullarına esenlik sözü verecek</text:span>, yeter ki, bir daha akılsızlık etmesinler. (Mezmurlar, 85:8)</text:p>
      <text:p text:style-name="P15">Ey sizler, Rab'bi sevenler, kötülükten tiksinin. O <text:span text:style-name="T19">sadık kullarının canını korur</text:span>. (Mezmurlar, 97:10)</text:p>
      <text:p text:style-name="P15">Kahinlerin doğruluğu kuşansın, <text:span text:style-name="T19">sadık kulların sevinç çığlıkları atsın</text:span>... Kurtuluşla donatacağım kâhinlerini; <text:span text:style-name="T19">hep sevinç ezgileri söyleyecek sadık kulları</text:span>. (Mezmurlar, 132:9, 16)</text:p>
      <text:p text:style-name="P15">Bütün yapıtların sana şükreder, ya Rab, <text:span text:style-name="T19">sadık kulların sana övgüler sunar</text:span>. (Mezmurlar, 145:10)</text:p>
      <text:p text:style-name="P15"><text:soft-page-break/>Rab'be övgüler sunun!... <text:span text:style-name="T19">Sadık kullarının toplantısında</text:span> O'nu ezgilerle övün! Bu onurla mutlu olsun sadık kulları, sevinç ezgileri okusunlar yataklarında!... Bütün <text:span text:style-name="T19">sadık kulları</text:span> için onurdur bu. (Mezmurlar, 149:1-2, 5)</text:p>
      <text:p text:style-name="P15">İnsanların çoğu, "Vefalıyım" der. Ama <text:span text:style-name="T19">sadık birini</text:span> kim bulabilir? (Süleyman'ın Özdeyişleri, 20:6)</text:p>
      <text:p text:style-name="P15">Rab'bin varlığı hakkı için diyerek <text:span text:style-name="T19">sadakatle, adaletle, doğrulukla ant içersen</text:span>... (Yeremya, 4:2)</text:p>
      <text:p text:style-name="P15">... Benden dönen <text:span text:style-name="T19">sadakatsiz yürekler</text:span>inden... (Hezekiel, 6:9)</text:p>
      <text:p text:style-name="P15">İnsanoğlu, eğer bir ülke <text:span text:style-name="T19">Bana sadakatsizlik</text:span> <text:span text:style-name="T19">eder</text:span>, günah işlerse, Ben de o ülkeye karşı elimi uzatır, onu her türlü yiyecekten yoksun bırakır, üzerine kıtlık gönderir, insanları ve hayvanları yok edersem... (Hezekiel, 14:13)</text:p>
      <text:p text:style-name="P15">"Ülkeyi viraneye çevireceğim. Çünkü Bana <text:span text:style-name="T19">sadakatsizlik ettiler</text:span>." egemen Rab böyle diyor. (Hezekiel, 15:8)</text:p>
      <text:p text:style-name="P15">... Bana <text:span text:style-name="T19">sadakatsizliğinden ötürü</text:span> orada yargılayacağım. (Hezekiel, 17:20)</text:p>
      <text:p text:style-name="P15">Doğru kişi doğruluğundan döner, günah işler, kötü kişinin yaptığı bütün iğrenç şeyleri yaparsa, yaşayacak mı? Onun yaptığı doğru işlerin hiçbiri anılmayacaktır. <text:span text:style-name="T19">Sadakatsizliği yüzünden suçludur</text:span>, günahları yüzünden ölecektir. (Hezekiel, 18:24)</text:p>
      <text:p text:style-name="P15">Sen adaletlisin, ya Rab! <text:span text:style-name="T19">Sadakatsizliğimiz yüzünden</text:span> bizi uzak yakın ülkelere sürdün... (Daniel, 9:7)</text:p>
      <text:p text:style-name="P15">... <text:span text:style-name="T19">Yok olmuş sevgi, sadakat, Allah bilgisi</text:span>. Lanet, yalan, adam öldürme, hırsızlık, zina almış herşeyin yerini. Zorbalık ediyorlar, kan üstüne kan döküyorlar. (Hoşea, 4:1)</text:p>
      <text:p text:style-name="P15">Bakın şu övüngen kişiye, niyeti iyi değildir. Ama <text:span text:style-name="T19">doğru kişi sadakatiyle yaşayacaktır</text:span>. (Habakkuk, 2:4)</text:p>
      <text:p text:style-name="P15">... Ülkede <text:span text:style-name="T19">Allah'a sadık kul</text:span> kalmadı... (Mika, 7:2)</text:p>
      <text:p text:style-name="P15"><text:span text:style-name="T18">Sadık kuluna sadakat gösterir...</text:span> (Mezmurlar, 18:25)</text:p>
      <text:p text:style-name="P15">Gözüm ülkenin <text:span text:style-name="T19">sadık insanları</text:span> üzerinde olacak. (Mezmurlar, 101:6)</text:p>
      <text:p text:style-name="P21"/>
      <text:h text:style-name="P48" text:outline-level="2">Tevrat'ta Zorbalıktan Sakınmak</text:h>
      <text:p text:style-name="P15">Kötü insan yaşamı boyunca kıvranır, <text:span text:style-name="T19">zorbaya ayrılan yıllar sayılıdır.</text:span> (Eyüp, 15:20)</text:p>
      <text:p text:style-name="P15"><text:span text:style-name="T18">Allah, gücüyle zorbaları yok eder,</text:span> harekete geçince <text:span text:style-name="T18">zorbaların yaşama umudu kalmaz.</text:span> (Eyüp, 24:22)</text:p>
      <text:p text:style-name="P15">Kötülüğü kendi başına gelecek, <text:span text:style-name="T19">zorbalığı kendi tepesine inecek. </text:span>(Mezmurlar, 7:16)</text:p>
      <text:p text:style-name="P15">Rab doğru insanı sınar, <text:span text:style-name="T19">kötüden, zorbalığı sevenden tiksinir. </text:span>(Mezmurlar, 11:5)</text:p>
      <text:p text:style-name="P15"><text:span text:style-name="T19">Zorbalığa güvenmeyin, </text:span>yağma malla övünmeyin; varlığınız artsa bile, ona gönül bağlamayın. (Mezmurlar, 62:10)</text:p>
      <text:p text:style-name="P15">İyi insan ağzından çıkan sözler için ödüllendirilir, ama<text:span text:style-name="T19"> hainlerin soluduğu zorbalıktır. </text:span>(Süleyman'ın Özdeyişleri, 13:2)</text:p>
      <text:p text:style-name="P15"><text:span text:style-name="T19">Zorba kişi başkalarını ayartır </text:span>ve onları olumsuz yola yöneltir. (Süleyman'ın Özdeyişleri, 16:29)</text:p>
      <text:p text:style-name="P15"><text:soft-page-break/><text:span text:style-name="T19">Kötülerin zorbalığı kendilerini süpürüp götürür</text:span>, çünkü doğru olanı yapmaya yanaşmazlar. (Süleyman'ın Özdeyişleri, 21:7)</text:p>
      <text:p text:style-name="P15">…<text:span text:style-name="T22"> </text:span><text:span text:style-name="T19">Eylemleri kötü eylemlerdir, elleri zorbalığın araçlarıdır</text:span>. Ayakları kötülüğe koşar, <text:span text:style-name="T19">çekinmeden suçsuz kanı dökerler</text:span>. Akılları fikirleri hep kötülükte, şiddet ve yıkım var yollarında. Esenlik yolunu bilmezler, izledikleri yolda adalet yoktur. Kendilerine çarpık yollar yaptılar, o yoldan gidenlerin <text:span text:style-name="T19">hiçbiri esenlik nedir bilmez</text:span>. (Yeşaya, 59:6-8)</text:p>
      <text:p text:style-name="P15">Ama doğru yolda yürüyüp doğru dürüst konuşan, <text:span text:style-name="T19">zorbalıkla edinilen kazancı reddeden,</text:span> elini rüşvetten uzak tutan, kan dökenlerin telkinlerine kulak vermeyen, kötülük görmeye dayanamayan, yükseklerde oturacak… Ekmeği sağlanacak, hiç susuz kalmayacak. (Yeşaya, 33:15-16)</text:p>
      <text:p text:style-name="P15">Egemen Rab şöyle diyor: "Yeter artık... <text:span text:style-name="T19">Zorbalığı, baskıyı bırakın. </text:span>Adil ve doğru olanı yapın..." (Hezekiel, 45:9)</text:p>
      <text:p text:style-name="P15">Bütün insanlar ve hayvanlar çula sarınsın. <text:span text:style-name="T19">Herkes </text:span>var gücüyle Allah'a yakararak kötü yoldan,<text:span text:style-name="T19"> zorbalıktan vazgeçsin. </text:span>(Yunus, 3:8)</text:p>
      <text:p text:style-name="P15">Uluslar bunu görünce<text:span text:style-name="T19"> yaptıkları bunca zorbalıktan utanacaklar.</text:span> Elleriyle ağızlarını kapayacak, kulaklarını tıkayacaklar. (Mika, 7:16)</text:p>
      <text:p text:style-name="P15">... "<text:span text:style-name="T19">Giysisinin üstüne bir de zorbalığı kuşanan kişiden de nefret ederim</text:span>." böyle diyor herşeye egemen Rab. Bunun için kendinize dikkat edin ve ihanet etmeyin. (Malaki, 2:16)</text:p>
      <text:p text:style-name="P15">Rab, "Onlar doğruluk nedir bilmiyorlar" diyor, "<text:span text:style-name="T19">Saraylarına zorbalık ve çapul yığmışlar</text:span>." (Amos, 3:10)</text:p>
      <text:p text:style-name="P21"/>
      <text:h text:style-name="P48" text:outline-level="2">Tevrat'ta Barış ve Dostluğa Verilen Önem</text:h>
      <text:p text:style-name="P15">Bir <text:span text:style-name="T18">kente saldırmadan önce, kent halkına barış önerin.</text:span> (Yasa'nın Tekrarı, 20:10)</text:p>
      <text:p text:style-name="P15">Ne iyi, ne güzeldir, <text:span text:style-name="T19">birlik içinde kardeşçe yaşamak! </text:span>(Mezmurlar, 133:1)</text:p>
      <text:p text:style-name="P15"><text:span text:style-name="T18">... Bütün krallıkları Süleyman yönetiyordu. Her tarafta barış vardı.</text:span> (1. Krallar, 4:24)</text:p>
      <text:p text:style-name="P15">Kötülük tasarlayanın yüreği hileci, <text:span text:style-name="T19">barışı öğütleyenin yüreğiyse sevinçlidir.</text:span> (Süleyman'ın Özdeyişleri, 12:20)</text:p>
      <text:p text:style-name="P15">Kötülükten sakının, iyilik yapın; <text:span text:style-name="T19">esenliği amaçlayın, ardınca gidin</text:span>. (Mezmurlar, 34:14)</text:p>
      <text:p text:style-name="P15">... Bizi yaratan aynı Allah değil mi? Öyleyse <text:span text:style-name="T18">neden atalarımızın yaptığı antlaşmayı bozarak herkes kardeşine ihanet ediyor? </text:span>(Malaki, 2:10)</text:p>
      <text:p text:style-name="P15">Bunun üzerine önderlerimiz ve ülkemizin bütün halkı bize şöyle dediler: "Onları karşılamak için yanınıza yiyecek alıp yola çıkın... <text:span text:style-name="T19">Bizimle bir barış antlaşması yapmanızı istiyoruz." </text:span>deyin. (Yeşu, 9:11)</text:p>
      <text:p text:style-name="P15">Yeşu da onları sağ bırakacağına söz verip <text:span text:style-name="T19">onlarla bir barış antlaşması yaptı</text:span>. Topluluğun önderleri de antlaşmaya bağlı kalacaklarına ant içtiler. (Yeşu, 9:15)</text:p>
      <text:p text:style-name="P15">Ardından bütün topluluk... <text:span text:style-name="T19">aracılar göndererek barış yapmayı önerdi. </text:span>(Hakimler, 21:13)</text:p>
      <text:p text:style-name="P15">Rab, verdiği söz uyarınca, Süleyman'a bilgelik verdi. <text:span text:style-name="T18">Süleyman'la Hiram arasında barış vardı. Aralarında bir antlaşma yaptılar.</text:span> (1. Krallar, 5:12)</text:p>
      <text:p text:style-name="P15"><text:soft-page-break/><text:span text:style-name="T18">... "Nasıl olsa yaşadığım sürece barış ve güvenlik olacak" </text:span>diye düşünüyordu. (2. Krallar, 20:19)</text:p>
      <text:p text:style-name="P15"><text:span text:style-name="T18">... Ülke onun yönetimi altında barış içinde yaşadı.</text:span> (2. Tarihler, 14:5)</text:p>
      <text:p text:style-name="P15">... <text:span text:style-name="T19">Ülkesi ise barış içindeydi. </text:span>Çünkü Allah'ı her yandan onu esenlikle kuşatmıştı. (2. Tarihler, 20:30)</text:p>
      <text:p text:style-name="P15">Yetkin adamı gözle, doğru adama bak, çünkü <text:span text:style-name="T19">yarınlar barışseverindir. (</text:span>Mezmurlar, 37:37)</text:p>
      <text:p text:style-name="P15">Ben <text:span text:style-name="T19">barış yanlısıyım,</text:span> ama söze başladığımda, onlar savaşa kalkıyor! (Mezmurlar, 120:7)</text:p>
      <text:p text:style-name="P15">Bütün <text:span text:style-name="T18">dünya esenlik ve barış içinde sevinçle haykırıyor.</text:span> (Yeşaya, 14:7)</text:p>
      <text:p text:style-name="P15">Sana tunç yerine altın, demir yerine gümüş, ağaç yerine tunç, taş yerine demir getireceğim. <text:span text:style-name="T19">Barışı yöneticin, doğruluğu önderin yapacağım</text:span>. (Yeşaya, 60:17)</text:p>
      <text:p text:style-name="P15">... Savaş yayları kırılacak. <text:span text:style-name="T19">Kralınız uluslara barışı duyuracak... </text:span>(Zekeriya, 9:10)</text:p>
      <text:p text:style-name="P15"><text:span text:style-name="T18">"Bu adamlar bize dostluk gösteriyor"</text:span> dediler, <text:span text:style-name="T18">"Ülkemizde yaşasınlar, ticaret yapsınlar. Topraklarımız geniş, onlara da yeter, bize de..."</text:span> (Yaratılış, 34:21)</text:p>
      <text:p text:style-name="P15"><text:span text:style-name="T18">... Davut'a beslediği derin sevgiden ötürü, onunla bir dostluk antlaşması yaptı. </text:span>(1. Samuel, 18:3)</text:p>
      <text:p text:style-name="P15"><text:span text:style-name="T19">Düşmanın acıkmışsa doyur, susamışsa su ver.</text:span> Bunu yapmakla onu utanca boğarsın ve Rab seni ödüllendirir. (Süleyman'ın Özdeyişleri, 25:21-22)</text:p>
      <text:p text:style-name="P15">İftira etmez, <text:span text:style-name="T19">dostuna zarar vermez</text:span>, komşusuna kara çalmaz böylesi. (Mezmurlar, 15:3)</text:p>
      <text:p text:style-name="P15"><text:span text:style-name="T19">Dostuyum bütün Sen'den korkanların</text:span>, koşullarına uyanların. (Mezmurlar, 119:63)</text:p>
      <text:p text:style-name="P15">Dost her zaman sever, kardeş sıkıntılı günde belli olur. (Süleyman'ın Özdeyişleri, 17:17)</text:p>
      <text:p text:style-name="P15">... Allah'ından kork ki,<text:span text:style-name="T19"> kardeşin yanında</text:span> <text:span text:style-name="T19">yaşamını sürdürebilsin</text:span>. (Levililer, 25:36)</text:p>
      <text:p text:style-name="P15">Aranızda yaşayan <text:span text:style-name="T18">bir kardeşin yoksullaşır, kendini köle olarak sana satarsa, onu bir köle gibi çalıştırmayacaksın.</text:span> (Levililer, 25:39)</text:p>
      <text:p text:style-name="P15">Ayrıca yargıçlarınıza, "<text:span text:style-name="T19">Kardeşleriniz arasındaki sorunları dinleyin" </text:span>dedim...<text:span text:style-name="T19"> </text:span>Davalarda adaletle karar verin. (Yasa'nın Tekrarı, 1:16)</text:p>
      <text:p text:style-name="P15">Borçları bağışlama işini şöyle yapacaksınız: Her alacaklı, komşusunun borcunu bağışlayacak. Borcun ödenmesi için <text:span text:style-name="T19">komşusunu ya da kardeşini zorlamayacak...</text:span> (Yasa'nın Tekrarı, 15:2)</text:p>
      <text:p text:style-name="P15">Ülkede her zaman yoksullar olacak. Bunun için, <text:span text:style-name="T18">ülkenizde yaşayan kardeşlerinize, yoksullara, gereksinimi olanlara eli açık davranmanızı buyuruyorum. </text:span>(Yasa'nın Tekrarı, 15:11)</text:p>
      <text:p text:style-name="P15"><text:span text:style-name="T18">... İğrenmeyeceksiniz. Onlar kardeşinizdir...</text:span> (Yasa'nın Tekrarı, 23:7)</text:p>
      <text:p text:style-name="P15">Yolları sevinç yollarıdır, evet, <text:span text:style-name="T19">bütün yolları esenliğe çıkarır</text:span>. (Süleyman'ın Özdeyişleri, 3:17)</text:p>
      <text:p text:style-name="P15">Doğruluğun ürünü <text:span text:style-name="T18">esenlik, sonucu, sürekli huzur ve güven olacaktır… Esenlik dolu evlerde, güvenli ve rahat yerlerde yaşayacak.</text:span> (Yeşaya, 32:17-18)</text:p>
      <text:p text:style-name="P15">"… Kent kapılarınızda <text:span text:style-name="T19">esenliği sağlayan </text:span>gerçek adaletle yargılayın, yüreğinizde birbirinize karşı <text:span text:style-name="T19">kötülük tasarlamayın</text:span>… Çünkü Ben bütün bunlardan nefret ederim." böyle diyor Rab. Herşeye egemen Rab bana yine seslendi: Herşeye egemen Rab diyor ki, "… Bu nedenle <text:span text:style-name="T19">gerçeği ve esenliği sevin</text:span>." (Zekeriya, 8:16,)</text:p>
      <text:p text:style-name="P15">…<text:span text:style-name="T22"> </text:span>İşte bütün dünya <text:span text:style-name="T19">esenlik ve güvenlik içinde</text:span>! (Zekeriya, 1:11)</text:p>
      <text:p text:style-name="P15"><text:soft-page-break/>... "Huzur bulsun Seni sevenler! <text:span text:style-name="T19">Surlarına esenlik, saraylarına huzur egemen olsun</text:span>!" <text:span text:style-name="T19">Kardeşlerim, dostlarım için,</text:span> "Esenlik olsun Sana!" derim. (Mezmurlar, 122:6-8)</text:p>
      <text:p text:style-name="P21"/>
      <text:h text:style-name="P48" text:outline-level="2">Tevrat'ta Akıl ve Hikmete Verilen Önem</text:h>
      <text:p text:style-name="P15"><text:span text:style-name="T18">Rab korkusudur bilgeliğin temeli. Akıl kutsal olanı tanımaktır.</text:span> (Süleyman'ın Özdeyişleri, 9:10)</text:p>
      <text:p text:style-name="P15"><text:span text:style-name="T18">Bilgelik kazanmak altından daha değerlidir, akla sahip olmak da gümüşe yeğlenir.</text:span> (Süleyman'ın Özdeyişleri, 16:16)</text:p>
      <text:p text:style-name="P15"><text:span text:style-name="T19">Rab korkusu bilgelik öğretir</text:span>, alçakgönüllülük de onurun ön koşuludur. (Süleyman'ın Özdeyişleri, 15:33)</text:p>
      <text:p text:style-name="P15">Yanında mercanla billurun sözü edilmez, <text:span text:style-name="T19">bilgeliğin değeri mücevherden üstündür.</text:span> (Eyüp, 28:18)</text:p>
      <text:p text:style-name="P15">İnsana, "İşte <text:span text:style-name="T18">Rab korkusu, bilgelik budur.</text:span>" dedi. <text:span text:style-name="T18">"Kötülükten kaçınmak akıllılıktır."</text:span> (Eyüp, 28:28)</text:p>
      <text:p text:style-name="P15">Oysa <text:span text:style-name="T18">insana ruh, Herşeye Gücü Yeten'in soluğu akıl verir. </text:span>Akıl yaşta değil baştadır... (Eyüp, 32:8-9)</text:p>
      <text:p text:style-name="P15"><text:span text:style-name="T18">Bilgelik güçten, bilgi kaba kuvvetten üstündür.</text:span> (Süleyman'ın Özdeyişleri, 24:5)</text:p>
      <text:p text:style-name="P15"><text:span text:style-name="T18">Bilgeliğe erişene, aklı bulana ne mutlu!</text:span> (Süleyman'ın Özdeyişleri, 3:13)</text:p>
      <text:p text:style-name="P15"><text:span text:style-name="T19">Bilgelik yaşam ağacıdır,</text:span> ona sarılanlara, ne mutlu ona sımsıkı tutunanlara! (Süleyman'ın Özdeyişleri, 3:18)</text:p>
      <text:p text:style-name="P15"><text:span text:style-name="T18">Bilge kişi boş sözlerle yanıtlar mı,</text:span> karnını doğu rüzgarıyla doldurur mu? <text:span text:style-name="T18">Boş sözlerle tartışır, yararsız söylevler verir mi?</text:span> (Eyüp, 15:2-3)</text:p>
      <text:p text:style-name="P15"><text:span text:style-name="T18">Akıllı kişiyi azarlamak, akılsıza yüz darbe vurmaktan etkilidir.</text:span> (Süleyman'ın Özdeyişleri, 17:10)</text:p>
      <text:p text:style-name="P15"><text:span text:style-name="T18">Bilgenin dili bilgiyi iyi kullanır, akılsızın ağzındansa ahmaklık akar.</text:span> (Süleyman'ın Özdeyişleri, 15:2)</text:p>
      <text:p text:style-name="P15"><text:span text:style-name="T19">Bilgelerin dudakları bilgi yayar</text:span>, ama akılsızların yüreği öyle değildir. (Süleyman'ın Özdeyişleri, 15:7)</text:p>
      <text:p text:style-name="P15">Sağduyudan yoksun kişi ahmaklığıyla sevinir, ama <text:span text:style-name="T19">akıllı insan dürüst bir yaşam sürer</text:span>. (Süleyman'ın Özdeyişleri, 15:21)</text:p>
      <text:p text:style-name="P15">Bilge insan gibisi var mı? Kim olup bitenlerin anlamını bilebilir? <text:span text:style-name="T19">Bilgelik insanın yüzünü aydınlatır, sert görünüşünü değiştirir</text:span>. (Vaiz, 8:1)</text:p>
      <text:p text:style-name="P15"><text:span text:style-name="T18">Bilge nereye gittiğini görür, ama akılsız karanlıkta yürür...</text:span> (Vaiz, 2:14)</text:p>
      <text:p text:style-name="P15"><text:span text:style-name="T19">Bilgenin yüreği hep doğruya eğilimlidir</text:span>, akılsızın ise, hep yanlışa. (Vaiz, 10:2)</text:p>
      <text:p text:style-name="P15"><text:span text:style-name="T18">Bilgenin ağzından çıkan sözler benimsenir, oysa akılsız kendi ağzıyla yıkımına yol açar.</text:span> (Vaiz, 10:12)</text:p>
      <text:p text:style-name="P15">Ayaklanan ülke çok başlı olur, ama <text:span text:style-name="T19">akıllı, bilgili kişi düzeni sağlar</text:span>. (Süleyman'ın Özdeyişleri, 28:2)</text:p>
      <text:p text:style-name="P15">Kendine güvenen akılsızdır, <text:span text:style-name="T19">bilgece davranan güvenlikte olur</text:span>. (Süleyman'ın Özdeyişleri, 28:26)</text:p>
      <text:p text:style-name="P15"><text:span text:style-name="T19">Bilgili kişi az konuşur, akıllı kişi sakin ruhludur</text:span>. Çenesini tutup susan ahmak bile bilge ve akıllı sayılır. (Süleyman'ın Özdeyişleri, 17:27-28)</text:p>
      <text:p text:style-name="P15"><text:span text:style-name="T19">Bilge kişinin ağzından çıkan sözler derin sular gibidir</text:span>, bilgelik pınarı da coşkun bir akarsu. (Süleyman'ın Özdeyişleri, 18:4)</text:p>
      <text:p text:style-name="P15"><text:span text:style-name="T18">Akıllı kişi bilgiyi satın alır, bilgenin kulağı da bilgi peşindedir.</text:span> (Süleyman'ın Özdeyişleri, 18:15)</text:p>
      <text:p text:style-name="P15"><text:soft-page-break/><text:span text:style-name="T18">Yaşam veren uyarıları dinleyen, bilgeler arasında konaklar.</text:span> (Süleyman'ın Özdeyişleri, 15:31)</text:p>
      <text:p text:style-name="P15">Kral Süleyman <text:span text:style-name="T19">dünyanın bütün krallarından</text:span> daha zengin, <text:span text:style-name="T19">daha bilgeydi</text:span>. (1. Krallar, 10:23)</text:p>
      <text:p text:style-name="P15">... Rab'bin kendilerine <text:span text:style-name="T19">bilgelik ve anlayış verdiği bütün becerikli kişiler</text:span>, her işi tam Rab'bin buyurduğu gibi yapacaklar. (Mısır'dan Çıkış, 36:1)</text:p>
      <text:p text:style-name="P15">Rab'bin Yasası yetkindir, cana can katar, <text:span text:style-name="T19">Rab'bin buyrukları</text:span> güvenilirdir, saf adama <text:span text:style-name="T19">bilgelik verir</text:span>. (Mezmurlar, 19:7)</text:p>
      <text:p text:style-name="P15"><text:span text:style-name="T19">Doğrunun ağzından bilgelik akar</text:span>, dilinden adalet damlar. (Mezmurlar, 37:30)</text:p>
      <text:p text:style-name="P15"><text:span text:style-name="T18">Bilgeliğin sırlarını</text:span> bildirse! Çünkü <text:span text:style-name="T18">bilgelik çok yönlüdür</text:span>. (Eyüp, 11:6)</text:p>
      <text:p text:style-name="P15">Çünkü <text:span text:style-name="T19">bilgelik mücevherden değerlidir, dilediğin hiçbir şey onunla kıyaslanamaz</text:span>. Ben bilgelik olarak ihtiyatı kendime konut edindim. Bilgi ve sağgörü bendedir. (Süleyman'ın Özdeyişleri, 8:11-12)</text:p>
      <text:p text:style-name="P15"><text:span text:style-name="T18">Bilgeliği ve aklı sahiplen,</text:span> söylediklerimi unutma, onlardan sapma. <text:span text:style-name="T18">Bilgelikten ayrılma,</text:span> O seni korur. Sev onu, seni gözetir. <text:span text:style-name="T18">Bilgeliğe ilk adım onu sahiplenmektir. Bütün servetine mal olsa da akla sahip çık. Onu el üstünde tut, O da seni yüceltecek, Ona sarılırsan seni onurlandıracak...</text:span> (Süleyman'ın Özdeyişleri, 4:5-8)</text:p>
      <text:p text:style-name="P15">Oğlum, <text:span text:style-name="T18">bilgeliğe kulak verip yürekten akla yönelerek sözlerimi kabul eder,</text:span> buyruklarımı aklında tutarsan, evet, <text:span text:style-name="T18">aklı çağırır, ona gönülden seslenirsen, gümüş ararcasına onu ararsan, onu ararsan define arar gibi, Rab korkusunu anlar ve Allah'ı yakından tanırsın.</text:span> (Süleyman'ın Özdeyişleri, 2:1-3)</text:p>
      <text:p text:style-name="P15">Çünkü <text:span text:style-name="T19">bilgeliğin kaynağı Rab'dir</text:span>. Onun ağzından bilgi ve anlayış çıkar. (Süleyman'ın Özdeyişleri, 2:6)</text:p>
      <text:p text:style-name="P15">Çünkü <text:span text:style-name="T19">yüreğin bilgelikle dolacak, zevk alacaksın bilgiden.</text:span> Sağgörü sana bekçilik edecek ve <text:span text:style-name="T19">akıl seni koruyacak</text:span>. Bunlar seni kötü yoldan, ahlaksızın sözlerinden kurtaracak. Onlar ki karanlık yollarda yürümek için doğru yoldan ayrılırlar. (Süleyman'ın Özdeyişleri, 2:10-13)</text:p>
      <text:p text:style-name="P15">Küstahlığın ardından utanç gelir, ama <text:span text:style-name="T19">bilgelik alçakgönüllülerdedir</text:span>. (Süleyman'ın Özdeyişleri, 11:2)</text:p>
      <text:p text:style-name="P15"><text:span text:style-name="T19">Akıllı kişinin dudaklarından bilgelik akar</text:span>, ama sağduyudan yoksun olan sırtına kötek yer. (Süleyman'ın Özdeyişleri, 10:13)</text:p>
      <text:p text:style-name="P15"><text:span text:style-name="T18">Kötülük akılsızlar için eğlence gibidir. Aklı başında olanlar içinse bilgelik aynı şeydir.</text:span> (Süleyman'ın Özdeyişleri, 10:23)</text:p>
      <text:p text:style-name="P15">Düşünmeden söylenen sözler kılıç gibi keser, <text:span text:style-name="T19">bilgelerin diliyse şifa verir</text:span>. (Süleyman'ın Özdeyişleri, 12:18)</text:p>
      <text:p text:style-name="P15"><text:span text:style-name="T19">Bilge kişi terbiye edilmeyi sever</text:span>, alaycı kişi azarlansa da aldırmaz. (Süleyman'ın Özdeyişleri, 13:1)</text:p>
      <text:p text:style-name="P15">Kibirden ancak kavga çıkar, <text:span text:style-name="T19">öğüt dinleyense bilgedir</text:span>. (Süleyman'ın Özdeyişleri, 13:10)</text:p>
      <text:p text:style-name="P15"><text:span text:style-name="T19">Çabuk öfkelenen ahmakça davranır</text:span>, düzenbazdan herkes nefret eder. (Süleyman'ın Özdeyişleri, 14:17)</text:p>
      <text:p text:style-name="P15"><text:span text:style-name="T19">Geç öfkelenen akıllıdır</text:span>, çabuk sinirlenen ahmaklığını gösterir. (Süleyman'ın Özdeyişleri, 14:29)</text:p>
      <text:p text:style-name="P15"><text:span text:style-name="T18">Akılsızı onurlandırmak, taşı sapana bağlamak gibidir.</text:span> (Süleyman'ın Özdeyişleri, 26:8)</text:p>
      <text:p text:style-name="P15"><text:span text:style-name="T19">Bilgelerin öğrettikleri yaşam kaynağıdır</text:span>, insanı ölüm tuzaklarından uzaklaştırır. <text:span text:style-name="T19">Sağduyulu davranış saygınlık kazandırır</text:span>, hainlerin yoluysa yıkıma götürür. İhtiyatlı kişi işini bilerek yapar, <text:span text:style-name="T19">akılsız kişiyse ahmaklığını sergiler</text:span>. (Süleyman'ın Özdeyişleri, 13:14-16)</text:p>
      <text:p text:style-name="P15"><text:soft-page-break/>Rab korkusudur bilginin temeli. <text:span text:style-name="T19">Ahmaklarsa bilgeliği</text:span> ve terbiyeyi <text:span text:style-name="T19">küçümser</text:span>. (Süleyman'ın Özdeyişleri, 1:7)</text:p>
      <text:p text:style-name="P15">... Firavun'un <text:span text:style-name="T19">akıllı, bilgili bir adam bulup</text:span> onu Mısır'ın başına getirmesi gerekir… Sonra Yusuf'a, "Madem Allah bütün bunları sana açıkladı, <text:span text:style-name="T19">senden daha akıllısı, bilgilisi yoktur</text:span>" dedi. "Sarayımın yönetimini sana vereceğim. Bütün halkım buyruklarına uyacak… Seni bütün Mısır'a yönetici atıyorum." (Yaratılış, 41:33, 39-41)</text:p>
      <text:p text:style-name="P15">Önderler toplanıp beni kötüleseler bile, ben kulun, Senin kurallarını derin derin düşüneceğim. <text:span text:style-name="T19">Öğütlerin </text:span>benim zevkimdir, <text:span text:style-name="T19">bana akıl verirler</text:span>. (Mezmurlar, 119:23-24)</text:p>
      <text:p text:style-name="P15"><text:span text:style-name="T18">Buyrukların beni düşmanlarımdan bilge kılar, </text:span>çünkü her zaman aklımdadır onlar. <text:span text:style-name="T18">Bütün öğretmenlerimden daha akıllıyım, çünkü öğütlerin üzerinde düşünüyorum. Yaşlılardan daha bilgeyim, çünkü Senin koşullarına uyuyorum. </text:span>Sakınırım her kötü yoldan, Senin sözünü tutmak için. Ayrılmam hükümlerinden, çünkü bana Sen öğrettin. Ne tatlı geliyor verdiğin sözler damağıma, baldan tatlı geliyor ağzıma! <text:span text:style-name="T18">Senin koşullarına uymakla bilgelik kazanıyorum, </text:span>bu yüzden nefret ediyorum her yanlış yoldan. (Mezmurlar, 119:98-104)</text:p>
      <text:p text:style-name="P15">Kendinize her oymaktan <text:span text:style-name="T19">bilge, anlayışlı, deneyimli adamlar seçin</text:span>. Onları size önder atayacağım… Böylece oymaklarınızın <text:span text:style-name="T19">bilge ve deneyimli kişiler olan ileri gelenlerini size önder atadım. </text:span>Onlara biner, yüzer, ellişer, onar kişilik toplulukların sorumluluğunu verdim. Oymaklarınız için de yöneticiler görevlendirdim. (Yasa'nın Tekrarı, 1:13, 15)</text:p>
      <text:p text:style-name="P15">Onlara sımsıkı bağlanın. Çünkü ne denli <text:span text:style-name="T19">bilge ve anlayışlı olduğunuzu</text:span> uluslara bunlar gösterecek. Bu kuralları duyunca, uluslar, "Bu büyük ulus gerçekten <text:span text:style-name="T19">bilge ve anlayışlı bir halk</text:span>!" diyecek. (Yasa'nın Tekrarı, 4:6)</text:p>
      <text:p text:style-name="P15">Rab'be böyle mi karşılık verilir, ey <text:span text:style-name="T19">akılsız ve bilgelikten yoksun</text:span> halk? Sizi yaratan, size biçim veren… Yaratıcınız O değil mi? (Yasa'nın Tekrarı, 32:6)</text:p>
      <text:p text:style-name="P15">Süleyman'ın bu isteği Rab'bi hoşnut etti. Allah ona şöyle dedi: "Madem kendin için uzun ömür, zenginlik ve düşmanlarının ölümünü istemedin; bunların yerine <text:span text:style-name="T19">adil bir yönetim için bilgelik istedin</text:span>; isteğini yerine getireceğim. Sana <text:span text:style-name="T19">öyle bir bilgelik ve sezgi dolu bir yürek</text:span> vereceğim ki, benzeri ne senden öncekilerde görülmüştür, ne de senden sonrakilerde görülecektir." (1. Krallar, 3:10-13)</text:p>
      <text:p text:style-name="P15">... Herkes adil bir yönetim için Süleyman'ın <text:span text:style-name="T19">Allah'tan gelen bilgeliğe sahip</text:span> olduğunu anladı. (1. Krallar, 3:28)</text:p>
      <text:p text:style-name="P15">Allah, Süleyman'a <text:span text:style-name="T19">bilgelik, derin bir sezgi, kıyılardaki kum kadar anlayış verdi.</text:span> <text:span text:style-name="T19">Süleyman'ın bilgeliği</text:span>, bütün doğuluların ve Mısırlıların bilgeliğinden daha üstündü... <text:span text:style-name="T19">Herkesten daha bilgeydi</text:span>. Ünü çevredeki bütün uluslara yayılmıştı. Üç bin özdeyişi ve bin beş ezgisi vardı... <text:span text:style-name="T19">Süleyman'ın bilgeliğini</text:span> duyan dünyanın bütün kralları ona adamlarını gönderirdi. <text:span text:style-name="T19">Bütün uluslardan insanlar gelir,</text:span> <text:span text:style-name="T19">Süleyman'ın bilgece sözlerini dinlerdi</text:span>. (1. Krallar, 4:29-34)</text:p>
      <text:p text:style-name="P15">... Rab'be, "Bunu yapmakla büyük günah işledim!" dedi, "Ya Rab, lütfen kulunun suçunu bağışla. Çünkü <text:span text:style-name="T19">çok akılsızca davrandım</text:span>." (2. Samuel, 24:10)</text:p>
      <text:p text:style-name="P15">Hiram mektubunu şöyle sürdürdü: "Yeri göğü yaratan... Rab'be övgüler olsun!" Kral Davut'a <text:span text:style-name="T19">bilge bir oğul</text:span> verdi... <text:span text:style-name="T19">akıllı ve anlayışlı bir oğul</text:span>. "Sana... <text:span text:style-name="T19">usta ve akıllı birini</text:span> gönderiyorum." (2. Tarihler, 2:12-13)</text:p>
      <text:p text:style-name="P15"><text:soft-page-break/>Bilgelik yaşlılarda, akıl uzun yaşamdadır. <text:span text:style-name="T19">Bilgelik ve güç Allah'a özgüdür</text:span>, O'ndadır öğüt ve akıl. (Eyüp, 12:12-13)</text:p>
      <text:p text:style-name="P15"><text:span text:style-name="T19">Ey bilgeler</text:span>, sözlerimi dinleyin, kulak verin bana, <text:span text:style-name="T19">ey bilgi sahipleri</text:span>. Çünkü damak nasıl yemeği tadarsa, kulak da sözleri sınar. Gelin, doğruyu seçelim, iyiyi birlikte öğrenelim. (Eyüp, 34:2-4)</text:p>
      <text:p text:style-name="P15">Ey krallar, <text:span text:style-name="T19">akıllı olun</text:span>! Ey dünya önderleri, ders alın! Rab'be korkuyla hizmet edin, titreyerek sevinin. (Mezmurlar, 2:10-11)</text:p>
      <text:p text:style-name="P15">Ey adil Allah'ım! Kötülerin kötülüğü son bulsun, doğrular güvene kavuşsun. <text:span text:style-name="T19">Sen ki akılları</text:span>, gönülleri <text:span text:style-name="T19">sınarsın</text:span>. (Mezmurlar, 7:9)</text:p>
      <text:p text:style-name="P15"><text:span text:style-name="T19">Akılsız</text:span> içinden, "Allah yok!" der. İnsanlar bozuldu, iğrençlik aldı yürüdü, iyilik eden yok... <text:span text:style-name="T19">Akıllı, Allah'ı arayan biri</text:span> var mı?... Hepsi saptı, tümü yozlaştı, iyilik eden yok, bir kişi bile! (Mezmurlar, 14:1-3)</text:p>
      <text:p text:style-name="P15"><text:span text:style-name="T19">Akılsız ve bilgisizdim</text:span>, karşında bir hayvan gibi. Yine de sürekli Seninleyim... Öğütlerinle yol gösterir, beni sonunda yüceliğe eriştirirsin. (Mezmurlar, 73:22-24)</text:p>
      <text:p text:style-name="P15">Yaptıkların ne büyüktür, ya Rab, düşüncelerin ne derin! <text:span text:style-name="T19">Aptal insan bilemez, budala akıl erdiremez</text:span>. (Mezmurlar, 92:5-6)</text:p>
      <text:p text:style-name="P15">Ey halkın içindeki budalalar, dikkat edin; ey aptallar, <text:span text:style-name="T19">ne zaman akıllanacaksınız</text:span>? Kulağı yaratan işitmez mi? Göze biçim veren görmez mi? (Mezmurlar, 94:8-9)</text:p>
      <text:p text:style-name="P15"><text:span text:style-name="T18">Sözlerinin açıklanışı</text:span> aydınlık saçar, <text:span text:style-name="T18">saf insanlara akıl verir.</text:span> (Mezmurlar, 119:130)</text:p>
      <text:p text:style-name="P15">Öğütlerin sonsuza dek doğrudur; bana <text:span text:style-name="T19">akıl ver ki, yaşayayım</text:span>. (Mezmurlar, 119:144)</text:p>
      <text:p text:style-name="P15">Feryadım Sana erişsin, ya Rab, sözün uyarınca <text:span text:style-name="T19">akıl ver bana</text:span>! (Mezmurlar, 119:169)</text:p>
      <text:p text:style-name="P15"><text:span text:style-name="T19">Kendini bilge biri olarak görme</text:span>, Rab'den kork, kötülükten uzak dur. (Süleyman'ın Özdeyişleri, 3:7)</text:p>
      <text:p text:style-name="P15">Seni <text:span text:style-name="T19">bilgelik yolunda eğitir</text:span>, doğru yollara yöneltirim. (Süleyman'ın Özdeyişleri, 4:11)</text:p>
      <text:p text:style-name="P15">Oğlum, <text:span text:style-name="T19">bilgeliğime dikkat et, akıllıca sözlerime kulak ver</text:span>. Böylelikle her zaman sağgörülü olur, dudaklarınla bilgiyi korursun. (Süleyman'ın Özdeyişleri, 5:1-2)</text:p>
      <text:p text:style-name="P15">... Bilge kişiyi azarlarsan, seni sever. <text:span text:style-name="T19">Bilge kişiyi eğitirsen daha bilge olur</text:span>, doğru kişiye öğretirsen bilgisini artırır. (Süleyman'ın Özdeyişleri, 9:8-9)</text:p>
      <text:p text:style-name="P15"><text:span text:style-name="T19">Bilgeysen, bilgeliğinin yararı sanadır,</text:span> alaycı olursan acısını yalnız sen çekersin. (Süleyman'ın Özdeyişleri, 9:12)</text:p>
      <text:p text:style-name="P15"><text:span text:style-name="T19">Akılsız kadın</text:span> yaygaracı ve saftır, hiçbir şey bilmez. (Süleyman'ın Özdeyişleri, 9:13)</text:p>
      <text:p text:style-name="P15"><text:span text:style-name="T19">Bilge kişi bilgi biriktirir</text:span>, ahmağın ağzıysa onu yıkıma yaklaştırır. (Süleyman'ın Özdeyişleri, 10:14)</text:p>
      <text:p text:style-name="P15">Doğru kişinin işleri yaşam ağacının meyvesine benzer, <text:span text:style-name="T19">bilge kişi insanları kazanır</text:span>. (Süleyman'ın Özdeyişleri, 11:30)</text:p>
      <text:p text:style-name="P15"><text:span text:style-name="T19">Bilgelerle oturup kalkan bilge olur</text:span>, akılsızlarla dost olansa zarar görür. (Süleyman'ın Özdeyişleri, 13:20)</text:p>
      <text:p text:style-name="P15">Alaycı bilgeliği arasa da bulamaz, <text:span text:style-name="T19">akıllı içinse bilgi edinmek kolaydır.</text:span> (Süleyman'ın Özdeyişleri, 14:6)</text:p>
      <text:p text:style-name="P15"><text:span text:style-name="T19">Akılsız kişiden uzak dur</text:span>, çünkü sana öğretecek bir şeyi yok. (Süleyman'ın Özdeyişleri, 14:7)</text:p>
      <text:p text:style-name="P15"><text:soft-page-break/>İhtiyatlı kişinin <text:span text:style-name="T19">bilgeliği, ne yapacağını bilmektir</text:span>, akılsızların ahmaklığıysa aldanmaktır. (Süleyman'ın Özdeyişleri, 14:8)</text:p>
      <text:p text:style-name="P15"><text:span text:style-name="T19">Bilge kişi korktuğu için kötülükten uzaklaşır</text:span>, akılsızsa büyüklük taslayıp kendine güvenir. (Süleyman'ın Özdeyişleri, 14:16)</text:p>
      <text:p text:style-name="P15">Saf kişilerin mirası akılsızlıktır, <text:span text:style-name="T19">ihtiyatlı kişilerin tacı ise bilgidir</text:span>. (Süleyman'ın Özdeyişleri, 14:18)</text:p>
      <text:p text:style-name="P15">Bilgelerin tacı servetleridir, <text:span text:style-name="T19">akılsızlarsa ahmaklıklarıyla tanınır</text:span>. (Süleyman'ın Özdeyişleri, 14:24)</text:p>
      <text:p text:style-name="P15"><text:span text:style-name="T19">Bilge kral kötüleri ayıklar</text:span>, harman döver gibi cezalandırır. (Süleyman'ın Özdeyişleri, 20:26)</text:p>
      <text:p text:style-name="P15"><text:span text:style-name="T19">Bilgelik akıllı kişinin yüreğinde barınır</text:span>, akılsızlar arasında bile kendini belli eder. (Süleyman'ın Özdeyişleri, 14:33)</text:p>
      <text:p text:style-name="P15">Terbiyeden kaçan kendine zarar verir, <text:span text:style-name="T19">azara kulak verense sağduyu kazanır.</text:span> (Süleyman'ın Özdeyişleri, 15:32)</text:p>
      <text:p text:style-name="P15"><text:span text:style-name="T19">Bilge yüreklilere akıllı denir</text:span>, tatlı söz ikna gücünü artırır. (Süleyman'ın Özdeyişleri, 16:21)</text:p>
      <text:p text:style-name="P15"><text:span text:style-name="T19">Akıllı kişi gözünü bilgelikten ayırmaz</text:span>, akılsızın gözüyse hep sağda soldadır. Akılsız çocuk babasına üzüntü, annesine acı verir. (Süleyman'ın Özdeyişleri, 17:24-25)</text:p>
      <text:p text:style-name="P15">Alaycı cezalandırılınca bön kişi akıllanır, <text:span text:style-name="T19">bilge olan öğretilenden bilgi kazanır</text:span>. (Süleyman'ın Özdeyişleri, 21:11)</text:p>
      <text:p text:style-name="P15"><text:span text:style-name="T19">Kulak ver, bilgelerin sözlerini dinle</text:span>, öğrettiğimi zihnine işle. (Süleyman'ın Özdeyişleri, 22:17)</text:p>
      <text:p text:style-name="P15"><text:span text:style-name="T19">Akılsıza öğüt vermeye kalkma</text:span>, çünkü senin sözlerindeki sağduyuyu küçümser. (Süleyman'ın Özdeyişleri, 23:9)</text:p>
      <text:p text:style-name="P15">Oğlum, dinle ve <text:span text:style-name="T19">bilge ol, yüreğini doğru yolda tut</text:span>. (Süleyman'ın Özdeyişleri, 23:19)</text:p>
      <text:p text:style-name="P15"><text:span text:style-name="T18">Gerçeği satın al ve satma; bilgeliği, terbiyeyi, aklı da.</text:span> (Süleyman'ın Özdeyişleri, 23:23)</text:p>
      <text:p text:style-name="P15">... <text:span text:style-name="T19">Bilgeliği bulursan bir geleceğin olur </text:span>ve umudun boşa çıkmaz. (Süleyman'ın Özdeyişleri, 24:14)</text:p>
      <text:p text:style-name="P15">Şunlar da bilgelerin sözleridir: Yargılarken yan tutmak iyi değildir. (Süleyman'ın Özdeyişleri, 24:23)</text:p>
      <text:p text:style-name="P15"><text:span text:style-name="T19">Akılsıza ahmaklığına göre karşılık verme</text:span>, yoksa sen de onun düzeyine inersin. (Süleyman'ın Özdeyişleri, 26:4)</text:p>
      <text:p text:style-name="P15">Oğlum, <text:span text:style-name="T19">bilgece davran</text:span> ki yüreğim sevinsin, beni ayıplayana yanıt vereyim. <text:span text:style-name="T19">İhtiyatlı kişi tehlikeyi görünce saklanır, bönse öne atılır ve zarar görür</text:span>. (Süleyman'ın Özdeyişleri, 27:11-12)</text:p>
      <text:p text:style-name="P15">Alaycı kişiler kentleri bile karıştırır, <text:span text:style-name="T19">bilgelerse öfkeyi yatıştırır</text:span>. Bilge kişiyle davası olan ahmak kızar, alay eder ve rahat vermez. (Süleyman'ın Özdeyişleri, 29:8-9)</text:p>
      <text:p text:style-name="P15">Kentte yoksul ama <text:span text:style-name="T19">bilge bir adam</text:span> vardı. <text:span text:style-name="T19">Bilgeliğiyle kenti kurtardı</text:span>… "Bilgelik güçten iyidir" dedim… Bilgenin sessizce söylediği sözler, akılsızlar arasındaki önderin bağırışından iyidir. <text:span text:style-name="T19">Bilgelik silahtan iyidir</text:span>... (Vaiz, 9:15-18)</text:p>
      <text:p text:style-name="P15"><text:span text:style-name="T18">Bilgelik, bilge kişiyi kentteki on yöneticiden daha güçlü kılar.</text:span> (Vaiz, 7:19)</text:p>
      <text:p text:style-name="P15">Kral... kral soyundan gelme ya da soylu bazı gençlerin seçilip saraya getirilmesi için saray görevlilerinin yöneticisi Aşpenaz'a buyruk verdi. Bu gençler kusursuz, yakışıklı, <text:span text:style-name="T19">her konuda bilge, bilgili, öğrenmeye yetenekli,</text:span> sarayda görev almaya uygun nitelikte kişiler olmalıydı... (Daniel, 1:3-4)</text:p>
      <text:p text:style-name="P15"><text:soft-page-break/>Sana şükreder, Seni överim. Sen ki, <text:span text:style-name="T19">bana bilgelik ve güç verdin</text:span>... (Daniel, 2:23)</text:p>
      <text:p text:style-name="P15">Sen'de... <text:span text:style-name="T18">kavrayış, sağduyu ve olağanüstü bilgelikle donanmış </text:span>olduğunu duydum. (Daniel, 5:14)</text:p>
      <text:p text:style-name="P15"><text:span text:style-name="T18">... O'nun adından korkmak bilgeliktir...</text:span> (Mika, 6:9)</text:p>
      <text:p text:style-name="P15">Akılsıza ahmaklığına uygun karşılık ver, yoksa kendini bilge sanır. (Süleyman'ın Özdeyişleri, 26:5)</text:p>
      <text:p text:style-name="P15">Akılsızın eliyle haber gönderen, kendi ayaklarını kesen biri gibi, kendine zarar verir. (Süleyman'ın Özdeyişleri, 26:6)</text:p>
      <text:p text:style-name="P15">Akılsızın ağzında özdeyiş, kötürümün sarkan bacakları gibidir. (Süleyman'ın Özdeyişleri, 26:7)</text:p>
      <text:p text:style-name="P21"/>
      <text:h text:style-name="P48" text:outline-level="2">Tevrat'ta Cömert Olmak, Cimrilikten Kaçınmak</text:h>
      <text:p text:style-name="P15"><text:span text:style-name="T19">Eli açık olan daha çok kazanır</text:span>, hak yiyenin sonuysa yoksulluktur<text:span text:style-name="T19">. Cömert olan bolluğa erecek</text:span>, başkasına su verene su verilecek. (Süleyman'ın Özdeyişleri, 11:24-25)</text:p>
      <text:p text:style-name="P15">Kötüler ödünç alır, geri vermez; <text:span text:style-name="T19">doğrularsa cömertçe verir</text:span>. (Mezmurlar, 37:21)</text:p>
      <text:p text:style-name="P15">…<text:span text:style-name="T22"> </text:span>yoksulsa, yüreğinizi katılaştırmayın, yoksul kardeşinize <text:span text:style-name="T19">eli sıkı davranmayın. Tersine, eliniz açık olsun</text:span>… (Yasa'nın Tekrarı, 15:7-8)</text:p>
      <text:p text:style-name="P15"><text:span text:style-name="T18">Açgözlü kavga çıkarır, Rab'be güvenense bolluk içinde yaşar.</text:span> (Süleyman'ın Özdeyişleri, 28:25)</text:p>
      <text:p text:style-name="P15">O <text:span text:style-name="T19">hep cömertçe ödünç verir</text:span>, soyu kutsanır. (Mezmurlar, 37:26)</text:p>
      <text:p text:style-name="P15"><text:span text:style-name="T19">Ne mutlu eli açık olan, ödünç veren</text:span>, işlerini adaletle yürüten <text:span text:style-name="T19">insana</text:span>! Asla sarsılmaz... (Mezmurlar, 112:5-6)</text:p>
      <text:p text:style-name="P15"><text:span text:style-name="T19">Parayı seven paraya doymaz, zenginliği seven kazancıyla yetinmez. Bu da boştur</text:span>. Mal çoğaldıkça yiyeni de çoğalır. Sahibine ne yararı var, seyretmekten başka? Az yesin, çok yesin işçi rahat uyur, Ama <text:span text:style-name="T19">zenginin malı zengini uyutmaz</text:span>. (Vaiz, 5:10-12)</text:p>
      <text:p text:style-name="P15"><text:span text:style-name="T19">Cömert olan kutsanır</text:span>, çünkü yemeğini yoksullarla paylaşır. (Süleyman'ın Özdeyişleri, 22:9)</text:p>
      <text:p text:style-name="P15">…<text:span text:style-name="T22"> </text:span>Yoksul kardeşinize karşı <text:span text:style-name="T19">eli sıkı davranıp ona yardım etmekten kaçınmayasınız</text:span>… Ona bol bol verin, verirken yüreğinizde isteksizlik olmasın. Bundan ötürü Allah'ınız Rab bütün işlerinizde ve el attığınız herşeyde sizi kutsayacaktır… Ülkenizde yaşayan kardeşlerinize, yoksullara, gereksinimi olanlara<text:span text:style-name="T19"> eli açık davranmanızı buyuruyorum</text:span>. (Yasa'nın Tekrarı, 15:7-8)</text:p>
      <text:p text:style-name="P15">Servet aldatıcıdır... <text:span text:style-name="T19">Açgözlüdürler ölüler diyarı gibi ve ölüm gibi hiç doymazlar</text:span>. Ülkeleri ele geçirip halkları tutsak alırlar. (Habakkuk, 2:5)</text:p>
      <text:p text:style-name="P15"><text:span text:style-name="T19">Hırsı yüzünden rahat nedir bilmedi</text:span>, serveti onu kurtaramayacak. Yediğinden artakalan olmadı, bu yüzden bolluğu uzun sürmeyecek. <text:span text:style-name="T19">Varlık içinde yokluk çekecek, sıkıntı tepesine binecek</text:span>. Karnını tıka basa doyurduğunda... üzerine gazap yağdıracak. (Eyüp, 20:20-23)</text:p>
      <text:p text:style-name="P15"><text:span text:style-name="T18">Cimrinin verdiği yemeği yeme, </text:span>lezzetli yemeklerini çekmesin canın. Çünkü <text:span text:style-name="T18">yediğin herşeyin hesabını tutar, "Ye, iç" der sana, ama yüreği senden yana değildir.</text:span> (Süleyman'ın Özdeyişleri, 23:6-7)</text:p>
      <text:p text:style-name="P15"><text:span text:style-name="T19">Cimri servet peşinde koşar</text:span>, yoksulluğa uğrayacağını düşünmez. (Süleyman'ın Özdeyişleri, 28:22)</text:p>
      <text:p text:style-name="P15"><text:soft-page-break/><text:span text:style-name="T18">Yoksula verenin eksiği olmaz, yoksulu görmezden gelense bir sürü lanete uğrar.</text:span> (Süleyman'ın Özdeyişleri, 28:27)</text:p>
      <text:p text:style-name="P15"><text:span text:style-name="T18">…</text:span><text:span text:style-name="T20"> </text:span><text:span text:style-name="T18">Ödünç verdiğin yiyecekten kar almayacaksın.</text:span> (Levililer, 25:27)</text:p>
      <text:p text:style-name="P15">Güvenilir kişi bolluğa erer, <text:span text:style-name="T19">zengin olmaya can atansa beladan kurtulamaz</text:span>. (Süleyman'ın Özdeyişleri, 28:20)</text:p>
      <text:p text:style-name="P15">Bölge valilerinin her biri kendine düşen bir ay boyunca, Kral Süleyman'a ve <text:span text:style-name="T19">sofrasına oturan herkese yiyecek sağlar, hiçbir şeyi eksik etmezdi</text:span>. (1. Krallar, 4:27)</text:p>
      <text:p text:style-name="P21"/>
      <text:h text:style-name="P48" text:outline-level="2">Tevrat'ta Maddi Güce Değil, Sadece Allah'a Güvenmek</text:h>
      <text:p text:style-name="P15">Böylelikle, <text:span text:style-name="T18">Beni sevenleri servet sahibi yapar, hazinelerini doldururum.</text:span> (Süleyman'ın Özdeyişleri, 8:21)</text:p>
      <text:p text:style-name="P15">Onlar <text:span text:style-name="T19">varlıklarına güvenir</text:span>, büyük servetleriyle böbürlenirler. (Mezmurlar, 49:6)</text:p>
      <text:p text:style-name="P15"><text:span text:style-name="T18">Zengin servetini bir kale, aşılmaz bir sur sanır.</text:span> (Süleyman'ın Özdeyişleri, 18:11)</text:p>
      <text:p text:style-name="P15">İşte bu adam, Allah'a sığınmak istemedi, <text:span text:style-name="T19">servetinin bolluğuna güvendi</text:span>, başkalarını yıkarak güçlendi! (Mezmurlar, 52:7)</text:p>
      <text:p text:style-name="P15"><text:span text:style-name="T18">Yargı günü uzaklardan başınıza felaket geldiğinde ne yapacaksınız? </text:span>Yardım için kime koşacaksınız, <text:span text:style-name="T18">servetinizi nereye saklayacaksınız?</text:span> (Yeşaya, , 10:3)</text:p>
      <text:p text:style-name="P15"><text:span text:style-name="T19">Rab yetkinlerin her gününü gözetir</text:span>, onların mirası sonsuza dek sürecek. Kötü günde utanmayacaklar, <text:span text:style-name="T19">kıtlıkta karınları doyacak. Ama kötüler yıkıma uğrayacak</text:span>; Rab'bin düşmanları kır çiçekleri gibi kuruyup gidecek, duman gibi dağılıp yok olacak. (Mezmurlar, 37:18-20)</text:p>
      <text:p text:style-name="P15"><text:span text:style-name="T19">Gazap günü servet işe yaramaz</text:span>, oysa doğruluk ölümden kurtarır... Kötü kişi öldüğünde umutları yok olur, <text:span text:style-name="T19">güvendiği güç de biter</text:span>. (Süleyman'ın Özdeyişleri, 11:4, 7)</text:p>
      <text:p text:style-name="P15">Ticaretteki üstün becerilerin sayesinde <text:span text:style-name="T19">servetini çoğalttın, zenginliğin seni gurura sürükledi.</text:span> (Hezekiel, 28:5)</text:p>
      <text:p text:style-name="P15">Kimi hiçbir şeyi yokken kendini zengin gösterir, kimi serveti çokken kendini yoksul gösterir. <text:span text:style-name="T19">Kişinin serveti gün gelir canına fidye olur</text:span>, oysa yoksul kişi tehdide aldırmaz. (Süleyman'ın Özdeyişleri, 13:7-8)</text:p>
      <text:p text:style-name="P15">Zengin olmak için didinip durma, çıkar bunu aklından. <text:span text:style-name="T19">Servet göz açıp kapayana dek yok olur,</text:span> kanatlanıp kartal gibi göklere uçar. (Süleyman'ın Özdeyişleri, 23:4-5)</text:p>
      <text:p text:style-name="P15">... Sahibinin zararına biriktirilen ve...<text:span text:style-name="T19"> yok olup giden servet</text:span>... (Vaiz, 5:13)</text:p>
      <text:p text:style-name="P15"><text:span text:style-name="T18">Zenginliğin ya da bütün gücün yeter mi sıkıntı çekmeni önlemeye?</text:span> (Eyüp, 36:19)</text:p>
      <text:p text:style-name="P15">Kötü insan <text:span text:style-name="T19">kum gibi gümüş yığsa, yığınla giysi biriktirse</text:span>, onun biriktirdiğini doğru insan giyecek, gümüşü suçsuz paylaşacak. Evini güve kozası gibi inşa eder, bekçinin kurduğu çardak gibi. <text:span text:style-name="T19">Zengin olarak yatar, ama bu öyle sürmez, gözlerini açtığında hepsi yok olup gitmiştir</text:span>. (Eyüp, 27:16-19)</text:p>
      <text:p text:style-name="P21"/>
      <text:h text:style-name="P48" text:outline-level="2"><text:soft-page-break/>Tevrat'ta Haksız Kazançtan Kaçınmak</text:h>
      <text:p text:style-name="P15"><text:span text:style-name="T18">... Kendisine ait olmayanı ele geçirenin, haraç alarak zenginleşenin vay haline!... </text:span>(Habakkuk, 2:6)</text:p>
      <text:p text:style-name="P15"><text:span text:style-name="T19">Dikkat et, para seni baştan çıkarmasın,</text:span> büyük bir rüşvet seni saptırmasın. (Eyüp, 36:18)</text:p>
      <text:p text:style-name="P15">Yumurtlamadığı yumurtaların üzerinde oturan keklik nasılsa, haksız servet edinen kişi de öyledir. <text:span text:style-name="T19">Yaşamının ortasında serveti onu bırakır</text:span>, yaşamının sonunda kendisi aptal çıkar. (Yeremya, 17:11)</text:p>
      <text:p text:style-name="P15"><text:span text:style-name="T19">Havadan kazanılan para yok olur</text:span>, azar azar biriktirenin serveti çok olur. (Süleyman'ın Özdeyişleri, 13:11)</text:p>
      <text:p text:style-name="P15"><text:span text:style-name="T19">Parasını faize vermez, suçsuza karşı rüşvet almaz</text:span>. Böyle yaşayan asla sarsılmayacak. (Mezmurlar, 15:5)</text:p>
      <text:p text:style-name="P15">Doğrunun azıcık varlığı, pek çok <text:span text:style-name="T19">kötünün servetinden iyidir</text:span>. (Mezmurlar, 37:16)</text:p>
      <text:p text:style-name="P15"><text:span text:style-name="T18">Sarayını haksızlıkla... yapan, komşusunu parasız çalıştıran, ücretini ödemeyen adamın vay başına!</text:span> (Yeremya, 22:13)</text:p>
      <text:p text:style-name="P15"><text:span text:style-name="T19">Servetini büyütmek için yoksulu ezenle</text:span>, zengine armağan verenin sonu yoksulluktur. (Süleyman'ın Özdeyişleri, 22:16)</text:p>
      <text:p text:style-name="P15">Kötü adamların evleri <text:span text:style-name="T19">haksızca kazanılmış servetlerle dolu</text:span>... <text:span text:style-name="T19">Eksik ölçek lanetlidir.</text:span> Hileli terazi kullanan, torbasında eksik ağırlıklar olan adamı nasıl aklayayım? Kentin <text:span text:style-name="T19">zenginleri zorba</text:span>, halkı da yalancıdır... (Mika, 6:10-12)</text:p>
      <text:p text:style-name="P15"><text:span text:style-name="T19">Para için dostlarını satan</text:span> adamın çocuklarının gözünün feri söner. (Eyüp, 17:5)</text:p>
      <text:p text:style-name="P15"><text:span text:style-name="T18">Haksız kazanç bilgeyi delirtir, rüşvet karakteri bozar.</text:span> (Vaiz, 7:7)</text:p>
      <text:p text:style-name="P15">İyilikseverin yararı kendinedir, gaddarsa kendi başına bela getirir. <text:span text:style-name="T19">Kötü kişinin kazancı aldatıcıdır</text:span>, doğruluk ekenin ödülüyse güvenlidir. (Süleyman'ın Özdeyişleri, 11:17)</text:p>
      <text:p text:style-name="P15"><text:span text:style-name="T19">Kimseye haksızlık etmez,</text:span> rehin olarak aldığını geri verir, soygunculuk etmez, aç olana ekmeğini verir, çıplağı giydirir. <text:span text:style-name="T19">Faizle para vermez, aşırı kar gütmez.</text:span> Elini kötülükten çeker, iki kişi arasında doğrulukla yargılar. (Hezekiel, 18:7-8)</text:p>
      <text:p text:style-name="P15"><text:span text:style-name="T18">Evini haksız kazançla dolduranın… vay haline!</text:span> (Habakkuk, 2:9)</text:p>
      <text:p text:style-name="P15">…<text:span text:style-name="T22"> </text:span>Dediklerini yapmıyorlar. Ağızlarıyla istekli olduklarını açıklıyorlar, ama <text:span text:style-name="T19">yürekleri haksız kazanç peşind</text:span>e. (Hezekiel, 33:31)</text:p>
      <text:p text:style-name="P15">"… Faiz aldın, tefecilik yaptın, <text:span text:style-name="T19">zorbalıkla komşularından haksız kazanç sağladın.</text:span> Beni unuttun." egemen Rab böyle diyor. (Hezekiel, 22:12)</text:p>
      <text:p text:style-name="P15">Gaddar önderin aklı kıttır; <text:span text:style-name="T19">haksız kazançtan nefret edense uzun ömürlü olur</text:span>. (Süleyman'ın Özdeyişleri, 28:16)</text:p>
      <text:p text:style-name="P15">Alnı ak yaşayan kurtulur, <text:span text:style-name="T19">yolsuzluk yapan ansızın yıkıma uğrar.</text:span> (Süleyman'ın Özdeyişleri, 28:18)</text:p>
      <text:p text:style-name="P15"><text:span text:style-name="T18">Dürüst bir yoksul olmak, yolsuzlukla zengin olmaktan yeğdir.</text:span> (Süleyman'ın Özdeyişleri, 28:6)</text:p>
      <text:p text:style-name="P15"><text:span text:style-name="T19">Haksız kazanca düşkün olanlar</text:span>ın sonu böyledir. Bu düşkünlük onları canlarından eder. (Süleyman'ın Özdeyişleri, 1:19)</text:p>
      <text:p text:style-name="P15">…<text:span text:style-name="T22"> </text:span>Ya Rab… <text:span text:style-name="T18">yüreğimi haksız kazanca değil, Kendi öğütlerine yönelt.</text:span> (Mezmurlar, 119:33, 36)</text:p>
      <text:p text:style-name="P15"><text:soft-page-break/>Ama oğulları onun yolunda yürümediler. Tersine, <text:span text:style-name="T19">haksız kazanca yönelip rüşvet alır</text:span>, yargıda yan tutarlardı. (1. Samuel, 8:3)</text:p>
      <text:p text:style-name="P15">... Çünkü günah üstüne günah işlediler, doğruyu para için, yoksulu bir çift çarık için sattılar. (Amos, 2:6)</text:p>
      <text:p text:style-name="P15">Bunun yanı sıra halkın arasından Allah'tan korkan, yetenekli, <text:span text:style-name="T19">haksız kazançtan nefret eden dürüst adamlar</text:span> seç; onları biner, yüzer, ellişer, onar kişilik toplulukların başına önder ata. (Mısır'dan Çıkış, 18:21)</text:p>
      <text:p text:style-name="P21"/>
      <text:h text:style-name="P48" text:outline-level="2">Tevrat'ta Tembellikten Sakınmak, Çalışkan Olmak</text:h>
      <text:p text:style-name="P15"><text:span text:style-name="T18">Her emek kazanç getirir, ama boş lakırdı yoksulluğa götürür.</text:span> (Süleyman'ın Özdeyişleri, 14:23)</text:p>
      <text:p text:style-name="P15"><text:span text:style-name="T19">Tembelin yolu dikenli çit gibidir</text:span>, doğrunun yoluysa ana caddeye benzer. (Süleyman'ın Özdeyişleri, 15:19)</text:p>
      <text:p text:style-name="P15"><text:span text:style-name="T19">Çalışkanların eli egemenlik sürer</text:span>, tembellikse köleliğe götürür. (Süleyman'ın Özdeyişleri, 12:24)</text:p>
      <text:p text:style-name="P15">Tembel canının çektiğini elde edemez, <text:span text:style-name="T19">çalışkanın istekleriyse tümüyle yerine gelir.</text:span> (Süleyman'ın Özdeyişleri, 13:4)</text:p>
      <text:p text:style-name="P15"><text:span text:style-name="T19">Tembelin isteği onu ölüme götürür</text:span>, çünkü elleri çalışmaktan kaçınır. (Süleyman'ın Özdeyişleri, 21:25)</text:p>
      <text:p text:style-name="P15">Tembel kişi işini bitirmez, oysa <text:span text:style-name="T19">çalışkan değerli bir servet kazanır</text:span>. (Süleyman'ın Özdeyişleri, 12:2)</text:p>
      <text:p text:style-name="P15">Tembel eller insanı yoksullaştırır, <text:span text:style-name="T19">çalışkan el zengin eder</text:span>. (Süleyman'ın Özdeyişleri, 10:2-4)</text:p>
      <text:p text:style-name="P15"><text:span text:style-name="T18">Ey tembel kişi, git, karıncalara bak, onların yaşamından bilgelik öğren.</text:span> (Süleyman'ın Özdeyişleri, 6:6)</text:p>
      <text:p text:style-name="P15"><text:span text:style-name="T19">Tembellik insanı uyuşukluğa iter</text:span>, haylaz kişi de aç kalır. (Süleyman'ın Özdeyişleri, 19:15)</text:p>
      <text:p text:style-name="P15"><text:span text:style-name="T18">Sonbaharda çift sürmeyen tembel, hasatta aradığını bulamaz.</text:span> (Süleyman'ın Özdeyişleri, 20:4)</text:p>
      <text:p text:style-name="P15"><text:span text:style-name="T19">Toprağını işleyenin ekmeği bol olur</text:span>, hayal peşinde koşansa yoksulluğa doyar. (Süleyman'ın Özdeyişleri, 28:19)</text:p>
      <text:p text:style-name="P15"><text:span text:style-name="T19">Tembellikten dam çöker</text:span>, miskinlikten çatı akar. (Vaiz, 10:18)</text:p>
      <text:p text:style-name="P15">Dişler için sirke, gözler için duman neyse, <text:span text:style-name="T19">tembel ulak </text:span>da kendisini gönderen için öyledir.<text:span text:style-name="T19"> </text:span>(Süleyman'ın Özdeyişleri, 10:26)</text:p>
      <text:p text:style-name="P15">Ev halkının işlerini yönetir, <text:span text:style-name="T19">tembellik nedir bilmez</text:span>. (Süleyman'ın Özdeyişleri, 31:27)</text:p>
      <text:p text:style-name="P15">... Çok yetenekli biriydi. Süleyman bu genç adamın <text:span text:style-name="T18">ne denli çalışkan olduğunu görünce... Bütün ağır işlerinin sorumluluğunu ona verdi. </text:span>(1. Krallar, 11:28)</text:p>
      <text:p text:style-name="P15"><text:span text:style-name="T18">İşten sorumlu kişiler çalışkandı, onarım işi onlar sayesinde ilerledi.</text:span> (2. Tarihler 24:13)</text:p>
      <text:p text:style-name="P15"><text:span text:style-name="T19">Çalışkanın tasarıları hep bollukla</text:span>, her türlü acelecilik hep yoklukla sonuçlanır. (Süleyman'ın Özdeyişleri, 21:5)</text:p>
      <text:p text:style-name="P21"/>
      <text:h text:style-name="P48" text:outline-level="2">Tevrat'ta Alaycılıktan Kaçınmak</text:h>
      <text:p text:style-name="P15">Ama onlar <text:span text:style-name="T19">Allah'ın ulaklarıyla alay ederek sözlerini küçümsediler</text:span>, peygamberlerini aşağıladılar... (2. Tarihler, 36:16)</text:p>
      <text:p text:style-name="P15"><text:soft-page-break/><text:span text:style-name="T18">Alaycıyı kov, kavga biter; çekişme ve aşağılamalar da sona erer.</text:span> (Süleyman'ın Özdeyişleri, 22:10)</text:p>
      <text:p text:style-name="P15"><text:span text:style-name="T19">Alaycı kişiler kentleri bile karıştırır</text:span>, bilgelerse öfkeyi yatıştırır. (Süleyman'ın Özdeyişleri, 29:8)</text:p>
      <text:p text:style-name="P15">... Kardeşlerinin o kötü gününden zevk almamalıydın. Başlarına gelen yıkıma sevinmemeli, <text:span text:style-name="T19">sıkıntılı günlerinde onlarla alay etmemeliydin</text:span>. (Ovadya, 1:12)</text:p>
      <text:p text:style-name="P15"><text:span text:style-name="T19">Alaycı bilgeliği arasa da bulamaz</text:span>, akıllı içinse bilgi edinmek kolaydır. (Süleyman'ın Özdeyişleri, 14:6)</text:p>
      <text:p text:style-name="P15">…<text:span text:style-name="T22"> </text:span>İnsanlar <text:span text:style-name="T19">beni küçümsüyor, halk hor görüyor. Beni gören herkes alay ediyor, sırıtıp baş sallayarak</text:span> diyorlar ki, "Sırtını Rab'be dayadı, kurtarsın bakalım onu, madem onu seviyor, yardım etsin!" Oysa beni ana rahminden çıkaran, ana kucağındayken Sana güvenmeyi öğreten Sensin. Doğuşumdan beri Sana teslim edildim, ana rahminden beri Allah'ım Sensin. (Mezmurlar, 22:6-10)</text:p>
      <text:p text:style-name="P15">... <text:span text:style-name="T19">Alaycılar için ceza</text:span>, akılsızların sırtı için kötek hazırdır. (Süleyman'ın Özdeyişleri, 19:29)</text:p>
      <text:p text:style-name="P15">Ey budalalar, budalalığı ne zamana dek seveceksiniz? <text:span text:style-name="T19">Alaycılar ne zamana dek alay etmekten zevk alacak?</text:span> Akılsızlar ne zamana dek bilgiden nefret edecek? (Süleyman'ın Özdeyişleri, 1:22)</text:p>
      <text:p text:style-name="P15">Allah tanımaz, <text:span text:style-name="T19">alaycı soytarılar gibi</text:span>, diş gıcırdattılar bana... Kurtar canımı bunların saldırısından… (Mezmurlar, 35:16-17)</text:p>
      <text:p text:style-name="P15"><text:span text:style-name="T19">Rab alaycılarla alay eder</text:span>, ama alçakgönüllülere lütfeder. (Süleyman'ın Özdeyişleri, 3:34)</text:p>
      <text:p text:style-name="P15"><text:span text:style-name="T18">Alaycı kişi azarlanmaktan hoşlanmaz, bilgelere gidip danışmaz. </text:span>(Süleyman'ın Özdeyişleri, 15:12)</text:p>
      <text:p text:style-name="P15"><text:span text:style-name="T19">Yoksulla alay eden</text:span>, onu Yaratan'ı hor görür... (Süleyman'ın Özdeyişleri, 17:5)</text:p>
      <text:p text:style-name="P15"><text:span text:style-name="T19">Alaycı cezalandırılınca</text:span> bön kişi akıllanır, bilge olan öğretilenden bilgi kazanır. (Süleyman'ın Özdeyişleri, 21:11)</text:p>
      <text:p text:style-name="P15"><text:span text:style-name="T19">Gururlu, küstah ve alaycı</text:span>: Bunlar kas kas kasılan insanın adlarıdır. (Süleyman'ın Özdeyişleri, 21:24)</text:p>
      <text:p text:style-name="P15"><text:span text:style-name="T19">Alay etmeyin artık</text:span>, yoksa zincirleriniz daha da kalınlaşır. Çünkü bütün ülkenin kesin bir yıkıma uğrayacağını Rab'den, herşeye egemen Rab'den duydum. (Yeşaya, , 28:22)</text:p>
      <text:p text:style-name="P15">Çünkü acımasızlar yok olacak, <text:span text:style-name="T19">alaycılar silinecek</text:span>, kötülüğe fırsat kollayanların hepsi kesilip atılacak. (Yeşaya, 29:20)</text:p>
      <text:p text:style-name="P15">... Gururlanmalarının... <text:span text:style-name="T19">aşağılayıp alay etmelerinin karşılığı</text:span> bu olacak. Dehşete düşürecek Rab onları… (Sefenya, 2:10-11)</text:p>
      <text:p text:style-name="P15">Çünkü günahına isyan da ekliyor, <text:span text:style-name="T19">önümüzde alay edercesine el çırpıyor,</text:span> Allah'a karşı konuştukça konuşuyor. (Eyüp, 34:37)</text:p>
      <text:p text:style-name="P21"/>
      <text:h text:style-name="P48" text:outline-level="2">Tevrat'ta Hüzne Kapılmamak, Allah'a İmanla Huzur Bulmak</text:h>
      <text:p text:style-name="P15"><text:span text:style-name="T18">... Üzülmeyin. Rab'bin verdiği sevinç sizi güçlü kılar.</text:span> (Nehemya, 8:10)</text:p>
      <text:p text:style-name="P15"><text:span text:style-name="T19">Huzurlu yürek bedenin yaşam kaynağıdır</text:span>, hırs ise insanı için için yer bitirir. (Süleyman'ın Özdeyişleri, 14:30)</text:p>
      <text:p text:style-name="P15"><text:soft-page-break/><text:span text:style-name="T19">Aptalı üzüntü öldürür</text:span>, budalayı kıskançlık bitirir. (Eyüp, 5:2)</text:p>
      <text:p text:style-name="P15"><text:span text:style-name="T18">Mutlu yürek yüzü neşelendirir, acılı yürek ruhu ezer.</text:span> (Süleyman'ın Özdeyişleri, 15:13)</text:p>
      <text:p text:style-name="P15">... <text:span text:style-name="T19">Bana dönün, huzur bulun</text:span>, kurtulursunuz. <text:span text:style-name="T19">Kaygılanmayın</text:span>, Bana güvenin, güçlü olursunuz... (Yeşaya, , 30:15)</text:p>
      <text:p text:style-name="P15">Doğruluğun ürünü esenlik, sonucu,<text:span text:style-name="T19"> sürekli huzur ve güven</text:span> olacaktır. (Yeşaya, , 32:17)</text:p>
      <text:p text:style-name="P15">Yaşam yolunu bana bildirirsin. <text:span text:style-name="T18">Bol sevinç vardır Senin huzurunda... mutluluk eksilmez.</text:span> (Mezmurlar, 16:11)</text:p>
      <text:p text:style-name="P15"><text:span text:style-name="T19">Canım yalnız Allah'da huzur bulur</text:span>, kurtuluşum O'ndan gelir. (Mezmurlar, 62:1)</text:p>
      <text:p text:style-name="P15">Ey canım, yalnız <text:span text:style-name="T18">Allah'ta huzur bul, çünkü umudum Ondadır.</text:span> (Mezmurlar, 62:5)</text:p>
      <text:p text:style-name="P15">Rab'be dedim ki, "Efendim Sensin. <text:span text:style-name="T19">Sen'den öte mutluluk yok benim için</text:span>." (Mezmurlar, 16:2)</text:p>
      <text:p text:style-name="P15"><text:span text:style-name="T19">Beni huzura kavuşturdu</text:span>, kurtardı, çünkü benden hoşnut kaldı. (2. Samuel, 22:20; Mezmurlar, 18:19)</text:p>
      <text:p text:style-name="P15"><text:span text:style-name="T19">Huzur duyunca</text:span> dedim ki, "Asla sarsılmayacağım!" (Mezmurlar, 30:6)</text:p>
      <text:p text:style-name="P15">Ama alçakgönüllüler ülkeyi miras alacak, <text:span text:style-name="T19">derin bir huzurun zevkini tadacak. </text:span>(Mezmurlar, 37:11)</text:p>
      <text:p text:style-name="P15"><text:span text:style-name="T18">Sıkıntılı günde cesaretini yitirirsen, gücün kıt demektir.</text:span> (Süleyman'ın Özdeyişleri, 24:10)</text:p>
      <text:p text:style-name="P15">Kötülük edenlere kızıp <text:span text:style-name="T19">üzülme</text:span>, suç işleyenlere özenme!... Rab'bin huzurunda sakin dur, sabırla bekle; kızıp <text:span text:style-name="T19">üzülme </text:span>işi yolunda olanlara, kötü amaçlarına kavuşanlara... Kızmaktan kaçın, bırak öfkeyi, <text:span text:style-name="T19">üzülme, yalnız kötülüğe sürükler bu seni</text:span>. (Mezmurlar, 37:1, 7-8)</text:p>
      <text:p text:style-name="P15">Kötülük edenlere kızıp <text:span text:style-name="T19">üzülme</text:span>, onlara özenme. Çünkü kötülerin geleceği yok, çırası sönecek onların. (Süleyman'ın Özdeyişleri, 24:19-20)</text:p>
      <text:p text:style-name="P15"><text:span text:style-name="T19">Doğru kişi sıkıntıdan kurtulur</text:span>, onun yerine sıkıntıyı kötü kişi çeker. (Süleyman'ın Özdeyişleri, 11:8)</text:p>
      <text:p text:style-name="P15"><text:span text:style-name="T19">Sıkıntıya düştüğünüzde </text:span>ve bütün bu olaylar başınıza geldiğinde, sonunda Allah'ınız Rab'be dönecek, O'nun sözüne kulak vereceksiniz. (Yasa'nın Tekrarı, 4:30)</text:p>
      <text:p text:style-name="P15">... <text:span text:style-name="T19">Doğru kişi sıkıntıyı atlatır</text:span>. (Süleyman'ın Özdeyişleri, 12:13)</text:p>
      <text:p text:style-name="P15">... Rab'bin... yapmış olduğu bütün iyiliklerden dolayı <text:span text:style-name="T19">sevinç duyarak mutluluk içinde</text:span> evlerine döndüler. (1. Krallar, 8:66)</text:p>
      <text:p text:style-name="P15"><text:span text:style-name="T19">Ne mutlu adamlarına! Ne mutlu Sana hizmet eden görevlilere</text:span>! Çünkü sürekli bilgeliğine tanık oluyorlar. (1. Krallar, 10:8; 2. Tarihler, 9:7)</text:p>
      <text:p text:style-name="P15"><text:span text:style-name="T18">... Ne mutlu Allah'ı Rab olan halka!</text:span> (Mezmurlar, 144:15)</text:p>
      <text:p text:style-name="P15"><text:span text:style-name="T18">... Allah onun yüreğini mutlulukla meşgul eder.</text:span> (Vaiz, 5:20)</text:p>
      <text:p text:style-name="P15"><text:span text:style-name="T19">Kullarım mutluluk içinde ezgiler söyleyecek</text:span>, ama siz yürek acısından feryat edecek, ezik bir ruhla haykıracaksınız. (Yeşaya, 65:14)</text:p>
      <text:p text:style-name="P15"><text:span text:style-name="T18">Ne mutlu Rab'be güvenen insana, güveni yalnız Rab olana!</text:span> (Yeremya, 17:7)</text:p>
      <text:p text:style-name="P15"><text:span text:style-name="T19">Sen'de neşe ve sevinç bulsun bütün sana yönelenler</text:span>! "Rab yücedir!" desin hep Senin kurtarışını özleyenler! (Mezmurlar, 40:16)</text:p>
      <text:p text:style-name="P15"><text:soft-page-break/><text:span text:style-name="T18">... Yürekleri Rab'de sevinç bulacak.</text:span> (Zekeriya, 10:7)</text:p>
      <text:p text:style-name="P15">Ey canım, yine <text:span text:style-name="T18">huzura kavuş, çünkü Rab sana iyilik etti.</text:span> (Mezmurlar, 116:7)</text:p>
      <text:p text:style-name="P15"><text:span text:style-name="T19">İçime huzur verdiğin için</text:span> buyrukların doğrultusunda koşacağım. (Mezmurlar, 119:32)</text:p>
      <text:p text:style-name="P15"><text:span text:style-name="T18">... Huzur bulsun Seni sevenler!</text:span> (Mezmurlar, 122:6)</text:p>
      <text:p text:style-name="P15">Ama <text:span text:style-name="T19">Beni dinleyen</text:span> güvenlik içinde yaşayacak, <text:span text:style-name="T19">kötülükten korkmayacak, huzur bulacak. </text:span>(Süleyman'ın Özdeyişleri, 1:33)</text:p>
      <text:p text:style-name="P15"><text:span text:style-name="T18">... Gün be gün sevinçle dolup taştım, huzurunda hep coştum.</text:span> (Süleyman'ın Özdeyişleri, 8:30)</text:p>
      <text:p text:style-name="P21"/>
      <text:h text:style-name="P48" text:outline-level="2">Tevrat'ta Ruh Temizliği</text:h>
      <text:p text:style-name="P15"><text:span text:style-name="T19">Ne mutlu yolları temiz olanlara, </text:span>Rab'bin Yasası'na göre yaşayanlara! (Mezmurlar, 119:1)</text:p>
      <text:p text:style-name="P15"><text:span text:style-name="T18">Tümüyle yıka beni suçumdan, arıt beni günahımdan. </text:span>(Mezmurlar, 51:2)</text:p>
      <text:p text:style-name="P15">... <text:span text:style-name="T19">Yüreğini kötülükten arındır ki, kurtulasın.</text:span> Ne zamana dek yüreğinde kötü düşünceler barındıracaksın? (Yeremya, 4:14)</text:p>
      <text:p text:style-name="P15">Yakup ailesine ve yanındakilere, "Yabancı ilahlarınızı atın" dedi, "<text:span text:style-name="T19">Kendinizi arındırıp giysilerinizi değiştirin</text:span>." (Yaratılış, 35:2)</text:p>
      <text:p text:style-name="P15">Artık <text:span text:style-name="T19">putlarıyla, iğrenç uygulamalarıyla, isyanlarıyla kendilerini kirletmeyecekler. </text:span>Onları yerleştikleri, içinde günah işledikleri yerlerden kurtarıp arındıracağım... (Hezekiel, 37:23)</text:p>
      <text:p text:style-name="P15">Birçokları<text:span text:style-name="T19"> kendilerini arıtıp temizlenecek, lekesiz duruma gelecek</text:span>, ama kötüler kötülük etmeyi sürdürecek. Kötülerin hiçbiri anlamayacak, bilgeler anlayacak. (Daniel, 12:10)</text:p>
      <text:p text:style-name="P15"><text:span text:style-name="T19">Elleri pak, yüreği temiz olan,</text:span> gönlünü putlara kaptırmayan, yalan yere ant içmeyen. Rab kutsar böylesini, kurtarıcısı Allah aklar. O'na yönelenler… İşte böyledir. (Mezmurlar, 24:4-6)</text:p>
      <text:p text:style-name="P15">Doğrular kendi yolunu tutuyor, elleri temiz olanlar gittikçe güçleniyor. (Eyüp, 17:9)</text:p>
      <text:p text:style-name="P15"><text:span text:style-name="T18">Rab... temiz düşüncelerden hoşnut kalır.</text:span> (Süleyman'ın Özdeyişleri, 15:26)</text:p>
      <text:p text:style-name="P15">Allah kalkan gibi yanıbaşımda, <text:span text:style-name="T19">temiz yüreklileri O kurtarır.</text:span> (Mezmurlar, 7:10)</text:p>
      <text:p text:style-name="P15">Ey Allah,<text:span text:style-name="T19"> temiz bir yürek yarat</text:span>, yeniden kararlı bir ruh var et içimde.<text:span text:style-name="T19"> </text:span>(Mezmurlar, 51:10)</text:p>
      <text:p text:style-name="P15">...<text:span text:style-name="T19"> Kirliliklerinden, isyanlarından, bütün günahlarından arındıracak</text:span>. Buluşma Çadırı için de aynı şeyi yapacak. Çünkü kirli insanların arasında bulunuyor. (Levililer, 16:16)</text:p>
      <text:p text:style-name="P15">... Ayırıp <text:span text:style-name="T19">dinsel açıdan arındır</text:span>. (Çölde Sayım, 8:6)</text:p>
      <text:p text:style-name="P15">... Kendilerini kutsadıktan sonra, Rab'bin sözü uyarınca kralın buyruğuyla<text:span text:style-name="T19"> Rab'bin tapınağını dinsel açıdan arındırmak için </text:span>içeri girdiler.<text:span text:style-name="T19"> </text:span>(2. Tarihler, 29:15)</text:p>
      <text:p text:style-name="P15">Sen bizi sınadın, ey Allah, <text:span text:style-name="T19">gümüş arıtır gibi arıttın</text:span>. (Mezmurlar, 66:10)</text:p>
      <text:p text:style-name="P15">Altın ocakta, gümüş potada arıtılır, <text:span text:style-name="T19">yüreği arıtansa Rab'dir. </text:span>(Süleyman'ın Özdeyişleri, 17:3)</text:p>
      <text:p text:style-name="P15">Öyleleri var ki, <text:span text:style-name="T18">kendilerini tertemiz sanırlar, oysa kötülüklerinden arınmış değiller.</text:span> (Süleyman'ın Özdeyişleri, 30:12)</text:p>
      <text:p text:style-name="P15"><text:soft-page-break/>Üzerinize temiz su dökeceğim, arınacaksınız. <text:span text:style-name="T19">Sizi bütün kirliliklerinizden ve putlarınızdan arındıracağım. </text:span>(Hezekiel, 36:25)</text:p>
      <text:p text:style-name="P15">Egemen Rab şöyle diyor: <text:span text:style-name="T19">Sizi bütün günahlarınızdan arıttığım gün, </text:span>kentlerinizde yaşamanızı sağlayacağım; yıkıntılar onarılacak. (Hezekiel, 36:33)</text:p>
      <text:p text:style-name="P15">Bilgelerden kimisi tökezleyecek; öyle ki, <text:span text:style-name="T19">son gelinceye dek arınıp temizlenebilsin, lekesiz duruma gelebilsinler</text:span>. Çünkü son yine de belirlenen zamanda gelecek. (Daniel, 11:35)</text:p>
      <text:p text:style-name="P15"><text:span text:style-name="T18">... Günahtan ve ruhsal kirlilikten arındırmak için</text:span> bir pınar açılacak. (Zekeriya, 13:1)</text:p>
      <text:p text:style-name="P15">Rab doğruluğumun karşılığını verdi,<text:span text:style-name="T19"> beni temiz ellerime göre ödüllendirdi. </text:span>(2. Samuel, 22:21)</text:p>
      <text:p text:style-name="P15"><text:span text:style-name="T19">Temiz ve doğruysan,</text:span> O şimdi bile... Seni hak ettiğin yere geri getirecektir. (Eyüp, 8:6)</text:p>
      <text:p text:style-name="P15">... <text:span text:style-name="T19">Ey yüreği temiz olanlar,</text:span> hepiniz sevinç çığlıkları atın! (Mezmurlar, 32:11)</text:p>
      <text:p text:style-name="P15">Sürekli göster Seni tanıyanlara sevgini, <text:span text:style-name="T19">yüreği temiz olanlara doğruluğunu. </text:span>(Mezmurlar, 36:10)</text:p>
      <text:p text:style-name="P15">Doğru insan Rab'de sevinç bulacak, O'na sığınacak, <text:span text:style-name="T19">bütün temiz yürekliler O'nu övecek. </text:span>(Mezmurlar, 64:10)</text:p>
      <text:p text:style-name="P15">Allah gerçekten... <text:span text:style-name="T19">yüreği temiz olanlara karşı iyidir. </text:span>(Mezmurlar, 73:1)</text:p>
      <text:p text:style-name="P15">Adalet yine doğruluk üzerine kurulacak, <text:span text:style-name="T19">yüreği temiz olan</text:span> herkes ona uyacak. (Mezmurlar, 94:15)</text:p>
      <text:p text:style-name="P15">Ey sizler, Rab'bi sevenler, kötülükten tiksinin. O sadık kullarının canını korur, onları kötülerin elinden kurtarır. Doğrulara ışık, <text:span text:style-name="T19">temiz yüreklilere sevinç saçar. </text:span>(Mezmurlar, 97:10-11)</text:p>
      <text:p text:style-name="P15">... Seni İlahilerle öveceğim, ya Rab. Dürüst davranmaya özen göstereceğim, ne zaman geleceksin bana? <text:span text:style-name="T19">Temiz bir yaşam süreceğim</text:span> evimde, önümde alçaklığa izin vermeyeceğim.<text:span text:style-name="T19"> </text:span>(Mezmurlar, 101:1-3)</text:p>
      <text:p text:style-name="P15"><text:span text:style-name="T19">Ne mutlu yolları temiz olanlara</text:span>, Rab'bin Yasası'na göre yaşayanlara! (Mezmurlar, 119:1)</text:p>
      <text:p text:style-name="P15"><text:span text:style-name="T19">Şükredeceğim Sana temiz yürekle</text:span>, adil hükümlerini öğrendikçe. (Mezmurlar, 119:7)</text:p>
      <text:p text:style-name="P15">İyilik et, ya Rab, iyilere, <text:span text:style-name="T19">yüreği temiz olanlara. </text:span>(Mezmurlar, 125:4)</text:p>
      <text:p text:style-name="P15"><text:span text:style-name="T19">Yürek temizliğini </text:span>ve güzel sözleri<text:span text:style-name="T19"> seven</text:span>, kralın dostluğunu kazanır. (Süleyman'ın Özdeyişleri, 22:11)</text:p>
      <text:p text:style-name="P21"/>
      <text:h text:style-name="P48" text:outline-level="2">Tevrat'ta Allah'ın Mutluluk Vadettiği Kulları</text:h>
      <text:p text:style-name="P15"><text:span text:style-name="T18">Ne mutlu Rab'be güvenen insana, güveni yalnız Rab olana! </text:span>(Yeremya, 17:7)</text:p>
      <text:p text:style-name="P15"><text:span text:style-name="T18">Ne mutlu O'nun öğütlerine uyanlara, bütün yüreğiyle O'na yönelenlere!</text:span> (Mezmurlar, 119:2)</text:p>
      <text:p text:style-name="P15"><text:span text:style-name="T18">Ne mutlu Rab'den korkana, O'nun yolunda yürüyene!</text:span> (Mezmurlar, 128:1)</text:p>
      <text:p text:style-name="P15"><text:span text:style-name="T18">Ne mutlu yolları temiz olanlara, Rab'bin Yasası'na göre yaşayanlara!</text:span> (Mezmurlar, 119:1)</text:p>
      <text:p text:style-name="P15"><text:span text:style-name="T19">Ne mutlu Rab'be güvenen insana</text:span>, gururluya, yalana sapana ilgi duymayana. (Mezmurlar, 40:4)</text:p>
      <text:p text:style-name="P15"><text:span text:style-name="T18">Ne mutlu gücünü Sen'den alan insana!...</text:span> (Mezmurlar, 84:5)</text:p>
      <text:p text:style-name="P15"><text:span text:style-name="T18">Ne mutlu yolları temiz olanlara, Rab'bin Yasası'na göre yaşayanlara!</text:span> (Mezmurlar, 119:1)</text:p>
      <text:p text:style-name="P15"><text:soft-page-break/><text:span text:style-name="T18">Ne mutlu o insana ki, kötülerin öğüdüyle yürümez, günahkarların yolunda durmaz, alaycıların arasında oturmaz.</text:span> (Mezmurlar, 1:1)</text:p>
      <text:p text:style-name="P15"><text:span text:style-name="T18">... Ruhunda hile bulunmayan insana ne mutlu!</text:span> (Mezmurlar, 32:2)</text:p>
      <text:p text:style-name="P15">Ey herşeye egemen Rab,<text:span text:style-name="T19"> ne mutlu Sana güvenen insana</text:span>! (Mezmurlar, 84:12)</text:p>
      <text:p text:style-name="P15"><text:span text:style-name="T18">... Ne mutlu Rab'den korkan insana, O'nun buyruklarından büyük zevk alana!</text:span> (Mezmurlar, 112:1)</text:p>
      <text:p text:style-name="P15"><text:span text:style-name="T18">Ne mutlu eli açık olan, ödünç veren, işlerini adaletle yürüten insana!</text:span> (Mezmurlar, 112:5)</text:p>
      <text:p text:style-name="P15">Ne mutlu <text:span text:style-name="T18">adalete uyanlara, sürekli doğru olanı yapanlara!</text:span> (Mezmurlar, 106:3)</text:p>
      <text:p text:style-name="P15"><text:span text:style-name="T18">Bilgeliğe erişene, aklı bulana ne mutlu!</text:span> (Süleyman'ın Özdeyişleri, 3:13)</text:p>
      <text:p text:style-name="P15">İşte, <text:span text:style-name="T18">ne mutlu Allah'ın eğittiği insana!...</text:span> (Eyüp, 5:17)</text:p>
      <text:p text:style-name="P15">Bilgelik yaşam ağacıdır ona sarılanlara, <text:span text:style-name="T19">ne mutlu ona sımsıkı tutunanlara</text:span>! (Süleyman'ın Özdeyişleri, 3:18)</text:p>
      <text:p text:style-name="P15">Öğüde kulak veren başarıya ulaşır, <text:span text:style-name="T19">Rab'be güvenen mutlu olur</text:span>. (Süleyman'ın Özdeyişleri, 16:20)</text:p>
      <text:p text:style-name="P15"><text:span text:style-name="T18">... Rab ne iyidir, ne mutlu O'na sığınan adama!</text:span> (Mezmurlar, 34:8)</text:p>
      <text:p text:style-name="P15">... <text:span text:style-name="T19">Ne mutlu Sana hizmet eden görevlilere</text:span>! Çünkü sürekli bilgeliğine tanık oluyorlar. (1. Krallar, 10:8; Tarihler, 9:7)</text:p>
      <text:p text:style-name="P15"><text:span text:style-name="T18">... Ne mutlu O'na sığınanlara!</text:span> (Mezmurlar, 2:12)</text:p>
      <text:p text:style-name="P15"><text:span text:style-name="T18">Ne mutlu isyanı bağışlanan, günahı örtülen insana!</text:span> (Mezmurlar, 32:1)</text:p>
      <text:p text:style-name="P15"><text:span text:style-name="T19">Ne mutlu yoksulu düşünene</text:span>! Rab kurtarır onu kötü günde. (Mezmurlar, 41:1)</text:p>
      <text:p text:style-name="P15"><text:span text:style-name="T18">... Ne mutlu Allah'ı Rab olan halka!</text:span> (Mezmurlar, 144:15)</text:p>
      <text:p text:style-name="P15"><text:span text:style-name="T18">Ne mutlu... umudu Allah'ı Rab'de olana! </text:span>... <text:span text:style-name="T19">Yolumu izleyenlere ne mutlu</text:span>! (Süleyman'ın Özdeyişleri, 8:32)</text:p>
      <text:p text:style-name="P15">... <text:span text:style-name="T19">Ne mutlu mazluma lütfedene</text:span>! (Süleyman'ın Özdeyişleri, 14:21)</text:p>
      <text:p text:style-name="P15"><text:span text:style-name="T18">Adil ve doğru olanı koruyup yerine getirin… Bunu yapan insana, buna sımsıkı sarılan insanoğluna ne mutlu!...</text:span> (Yeşaya 56:1-2)</text:p>
      <text:p text:style-name="P15"><text:span text:style-name="T19">Ne mutlu </text:span>sevinç çığlıkları atmasını bilen halka, ya Rab! <text:span text:style-name="T19">Yüzünün ışığında yürürler</text:span>. (Mezmurlar, 89:15)</text:p>
      <text:p text:style-name="P21"/>
      <text:p text:style-name="P21"/>
      <text:h text:style-name="P10" text:outline-level="1">TEVRAT'TA ALLAH'I ANMAK VE GÜZEL SÖZ SÖYLEMENİN ÖNEMİ</text:h>
      <text:p text:style-name="P25"/>
      <text:p text:style-name="P25"/>
      <text:h text:style-name="P46" text:outline-level="2">Tevrat'ta Allah'ı Anmak</text:h>
      <text:p text:style-name="P15">Yaptığın her işte <text:span text:style-name="T19">Rab'bi an</text:span>, O senin yolunu düze çıkarır. (Süleyman'ın Özdeyişleri, 3:6)</text:p>
      <text:p text:style-name="P15"><text:span text:style-name="T19">Yasa Kitabı'nda yazılanları dilinden düşürme.</text:span> Tümünü özenle yerine getirmek için gece gündüz onu düşün. O zaman başarılı olacak ve amacına ulaşacaksın. (Yeşu, 1:8)</text:p>
      <text:p text:style-name="P15"><text:span text:style-name="T18">Bu sözlerimi aklınızda ve yüreğinizde tutun... Onları çocuklarınıza öğretin. Evinizde otururken, yolda yürürken, yatarken, kalkarken onlardan söz edin.</text:span> (Yasa'nın Tekrarı, 11:18-19)</text:p>
      <text:p text:style-name="P15"><text:span text:style-name="T18">Ağzımdan Sana övgü eksilmez, gün boyu yüceliğini anarım.</text:span> (Mezmurlar, 71:8)</text:p>
      <text:p text:style-name="P15">Gece <text:span text:style-name="T19">adını anarım, ya Rab</text:span>, Yasa'na uyarım. (Mezmurlar, 119:55)</text:p>
      <text:p text:style-name="P15">Her zaman Rab'be övgüler sunacağım, <text:span text:style-name="T19">övgüsü dilimden düşmeyecek</text:span>. Rab'le övünürüm… <text:span text:style-name="T19">Benimle birlikte Rab'bin büyüklüğünü duyurun</text:span>, adını birlikte yüceltelim. (Mezmurlar, 31:1-3)</text:p>
      <text:p text:style-name="P15">…<text:span text:style-name="T22"> </text:span><text:span text:style-name="T19">Rab'bin Yasası hep ağzınızda</text:span> olsun. Çünkü Rab güçlü eliyle sizi Mısır'dan çıkardı. (Mısır'dan Çıkış, 13:9)</text:p>
      <text:p text:style-name="P15"><text:span text:style-name="T19">Allah'ın sözü</text:span> size çok yakındır; uymanız için <text:span text:style-name="T19">ağzınızda</text:span> ve yüreğinizdedir. (Yasa'nın Tekrarı, 30:14)</text:p>
      <text:p text:style-name="P15">Benimle birlikte <text:span text:style-name="T18">Rab'bin büyüklüğünü duyurun, adını birlikte yüceltelim.</text:span> (Mezmurlar, 34:3)</text:p>
      <text:p text:style-name="P15">O gün diyeceksiniz ki, "Rab'be şükredin, O'na yakarın, <text:span text:style-name="T19">halklara duyurun yaptıklarını, adının yüce olduğunu duyurun</text:span>! Rab'be ezgiler söyleyin, çünkü görkemli işler yaptı. <text:span text:style-name="T19">Bütün dünya bilsin</text:span> bunu. (Yeşaya, 12:4-5)</text:p>
      <text:p text:style-name="P15">Ey bütün halklar, <text:span text:style-name="T18">Rab'bi övün, Rab'bin gücünü, yüceliğini övün.</text:span> (1. Tarihler, 16:28)</text:p>
      <text:p text:style-name="P15">Ey Allah, beni kurtaran Allah, <text:span text:style-name="T18">dilim Senin kurtarışını İlahilerle övsün. </text:span>Ya Rab,<text:span text:style-name="T18"> aç dudaklarımı, ağzım Senin övgülerini duyursun. </text:span>(Mezmurlar, 51:14-15)</text:p>
      <text:p text:style-name="P15">Rab'bin ruhu benim aracılığımla konuşuyor, <text:span text:style-name="T19">sözü dilimin ucundadır</text:span>. (2. Samuel, 23:2)</text:p>
      <text:p text:style-name="P15">Bense gücün için sabah ezgiler söyleyecek, <text:span text:style-name="T19">sevgini sevinçle dile getireceğim</text:span>. Çünkü Sen bana kale, sıkıntılı günümde sığınak oldun. Gücüm Sensin, <text:span text:style-name="T19">Seni İlahilerle öveceğim</text:span>; çünkü kalem, beni seven Allah Sensin. (Mezmurlar, 59:16-17)</text:p>
      <text:p text:style-name="P15">Ağzımla Ona yakardım, <text:span text:style-name="T19">övgüsü dilimden düşmedi</text:span>. (Mezmurlar, 66:17)</text:p>
      <text:p text:style-name="P15"><text:span text:style-name="T18">Seni İlahilerle överken, dudaklarımla, varlığımla sevincimi dile getireceğim, çünkü Sen beni kurtardın. Dilim gün boyu Senin zaferinden söz edecek…</text:span> (Mezmurlar, 71:23-24)</text:p>
      <text:p text:style-name="P15">…<text:span text:style-name="T22"> </text:span><text:span text:style-name="T19">Şöyle desinler sürekli:</text:span> "Kulunun esenliğinden hoşlanan Rab yücelsin!" O zaman <text:span text:style-name="T19">gün boyu adaletin, övgülerin dilimden düşmeyecek</text:span>. (Mezmurlar, 35:27-28)</text:p>
      <text:p text:style-name="P15"><text:soft-page-break/>Sözlerimi yüreğinde saklarsan mutlu olursun, onlar <text:span text:style-name="T19">hep hazır olsun dudaklarında</text:span>. (Süleyman'ın Özdeyişleri, 22:18)</text:p>
      <text:p text:style-name="P15">Senin sevgin yaşamdan iyidir; bu yüzden <text:span text:style-name="T19">dudaklarım Seni yüceltir</text:span>. Ömrümce Sana övgüler sunacağım, Senin adınla ellerimi kaldıracağım… <text:span text:style-name="T19">Ağzım Sana övgüler sunacak</text:span>. (Mezmurlar, 63:3-5)</text:p>
      <text:p text:style-name="P15">Ağzından çıkan <text:span text:style-name="T19">bütün hükümleri dudaklarımla yineliyorum</text:span>. Sevinç duyuyorum öğütlerini izlerken, sanki benim oluyor bütün hazineler… <text:span text:style-name="T19">Dudaklarımdan övgüler aksın</text:span>, çünkü bana kurallarını öğretiyorsun. <text:span text:style-name="T19">Dilimde sözün ezgilere dönüşsün</text:span>, çünkü bütün buyrukların doğrudur. (Mezmurlar, 119:13-14, 171-172)</text:p>
      <text:p text:style-name="P15"><text:span text:style-name="T18">... Bu Yasa'yı onlara okuyacaksınız. Halkı -erkekleri, kadınları, çocukları ve kentlerinizde yaşayan yabancıları- toplayın. Öyle ki, herkes duyup öğrensin,</text:span> Allah'ınız Rab'den korksun. Bu Yasa'nın bütün sözlerine uymaya dikkat etsin. Yasa'yı bilmeyen çocuklar da duysunlar... Allah'ınız Rab'den korkmayı öğrensinler. (Yasa'nın Tekrarı, 31:11-13)</text:p>
      <text:p text:style-name="P15">…<text:span text:style-name="T22"> </text:span>Sonsuza dek şükredeceğiz Sana, <text:span text:style-name="T19">kuşaklar boyunca övgülerini dilimizden düşürmeyeceğiz</text:span>. (Mezmurlar, 79:13)</text:p>
      <text:p text:style-name="P15">Rab diyor ki, "… Üzerindeki ruhum, <text:span text:style-name="T19">ağzına koyduğum sözler</text:span>, şimdiden sonsuza dek senin, çocuklarının, torunlarının <text:span text:style-name="T19">ağzından düşmeyecek</text:span>." (Yeşaya, 59:20-21)</text:p>
      <text:p text:style-name="P15">Bugün size verdiğim bu buyrukları aklınızda tutun. Onları çocuklarınıza benimsetin. <text:span text:style-name="T19">Evinizde otururken, yolda yürürken, yatarken, kalkarken onlardan söz edin</text:span>. (Yasa'nın Tekrarı, 6:5-7)</text:p>
      <text:p text:style-name="P21"/>
      <text:h text:style-name="P46" text:outline-level="2">Tevrat'ta Doğru Söz Söylemek</text:h>
      <text:p text:style-name="P15"><text:span text:style-name="T19">Doğrunun ağzından bilgelik akar, dilinden adalet damlar</text:span>. Allah'ının Yasası yüreğindedir, ayakları kaymaz. (Mezmurlar, 37:30-31)</text:p>
      <text:p text:style-name="P15">Kim yaşamdan zevk almak, iyi günler görmek istiyorsa, <text:span text:style-name="T19">dilini kötülükten, dudaklarını yalandan uzak tutsun</text:span>. (Mezmurlar, 34:12-13)</text:p>
      <text:p text:style-name="P15">Yapmanız gerekenler şunlardır: <text:span text:style-name="T19">Birbirinize doğruyu söyleyin</text:span>... Yalan yere ant içmekten tiksinin..." Böyle diyor Rab. (Zekeriya, 8:16-17)</text:p>
      <text:p text:style-name="P15">Dürüst tanık doğruyu söyler, yalancı tanıksa hile solur… <text:span text:style-name="T19">Gerçek sözler sonsuza dek kalıcıdır, oysa yalanın ömrü bir anlıktır</text:span>. Kötülük tasarlayanın yüreği hileci, barışı öğütleyenin yüreğiyse sevinçlidir. Doğru kişiye hiç zarar gelmez, kötünün başıysa beladan kurtulmaz. <text:span text:style-name="T19">Rab yalancı dudaklardan iğrenir, ama gerçeğe uyanlardan hoşnut kalır</text:span>. (Süleyman'ın Özdeyişleri, 12:17-22)</text:p>
      <text:p text:style-name="P15"><text:span text:style-name="T19">Doğru kişinin ağzı yaşam pınarıdır</text:span>, kötülerse zorbalıklarını sözle gizlerler. (Süleyman'ın Özdeyişleri, 10:11)</text:p>
      <text:p text:style-name="P15"><text:span text:style-name="T19">Doğru kişinin ağzı bilgelik üretir</text:span>, sapkın dilse kesilir. <text:span text:style-name="T19">Doğru kişinin dudakları söylenecek sözü bilir</text:span>, kötünün ağzındansa sapkın sözler çıkar. (Süleyman'ın Özdeyişleri, 10:31-32)</text:p>
      <text:p text:style-name="P15"><text:span text:style-name="T19">Doğru kişi yalandan nefret eder</text:span>, kötünün sözleriyse iğrençtir, yüzkarasıdır. (Süleyman'ın Özdeyişleri, 13:5)</text:p>
      <text:p text:style-name="P15">Karar verdim: "Adımlarıma dikkat edeceğim, <text:span text:style-name="T19">dilimi günahtan sakınacağım</text:span>; karşımda kötü biri oldukça, ağzıma gem vuracağım." (Mezmurlar, 39:1)</text:p>
      <text:p text:style-name="P15"><text:soft-page-break/><text:span text:style-name="T19">Doğru öğüt ağzındaydı. Dudaklarında hile yoktu</text:span>. Benimle esenlik ve doğruluk içinde yürüdü. Birçoklarını da suç yolundan döndürdü. (Malaki, 2:6)</text:p>
      <text:p text:style-name="P15">…<text:span text:style-name="T22"> </text:span><text:span text:style-name="T19">Ağzımı doğruları söylemek için açarım. Ağzım gerçeği duyurur</text:span>, çünkü dudaklarım kötülükten iğrenir. <text:span text:style-name="T19">Ağzımdan çıkan her söz doğrudur</text:span>, yoktur eğri ya da sapmış olanı. Apaçıktır hepsi anlayana; bilgiye erişen, doğruluğunu bilir onların. (Süleyman'ın Özdeyişleri, 8:6-9)</text:p>
      <text:p text:style-name="P15"><text:span text:style-name="T18">Ağzında yalanla dolaşan kişi, soysuz ve fesatçıdır.</text:span> (Süleyman'ın Özdeyişleri, 6:12)</text:p>
      <text:p text:style-name="P15"><text:span text:style-name="T18">Güvenilir tanık yalan söylemez, yalancı tanıksa yalan solur.</text:span> (Süleyman'ın Özdeyişleri, 14:5)</text:p>
      <text:p text:style-name="P15"><text:span text:style-name="T19">Yalandan zevk alırlar.</text:span> Ağızlarıyla hayır dua ederken, içlerinden lanet okurlar. (Mezmurlar, 62:4)</text:p>
      <text:p text:style-name="P15">…<text:span text:style-name="T22"> </text:span>Yüreği nefret dolu kişi <text:span text:style-name="T19">sözleriyle niyetini gizlemeye çalışır, ama içi hile doludur.</text:span> (Süleyman'ın Özdeyişleri, 26:23-24)</text:p>
      <text:p text:style-name="P15">İçimde yaşam belirtisi olduğu sürece, Allah'ın soluğu burnumda olduğu sürece, ağzımdan kötü söz çıkmayacak, <text:span text:style-name="T19">dilimden yalan dökülmeyecek.</text:span> (Eyüp, 27:3-4)</text:p>
      <text:p text:style-name="P15">Niçin kötülüğünle böbürlenirsin, ey kabadayı, Allah'ın sadık kullarına karşı bütün gün dilin yıkım tasarlar. Keskin ustura gibi, <text:span text:style-name="T19">ey hilekar. İyilikten çok kötülüğü, doğru konuşmaktan çok yalanı seversin</text:span>. Seni hileli dil seni! Her yıkıcı sözü seversin. Ama Allah seni sonsuza dek yıkacak… Yaşam diyarından kökünü sökecek. (Mezmurlar, 52:1-5)</text:p>
      <text:p text:style-name="P15"><text:span text:style-name="T19">Sussun o yalancı dudaklar</text:span>; doğru insana karşı gururla, tepeden bakarak, küçümseyerek konuşan dudaklar. (Mezmurlar, 31:18)</text:p>
      <text:p text:style-name="P15"><text:span text:style-name="T19">Ağzından kötülük ve yalan akar</text:span>, akıllanmaktan, iyilik yapmaktan vazgeçmiş. (Mezmurlar, 36:3)</text:p>
      <text:p text:style-name="P15">Başkasına karşı <text:span text:style-name="T19">yalancı tanıklık eden topuz, kılıç ya da sivri ok gibidir</text:span>… Kuzeyden esen rüzgar nasıl yağmur getirirse, iftiracı dil de öfkeli bakışlara yol açar. (Süleyman'ın Özdeyişleri, 25:18, 23)</text:p>
      <text:p text:style-name="P15"><text:span text:style-name="T19">Yalancı dil</text:span> incittiği kişilerden nefret eder... (Süleyman'ın Özdeyişleri, 26:28)</text:p>
      <text:p text:style-name="P15">Ya Rab, kurtar canımı <text:span text:style-name="T19">yalancı dudaklardan, aldatıcı dillerden!</text:span> (Mezmurlar, 120:1)</text:p>
      <text:p text:style-name="P15">…<text:span text:style-name="T22"> </text:span><text:span text:style-name="T19">Dudaklarınız yalan söyledi</text:span>, diliniz kötülük mırıldanıyor. Adaletle dava açan, davasını dürüstçe savunan yok. Boş laflara güveniyor, <text:span text:style-name="T19">yalan söylüyorlar</text:span>. Fesada gebe kalıp kötülük doğuruyorlar. (Yeşaya, 59:3-4)</text:p>
      <text:p text:style-name="P15">Dost dostu aldatıyor, <text:span text:style-name="T19">kimse gerçeği söylemiyor. Dillerine yalan söylemeyi öğrettiler</text:span>, suç işleye işleye yorgun düştüler… Dilleri öldürücü bir ok, <text:span text:style-name="T19">hep aldatıyor</text:span>. Komşusuna esenlik diliyor, ama içinden ona tuzak kuruyor. (Yeremya, 9:5, 8)</text:p>
      <text:p text:style-name="P15"><text:span text:style-name="T18">Ağzını kötülük için kullanıyor, dilini yalana koşuyorsun.</text:span> (Mezmurlar, 50:19)</text:p>
      <text:p text:style-name="P15"><text:span text:style-name="T18">Onların ağzı yalan saçar,</text:span> sağ ellerini kaldırır, <text:span text:style-name="T18">yalan yere ant içerler.</text:span> (Mezmurlar, 144:8)</text:p>
      <text:p text:style-name="P15"><text:span text:style-name="T19">Nefretini gizleyen kişinin dudakları yalancıdır</text:span>. İftira yayan akılsızdır. (Süleyman'ın Özdeyişleri, 10:18)</text:p>
      <text:p text:style-name="P15"><text:span text:style-name="T19">Doğru kişinin dili saf gümüş gibidir</text:span>, kötünün niyetleriyse değersizdir. <text:span text:style-name="T19">Doğru kişinin sözleri birçoklarını besler</text:span>, ahmaklarsa sağduyu yoksunluğundan ölür. (Süleyman'ın Özdeyişleri, 10:20-21)</text:p>
      <text:p text:style-name="P15"><text:span text:style-name="T18">Dürüst yanıt gerçek dostluğun işaretidir.</text:span> (Süleyman'ın Özdeyişleri, 24:26)</text:p>
      <text:p text:style-name="P15"><text:span text:style-name="T19">…</text:span><text:span text:style-name="T21"> </text:span><text:span text:style-name="T19">Doğru yolda yürüyüp doğru, dürüst konuşan…</text:span> yükseklerde oturacak; uçurumun başındaki kaleler onun korunağı olacak, ekmeği sağlanacak, hiç susuz kalmayacak. (Yeşaya, 33:15-16)</text:p>
      <text:p text:style-name="P15"><text:soft-page-break/>Yapmanız gerekenler şunlardır: <text:span text:style-name="T19">Birbirinize doğruyu söyleyin…</text:span> (Zekeriya, 8:16)</text:p>
      <text:p text:style-name="P21"/>
      <text:h text:style-name="P46" text:outline-level="2">Tevrat'ta Hikmetli ve Özlü Konuşmak</text:h>
      <text:p text:style-name="P15"><text:span text:style-name="T18">Bilge kişinin ağzından çıkan sözler derin sular gibidir, bilgelik pınarı da coşkun bir akarsu.</text:span> (Süleyman'ın Özdeyişleri, 18:4)</text:p>
      <text:p text:style-name="P15">Bilge yüreklilere akıllı denir, tatlı söz ikna gücünü artırır… <text:span text:style-name="T19">Bilgenin aklı diline yön verir, dudaklarının ikna gücünü artırır.</text:span> (Süleyman'ın Özdeyişleri, 16:21, 23)</text:p>
      <text:p text:style-name="P15">Kral Süleyman dünyanın bütün krallarından <text:span text:style-name="T18">daha zengin, daha bilgeydi. Allah'ın Süleyman'a verdiği bilgeliği dinlemek için bütün dünya onu görmek isterdi.</text:span> (1. Krallar, 10:23-24)</text:p>
      <text:p text:style-name="P15">Ahmak sinirlendiğini hemen belli eder… Düşünmeden söylenen sözler kılıç gibi keser, <text:span text:style-name="T19">bilgelerin diliyse şifa verir</text:span>. (Süleyman'ın Özdeyişleri, 12:16, 18)</text:p>
      <text:p text:style-name="P15"><text:span text:style-name="T19">İhtiyatlı kişi bilgisini kendine saklar</text:span>, oysa akılsızın yüreği ahmaklığını ilan eder. (Süleyman'ın Özdeyişleri, 12:23)</text:p>
      <text:p text:style-name="P15">Ahmağın sözleri sırtına kötektir, ama <text:span text:style-name="T19">bilgenin dudakları kendisini korur.</text:span> (Süleyman'ın Özdeyişleri, 14:3)</text:p>
      <text:p text:style-name="P15"><text:span text:style-name="T18">Bilgenin dili bilgiyi iyi kullanır, akılsızın ağzındansa ahmaklık akar.</text:span> (Süleyman'ın Özdeyişleri, 15:2)</text:p>
      <text:p text:style-name="P15"><text:span text:style-name="T19">Bilgelerin dudakları bilgi yayar</text:span>, ama akılsızların yüreği öyle değildir. (Süleyman'ın Özdeyişleri, 15:7)</text:p>
      <text:p text:style-name="P15">Uygun yanıt sahibini mutlu eder, <text:span text:style-name="T19">yerinde söylenen söz ne güzeldir</text:span>! (Süleyman'ın Özdeyişleri, 15:23)</text:p>
      <text:p text:style-name="P15"><text:span text:style-name="T19">Akıllı kişinin dudaklarından bilgelik akar</text:span>, ama sağduyudan yoksun olan sırtına kötek yer. Bilge kişi bilgi biriktirir, ahmağın ağzıysa onu yıkıma yaklaştırır. (Süleyman'ın Özdeyişleri, 10:13-14)</text:p>
      <text:p text:style-name="P15">Başkasını küçük gören sağduyudan yoksundur, <text:span text:style-name="T19">akıllı kişiyse dilini tutar</text:span>. (Süleyman'ın Özdeyişleri, 11:12)</text:p>
      <text:p text:style-name="P15"><text:span text:style-name="T19">Bilgili kişi az konuşur</text:span>, akıllı kişi sakin ruhludur. Çenesini tutup susan ahmak bile bilge ve akıllı sayılır. (Süleyman'ın Özdeyişleri, 17:27-28)</text:p>
      <text:p text:style-name="P15">Geçimsiz kişi kendi çıkarı peşindedir, iyi öğüde hep karşı çıkar. <text:span text:style-name="T19">Akılsız kişi bir şey anlamaktan çok kendi düşüncelerini açmaktan hoşlanır</text:span>. (Süleyman'ın Özdeyişleri, 18:1-2)</text:p>
      <text:p text:style-name="P15">Bol bol altının, mücevherin olabilir, ama <text:span text:style-name="T19">bilgi akıtan dudaklar daha değerlidir</text:span>. (Süleyman'ın Özdeyişleri, 20:15)</text:p>
      <text:p text:style-name="P15">(Erdemli kadının) <text:span text:style-name="T19">ağzından bilgelik akar</text:span>, dili iyilik öğütler. (Süleyman'ın Özdeyişleri, 31:26)</text:p>
      <text:p text:style-name="P15"><text:span text:style-name="T19">Dilini tutan canını korur</text:span>, ama boşboğazın sonu yıkımdır. (Süleyman'ın Özdeyişleri, 13:3)</text:p>
      <text:p text:style-name="P15">Allah, Süleyman'a <text:span text:style-name="T19">bilgelik</text:span>, derin bir sezgi, kıyılardaki kum kadar anlayış verdi. Süleyman'ın bilgeliği, bütün doğuluların ve Mısırlılar'ın bilgeliğinden daha üstündü... Üç bin özdeyişi ve bin beş ezgisi vardı. Lübnan sedir ağacından, duvarlarda biten mercanköşk otuna kadar bütün ağaçlardan söz ettiği gibi, hayvanlar, kuşlar, sürüngenler ve balıklardan da söz edebiliyordu. Süleyman'ın bilgeliğini duyan dünyanın bütün kralları ona adamlarını gönderirdi. <text:span text:style-name="T19">Bütün uluslardan insanlar gelir, Süleyman'ın bilgece sözlerini dinlerdi</text:span>. (1. Krallar, 4:29-34)</text:p>
      <text:p text:style-name="P21"/>
      <text:h text:style-name="P46" text:outline-level="2"><text:soft-page-break/>Tevrat'ta Kötü Sözden Kaçınmak, Güzel Sözlü Olmak</text:h>
      <text:p text:style-name="P15"><text:span text:style-name="T19">Okşayıcı dil yaşam verir</text:span>, çarpık dilse ruhu yaralar. (Süleyman'ın Özdeyişleri, 15:4)</text:p>
      <text:p text:style-name="P15"><text:span text:style-name="T18">Hoş sözler petek balı gibidir, cana tatlı ve bedene şifa.</text:span> (Süleyman'ın Özdeyişleri, 16:24)</text:p>
      <text:p text:style-name="P15"><text:span text:style-name="T19">Yumuşak yanıt gazabı yatıştırır</text:span>, oysa yaralayıcı söz öfkeyi alevlendirir. (Süleyman'ın Özdeyişleri, 15:1)</text:p>
      <text:p text:style-name="P15">Sabırla bir hükümdar bile ikna edilir, <text:span text:style-name="T19">tatlı dil en güçlü direnci kırar.</text:span> (Süleyman'ın Özdeyişleri, 25:15)</text:p>
      <text:p text:style-name="P15">Kaygılı yürek insanı çökertir, <text:span text:style-name="T19">ama güzel söz sevindirir</text:span>. (Süleyman'ın Özdeyişleri, 12:25)</text:p>
      <text:p text:style-name="P15">…<text:span text:style-name="T22"> </text:span>Kararlıyım, <text:span text:style-name="T19">ağzımdan kötü söz çıkmaz</text:span>. (Mezmurlar, 17:3)</text:p>
      <text:p text:style-name="P15"><text:span text:style-name="T18">Ağzı lanet, hile ve zulüm dolu, dilinin altında kötülük ve fesat saklı.</text:span> (Mezmurlar, 10:7)</text:p>
      <text:p text:style-name="P15">Onlar yüreklerinde kötülük tasarlar, savaşı sürekli körükler, <text:span text:style-name="T19">yılan gibi dillerini bilerler, engerek zehiri var dudaklarının altında</text:span>. (Mezmurlar, 140:2-3)</text:p>
      <text:p text:style-name="P15"><text:span text:style-name="T19">Allah'sız kişi başkalarını ağzıyla yıkıma götürür</text:span>, oysa doğrular bilgi sayesinde kurtulur… Dürüstlerin kutsamasıyla kent gelişir, ama <text:span text:style-name="T19">kötülerin ağzı kenti yerle bir eder</text:span>. (Süleyman'ın Özdeyişleri, 11:9, 11)</text:p>
      <text:p text:style-name="P15"><text:span text:style-name="T18">Onlar dillerini kılıç gibi bilemiş, acı sözlerini ok gibi hedefe yöneltmişler,</text:span> pusularından masum insanın üzerine atmak için. Ansızın vururlar, hiç çekinmeden. <text:span text:style-name="T18">Dilleri yüzünden yıkıma uğrayacaklar…</text:span> (Mezmurlar: 3-4, 8)</text:p>
      <text:p text:style-name="P15">Doğru kişinin aklı yanıtını iyi tartar, <text:span text:style-name="T19">kötünün ağzı kötülük saçar. </text:span>(Süleyman'ın Özdeyişleri, 15:28)</text:p>
      <text:p text:style-name="P15"><text:span text:style-name="T19">Kötü kişi fesat yüklü dudakları dinler</text:span>, yalancı da yıkıcı dile kulak verir. (Süleyman'ın Özdeyişleri, 17:4)</text:p>
      <text:p text:style-name="P15"><text:span text:style-name="T18">... Yüreklerine dokunacak güzel sözlerle</text:span> onlara güven verdi. (Yaratılış, 50:21)</text:p>
      <text:p text:style-name="P15"><text:span text:style-name="T19">Yüreğimden güzel sözler taşıyor...</text:span> Dilim usta bir yazarın kalemi gibi olsun. (Mezmurlar, 45:1)</text:p>
      <text:p text:style-name="P21"/>
      <text:h text:style-name="P46" text:outline-level="2">Tevrat'ta İyiliğe Çağırmak, Kötülükten Men Etmek</text:h>
      <text:p text:style-name="P15">Kardeşine yüreğinde nefret beslemeyeceksin. <text:span text:style-name="T18">Komşun günah işlerse onu uyaracaksın. Yoksa sen de günah işlemiş olursun.</text:span> (Levililer, 19:17)</text:p>
      <text:p text:style-name="P15">Ağzından bilgelik akar, <text:span text:style-name="T19">dili iyilik öğütler</text:span>. (Süleyman'ın Özdeyişleri, 31:26)</text:p>
      <text:p text:style-name="P15"><text:span text:style-name="T19">Doğru kişi arkadaşına da yol gösterir</text:span>, kötünün tuttuğu yolsa kendini saptırır. (Süleyman'ın Özdeyişleri, 12:26)</text:p>
      <text:p text:style-name="P15">Atalarınız gibi davranmayın! <text:span text:style-name="T18">Önceki peygamberler, "Herşeye egemen Rab kötü yollarınızdan ve kötü uygulamalarınızdan dönün" diyor diyerek onları uyardılar.</text:span> Ne var ki, onlar dinlemediler, bana aldırış etmediler... (Zekeriya, 1:4)</text:p>
      <text:p text:style-name="P15">"Kardeşler, lütfen <text:span text:style-name="T19">bu kötülüğü yapmayın</text:span>." dedi. (Yaratılış, 19:7)</text:p>
      <text:p text:style-name="P15">Beni dinle, <text:span text:style-name="T19">sana öğüt vereyim. Allah seninle olsun</text:span>... (Mısır'dan Çıkış, 18:19)</text:p>
      <text:p text:style-name="P15">…<text:span text:style-name="T22"> </text:span>"Hayır, kardeşlerim, rica ediyorum böyle <text:span text:style-name="T19">bir kötülük yapmayın…</text:span> böyle bir alçaklık yapmayın… adama bu kötülüğü yapmayın." (Hakimler, 19:23-24)</text:p>
      <text:p text:style-name="P15"><text:soft-page-break/>Kötülük tasarlayanın yüreği hileci, <text:span text:style-name="T19">barışı öğütleyenin</text:span> yüreğiyse sevinçlidir. (Süleyman'ın Özdeyişleri, 12:20)</text:p>
      <text:p text:style-name="P15">Bundan ötürü <text:span text:style-name="T19">onları uyar</text:span>, ey insanoğlu, onları uyar. (Hezekiel, 11:4)</text:p>
      <text:p text:style-name="P15">Kalk… o büyük kente git ve <text:span text:style-name="T19">halkı uyar</text:span>… (Yunus, 1:1-2)</text:p>
      <text:p text:style-name="P15">…<text:span text:style-name="T22"> </text:span>Beni bırakıp başka ilahlara kulluk ettiler… <text:span text:style-name="T19">Onları açıkça uyar</text:span>… (1. Samuel, 8:8-9)</text:p>
      <text:p text:style-name="P15">(Davut:) <text:span text:style-name="T19">Kötülükten sakının, iyilik yapın</text:span>; esenliği amaçlayın, ardınca gidin. (Mezmurlar, 34:14)</text:p>
      <text:p text:style-name="P15">(Eyüp:) <text:span text:style-name="T19">Ağzımdan çıkan sözlerle yüreklendirir</text:span>, dudaklarımdan dökülen avutucu sözlerle yatıştırırdım sizi. (Eyüp, 16:5)</text:p>
      <text:p text:style-name="P21"/>
      <text:h text:style-name="P46" text:outline-level="2">Tevrat'ta Boş Söz Söylemekten Kaçınmak</text:h>
      <text:p text:style-name="P15">Her emek kazanç getirir, ama <text:span text:style-name="T19">boş lakırdı yoksulluğa götürür</text:span>. (Süleyman'ın Özdeyişleri, 14:23)</text:p>
      <text:p text:style-name="P15">…<text:span text:style-name="T22"> </text:span>Keyfinize bakmayıp <text:span text:style-name="T19">boş konulara dalmaz</text:span>, o günü yüceltirseniz, Rab'den zevk alırsınız... (Yeşaya, 58:13-14)</text:p>
      <text:p text:style-name="P15"><text:span text:style-name="T18">Bilge kişi boş sözlerle yanıtlar mı,</text:span> karnını doğu rüzgarıyla doldurur mu? <text:span text:style-name="T18">Boş sözlerle tartışır, yararsız söylevler verir mi?</text:span> (Eyüp, 15:2-3)</text:p>
      <text:p text:style-name="P15">Bu yüzden egemen Rab şöyle diyor: <text:span text:style-name="T19">"Söylediğiniz boş sözler</text:span>, gördüğünüz yalan görüşlerden <text:span text:style-name="T19">ötürü size karşıyım</text:span>." Böyle diyor egemen Rab. (Hezekiel, 13:8)</text:p>
      <text:p text:style-name="P15">…<text:span text:style-name="T22"> </text:span>Öyleyse <text:span text:style-name="T18">ne diye boş boş konuşuyorsunuz?</text:span> (Eyüp, 27:12)</text:p>
      <text:p text:style-name="P15">…<text:span text:style-name="T22"> </text:span><text:span text:style-name="T19">Boş laf ediyor</text:span>, fesat topluyor içinde, sonra dışarı çıkıp fesadı yayıyor. (Mezmurlar, 41:6)</text:p>
      <text:p text:style-name="P15">…<text:span text:style-name="T22"> </text:span>Size uydurma görüşlerden, falcılıktan, <text:span text:style-name="T19">boş şeylerden</text:span>, akıllarından geçen hayallerden <text:span text:style-name="T19">söz ediyorlar</text:span>. (Yeremya, 14:14)</text:p>
      <text:p text:style-name="P15"><text:span text:style-name="T19">Boş laflarla</text:span> beni nasıl avutursunuz? Yanıtlarınızdan çıkan tek sonuç yalandır. (Eyüp, 21:34)</text:p>
      <text:p text:style-name="P15"/>
      <text:h text:style-name="P46" text:outline-level="2">Tevrat'ta Dedikodudan Kaçınmak</text:h>
      <text:p text:style-name="P15">Huysuz kişi çekişmeyi körükler, <text:span text:style-name="T19">dedikoducu can dostları ayırır</text:span>. (Süleyman'ın Özdeyişleri, 16:28)</text:p>
      <text:p text:style-name="P15">Odun bitince ateş söner, <text:span text:style-name="T19">dedikoducu yok olunca kavga diner</text:span>. Kor için kömür, ateş için odun neyse, çekişmeyi alevlendirmek için kavgacı da öyledir… (Süleyman'ın Özdeyişleri, 26:20-22)</text:p>
      <text:p text:style-name="P15"><text:span text:style-name="T19">Dedikoducu sır saklayamaz</text:span>, bu nedenle ağzı gevşek olanla arkadaşlık etme. (Süleyman'ın Özdeyişleri, 20:19</text:p>
      <text:p text:style-name="P15"><text:span text:style-name="T19">Dedikoducu sır saklayamaz</text:span>, oysa güvenilir insan sırdaş olur. (Süleyman'ın Özdeyişleri, 11:13)</text:p>
      <text:p text:style-name="P15"><text:span text:style-name="T19">Halkının arasında onu bunu çekiştirerek dolaşmayacaksın.</text:span> Komşunun canına zarar vermeyeceksin. Rab Benim. (Levililer, 19:16)</text:p>
      <text:p text:style-name="P15"><text:soft-page-break/>Hepsi de çok dikbaşlı, <text:span text:style-name="T19">onu bunu çekiştirerek dolaşan insanlardır</text:span>, tunç kadar, demir kadar katıdırlar. Hepsi baştan çıkmıştır… <text:span text:style-name="T19">Rab onları reddetti.</text:span> (Yeremya, 6:28, 30)</text:p>
      <text:p text:style-name="P21"/>
      <text:h text:style-name="P46" text:outline-level="2">Tevrat'ta Tavsiye Edilen Diğer Konuşma Şekilleri</text:h>
      <text:p text:style-name="P15">Yarınla övünme, çünkü ne getireceğini bilemezsin. <text:span text:style-name="T19">Seni kendi ağzın değil, başkaları övsün</text:span>; kendi dudakların değil, yabancı övsün. (Süleyman'ın Özdeyişleri, 27:1-2)</text:p>
      <text:p text:style-name="P15">Artık büyük konuşmayın, ağzınızdan küstahça sözler çıkmasın. Çünkü Rab herşeyi bilen Allah'tır; O'dur davranışları tartan. (1. Samuel, 2:3)</text:p>
      <text:p text:style-name="P15">Dinlemeden yanıt vermek ahmaklık ve utançtır. (Süleyman'ın Özdeyişleri, 18:13)</text:p>
      <text:p text:style-name="P15">Sevgi isteyen kişi suçları bağışlar, <text:span text:style-name="T19">olayı diline dolayansa can dostları ayırır</text:span>. (Süleyman'ın Özdeyişleri, 17:9)</text:p>
      <text:p text:style-name="P15">…<text:span text:style-name="T22"> </text:span>Yaltaklanan ağızdan yıkım gelir. (Süleyman'ın Özdeyişleri, 26:28)</text:p>
      <text:p text:style-name="P15"><text:span text:style-name="T19">Akılsızın dudakları çekişmeye yol açar</text:span>, ağzı da dayağı davet eder. Akılsızın ağzı kendisini mahveder, dudakları da canına tuzaktır. (Süleyman'ın Özdeyişleri, 18:6-7)</text:p>
      <text:p text:style-name="P15"><text:span text:style-name="T19">İnsan ağzının ürünüyle iyiliğe doyar</text:span>, elinin emeğine göre de karşılığını alır. (Süleyman'ın Özdeyişleri, 12:14)</text:p>
      <text:p text:style-name="P15"><text:span text:style-name="T19">İyi insan ağzından çıkan sözler için ödüllendirilir</text:span>, ama hainlerin soluduğu zorbalıktır. (Süleyman'ın Özdeyişleri, 13:2)</text:p>
      <text:p text:style-name="P15">…<text:span text:style-name="T22"> </text:span>Allah'ın huzurunda düşünmeyi engelliyorsun. Çünkü <text:span text:style-name="T19">suçun ağzını kışkırtıyor, hilekarların diliyle konuşuyorsun</text:span>. Kendi ağzın seni suçluyor, ben değil, dudakların sana karşı tanıklık ediyor. (Eyüp, 15:4-6)</text:p>
      <text:p text:style-name="P15"><text:span text:style-name="T19">Kötü kişinin günahlı sözleri kendisi için tuzaktır</text:span>, ama doğru kişi sıkıntıyı atlatır. (Süleyman'ın Özdeyişleri, 12:13)</text:p>
      <text:p text:style-name="P15"><text:span text:style-name="T19">Sustursun Rab dalkavukların ağzını, büyüklenen dilleri</text:span>. Onlar ki, "Dilimizle kazanırız, dudaklarımız emrimizde, kim bize efendilik edebilir?" derler. (Mezmurlar, 12:3)</text:p>
      <text:p text:style-name="P31"/>
      <text:p text:style-name="P25"/>
      <text:h text:style-name="P10" text:outline-level="1">TEVRAT'TA KURAN'A UYGUN EMİR VE YASAKLAR</text:h>
      <text:p text:style-name="P25"/>
      <text:p text:style-name="P25"/>
      <text:h text:style-name="P46" text:outline-level="2">Yalan Söylememek</text:h>
      <text:p text:style-name="P15">... <text:span text:style-name="T19">Birbirinize yalan söylemeyeceksiniz</text:span>. Benim adımla yalan yere ant içmeyeceksiniz... (Levililer, 19:11-12)</text:p>
      <text:p text:style-name="P15">Komşuna karşı <text:span text:style-name="T19">yalan yere tanıklık etmeyeceksin</text:span>. (Mısır'dan Çıkış, 20:16; Yasa'nın Tekrarı, 5:20)</text:p>
      <text:p text:style-name="P15"><text:span text:style-name="T19">Yalandan uzak duracak</text:span>, suçsuz ve doğru kişiyi öldürmeyeceksiniz. Çünkü Ben kötü kişiyi aklamam. (Mısır'dan Çıkış, 23:7)</text:p>
      <text:p text:style-name="P15"><text:span text:style-name="T19">Yalan haber taşımayacaksın</text:span>, haksız şahit olmak için kötüye el vermeyeceksin. Kötülük için çokluğun peşinde olmayacaksın ve bir davada adaleti bozmak için çokluğun ardınca saparak söylemeyeceksin... (Mısır'dan Çıkış, 23:1-2) </text:p>
      <text:p text:style-name="P15">Kayıp bir eşya bulup <text:span text:style-name="T19">yalan söylerse, yalan yere ant içerse</text:span>, yani insanların işleyebileceği bu suçlardan birini işlerse, <text:span text:style-name="T19">günah işlemiş olur ve suçlu sayılır</text:span>... (Levililer 6:3-4)</text:p>
      <text:p text:style-name="P15">... geride kalanlar haksızlık etmeyecek, <text:span text:style-name="T19">yalan söylemeyecek</text:span>, kimseyi aldatmayacak, tok karna yatacaklar ve onları korkutan olmayacak. (Sefenya, 3:13)</text:p>
      <text:p text:style-name="P21"/>
      <text:h text:style-name="P46" text:outline-level="2">Hırsızlık Yapmamak</text:h>
      <text:p text:style-name="P15"><text:span text:style-name="T19">Çalmayacaksın</text:span>. (Mısır'dan Çıkış, 20:15; Yasa'nın Tekrarı, 5:19)</text:p>
      <text:p text:style-name="P15"><text:span text:style-name="T19">Çalmayacaksınız</text:span>. Hile yapmayacaksınız. Birbirinize yalan söylemeyeceksiniz. (Levililer, 19:11)</text:p>
      <text:p text:style-name="P15">... <text:span text:style-name="T19">Evlere hırsız giriyor</text:span>, dışarda haydut çeteleri <text:span text:style-name="T19">soygun yapıyor</text:span>. Ne var ki, düşünmüyorlar, kötülüklerini unutmadığımı. <text:span text:style-name="T19">Günahları kuşatıyor</text:span> onları, gözümün önündeler. (Hoşea, 7:1-2)</text:p>
      <text:p text:style-name="P15"><text:span text:style-name="T19">Çalmak,</text:span> adam öldürmek, zina etmek, yalan yere ant içmek, Baal'a buhur yakmak, tanımadığınız başka ilahların ardınca gitmek, <text:span text:style-name="T19">bütün bu iğrençlikleri yapmak</text:span> için mi Bana ait olan tapınağa gelip önümde duruyor, güvenlikteyiz diyorsunuz? (Yeremya, 7:9-10)</text:p>
      <text:p text:style-name="P15">Hırsızla ortak olanın düşmanı kendisidir... (Süleyman'ın Özdeyişleri, 29:24)</text:p>
      <text:p text:style-name="P21"/>
      <text:h text:style-name="P46" text:outline-level="2">Domuz Eti Yememek</text:h>
      <text:p text:style-name="P15"><text:span text:style-name="T19">Domuz</text:span> çatal ve yarık tırnaklıdır, ama geviş getirmez. <text:span text:style-name="T19">Sizin için kirli sayılır</text:span>. Bu hayvanların <text:span text:style-name="T19">etini yemeyecek, leşine dokunmayacaksınız</text:span>, sizin için kirlidir. (Levililer, 11:7-8)</text:p>
      <text:p text:style-name="P15">... <text:span text:style-name="T19">Domuz eti</text:span> yerler; kaplarında <text:span text:style-name="T19">haram et</text:span> var. (Yeşaya, 65:4)</text:p>
      <text:p text:style-name="P15"><text:soft-page-break/>"... <text:span text:style-name="T19">Domuz</text:span>, fare ve öteki iğrenç hayvanların etini yiyenlerin ortasında duranı izleyenler hep birlikte yok olacaklar." diyor Rab. (Yeşaya, 66:17)</text:p>
      <text:p text:style-name="P21"/>
      <text:h text:style-name="P46" text:outline-level="2">Faizle Para Kullanmamak</text:h>
      <text:p text:style-name="P15">Kardeşinize para, yiyecek ya da <text:span text:style-name="T18">faiz getiren başka bir şey ödünç verdiğinizde, ondan faiz almayacaksınız.</text:span> (Yasa'nın Tekrarı, 23:19)</text:p>
      <text:p text:style-name="P15">... Aranızda yaşayan bir yoksula ödünç para verirseniz, ona <text:span text:style-name="T19">tefeci gibi davranmayacaksınız. Üzerine faiz eklemeyeceksiniz</text:span>. (Mısır'dan Çıkış, 22:25)</text:p>
      <text:p text:style-name="P15">Ondan <text:span text:style-name="T19">faiz ve kar alma.</text:span> Allah'ından kork ki, kardeşin yanında yaşamını sürdürebilsin. Ona <text:span text:style-name="T19">faizle para vermeyeceksin. Ödünç verdiğin yiyecekten kar almayacaksın.</text:span> (Levililer, 25:36-37)</text:p>
      <text:p text:style-name="P15"><text:span text:style-name="T19">Parasını faize vermez</text:span>... Böyle yaşayan asla sarsılmayacak. (Mezmurlar, 15:5)</text:p>
      <text:p text:style-name="P15">Kardeşlerim, adamlarım ve ben ödünç olarak halka para ve buğday veriyoruz. Lütfen <text:span text:style-name="T19">faiz almaktan vazgeçelim</text:span>! (Nehemya, 5:10)</text:p>
      <text:p text:style-name="P15">Diyelim ki, adil ve doğru olanı yapan doğru bir adam var... <text:span text:style-name="T19">Faizle para vermez</text:span>. (Hezekiel, 18:5, 8)</text:p>
      <text:p text:style-name="P21"/>
      <text:h text:style-name="P46" text:outline-level="2">Fal, Büyü Gibi İşlerle Uğraşmamak</text:h>
      <text:p text:style-name="P15">…<text:span text:style-name="T22"> </text:span>Kehanette bulunmayacak, <text:span text:style-name="T19">falcılık yapmayacaksınız</text:span>. (Levililer, 19:26)</text:p>
      <text:p text:style-name="P15">…<text:span text:style-name="T22"> </text:span><text:span text:style-name="T19">Fala bakmak</text:span> için kullandığı kase değil mi bu? Bunu yapmakla <text:span text:style-name="T19">kötülük ettiniz</text:span>. (Yaratılış, 44:5)</text:p>
      <text:p text:style-name="P15">Aranızda… <text:span text:style-name="T19">falcı, büyücü, muskacı,</text:span> medyum, ruh çağıran ya da ölülerin ruhlarına danışan kimse olmasın. Çünkü <text:span text:style-name="T19">Rab bunları yapanlardan tiksinir</text:span>. Allah'ınız Rab, bu <text:span text:style-name="T19">iğrenç töreleri</text:span> yüzünden bu ulusları önünüzden kovacaktır. (Yasa'nın Tekrarı, 18:10-12)</text:p>
      <text:p text:style-name="P15">Ülkelerini alacağınız uluslar <text:span text:style-name="T19">büyücülerin, falcıların öğüdüne kulak verirler</text:span>. Ama Allah'ınız <text:span text:style-name="T19">Rab buna izin vermiyor</text:span>. (Yasa'nın Tekrarı, 18:14)</text:p>
      <text:p text:style-name="P15"><text:span text:style-name="T18">... Falcılık, büyücülük yaptılar. Rab'bin gözünde kötü olanı yaptılar...</text:span> (2. Krallar, 17:17)</text:p>
      <text:p text:style-name="P15">Ben söylemediğim halde, Rab'bin sözüdür diyorsunuz. Oysa gördüğünüz görüşler uydurma, <text:span text:style-name="T19">yaptığınız falcılık yalan değil mi?</text:span> Bu yüzden egemen Rab şöyle diyor: Söylediğiniz boş sözler, gördüğünüz yalan görüşlerden ötürü size karşıyım. Böyle diyor egemen Rab. Elim uydurma görüş gören, <text:span text:style-name="T19">yalan yere falcılık eden peygamberlere karşı olacak</text:span>... Bir daha uydurma görüşler görmeyecek, <text:span text:style-name="T19">falcılık etmeyeceksiniz</text:span>... (Hezekiel, 13:7-9, 23)</text:p>
      <text:p text:style-name="P15">Size gelince... <text:span text:style-name="T18">falcılarınızı, düş görenlerinizi, medyumlarınızı, büyücülerinizi dinlemeyin!...</text:span> (Yeremya, 27:9)</text:p>
      <text:p text:style-name="P15">Size ilişkin görüşler aldatıcıdır, <text:span text:style-name="T19">açılan fal yalandır</text:span>... Onların günü yaklaştı, sonunda yargı günleri geldi. (Hezekiel, 21:29)</text:p>
      <text:p text:style-name="P15"><text:soft-page-break/>Büyü yapma gücünüzü kıracağım, <text:span text:style-name="T19">aranızda falcı kalmayacak</text:span>. Putlarınızı, dikili taşlarınızı kaldırıp atacağım. Ellerinizle yaptığınız putlara artık tapmayacaksınız... Söz dinlemeyen ulusları öfke ve gazapla cezalandıracağım. (Mika, 5:12-15)</text:p>
      <text:p text:style-name="P15">... Size uydurma görüşlerden, falcılıktan, boş şeylerden, akıllarından geçen hayallerden söz ediyorlar... Yaptıkları kötülüğü kendi başlarına getireceğim. (Yeremya, 14:14-16)</text:p>
      <text:p text:style-name="P21"/>
      <text:h text:style-name="P46" text:outline-level="2">Rüşvet Almamak</text:h>
      <text:p text:style-name="P15">Yargılarken haksızlık yapmayacak, kimseyi kayırmayacaksınız. <text:span text:style-name="T19">Rüşvet almayacaksınız.</text:span> Çünkü <text:span text:style-name="T19">rüşvet bilge kişinin gözlerini kör eder,</text:span> haklıyı haksız çıkarır. (Yasa'nın Tekrarı, 16:19; Mısır'dan Çıkış, 23:8)</text:p>
      <text:p text:style-name="P15">Suçsuz birini öldürmek için <text:span text:style-name="T19">rüşvet alana lanet olsun</text:span>! (Yasa'nın Tekrarı, 27:25)</text:p>
      <text:p text:style-name="P15">Ama doğru yolda yürüyüp doğru dürüst konuşan, zorbalıkla edinilen kazancı reddeden, <text:span text:style-name="T19">elini rüşvetten uzak tutan... yükseklerde oturacak</text:span>… Ekmeği sağlanacak, hiç susuz kalmayacak. (Yeşaya, 33:15-16)</text:p>
      <text:p text:style-name="P15">Çünkü isyanlarınızın çok, günahlarınızın sayısız olduğunu biliyorum, ey doğru kişiye baskı yapan, <text:span text:style-name="T19">rüşvet alan</text:span>, mahkemede mazlumun hakkını yiyenler! (Amos, 5:12)</text:p>
      <text:p text:style-name="P15">... Suçsuza karşı <text:span text:style-name="T19">rüşvet almaz</text:span>. Böyle yaşayan asla sarsılmayacak. (Mezmurlar, 15:5)</text:p>
      <text:p text:style-name="P15">... <text:span text:style-name="T19">Rüşvet uğruna</text:span> kötüyü haklı çıkaranların, haklıların hakkını elinden alanların vay haline! (Yeşaya, 5:22-23)</text:p>
      <text:p text:style-name="P15">Onun için Rab'den korkun, dikkatle yargılayın. Çünkü Allah'ımız Rab kimsenin haksızlık yapmasına, kimseyi kayırmasına, <text:span text:style-name="T19">rüşvet almasına göz yummaz</text:span>. (2. Tarihler, 19:7)</text:p>
      <text:p text:style-name="P15">Dikkat et, para seni baştan çıkarmasın, <text:span text:style-name="T19">büyük bir rüşvet seni saptırmasın. </text:span>(Eyüp, 36:18)</text:p>
      <text:p text:style-name="P21"/>
      <text:h text:style-name="P46" text:outline-level="2">Hile Yapmamak</text:h>
      <text:p text:style-name="P15">…<text:span text:style-name="T22"> </text:span><text:span text:style-name="T19">Hile yapmayacaksınız</text:span>… (Levililer, 19:11)</text:p>
      <text:p text:style-name="P15">Suçu Rab tarafından sayılmayan, <text:span text:style-name="T19">ruhunda hile bulunmayan insana ne mutlu</text:span>! (Mezmurlar, 32:2)</text:p>
      <text:p text:style-name="P15">İyi kişi Rab'bin lütfuna erer, ama <text:span text:style-name="T19">düzenbazı Rab mahkum eder</text:span>. (Süleyman'ın Özdeyişleri, 12:2)</text:p>
      <text:p text:style-name="P21"/>
      <text:h text:style-name="P46" text:outline-level="2"><text:span text:style-name="T22"><text:s/></text:span>Cinayet İşlememek</text:h>
      <text:p text:style-name="P15"><text:span text:style-name="T19">Adam öldürmeyeceksin</text:span>. (Mısır'dan Çıkış, 20:13; Yasa'nın Tekrarı, 5:17)</text:p>
      <text:p text:style-name="P15">Yalandan uzak duracak, <text:span text:style-name="T19">suçsuz ve doğru kişiyi öldürmeyeceksiniz</text:span>. Çünkü Ben kötü kişiyi aklamam. (Mısır'dan Çıkış, 23:7)</text:p>
      <text:p text:style-name="P15">Çalmak, <text:span text:style-name="T19">adam öldürmek,</text:span> zina etmek, yalan yere ant içmek, Baal'a buhur yakmak, tanımadığınız başka ilahların ardınca gitmek, <text:span text:style-name="T19">bütün bu iğrençlikleri yapmak</text:span> için mi Bana ait olan tapınağa gelip önümde duruyor, güvenlikteyiz diyorsunuz? (Yeremya, 7:9-10)</text:p>
      <text:p text:style-name="P15"><text:soft-page-break/>Oğlum, seni ayartmaya çalışan günahkarlara teslim olma. Şöyle diyebilirler: "Bizimle gel, adam öldürmek için pusuya yatalım, zevk uğruna masum kişileri tuzağa düşürelim." (Süleyman'ın Özdeyişleri, 1:10-11)</text:p>
      <text:p text:style-name="P21"/>
      <text:h text:style-name="P46" text:outline-level="2">Zina Yapmamak</text:h>
      <text:p text:style-name="P15"><text:span text:style-name="T19">Zina etmeyeceksin</text:span>. (Mısır'dan Çıkış, 20:14; Yasa'nın Tekrarı 5:18)</text:p>
      <text:p text:style-name="P15">Yaptıkları işler Allah'larına dönmeye izin vermiyor, çünkü <text:span text:style-name="T19">zina ruhu var içlerinde, Rab'bi tanımıyorlar</text:span>. (Hoşea, 5:4)</text:p>
      <text:p text:style-name="P15">... Zina ruhu onları saptırdı, <text:span text:style-name="T19">kendi Allah'larından ayrılarak zina ettiler</text:span>. (Hoşea, 4:12)</text:p>
      <text:p text:style-name="P15">... Öteki halklar gibi sevinme, coşma! Çünkü kendi <text:span text:style-name="T19">Allah'ına vefasızlık ederek zina ettin</text:span>, harman yerlerinin tümünde zina kazancına gönül verdin. (Hoşea, 9:1)</text:p>
      <text:p text:style-name="P15">... Ülke zina edenlerle dolu... İzledikleri yol kötü... (Yeremya, 23:10)</text:p>
      <text:p text:style-name="P15">Zina eden adam sağduyudan yoksundur. Yaptıklarıyla kendini yok eder. Payına düşen dayak ve onursuzluktur, asla kurtulamaz utançtan. (Süleyman'ın Özdeyişler, 6:32-33)</text:p>
      <text:p text:style-name="P15">Zina edenin gözü alaca karanlıktadır, "Beni kimse görmez" diye düşünür... Karanlığın dehşetiyle dostturlar. (Eyüp 24:15-17)</text:p>
      <text:p text:style-name="P21"/>
      <text:h text:style-name="P46" text:outline-level="2">Eşcinselliğin Yasaklanması</text:h>
      <text:p text:style-name="P15">Bir erkek başka bir erkekle cinsel ilişki kurarsa, ikisi de iğrençlik etmiş olur... (Levililer, 20:13)</text:p>
      <text:p text:style-name="P15">Kadınla yatar gibi bir erkekle yatma. Bu iğrençtir. (Levililer, 18:22)</text:p>
      <text:p text:style-name="P21"/>
      <text:h text:style-name="P46" text:outline-level="2">Kanın Yasak Olması</text:h>
      <text:p text:style-name="P15">…<text:span text:style-name="T22"> </text:span><text:span text:style-name="T19">Kan yemeyeceksiniz</text:span>. Yaşadığınız her yerde kuşaklar boyunca bu kural hep geçerli olacak. (Levililer, 3:17)</text:p>
      <text:p text:style-name="P15">Nerede yaşarsanız yaşayın, hiçbir kuşun ya da<text:span text:style-name="T19"> </text:span>hayvanın<text:span text:style-name="T19"> kanını yemeyeceksiniz</text:span>. (Levililer, 7:26)</text:p>
      <text:p text:style-name="P15">Ama kan yememeye dikkat edin… <text:span text:style-name="T19">Kan yememelisiniz</text:span>… <text:span text:style-name="T19">Kan yemeyeceksiniz.</text:span> Öyle ki, size ve sizden sonra gelen çocuklarınıza iyilik gelsin. Böylece Rab'bin gözünde doğru olanı yapmış olursunuz. (Yasa'nın Tekrarı, 12:23-25)</text:p>
      <text:p text:style-name="P15">Ancak <text:span text:style-name="T19">kan yemeyeceksiniz</text:span>… (Yasa'nın Tekrarı, 15:23)</text:p>
      <text:p text:style-name="P21"/>
      <text:h text:style-name="P46" text:outline-level="2">Ölü Hayvan Etinin Yasak Olması</text:h>
      <text:p text:style-name="P15"><text:span text:style-name="T18">Ölü bulunmuş ya da yabanıl hayvanlar tarafından parçalanmış bir leşi yiyerek kendini kirletmeyecektir.</text:span> Rab Benim. Kahinler buyruklarıma uymalıdır... (Levililer, 22:8-9)</text:p>
      <text:p text:style-name="P15"><text:soft-page-break/>Kahinler <text:span text:style-name="T18">ölü bulunmuş ya da yabanıl hayvan tarafından parçalanmış hiçbir kuş ya da hayvan yemeyecek.</text:span> (Levililer, 44:31)</text:p>
      <text:p text:style-name="P15"><text:span text:style-name="T18">Kendiliğinden ölen hiçbir hayvanın etini yemeyeceksiniz…</text:span> (Yasa'nın Tekrarı, 14:21)</text:p>
      <text:p text:style-name="P15">Yerli olsun, yabancı olsun <text:span text:style-name="T18">ölü bulduğu ya da yabanıl hayvanların parçaladığı bir hayvanın leşini yiyen herkes… kirli sayılacaktır… </text:span>(Levililer, 17:5)</text:p>
      <text:h text:style-name="P10" text:outline-level="1">TEVRAT'TA KURAN'A UYGUN İBADETLER</text:h>
      <text:p text:style-name="P25"/>
      <text:p text:style-name="P25"/>
      <text:h text:style-name="P46" text:outline-level="2">Tevrat'ta Kıyam (Ayakta Durmak)</text:h>
      <text:p text:style-name="P15">... <text:span text:style-name="T19">Ayağa kalkıp</text:span>... Rab'bi yüksek sesle övdüler. (2. Tarihler, 20:19)</text:p>
      <text:p text:style-name="P15">... <text:span text:style-name="T19">Ayağa kalkıp</text:span> yüksek sesle Allah'ları Rab'be yakardılar... "Ayağa kalkın!" dediler, "Başlangıçtan sonsuza kadar var olan Allah'ınız Rab'be övgüler olsun..." (Nehemya, 9:4-5)</text:p>
      <text:p text:style-name="P15">... <text:span text:style-name="T19">Ayağa kalktı</text:span> ve yüzüstü yere kapanarak üç kez eğildi. (1. Samuel, 2:41)</text:p>
      <text:p text:style-name="P21"/>
      <text:h text:style-name="P46" text:outline-level="2">Tevrat'ta Rüku (Dizlere Eğilmek)</text:h>
      <text:p text:style-name="P15">…<text:span text:style-name="T22"> </text:span>Başka ilahlara tapmayacak, önlerinde eğilmeyecek, onlara kulluk etmeyecek, kurban kesmeyeceksiniz. Yalnızca ulu gücüyle her yere erişen eliyle sizleri Mısır'dan çıkaran Rab'be tapınacaksınız. <text:span text:style-name="T19">Onun önünde eğilip</text:span> Ona kurban keseceksiniz.<text:span text:style-name="T19"> </text:span>(2. Krallar, 17:35-36)</text:p>
      <text:p text:style-name="P15">Adam <text:span text:style-name="T19">eğilip Rab'be tapındı.</text:span> (Yaratılış, 24:26)</text:p>
      <text:p text:style-name="P15">... Sevinçle övgüler sundular, <text:span text:style-name="T19">başlarını eğip tapındılar</text:span>. (2. Tarihler 29:30)</text:p>
      <text:p text:style-name="P15"><text:span text:style-name="T19">Eğilip Rab'be tapındım</text:span>… Rab'be övgüler sundum. (Yaratılış, 24:48)</text:p>
      <text:p text:style-name="P15">Gelin, tapınalım, <text:span text:style-name="T19">eğilelim</text:span>, bizi yaratan Rab'bin önünde diz çökelim. (Mezmurlar, 95:6)</text:p>
      <text:p text:style-name="P15">…<text:span text:style-name="T22"> </text:span><text:span text:style-name="T19">Eğilip tapındılar</text:span>. Sonra gidip Rab'bin Musa'yla Harun'a verdiği buyruğu eksiksiz uyguladılar. (Mısır'dan Çıkış, 12:27-28)</text:p>
      <text:p text:style-name="P15">Halk inandı; Rab'bin kendileriyle ilgilendiğini, çektikleri sıkıntıyı görmüş olduğunu duyunca, eğilip tapındılar. (Mısır'dan Çıkış, 4:31)</text:p>
      <text:p text:style-name="P21"/>
      <text:h text:style-name="P46" text:outline-level="2">Tevrat'ta Secde (Yere Kapanmak)</text:h>
      <text:p text:style-name="P15">... <text:span text:style-name="T19">Yüzüstü yere kapanarak</text:span> üç kez eğildi... (1. Samuel 20:41)</text:p>
      <text:p text:style-name="P15">Ezra yüce Allah'a, Rab'be övgüler sundu. Bütün halk ellerini kaldırarak, "Amin! Amin!" diye karşılık verdi. Hep birlikte <text:span text:style-name="T19">eğilip yere kapanarak Rab'be tapındılar</text:span>. (Nehemya, 8:6)</text:p>
      <text:p text:style-name="P15">Avram (İbrahim) <text:span text:style-name="T19">yüzüstü yere kapandı</text:span>... (Yaratılış ,17:3)</text:p>
      <text:p text:style-name="P15">İbrahim'in uşağı bu sözleri duyunca, <text:span text:style-name="T19">yere kapanarak Rab'be tapındı</text:span>. (Yaratılış, 24:52)</text:p>
      <text:p text:style-name="P15">Musa hemen <text:span text:style-name="T19">yere kapanıp tapındı</text:span>. (Mısır'dan Çıkış, 34:8)</text:p>
      <text:p text:style-name="P15"><text:soft-page-break/>Bunu duyan Musa <text:span text:style-name="T19">yüzüstü yere kapandı</text:span>. (Çölde Sayım, 16:4)</text:p>
      <text:p text:style-name="P15">Musa'yla Harun <text:span text:style-name="T19">yüzüstü yere kapanarak</text:span>, "Ey Allah, bütün insan ruhlarının Allah'ı!" dediler... (Çölde Sayım, 16:22)</text:p>
      <text:p text:style-name="P15">Musa'yla Harun... <text:span text:style-name="T19">yüzüstü yere kapandılar</text:span>. Rab'bin görkemi onlara göründü. (Çölde Sayım, 20:6)</text:p>
      <text:p text:style-name="P15">Allah'ın sözlerini duyan, Herşeye Gücü Yeten'in tecellilerini gören, <text:span text:style-name="T19">yere kapanan</text:span>, Allah'ın gözlerini açtığı kişi bildiriyor. (Çölde Sayım, 24:4)</text:p>
      <text:p text:style-name="P15">... O zaman Yeşu yüzüstü <text:span text:style-name="T19">yere kapanıp Ona tapındı</text:span>... (Yeşu, 5:14)</text:p>
      <text:p text:style-name="P15">Halk olanları görünce <text:span text:style-name="T19">yüzüstü yere kapandı</text:span>. "Rab Allah'tır, Rab <text:s text:c="2"/>Allah'tır!" dediler. (1. Krallar, 18:39)</text:p>
      <text:p text:style-name="P15">... <text:span text:style-name="T19">Tapınakta onunla birlikte</text:span> <text:span text:style-name="T19">yere kapandığımda</text:span>, Rab bu kulunu bağışlasın. (2. Krallar, 5:18)</text:p>
      <text:p text:style-name="P15">Allah'ın... önünde <text:span text:style-name="T19">başlarını eğip yere kapandı</text:span>. (1. Tarihler, 29:20)</text:p>
      <text:p text:style-name="P15">... Avluda yüzüstü yere kapandılar; <text:span text:style-name="T19">Rab'be tapınarak </text:span>Onu övdüler. (2. Tarihler, 7:3)</text:p>
      <text:p text:style-name="P15">... Kralla yanındakiler <text:span text:style-name="T19">yere kapanıp tapındılar</text:span>... Rab'bi övmelerini söylediler. Onlar da sevinçle övgüler sundular, başlarını eğip tapındılar. (2. Tarihler 29:29-30)</text:p>
      <text:p text:style-name="P15">... <text:span text:style-name="T19">Yere kapanıp tapındı</text:span>. Dedi ki, "Bu dünyaya çıplak geldim, çıplak gideceğim. Rab verdi, Rab aldı, Rab'bin adına övgüler olsun!" (Eyüp, 1:20-21)</text:p>
      <text:p text:style-name="P15">Bütün krallar önünde <text:span text:style-name="T19">yere kapansın</text:span>, bütün uluslar Ona kulluk etsin! (Mezmurlar, 72:11)</text:p>
      <text:p text:style-name="P15">Rab insana boyunduruk takınca, insan tek başına oturup susmalı; umudunu kesmeden <text:span text:style-name="T19">yere kapanmalı</text:span>. (Ağıtlar, 3:28-29)</text:p>
      <text:p text:style-name="P21"/>
      <text:h text:style-name="P46" text:outline-level="2">Tevrat'ta Ka'de (Secdeden Sonra Oturuş)</text:h>
      <text:p text:style-name="P15">Gelin, tapınalım, eğilelim, bizi yaratan <text:span text:style-name="T19">Rab'bin önünde diz çökelim</text:span>. (Mezmurlar, 95:6)</text:p>
      <text:p text:style-name="P15">…<text:span text:style-name="T22"> </text:span><text:span text:style-name="T19">Her gün üç kez diz çöküp dua etti</text:span>, Allah'ına övgüler sundu. (Daniel, 6:10)</text:p>
      <text:p text:style-name="P15">Akşam sunusu saati gelince… <text:span text:style-name="T19">dizlerim üzerine düşüp ellerimi <text:s text:c="5"/></text:span>Allah'ım Rab'be açtım. (Ezra, 9:5)</text:p>
      <text:p text:style-name="P15">Süleyman, Rab'be duasını ve yalvarışını bitirince, elleri göklere açık, <text:span text:style-name="T19">dizleri üzerine çökmüş olduğu</text:span> Rab'bin sunağının önünden kalktı. (1. Krallar, 8:54)</text:p>
      <text:p text:style-name="P15">…<text:span text:style-name="T22"> </text:span><text:span text:style-name="T19">Diz çöküp</text:span> ellerini göklere açtı. (2. Tarihler, 6:13)</text:p>
      <text:p text:style-name="P21"/>
      <text:h text:style-name="P46" text:outline-level="2">Tevrat'ta Oruç</text:h>
      <text:p text:style-name="P15"><text:span text:style-name="T19">Oruç tuttuk</text:span> ve bu konuda Allah'ımıza yakardık. O da yakarışımızı yanıtladı. (Ezra, 8:23)</text:p>
      <text:p text:style-name="P15">... <text:span text:style-name="T19">Oruç tutup</text:span> göklerin Allah'ına dua ettim. (Nehemya, 1:4)</text:p>
      <text:p text:style-name="P15">... O gün<text:span text:style-name="T19"> akşama dek oruç tuttular</text:span>... (1. Hakimler, 20:26)</text:p>
      <text:p text:style-name="P15">... O gün <text:span text:style-name="T19">oruç tuttular</text:span> ... (1. Samuel, 7:6)</text:p>
      <text:p text:style-name="P15"><text:soft-page-break/>... Çula sarınıp <text:span text:style-name="T19">oruç tutmaya başladı</text:span>. Çul içinde yatıp kalkarak, alçakgönüllü bir yol tuttu. (1. Krallar 21:27)</text:p>
      <text:p text:style-name="P15">Aynı ayın yirmi dördüncü günü... hepsi <text:span text:style-name="T19">oruç tutmuş</text:span>, çul kuşanmış, başına toprak serpmişti. (Nehemya, 9:1)</text:p>
      <text:p text:style-name="P15">Sen <text:span text:style-name="T19">oruç günü</text:span> Rab'bin tapınağına git. Oradaki halka sana yazdırdığım Rab'bin sözlerini tomardan oku... Rab'bin önünde <text:span text:style-name="T19">oruç ilan edildi</text:span>. (Yeremya, 36:6, 9)</text:p>
      <text:p text:style-name="P15">Bunun üzerine yüzümü Rab Allah'a çevirdim. Duayla, yakarışla, <text:span text:style-name="T19">oruçla Ona yalvardım</text:span>; çul kuşanıp külde oturdum. (Daniel, 9:3)</text:p>
      <text:p text:style-name="P15"><text:span text:style-name="T19">Oruç için gün </text:span>belirleyin, özel bir toplantı yapın; yaşlıları ve ülkede yaşayanların tümünü Allah'ınız Rab'bin tapınağına toplayıp Rab'be yakarın. (Yoel, 1:14)</text:p>
      <text:p text:style-name="P15">Herşeye egemen Rab diyor ki, "<text:span text:style-name="T19">Dördüncü, beşinci, yedinci ve onuncu ayların oruçları</text:span>... sevinç, coşku dolu mutlu bayramlar olacak. Bu nedenle gerçeği ve esenliği sevin." (Zekeriya, 8:19)</text:p>
      <text:p text:style-name="P21"/>
      <text:h text:style-name="P46" text:outline-level="2">Tevrat'ta Zekat-Sadaka İbadeti</text:h>
      <text:p text:style-name="P15">Bağbozumunda bağınızı tümüyle devşirmeyecek, yere düşen üzümleri toplamayacaksınız. Onları <text:span text:style-name="T19">yoksullara ve yabancılara bırakacaksınız</text:span>... (Levililer, 19:10)</text:p>
      <text:p text:style-name="P15">Ülkenizdeki ekinleri biçerken tarlalarınızı sınırlarına kadar biçmeyin. Artakalan başakları toplamayın. Onları <text:span text:style-name="T19">yoksullara ve yabancılara bırakacaksınız</text:span>... (Levililer, 23:22)</text:p>
      <text:p text:style-name="P15">Bir kardeşin yoksullaşır, muhtaç duruma düşerse, ona <text:span text:style-name="T19">yardım etmelisin</text:span>. Aranızda kalan bir yabancı ya da konuk gibi yaşayacak. (Levililer, 25:35)</text:p>
      <text:p text:style-name="P15">Allah'ınız Rab'bin size vereceği ülkenin herhangi bir kentinde yaşayan kardeşlerinizden biri yoksulsa, yüreğinizi katılaştırmayın, <text:span text:style-name="T19">yoksul kardeşinize eli sıkı davranmayın</text:span>. Tersine, eliniz açık olsun; <text:span text:style-name="T19">gereksinimlerini karşılayacak kadar ona ödünç verin</text:span>. "<text:span text:style-name="T19">Yedinci yıl, borçları bağışlama yılı</text:span> yakındır." diyerek yüreğinizde kötü düşünce barındırmaktan sakının. Öyle ki, yoksul kardeşinize karşı eli sıkı davranıp ona <text:span text:style-name="T19">yardım etmekten kaçınmayasınız</text:span>. Yoksul kardeşiniz sizden Rab'be yakınabilir, siz de günah işlemiş olursunuz. Ona <text:span text:style-name="T19">bol bol verin, verirken yüreğinizde isteksizlik olmasın</text:span>. Bundan ötürü Allah'ınız Rab bütün işlerinizde ve el attığınız herşeyde sizi kutsayacaktır. Ülkede her zaman yoksullar olacak. Bunun için, ülkenizde yaşayan <text:span text:style-name="T19">kardeşlerinize, yoksullara, gereksinimi olanlara eli açık davranmanızı buyuruyorum</text:span>. (Yasa'nın Tekrarı, 15:7-11)</text:p>
      <text:p text:style-name="P15">Sizler, Levililer ve aranızda yaşayan yabancılar Allah'ınız Rab'bin size ve ailenize verdiği bütün iyi şeyler için sevineceksiniz. Üçüncü yıl, <text:span text:style-name="T19">ondalığı verme yılı, bütün ürününüzün ondalığını bir yana ayırın. </text:span>Ayırma işini bitirdiğinizde, ondalığı Levililer'e, yabancılara, <text:span text:style-name="T19">öksüzlere ve dul kadınlara vereceksiniz</text:span>. Öyle ki, onlar da kentlerinizde yiyip doysunlar. Sonra Allah'ınız Rab'be, "Bana buyurduğun gibi… verdim" diyeceksiniz, "Buyruklarından ayrılmadım, hiçbirini unutmadım." (Yasa'nın Tekrarı, 11-13)</text:p>
      <text:p text:style-name="P21"/>
      <text:h text:style-name="P46" text:outline-level="2"><text:soft-page-break/>Tevrat'ta Abdest </text:h>
      <text:p text:style-name="P15"><text:span text:style-name="T18">Yıkanmak için</text:span> tunç bir kazan yap. Ayaklığı da tunçtan olacak. Buluşma Çadırı ile sunağın arasına koyup içine su doldur. Harun'la oğulları <text:span text:style-name="T18">ellerini, ayaklarını orada yıkayacaklar. Buluşma Çadırı'na girmeden ya da Rab için yakılan sunuyu sunarak hizmet etmek üzere sunağa yaklaşmadan önce... ellerini, ayaklarını yıkamalılar.</text:span> Harun'la soyunun bütün kuşakları boyunca sürekli bir kural olacak bu. (Mısır'dan Çıkış, 30:18-21)</text:p>
      <text:p text:style-name="P15">Harun'la oğullarını Buluşma Çadırı'nın giriş bölümüne <text:span text:style-name="T19">getirip yıka</text:span>... Kazanı Buluşma Çadırı ile sunak arasına koydu, <text:span text:style-name="T19">yıkanmak için içine su doldurdu</text:span>. Musa, Harun ve Harun'un oğulları <text:span text:style-name="T19">ellerini, ayaklarını orada yıkadılar. Ne zaman Buluşma Çadırı'na girip sunağa yaklaşsalar, Rab'bin Musa'ya buyurduğu gibi orada yıkandılar</text:span>. (Mısır'dan Çıkış, 40:12, 30-32)</text:p>
      <text:p text:style-name="P15">Harun'la oğullarını <text:span text:style-name="T18">Buluşma Çadırı'nın giriş bölümüne getirip yıka.</text:span> (Mısır'dan Çıkış, 29:4)</text:p>
      <text:p text:style-name="P21"/>
      <text:p text:style-name="P21"/>
      <text:h text:style-name="P8" text:outline-level="1">TEVRAT'TA PEYGAMBER<text:span text:style-name="T42">İ</text:span>M<text:span text:style-name="T42">İ</text:span>Z (SAV)'<text:span text:style-name="T42">İ</text:span>N SÜNNET<text:span text:style-name="T42">İ</text:span>NE  UYGUN UYGULAMALAR</text:h>
      <text:p text:style-name="P30"/>
      <text:p text:style-name="P21"/>
      <text:p text:style-name="P21">Allah Kuran'da tüm iman edenler için Peygamberimiz (sav)'de "çok güzel örnekler" olduğunu bildirmiştir. Bu nedenle, Peygamber Efendimiz (sav)'in günlük yaşamı tüm Müslümanlar için çok önemli ve değerlidir. Salih müminler günlük hayatlarının Peygamberimiz (sav)'in hayatına benzemesi için özen gösterirler. Hz. Muhammed (sav)'in bir gününü nasıl geçirdiği, hangi yemekleri sevdiği, bunları nasıl yediği, ne tarz kıyafetleri olduğu, saçlarını nasıl şekillendirdiği, temizlik konusundaki hassasiyeti, sohbetleri, Müslümanlara ve diğer insanlara nasıl davrandığı müminler için çok kıymetli bilgilerdir. </text:p>
      <text:p text:style-name="P21">Peygamberimiz (sav) ve ashabının (sahabelerin, yakın çevresinin) yapmış olduğu amel ve fiiller, sünnet olarak adlandırılır ve tüm Müslümanlar bu sünnete uygun yaşamakla mükelleftir. Hz. Adem'den itibaren gönderilen tüm elçilerin üstün ahlakları ve diğer insanlara örnek olacak yaşamları vardır Peygamber Efendimiz (sav)'in bildirdiğine göre, tüm elçiler Rabbimiz'in güzel ahlak, heybet, hikmet, etkili hitabet, asalet ve nur ihsan ettiği kutlu insanlardır. Bu mübarek şahısların yaşamları, toplumlara ışık tutan adetleri ve edepleri de onların sünnetidir. Peygamberimiz (sav) hadis-i şeriflerinde, tüm peygamberlerin ve gönderilen elçilerin sünnetlerinin birbirine benzer olduklarını haber vermiştir. Peygamberimiz (sav)'in sünneti de peygamberler silsilesinin sünnetidir ve <text:span text:style-name="T24">"Sünnetlerin en güzeli Muhammed (sav)'in sünnetidir</text:span>" hadisinde buyrulduğu gibi, bunların en güzelidir. </text:p>
      <text:p text:style-name="P21">Kuran'da da tüm peygamberlerin aynı soydan geldikleri, aynı inanç ve ahlak üzerine oldukları haber verilir: </text:p>
      <text:p text:style-name="P45">Bu, İbrahim'e, kavmine karşı verdiğimiz delilimizdir. Biz, dilediğimizi derecelerle yükseltiriz. Şüphesiz senin Rab'bin, hüküm ve hikmet sahibidir, bilendir. Ve ona İshak'ı ve Yakup'u armağan ettik, hepsini hidayete eriştirdik; bundan önce de Nuh'u ve onun soyundan Davut'u, Süleyman'ı, Eyyüp'ü,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Bu, Allah'ın hidayetidir; kullarından dilediğini bununla hidayete erdirir. Onlar da şirk koşsalardı, elbette bütün yapıp-ettikleri 'onlar adına' boşa çıkmış olurdu. Bunlar, kendilerine kitap, hikmet ve peygamberlik verdiklerimizdir... (En'am Suresi, 83-89)</text:p>
      <text:p text:style-name="P45">İşte bunlar; kendilerine Allah'ın nimet verdiği peygamberlerdendir; Adem'in soyundan, Nuh ile birlikte taşıdıklarımız (insan nesillerin)den, İbrahim ve İsrail'in (Yakup'un) soyundan, doğru yola eriştirdiklerimizden ve seçtiklerimizdendirler. Onlara Rahman (olan Allah')ın ayetleri okunduğunda, ağlayarak secdeye kapanırlar. (Meryem Suresi, 58)</text:p>
      <text:p text:style-name="P21">Hz. Musa'ya vahyedilmiş olan Tevrat detaylı olarak incelendiğinde, içinde Peygamberimiz (sav)'den önce yaşamış olan elçilerin ve nebilerin hayatlarıyla, ahlaklarıyla ve sünnetleriyle önemli bilgiler olduğu görülür. Günümüzdeki Tevrat, zaman içinde tahrif olmuş ve çeşitli bozulmalara uğramıştır. Tevrat'ta yer alan bilgilerin hangisinin doğru hangisinin yanlış olduğunu anlamak ise, Kuran ve sünnet ışığında bu bilgileri değerlendirmekle <text:soft-page-break/>mümkündür. Peygamberimiz (sav)'in sünnetine benzerlik gösteren ve Kuran ayetlerine uygun Tevrat açıklamaları, doğru olduğuna hüsnü zan edilen açıklamalardır. Bu bakış açısıyla incelendiğinde, Tevrat'ta anlatılan peygamber sünnetleriyle, Peygamberimiz (sav)'in mübarek sünneti arasındaki benzerlikler de ortaya çıkacaktır. </text:p>
      <text:p text:style-name="P21">Kitabın bu bölümünde, alemlere nur olarak gönderilen son peygamber Hz. Muhammed (sav)'in sünnetine benzeyen ve bu sünnete uygun Tevrat açıklamaları yer almaktadır.</text:p>
      <text:p text:style-name="P21"/>
      <text:h text:style-name="P46" text:outline-level="2">Tevrat'ta Tarif Edilen Kıyafet Şekilleri</text:h>
      <text:h text:style-name="P51" text:outline-level="4">Takke takılması:</text:h>
      <text:p text:style-name="P18"><text:span text:style-name="T14">Takke giyerdi. </text:span><text:span text:style-name="T12">Bazen onu sarığın altından bazen de tek giyerdi. Bazen de onu çıkartıp başına ve alnına şal bağlardı. (Tirmizi, Şemail'de, s. 9; Buhari, cilt 4, s. 248)</text:span></text:p>
      <text:p text:style-name="P18">Mübareğin elbisesinin çoğu beyaz idi. <text:span text:style-name="T19">Takkesinin üzerine </text:span>sarık bırakırdı. Gömleğini sağ taraftan giymeye başlardı. Cuma gününde giydiği özel bir elbisesi vardı. (el-Menakib, cilt 1, s. 145; ed-Daaim, cilt 2, s. 207)</text:p>
      <text:p text:style-name="P18">Resulullah (sav) çizgili<text:span text:style-name="T19"> takke takardı</text:span>. (el-Mekarim, cilt 1, s. 137; ed-Daaim, cilt 2, s. 159)</text:p>
      <text:p text:style-name="P21"/>
      <text:p text:style-name="P15">Harun'un oğullarına mintanlar, kuşaklar, görkem ve saygınlık kazandıracak <text:span text:style-name="T19">başlıklar yap. </text:span>(Mısır'dan Çıkış, 28:40)</text:p>
      <text:p text:style-name="P15">Bellerine kuşak bağla, <text:span text:style-name="T19">başlarına başlık koy</text:span>. Kalıcı bir kural olarak kahinlik onların işi olacak. Böylece Harun'la oğullarını atamış olacaksın. (Mısır'dan Çıkış, 29:9 )</text:p>
      <text:p text:style-name="P15">Harun'un oğullarını öne çıkardı, onlara mintan giydirdi, bellerine kuşak bağladı, <text:span text:style-name="T19">başlarına başlık koydu</text:span>. Musa herşeyi Rab'bin buyurduğu gibi yaptı. (Levililer, 8:13)</text:p>
      <text:p text:style-name="P21"/>
      <text:h text:style-name="P51" text:outline-level="4">Gömlek giyilmesi:</text:h>
      <text:p text:style-name="P18">Gazali, İhyau'l-Ulum kitabında şöyle diyor: Resulullah (sav) kendisi için hazırlanan her türlü elbiseyi giyerdi. <text:span text:style-name="T19">Gömlek</text:span>, cüppe, şal, vs. (Gazali, İhyau'l-Ulum)</text:p>
      <text:p text:style-name="P18"><text:span text:style-name="T19">Onu gömleğinin üzerine</text:span> bağlıyordu, bazen namaz ve namaz dışında açıyordu. (Gazali, İhyau'l-Ulum)</text:p>
      <text:p text:style-name="P18"><text:span text:style-name="T19">Gömleğini </text:span>sağ taraftan giymeye başlardı. (el-Menakib, cilt 1, s. 145; ed-Daaim, cilt 2, s. 207)</text:p>
      <text:p text:style-name="P33"/>
      <text:p text:style-name="P15">İnce ketenden işlemeli <text:span text:style-name="T19">bir mintan* doku</text:span>, ince ketenden bir sarık, bir de nakışlı kuşak yap. (Mısır'dan Çıkış, 28:39)</text:p>
      <text:p text:style-name="P42">* Mintan: Yakasız, uzun kollu erkek gömleği.</text:p>
      <text:p text:style-name="P15">Harun'un oğullarını öne çıkarıp onlara <text:span text:style-name="T19">mintan giydir</text:span>. (Mısır'dan Çıkış, 29:8)</text:p>
      <text:p text:style-name="P15">Oğullarını getirip <text:span text:style-name="T19">mintanları giydir.</text:span> (Mısır'dan Çıkış, 40:14)</text:p>
      <text:p text:style-name="P15"><text:span text:style-name="T13">Harun'a mintanı giydirdi, beline kuşağı bağladı, üzerine kaftanı, onun üzerine de efodu* giydirdi...</text:span><text:span text:style-name="T12"> (Levililer, 8:7)</text:span></text:p>
      <text:p text:style-name="P42"><text:soft-page-break/>* Efod: Entarinin üzerine giyilen bir tür kıyafet.</text:p>
      <text:p text:style-name="P26"/>
      <text:h text:style-name="P51" text:outline-level="4">Ketenden kıyafetler kullanılması:</text:h>
      <text:p text:style-name="P18">İbn-i Şehri Aşub Menakib kitabında şöyle rivayet etmiştir: "(Hz. Muhammed) Aynı şekilde pamuk ve ketenden dokunmuş elbiseler giyerdi. Mübareğin elbisesinin çoğu beyaz idi..." (el-Menakib, cilt 1, s. 145; ed-Daaim, cilt 2, s. 207)</text:p>
      <text:p text:style-name="P18">Mekarimu'l-Ahlak kitabında ise şu rivayete yer verilmektedir: "Keten, peygamberlerin giysilerinden idi." (el-Mekarim, cilt 1, s. 118)</text:p>
      <text:p text:style-name="P21"/>
      <text:p text:style-name="P15">Harun'la oğulları için <text:span text:style-name="T19">ince ketenden ustaca dokunmuş mintanlar, </text:span>sarıklar, süslü başlıklar, <text:span text:style-name="T19">ince keten çamaşırlar, </text:span>lacivert, mor, kırmızı iplikle, <text:span text:style-name="T19">özenle dokunmuş ince ketenden nakışlı kuşak yaptılar;</text:span> tıpkı Rab'bin Musa'ya buyurduğu gibi. (Mısır'dan Çıkış, 39:27-29)</text:p>
      <text:p text:style-name="P15">...<text:span text:style-name="T19"> Onlara keten çamaşırlar yap. Boyu belden uyluğa kadar olacak. </text:span>Harun'la oğulları Buluşma Çadırı'na girdiklerinde ya da kutsal yerde hizmet etmek üzere sunağa yaklaştıklarında... bu çamaşırları giyecekler. <text:span text:style-name="T19">Harun ve soyundan gelenler için sürekli bir kural olacak bu. </text:span>(Mısır'dan Çıkış, 28:40-43)</text:p>
      <text:p text:style-name="P15">Başlarına <text:span text:style-name="T19">keten sarık saracak, keten çamaşır giyecekler</text:span>. Kendilerini terletecek bir şey giymeyecekler. (Hezekiel, 44:18)</text:p>
      <text:p text:style-name="P15">Kutsal <text:span text:style-name="T19">keten mintan</text:span>, <text:span text:style-name="T19">keten çamaşır </text:span>giyecek, <text:span text:style-name="T19">keten kuşak</text:span> bağlayacak, <text:span text:style-name="T19">keten sarık</text:span> saracak. Bunlar kutsal giysilerdir. Bunları giymeden önce yıkanacak. (Levililer, 16:4)</text:p>
      <text:p text:style-name="P15">Harun'a mintanı giydirdi, beline kuşağı bağladı, <text:span text:style-name="T19">üzerine kaftanı, onun üzerine de efodu giydirdi</text:span>. Ustaca dokunmuş şeridiyle efodu bağladı. (Levililer, 8:7)</text:p>
      <text:p text:style-name="P15">Bilgelik verdiğim becerikli adamlara söyle, <text:span text:style-name="T19">Harun'a giysi yapsınlar</text:span>. Öyle ki, Bana kahinlik etmek için kutsal kılınmış olsun. <text:span text:style-name="T19">Yapacakları giysiler şunlardır: Göğüslük, efod, kaftan, nakışlı mintan,</text:span> sarık, kuşak. Bana kahinlik etmeleri için ağabeyin Harun'a ve oğullarına bu kutsal giysileri yapacaklar. Altın sırma, lacivert, mor, kırmızı iplik, ince keten kullanacaklar. (Mısır'dan Çıkış, 28:3-5)</text:p>
      <text:p text:style-name="P21"/>
      <text:h text:style-name="P51" text:outline-level="4">Sarık kullanılması:</text:h>
      <text:p text:style-name="P18"><text:span text:style-name="T12">Takkesinin üzerine </text:span><text:span text:style-name="T14">sarık bırakırdı</text:span><text:span text:style-name="T12">. (el-Menakib, cilt 1, s. 145; ed-Daaim, cilt 2, s. 207)</text:span></text:p>
      <text:p text:style-name="P18">Rivayete göre, Peygamberimiz <text:span text:style-name="T19">sarığını</text:span> üç veya beş defa dolayıp bağlardı. (el-Menakib, cilt 1, s. 145; ed-Daaim, cilt 2, s. 207)</text:p>
      <text:p text:style-name="P18">Sehab adında <text:span text:style-name="T19">bir sarığı vardı</text:span> ve onu Ali (as)'a bağışladı, Ali (as) bu sarık ile geldiğinde Resulullah (sav) şöyle buyururdu: "Sehab'ın içindeki Ali sizin yanınıza geldi." (Gazali, İhyau'l-Ulum, cilt 2, s. 377)</text:p>
      <text:p text:style-name="P21"/>
      <text:p text:style-name="P15">Ben de Yeşu'nun başına <text:span text:style-name="T19">temiz bir sarık sarmalarını söyledim.</text:span> Başına<text:span text:style-name="T19"> temiz bir sarık sarıp onu giydirdiler</text:span>. Rab'bin meleği de onun yanında duruyordu. (Zekeriya, 3:5)</text:p>
      <text:p text:style-name="P15"><text:span text:style-name="T19">Yapacakları giysiler</text:span> şunlardır: Göğüslük, efod, kaftan, nakışlı gömlek, <text:span text:style-name="T19">sarık</text:span>, kuşak... (Mısır'dan Çıkış, 28:4)</text:p>
      <text:p text:style-name="P15"><text:soft-page-break/>Başlarına keten <text:span text:style-name="T19">sarık saracak</text:span>, keten çamaşır giyecekler. Kendilerini terletecek bir şey giymeyecekler. (Hezekiel, 44:18)</text:p>
      <text:p text:style-name="P21"/>
      <text:h text:style-name="P49" text:outline-level="4">Cüppe ve kaftan giyilmesi:</text:h>
      <text:p text:style-name="P18">Savaş ve normal günlerde astarlı elbise giyerdi. Yeşil renkli ipek sündüs <text:span text:style-name="T19">bir cüppesi vardı</text:span>, mübarek onu giyip beyaz teni ile birleştiği zaman görülmeye değerdi...</text:p>
      <text:p text:style-name="P18">Elbiselerinin üzerine giydiği giysisi safran ile boyanmış idi. Bazen o bir tek elbisesi ile millete cemaat namazı kıldırıyordu. Bazen <text:span text:style-name="T19">sadece bir tek aba giyiyordu</text:span>...</text:p>
      <text:p text:style-name="P18">Bazen çizgili bedri yemeni, bazen yünden dikilmiş <text:span text:style-name="T19">aba (cüppe)yi elbisesinin üstüne atardı.</text:span> Aynı şekilde pamuk ve ketenden dokunmuş elbiseler giyerdi. (Gazali, İhyau'l-Ulum)</text:p>
      <text:p text:style-name="P21"/>
      <text:p text:style-name="P15"><text:span text:style-name="T19">Efodun altına giyilen kaftanı </text:span>ustaca dokunmuş salt lacivert iplikten yaptılar. Ortasında baş geçecek kadar bir boşluk bıraktılar. Yırtılmaması için boşluğun kenarlarını yaka gibi dokuyarak çevirdiler. Kaftanın kenarını lacivert, mor, kırmızı iplikle, özenle dokunmuş ince ketenden nar motifleriyle bezediler. (Mısır'dan Çıkış, 39:22-24)</text:p>
      <text:p text:style-name="P15">Harun'la oğullarını Buluşma Çadırı'nın giriş bölümüne getirip yıka. <text:span text:style-name="T19">Giysileri al</text:span>; gömleği, <text:span text:style-name="T19">efodun altına giyilen kaftanı, efodu ve göğüslüğü</text:span> Harun'a giydir. Efodun ustaca dokunmuş şeridini bağla. (Mısır'dan Çıkış, 29:4-5)</text:p>
      <text:p text:style-name="P15">Harun'a mintanı giydirdi, beline kuşağı bağladı, <text:span text:style-name="T19">üzerine kaftanı, onun üzerine de efodu giydirdi. </text:span>Ustaca dokunmuş şeridiyle efodu bağladı. (Levililer, 8:7)</text:p>
      <text:p text:style-name="P15">Bilgelik verdiğim becerikli adamlara söyle, <text:span text:style-name="T19">Harun'a giysi yapsınlar</text:span>. Öyle ki, Bana kahinlik etmek için kutsal kılınmış olsun. <text:span text:style-name="T19">Yapacakları giysiler şunlardır: Göğüslük, efod, kaftan, nakışlı mintan</text:span>, sarık, kuşak. Bana kahinlik etmeleri için ağabeyin Harun'a ve oğullarına bu kutsal giysileri yapacaklar. Altın sırma, lacivert, mor, kırmızı iplik, ince keten kullanacaklar. (Mısır'dan Çıkış, 28:3-5)</text:p>
      <text:p text:style-name="P21"/>
      <text:h text:style-name="P46" text:outline-level="2">Tevrat'ta Temizliğe Verilen Önem</text:h>
      <text:p text:style-name="P18"><text:span text:style-name="T12">Mübarek için iki hırka dokumuşlardı bunları sadece namazlarda giyerdi. </text:span><text:span text:style-name="T14">Ümmetini temizliğe teşvik eder ve temizliği emrederdi.</text:span><text:span text:style-name="T12">(Kenzü'l-Fuad, s. 285)</text:span></text:p>
      <text:p text:style-name="P18">Biz Ehl-i Beyt uyumak istediğimiz zaman on şeye riayet ederiz: <text:span text:style-name="T19">Taharetli (temiz) olmak</text:span>... (Felahu's-Sail, s. 280)</text:p>
      <text:p text:style-name="P18">Ömer Hattab'ın oğlundan rivayet edilmiştir: Resulullah (sav)'den daha cömert, daha cesur ve <text:span text:style-name="T19">daha temiz birisini görmedim. </text:span>(Mekarim, cilt 1)</text:p>
      <text:p text:style-name="P18"><text:span text:style-name="T12">Resulullah şöyle buyurmuştur: "</text:span><text:span text:style-name="T14">Müslümanlık temizdir</text:span><text:span text:style-name="T12">, kirsizdir.</text:span><text:span text:style-name="T14"> Siz de temiz olun, temizlenin</text:span><text:span text:style-name="T12">, zira cennete temizler girer." (G. Ahmed Ziyaüddin, Ramuz El Hadis, cilt 1, Gonca Yayınevi, İstanbul, 1997, 96/2)</text:span></text:p>
      <text:p text:style-name="P25"/>
      <text:p text:style-name="P15">Rab Musa'ya, <text:span text:style-name="T18">"Git, bugün ve yarın halkı arındır"</text:span> dedi, <text:span text:style-name="T18">"Giysilerini yıkasınlar."</text:span> (Mısır'dan Çıkış, 19:10)</text:p>
      <text:p text:style-name="P15"><text:soft-page-break/>Sonra <text:span text:style-name="T19">Musa</text:span> dağdan halkın yanına inip <text:span text:style-name="T19">onları arındırdı. Herkes giysilerini yıkadı</text:span>. (Mısır'dan Çıkış, 19:14)</text:p>
      <text:p text:style-name="P15"><text:span text:style-name="T18">... "Efendim, peygamber senden daha zor bir şey istemiş olsaydı, yapmaz mıydın?" dediler, "Oysa o sana sadece, 'Yıkan, temizlen' diyor."</text:span> (2. Krallar, 5:13)</text:p>
      <text:p text:style-name="P15">Ne zaman Buluşma Çadırı'na girip sunağa yaklaşsalar, <text:span text:style-name="T19">Rab'bin Musa'ya buyurduğu gibi orada yıkandılar. </text:span>(Mısır'dan Çıkış, 40:32)</text:p>
      <text:p text:style-name="P15">Bunun üzerine <text:span text:style-name="T19">Davut yerden kalktı. Yıkandı, </text:span>güzel kokular sürünüp<text:span text:style-name="T19"> giysilerini değiştirdi.</text:span> Rab'bin tapınağına gidip tapındı... (2. Samuel, 12:20)</text:p>
      <text:p text:style-name="P15"><text:span text:style-name="T19">... Halkını kirliliğinden arındıracaksın.</text:span> Öyle ki, aralarında bulunan konutumu kirletip kirlilik içinde ölmesinler. (Levililer, 15:31)</text:p>
      <text:p text:style-name="P15"><text:span text:style-name="T18">Sonra giysilerini yıkayacak, yıkanacak. Ancak o zaman ordugaha girebilir.</text:span> Ama akşama dek kirli sayılacaktır. (Çölde Sayım, 19:7)</text:p>
      <text:p text:style-name="P15"><text:span text:style-name="T18">... Giysilerini yıkayıp kendisi de yıkandıktan sonra</text:span> ordugaha girecek. (Levililer, 16:28)</text:p>
      <text:p text:style-name="P15"><text:span text:style-name="T18">Kutsal bir yerde yıkanıp kendi giysilerini giyecek...</text:span> (Levililer, 16:24)</text:p>
      <text:p text:style-name="P15"><text:span text:style-name="T18">... Kendilerini günahtan arındırıp giysilerini yıkadılar...</text:span> (Çölde Sayım, 8:21)</text:p>
      <text:p text:style-name="P15">Kutsal, keten gömlek, keten çamaşır giyecek, keten kuşak bağlayacak, keten sarık saracak. Bunlar kutsal giysilerdir. <text:span text:style-name="T19">Bunları giymeden önce yıkanacak</text:span>. (Levililer, 16:4)</text:p>
      <text:p text:style-name="P15"><text:span text:style-name="T19">Yıkanıp temizlenin...</text:span> Kötülük etmekten vazgeçin. (Yeşaya, 1:16)</text:p>
      <text:p text:style-name="P15">Kutsalla bayağı olanı, <text:span text:style-name="T19">kirliyle temizi birbirinden</text:span> ayırt etmelisiniz. (Levililer, 10:10)</text:p>
      <text:p text:style-name="P21"/>
      <text:h text:style-name="P49" text:outline-level="4">Güzel koku sürülmesi:</text:h>
      <text:p text:style-name="P18"><text:span text:style-name="T12">Resulullah (sav)'in</text:span><text:span text:style-name="T14"> içinde misk bulunan bir kutusu vardı.</text:span><text:span text:style-name="T12"> Her abdestten sonra </text:span><text:span text:style-name="T14">hemen onu alıp sürerdi. </text:span><text:span text:style-name="T12">Evden çıktığı zaman geçtiği her yerde bu güzel koku dağılırdı. (el-Kafi, cilt 1, s. 515; el-Mekarim, cilt 1, s. 44)</text:span></text:p>
      <text:p text:style-name="P18">Mübareğe <text:span text:style-name="T19">esans sunulduğu zaman alıp sürerdi. </text:span>"<text:span text:style-name="T19">Kokusu güzel</text:span>, taşıması kolaydır." buyururdu. Esans sürmesi için mazereti olsaydı, parmağının ucunu esansa sürmekle yetinirdi. (el-Mekarim, cilt 1, s. 34)</text:p>
      <text:p text:style-name="P18">Peygamber Efendimiz (sav)'in torunu Hz. Hasan, onun güzel koku hakkındaki görüşünü şöyle ifade etmiştir: "Peygamber Efendimiz bize elde ettiğinizin en iyisini giymemizi ve <text:span text:style-name="T19">bulabildiğimiz en hoş kokuları sürmemizi </text:span>emrederdi." (Buhari, et-Tarih'ul-Kebir, cilt 1, 382, n: 1222)</text:p>
      <text:p text:style-name="P18"><text:span text:style-name="T12">"Cismi nazif (temiz), </text:span><text:span text:style-name="T14">kokusu latif </text:span><text:span text:style-name="T12">(hoş) idi. </text:span><text:span text:style-name="T14">Koku sürünsün sürünmesin, teni en güzel kokulardan ala kokardı.</text:span><text:span text:style-name="T12"> Bir kimse onunla musafaha etse (el sıkışmak, tokalaşmak, muhabbetini, arkadaşlığını, sevgisini izhar etmek), </text:span><text:span text:style-name="T14">bütün gün onun rayiha-i tayyibesini (temiz kokusunu) duyardı</text:span><text:span text:style-name="T12"> ve mübarek eliyle bir çocuğun başını meshetse, rahiya-i tayyibesiyle (temiz kokusuyla) o çocuk, sair (diğer) çocuklar arasında malum (bilinirdi) olur idi." (Ahmed Cevdet Paşa, Kısas-ı Enbiya, IV. Cüz, Kanaat Matbaası, İstanbul 1331, s. 364-365)</text:span></text:p>
      <text:p text:style-name="P25"/>
      <text:p text:style-name="P15">Bunun üzerine Davut yerden kalktı. Yıkandı, <text:span text:style-name="T19">güzel kokular sürünüp</text:span> giysilerini değiştirdi... (2. Samuel, 12:20)</text:p>
      <text:p text:style-name="P15">Yıkan, <text:span text:style-name="T19">kokular sürün</text:span>, giyinip harman yerine git... (Rut, 3:3)</text:p>
      <text:p text:style-name="P21"><text:soft-page-break/></text:p>
      <text:h text:style-name="P49" text:outline-level="4">Mescitlerin güzel kokması:</text:h>
      <text:p text:style-name="P25">Temizliğe çok önem veren, Müslümanların temiz mekanlarda bulunmasını isteyen, güzellikten ve güzel kokulardan, Allah'ın birer tecellisi olarak, çok hoşlanan Peygamber Efendimiz (sav), mescitlerin temiz tutulmasını buyurmuşlardır. Mescitlerin güzel kokmasını ve ibadet için gelen müminlere ferahlık verecek bir ortam oluşmasını isteyen Peygamberimiz (sav), bu amaçla mescitlerde ve camilerde tütsü de yaktırmıştır. Güzel koku amacıyla tütsü yakılması Tevrat'ta da geçmektedir. Aşağıda konuyla ilgili rivayetler ve Tevrat açıklamaları bulunmaktadır:</text:p>
      <text:p text:style-name="P25"/>
      <text:p text:style-name="P18">Peygamberimiz (sav)'in umumi meclislerinde kafur (kafur ağacından elde edilen yağ) veya başka <text:span text:style-name="T19">tütsüler yakılır</text:span>, bu suretle de cemaatin istirahatına dikkat edilirdi. Cuma günleri <text:span text:style-name="T19">mescide güzel koku saçılmasını emrederdi.</text:span> (Ebu Davud; M. Asım Köksal, İslam Tarihi, XI, 162 vd)</text:p>
      <text:p text:style-name="P18">Resulullah (sav) "Evdu'l-Gumari" (ateşin üzerine bırakıldığında güzel koku yayan bir tür bitki) ile <text:span text:style-name="T19">buhur verirdi.</text:span> (el-Mekarim, cilt 1, s. 34)</text:p>
      <text:p text:style-name="P21"/>
      <text:p text:style-name="P15">... Kutsal yer için <text:span text:style-name="T19">güzel kokulu buhuru</text:span> tam sana buyurduğum gibi yapsınlar. (Mısır'dan Çıkış, 31:11)</text:p>
      <text:p text:style-name="P15">Rab'bin kendisine buyurduğu gibi <text:span text:style-name="T19">üzerinde güzel kokulu buhur yaktı</text:span>. (Mısır'dan Çıkış, 40:27)</text:p>
      <text:p text:style-name="P15"><text:span text:style-name="T19">Güzel koku ve buhur canı ferahlatır</text:span>... (Süleyman'ın Özdeyişleri, 27:9)</text:p>
      <text:p text:style-name="P15">Harun her sabah kandillerin bakımını yaparken <text:span text:style-name="T19">sunağın üzerinde güzel kokulu buhur yakacak.</text:span> Akşamüstü kandilleri yakarken <text:span text:style-name="T19">yine buhur yakacak</text:span>. Böylece huzurumda <text:span text:style-name="T19">kuşaklar boyunca sürekli buhur yanacak</text:span>... (Mısır'dan Çıkış, 30:7-9)</text:p>
      <text:p text:style-name="P15">Huzurumdaki mayasız ekmek sepetinden bir somun, yağlı pide ve yufka al, hepsini Harun'la oğullarının eline ver. Bunları Benim huzurumda sallamalık sunu olarak salla, sonra ellerinden alıp sunakta yakmalık sunuyla birlikte <text:span text:style-name="T19">Beni hoşnut eden koku olarak yak.</text:span> Bu, Rab için yakılan sunudur. (Mısır'dan Çıkış, 29:23-25)</text:p>
      <text:p text:style-name="P15">Rab Musa'ya şöyle dedi: "... Söyle, Bana armağan getirsinler. Gönülden veren herkesin armağanını alın… Kandil için zeytinyağı,<text:span text:style-name="T19"> mesh yağıyla güzel kokulu buhur için baharat. </text:span>(Mısır'dan Çıkış, 25:2, 6)</text:p>
      <text:p text:style-name="P21"/>
      <text:h text:style-name="P51" text:outline-level="4">Mescitlerin temizliği:</text:h>
      <text:p text:style-name="P18">Sıcak bir günde iş sahipleri ve işçiler iş elbiseleriyle camiye gelmişler, cami de küçük olduğu için hava ağırlaşmış ve rahatsız edici olmuştu. Bunun üzerine Resul-i Ekrem (sav); "<text:span text:style-name="T19">Yıkanarak gelmiş olsaydınız daha iyi olurdu</text:span>." buyurmuşlardır. Ondan sonra da Cuma günleri <text:span text:style-name="T19">yıkanmak sünnet olmuştur</text:span>. (M. Asım Koksal, İslam Tarihi, XI, 162 vd.)</text:p>
      <text:p text:style-name="P18">Resulullah (sav)'in mescidi, muntazam silinip süprülüp <text:span text:style-name="T19">temizlenirdi. </text:span>(M. Asım Koksal, İslam Tarihi, XI, 162 vd.)</text:p>
      <text:p text:style-name="P25"/>
      <text:p text:style-name="P15"><text:soft-page-break/>Tapınak hizmetinden ayrılmayacak, <text:span text:style-name="T19">Allah'ının tapınağını kirletmeyecek</text:span>. Çünkü Allah'ın buyurduğu mesh yağıyla Allah'ına adanmıştır… <text:span text:style-name="T19">Tapınağımı kirletmesin</text:span>. Onları kutsal kılan Rab Benim. Musa Harun'la oğullarına ve bütün İsrail halkına bunları anlattı. (Levililer, 21:12, 23-24)</text:p>
      <text:p text:style-name="P15"><text:span text:style-name="T19">Odaları temizlemeleri için buyruk verdim. </text:span>Allah tapınağının eşyalarını, tahıl sunularını, günnüğü yine oraya koydurdum. (Nehemya, 13:9)</text:p>
      <text:p text:style-name="P15"><text:span text:style-name="T19">Rab'bin tapınağını arındırmak için içeri giren kahinler </text:span>tapınakta buldukları bütün kirli sayılan şeyleri tapınağın avlusuna çıkardılar... (2. Tarihler, 29:16)</text:p>
      <text:p text:style-name="P15">Yedinci gün <text:span text:style-name="T18">giysilerinizi yıkayın. Böylece temiz sayılacaksınız. Sonra ordugaha girebilirsiniz.</text:span> (Çölde Sayım, 31:24)</text:p>
      <text:p text:style-name="P15">Sonra <text:span text:style-name="T18">giysilerini yıkayacak, yıkanacak. Ancak o zaman ordugaha girebilir.</text:span> Ama akşama dek kirli sayılacaktır. (Çölde Sayım, 19:7)</text:p>
      <text:p text:style-name="P21"/>
      <text:h text:style-name="P49" text:outline-level="4">Beden temizliğine önem verilmesi:</text:h>
      <text:p text:style-name="P18"><text:span text:style-name="T14">Müslümanlık temizdir, kirsizdir. Siz de temiz olun, temizlenin, zira cennete temizler girer.</text:span><text:span text:style-name="T12"> (Tırmizi, İmam Ahmed ve Hakim'den; Huccetü'l İslam İmam Gazali, İhya'u Ulum'id-din, cilt 2, çeviri: Dr. Sıtkı Gülle, Huzur Yayınevi, İstanbul 1998, s. 789)</text:span></text:p>
      <text:p text:style-name="P18">Resulullah (sav) saçını tarardı, bir çok zamanlar su ile düzeltip ve şöyle buyururdu: "<text:span text:style-name="T19">Müminin güzel kokulu olması için su yeterlidir.</text:span>" (el-Müstedrek, cilt 1, s. 59; el-Mekarim, cilt 1, s. 76; Kurbu'l-Esnad, s. 45)</text:p>
      <text:p text:style-name="P18">İbn-i Şube, Tuhefu'l-Ukul kitabında rivayet eder: "<text:span text:style-name="T19">Temizlik yapmak peygamberlerin ahlakındandır.</text:span>" (Tuhefu'l-Ukul, s. 442)</text:p>
      <text:p text:style-name="P25"/>
      <text:p text:style-name="P15">Naaman'ın görevlileri yanına varıp, "Efendim, peygamber senden daha zor bir şey istemiş olsaydı, yapmaz mıydın?" dediler, Oysa o sana sadece, <text:span text:style-name="T19">'Yıkan, temizlen'</text:span> diyor." (2. Krallar, 5:13)</text:p>
      <text:p text:style-name="P15"><text:span text:style-name="T19">Sabun otuyla yıkansam</text:span>, ellerimi kül suyuyla temizlesem. (Eyüp, 9:30)</text:p>
      <text:p text:style-name="P15"><text:span text:style-name="T19">Yıkanıp temizlenin</text:span>, kötülük yaptığınızı gözüm görmesin, kötülük etmekten vazgeçin. (Yeşaya, 1:16)</text:p>
      <text:p text:style-name="P15"><text:span text:style-name="T19">Yıkanmak için tunç bir kazan yap</text:span>. Ayaklığı da tunçtan olacak. Buluşma Çadırı ile sunağın arasına koyup içine su doldur. (Mısır'dan Çıkış, 30:18)</text:p>
      <text:p text:style-name="P15">Çekilin, çekilin, oradan çıkın, <text:span text:style-name="T19">murdara dokunmayın. Oradan çıkıp temizlenin…</text:span> (Yeşaya, 52:11)</text:p>
      <text:p text:style-name="P15">…<text:span text:style-name="T22"> </text:span><text:span text:style-name="T19">Dişleri sütten beyaz</text:span> olacak. (Yaratılış, 49:12)</text:p>
      <text:p text:style-name="P21"/>
      <text:h text:style-name="P49" text:outline-level="4">Saç ve giyimde bakım:</text:h>
      <text:p text:style-name="P18">Hz. Aişe (ra) validemiz anlatıyor: "Resul-i Ekrem (sas) saçlarını tarayıp yağladığında..." (Et-Tirmizi İmam Ebu İ'sa Muhammed, Şemail-i Şerife, cilt 1, Hilal Yayınları, Ankara, 1976, s. 58)</text:p>
      <text:p text:style-name="P18"><text:soft-page-break/>Tabersi, Mekarimu'l-Ahlak kitabında rivayet etmiştir: Resulullah (sav) "Mederi" adında <text:span text:style-name="T19">özel bir tarak ile saçını tarardı… Çoğu zaman, saçını günde iki kez tarardı.</text:span>" Yine rivayet etmiştir ki; "Saçını taradıktan sonra tarağını döşeğinin altına bırakırdı." (Tabersi Mekarimu'l-Ahlak, cilt 1, s. 34)</text:p>
      <text:p text:style-name="P18">Bir gün Peygamber (sav) sahabelerinin yanına çıkacağı zaman küpteki suya bakarak sarığını ve sakalını düzeltti ve şöyle dedi: "<text:span text:style-name="T19">Allah kardeşlerinin yanlarına çıkarken kulunun kardeşleri için süslenmesini sever.</text:span>" (İbn Adiyye el-Kamil; Huccetü'l İslam İmam Gazali, İhya'u Ulum'id-din, 3. cilt, çeviri: Dr. Sıtkı Gülle, Huzur Yayınevi, İstanbul 1998, s. 679)</text:p>
      <text:p text:style-name="P18"><text:span text:style-name="T12">Peygamber Efendimiz (sav)'in torunu Hz. Hasan, onun giyim konusu hakkındaki görüşünü şöyle ifade etmiştir: "Peygamber Efendimiz (sav) bize </text:span><text:span text:style-name="T14">elde ettiğinizin en iyisini giymemizi</text:span><text:span text:style-name="T12"> ve bulabildiğimiz en hoş kokuları sürmemizi emrederdi." (3131 Buhari, et-Tarih'ul-Kebir, cilt 1, 382, n:1222)</text:span></text:p>
      <text:p text:style-name="P25"/>
      <text:p text:style-name="P15">Kahinler başlarını tıraş etmeyecek, saçlarını uzatmayacaklar. Ancak <text:span text:style-name="T19">saçlarını</text:span> kesip <text:span text:style-name="T19">düzeltecekler</text:span>. (Hezekiel, 44:20)</text:p>
      <text:p text:style-name="P15">Sonra Musa Harun'la oğulları Elazar'la İtamar'a, <text:span text:style-name="T19">"Saçlarınızı dağıtmayın, giysilerinizi yırtmayın"</text:span> dedi… (Levililer, 10:6)</text:p>
      <text:p text:style-name="P15">Öbür kahinler arasından başına mesh yağı dökülen ve <text:span text:style-name="T19">özel giysiler giymek</text:span> üzere atanan başkahin, s<text:span text:style-name="T19">açlarını dağıtmayacak</text:span>, giysilerini yırtmayacak. (Levililer:21:10)</text:p>
      <text:p text:style-name="P15"><text:span text:style-name="T18">…</text:span><text:span text:style-name="T20"> </text:span><text:span text:style-name="T18">Giysilerin</text:span> ince ketenden, <text:span text:style-name="T18">pahalı, işlemeli kumaştandı…</text:span> (Hezekiel, 16:13)</text:p>
      <text:p text:style-name="P15">Harun'la oğulları için ince ketenden<text:span text:style-name="T19"> ustaca dokunmuş </text:span>mintanlar, sarıklar,<text:span text:style-name="T19"> süslü </text:span>başlıklar, ince keten çamaşırlar,<text:span text:style-name="T19"> lacivert, mor, kırmızı iplikle, özenle dokunmuş </text:span>ince ketenden<text:span text:style-name="T19"> nakışlı kuşak yaptılar</text:span>; tıpkı Rab'bin Musa'ya buyurduğu gibi. (Mısır'dan Çıkış, 39:27-29)</text:p>
      <text:p text:style-name="P21"/>
      <text:h text:style-name="P49" text:outline-level="4">Saçları ve başı yağlamak:</text:h>
      <text:p text:style-name="P18">Resulullah (sav) <text:span text:style-name="T19">bir çok farklı yağ ile bedenini yağlar</text:span>, yağlama esnasında sakalından <text:span text:style-name="T19">önce başını yağlar</text:span> ve şöyle buyururdu: “Baş sakaldan öncedir.” (el-Mekarim, cilt 1, s. 33)</text:p>
      <text:p text:style-name="P21"/>
      <text:p text:style-name="P18"><text:span text:style-name="T12">Mübarek en çok menekşe çiçeği yağı ile </text:span><text:span text:style-name="T14">bedenini yağlar</text:span><text:span text:style-name="T12"> ve şöyle buyururdu: “Bu yağların en iyisidir.” (el-Mekarim, cilt 1, s. 33)</text:span></text:p>
      <text:p text:style-name="P18"><text:span text:style-name="T12">Peygamberimiz (sav) yağ sürmek istediği zaman, önce kaşlarına sonra bıyığına daha sonra burnunun içine götürerek koklar ve sonunda </text:span><text:span text:style-name="T14">mübarek başına sürerdi</text:span><text:span text:style-name="T12">. (Tabersi Mekarimu'l-Ahlak, cilt 1, s. 34)</text:span></text:p>
      <text:p text:style-name="P25"/>
      <text:p text:style-name="P15">Harun'u kutsal kılmak için <text:span text:style-name="T19">başına yağ dökerek</text:span> meshetti. (Levililer, 8:12)</text:p>
      <text:p text:style-name="P15"><text:span text:style-name="T19">Başa sürülen değerli yağ gibi</text:span>; sakaldan, Harun'un sakalından; kaftanının yakasına dek inen yağ gibi. (Mezmurlar, 133:2)</text:p>
      <text:p text:style-name="P15">Düşmanlarımın önünde Bana sofra kurarsın; <text:span text:style-name="T19">başıma yağ sürersin</text:span>... (Mezmurlar, 23:5)</text:p>
      <text:p text:style-name="P15"><text:soft-page-break/>Doğru insan bana vursa, iyilik sayılır; azarlasa, <text:span text:style-name="T19">başa sürülen yağ gibidir</text:span>; başım reddetmez onu. Çünkü duam hep kötülere karşıdır. (Mezmurlar, 141:5)</text:p>
      <text:p text:style-name="P21"/>
      <text:h text:style-name="P46" text:outline-level="2">Tevrat'ta Dikkat Çekilen Yiyecek ve İçecekler</text:h>
      <text:h text:style-name="P49" text:outline-level="4">Çorba:</text:h>
      <text:p text:style-name="P18">Mekarim kitabında rivayet edilmiştir: “Resulullah (sav) <text:span text:style-name="T19">bir çok zaman helim (bulgur, et ve suyla yapılan bir çeşit çorba) yerdi.</text:span> Bazen de <text:span text:style-name="T19">sahur yemeği için helimi</text:span> seçerdi.” (el-Mekarim, cilt 1, s. 30)</text:p>
      <text:p text:style-name="P18">“Hazreti Peygamberin katık olarak <text:span text:style-name="T19">yediği yemekler</text:span>in bir kısmı şöyle sıralanabilir: Koyunun ön kolu ve sırt eti, pirzola, kebap, tavuk, toy kuşu, <text:span text:style-name="T19">et çorbası</text:span>, tirit, kabak, zeytinyağı, çökelek, kavun, helva, bal, hurma, pazı, anber balığı…” (Ebu Davud, III, 496-497, n: 3840; Nesai, VII, 207-209; Prof. Dr. Ali Yardım, Peygamberimizin Şemaili, Damla Yayınevi, 3. baskı, İstanbul, 1998, s. 219)</text:p>
      <text:p text:style-name="P21"/>
      <text:p text:style-name="P15">…<text:span text:style-name="T22"> </text:span>Elişa bir peygamber topluluğuyla otururken uşağına, "Büyük tencereyi ateşe koy, <text:span text:style-name="T19">peygamberlere çorba pişir</text:span>." dedi. (2. Krallar, 4:38)</text:p>
      <text:p text:style-name="P15">Bir gün Yakup <text:span text:style-name="T19">çorba pişirirken,</text:span> Esav avdan geldi... (Yaratılış, 25:29)</text:p>
      <text:p text:style-name="P21"/>
      <text:h text:style-name="P49" text:outline-level="4">Et:</text:h>
      <text:p text:style-name="P18">Hazretin nezdinde <text:span text:style-name="T19">en iyi yiyecek et idi</text:span>. Sulu yemek şeklinde yerdi... Avlanmış hayvanın <text:span text:style-name="T19">etinden yerdi</text:span>… <text:span text:style-name="T19">Koyun etinden, omuz, but, ve bilek kısımlarını severdi</text:span>. (el-Menakib, cilt 1, s.145; ed-Daaim, cilt 2, s. 207)</text:p>
      <text:p text:style-name="P18">Mekarim kitabında Resulullah (saa)'ten rivayet edilmiştir: … <text:span text:style-name="T19">Hazretin en çok sevdiği yiyecek et idi</text:span>… Sofradaki yiyecekler arasından ona uzanırdı, <text:span text:style-name="T19">tavuk eti ve diğer sahra, kır hayvanlarının, kuşların etini yerdi</text:span>... (el-Mekarim değişik yerlerde zikretmiştir, s. 26-29-30-31; el-Mehasin, s. 433-459; el-Hisâl; el-Kâfî; el-Müstedrek; ed-Daaim, cilt 2, s. 113)</text:p>
      <text:p text:style-name="P18">“Hazreti Peygamberin katık olarak yediği yemeklerin bir kısmı şöyle sıralanabilir: <text:span text:style-name="T19">Koyunun ön kolu ve sırt eti, pirzola, kebap, tavuk, toy kuşu, et çorbası, tirit</text:span>, kabak, zeytinyağı, çökelek, kavun, helva, bal, hurma, pazı, anber balığı…” (Ebu Davud, III, 496-497, n: 3840; Nesai, VII, 207-209; Prof. Dr. Ali Yardım, Peygamberimizin Şemaili, Damla Yayınevi, 3. baskı, İstanbul, 1998, s. 219)</text:p>
      <text:p text:style-name="P18"><text:span text:style-name="T12">“</text:span><text:span text:style-name="T14">En çok hoşlandığı yiyecek etti</text:span><text:span text:style-name="T12">.” (Ebbuşeyh, Huccetü'l İslam İmam Gazali, İhya'u Ulum'id-din, cilt 2, çeviri: Dr. Sıtkı Gülle, Huzur Yayınevi, İstanbul 1998, s. 803)</text:span></text:p>
      <text:p text:style-name="P25"/>
      <text:p text:style-name="P15">Yakup, "Ben ilk oğlun Esav'ım" diye karşılık verdi, "<text:span text:style-name="T19">Söylediğini yaptım</text:span>. Lütfen kalk, otur da <text:span text:style-name="T19">getirdiğim av etini ye</text:span>. Öyle ki, beni mübarek kılasın." (Yaratılış, 27:19)</text:p>
      <text:p text:style-name="P15">Sonra Musa, "<text:span text:style-name="T19">Akşam size yemek için et</text:span>, sabah da dilediğiniz kadar ekmek verilince, Rab'bin görkemini göreceksiniz." dedi... (Mısır'dan Çıkış, 16:8)</text:p>
      <text:p text:style-name="P15">İshak, "Oğlum, <text:span text:style-name="T19">av etini getir yiyeyim</text:span> de seni mübarek kılayım." dedi... (Yaratılış, 27:25)</text:p>
      <text:p text:style-name="P15"><text:soft-page-break/>Esav da <text:span text:style-name="T19">lezzetli bir yemek yaparak</text:span> babasına götürdü. Ona, "Baba, kalk, <text:span text:style-name="T19">getirdiğim av etini ye.</text:span>" dedi, "Öyle ki, beni mübarek kılabilesin." (Yaratılış, 27:31)</text:p>
      <text:p text:style-name="P15">Onlara de ki, "Akşamüstü <text:span text:style-name="T19">et yiyeceksiniz</text:span>, sabah da ekmekle karnınızı doyuracaksınız. O zaman bileceksiniz ki, Allah'ınız Rab Benim." (Mısır'dan Çıkış, 16:12)</text:p>
      <text:p text:style-name="P21"/>
      <text:h text:style-name="P49" text:outline-level="4">Hurma:</text:h>
      <text:p text:style-name="P18"><text:span text:style-name="T12">Mekarim kitabında şöyle rivayet edilmiştir: “... Oruç tuttuğu zamanlar </text:span><text:span text:style-name="T14">'taze hurma'</text:span><text:span text:style-name="T12">nın olduğu döneme denk gelirse, sadece onunla iftar ederdi... </text:span><text:span text:style-name="T14">Mübareğin yemeği çoğunlukla hurma </text:span><text:span text:style-name="T12">ve su</text:span><text:span text:style-name="T14"> idi</text:span><text:span text:style-name="T12">.” (el-Mekarim değişik yerlerde zikretmiştir, s. 26-29-30-31; el-Mehasin, s. 433-459; el-Hisal; el-Kafi; el-Müstedrek; ed-Daaim, cilt 2, s. 113)</text:span></text:p>
      <text:p text:style-name="P18"><text:span text:style-name="T19">“Hurmalardan Acve hurmasını severdi.”</text:span> (Ebuşşeyh, Huccetü'l İslam İmam Gazali, İhya'u Ulum'id-din, cilt 2, çeviri: Dr. Sıtkı Gülle, Huzur Yayınevi, İstanbul 1998, s. 803)</text:p>
      <text:p text:style-name="P18">Hz. Aişe (ra) ek olarak şunları bildirmiştir: “Kavun, karpuzu, <text:span text:style-name="T19">yaş hurma ile yerlerdi.</text:span>” (G. Ahmed Ziyaüddin, Ramuz El Hadis, cilt 2, Gonca Yayınevi, İstanbul, 1997, 552/5)</text:p>
      <text:p text:style-name="P18"><text:span text:style-name="T12">Hz. Cabir (ra)'den: ”</text:span><text:span text:style-name="T14">Taze hurma </text:span><text:span text:style-name="T12">ve kavun </text:span><text:span text:style-name="T14">çok yerlerdi ve ‘bunlar güzel meyvedir</text:span><text:span text:style-name="T12">'</text:span><text:span text:style-name="T14"> derlerdi.”</text:span><text:span text:style-name="T12"> (G. Ahmed Ziyaüddin, Ramuz El Hadis, cilt 2, Gonca Yayınevi, İstanbul, 1997, 549/1)</text:span></text:p>
      <text:p text:style-name="P25"/>
      <text:p text:style-name="P15">Sonra Elim'e gittiler. Orada on iki su kaynağı, yetmiş <text:span text:style-name="T19">hurma ağacı </text:span>vardı. Su kıyısında konakladılar. (Mısır'dan Çıkış, 15:27)</text:p>
      <text:p text:style-name="P15">Davut... Ardından kadın erkek herkese... birer somun ekmekle <text:span text:style-name="T19">birer hurma</text:span> ve üzüm pestili dağıttı. Sonra herkes evine döndü. (2. Samuel, 6:17, 19)</text:p>
      <text:p text:style-name="P15">İlk gün meyve ağaçlarının güzel meyvelerini, <text:span text:style-name="T19">hurma dallarını</text:span>, sık yapraklı ağaç dallarını, vadi kavaklarını <text:span text:style-name="T19">toplayıp</text:span> Allah'ınız Rab'bin önünde yedi gün şenlik yapacaksınız. (Levililer, 23:40)</text:p>
      <text:p text:style-name="P21"/>
      <text:h text:style-name="P49" text:outline-level="4">Ekmek:</text:h>
      <text:p text:style-name="P18">Ebu Hâzım anlatıyor: “Resullullah zamanında ashabın eleği var mıydı?” dedim. “Aleyhissalâtu vesselâm vefat edinceye kadar elek görmedim” dedi. “Öyleyse elenmemiş <text:span text:style-name="T19">arpa ekmeğini</text:span> nasıl yiyordunuz?” dedim. “Biz onu üflerdik, içindeki kepekten uçan uçardı. <text:span text:style-name="T19">Kalan (kepek)leri de su ile yumuşatıp yoğururduk.</text:span>” cevabını verdi.” (Kütüb-i Sitte, no: 6945)</text:p>
      <text:p text:style-name="P18">Ummi Eymen (ra)'nın anlattığına göre:… Aleyhissalatu vesselam da: “<text:span text:style-name="T19">Su eleyip ayırdığın kepeği, öbürüne (un kısmına) geri kat, sonra yoğur (ve ekmek yap)</text:span>” buyurmuştur.” (Kütüb-i Sitte, no: 6946)</text:p>
      <text:p text:style-name="P18">Hz. Enes (ra) anlatıyor:… “Resulullah aleyhissalatu vesselam <text:span text:style-name="T19">‘besi</text:span>'<text:span text:style-name="T19"> yemeği</text:span> yedi ve sert elbise giydi.” (Enes'in ravisi) Hasen'e soruldu: “‘Besi' dediğin yemek nedir?” O şu cevabı verdi: “<text:span text:style-name="T19">Arpanın iri öğütülmüşüdür</text:span>, ağızdaki lokmayı kişi, ancak bir yudum su ile yutabilirdi.” (Kütüb-i Sitte, no: 949)</text:p>
      <text:p text:style-name="P18"><text:span text:style-name="T12">Ibnu Abbas (ra) anlatıyor: “Resûlullah aleyhissalâtu vesselâm'in en çok sevdiği yiyecek </text:span><text:span text:style-name="T14">ekmekten yapılan</text:span><text:span text:style-name="T12"> tirit ve hays (Arapların meşhur bir yemeği)'tan yapılan tirit idi.” (Ebu Davud, Et'ime 23, (3783))</text:span></text:p>
      <text:p text:style-name="P25"><text:soft-page-break/></text:p>
      <text:p text:style-name="P15">Süleyman'ın sarayının bir günlük yiyecek gereksinimi şunlardı: <text:span text:style-name="T19">Otuz kor ince, altmış kor kepekli un; </text:span>onu ahırda, yirmisi çayırda yetiştirilmiş sığır ve yüz koyun; ayrıca geyikler, ceylanlar, karacalar ve semiz kuşlar. (1. Krallar, 4:22-23)</text:p>
      <text:p text:style-name="P15">Sonra Musa, "Akşam size yemek için et, sabah da <text:span text:style-name="T19">dilediğiniz kadar ekmek verilince,</text:span> Rab'bin görkemini göreceksiniz." dedi... (Mısır'dan Çıkış, 16:8)</text:p>
      <text:p text:style-name="P15">Huzurumdaki <text:span text:style-name="T19">mayasız ekmek sepetinden bir somun</text:span>, yağlı pide ve yufka al, hepsini Harun'la oğullarının eline ver. (Mısır'dan Çıkış, 29:23)</text:p>
      <text:p text:style-name="P15">Onlara de ki, "Akşamüstü et yiyeceksiniz, sabah da <text:span text:style-name="T19">ekmekle karnınızı doyuracaksınız</text:span>. O zaman bileceksiniz ki, Allah'ınız Rab Benim." (Mısır'dan Çıkış, 16:12)</text:p>
      <text:p text:style-name="P15">Rab'bin söylediklerini yapan İlyas… dereden su içiyor… et ve <text:span text:style-name="T19">ekmekle besleniyordu</text:span>. (1. Krallar, 17:5-6)</text:p>
      <text:p text:style-name="P15">Ama Lut çok diretti. Sonunda onunla birlikte evine gittiler. Lut onlara yemek hazırladı, <text:span text:style-name="T19">mayasız ekmek pişirdi</text:span>. Yediler. (Yaratılış, 19:3)</text:p>
      <text:p text:style-name="P15"><text:span text:style-name="T19">Buğday, arpa</text:span>, bakla, mercimek, darı, kızıl buğday al, bir kaba koy. <text:span text:style-name="T19">Bunlardan kendine ekmek yap</text:span>. Bir yanına uzanacağın üç yüz doksan gün boyunca <text:span text:style-name="T19">bu ekmekten yiyeceksin</text:span>. Her gün belirli zamanda yemen için yirmi şekel ekmek tartacaksın. (Hezekiel, 4:9-10)</text:p>
      <text:p text:style-name="P15">Musa Harun'a ve sağ kalan oğulları Elazar'la İtamar'a şöyle dedi: "Rab için yakılan sunulardan artan tahıl sunusunu alın, mayasız <text:span text:style-name="T19">ekmek yapıp sunağın yanında yiyin. Çünkü çok kutsaldır</text:span>. (Levililer, 10:12)</text:p>
      <text:p text:style-name="P15">Rab'be şükretmek için, esenlik sunusunu <text:span text:style-name="T19">mayalı ekmek pideleriyle</text:span> birlikte sunacak. (Levililer, 7:13)</text:p>
      <text:p text:style-name="P21"/>
      <text:h text:style-name="P49" text:outline-level="4">Pekmez ve üzüm:</text:h>
      <text:p text:style-name="P18"><text:span text:style-name="T12">İbn-i ‘Ömer'den rivayettir; sordular ki: “</text:span><text:span text:style-name="T14">Üzüm özü</text:span><text:span text:style-name="T12"> nasıldır?” Dedi ki: </text:span><text:span text:style-name="T14">“Sen iç</text:span><text:span text:style-name="T12">.” Öz dedikleri şudur: </text:span><text:span text:style-name="T14">Üzüm şırasını kaynatırlar</text:span><text:span text:style-name="T12">, üç paydan iki payı gider, bir payı kalır. (Önder Çağıran, Tıbbi Nebevi, 1. baskı, Boğaziçi Yayınları, İstanbul 1996)</text:span></text:p>
      <text:p text:style-name="P18">Ümeyyi İbni Zeyd anlatır: “Peygamber salla'llahü ‘aleyhi ve sellem <text:span text:style-name="T19">yemişlerden üzümle</text:span> kavunu <text:span text:style-name="T19">severdi</text:span>.” (Önder Çağıran, Tıbbi Nebevi, 1. baskı, Boğaziçi Yayınları, İstanbul 1996)</text:p>
      <text:p text:style-name="P21"/>
      <text:p text:style-name="P15"><text:span text:style-name="T25">Kurallarıma göre yaşar, buyruklarımı dikkatle yerine getirirse</text:span>niz, yağmurları zamanında yağdıracağım. Toprak ürün, ağaçlar meyve verecek. Bağbozumuna kadar harman dövecek, ekim zamanına kadar <text:span text:style-name="T19">bağlarınızdan üzüm toplayacaksınız. Bol bol yiyecek</text:span>, ülkenizde güvenlik içinde yaşayacaksınız. (Levililer, 26:3-5)</text:p>
      <text:p text:style-name="P15">Allah'ınız Rab sizi verimli bir ülkeye götürüyor. Öyle bir ülke ki, ırmakları, pınarları, derelerden tepelerden çıkan su kaynakları vardır; buğdayı, arpası, <text:span text:style-name="T19">üzümü</text:span>, inciri, narı, zeytinyağı, balı vardır. (Yasa'nın Tekrarı, 8:7-8)</text:p>
      <text:p text:style-name="P15">Eşkol Vadisi'ne varınca, üzerinde <text:span text:style-name="T19">bir salkım üzüm olan bir asma dalı kestiler</text:span>. Adamlardan ikisi dalı bir sırıkta taşıdılar. Yanlarına nar, incir de aldılar. (Çölde Sayım, 13:23)</text:p>
      <text:p text:style-name="P21"/>
      <text:h text:style-name="P49" text:outline-level="4"><text:soft-page-break/>Bal:</text:h>
      <text:p text:style-name="P18">Hayseme bin Esved Abdu'llah'tan anlatır: “Peygamber aleyhi's-selâm buyurdu ki: ‘Kur'ân'dan ve de <text:span text:style-name="T19">baldan şifâ edinin.</text:span>'<text:span text:style-name="T19">”</text:span> (Önder Çağıran, Tıbbi Nebevi, 1. baskı, Boğaziçi Yayınları, İstanbul 1996)</text:p>
      <text:p text:style-name="P18">“Tatlı ve <text:span text:style-name="T19">balı severlerdi</text:span>.” (G. Ahmed Ziyaüddin, Ramuz El Hadis, cilt 2, Gonca Yayınevi, İstanbul, 1997, 552/11)</text:p>
      <text:p text:style-name="P18">“Peygamber Efendimiz (sav) <text:span text:style-name="T19">bal şerbeti</text:span>, hurma ve kuru üzüm şırası gibi içecekleri severlerdi.” (Arızat'ül Ahzevi Şerhu Sünen'it Tirmizi, VIII, 89-90, Prof. Dr. Ali Yardım, Peygamberimizin Şemaili, Damla Yayınevi, 3. baskı, İstanbul, 1998, s. 255)</text:p>
      <text:p text:style-name="P18"><text:span text:style-name="T12">“Şerbetlerin içinde </text:span><text:span text:style-name="T14">en çok bal şerbetini severdi</text:span><text:span text:style-name="T12">.” (G. Ahmed Ziyaüddin, Ramuz El Hadis, cilt 2, Gonca Yayınevi, İstanbul, 1997, 521/17)</text:span></text:p>
      <text:p text:style-name="P25"/>
      <text:p text:style-name="P15">Bunun üzerine İsrail, "Öyleyse gidin." dedi.<text:span text:style-name="T19"> "</text:span>Yalnız, torbalarınıza<text:span text:style-name="T19"> bu ülkenin en iyi ürünlerinden </text:span>biraz pelesenk, biraz <text:span text:style-name="T19">bal,</text:span> kitre, laden, fıstık, badem koyun, Mısır'ın yöneticisine armağan olarak götürün." (Yaratılış, 43:11)</text:p>
      <text:p text:style-name="P15">... Ayrıca Davut'la yanındakilerin yemesi için buğday, arpa, un, kavrulmuş buğday, bakla, mercimek, <text:span text:style-name="T19">bal,</text:span> tereyağı, inek peyniri ve koyun da <text:span text:style-name="T19">getirdiler</text:span>. "Halk kırda yorulmuştur, aç ve susuzdur" diye düşünmüşlerdi. (2. Samuel, 17:28-29)</text:p>
      <text:p text:style-name="P15">... O ülkeden çıkarıp <text:span text:style-name="T19">geniş ve verimli topraklara, süt ve bal akan ülkeye</text:span>... götüreceğim. (Mısır'dan Çıkış, 3:8)</text:p>
      <text:p text:style-name="P15">... Zeytinyağı, <text:span text:style-name="T19">bal</text:span> ve bütün tarla ürünlerinden <text:span text:style-name="T19">bol bol verdiler</text:span>. Bunun yanı sıra herşeyin ondalığını da bol bol getirdiler. (2. Tarihler, 31:5)</text:p>
      <text:p text:style-name="P37"/>
      <text:h text:style-name="P49" text:outline-level="4">Süt:</text:h>
      <text:p text:style-name="P18">”... Allah bir kimseye bir miktar süt içirdiği zaman da o kimse, <text:span text:style-name="T19">‘Allah</text:span>'<text:span text:style-name="T19">ım bize bu sütü bereketli kıl ve bize daha çok süt ver</text:span>' diye dua etsin. Çünkü <text:span text:style-name="T19">yiyeceğin ve içeceğin yerini tutan sütten başka bir şeyi bilmiyorum</text:span>.” (Haydar Hatipoğlu, Sünen-i İbni Mace Tercemesi ve Şerhi, Kahraman Yayınları, cilt 9, İstanbul 1983, s. 75)</text:p>
      <text:p text:style-name="P21"/>
      <text:p text:style-name="P18"><text:span text:style-name="T12">“İçilecek şeylerde </text:span><text:span text:style-name="T14">en çok sütü severlerdi</text:span><text:span text:style-name="T12">.” (G. Ahmed Ziyaüddin, Ramuz El Hadis, cilt 2, Gonca Yayınevi, İstanbul, 1997, 521/18)</text:span></text:p>
      <text:p text:style-name="P25"/>
      <text:p text:style-name="P15">Sisera su istedi, Yael ona <text:span text:style-name="T19">süt verdi</text:span>. (Hakimler, 5:25)</text:p>
      <text:p text:style-name="P15">... Yael <text:span text:style-name="T19">süt tulumunu açıp ona içirdikten sonra</text:span> üzerini yine örttü. (Hakimler, 4:19)</text:p>
      <text:p text:style-name="P15">... Kendileri için <text:span text:style-name="T19">seçtiğim en güzel ülkeye, süt </text:span>ve bal <text:span text:style-name="T19">akan ülkeye</text:span>... (Hezekiel, 20:6)</text:p>
      <text:p text:style-name="P21"/>
      <text:h text:style-name="P49" text:outline-level="4"><text:soft-page-break/>Nar:</text:h>
      <text:p text:style-name="P18">Mekarim kitabında Resulullah (saa)'ten rivayet edilmiştir: Hazretin <text:span text:style-name="T19">en sevdiği meyveler</text:span> kavun ve <text:span text:style-name="T19">nar idi</text:span>... <text:span text:style-name="T19">Bir çok zamanlar narı tane tane yerdi</text:span>.” (el-Mekarim değişik yerlerde zikretmiştir, s. 26-29-30-31; el-Mehasin, s. 433-459; el-Hisal; el-Kafi; el-Müstedrek; ed-Daaim, cilt 2, s. 113)</text:p>
      <text:p text:style-name="P18">Kuleyni Ömer b. Eban-ı Kuleyni'nin şöyle dediğini rivayet eder: İmam Bakır ve İmam Sadık (a.s.)'ın şöyle buyurduklarını duydum: “Resulullah (saa) yeryüzündeki <text:span text:style-name="T19">meyveler arasında en çok narı severdi</text:span>.” (el-Emâli, cilt 2, s. 294; Emali-i Müfid, s. 114; el-Mekarim, cilt 1, s. 176; el-Kâfî, cilt 2, s. 138 ve cilt 8, s. 168)</text:p>
      <text:p text:style-name="P21"/>
      <text:p text:style-name="P15">Eşkol Vadisi'ne varınca, üzerinde bir salkım üzüm olan bir asma dalı kestiler. Adamlardan ikisi dalı bir sırıkta taşıdılar. <text:span text:style-name="T19">Yanlarına nar,</text:span> incir de <text:span text:style-name="T19">aldılar</text:span>. (Çölde Sayım, 13:23)</text:p>
      <text:p text:style-name="P15">Ambarda hiç tohum kaldı mı? Asma, incir, <text:span text:style-name="T19">nar</text:span>, zeytin ağaçları bugüne dek ürün verdi mi? "Bugünden başlayarak üzerinize bereket yağdıracağım." (Hagay, 2:19)</text:p>
      <text:p text:style-name="P21"/>
      <text:h text:style-name="P49" text:outline-level="4">Zeytinyağı:</text:h>
      <text:p text:style-name="P20">“Zeytinyağını yiyiniz ve kullanınız. Çünkü bu yağ mübarektir.” (Haydar Hatipoğlu, Sünen-i İbni Mace Tercemesi ve Şerhi, Kahraman Yayınları, cilt 9, İstanbul 1983, s. 73)</text:p>
      <text:p text:style-name="P25"/>
      <text:p text:style-name="P15">…<text:span text:style-name="T22"> </text:span>İnce unla, balla, <text:span text:style-name="T19">zeytinyağıyla beslendin</text:span>. Gitgide güzelleştin, krallığa yaraştın.<text:span text:style-name="T19"> </text:span>(Hezekiel, 16:13)</text:p>
      <text:p text:style-name="P15">Bana kahinlik edebilmeleri için, Harun'la oğullarını kutsal kılmak üzere şunları yap: Bir boğa ile iki kusursuz koç al. İnce buğday unundan mayasız ekmek, <text:span text:style-name="T19">zeytinyağıyla yoğrulmuş</text:span> mayasız pideler, <text:span text:style-name="T19">üzerine yağ sürülmüş</text:span> mayasız yufkalar yap. (Mısır'dan Çıkış, 29:1-2)</text:p>
      <text:p text:style-name="P15">Eğer adam sunusunu Rab'be şükretmek için sunuyorsa, sunusunun yanı sıra <text:span text:style-name="T19">zeytinyağıyla yoğrulmuş </text:span>mayasız pideler, <text:span text:style-name="T19">üzerine zeytinyağı sürülmüş </text:span>mayasız yufkalar ve iyice karıştırılmış ince undan yağla yoğrulmuş mayasız pideler de sunacak. (Levililer, 7:12)</text:p>
      <text:p text:style-name="P15">Eğer sunu saçda pişirilmiş tahıl sunusu ise, <text:span text:style-name="T19">zeytinyağıyla yoğrulmuş</text:span> mayasız ince undan yapılmalı. Onu sunarken parçalara ayırıp <text:span text:style-name="T19">üzerine zeytinyağı dökeceksin</text:span>. Bu tahıl sunusudur. Eğer sunu tavada pişirilmiş tahıl sunusu ise, ince un ve <text:span text:style-name="T19">zeytinyağıyla yoğrulmuş olmalı</text:span>. (Levililer, 2:5-7)</text:p>
      <text:p text:style-name="P21"/>
      <text:h text:style-name="P46" text:outline-level="2">Tevrat'ta Peygamberimiz (sav)'in Sünnetine Uygun Diğer Uygulamalar</text:h>
      <text:h text:style-name="P49" text:outline-level="4">Akik taşının kullanılması:</text:h>
      <text:p text:style-name="P18"><text:span text:style-name="T12">“Hz. Peygamber (sav) komşu devlet hükümdarlarına göndermiş olduğu mektupların altını mühürlemek gayesiyle üzerinde üç satırda “Muhammed Resulullah” yazılı bir mühür kullanmaktaydı. Yazı </text:span><text:span text:style-name="T14">akik taşı üzerine işlenmiş</text:span><text:span text:style-name="T12"> olup mührün maddesi gümüştendi. Yüzük şeklinde olup Peygamberimiz (sav) onu parmağına </text:span><text:soft-page-break/><text:span text:style-name="T12">takıyordu. Yazdırdığı resmi evrakı mühürlemek için parmağından çıkarır, mühürledikten sonra tekrar takardı.”</text:span><text:span text:style-name="T27"> </text:span><text:span text:style-name="T12">(Gazali, İhyau'l-Ulum)</text:span></text:p>
      <text:p text:style-name="P25"/>
      <text:p text:style-name="P15">Efod gibi altın sırmayla lacivert, mor, kırmızı iplikle, özenle dokunmuş ince ketenden usta işi bir göğüslük yaptılar. Dört köşe, eni ve boyu birer karıştı, ikiye katlanmıştı. Üzerine dört sıra taş yuvası kaktılar. Birinci sırada yakut, topaz, zümrüt; ikinci sırada firuze, laciverttaşı, <text:span text:style-name="T19">aytaşı (beyaz akik)</text:span>; üçüncü sırada gökyakut, <text:span text:style-name="T19">agat (akik)</text:span>, ametist; dördüncü sırada sarı yakut, <text:span text:style-name="T19">oniks (siyah akik)</text:span>, yeşim vardı. Taşlar altın yuvalara kakılmıştı… Öyle ki, göğüslük efodun ustaca dokunmuş şeridinin yukarısında kalsın ve efoddan ayrılmasın. <text:span text:style-name="T19">Tıpkı Rab'bin Musa'ya buyurduğu gibi yaptılar</text:span>. (Mısır'dan Çıkış, 39:8-13, 21)</text:p>
      <text:p text:style-name="P15">Usta işi bir karar göğüslüğü yap. Onu da efod gibi, altın sırmayla, lacivert, mor, kırmızı iplikle, özenle dokunmuş ince ketenden yap. Dört köşe, eni ve boyu birer karış olacak; ikiye katlanacak. Üzerine dört sıra taş yuvası kak. Birinci sırada yakut, topaz, zümrüt; ikinci sırada firuze, laciverttaşı, <text:span text:style-name="T19">aytaşı (beyaz akik)</text:span>; üçüncü sırada gökyakut, <text:span text:style-name="T19">agat (akik)</text:span>, ametist; dördüncü sırada sarı yakut, <text:span text:style-name="T19">oniks (siyah akik)</text:span> ve yeşim olacak. Taşlar altın yuvalara kakılacak… İki altın halka daha yap; efodun önündeki omuzluklara alttan, dikişe yakın, ustaca dokunmuş şeridin yukarısına tak. (Mısır'dan Çıkış, 28:15-20, 27)</text:p>
      <text:p text:style-name="P21"/>
      <text:h text:style-name="P49" text:outline-level="4">Mühür yüzüğünün kullanılması:</text:h>
      <text:p text:style-name="P18">Enes b. Malik (ra) anlatıyor: “Peygamber Efendimiz (sav)'in Mühr-i Şerifleri (şerefli, mübarek mühür) gümüşten yapılmıştı. Kaşı ise Habeş taşındandı. Resulullah Efendimiz (sav) yabancı devlet reislerine mektup yazmak isteyince, <text:span text:style-name="T19">bir mühür yüzük yapılmasını buyurdu</text:span>. Peygamber Efendimiz (sav)'in <text:span text:style-name="T19">parmağındaki yüzüğün</text:span> parıltısı hala gözümün önünde duruyor. Peygamber Efendimiz (sav)'in Mühr-i Şeriflerinin kaşına, üç satır halinde, “Muhammed Resulullah” ibaresi kazınmıştı. Birinci satırda “Muhammed”, ikinci satırda “Resul”, üçüncü satırda da “Allah” kelimeleri yer alıyordu. (Et-Tirmizi İmam Ebu İ'sa Muhammed, Şemail-i Şerife, cilt 1, Hilal Yayınları, Ankara, 1976, s. 114-117)</text:p>
      <text:p text:style-name="P21"/>
      <text:p text:style-name="P15">Bir taş getirip çukurun ağzına koydular. Daniel'le ilgili hiçbir şey değiştirilmesin diye kral hem <text:span text:style-name="T19">kendi mühür yüzüğüyle</text:span>, hem s<text:span text:style-name="T19">oyluların mühür yüzükleriyle</text:span> taşı mühürledi. (Daniel, 6:17)</text:p>
      <text:p text:style-name="P15">Bunun üzerine kral <text:span text:style-name="T19">mühür yüzüğünü</text:span> parmağından çıkartıp… Haman'a verdi… adını ve <text:span text:style-name="T19">yüzüğünün mührünü</text:span> taşıyordu. (Ester, 3:10, 12)</text:p>
      <text:p text:style-name="P15">Ama kral adına yazılmış ve onun <text:span text:style-name="T19">yüzüğüyle mühürlenmiş</text:span> yazıyı kimse geçersiz kılamaz… siz yazın ve kralın <text:span text:style-name="T19">yüzüğüyle mühürleyin</text:span>. (Ester, 8:8)</text:p>
      <text:p text:style-name="P32"/>
      <text:p text:style-name="P21"/>
      <text:h text:style-name="P8" text:outline-level="1">KURAN VE TEVRAT'TAKİ BENZER İFADELERİN  BİR KISMI</text:h>
      <text:p text:style-name="P30"/>
      <text:p text:style-name="P25"/>
      <text:p text:style-name="P4">Herşeyin bir Kitap'ta yazılı olması:</text:p>
      <text:p text:style-name="P15"><text:span text:style-name="T19">TEVRAT:</text:span> Gizli yerde yaratıldığımda, yerin derinliklerinde örüldüğümde, bedenim Sen'den gizli değildi. Henüz döl yatağındayken Gözlerin gördü beni; bana ayrılan günlerin hiçbiri gelmeden, hepsi Senin kitabına yazılmıştı. (Mezmurlar, 139:16)</text:p>
      <text:p text:style-name="P43">KURAN: <text:span text:style-name="T2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span></text:p>
      <text:p text:style-name="P21"/>
      <text:h text:style-name="P46" text:outline-level="2">Allah'ın heryerde iman edenlerle beraber olması:</text:h>
      <text:p text:style-name="P15"><text:span text:style-name="T19">TEVRAT:</text:span> "Sana güçlü ve yürekli ol demedim mi? Korkma, yılma. Çünkü Allah'ın Rab gideceğin her yerde seninle birlikte olacak." (Yeşu, 1:9)</text:p>
      <text:p text:style-name="P43">KURAN: <text:span text:style-name="T23">Dedi ki: "Korkmayın, çünkü Ben sizinle birlikteyim; işitiyorum ve görüyorum." (Taha Suresi, 46)</text:span></text:p>
      <text:p text:style-name="P27"/>
      <text:h text:style-name="P46" text:outline-level="2">İman edenlerin sayısı az da olsa, her zaman galip gelmeleri:</text:h>
      <text:p text:style-name="P15"><text:span text:style-name="T14">TEVRAT:</text:span><text:span text:style-name="T12"> Kûşlularla Luvlular, çok sayıda savaş arabaları, atlılarıyla büyük bir ordu değil miydiler? Ama sen Rab'be güvendin, O da onları eline teslim etti. (2. Tarihler, 16:8)</text:span></text:p>
      <text:p text:style-name="P43"><text:span text:style-name="T12">KURAN: </text:span><text:span text:style-name="T16">... Nice küçük topluluk, daha çok olan bir topluluğa Allah'ın izniyle galib gelmiştir; Allah sabredenlerle beraberdir. (Bakara Suresi, 249)</text:span></text:p>
      <text:p text:style-name="P7"/>
      <text:h text:style-name="P46" text:outline-level="2">Bin yıllık sürenin Allah Katında bir gün gibi olması:</text:h>
      <text:p text:style-name="P15"><text:span text:style-name="T19">TEVRAT:</text:span> Çünkü Senin gözünde bin yıl, aslında geçmiş bir gün, dün gibi, bir gece nöbeti gibidir. (Mezmurlar, 90:4)</text:p>
      <text:p text:style-name="P43">KURAN: <text:span text:style-name="T23">... Gerçekten, Rabbinin Katında bir gün, sizin saymakta olduklarınızdan bin yıl gibidir. (Hac Suresi, 47)</text:span></text:p>
      <text:p text:style-name="P27"><text:soft-page-break/></text:p>
      <text:h text:style-name="P46" text:outline-level="2">Günahkarların simalarından tanınması:</text:h>
      <text:p text:style-name="P15"><text:span text:style-name="T14">TEVRAT: </text:span><text:span text:style-name="T12">Yüzlerindeki ifade onlara karşı tanıklık ediyor. Sodom gibi günahlarını açıkça söylüyor, gizlemiyorlar. Vay onların haline! Çünkü bu felaketi başlarına kendileri getirdiler. (Yeşaya, 3:9)</text:span></text:p>
      <text:p text:style-name="P43"><text:span text:style-name="T12">KURAN: </text:span><text:span text:style-name="T16">(Çünkü o gün) Suçlu-günahkarlar, simalarından tanınır da alınlarından ve ayaklarından yakalanırlar. (Rahman Suresi, 41)</text:span></text:p>
      <text:p text:style-name="P25"/>
      <text:h text:style-name="P46" text:outline-level="2">İnsanın imtihan olması:</text:h>
      <text:p text:style-name="P15"><text:span text:style-name="T19">TEVRAT:</text:span> Ben Rab, herkesi davranışlarına, yaptıklarının sonucuna göre ödüllendirmek için yüreği yoklar, düşünceyi denerim. (Yeremya, 17:10)</text:p>
      <text:p text:style-name="P43">KURAN: <text:span text:style-name="T23">... Biz sizi, şerle de, hayırla da deneyerek imtihan ediyoruz ve siz Biz'e döndürüleceksiniz. (Enbiya Suresi, 35)</text:span></text:p>
      <text:p text:style-name="P21"/>
      <text:h text:style-name="P46" text:outline-level="2">İnkar edenlerin gönderilen elçilerle alay etmeleri:</text:h>
      <text:p text:style-name="P15"><text:span text:style-name="T19">TEVRAT:</text:span> Ama onlar Allah'ın elçileriyle alay ederek sözlerini küçümsediler, peygamberlerini aşağıladılar... (2. Krallar, 36: 16)</text:p>
      <text:p text:style-name="P43">KURAN: <text:span text:style-name="T23">Andolsun, senden önce geçmiş topluluklara da elçiler gönderdik. Onlara herhangi bir elçi gelmeye görsün, mutlaka onunla alay ederlerdi. (Hicr Suresi, 11)</text:span></text:p>
      <text:p text:style-name="P27"/>
      <text:h text:style-name="P46" text:outline-level="2">Allah'ın iman edenlere yakınlığı, dualara icabet etmesi:</text:h>
      <text:p text:style-name="P15"><text:span text:style-name="T19">TEVRAT:</text:span> Rab Kendisi'ne yakaran, içtenlikle yakaran herkese yakındır. Dileğini yerine getirir. Kendisi'nden korkanların, feryatlarını işitir, onları kurtarır. Rab korur Kendisi'ni seven herkesi... (Mezmurlar, 145:18-20)</text:p>
      <text:p text:style-name="P43">KURAN: <text:span text:style-name="T23">Kullarım Beni sana soracak olursa, muhakkak ki Ben (onlara) pek yakınım. Bana dua ettiği zaman dua edenin duasına cevap veririm. Öyleyse, onlar da Benim çağrıma cevap versinler ve Bana iman etsinler. Umulur ki irşad (doğru yolu bulmuş) olurlar. (Bakara Suresi, 186)</text:span></text:p>
      <text:p text:style-name="P34"/>
      <text:h text:style-name="P46" text:outline-level="2">İnsanın asıl görevinin, Allah'a kulluk olması:</text:h>
      <text:p text:style-name="P15"><text:span text:style-name="T19">TEVRAT: </text:span>... Allah'tan kork ve O'nun emirlerini tut; çünkü insanın bütün vazifesi budur. (Vaiz, 12:13)</text:p>
      <text:p text:style-name="P43">KURAN: <text:span text:style-name="T23">Ben, cinleri ve insanları yalnızca Bana ibadet etsinler diye yarattım. (Zariyat Suresi, 56 )</text:span></text:p>
      <text:p text:style-name="P21"/>
      <text:h text:style-name="P46" text:outline-level="2"><text:soft-page-break/>Kalplerin katılaşması:</text:h>
      <text:p text:style-name="P15"><text:span text:style-name="T19">TEVRAT: </text:span>Kutsal Yasa'yı ve herşeye egemen Rab'bin kendi Ruhu'yla gönderdiği, önceki peygamberler aracılığıyla ilettiği sözleri dinlememek için yüreklerini taş gibi sertleştirdiler. Bu yüzden herşeye egemen Rab onlara çok gazaplandı. (Zekeriya, 7:12)</text:p>
      <text:p text:style-name="P43">KURAN: <text:span text:style-name="T23">Bundan 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4)</text:span></text:p>
      <text:p text:style-name="P34"/>
      <text:h text:style-name="P46" text:outline-level="2">İnkar edenlerin peygamberleri öldürmeleri:</text:h>
      <text:p text:style-name="P15"><text:span text:style-name="T19">TEVRAT:</text:span> ... (Halk) söz dinlemedi, Sana başkaldırdı. Yasa'na sırt çevirdiler, Sana dönmeleri için kendilerini uyaran peygamberleri öldürdüler... (Nehemya, 9:26)</text:p>
      <text:p text:style-name="P43">KURAN: <text:span text:style-name="T23">... Allah'tan bir gazaba uğradılar. Bu, kuşkusuz, Allah'ın ayetlerini tanımazlıkları ve peygamberleri haksız yere öldürmelerindendi. (Yine) bu, isyan etmelerinden ve sınırı çiğnemelerindendi. (Bakara Suresi, 61)</text:span></text:p>
      <text:p text:style-name="P25"/>
      <text:h text:style-name="P46" text:outline-level="2">İman edenlerin Allah'ın yarattıkları üzerine derin düşünmeleri:</text:h>
      <text:p text:style-name="P15"><text:span text:style-name="T19">TEVRAT:</text:span> (Rab'bin) Yaptıkları üzerinde derin derin düşüneceğim, bütün işlerinin üzerinde dikkatle duracağım. (Mezmurlar, 77:12)</text:p>
      <text:p text:style-name="P43">KURAN: <text:span text:style-name="T23">Onlar, ayakta iken, otururken, yan yatarken Allah'ı zikrederler ve göklerin ve yerin yaratılışı konusunda düşünürler. (Ve derler ki:) "Rabbimiz, sen bunu boşuna yaratmadın. Sen pek yücesin, bizi ateşin azabından koru." (Al-i İmran Suresi, 191)</text:span></text:p>
      <text:p text:style-name="P25"/>
      <text:h text:style-name="P46" text:outline-level="2">Allah'ın hükümlerini kimsenin değiştirememesi:</text:h>
      <text:p text:style-name="P15"><text:span text:style-name="T14">TEVRAT:</text:span><text:span text:style-name="T12"> Allah'ın yaptığı herşeyin sonsuza dek süreceğini biliyorum. Ona ne bir şey eklenebilir ne de ondan bir şey çıkarılabilir... (Vaiz, 3:14)</text:span></text:p>
      <text:p text:style-name="P43"><text:span text:style-name="T12">KURAN: </text:span><text:span text:style-name="T16">Rabbinin sözü, doğruluk bakımından da, adalet bakımından da tastamamdır. O'nun sözlerini değiştirebilecek yoktur. O, işitendir, bilendir. (En'am Suresi, 115)</text:span></text:p>
      <text:p text:style-name="P25"/>
      <text:h text:style-name="P46" text:outline-level="2">Dünyevi zenginlik ahirette kişiye fayda sağlamaz:</text:h>
      <text:p text:style-name="P15"><text:span text:style-name="T19">TEVRAT:</text:span> Rab'bin gazap gününde, altınları da gümüşleri de onları kurtaramayacak… Rab ülkede yaşayanların hepsini korkunç bir sona uğratacak. (Sefenya, 1:18)</text:p>
      <text:p text:style-name="P43">KURAN: <text:span text:style-name="T23">Şüphesiz inkar edenler, onların malları da, çocukları da kendilerine Allah'tan (gelecek azaba karşı) hiçbir şey kazandırmaz. Ve onlar ateşin yakıtıdırlar. (Al-i İmran Suresi, 10)</text:span></text:p>
      <text:p text:style-name="P25"><text:soft-page-break/></text:p>
      <text:h text:style-name="P46" text:outline-level="2">Allah'ın nimetlerinin sayılamayacak kadar çok olması:</text:h>
      <text:p text:style-name="P15"><text:span text:style-name="T14">TEVRAT:</text:span><text:span text:style-name="T12"> Ya Rab, Allah'ım, harikaların, düşüncelerin ne çoktur bizim için; Sana eş koşulmaz! Duyurmak, anlatmak istesem yaptıklarını, saymakla bitmez. (Mezmurlar, 40:5)</text:span></text:p>
      <text:p text:style-name="P43"><text:span text:style-name="T12">KURAN: </text:span><text:span text:style-name="T16">Eğer Allah'ın nimetini saymaya kalkışacak olursanız, onu bir genelleme yaparak bile sayamazsınız. Gerçekten Allah, bağışlayandır, esirgeyendir. (Nahl Suresi, 18)</text:span></text:p>
      <text:p text:style-name="P25"/>
      <text:h text:style-name="P46" text:outline-level="2">Allah'ın dilediğini yüceltip, dilediğini alçaltması:</text:h>
      <text:p text:style-name="P15"><text:span text:style-name="T19">TEVRAT:</text:span> Hakim olan ancak Allah'tır, birini alçaltır ve birini yükseltir. (Mezmurlar, 75:7)</text:p>
      <text:p text:style-name="P43">KURAN: <text:span text:style-name="T23">Kendilerini (övgüyle) temize çıkaranları görmedin mi? Hayır; Allah, dilediğini temizleyip yüceltir. Onlar, 'bir hurma çekirdeğindeki iplikçik kadar' bile haksızlığa uğratılmazlar. (Nisa Suresi, 49)</text:span></text:p>
      <text:p text:style-name="P15"><text:span text:style-name="T19">TEVRAT:</text:span> O kimini yoksul, kimini varlıklı kılar; kimini alçaltır, kimini yükseltir… Yeryüzünün temelleri Rab'bindir… (1. Samuel, 2:7-8)</text:p>
      <text:p text:style-name="P43"><text:span text:style-name="T12">KURAN: </text:span><text:span text:style-name="T16">De ki: "Ey mülkün sahibi Allah'ım, dilediğine mülkü verirsin ve dilediğinden mülkü çekip-alırsın, dilediğini aziz kılar, dilediğini alçaltırsın; hayır Senin elindedir. Gerçekten Sen, herşeye güç yetirensin." (Al-i İmran Suresi, 26)</text:span></text:p>
      <text:p text:style-name="P25"/>
      <text:h text:style-name="P46" text:outline-level="2">İnsanların kendi yaptıkları kötülüklerin cezasını çekmeleri:</text:h>
      <text:p text:style-name="P15"><text:span text:style-name="T19">TEVRAT:</text:span> Başımıza gelenlere yaptığımız kötülükler ve büyük suçumuz neden oldu. Sen, ey Allah'ımız, bizi hak ettiğimizden daha az cezalandırdın... (Ezra, 9:13)</text:p>
      <text:p text:style-name="P43">KURAN: <text:span text:style-name="T23">Size isabet eden her musibet, (ancak) ellerinizin kazandığı dolayısıyladır. (Allah) Çoğunu da affeder. (Şura Suresi, 30)</text:span></text:p>
      <text:p text:style-name="P21"/>
      <text:h text:style-name="P46" text:outline-level="2">Ahlakı bozuk kişilerin kaş göz hareketleri ile anlaşmaları:</text:h>
      <text:p text:style-name="P15"><text:span text:style-name="T19">TEVRAT:</text:span> Ağzında yalanla dolaşan kişi, soysuz ve fesatçıdır. Göz kırpar, bir sürü ayak oyunu, el kol hareketleri yapar. Ahlaksız yüreğinde kötülük tasarlar, çekişmeler yaratır durmadan. (Süleyman'ın Özdeyişleri, 6:12-14)</text:p>
      <text:p text:style-name="P43">KURAN: <text:span text:style-name="T23">Arkadan çekiştirip duran, kaş göz hareketleriyle alay eden her kişinin vay haline. (Hümeze Suresi, 1)</text:span></text:p>
      <text:p text:style-name="P34"/>
      <text:h text:style-name="P46" text:outline-level="2"><text:soft-page-break/>İnkar edenlerin gözlerinin ve kulaklarının duyarsızlaşması:</text:h>
      <text:p text:style-name="P15"><text:span text:style-name="T19">TEVRAT:</text:span> "Git, bu halka şunu duyur" dedi, "'Duyacak duyacak, ama anlamayacaksınız, bakacak bakacak, ama görmeyeceksiniz!" (Yeşaya, 6:9)</text:p>
      <text:p text:style-name="P15"><text:span text:style-name="T19">TEVRAT:</text:span> Rab bana şöyle seslendi: "İnsanoğlu, asi bir halkın arasında yaşıyorsun. Gözleri varken görmüyor, kulakları varken işitmiyorlar. Çünkü bu halk asidir." (Hezekiel, 12:1-3)</text:p>
      <text:p text:style-name="P43">KURAN: <text:span text:style-name="T23">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span></text:p>
      <text:p text:style-name="P15"><text:span text:style-name="T14">TEVRAT:</text:span><text:span text:style-name="T12"> Ey sağırlar, işitin, ey körler, bakın da görün!... Pek çok şey gördünüz, ama aldırmıyorsunuz, kulaklarınız açık, ama işitmiyorsunuz. (Yeşaya, 42:18, 20)</text:span></text:p>
      <text:p text:style-name="P43"><text:span text:style-name="T12">KURAN: </text:span><text:span text:style-name="T16">Öyleyse sağır olanlara sen mi dinleteceksin veya kör olan ve açıkça bir sapıklık içinde bulunanı hidayete erdireceksin? (Zuhruf Suresi, 40)</text:span></text:p>
      <text:p text:style-name="P27"/>
      <text:h text:style-name="P46" text:outline-level="2">İman edenlerin kötülüğe iyilikle karşılık vermeleri:</text:h>
      <text:p text:style-name="P15"><text:span text:style-name="T19">TEVRAT:</text:span> Düşmanın acıkmışsa doyur, susamışsa su ver. Bunu yapmakla onu utanca boğarsın ve Rab seni ödüllendirir. (Mezmurlar, 25:21-22)</text:p>
      <text:p text:style-name="P43">KURAN: <text:span text:style-name="T23">İyilikle kötülük eşit olmaz. Sen, en güzel olan bir tarzda (kötülüğü) uzaklaştır; o zaman, (görürsün ki) seninle onun arasında düşmanlık bulunan kimse, sanki sıcak bir dost(un) oluvermiştir. (Fussilet Suresi, 34)</text:span></text:p>
      <text:p text:style-name="P21"/>
      <text:h text:style-name="P46" text:outline-level="2">Allah'ın rızık veren olması:</text:h>
      <text:p text:style-name="P15"><text:span text:style-name="T14">TEVRAT:</text:span><text:span text:style-name="T12"> Herkesin umudu Sen'de, onlara yiyeceklerini zamanında veren Sensin... Bütün canlıları doyurursun dilediklerince. (Mezmur 145:15-16)</text:span></text:p>
      <text:p text:style-name="P43"><text:span text:style-name="T12">KURAN: </text:span><text:span text:style-name="T16">Yeryüzünde hiç bir canlı yoktur ki, rızkı Allah'a ait olmasın. Onun karar (yerleşik) yerini de ve geçici bulunduğu yeri de bilir. (Bunların) Tümü apaçık bir kitapta (yazılı)dır. (Hud Suresi, 6)</text:span></text:p>
      <text:p text:style-name="P25"/>
      <text:h text:style-name="P46" text:outline-level="2">Hiçbir şeyin Allah'tan gizli kalmaması:</text:h>
      <text:p text:style-name="P15"><text:span text:style-name="T19">TEVRAT:</text:span> (Allah) Derin ve gizli şeyleri ortaya çıkarır, karanlıkta neler olduğunu bilir, çevresi ışıkla kuşatılmıştır. (Daniel, 2:22)</text:p>
      <text:p text:style-name="P15"><text:span text:style-name="T19">TEVRAT:</text:span> Allah her işi, her gizli şeyi yargılayacaktır, ister iyi ister kötü olsun. (Vaiz, 12:14)</text:p>
      <text:p text:style-name="P15"><text:span text:style-name="T19">TEVRAT:</text:span> Akılsızlığımı biliyorsun, ey Allah, suçlarım Sen'den gizli değil. (Mezmurlar, 69:5)</text:p>
      <text:p text:style-name="P43"><text:span text:style-name="T12">KURAN: </text:span><text:span text:style-name="T16">Göklerde, yerde, bu ikisinin arasında ve nemli toprağın altında olanların tümü O'nundur. Sözü açığa vursan da, (gizlesen de birdir). Çünkü şüphesiz O, gizliyi de, gizlinin gizlisini de bilmektedir. (Taha Suresi, 6-7)</text:span></text:p>
      <text:p text:style-name="P43"><text:soft-page-break/><text:span text:style-name="T12">KURAN: </text:span><text:span text:style-name="T16">"Rabbimiz, şüphesiz Sen, bizim saklı tuttuklarımızı da, açığa vurduklarımızı da bilirsin. Yerde ve gökte hiçbir şey Allah'a gizli kalmaz." (İbrahim Suresi, 38)</text:span></text:p>
      <text:p text:style-name="P43"><text:span text:style-name="T12">KURAN: </text:span><text:span text:style-name="T16">Sözünüzü ister gizleyin, ister açığa vurun. Şüphesiz O, sinelerin özünde saklı duranı <text:s/>bilendir. (Mülk Suresi, 13)</text:span></text:p>
      <text:p text:style-name="P25"/>
      <text:h text:style-name="P46" text:outline-level="2">Hiç kimse başkasının günahını yüklenemez:</text:h>
      <text:p text:style-name="P15"><text:span text:style-name="T19">TEVRAT:</text:span> … Oğul babasının suçundan sorumlu tutulamaz, baba da oğlunun suçundan sorumlu tutulamaz. Doğru kişi doğruluğunun, kötü kişi kötülüğünün karşılığını alacaktır. (Hezekiel, 18:20)</text:p>
      <text:p text:style-name="P43">KURAN: <text:span text:style-name="T23">Kim hidayete ererse, kendi nefsi için hidayete erer; kim de saparsa kendi aleyhine sapar. Hiç bir günahkar, bir başkasının günah yükünü yüklenmez... (İsra Suresi, 15)</text:span></text:p>
      <text:p text:style-name="P21"/>
      <text:h text:style-name="P46" text:outline-level="2">Allah'a tevekkül etmeyenlerin örneği: </text:h>
      <text:p text:style-name="P15"><text:span text:style-name="T14">TEVRAT: </text:span><text:span text:style-name="T12">Allah'ı unutan herkesin sonu böyledir, Allah'sız insanın umudu böyle yok olur. Onun güvendiği şey kırılır, dayanağı ise bir örümcek ağıdır. Örümcek ağına yaslanır, ama ağ çöker, ona tutunur, ama ağ taşımaz. (Eyüp, 8:13-15)</text:span></text:p>
      <text:p text:style-name="P43"><text:span text:style-name="T12">KURAN: </text:span><text:span text:style-name="T16">Allah'ın dışında başka veliler edinenlerin örneği, kendine ev edinen örümcek örneğine benzer. Gerçek şu ki, evlerin en dayanıksız olanı örümcek evidir; bir bilselerdi. (Ankebut Suresi 41)</text:span></text:p>
      <text:p text:style-name="P25"/>
      <text:h text:style-name="P46" text:outline-level="2">İyilik veya kötülük yapanlar karşılığını alacaklardır:</text:h>
      <text:p text:style-name="P15"><text:span text:style-name="T19">TEVRAT: </text:span>Doğru kişiye iyilik göreceğini söyleyin. Çünkü iyiliklerinin meyvesini yiyecek. Vay kötülerin haline! Kötülük görecek, yaptıklarının karşılığını alacaklar. (Yeşaya 3: 10-11)</text:p>
      <text:p text:style-name="P43">KURAN: <text:span text:style-name="T23">Güzellik yapanlara daha güzeli ve fazlası vardır. Onların yüzlerini ne bir karartı sarar, ne bir zillet, işte onlar cennetin halkıdırlar; orada süresiz kalacaklardır. 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6-27)</text:span></text:p>
      <text:p text:style-name="P21"/>
      <text:h text:style-name="P46" text:outline-level="2">Suçlular hemen cezalandırılacak olsaydı, yeryüzünde kimse kalmazdı:</text:h>
      <text:p text:style-name="P15"><text:span text:style-name="T19">TEVRAT:</text:span> Derinliklerden Sana sesleniyorum, ya Rab... Ya Rab, Sen suçların hesabını tutsan, kim ayakta kalabilir, ya Rab? (Mezmurlar, 130:1-3)</text:p>
      <text:p text:style-name="P43">KURAN: <text:span text:style-name="T23">Eğer Allah, insanları zulümleri nedeniyle sorguya çekecek olsaydı, onun üstünde (yeryüzünde) canlılardan hiç bir şey bırakmazdı; ancak onları adı konulmuş bir süreye kadar ertelemektedir. Onların ecelleri gelince ne bir saat ertelenebilirler, ne de öne alınabilirler. (Nahl Suresi, 61)</text:span></text:p>
      <text:p text:style-name="P21"><text:soft-page-break/></text:p>
      <text:h text:style-name="P46" text:outline-level="2">Allah'ın birliği:</text:h>
      <text:p text:style-name="P15"><text:span text:style-name="T19">TEVRAT:</text:span> Sonunda dünyanın bütün ulusları bilsinler ki, tek Allah Rab'dir ve O'ndan başka Allah yoktur. (1. Krallar, 8:60)</text:p>
      <text:p text:style-name="P43">KURAN: <text:span text:style-name="T23">Sizin İlahınız tek bir İlahtır; O'ndan başka İlah yoktur... (Bakara Suresi, 16)</text:span></text:p>
      <text:p text:style-name="P21"/>
      <text:h text:style-name="P46" text:outline-level="2">Allah'ın Esirgeyen, Seven olması:</text:h>
      <text:p text:style-name="P15"><text:span text:style-name="T19">TEVRAT:</text:span> ... "Ben Rab'bim" dedi, "Rab, acıyan, lütfeden... sevgisi engin... Binlercesine sevgi gösterir, suçlarını, isyanlarını, günahlarını bağışlarım…" (Mısır'dan Çıkış, 34:6)</text:p>
      <text:p text:style-name="P15"><text:span text:style-name="T19">TEVRAT:</text:span> Bütün suçlarını bağışlayan… O'dur… Rab sevecen ve lütfedendir… Sevgisi engindir. (Mezmurlar, 103:3-8)</text:p>
      <text:p text:style-name="P43">KURAN: <text:span text:style-name="T23">"Rabbinizden bağışlanma dileyin, sonra O'na tevbe edin. Gerçekten benim Rabbim, esirgeyendir, sevendir." (Hud Suresi, 90)</text:span></text:p>
      <text:p text:style-name="P43"><text:span text:style-name="T12">KURAN: </text:span><text:span text:style-name="T16">O, çok bağışlayandır, çok sevendir. (Büruc Suresi, 14)</text:span><text:span text:style-name="T12"> </text:span></text:p>
      <text:p text:style-name="P25"/>
      <text:h text:style-name="P46" text:outline-level="2">Allah’ın Kendi yolunda olanları başarıya ulaştırması:</text:h>
      <text:p text:style-name="P15"><text:span text:style-name="T19">TEVRAT:</text:span> Allah'ın Rab'bin verdiği görevleri yerine getir. O'nun yollarında yürü... Allah'ın kurallarına, buyruklarına, ilkelerine ve öğütlerine uy ki, yaptığın herşeyde ve gittiğin her yerde başarılı olasın. (1. Krallar, 2: 3)</text:p>
      <text:p text:style-name="P43">KURAN: <text:span text:style-name="T23">Kim Allah'ı, Resulünü ve iman edenleri dost (veli) edinirse, hiç şüphe yok, galip gelecek olanlar, Allah'ın taraftarlarıdır. (Maide Suresi, 56)</text:span> </text:p>
      <text:p text:style-name="P21"/>
      <text:h text:style-name="P46" text:outline-level="2">Allah yeri, göğü ve ikisi arasındakileri yaratandır:</text:h>
      <text:p text:style-name="P15"><text:span text:style-name="T19">TEVRAT:</text:span> Yeri, göğü, denizi ve içindeki herşeyi yaratan... O'dur. (Mezmurlar, 146:6-7)</text:p>
      <text:p text:style-name="P43">KURAN: <text:span text:style-name="T23">Allah; gökleri, yeri ve ikisi arasında olanları altı günde yarattı, sonra arşa istiva etti. Sizin O'nun dışında bir yardımcınız ve şefaatçiniz yoktur. Yine de öğüt alıp-düşünmeyecek misiniz? (Secde Suresi, 4)</text:span></text:p>
      <text:p text:style-name="P21"/>
      <text:h text:style-name="P46" text:outline-level="2">İman edenlerin Allah'a umutla bağlı olmaları:</text:h>
      <text:p text:style-name="P15"><text:span text:style-name="T19">TEVRAT: </text:span>Umudunu Rab'be bağla, güçlü ve yürekli ol; umudunu Rab'be bağla! (Mezmurlar, 27:14)</text:p>
      <text:p text:style-name="P15"><text:span text:style-name="T19">TEVRAT:</text:span> Sana umut bağlayan hiç kimse utanca düşmez… Bana gerçek yolunda öncülük et, eğit beni; çünkü beni kurtaran Allah Sen'sin. Bütün gün umudum Sen'de. (Mezmurlar, 25:3-5)</text:p>
      <text:p text:style-name="P43"><text:soft-page-break/>KURAN: <text:span text:style-name="T23">(Benden onlara) De ki: "Ey kendi aleyhlerinde olmak üzere ölçüyü taşıran kullarım. Allah'ın rahmetinden umut kesmeyin... (Zümer Suresi, 53)</text:span></text:p>
      <text:p text:style-name="P43"><text:span text:style-name="T12">KURAN: </text:span><text:span text:style-name="T16">Yoksa o, gece saatinde kalkıp da secde ederek ve kıyama durarak gönülden itaat (ibadet) eden, ahiretten sakınan ve Rabbinin rahmetini umud eden (gibi) midir? De ki: "Hiç bilenlerle bilmeyenler bir olur mu? Şüphesiz, temiz akıl sahipleri öğüt alıp-düşünürler." (Zümer Suresi, 9)</text:span></text:p>
      <text:p text:style-name="P25"/>
      <text:h text:style-name="P46" text:outline-level="2">Kulakları ve gözleri yaratandır:</text:h>
      <text:p text:style-name="P15"><text:span text:style-name="T14">TEVRAT: </text:span><text:span text:style-name="T12">İşiten kulağı da gören gözü de Rab yaratmıştır. (Özdeyişler, 20:12)</text:span></text:p>
      <text:p text:style-name="P43"><text:span text:style-name="T12">KURAN: </text:span><text:span text:style-name="T16">O, sizin için kulakları, gözleri ve gönülleri inşa edendir; ne az şükrediyorsunuz. (Müminun Suresi, 78)</text:span></text:p>
      <text:p text:style-name="P25"/>
      <text:h text:style-name="P46" text:outline-level="2">Herşeyin Allah'ın emriyle anında olması:</text:h>
      <text:p text:style-name="P15"><text:span text:style-name="T19">TEVRAT:</text:span> ... O söyleyince, herşey var oldu; O buyurunca, herşey belirdi. (Mezmurlar, 33: 9)</text:p>
      <text:p text:style-name="P43">KURAN: <text:span text:style-name="T23">Gökleri ve yeri (bir örnek edinmeksizin) yaratandır. O, bir işin olmasına karar verirse, ona yalnızca "Ol" der, o da hemen oluverir. (Bakara Suresi, 117)</text:span></text:p>
      <text:p text:style-name="P25"/>
      <text:h text:style-name="P46" text:outline-level="2">Hidayet veren (doğru yola erdiren) Allah'tır:</text:h>
      <text:p text:style-name="P15"><text:span text:style-name="T14">TEVRAT:</text:span><text:span text:style-name="T12"> Yaptığın her işte Rab'bi an, O senin yolunu düze çıkarır. “Bütün yollarında onu tanı, O da senin yollarını doğrultur.” (Süleyman'ın Meselleri, 3:6)</text:span></text:p>
      <text:p text:style-name="P43"><text:span text:style-name="T12">KURAN: </text:span><text:span text:style-name="T16">Yolu doğrultmak Allah'a aittir, kimi (yollar) ise eğridir. Eğer o dileseydi, sizin tümünüzü elbette hidayete erdirirdi. (Nahl Suresi, 9)</text:span></text:p>
      <text:p text:style-name="P25"/>
      <text:h text:style-name="P46" text:outline-level="2">Allah, Kendisi'ne sığınılandır:</text:h>
      <text:p text:style-name="P15"><text:span text:style-name="T19">TEVRAT:</text:span> Şöyle dedi: "Rab benim gücüm, sığınağım, kurtarıcımdır... Kendisi'ne sığınan herkesin kalkanıdır (koruyucusudur). (2. Samuel, 22:2, 31)</text:p>
      <text:p text:style-name="P15"><text:span text:style-name="T19">TEVRAT: </text:span>Rab iyidir, sığınaktır sıkıntı anında. Korur Kendisi'ne sığınanları. (Nahum, 1:7)</text:p>
      <text:p text:style-name="P43">KURAN: <text:span text:style-name="T23">Sana Rabbinin kitabından vahyedileni oku. O'nun sözlerini değiştirici yoktur ve O'nun dışında kesin olarak bir sığınacak (makam) bulamazsın. (Kehf Suresi, 27)</text:span></text:p>
      <text:p text:style-name="P43"><text:span text:style-name="T12">KURAN: </text:span><text:span text:style-name="T16">De ki: "Muhakkak beni Allah'tan (gelebilecek bir azaba karşı) hiç kimse asla kurtaramaz ve O'nun dışında asla bir sığınak da bulamam." (Cin Suresi, 22)</text:span><text:span text:style-name="T12"> </text:span></text:p>
      <text:p text:style-name="P25"/>
      <text:h text:style-name="P46" text:outline-level="2"><text:soft-page-break/>Kıyamet günü yeryüzünün düzleşmesi:</text:h>
      <text:p text:style-name="P15"><text:span text:style-name="T19">TEVRAT:</text:span> Her vadi yükseltilecek, her dağ, her tepe alçaltılacak. Böylelikle engebeler düzleştirilecek, sarp yerler ovaya dönüştürülecek. O zaman Rab'bin yüceliği görünecek... Bunu söyleyen Rab'dir." (Yeşaya, 40:4-5)</text:p>
      <text:p text:style-name="P43">KURAN: <text:span text:style-name="T23">Dağları yürüteceğimiz gün, yeri çırılçıplak (dümdüz olmuş) görürsün; onları birarada toplamışız da, içlerinden hiçbirini dışarda bırakmamışızdır. (Kehf Suresi, 47)</text:span></text:p>
      <text:p text:style-name="P25"/>
      <text:h text:style-name="P46" text:outline-level="2">Yaşatan ve öldüren Allah'tır:</text:h>
      <text:p text:style-name="P15"><text:span text:style-name="T14">TEVRAT: </text:span><text:span text:style-name="T12">Artık anlayın ki, Ben, evet Ben O'yum, Ben'den başka Allah yoktur! Öldüren de, yaşatan da, yaralayan da, iyileştiren de Benim... (Yasa'nın Tekrarı, 32:39)</text:span></text:p>
      <text:p text:style-name="P15"><text:span text:style-name="T14">TEVRAT:</text:span><text:span text:style-name="T12"> Rab öldürür de diriltir de... (2. Samuel, 2: 6)</text:span></text:p>
      <text:p text:style-name="P43">KURAN: <text:span text:style-name="T23">O, yaşatan ve öldürendir; gece ile gündüzün aykırılığı (veya ardarda gelişi) da O'nun (kanunu)dur. Yine de aklınızı kullanmayacak mısınız? (Müminun Suresi, 80)</text:span></text:p>
      <text:p text:style-name="P43">KURAN: <text:span text:style-name="T23">Doğrusu, öldüren ve dirilten O'dur. (Necm Suresi, 44)</text:span></text:p>
      <text:p text:style-name="P21"/>
      <text:h text:style-name="P46" text:outline-level="2">Allah'ın bütün canlıları insanlara nimet olarak vermesi:</text:h>
      <text:p text:style-name="P15"><text:span text:style-name="T19">TEVRAT:</text:span> İşte yeryüzünde tohum veren her otu, tohumu meyvesinde bulunan her meyve ağacını size veriyorum. Bunlar size yiyecek olacak. (Yaratılış, 1:29)</text:p>
      <text:p text:style-name="P15"><text:span text:style-name="T19">TEVRAT:</text:span> Bütün canlılar size yiyecek olacak. Yeşil bitkiler gibi, hepsini size veriyorum. (Yaratılış, 9:3)</text:p>
      <text:p text:style-name="P43">KURAN: <text:span text:style-name="T23">Ve hayvanları da yarattı; sizin için onlarda ısınma ve yararlar vardır ve onlardan yemektesiniz. (Nahl Suresi, 5)</text:span></text:p>
      <text:p text:style-name="P43"><text:span text:style-name="T12">KURAN: </text:span><text:span text:style-name="T16">Yerde sizin için üretip-türettiği çeşitli renklerdekileri de (faydanıza verdi). Şüphesiz bunda, öğüt alıp düşünen bir topluluk için ayetler vardır. Denizi de sizin emrinize veren O'dur, ondan taze et yemektesiniz... (Nahl Suresi, 13-14)</text:span></text:p>
      <text:p text:style-name="P25"/>
      <text:h text:style-name="P46" text:outline-level="2">Allah'ın dilediğini yüceltip, dilediğini alçaltması; dilediğine mülk vermesi:</text:h>
      <text:p text:style-name="P15"><text:span text:style-name="T19">TEVRAT: </text:span>Hakim olan ancak Allah'tır, birini alçaltır ve birini yükseltir. (Mezmurlar, 75:7)</text:p>
      <text:p text:style-name="P15"><text:span text:style-name="T19">TEVRAT:</text:span> O kimini yoksul, kimini varlıklı kılar; kimini alçaltır, kimini yükseltir. Yeryüzünün temelleri Rab'bindir. (1. Samuel, 2:7-8)</text:p>
      <text:p text:style-name="P43">KURAN: <text:span text:style-name="T23">De ki: "Ey mülkün sahibi Allah'ım, dilediğine mülkü verirsin ve dilediğinden mülkü çekip-alırsın, dilediğini aziz kılar, dilediğini alçaltırsın; hayır Senin elindedir. Gerçekten Sen, herşeye güç yetirensin." (Al-i İmran Suresi, 26)</text:span></text:p>
      <text:p text:style-name="P43"><text:soft-page-break/><text:span text:style-name="T12">KURAN: </text:span><text:span text:style-name="T16">Kendilerini (övgüyle) temize çıkaranları görmedin mi? Hayır; Allah, dilediğini temizleyip yüceltir. Onlar, 'bir hurma çekirdeğindeki iplikçik kadar' bile haksızlığa uğratılmazlar. (Nisa Suresi, 49)</text:span></text:p>
      <text:p text:style-name="P25"/>
      <text:h text:style-name="P46" text:outline-level="2">İman edenlerin Allah'tan başka kimseden korkmamaları:</text:h>
      <text:p text:style-name="P15"><text:span text:style-name="T19">TEVRAT: </text:span>Kuvvetli olun ve yürekli olun, korkmayın ve onların yüzlerinden yılmayın, çünkü seninle beraber yürüyen (sana destek olan) Allah'ın Rab'dir, seni boşa çıkarmaz ve seni bırakmaz. (Yasa'nın Tekrarı, 31:6)</text:p>
      <text:p text:style-name="P15"><text:span text:style-name="T19">TEVRAT:</text:span> ... Ve senin önünde yürüyen (sana yol gösteren) Rab'dir. O seninle olacak, seni boşa çıkarmaz ve seni bırakmaz, korkma ve yılgınlığa düşme. (Tensiye 31:8)</text:p>
      <text:p text:style-name="P15"><text:span text:style-name="T19">TEVRAT: </text:span>Güçlü ve yürekli olun! Asur Kralı'ndan ve yanındaki büyük ordudan korkmayın, yılmayın. Çünkü bizimle olan, onunla olandan daha üstündür. (2. Tarihler, 32: 7) </text:p>
      <text:p text:style-name="P43"><text:span text:style-name="T12">KURAN: </text:span><text:span text:style-name="T16">Dediler ki: "Rabbimiz, gerçekten, onun bize karşı 'taşkın bir tutum takınmasından' ya da 'azgın davranmasından' korkuyoruz." Dedi ki: "Korkmayın, çünkü Ben sizinle birlikteyim; işitiyorum ve görüyorum." (Taha Suresi, 45-46) </text:span></text:p>
      <text:p text:style-name="P43"><text:span text:style-name="T12">KURAN: </text:span><text:span text:style-name="T16">Şüphesiz: "Bizim Rabbimiz Allah'tır" deyip sonra dosdoğru bir istikamet tutturanlar (yok mu); onların üzerine melekler iner (ve der ki:) "Korkmayın ve hüzne kapılmayın, size vadolunan cennetle sevinin." (Fussilet Suresi, 30)</text:span></text:p>
      <text:p text:style-name="P25"/>
      <text:h text:style-name="P46" text:outline-level="2">Göklerdeki düzen:</text:h>
      <text:p text:style-name="P15"><text:span text:style-name="T19">TEVRAT:</text:span> Başınızı kaldırıp göklere bakın. Kim yarattı bütün bunları? Yıldızları sırayla görünür kılıyor, her birini adıyla çağırıyor. Büyük kudreti, üstün gücü sayesinde hepsi yerli yerinde duruyor. (Yeşaya, 40:26)</text:p>
      <text:p text:style-name="P43">KURAN: <text:span text:style-name="T23">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span></text:p>
      <text:p text:style-name="P21"/>
      <text:h text:style-name="P46" text:outline-level="2">Allah'ın insana şekil vermesi:</text:h>
      <text:p text:style-name="P15"><text:span text:style-name="T18">TEVRAT:</text:span> ... Ey akılsız ve bilgelikten yoksun halk? Sizi yaratan, size biçim veren... Yaratıcınız O değil mi? (Yasa'nın Tekrarı, 32:6)</text:p>
      <text:p text:style-name="P43">KURAN: <text:span text:style-name="T23">"Ona bir biçim verdiğimde ve ona Ruhum'dan üfürdüğümde hemen ona secde ederek (yere) kapanın." (Hicr Suresi, 29)</text:span></text:p>
      <text:p text:style-name="P43">KURAN: <text:span text:style-name="T23">Döl yataklarında size dilediği gibi suret veren O'dur. O'ndan başka ilah yoktur; üstün ve güçlü olandır, hüküm ve hikmet sahibidir. (Nisa Suresi, 6)</text:span></text:p>
      <text:p text:style-name="P25"/>
      <text:p text:style-name="P25"/>
      <text:h text:style-name="P8" text:outline-level="1">EK BÖLÜM</text:h>
      <text:p text:style-name="P21"/>
      <text:p text:style-name="P22"/>
      <text:p text:style-name="TR_20_Alinti"><text:span text:style-name="T44">Ne mutlu o insana ki</text:span><text:span text:style-name="Footnote_20_Symbol"><text:span text:style-name="T44"><text:note text:id="ftn1" text:note-class="footnote"><text:note-citation>1</text:note-citation><text:note-body><text:p text:style-name="TR_20_sayfasonu_20_notu"><text:span text:style-name="T22"><text:s/></text:span>"İman eden, salih müminler" anlamındadır.</text:p></text:note-body></text:note></text:span></text:span><text:span text:style-name="T44">, kötülerin öğüdüyle yürümez, günahkarların yolunda durmaz, alaycıların arasında oturmaz. Ancak zevkini Rab'bin Yasası'ndan alır ve gece gündüz onun üzerinde derin derin düşünür. Böylesi akarsu kıyılarına dikilmiş ağaca benzer, meyvesini mevsiminde verir, yaprağı hiç solmaz. Yaptığı her işi başarır. Kötüler böyle değil, rüzgarın savurduğu saman çöpüne benzerler. Bu yüzden yargılanınca aklanamaz, doğrular topluluğunda yer bulamaz günahkarlar. Çünkü Rab doğruların yolunu gözetir, kötülerin yolu ise ölüme götürür. (Mezmurlar, 1:1-6)</text:span></text:p>
      <text:p text:style-name="P16">Nedir uluslar arasındaki bu kargaşa, neden boş düzenler kurar bu halklar? Dünyanın kralları saf bağlıyor, hükümdarlar birleşiyor Rab'be... karşı... Ey krallar, akıllı olun! Ey dünya önderleri, ders alın! Rab'be korkuyla hizmet edin, titreyerek sevinin. (Mezmurlar, 2:1, 10-11)</text:p>
      <text:p text:style-name="P15"><text:span text:style-name="T1">Ya Rab, düşmanlarım ne kadar çoğaldı, hele bana karşı ayaklananlar! Birçoğu benim için: "Allah Katında ona kurtuluş yok!" diyor. Ama Sen, ya Rab, çevremde kalkansın (beni koruyansın), onurum, başımı yukarı kaldıran Sensin. Rab'be seslenirim, yanıtlar beni... Yatar uyurum, uyanır kalkarım, Rab destektir bana. Korkum yok çevremi saran binlerce düşmandan. Ya Rab... Ey Allah'ım, kurtar beni!... Kurtuluş Rab'dedir, halkının</text:span><text:span text:style-name="T29">1</text:span><text:span text:style-name="T1"> üzerinde olsun bereketin! (Mezmurlar, 3:1-8)</text:span></text:p>
      <text:p text:style-name="TR_20_Alinti"><text:span text:style-name="T44">Sana seslenince yanıtla beni, ey adil Allah'ım! Ferahlat beni sıkıntıya düştüğümde, lütfet bana, kulak ver duama. Ey insanlar... Ne zamana dek boş şeylere gönül verecek, yalan peşinde koşacaksınız... Günah işlemeyin; iyi düşünün yatağınızda... O'na güvenin... Ya Rab, yüzünün</text:span><text:span text:style-name="Footnote_20_Symbol"><text:span text:style-name="T44"><text:note text:id="ftn2" text:note-class="footnote"><text:note-citation>2</text:note-citation><text:note-body><text:p text:style-name="TR_20_sayfasonu_20_notu"><text:span text:style-name="T22"><text:s/></text:span>Allah'ın Cemali; Allah'ın Nuru</text:p></text:note-body></text:note></text:span></text:span><text:span text:style-name="T44"> ışığıyla bizi aydınlat! Öyle bir sevinç verdin ki bana... Esenlik içinde yatar uyurum, çünkü yalnız Sen, ya RAB, güvenlik içinde tutarsın beni. (Mezmurlar, 4:1-8)</text:span></text:p>
      <text:p text:style-name="P16">Sözlerime kulak ver, ya Rab, iniltilerimi (yalvarışlarımı, yakarışlarımı) işit. Feryadımı dinle... Allah'ım! Duam Sana'dır. Sabah sesimi duyarsın, ya Rab, her sabah Sana duamı sunar, umutla beklerim... Kötülük Senin yanında barınmaz. Böbürlenenler önünde duramaz... Ya Rab, Sen eli kanlılardan, aldatıcılardan hoşlanmaz, razı olmazsın. Bense bol sevgin sayesinde Kutsal Mesciti'ne (Allah'a ibadet edilen mekan) gireceğim; oraya doğru saygıyla eğileceğim. Yol göster bana doğruluğunla, ya Rab... Yolunu önümde düzle. Çünkü onların sözüne güvenilmez, yürekleri yıkım dolu. Ağızları açık birer mezardır, onursuzca davranırlar. Ey Allah... Kurdukları düzen yıkımlarına yol açsın. Kov onları sayısız isyanları yüzünden. Çünkü Sana karşı ayaklandılar. Sevinsin Sana sığınan herkes, sevinç çığlıkları atsın sürekli, çünkü onları Sen korursun; sevinçle coşsun adını sevenler Sen'de. Çünkü Sen doğru kişiyi kutlu kılarsın, ya Rab, çevresini kalkan gibi lütfunla sararsın. (Mezmurlar, 5:1-12)</text:p>
      <text:p text:style-name="P16">Ya Rab... Beni gazapla yola getirme. Lütfet bana, ya Rab, bitkinim; şifa ver bana, ya Rab, kemiklerim sızlıyor, çok acı çekiyorum. Ah, ya Rab!... Kurtar beni, yardım et sevginden dolayı. (Mezmurlar, 6:1-4)</text:p>
      <text:p text:style-name="TR_20_Alinti"><text:span text:style-name="T44">Sana sığınıyorum, ya Rab Allah'ım! Peşime düşenlerden kurtar beni, özgür kıl.... Buyur, adalet olsun... Rab halkları yargılar; beni de yargıla, ya Rab, doğruluğuma, dürüstlüğüme göre. Ey adil Allah'ım! Kötülerin kötülüğü son bulsun, doğrular güvene kavuşsun, Sen ki akılları, gönülleri sınarsın. Allah kalkan gibi </text:span><text:soft-page-break/><text:span text:style-name="T44">yanıbaşımda, temiz yüreklileri O kurtarır. Allah adil bir yargıçtır</text:span><text:span text:style-name="Footnote_20_Symbol"><text:span text:style-name="T44"><text:note text:id="ftn3" text:note-class="footnote"><text:note-citation>3</text:note-citation><text:note-body><text:p text:style-name="TR_20_sayfasonu_20_notu"><text:span text:style-name="T22"><text:s/></text:span><text:span text:style-name="T12">Allah'ın Adl (Adil olan, Adaleti emreden) isminin tecelli etmesi anlamında kullanılmıştır.</text:span></text:p></text:note-body></text:note></text:span></text:span><text:span text:style-name="T44">... İşte kötü insan kötülük sancıları çekiyor, fesada gebe kalmış, yalan doğuruyor. Bir kuyu açıp kazıyor, kazdığı kuyuya kendisi düşüyor. Kötülüğü kendi başına gelecek, zorbalığı kendi tepesine inecek. Şükredeyim doğruluğu için Rab'be, Yüce Rab'bin adını İlahilerle öveyim. (Mezmurlar, 7:1, 7-11, 14-17)</text:span></text:p>
      <text:p text:style-name="TR_20_Alinti"><text:span text:style-name="T44">Ey Egemenimiz Rab, ne yüce Adın var yeryüzünün tümünde! Gökyüzünü görkeminle kapladın. Seyrederken ellerinin eseri</text:span><text:span text:style-name="Footnote_20_Symbol"><text:span text:style-name="T44"><text:note text:id="ftn4" text:note-class="footnote"><text:note-citation>4</text:note-citation><text:note-body><text:p text:style-name="TR_20_sayfasonu_20_notu"><text:span text:style-name="T22"><text:s/></text:span><text:span text:style-name="T12">Allah'ın Sani (Sanatçı, nihayetsiz güzellikleri sanatının içinde yaratan) ismi teşbih yöntemiyle anlatılmaktadır.</text:span></text:p></text:note-body></text:note></text:span></text:span><text:span text:style-name="T44"> olan gökleri, oraya koyduğun Ay'ı ve yıldızları, soruyorum kendi kendime: "İnsan ne ki, onu anasın, ya da insanoğlu ne ki, ona ilgi gösteresin?"... Başına yücelik ve onur tacını koydun. Ellerinin yapıtları (yarattıkların) üzerine onu egemen kıldın, herşeyi ayaklarının altına serdin; davarları, sığırları, yabanıl hayvanları, gökteki kuşları, denizdeki balıkları, denizde kıpırdaşan bütün canlıları. Ey Egemenimiz Rab, ne yüce Adın var yeryüzünün tümünde! (Mezmurlar, 8:1-9)</text:span></text:p>
      <text:p text:style-name="TR_20_Alinti"><text:span text:style-name="T44">Ya Rab, bütün yüreğimle Sana şükredeceğim, yaptığın harikaların hepsini anlatacağım. Sen'de sevinç bulacak, coşacağım, Adını İlahilerle öveceğim, ey Yüceler Yücesi! Çünkü hakkımı, davamı Sen savundun, adil yargıç olarak</text:span><text:span text:style-name="Footnote_20_Symbol"><text:span text:style-name="T44"><text:note text:id="ftn5" text:note-class="footnote"><text:note-citation>5</text:note-citation><text:note-body><text:p text:style-name="TR_20_sayfasonu_20_notu"><text:span text:style-name="T22"><text:s/></text:span><text:span text:style-name="T12">Allah'ın Adl (Adil olan, Adaleti emreden) isminin tecelli etmesi anlamında kullanılmıştır.</text:span></text:p></text:note-body></text:note></text:span></text:span><text:span text:style-name="T44">... Temelinden söktüğün şehirler ise, onların anıları bile silinip gitti. Oysa Rab sonsuza dek egemenlik sürer, yargı için kurmuştur hükümdarlığını; O yönetir doğrulukla dünyayı, O yargılar adaletle halkları. Rab ezilenler için bir sığınak, sıkıntılı günlerde bir kaledir.</text:span><text:span text:style-name="Footnote_20_Symbol"><text:span text:style-name="T44"><text:note text:id="ftn6" text:note-class="footnote"><text:note-citation>6</text:note-citation><text:note-body><text:p text:style-name="TR_20_sayfasonu_20_notu"><text:span text:style-name="T22"><text:s/></text:span>Allah Yüce isimlerinden biri de Melca (Kendisi'ne sığınılan)'dır. Allah'ın Melca isminin tecelli etmesi manasındadır</text:p></text:note-body></text:note></text:span></text:span><text:span text:style-name="T44"> Seni tanıyanlar Sana güvenir, çünkü Sana yönelenleri hiç terk etmedin, ya Rab... Rab'bi İlahilerle övün! Yaptıklarını halklar arasında duyurun!... Ezilenlerin feryadını unutmaz. Acı bana, ya Rab!... Övgüye değer işlerini anlatayım (Övgüyle Seni anayım)... Sağladığın kurtuluşla sevineyim. Uluslar kendi kazdıkları kuyuya düştü, ayakları gizledikleri ağa takıldı. Adil yargılarıyla Rab Kendini gösterdi, kötüler kendi kurdukları tuzağa düştü. Kötüler ölüler diyarına (cehenneme) gidecek, Allah'ı unutan bütün uluslar... Ama yoksul büsbütün unutulmayacak, mazlumun umudu sonsuza dek kırılmayacak. (Mezmurlar, 9:1-18)</text:span></text:p>
      <text:p text:style-name="TR_20_Alinti"><text:span text:style-name="T44">Ya Rab... Kötü insan içindeki isteklerle övünür... Kendini beğenmiş kötü insan Allah'a yönelmez... Öyle yücedir ki Senin yargıların, kötüler anlayamaz... İçinden, "Ben sarsılmam" der, "Hiçbir zaman sıkıntıya düşmem." Ağzı lanet, hile ve zulüm dolu, dilinin altında kötülük ve fesat saklı. Köylerin çevresinde pusu kurar, masumu gizli yerlerde öldürür, çaresizi sinsice gözler. Gizli yerlerde pusuya yatar çalılıktaki aslan gibi, kapmak için mazlumu bekler ve ağına düşürüp yakalar... Ya Rab... Oysa Sen sıkıntı ve acı çekenleri görürsün, yardım etmek için onları izlersin; çaresizler Sana dayanır, öksüzün yardımcısı Sensin... Mazlumların dileğini duyarsın, ya Rab, yüreklendirirsin onları, kulağın</text:span><text:span text:style-name="Footnote_20_Symbol"><text:span text:style-name="T44"><text:note text:id="ftn7" text:note-class="footnote"><text:note-citation>7</text:note-citation><text:note-body><text:p text:style-name="TR_20_sayfasonu_20_notu"><text:span text:style-name="T22"><text:s/></text:span><text:span text:style-name="T12">Allah'ın "Semi (İşiten)" ismi teşbihle anlatılmaktadır.</text:span></text:p></text:note-body></text:note></text:span></text:span><text:span text:style-name="T44"> hep üzerlerinde; öksüze, düşküne hakkını vermek için, bir daha dehşet saçmasın ölümlü insan. (Mezmurlar, 10:1-18)</text:span></text:p>
      <text:p text:style-name="TR_20_Alinti"><text:span text:style-name="T44">Ben Rab'be sığınırım... Bütün insanları görür, herkesi sınar. RAB doğru insanı sınar, kötüden, zorbalığı sevenden hoşlanmaz, razı olmazsın. Kötülerin üzerine kızgın korlar ve kükürt yağdıracak, paylarına düşen kase kavurucu rüzgar olacak. Çünkü RAB doğrudur, doğruları sever; dürüst insanlar O'nun yüzünü görecek.</text:span><text:span text:style-name="Footnote_20_Symbol"><text:span text:style-name="T44"><text:note text:id="ftn8" text:note-class="footnote"><text:note-citation>8</text:note-citation><text:note-body><text:p text:style-name="TR_20_sayfasonu_20_notu"><text:span text:style-name="T22"><text:s/></text:span>Salih müminlerin, cennet nimeti olarak Allah'ın Cemali'ni görmeleri kast edilmektedir.</text:p></text:note-body></text:note></text:span></text:span><text:span text:style-name="T44"> Kurtar beni, ya Rab, sadık kulun kalmadı, güvenilir insanlar yok oldu. Herkes birbirine yalan söylüyor, dalkavukluk, ikiyüzlülük ediyor. Sustursun Rab dalkavukların ağzını, büyüklenen dilleri. Onlar ki, "Dilimizle kazanırız, dudaklarımız emrimizde, kim bize efendilik edebilir?" derler... Rab'bin sözleri pak sözlerdir; toprak </text:span><text:span text:style-name="T46">ocakta eritilmiş, yedi kez arıtılmış gümüşe benzer. Sen onları koru, ya Rab, bu kötü kuşaktan hep uzak tut! İnsanlar arasında alçaklık rağbet görünce, kötüler her yanda dolaşır oldu. (Mezmurlar, 11:1-7)</text:span></text:p>
      <text:p text:style-name="P16"><text:soft-page-break/>Gör halimi, ya Rab... Ben Senin sevgine güveniyorum, yüreğim kurtarışınla coşsun. Ezgiler söyleyeceğim Sana, ya Rab, çünkü iyilik ettin bana. (Mezmurlar, 13:3-6)</text:p>
      <text:p text:style-name="P16">Ya Rab... Kusursuz yaşam süren, adil davranan, yürekten gerçeği söyleyen. İftira etmez, dostuna zarar vermez, komşusuna kara çalmaz böylesi. Aşağılık insanları hor görür, ama Rab'den korkanlara saygı duyar. Kendi zararına ant içse bile, dönmez andından. Parasını faize vermez, suçsuza karşı rüşvet almaz. Böyle yaşayan asla sarsılmayacak. (Mezmurlar, 15:1-5)</text:p>
      <text:p text:style-name="TR_20_Alinti"><text:span text:style-name="T44">Koru beni, ey Allah, çünkü Sana sığınıyorum. Rab'be dedim ki, "Efendim Sensin. Sen'den öte mutluluk yok benim için."... Başka ilahların ardınca koşanların derdi artacak. Onların... adlarını ağzıma almayacağım. Benim payıma, benim kaseme düşeni tahsis eden Sensin, ya Rab; yaşamım Senin ellerinde (Senin takdirinde). Payıma ne güzel yerler düştü, ne harika bir mirasım var! Övgüler sunarım bana öğüt veren Rab'be, geceleri bile vicdanım uyarır beni. Gözümü Rab'den ayırmam, sağımda</text:span><text:span text:style-name="Footnote_20_Symbol"><text:span text:style-name="T44"><text:note text:id="ftn9" text:note-class="footnote"><text:note-citation>9</text:note-citation><text:note-body><text:p text:style-name="TR_20_sayfasonu_20_notu"><text:span text:style-name="T22"><text:s/></text:span><text:span text:style-name="T12">Allah'ın inayeti kast edilmektedir.</text:span></text:p></text:note-body></text:note></text:span></text:span><text:span text:style-name="T44"> durduğu için sarsılmam. Bu nedenle içim sevinç dolu, yüreğim coşuyor, bedenim güven içinde. Çünkü Sen beni ölüler diyarına (cehenneme) terk etmezsin, sadık kulunun çürümesine izin vermezsin. Yaşam yolunu bana bildirirsin. Bol sevinç vardır Senin huzurunda, sağ elinden mutluluk eksilmez.</text:span><text:span text:style-name="Footnote_20_Symbol"><text:span text:style-name="T44"><text:note text:id="ftn10" text:note-class="footnote"><text:note-citation>10</text:note-citation><text:note-body><text:p text:style-name="TR_20_sayfasonu_20_notu"><text:span text:style-name="T22"><text:s/></text:span><text:span text:style-name="T12">Allah'ın inayeti, müminlere neşe, huzur ve güven veren olduğu teşbih kullanılarak anlatılmaktadır.</text:span></text:p></text:note-body></text:note></text:span></text:span><text:span text:style-name="T44"> (Mezmurlar, 16:1-11)</text:span></text:p>
      <text:p text:style-name="TR_20_Alinti"><text:span text:style-name="T44">Hilesiz dudaklardan çıkan duama kulak ver! Haklı çıkar beni, çünkü Sen gerçeği görürsün. Yüreğimi yokladın, gece denedin, sınadın beni, kötü bir şey bulmadın; kararlıyım, ağzımdan kötü söz çıkmaz, başkalarının yaptıklarına gelince, ben Senin sözlerine uyarak şiddet yollarından kaçındım. Sıkı adımlarla Senin yollarını tuttum, kaymadı ayaklarım. Sana yakarıyorum, ey Allah, çünkü beni yanıtlarsın... Göster harika sevgini, ey Sana sığınanları saldırganlardan sağ eliyle kurtaran (inayetiyle koruyan)! Koru beni gözbebeği gibi; kanatlarının gölgesine</text:span><text:span text:style-name="Footnote_20_Symbol"><text:span text:style-name="T44"><text:note text:id="ftn11" text:note-class="footnote"><text:note-citation>11</text:note-citation><text:note-body><text:p text:style-name="TR_20_sayfasonu_20_notu"><text:span text:style-name="T22"><text:s/></text:span>Allah'ın koruyan olması teşbihle anlatılmaktadır.</text:p></text:note-body></text:note></text:span></text:span><text:span text:style-name="T44"> gizle kötülerin saldırısından, çevremi saran ölümcül düşmanlarımdan. Yürekleri yağ bağlamış, ağızları büyük laflar ediyor. İzimi buldular, üzerime geliyorlar, yere vurmak için gözetliyorlar. Tıpkı parçalamak için sabırsızlanan bir aslan, pusuya yatan genç bir aslan gibi... ya Rab, kes önlerini, eğ başlarını!... Kurtar canımı kötülerden... ya Rab, yaşam payı bu dünyada olan insanlardan... (Mezmurlar, 17:1-15)</text:span></text:p>
      <text:p text:style-name="P16">Seni seviyorum, gücüm Sensin, ya Rab! Rab benim dayanağım, sığınağım, kurtarıcımdır, Allah'ım, dayanağımdır, sığınacak yerimdir, kalkanım (koruyanım), güçlü kurtarıcım, korunağımdır!... Sıkıntı içinde Rab'be yakardım, yardıma çağırdım Allah'ımı... Sesimi duydu... O zaman yeryüzü sarsılıp sallandı, titreyip sarsıldı dağların temelleri Rab... çıkardı beni derin sulardan. Beni benden nefret edenlerden kurtardı, çünkü onlar benden güçlüydü. Felaket günümde karşıma dikildiler, ama RAB bana destek oldu. Beni huzura kavuşturdu, kurtardı, çünkü benden hoşnut kaldı. Rab doğruluğumun karşılığını verdi, beni temiz ellerime göre ödüllendirdi. Çünkü Rab'bin yolunda yürüdüm, Allah'ımdan uzaklaşarak kötülük yapmadım. O'nun bütün ilkelerini göz önünde tuttum, kurallarından ayrılmadım. O'nunla kamilim, suç işlemekten sakındım. Bu yüzden Rab beni doğruluğuma ve nazarında pak olan ellerime göre ödüllendirdi. Merhametli kuluna merhamet gösterirsin... Alçakgönüllüleri kurtarır, gururluların başını eğersin. Işığımın kaynağı Sensin, ya Rab, Allah'ım! Karanlığımı aydınlatırsın... Allah'ın yolu kusursuzdur, Rab'bin sözü arıdır. O Kendisi'ne sığınan herkesin kalkanı(koruyanı)dır. Var mı Rab'den başka Allah? Allah'ımızdan başka dayanak var mı? Allah beni güçle donatır, yolumu kusursuz kılar. Ayaklar verdi bana, geyiklerinki gibi, doruklarda tutar beni... Bastığım yerleri genişletirsin, burkulmaz bileklerim... Rab yaşıyor! Dayanağıma (Allah'ıma) övgüler olsun! Yücelsin kurtarıcım Allah!... Düşmanlarımdan kurtarır, başkaldıranlardan üstün <text:soft-page-break/>kılar beni, zorbaların elinden alır. Bunun için uluslar arasında Sana şükredeceğim, ya Rab, adını İlahilerle öveceğim. Rab kralını büyük zaferlere ulaştırır. (Mezmurlar, 18:1-49)</text:p>
      <text:p text:style-name="TR_20_Alinti"><text:span text:style-name="T44">Gökler Allah'ın görkemini açıklamakta, gökkubbe ellerinin eserini</text:span><text:span text:style-name="Footnote_20_Symbol"><text:span text:style-name="T44"><text:note text:id="ftn12" text:note-class="footnote"><text:note-citation>12</text:note-citation><text:note-body><text:p text:style-name="TR_20_sayfasonu_20_notu"><text:span text:style-name="T22"><text:s/></text:span>Allah'ın "Sanatçı, nihayetsiz güzellikleri sanatının içinde yaratan" anlamına gelen "Sani" isminin teşbihle anlatımıdır.</text:p></text:note-body></text:note></text:span></text:span><text:span text:style-name="T44"> duyurmakta. Gün güne söz söyler, gece geceye bilgi verir... Göğün bir ucundan çıkar, öbür ucuna döner, hiçbir şey gizlenmez sıcaklığından. Rab'bin Yasası kamildir, cana can katar, Rab'bin buyrukları güvenilirdir, saf adama bilgelik verir, Rab'bin kuralları doğrudur, yüreği sevindirir, Rab'bin buyrukları arıdır, gözleri aydınlatır. Rab korkusu paktır, sonsuza dek kalır, Rab'bin ilkeleri gerçek, tamamen adildir. Onlara altından, bol miktarda saf altından çok istek duyulur, onlar baldan, süzme petek balından tatlıdır. Uyarırlar kulunu, onlara uyanların ödülü büyüktür. Kim yanlışlarını görebilir? Bağışla göremediğim kusurlarımı, bilerek işlenen günahlardan koru kulunu, izin verme bana egemen olmalarına! O zaman büyük isyandan uzak, kamil olurum. Ağzımdan çıkan sözler, yüreğimdeki düşünceler, kabul görsün Senin önünde, ya Rab, dayanağım, kurtarıcım benim! (Mezmurlar, 19:1-14)</text:span></text:p>
      <text:p text:style-name="P16">Sıkıntılı gününde Rab seni yanıtlasın... seni korusun! Yardım göndersin sana... Bazıları savaş arabalarına, bazıları atlarına güvenir, bizse Allah'ımız Rab'be güveniriz. Onlar çöküyor, düşüyorlar; bizse kalkıyor, dimdik duruyoruz. Ya Rab... Yanıtla bizi Sana yakardığımız gün! (Mezmurlar, 20:1-9)</text:p>
      <text:p text:style-name="P16">Ya Rab, kral seviniyor gösterdiğin güce... Üzerine sürekli bereket yağdırdın, varlığınla onu sevince boğdun. Çünkü kral Rab'be güvenir, Yüceler Yücesi'nin sevgisi sayesinde sarsılmaz... Düzenler kursalar Sana, aldatmaya çalışsalar, yine de başarılı olamazlar... Yüceliğini göster, ya Rab, gücünle! Ezgiler söyleyip İlahilerle öveceğiz kudretini. (Mezmurlar, 21:1-13)</text:p>
      <text:p text:style-name="P16">Sana güvendiler atalarımız, Sana dayandılar, onları kurtardın. Sana yakarıp kurtuldular, Sana güvendiler, aldanmadılar... Beni ana rahminden çıkaran, ana kucağındayken Sana güvenmeyi öğreten Sensin. Doğuşumdan beri Sana teslim edildim, ana rahminden beri Allah'ım Sensin... Ya Rab ... Ey gücüm benim... Kurtar beni aslanın ağzından, yaban öküzlerinin boynuzundan. (Mezmurlar, 22:4-21)</text:p>
      <text:p text:style-name="P16">Adını kardeşlerime duyurayım, topluluğun ortasında Sana övgüler sunayım: Ey sizler, Rab'den korkanlar, O'na övgüler sunun!... O'nu yüceltin!... O'na saygı gösterin!... Övgü konum Sen olacaksın büyük toplulukta, Sen'den korkanların önünde yerine getireceğim adaklarımı. Yoksullar yiyip doyacak, Rab'be yönelenler O'na övgü sunacak... Yeryüzünün dört bucağı anımsayıp Rab'be dönecek, ulusların bütün soyları O'nun önünde yere kapanacak. Çünkü egemenlik Rab'bindir, ulusları O yönetir. Yeryüzündeki bütün zenginler... O'nun önünde yere kapanacak, toprağa gidenler, ölümlerine engel olamayanlar, eğilecekler O'nun önünde. Gelecek kuşaklar O'na kulluk edecek, Rab yeni kuşaklara anlatılacak. O'nun kurtarışını, "Rab yaptı bunları" diyerek, henüz doğmamış bir halka (gelecek nesillere) duyuracaklar. (Mezmurlar, 22:22-31)</text:p>
      <text:p text:style-name="TR_20_Alinti"><text:span text:style-name="T44">Rab kılavuzumdur,</text:span><text:span text:style-name="Footnote_20_Symbol"><text:span text:style-name="T44"><text:note text:id="ftn13" text:note-class="footnote"><text:note-citation>13</text:note-citation><text:note-body><text:p text:style-name="TR_20_sayfasonu_20_notu"><text:span text:style-name="T22"><text:s/></text:span><text:span text:style-name="T12">Allah kullarına yol gösteren, onları hidayete erdirendir.</text:span></text:p></text:note-body></text:note></text:span></text:span><text:span text:style-name="T31"> </text:span><text:span text:style-name="T44">eksiğim olmaz. Beni yemyeşil çayırlarda yatırır, sakin suların kıyısına götürür. İçimi tazeler, Adı uğruna bana doğru yollarda öncülük eder. Karanlık ölüm vadisinden geçsem bile, kötülükten korkmam. Çünkü Sen benimlesin. Ömrüm boyunca yalnız iyilik ve sevgi izleyecek beni, hep Rab'bin evinde oturacağım. (Mezmurlar, 23:1-6)</text:span></text:p>
      <text:p text:style-name="P16">Rab'bindir yeryüzü ve içindeki herşey, dünya ve üzerinde yaşayanlar; çünkü O'dur denizler üzerinde onu kuran, sular üzerinde durduran. (Mezmurlar, 24:1-2)</text:p>
      <text:p text:style-name="P16"><text:soft-page-break/>Elleri pak, yüreği temiz olan, gönlünü putlara kaptırmayan, yalan yere ant içmeyen. Rab kutsar böylesini, kurtarıcısı Allah aklar... (Mezmurlar, 24:4-5)</text:p>
      <text:p text:style-name="TR_20_Alinti"><text:span text:style-name="T44">Ya Rab, bütün varlığımla Sana yaklaşıyorum, ey Allah'ım, Sana güveniyorum... Sana umut bağlayan hiç kimse utanca düşmez; nedensiz hainlik edenler utanır. Ya Rab, yollarını bana öğret, yönlerini bildir. Bana gerçek yolunda öncülük et, eğit beni; çünkü beni kurtaran Allah Sensin. Bütün gün umudum Sen'de. Ya Rab... Gençlik günahlarımı, isyanlarımı anımsama,</text:span><text:span text:style-name="Footnote_20_Symbol"><text:span text:style-name="T44"><text:note text:id="ftn14" text:note-class="footnote"><text:note-citation>14</text:note-citation><text:note-body><text:p text:style-name="TR_20_sayfasonu_20_notu"><text:span text:style-name="T22"><text:s/></text:span>Allah'a müminlerin "kötülüklerinin örtülmesi, hatalarının bağışlanması için" dua edilmesi manasındadır.</text:p></text:note-body></text:note></text:span></text:span><text:span text:style-name="T31"> </text:span><text:span text:style-name="T44"><text:s/>sevgine göre anımsa beni, çünkü Sen iyisin, ya Rab. Rab iyi ve doğrudur, onun için günahkarlara yol gösterir. Alçakgönüllülere adalet yolunda öncülük eder, Kendi yolunu öğretir onlara. Rab'bin bütün yolları sevgi ve sadakate dayanır ahdimdeki buyruklara uyanlar için. Ya Rab, Adın uğruna suçumu bağışla... Kim Rab'den korkarsa, Rab ona seçeceği yolu gösterir. Rahatlık içinde yaşayacak o insan... Rab Kendisi'nden korkanlarla paylaşır sırrını, onlara açıklar ahdini. Gözlerim hep Rab'dedir, çünkü ayaklarımı ağdan O çıkarır. Halime bak, lütfet bana; çünkü garip ve mazlumum... Kurtar beni dertlerimden!... Bütün günahlarımı bağışla!... Canımı koru, kurtar beni!... Sana sığınıyorum! Dürüstlük, doğruluk korusun beni, çünkü umudum Sen'dedir. (Mezmurlar, 25:1-21)</text:span></text:p>
      <text:p text:style-name="P15"><text:span text:style-name="T1">Beni haklı çıkar, ya Rab, çünkü dürüst bir yaşam sürdüm; sarsılmadan Rab'be güvendim. Dene beni, ya Rab, sına; duygularımı, düşüncelerimi yokla. Çünkü sevgini hep göz önünde tutuyor, Senin gerçeğini yaşıyorum ben. Yalancılarla oturmam, ikiyüzlülerin suyuna gitmem. Kötülük yapanlar topluluğundan nefret ede</text:span><text:span text:style-name="T33">rim, </text:span>fesatçıların arasına girmem... Ya Rab, yüksek sesle şükranımı duyurmak ve bütün harikalarını anlatmak için. Severim, ya Rab... görkeminin bulunduğu yeri. Günahkarların, eli kanlı adamların... elleri kötülük aletidir, sağ elleri rüşvet doludur. Ama ben dürüst yaşarım, kurtar beni, lütfet bana! Ayağım emin yerde duruyor. Topluluk içinde Sana övgüler sunacağım, ya Rab. (Mezmurlar, 26:1-12)</text:p>
      <text:p text:style-name="TR_20_Alinti"><text:span text:style-name="T44">Rab benim ışığım, kurtuluşumdur, kimseden korkmam. Rab yaşamımın kalesidir</text:span><text:span text:style-name="Footnote_20_Symbol"><text:span text:style-name="T44"><text:note text:id="ftn15" text:note-class="footnote"><text:note-citation>15</text:note-citation><text:note-body><text:p text:style-name="TR_20_sayfasonu_20_notu"><text:span text:style-name="T22"><text:s/></text:span><text:span text:style-name="T12">Allah Melca (Kendisi'ne sığınılan)'dır. Teşbihle Allah'ın bu sıfatı anlatılmaktadır.</text:span></text:p></text:note-body></text:note></text:span></text:span><text:span text:style-name="T44">, kimseden yılmam. Hasımlarım, düşmanlarım olan kötüler, beni yutmak için üzerime gelirken tökezleyip düşerler. Karşımda bir ordu konaklasa, kılım kıpırdamaz, bana karşı savaş açılsa, yine güvenimi yitirmem. Rab'den tek dileğim, tek isteğim şu: Rab'bin güzelliğini seyretmek,</text:span><text:span text:style-name="Footnote_20_Symbol"><text:span text:style-name="T44"><text:note text:id="ftn16" text:note-class="footnote"><text:note-citation>16</text:note-citation><text:note-body><text:p text:style-name="TR_20_sayfasonu_20_notu"><text:span text:style-name="T22"><text:s/></text:span><text:span text:style-name="T12">Salih müminlerin, cennet nimeti olarak Allah'ın Yüce Cemali'ni görmeleri kast edilmektedir.</text:span></text:p></text:note-body></text:note></text:span></text:span><text:span text:style-name="T44"> mescidinde O'na hayran olmak için ömrümün bütün günlerini O'nun evinde geçirmek... Sevinçle haykırarak kurbanlar sunacağım O'nun çadırında,</text:span><text:span text:style-name="Footnote_20_Symbol"><text:span text:style-name="T44"><text:note text:id="ftn17" text:note-class="footnote"><text:note-citation>17</text:note-citation><text:note-body><text:p text:style-name="TR_20_sayfasonu_20_notu"><text:span text:style-name="T22"><text:s/></text:span><text:span text:style-name="T12">Allah'a ibadet edilen mekanı tarif etmek için kullanılan bir teşbihtir.</text:span></text:p></text:note-body></text:note></text:span></text:span><text:span text:style-name="T44"> O'nu ezgilerle, İlahilerle öveceğim. Sana yakarıyorum, ya Rab... lütfet, yanıtla beni! Ya Rab, içimden bir ses duydum: "Yüzümü ara!"</text:span><text:span text:style-name="Footnote_20_Symbol"><text:span text:style-name="T44"><text:note text:id="ftn18" text:note-class="footnote"><text:note-citation>18</text:note-citation><text:note-body><text:p text:style-name="TR_20_sayfasonu_20_notu"><text:span text:style-name="T22"><text:s/></text:span><text:span text:style-name="T12">Allah'ın Zatı; Allah'ın rızası, hoşnutluğu.</text:span></text:p></text:note-body></text:note></text:span></text:span><text:span text:style-name="T31"> </text:span><text:span text:style-name="T44">dedin, işte yüzünü (rızanı) arıyorum. Yüzünü benden gizleme (Rızanı benden esirgeme)... Bana hep yardımcı oldun; bırakma, terk etme beni, ey beni kurtaran Allah! Annemle babam beni terk etseler bile, Rab beni kabul eder. Ya Rab, yolunu öğret bana, düşmanlarıma karşı düz yolda bana öncülük et. Beni hasımlarımın keyfine bırakma, çünkü yalancı tanıklar dikiliyor karşıma, ağızları şiddet saçıyor. Yaşam diyarında Rab'bin iyiliğini göreceğimden kuşkum yok. Umudunu Rab'be bağla, güçlü ve yürekli ol; umudunu Rab'be bağla! (Mezmurlar, 27:1-14)</text:span></text:p>
      <text:p text:style-name="P16">Ya Rab, Sana yakarıyorum, gücüm benim... Seni yardıma çağırdığımda... kulak ver yalvarışlarıma. Beni kötülerle, haksızlık yapanlarla bir tutup cezalandırma. Onlar komşularıyla dostça konuşur, ama yüreklerinde kötülük beslerler. Eylemlerine, yaptıkları kötülüklere göre onları yanıtla; yaptıklarının, hak ettiklerinin karşılığını ver. Onlar Rab'bin yaptıklarına, ellerinin eserine (Allah'ın yaratışına) önem vermezler; bu yüzden Rab onları yıkacak, bir daha ayağa kaldırmayacak. Rab'be övgüler olsun! Çünkü <text:soft-page-break/>yalvarışımı duydu. Rab benim gücüm, kalkanım (koruyanım)dır, O'na yürekten güveniyor ve yardım görüyorum. Yüreğim coşuyor, ezgilerimle (İlahilerle) O'na şükrediyorum. Rab halkının gücüdür... (Mezmurlar, 28:1-8)</text:p>
      <text:p text:style-name="P16">... Rab'bi övün, Rab'bin gücünü, yüceliğini övün, Rab'bin görkemini adına yaraşır biçimde övün, kutsal giysiler içinde Rab'be kulluk edin!... Rab'bin sesi güçlüdür, Rab'bin sesi görkemlidir... O'nun mescidinde herkes "Yücesin!" diye haykırır... (Mezmurlar, 29:1-9)</text:p>
      <text:p text:style-name="P16">Seni yüceltmek istiyorum, ya Rab, çünkü beni kurtardın, düşmanlarımı bana güldürmedin. Ya Rab Allah'ım, Sana yakardım, bana şifa verdin. Ya Rab... yaşam verdin bana, ölüm çukuruna (cehenneme) düşürmedin. Ey Rab'bin sadık kulları, O'nu İlahilerle övün, kutsallığını anarak O'na şükredin... Huzur duyunca dedim ki, "Asla sarsılmayacağım!" Ya Rab, lütfunla beni güçlü bir dağ gibi sarsılmaz kıldın... "Ya Rab, acı bana; yardımcım ol, ya Rab!" Yasımı şenliğe döndürdün, çulumu çıkarıp beni sevinçle kuşattın. Öyle ki, gönlüm Seni İlahilerle övsün, susmasın! Ya Rab Allah'ım, Sana sürekli şükredeceğim. (Mezmurlar, 30:1-12)</text:p>
      <text:p text:style-name="TR_20_Alinti"><text:span text:style-name="T44">Ya Rab, Sana sığınıyorum. Utandırma beni hiçbir zaman! Adaletinle kurtar beni! Kulak ver bana, çabuk yetiş, kurtar beni; bir güç ol bana sığınmam için, güçlü bir kale (sığınak) ol kurtulmam için!... Gücüm ve kalem (sığınağım) Sensin, öncülük et, yol göster bana Kendi Adın uğruna. Bana kurdukları tuzaktan uzak tut beni, çünkü sığınağım Sensin. Ruhumu ellerine (Senin Kudretine, ilmine) bırakıyorum, ya Rab, sadık Allah, kurtar beni. Değersiz putlara bel bağlayanlardan hoşlanmam, Rab'be güvenirim ben. Sadakatinden ötürü sevinip coşacağım, çünkü düşkün halimi görüyor, çektiğim sıkıntıları biliyorsun, beni düşman eline düşürmedin, bastığım yerleri genişlettin... Ama ben Sana güveniyorum, ya Rab, "Allah'ım Sensin!" diyorum. Hayatım Senin elinde (Senin takdirinde, Kudretinde), kurtar beni düşmanlarımın pençesinden, ardıma düşenlerden. Yüzün (Nurun) kulunu aydınlatsın, sevgi göster, kurtar beni! Utandırma beni, ya Rab, Sana sesleniyorum; kötüler utansın, ölüler diyarında (cehennemde) sesleri kesilsin. Sussun o yalancı dudaklar; doğru insana karşı gururla, tepeden bakarak, küçümseyerek konuşan dudaklar. İyiliğin ne büyüktür, ya Rab, onu Sen'den korkanlar için saklarsın, herkesin gözü önünde, Sana sığınanlara iyi davranırsın. İnsanların düzenlerine karşı, koruyucu huzurunla üzerlerine kanat gerersin;</text:span><text:span text:style-name="Footnote_20_Symbol"><text:span text:style-name="T44"><text:note text:id="ftn19" text:note-class="footnote"><text:note-citation>19</text:note-citation><text:note-body><text:p text:style-name="TR_20_sayfasonu_20_notu"><text:span text:style-name="T22"><text:s/></text:span><text:span text:style-name="T12">Allah'ın Mümin (Emniyet veren, emniyet kılan) isminin tecelli etmesi teşbih yöntemiyle anlatılmaktadır.</text:span></text:p></text:note-body></text:note></text:span></text:span><text:span text:style-name="T44"> saldırgan dillere karşı onları çardağında</text:span><text:span text:style-name="Footnote_20_Symbol"><text:span text:style-name="T44"><text:note text:id="ftn20" text:note-class="footnote"><text:note-citation>20</text:note-citation><text:note-body><text:p text:style-name="TR_20_sayfasonu_20_notu"><text:span text:style-name="T22"><text:s/></text:span>Teşbih yöntemiyle "Allah'ın himayesi, koruması" kast edilmektedir.</text:p></text:note-body></text:note></text:span></text:span><text:span text:style-name="T44"> gizlersin. Rab'be övgüler olsun, kuşatılmış bir kentte sevgisini bana harika biçimde gösterdi... Rab'bi sevin, ey O'nun sadık kulları! RAB Kendisi'ne bağlı olanları korur, büyüklenenlerin ise tümüyle hakkından gelir. Ey Rab'be umut bağlayanlar, güçlü ve yürekli olun! (Mezmurlar, 31:1-24)</text:span></text:p>
      <text:p text:style-name="P16">Ne mutlu isyanı bağışlanan, günahı örtülen insana! Suçu RAB tarafından sayılmayan, ruhunda hile bulunmayan insana ne mutlu!... Sığınağım Sensin, beni sıkıntıdan korur, çevremi kurtuluş İlahileriyle kuşatırsın... Kötülerin acısı çoktur, ama Rab'be güvenenleri O'nun sevgisi kuşatır. Ey doğru insanlar, sevinç kaynağınız RAB olsun, coşun; ey yüreği temiz olanlar, hepiniz sevinç çığlıkları atın! (Mezmurlar, 32:1-11)</text:p>
      <text:p text:style-name="TR_20_Alinti"><text:span text:style-name="T44">Ey doğru insanlar, Rab'be sevinçle haykırın! Dürüstlere O'nu övmek yaraşır. Lir çalarak Rab'be şükredin, on telli çenk eşliğinde O'nu İlahilerle övün. O'na yeni bir ezgi söyleyin, sevinç çığlıklarıyla sazınızı konuşturun. Çünkü Rab'bin sözü doğrudur, her işi sadakatle yapar. Doğruluğu, adaleti sever, Rab'bin sevgisi yeryüzünü doldurur. Gökler Rab'bin sözüyle... yaratıldı. Deniz sularını biraraya toplar, engin suları ambarlara depolar. Bütün yeryüzü Rab'den korksun, dünyada yaşayan herkes O'na saygı duysun. Çünkü </text:span><text:soft-page-break/><text:span text:style-name="T44">O söyleyince, herşey var oldu; O buyurunca, herşey belirdi. Rab ulusların planlarını bozar, halkların tasarılarını boşa çıkarır. Ama Rab'bin planları sonsuza dek sürer... Ne mutlu Allah'ı RAB olan ulusa... Rab... bütün insanları görür... Yeryüzünde yaşayan herkesi gözler. Herkesin yüreğini yaratan, yaptıkları herşeyi tartan O'dur. Ne büyük ordularıyla zafer kazanan kral var, ne de büyük gücüyle kurtulan yiğit. Zafer için at boş bir umuttur, büyük gücüne karşın kimseyi kurtaramaz. Ama Rab'bin gözü</text:span><text:span text:style-name="Footnote_20_Symbol"><text:span text:style-name="T44"><text:note text:id="ftn21" text:note-class="footnote"><text:note-citation>21</text:note-citation><text:note-body><text:p text:style-name="TR_20_sayfasonu_20_notu"><text:span text:style-name="T22"><text:s/></text:span><text:span text:style-name="T12">Teşbih yöntemiyle, Allah'ın inayeti, iman edenler üzerindeki koruması anlatılmaktadır.</text:span></text:p></text:note-body></text:note></text:span></text:span><text:span text:style-name="T44"> Kendisi'nden korkanların, sevgisine umut bağlayanların üzerindedir; böylece onları ölümden kurtarır, kıtlıkta yaşamalarını sağlar. Umudumuz Rab'dedir, yardımcımız, kalkanımız (koruyanımız) O'dur. O'nda sevinç bulur yüreğimiz, çünkü O'nun kutsal adına güveniriz... Umudumuz Sen'de, sevgin üzerimizde olsun, ya Rab! (Mezmurlar, 33:1-22)</text:span></text:p>
      <text:p text:style-name="TR_20_Alinti"><text:span text:style-name="T44">Her zaman Rab'be övgüler sunacağım, övgüsü dilimden düşmeyecek. RAB'le övünürüm, mazlumlar işitip sevinsin! Benimle birlikte Rab'bin büyüklüğünü duyurun, adını birlikte yüceltelim. Rab'be yöneldim, yanıt verdi bana, bütün korkularımdan kurtardı beni. O'na bakanların yüzü ışıl ışıl parlar, yüzleri utançtan kızarmaz. Bu mazlum yakardı, Rab duydu, bütün sıkıntılarından kurtardı onu. Rab'bin meleği O'ndan korkanların çevresine ordugah kurar, kurtarır onları... Rab ne iyidir, ne mutlu O'na sığınan adama! Rab'den korkun... çünkü O'ndan korkanın eksiği olmaz. Genç aslanlar bile aç ve muhtaç olur; ama Rab'be yönelenlerden hiçbir iyilik esirgenmez. Gelin, ey çocuklar, dinleyin beni: Size Rab korkusunu öğreteyim. Kim yaşamdan zevk almak, iyi günler görmek istiyorsa, dilini kötülükten, dudaklarını yalandan uzak tutsun. Kötülükten sakının, iyilik yapın; esenliği amaçlayın, ardınca gidin. Rab'bin gözleri doğru kişilerin üzerindedir, kulakları onların yakarışına açıktır.</text:span><text:span text:style-name="Footnote_20_Symbol"><text:span text:style-name="T44"><text:note text:id="ftn22" text:note-class="footnote"><text:note-citation>22</text:note-citation><text:note-body><text:p text:style-name="TR_20_sayfasonu_20_notu"><text:span text:style-name="T22"><text:s/></text:span>Teşbih yöntemiyle, Allah'ın inayeti, iman edenler üzerindeki koruması anlatılmaktadır.</text:p></text:note-body></text:note></text:span></text:span><text:span text:style-name="T31"> </text:span><text:span text:style-name="T44">Rab kötülük yapanlara karşıdır, onların anısını yeryüzünden siler. Doğrular yakarır, Rab duyar; bütün sıkıntılarından kurtarır onları... Kötü insanın sonu kötülükle biter, cezasını bulur doğrulardan nefret edenler. Rab kullarını kurtarır, O'na sığınanların hiçbiri ceza görmez. (Mezmurlar, 34:1-22)</text:span></text:p>
      <text:p text:style-name="P16">... Rab'de sevinç bulacağım, beni kurtardığı için coşacağım. Bütün varlığımla şöyle diyeceğim: "Senin gibisi var mı, ya Rab, mazlumu zorbanın elinden, mazlumu ve yoksulu soyguncudan kurtaran?"... Büyük toplantıda Sana şükürler sunacağım, kalabalığın ortasında Sana övgüler dizeceğim... Barış sözünü etmez onlar, kurnazca düzen kurarlar ülkenin sakin insanlarına. (Mezmurlar, 35:9-20)</text:p>
      <text:p text:style-name="TR_20_Alinti"><text:span text:style-name="T44">Günah fısıldar kötü insana, yüreğinin dibinden: Allah korkusu yoktur onda. Kendini öyle beğenmiş ki, suçunu görmez, ondan tiksinmez. Ağzından kötülük ve yalan akar, akıllanmaktan, iyilik yapmaktan vazgeçmiş. Yatağında bile fesat düşünür, olumsuz yolda direnir, reddetmez kötülüğü. Ya RAB, sevgin göklere, sadakatin gökyüzüne erişir. Doğruluğun ulu dağlara benzer, adaletin uçsuz bucaksız enginlere. İnsanı da, hayvanı da koruyan Sensin, ya Rab. Sevgin ne değerli, ey Allah! Kanatlarının gölgesine</text:span><text:span text:style-name="Footnote_20_Symbol"><text:span text:style-name="T44"><text:note text:id="ftn23" text:note-class="footnote"><text:note-citation>23</text:note-citation><text:note-body><text:p text:style-name="TR_20_sayfasonu_20_notu"><text:span text:style-name="T22"><text:s/></text:span>Teşbih yöntemiyle Allah'ın korumasına, rahmetine sığınma kast edilmektedir.</text:p></text:note-body></text:note></text:span></text:span><text:span text:style-name="T44"> sığınır insanoğlu. Evindeki bolluğa doyarlar, zevklerinin ırmağından içirirsin onlara. Çünkü yaşam kaynağı Sensin, Senin ışığınla aydınlanırız. Sürekli göster Seni tanıyanlara sevgini, yüreği temiz olanlara doğruluğunu. Gururlunun ayağı bana varmasın, kötülerin eli beni kovmasın. (Mezmurlar, 36:1-11)</text:span></text:p>
      <text:p text:style-name="TR_20_Alinti"><text:span text:style-name="T44">Kötülük edenlere kızıp üzülme, suç işleyenlere özenme! Çünkü onlar ot gibi hemen solacak, yeşil bitki gibi kuruyup gidecek. Sen Rab'be güven, iyilik yap, ülkede otur, sadakatle çalış. Rab'den zevk al, O senin içindeki istekleri yerine getirecektir. Herşeyi Rab'be bırak, O'na güven, O gerekeni yapar. O senin doğruluğunu ışık gibi, hakkını öğle güneşi gibi aydınlığa çıkarır. Rab'bin önünde sakin dur, sabırla bekle; kızıp üzülme işi yolunda olanlara, kötü amaçlarına kavuşanlara. Kızmaktan kaçın, bırak öfkeyi, üzülme, yalnız kötülüğe sürükler bu seni... Yakında kötünün sonu gelecek, yerini arasan da bulunmayacak. Ama </text:span><text:soft-page-break/><text:span text:style-name="T44">alçakgönüllüler ülkeyi miras alacak, derin bir huzurun zevkini tadacak. Kötü insan doğru insana düzen kurar, diş gıcırdatır... Doğrunun azıcık varlığı, pek çok kötünün servetinden iyidir. Çünkü kötülerin gücü kırılacak, ama doğrulara Rab destek olacak. Rab kamil olanın her gününü gözetir, onların mirası sonsuza dek sürecek. Kötü günde utanmayacaklar, kıtlıkta karınları doyacak. Ama kötüler yıkıma uğrayacak; Rab'bin düşmanları kır çiçekleri gibi kuruyup gidecek, duman gibi dağılıp yok olacak. Kötüler ödünç alır, geri vermez; doğrularsa cömertçe verir... Rab insana sağlam adım attırır, insanın yolundan hoşnut olursa. Düşse bile yıkılmaz insan, çünkü elinden tutan Rab'dir.</text:span><text:span text:style-name="Footnote_20_Symbol"><text:span text:style-name="T44"><text:note text:id="ftn24" text:note-class="footnote"><text:note-citation>24</text:note-citation><text:note-body><text:p text:style-name="TR_20_sayfasonu_20_notu"><text:span text:style-name="T22"><text:s/></text:span><text:span text:style-name="T12">Allah'ın Hadi (Hidayet lütfeden, doğru yola ulaştıran) ismi teşbih yöntemiyle anlatılmaktadır.</text:span></text:p></text:note-body></text:note></text:span></text:span><text:span text:style-name="T44"> Gençtim, ömrüm tükendi, ama hiç görmedim doğru insanın terk edildiğini, soyunun ekmek dilendiğini. O hep cömertçe ödünç verir, soyu kutsanır. Kötülükten kaç, iyilik yap; sonsuz yaşama kavuşursun. Çünkü Rab doğruyu sever, sadık kullarını terk etmez. Onlar sonsuza dek korunacak... Doğrunun ağzından bilgelik akar, dilinden adalet damlar. Allah'ın Yasası yüreğindedir, ayakları kaymaz. Kötü, doğruya pusu kurar, onu öldürmeye çalışır. Ama Rab onu kötünün eline düşürmez... Rab'be umut bağla, O'nun yolunu tut... Kötü ve acımasız adamı gördüm, ilk dikildiği toprakta yeşeren ağaç gibi dal budak salıyordu; geçip gitti, yok oldu, aradım, bulunmaz oldu. Kamil olan adamı gözle, doğru adama bak, çünkü yarınlar barış severindir... Doğruların kurtuluşu Rab'den gelir, sıkıntılı günde onlara kale olur.</text:span><text:span text:style-name="Footnote_20_Symbol"><text:span text:style-name="T44"><text:note text:id="ftn25" text:note-class="footnote"><text:note-citation>25</text:note-citation><text:note-body><text:p text:style-name="TR_20_sayfasonu_20_notu"><text:span text:style-name="T22"><text:s/></text:span>Allah Melca (Kendisi'ne sığınılan)'dır. Teşbihle Allah'ın bu ismi anlatılmaktadır</text:p></text:note-body></text:note></text:span></text:span><text:span text:style-name="T44"> Rab onlara yardım eder, kurtarır onları, kötülerin elinden alıp özgür kılar, çünkü Kendisi'ne sığınırlar. (Mezmurlar, 37:1-40)</text:span></text:p>
      <text:p text:style-name="P16">Ya Rab, bütün özlemlerimi bilirsin... Umudum Sen'de, ya Rab... Sen yanıtlayacaksın, ya Rab, Allah'ım benim! Çünkü dua ediyorum... İyiliğe karşı kötülük yapanlar bana karşı çıkar, iyiliğin peşinde olduğum için. Beni terk etme, ya Rab! Ey Allah'ım, benden uzak durma! Yardımıma koş, ya Rab, kurtuluşum benim! (Mezmurlar, 38:9-22)</text:p>
      <text:p text:style-name="P16">Karar verdim: "Adımlarıma dikkat edeceğim, dilimi günahtan sakınacağım..." Yalnız bir karış ömür verdin bana, hiç kalır hayatım Senin önünde. Her insan bir soluktur sadece, en güçlü çağında bile. "Bir gölge gibi dolaşır insan, boş yere çırpınır, mal biriktirir, kime kalacağını bilmeden. "Ne bekleyebilirim şimdi, ya Rab? Umudum Sen'de. Kurtar beni... Her insan bir soluktur sadece. "Duamı işit, ya Rab, kulak ver yakarışıma... (Mezmurlar, 39:1-12)</text:p>
      <text:p text:style-name="P16">Rab'bi sabırla bekledim; bana yönelip yakarışımı duydu. Ölüm çukurundan, balçıktan çıkardı beni, ayaklarımı kaya üzerinde tuttu, kaymayayım diye. Ağzıma yeni bir ezgi (İlahi), Allahımız için bir övgü İlahisi koydu. Çokları görüp korkacak ve Rab'be güvenecekler. Ne mutlu Rab'be güvenen insana, gururluya, yalana sapana ilgi duymayana. Ya Rab, Allah'ım, harikaların, düşüncelerin ne çoktur bizim için; Sana eş koşulmaz! Duyurmak, anlatmak istesem yaptıklarını, saymakla bitmez... Şöyle dedim: "... Ey Allah'ım, Senin isteğini yapmaktan zevk alırım ben, Yasan yüreğimin derinliğindedir." Büyük toplantıda müjdelerim Senin zaferini, sözümü esirgemem, ya Rab, bildiğin gibi! Zaferini içimde gizlemem, bağlılığını ve kurtarışını duyururum, sevgini, sadakatini saklamam büyük topluluktan. Ya Rab, esirgeme sevecenliğini benden! Sevgin, sadakatin hep korusun beni! Sayısız belalar çevremi sardı... Ne olur, ya Rab, kurtar beni! Yardımıma koş, ya Rab!... Sen'de neşe ve sevinç bulsun bütün Sana yönelenler! "Rab yücedir!" desin hep Senin kurtarışını özleyenler!... Yardımcım ve kurtarıcım Sensin... ey Allah'ım! (Mezmurlar, 40:1-17)</text:p>
      <text:p text:style-name="P16">Ne mutlu yoksulu düşünene! Rab kurtarır onu kötü günde. Korur Rab, yaşatır onu, ülkede mutlu kılar, terk etmez düşmanlarının eline. Destek olur Rab ona yatağa düşünce; hastalandığında sağlığa kavuşturur onu. "Acı bana, ya Rab!" dedim, "Şifa ver bana.." Dürüstlüğümden ötürü bana destek olur, sonsuza dek beni huzurunda tutarsın. Öncesizlikten sonsuza dek, övgüler olsun... Rab'be! Amin! Amin! (Mezmurlar, 41:1-13)</text:p>
      <text:p text:style-name="TR_20_Alinti"><text:soft-page-break/><text:span text:style-name="T44">Geyik akarsuları nasıl özlerse, canım da Seni öyle özler, ey Allah! Canım Allah'a, yaşayan Allah'a susadı; ne zaman görmeye gideceğim Allah'ın yüzünü?</text:span><text:span text:style-name="Footnote_20_Symbol"><text:span text:style-name="T44"><text:note text:id="ftn26" text:note-class="footnote"><text:note-citation>26</text:note-citation><text:note-body><text:p text:style-name="TR_20_sayfasonu_20_notu"><text:span text:style-name="T22"><text:s/></text:span><text:span text:style-name="T12">Allah'ın rızasını, rahmetini ve cennetini kazanmak teşbihle anlatılmaktadır.</text:span></text:p></text:note-body></text:note></text:span></text:span><text:span text:style-name="T44">... Allah'a umut bağla, çünkü O'na yine övgüler sunacağım; O benim kurtarıcım ve Allah'ımdır... Gündüz Rab sevgisini gösterir, gece İlahi söyler, dua ederim yaşamımın Allah'ına... Allah'a umut bağla, çünkü O'na yine övgüler sunacağım; O benim kurtarıcım ve Allah'ımdır. (Mezmurlar, 42:1-11)</text:span></text:p>
      <text:p text:style-name="TR_20_Alinti"><text:span text:style-name="T44">... Kurtar hileci, haksız insandan. Çünkü Sen Allah'ım, kalemsin...</text:span><text:span text:style-name="Footnote_20_Symbol"><text:span text:style-name="T44"><text:note text:id="ftn27" text:note-class="footnote"><text:note-citation>27</text:note-citation><text:note-body><text:p text:style-name="TR_20_sayfasonu_20_notu"><text:span text:style-name="T22"><text:s/></text:span><text:span text:style-name="T12">Allah'ın Melca (Kendisi'ne sığınılan) ismi teşbihle anlatılmaktadır.</text:span></text:p></text:note-body></text:note></text:span></text:span><text:span text:style-name="T44"> Gönder ışığını, gerçeğini, yol göstersinler bana... Neşe, sevinç kaynağım Allah'a gideceğim ve Sana, ey Allah, Allah'ım benim, lirle şükredeceğim... Allah'a umut bağla, çünkü O'na yine övgüler sunacağım; O benim kurtarıcım ve Allah'ımdır. (Mezmurlar, 43:1-5)</text:span></text:p>
      <text:p text:style-name="TR_20_Alinti"><text:span text:style-name="T44">Onlar... kendi bilekleriyle zafere ulaşmadılar. Senin sağ elin, bileğin, yüzünün ışığı</text:span><text:span text:style-name="Footnote_20_Symbol"><text:span text:style-name="T44"><text:note text:id="ftn28" text:note-class="footnote"><text:note-citation>28</text:note-citation><text:note-body><text:p text:style-name="TR_20_sayfasonu_20_notu"><text:span text:style-name="T22"><text:s/></text:span>Allah'ın inayeti ve alemlerin Nuru olması teşbih yöntemiyle anlatılmaktadır.</text:p></text:note-body></text:note></text:span></text:span><text:span text:style-name="T44"> sayesinde oldu bu; çünkü Sen onları sevdin... Sensin bizi düşmanlarımızdan kurtaran, bizden nefret edenleri utanca boğan. Her gün Allah'la övünür, sonsuza dek adına şükran sunarız... O yürekteki gizleri bilir. (Mezmurlar, 44:3-21)</text:span></text:p>
      <text:p text:style-name="P16">Allah sığınağımız ve gücümüzdür, sıkıntıda hep yardıma hazırdır. Bu yüzden korkmayız yeryüzü altüst olsa, dağlar denizlerin bağrına devrilse, sular kükreyip köpürse, kabaran deniz dağları titretse bile... Herşeye Egemen RAB bizimledir... (Mezmurlar, 46:1-7)</text:p>
      <text:p text:style-name="P16">Ey bütün uluslar, el çırpın! Sevinç çığlıkları atın Allah'ın onuruna! Ne müthiştir yüce Rab... Ezgiler (İlahiler) sunun Allah'a, ezgiler (İlahiler)... Allah'a aittir yeryüzü kralları. O çok yücedir. (Mezmurlar, 47:1-2, 6-8)</text:p>
      <text:p text:style-name="P16">Rab büyüktür ve yalnız O övülmeye değer... Adın gibi, ey Allah, övgün de dünyanın dört bucağına varıyor. Sağ elin zafer dolu... Bu Allah sonsuza dek bizim Allah'ımız olacak, bize hep yol gösterecektir. (Mezmurlar, 48:1, 10-14)</text:p>
      <text:p text:style-name="P16">Ey bütün halklar, dinleyin! Kulak verin hepiniz, ey dünyada yaşayanlar, halk çocukları, bey çocukları, zenginler, yoksullar! Bilgelik dökülecek ağzımdan, anlayış sağlayacak içimdeki düşünceler, kulak vereceğim özdeyişlere... Onlar varlıklarına güvenir, büyük servetleriyle böbürlenirler. Kimse kimsenin hayatının bedelini ödeyemez, Allah'a fidye veremez... Bütün gösterişine karşın geçicidir insan, ölüp giden hayvanlar gibi. Budalaların yolu, onların sözünü onaylayanların sonu budur. Sürü gibi ölüler diyarına (cehenneme) sürülecekler... Tan ağarınca doğrular onlara egemen olacak, cesetleri çürüyecek, ölüler diyarı (cehennem) onlara konut olacak. Ama Allah beni ölüler diyarının (cehennemin) pençesinden kurtaracak ve yanına alacak. Korkma biri zenginleşirse, evinin görkemi artarsa. Çünkü ölünce hiçbir şey götüremez, görkemi onunla mezara gitmez. Yaşarken kendini mutlu saysa bile, başarılı olunca övülse bile. Atalarının kuşağına katılacak, onlar ki asla ışık yüzü görmeyecekler. Bütün gösterişine karşın anlayışsızdır insan, ölüp giden hayvanlar gibi. (Mezmurlar, 49:1-20)</text:p>
      <text:p text:style-name="P16">Güçlü olan Allah, Rab konuşuyor; Güneş'in doğduğu yerden battığı yere kadar yeryüzünün tümüne sesleniyor. Güzelliğin... parıldıyor Allah... Gökler O'nun adaletini bildirecektir, çünkü hüküm veren Allah'ın Kendisi'dir... "Ben Allah'ım... Bütün orman yaratıkları, dağlardaki bütün hayvanlar Benimdir. Dağlardaki bütün kuşları korurum, kırlardaki bütün yabanıl hayvanlar Benim'dir... Sıkıntılı gününde seslen Bana, seni kurtarırım, sen de Beni yüceltirsin." Ama Allah kötüye şöyle diyor: "... Yola getirilmekten nefret ediyor, sözlerimi arkana atıyorsun. Hırsız görünce onunla dost oluyor, zina edenlere ortak oluyorsun. Ağzını <text:soft-page-break/>kötülük için kullanıyor, dilini yalana koşuyorsun... Suçlarını gözünün önüne seriyorum...Yolunu düzeltene kurtarışımı göstereceğim." (Mezmurlar, 50:1-23)</text:p>
      <text:p text:style-name="P16">Ey Allah, lütfet bana, sevgin uğruna; sil isyanlarımı, sınırsız merhametin uğruna. Tümüyle yıka beni suçumdan, arıt beni günahımdan... Sen gönülde sadakat istiyorsun, bilgelik öğret bana yüreğimin derinliklerinde. Beni... arıt, paklanayım, yıka beni (günahlarımdan arındır), kardan beyaz olayım... Ey Allah, temiz bir yürek yarat, yeniden kararlı bir ruh var et içimde. Beni huzurundan atma, mukaddes ruhunu benden alma. Geri ver bana sağladığın kurtuluş sevincini, bana destek ol, istekli bir ruh ver. Başkaldıranlara Senin yollarını öğreteyim, günahkarlar geri dönsün Sana. Kurtar beni kan dökme suçundan, Ey Allah, beni kurtaran Allah, dilim Senin kurtarışını İlahilerle övsün. Ya Rab, aç dudaklarımı, ağzım Senin övgülerini duyursun... Senin kabul ettiğin kurban alçakgönüllü bir ruhtur, alçakgönüllü ve pişman bir yüreği hor görmezsin, ey Allah. (Mezmurlar, 51:1-17)</text:p>
      <text:p text:style-name="P16">Niçin kötülüğünle böbürlenirsin, ey kabadayı, Allah'ın sadık kullarına karşı bütün gün dilin yıkım tasarlar keskin ustura gibi, ey hilekar. İyilikten çok kötülüğü, doğru konuşmaktan çok yalanı seversin. Seni hileli dil seni! Her yıkıcı sözü seversin. Ama Allah seni sonsuza dek yıkacak... Doğrular bunu görünce korkacak... şöyle diyecekler: "İşte bu adam, Allah'a sığınmak istemedi, servetinin bolluğuna güvendi, başkalarını yıkarak güçlendi!" Ama ben... sonsuza dek Allah'ın sevgisine güvenirim. Sürekli Sana şükrederim yaptıkların için, sadık kullarının önünde umut bağlarım, çünkü Adın iyidir. (Mezmurlar, 52:1-9)</text:p>
      <text:p text:style-name="P16">Akılsız içinden, "Allah yok!" der. İnsanlar bozuldu, iğrençlik aldı yürüdü, iyilik eden yok... Hepsi saptı, tümü yozlaştı, iyilik eden yok... Allah'a yakarmıyorlar. Ama korkulmayacak yerde korkacaklar, çünkü Allah... onları reddettiği için hepsini utandıracak. (Mezmurlar, 53:1-5)</text:p>
      <text:p text:style-name="P16">Ey Allah, beni Adınla kurtar, gücünle akla beni!... Küstahlar bana saldırıyor, zorbalar canımı almak istiyor, Allah'a aldırmıyorlar. İşte Allah benim yardımcımdır, tek desteğim Rab'dir... Ya Rab, sana gönülden bir kurban sunacağım, adına şükredeceğim, çünkü Adın iyidir. Beni bütün sıkıntılarımdan kurtardın... (Mezmurlar, 54:1-7)</text:p>
      <text:p text:style-name="P16">Şaşkına çevir kötüleri, ya Rab, karıştır dillerini, çünkü kentte şiddet ve çatışma görüyorum. Gece gündüz kent surları üzerinde dolaşırlar, haksızlık, fesat dolu kentin içi. Yıkıcılık kentin göbeğinde, zorbalık, hile eksilmez meydanından... Bense Allah'a seslenirim, Rab kurtarır beni... Allah'tan korkmuyorlar. Yoldaşım dostlarına saldırarak yaptığı antlaşmayı bozdu. Ağzından bal damlar, ama yüreğinde savaş var. Sözleri yağdan yumuşak, ama yalın birer kılıçtır. Yükünü Rab'be bırak, O sana destek olur. Asla izin vermez doğru insanın sarsılmasına. Ama Sen, ey Allah, ölüm çukuruna (cehenneme) atacaksın kötüleri, günlerinin yarısını görmeyecek katillerle hainler; bense Sana güveniyorum. (Mezmurlar, 55:9-23)</text:p>
      <text:p text:style-name="P16">Sana güvenirim korktuğum zaman. Allah'a, sözünü övdüğüm Allah'a güvenirim ben, korkmam. İnsan bana ne yapabilir? Gün boyu sözlerimi çarpıtıyorlar, hakkımda hep kötülük tasarlıyorlar. Fesatlık için uğraşıyor, pusuya yatıyor, adımlarımı gözlüyor, canımı almak istiyorlar... Biliyorum, Allah benden yana. Sözünü övdüğüm Allah'a, sözünü övdüğüm Rab'be, Allah'a güvenirim ben, korkmam; insan bana ne yapabilir?... Çünkü canımı ölümden kurtardın, ayaklarımı tökezlemekten korudun; işte yaşam ışığında, Allah huzurunda yürüyorum. (Mezmurlar, 56:3-13)</text:p>
      <text:p text:style-name="TR_20_Alinti"><text:span text:style-name="T44">Acı bana, ey Allah, acı, çünkü Sana sığınıyorum; felaket geçinceye kadar, kanatlarının gölgesine</text:span><text:span text:style-name="Footnote_20_Symbol"><text:span text:style-name="T44"><text:note text:id="ftn29" text:note-class="footnote"><text:note-citation>29</text:note-citation><text:note-body><text:p text:style-name="TR_20_sayfasonu_20_notu"><text:span text:style-name="T22"><text:s/></text:span><text:span text:style-name="T12">Teşbih yöntemiyle Allah'ın himayesi, koruması kast edilmektedir.</text:span></text:p></text:note-body></text:note></text:span></text:span><text:span text:style-name="T44"> sığınacağım. Yüce Allah'a, benim için herşeyi yapan Allah'a sesleniyorum... Yüceliğini göster göklerin üstünde, ey Allah, görkemin bütün yeryüzünü kaplasın! Yoluma çukur kazdılar, içine kendileri düştüler. </text:span><text:soft-page-break/><text:span text:style-name="T44">Kararlıyım, ey Allah, kararlıyım, <text:s/>İlahiler söyleyeceğim. Halkların arasında Sana şükürler sunayım, ya Rab, ulusların arasında Seni İlahilerle öveyim. Çünkü sevgin göklere erişir, sadakatin gökyüzüne ulaşır. Yüceliğini göster göklerin üstünde, ey Allah, görkemin bütün yeryüzünü kaplasın! (Mezmurlar, 57:1-11)</text:span></text:p>
      <text:p text:style-name="P16">Ey yöneticiler, gerçekten adil mi karar verirsiniz? Doğru mu yargılarsınız insanları? Hayır! Hep haksızlık tasarlarsınız içinizde, zorbalık saçar elleriniz yeryüzüne.... (Mezmurlar, 58:1-3)</text:p>
      <text:p text:style-name="TR_20_Alinti"><text:span text:style-name="T44">Kurtar beni düşmanlarımdan, ey Allah'ım, kalem (sığınağım) ol hasımlarıma karşı. Kurtar beni suç işleyenlerden, uzak tut kanlı katillerden... Sen, ya Rab, Herşeye Egemen Allah... Gücüm Sensin, Seni gözlüyorum, çünkü kalemsin (sığınağımsın), ey Allah. Allah'ım sevgisiyle karşılar beni... Ya Rab, kalkanımız (koruyucumuz) bizim... Gücün için sabah ezgiler söyleyecek, sevgini sevinçle dile getireceğim. Çünkü Sen bana kale,</text:span><text:span text:style-name="Footnote_20_Symbol"><text:span text:style-name="T44"><text:note text:id="ftn30" text:note-class="footnote"><text:note-citation>30</text:note-citation><text:note-body><text:p text:style-name="TR_20_sayfasonu_20_notu"><text:span text:style-name="T22"><text:s/></text:span><text:span text:style-name="T12">Allah'ın Melca (Kendisi''ne sığınılan) isminin tecelli etmesi anlamındadır.</text:span></text:p></text:note-body></text:note></text:span></text:span><text:span text:style-name="T44"> sıkıntılı günümde sığınak oldun. Gücüm Sensin, Seni İlahilerle öveceğim, çünkü kalem (sığınağım), beni seven Allah Sensin. (Mezmurlar, 59:1-17)</text:span></text:p>
      <text:p text:style-name="P16">Kurtar bizi sağ elinle, yardım et, sevdiklerin özgürlüğe kavuşsun diye! Yardım et bize düşmana karşı, çünkü boştur insan yardımı. Allah'la zafer kazanırız... (Mezmurlar, 60:5, 11-12)</text:p>
      <text:p text:style-name="TR_20_Alinti"><text:span text:style-name="T44">Ey Allah... çünkü Sen benim için sığınak, düşmana karşı güçlü bir destek oldun. Çadırında</text:span><text:span text:style-name="Footnote_20_Symbol"><text:span text:style-name="T44"><text:note text:id="ftn31" text:note-class="footnote"><text:note-citation>31</text:note-citation><text:note-body><text:p text:style-name="TR_20_sayfasonu_20_notu"><text:span text:style-name="T22"><text:s/></text:span><text:span text:style-name="T12">Allah'a ibadet edilen mekanı tarif etmek için kullanılan bir teşbihtir.</text:span></text:p></text:note-body></text:note></text:span></text:span><text:span text:style-name="T44"> sonsuza dek oturmak ve kanatlarının gölgesine</text:span><text:span text:style-name="Footnote_20_Symbol"><text:span text:style-name="T44"><text:note text:id="ftn32" text:note-class="footnote"><text:note-citation>32</text:note-citation><text:note-body><text:p text:style-name="TR_20_sayfasonu_20_notu"><text:span text:style-name="T22"><text:s/></text:span><text:span text:style-name="T12">Teşbih yöntemiyle Allah'ın himayesi, koruması kast edilmektedir.</text:span></text:p></text:note-body></text:note></text:span></text:span><text:span text:style-name="T44"> sığınmak isterim. Çünkü Sen, ey Allah, adaklarımı duydun, adından korkanların mirasını bana verdin... Sevgin ve sadakatinle koru!... Adını hep İlahilerle öveceğim... (Mezmurlar, 61:1-8)</text:span></text:p>
      <text:p text:style-name="P16">Canım yalnız Allah'da huzur bulur, kurtuluşum O'ndan gelir. Tek gücüm, kurtuluşum, kalem (sığınağım) O'dur, asla sarsılmam... Ey canım, yalnız Allah'da huzur bul, çünkü umudum O'ndadır. Tek gücüm, kurtuluşum, kalem (sığınağım) O'dur, sarsılmam. Kurtuluşum ve onurum Allah'a bağlıdır, kuvvetli gücüm, sığınağım O'dur. Ey halkım, her zaman O'na güven... Çünkü Allah sığınağımızdır... Zorbalığa güvenmeyin... Güç Allah'ındır, sevgi de Senin, ya Rab! Çünkü Sen herkese, yaptığının karşılığını verirsin. (Mezmurlar, 62:1-12)</text:p>
      <text:p text:style-name="TR_20_Alinti"><text:span text:style-name="T44">Ey Allah, Sensin benim Allah'ım, Seni çok özlüyorum, canım Sana susamış, kurak, yorucu, susuz bir diyarda, bütün varlığımla Seni arıyorum... Senin sevgin yaşamdan iyidir, bu yüzden dudaklarım </text:span><text:span text:style-name="T43">Seni yüceltir. Ömrümce Sana övgüler sunacağım, Senin adınla ellerimi kaldıracağım. Zengin yiyeceklere doyarcasına doyacağım Sana, şakıyan dudaklarla ağzım Sana övgüler sunacak. Yatağıma uzanınca Seni anarım, gece boyunca derin derin Seni düşünürüm. Çünkü Sen bana yardımcı oldun, kanatlarının gölgesinde</text:span><text:span text:style-name="Footnote_20_Symbol"><text:span text:style-name="T43"><text:note text:id="ftn33" text:note-class="footnote"><text:note-citation>33</text:note-citation><text:note-body><text:p text:style-name="TR_20_sayfasonu_20_notu"><text:span text:style-name="T22"><text:s/></text:span><text:span text:style-name="T12">Teşbih yöntemiyle Allah'ın himayesi, koruması kast edilmektedir.</text:span></text:p></text:note-body></text:note></text:span></text:span><text:span text:style-name="T43"> sevincimi dile getiririm. Canım Sana sımsıkı sarılır, sağ elin bana destek olur... Kralsa Allah'ta sevinç bulacak. Allah'ın adıyla ant içenlerin hepsi övünecek, yalancıların ağzıysa kapanacak. (Mezmurlar, 63:1-11)</text:span></text:p>
      <text:p text:style-name="P15"><text:span text:style-name="T1">Kötülerin gizli tasarılarından, o suçlu güruhun şamatasından esirge beni. Onlar dillerini kılıç gibi bilemiş, acı sözlerini ok gibi hedefe yöneltmişler, pusularından masum insanın üzerine atmak için. Ansızın vururlar, hiç çekinmeden. Birbirlerini kötülük yapmaya iter, gizli tuzaklar tasarlarken, "Kim görecek?" derler. Haksızlık yapmayı düşünür, "Kusursuz bir plan yaptık!" </text:span>derler. İnsanın içi ve yüreği derin bir sırdır, bilinmez. Ama ... Dilleri yüzünden yıkıma uğrayacaklar... Doğru insan Rab'de sevinç bulacak, O'na sığınacak, bütün temiz yürekliler O'nu övecek. (Mezmurlar, 64:2-10)</text:p>
      <text:p text:style-name="P16"><text:soft-page-break/>Ey Allah... Ey Sen, duaları işiten, bütün insanlar Sana gelecek. Suçlarımızın altında ezildik, ama Sen isyanlarımızı bağışlarsın. Ne mutlu avlularında otursun diye seçip Kendine yaklaştırdığın kişiye! Evinin, kutsal mescidinin nimetlerine doyacağız. Ey bizi kurtaran Allah, müthiş işler yaparak zaferle yanıtlarsın bizi. Sen yeryüzünün dört bucağında, uzak denizlerdekilerin umudusun; kudret kuşanan, gücüyle dağları kuran, denizlerin kükremesini, dalgaların gümbürtüsünü, halkların kargaşasını yatıştıran Sensin. Dünyanın öbür ucunda yaşayanlar korkuya kapılır Senin belirtilerin karşısında. Doğudan batıya kadar insanlara sevinç çığlıkları attırırsın. Toprağa bakar, çok verimli kılarsın, onu zenginliğe boğarsın. Ey Allah, ırmakların suyla doludur, insanlara tahıl sağlarsın, çünkü Sen toprağı şöyle hazırlarsın: Sabanın açtığı yarıkları bolca sular, sırtlarını düzlersin. Yağmurla toprağı yumuşatır, ürünlerine bereket katarsın. İyiliklerinle yılı taçlandırırsın, arabalarının geçtiği yollardan bolluk akar, otlaklar yeşillenir, tepeler sevince bürünür, çayırlar sürülerle bezenir, vadiler ekinle örtünür, sevinçten haykırır, ezgi (İlahi) söylerler. (Mezmurlar, 65:1-13)</text:p>
      <text:p text:style-name="TR_20_Alinti"><text:span text:style-name="T44">Ey yeryüzündeki bütün insanlar, Allah'a sevinç çığlıkları atın! Adının yüceliğine İlahiler söyleyin, O'na görkemli övgüler sunun! "Ne müthiş işlerin var!" deyin Allah'a, "Öyle büyük gücün var ki, düşmanların eğiliyor önünde. Bütün yeryüzü Sana kulluk ediyor, İlahiler okuyor, adını İlahilerle övüyor." Gelin, bakın Allah'ın neler yaptığına! Ne müthiş işler yaptı insanlar arasında: Denizi karaya çevirdi, atalarımız yaya geçtiler ırmaktan. Yaptığına sevindik orada. Kudretiyle sonsuza dek egemenlik sürer, gözleri ulusları süzer;</text:span><text:span text:style-name="Footnote_20_Symbol"><text:span text:style-name="T44"><text:note text:id="ftn34" text:note-class="footnote"><text:note-citation>34</text:note-citation><text:note-body><text:p text:style-name="TR_20_sayfasonu_20_notu"><text:span text:style-name="T22"><text:s/></text:span><text:span text:style-name="T12">Allah'ın herşeyi bilen, herşeyden haberdar olan olduğu teşbih kullanılarak anlatılmaktadır.</text:span></text:p></text:note-body></text:note></text:span></text:span><text:span text:style-name="T44"> başkaldıranlar gurura kapılmasın! Ey halklar, Allah'ımıza şükredin, övgülerini duyurun. Hayatımızı koruyan, ayaklarımızın kaymasına izin vermeyen O'dur. Sen bizi sınadın, ey Allah, gümüş arıtır gibi arıttın... Gelin, dinleyin, ey sizler, Allah'tan korkanlar, benim için neler yaptığını size anlatayım. Ağzımla O'na yakardım, övgüsü dilimden düşmedi. Yüreğimde kötülüğe yer verseydim, Rab beni dinlemezdi. Oysa Allah dinledi beni, kulak verdi duamın sesine. Övgüler olsun Allah'a, çünkü duamı geri çevirmedi, sevgisini benden esirgemedi. (Mezmurlar, 66:1-10, 20)</text:span></text:p>
      <text:p text:style-name="TR_20_Alinti"><text:span text:style-name="T44">Allah bize lütfetsin, bolluk versin, yüzünün ışığı</text:span><text:span text:style-name="Footnote_20_Symbol"><text:span text:style-name="T44"><text:note text:id="ftn35" text:note-class="footnote"><text:note-citation>35</text:note-citation><text:note-body><text:p text:style-name="TR_20_sayfasonu_20_notu"><text:span text:style-name="T22"><text:s/></text:span>Allah'ın "Nur" ismi kastedilmektedir.</text:p></text:note-body></text:note></text:span></text:span><text:span text:style-name="T44"> üzerimize parlasın. Öyle ki, yeryüzünde yolun, bütün uluslar arasında kurtarıcı gücün bilinsin. Halklar Sana şükretsin, ey Allah, bütün halklar Sana şükretsin! Uluslar sevinsin, sevinçten çığlık atsın, çünkü Sen halkları adaletle yargılarsın, yeryüzündeki uluslara yol gösterirsin. Halklar Sana şükretsin, ey Allah, bütün halklar Sana şükretsin! Toprak ürününü verdi, Allah, Allah'ımız, bizi bolluğa kavuştursun. Allah bize bolluk versin, dünyanın dört bucağındakiler O'ndan korksun! (Mezmurlar, 67:1-7)</text:span></text:p>
      <text:p text:style-name="P16">Ancak doğrular sevinsin, bayram etsinler Allah'ın önünde, neşeyle coşsunlar. Allah'a ezgiler söyleyin, adını İlahilerle övün... Allah kimsesizlere ev verir, tutsakları özgürlüğe ve rahatlığa kavuşturur, ama başkaldıranlar kurak yerde oturur... Her gün yükümüzü taşıyan Rab'be, bizi kurtaran Allah'a övgüler olsun. Allah'ımız kurtarıcı bir Allah'tır, ölümden (cehennemden) kurtarış yalnız Egemen Rab'be özgüdür... "Ey sizler... toplantılarınızda Allah'a, Rab'be övgüler sunun!"... Ey Allah... Dağıt savaştan zevk alan halkları!... Ey yeryüzünün krallıkları, Allah'a ezgiler söyleyin, İlahilerle övün Rab'be'bi... Allah'ın gücünü tanıyın... Ne heybetlisin, ey Allah... Güç, kudret veren Allah'a övgüler olsun! (Mezmurlar, 68:3-35)</text:p>
      <text:p text:style-name="P16">Ama benim duam Sana'dır, ya Rab. Ey Allah, sevginin bolluğuyla, güvenilir kurtarışınla uygun gördüğünde yanıtla beni. Beni çamurdan kurtar, izin verme batmama; benden nefret edenlerden, derin sulardan kurtulayım. Seller beni sürüklemesin, engin beni yutmasın, ölüm çukuru ağzını üstüme kapamasın. Yanıt ver bana, ya Rab, çünkü sevgin iyidir. Yüzünü çevir bana (benden Rahmetini esirgeme) büyük merhametinle! Kulundan yüzünü gizleme (beni merhametinden uzak tutma), çünkü sıkıntıdayım, hemen <text:soft-page-break/>yanıtla beni! Yaklaş bana, kurtar canımı, al başımdan düşmanlarımı... Senin kurtarışın, ey Allah, bana bir kale (sığınak) olsun! Allah'ın adını ezgilerle (İlahilerle) öveceğim, şükranlarımla O'nu yücelteceğim... Mazlumlar bunu görünce sevinsin, Ey Allah'a yönelen sizler, yüreğiniz canlansın. Çünkü Rab yoksulları işitir... O'na övgüler sunun, ey yer, gök, denizler ve onlardaki bütün canlılar! (Mezmurlar, 69:13-18, 29-34)</text:p>
      <text:p text:style-name="P16">Sen'de neşe ve sevinç bulsun bütün Sana yönelenler! "Allah yücedir!" desin hep Senin kurtarışını özleyenler!... Yardımcım ve kurtarıcım Sensin... ya Rab! (Mezmurlar, 70:4-5)</text:p>
      <text:p text:style-name="P15"><text:span text:style-name="T1">Ya Rab, Sana sığınıyorum... Adaletinle kurtar beni, tehlikeden uzaklaştır... Kurtar beni! Sığınacak gücüm ol, her zaman başvurabileceğim; buyruk ver, kurtulayım, çünkü gücüm ve kalem (sığınağım) Sensin. Ey Allah'ım, kurtar beni kötünün elinden, haksızın, gaddarın pençesinden! Çünkü umudum Sensin, ey Egemen Rab, gençliğimden beri dayanağım Sensin. Doğduğum günden beri Sana güveniyorum, beni ana rahminden çıkaran Sensin. Övgülerim hep Sana'dır. Birçokları için iyi bir örnek oldum, çünkü Sen gü</text:span><text:span text:style-name="T26">çlü </text:span>sığınağımsın. Ağzımdan Sana övgü eksilmez, gün boyu yüceliğini anarım... Ama ben her zaman umutluyum, Sana övgü üstüne övgü dizeceğim. Gün boyu Senin zaferini, kurtarışını anlatacağım... Ey Egemen Rab, Senin, yalnız Senin zaferini duyuracağım. Ey Allah, çocukluğumdan beri beni Sen yetiştirdin, Senin harikalarını hala anlatıyorum... Ey Allah, doğruluğun göklere erişiyor, büyük işler yaptın... Sen ki... bana yeniden yaşam verecek, beni toprağın derinliklerinden çıkaracaksın. Saygınlığımı artıracak, yine beni avutacaksın. Ben de Seni, Senin sadakatini... lir çalarak Seni İlahilerle öveceğim... Seni İlahilerle överken, dudaklarımla, varlığımla sevincimi dile getireceğim, çünkü Sen beni kurtardın. Dilim gün boyu Senin zaferinden söz edecek... (Mezmurlar, 71:1-24)</text:p>
      <text:p text:style-name="P16">Rab Allah'a... övgüler olsun, harikalar yaratan yalnız O'dur. Yüce adına sonsuza dek övgüler olsun, bütün yeryüzü O'nun yüceliğiyle dolsun! Amin! Amin! (Mezmurlar, 72:18-19)</text:p>
      <text:p text:style-name="TR_20_Alinti"><text:span text:style-name="T44">Allah gerçekten... Yüreği temiz olanlara karşı iyidir... Onlar (kötüler) acı nedir bilmezler, bedenleri sağlıklı ve semizdir. Başkalarının derdini bilmez, onlar gibi çile çekmezler. Bu yüzden gurur onların gerdanlığı, zorbalık onları örten bir giysi gibidir... İçleri kötülük kazanı gibi kaynar. İnsanlarla eğlenir, kötü niyetle konuşur, tepeden bakar, baskıyla tehdit ederler. Göklere karşı ağızlarını açarlar, boş sözleri yeryüzünü dolaşır... Bunu anlamak için düşündüğümde, zor geldi bana, Allah'ın Mescidi'ne girene dek; o zaman anladım sonlarının ne olacağını. Gerçekten onları kaygan yere koyuyor, yıkıma sürüklüyorsun... Yine de sürekli Seninleyim, sağ elimden tutarsın</text:span><text:span text:style-name="Footnote_20_Symbol"><text:span text:style-name="T44"><text:note text:id="ftn36" text:note-class="footnote"><text:note-citation>36</text:note-citation><text:note-body><text:p text:style-name="TR_20_sayfasonu_20_notu"><text:span text:style-name="T22"><text:s/></text:span><text:span text:style-name="T12">Allah'ın yardımı, kurtarışı teşbih yöntemiyle anlatılmıştır.</text:span></text:p></text:note-body></text:note></text:span></text:span><text:span text:style-name="T44"> beni. Öğütlerinle yol gösterir, beni sonunda yüceliğe eriştirirsin. Sen'den başka kimim var göklerde? İstemem Sen'den başkasını yeryüzünde. Bedenim ve yüreğim tükenebilir, ama Allah yüreğimde güç, bana düşen paydır sonsuza dek... Benim için en iyisi Allah'a yakın olmaktır; bütün işlerini duyurayım diye sığınak yaptım Egemen Rab'bi kendime. (Mezmurlar, 73:1-28)</text:span></text:p>
      <text:p text:style-name="P16">Kaynaklar, dereler fışkırttın, sürekli akan ırmakları kuruttun. Gün Senin'dir, gece de Senin, Ay ve Güneş'i Sen yerleştirdin, yeryüzünün bütün sınırlarını Sen saptadın, yazı da kışı da yaratan Sensin. (Mezmurlar, 74:15-17)</text:p>
      <text:p text:style-name="TR_20_Alinti"><text:span text:style-name="T44">Sana şükrederiz, ey Allah, şükrederiz, çünkü Sen yakınsın, harikaların bunu gösterir. "Belirlediğim zaman gelince, doğrulukla yargılayacağım" diyor Allah, "Yeryüzü altüst olunca üzerindekilerle, ben pekiştireceğim onun direklerini." Övünenlere, "Övünmeyin artık!" dedim; Kötülere, "Kaldırmayın başınızı! Kaldırmayın başınızı! Tepeden konuşmayın!" Çünkü ne doğudan, ne batıdan, ne de çöldeki dağlardan doğar yargı. Yargıç ancak Allah'tır,</text:span><text:span text:style-name="Footnote_20_Symbol"><text:span text:style-name="T44"><text:note text:id="ftn37" text:note-class="footnote"><text:note-citation>37</text:note-citation><text:note-body><text:p text:style-name="TR_20_sayfasonu_20_notu"><text:span text:style-name="T22"><text:s/></text:span>Allah'ın Adl ismi kast edilmektedir. Allah adalet yapanların en hayırlısıdır.</text:p></text:note-body></text:note></text:span></text:span><text:span text:style-name="T44"> birini alçaltır, birini yükseltir... Bense sürekli duyuracağım bunu... </text:span><text:soft-page-break/><text:span text:style-name="T44">Allah'ı İlahilerle öveceğim: "Kıracağım kötülerin bütün gücünü, doğruların gücüyse yükseltilecek." (Mezmurlar, 75:1-10)</text:span></text:p>
      <text:p text:style-name="P16">Yalnız Sensin korkulması gereken, öfkelenince kim durabilir karşında?... Adaklar adayın Allah'ınız Rab'be, yerine getirin adaklarınızı... <text:s/>(Mezmurlar, 76:7-11)</text:p>
      <text:p text:style-name="P16">Yüksek sesle Allah'a yakarıyorum... Sıkıntılı günümde Rab'be yönelirim... Rab'bin işlerini anacağım, evet, geçmişteki harikalarını anacağım. Yaptıkları üzerinde derin derin düşüneceğim, bütün işlerinin üzerinde dikkatle duracağım. Ey Allah, yolun kutsaldır!... Harikalar yaratan Allah Sensin, halklar arasında gücünü gösterdin... (Mezmurlar, 77:1-19)</text:p>
      <text:p text:style-name="TR_20_Alinti"><text:span text:style-name="T44">... Bunları gizlemeyeceğiz; Rab'bin övgüye değer işlerini, gücünü, yaptığı harikaları gelecek kuşağa duyuracağız... Allah'a güven duysunlar, Allah'ın yaptıklarını unutmasınlar, O'nun buyruklarını yerine getirsinler; ataları gibi inatçı, başkaldırıcı, yüreği kararsız, Allah'a sadakatsiz bir kuşak olmasınlar... Allah'ın ahdine uymadılar, O'nun Yasası'na göre yaşamayı reddettiler. Unuttular O'nun işlerini, kendilerine gösterdiği harikaları... Allah harikalar yapmıştı atalarının önünde. Denizi yarıp geçirmişti onları, bir duvar gibi ayakta tutmuştu suları. Gündüz bulutla, gece ateş ışığıyla onlara yol göstermişti. Çölde kayaları yarmış, sanki dipsiz kaynaklardan onlara kana kana su içirmişti. Kayadan akarsular fışkırtmış, suları ırmak gibi akıtmıştı. Ama onlar çölde Yüceler Yücesi'ne (Allah'a) başkaldırarak günah işlemeye devam ettiler. Canlarının çektiği yiyeceği isteyerek içlerinde Allah'ı denediler. (Allah'ı tenzih ederiz) "Allah çölde sofra kurabilir mi?" diyerek, Allah'a karşı konuştular. "Bak, kayaya vurunca sular fışkırdı, dereler taştı. Peki, ekmek de verebilir mi, et sağlayabilir mi halkına?" Rab bunu duyunca çok öfkelendi...</text:span><text:span text:style-name="Footnote_20_Symbol"><text:span text:style-name="T44"><text:note text:id="ftn38" text:note-class="footnote"><text:note-citation>38</text:note-citation><text:note-body><text:p text:style-name="TR_20_sayfasonu_20_notu"><text:span text:style-name="T22"><text:s/></text:span><text:span text:style-name="T12">Allah öfkeden münezzeh olandır. Kastedilen Allah'ın Muazzip (Azap eden) isminin tecelli etmesidir.</text:span></text:p></text:note-body></text:note></text:span></text:span><text:span text:style-name="T44"> Çünkü Allah'a inanmıyorlardı, O'nun kurtarıcılığına güvenmiyorlardı. Yine de Rab buyruk verdi bulutlara, kapaklarını açtı göklerin... Doyasıya yiyecek gönderdi onlara. Doğu rüzgarını estirdi göklerde, gücüyle güney rüzgarına yol gösterdi... İsteklerini yerine getirdi Allah... Yine de günah işlemeye devam ettiler, O'nun harikalarına inanmadılar. Bu yüzden Allah onların günlerini boşluk, yıllarını dehşet içinde bitirdi. Allah onları öldürdükçe O'na yönelmeye, istekle O'nu yeniden aramaya başlıyorlardı. Allah'ın güçleri olduğunu, Yüce Allah'ın kurtarıcıları olduğunu anımsıyorlardı. Oysa ağızlarıyla O'na onursuzca davranıyor, dilleriyle yalan söylüyorlardı. O'na yürekten bağlı değillerdi, ahdine sadık kalmadılar. Yine de Allah sevecendi, suçlarını bağışlıyor, onları yok etmiyordu... Çölde kaç kez O'na başkaldırdılar... Anımsamadılar O'nun güçlü elini,</text:span><text:span text:style-name="Footnote_20_Symbol"><text:span text:style-name="T44"><text:note text:id="ftn39" text:note-class="footnote"><text:note-citation>39</text:note-citation><text:note-body><text:p text:style-name="TR_20_sayfasonu_20_notu"><text:span text:style-name="T22"><text:s/></text:span><text:span text:style-name="T12">Allah'ın üstün güç ve kudreti teşbihle anlatılmaktadır.</text:span></text:p></text:note-body></text:note></text:span></text:span><text:span text:style-name="T44"> kendilerini düşmandan kurtardığı günü, Mısır'da gösterdiği belirtileri... Yaptığı şaşılası işleri. Mısır'ın kanallarını kana çevirdi, sularını içemediler. Gönderdiği at sinekleri yedi halkı, gönderdiği kurbağalar yok etti ülkeyi. Ekinlerini tırtıllara, emeklerinin ürününü çekirgelere verdi. Asmalarını doluyla, yabanıl incir ağaçlarını iri dolu taneleriyle yok etti. Büyükbaş hayvanlarını kırgına, küçükbaş hayvanlarını yıldırı</text:span><text:span text:style-name="T47">ma </text:span><text:span text:style-name="T43">teslim etti... Canlarını ölümden esirgemedi, onları salgın hastalığın pençesine düşürdü... Onlara güvenlik içinde yol gösterdi, korkmadılar; düşmanlarını ise deniz yuttu... Ama onlar... O'na başkaldırdılar, koşullarına uymadılar. Döneklik edip ataları gibi ihanet ettiler, güvenilmez bir yay gibi bozuk çıktılar... (Mezmurlar, 78:4-57)</text:span></text:p>
      <text:p text:style-name="P16">... Sevecenliğini hemen göster bize... Yardım et bize yüce Adın uğruna, ey bizi kurtaran Allah, kurtar bizi Adın uğruna, bağışla günahlarımızı!... Sonsuza dek şükredeceğiz Sana, kuşaklar boyunca övgülerini dilimizden düşürmeyeceğiz. (Mezmurlar, 79:8-13)</text:p>
      <text:p text:style-name="P16">Bizi eski halimize kavuştur, ey Allah, Yüzünün ışığıyla (Nurunla) aydınlat, kurtulalım! Ya Rab, Herşeye Egemen Allah... Bizi eski halimize kavuştur, Ey Herşeye Egemen Allah, Yüzünün ışığıyla (Nurunla) <text:soft-page-break/>aydınlat, kurtulalım!... Sen'den asla ayrılmayacağız; yaşam ver bize, adını analım! Ya Rab, ey Herşeye Egemen Allah, bizi eski halimize kavuştur, Yüzünün ışığıyla (Nurunla) aydınlat, kurtulalım! (Mezmurlar, 80:3-19)</text:p>
      <text:p text:style-name="P16">Sevincinizi dile getirin gücümüz olan Allah'a, sevinç çığlıkları atın... Çalgıya başlayın, tef çalın, tatlı sesli lir ve çenk çınlatın. Yeni Ay'da, dolunayda, boru çalın bayram günümüzde.... "... Başka bir ilaha tapmayın! Seni Mısır'dan çıkaran Allah'ın Rab Benim." (Mezmurlar, 81:1-10)</text:p>
      <text:p text:style-name="P16">"Ne zamana dek haksız karar verecek, kötüleri kayıracaksınız? Zayıfın, öksüzün davasını savunun, mazlumun, yoksulun hakkını arayın. Zayıfı, düşkünü kurtarın, onları kötülerin elinden özgür kılın." Bilmiyor, anlamıyorlar, karanlıkta dolaşıyorlar... (Mezmurlar, 82:2-5)</text:p>
      <text:p text:style-name="P16">Utançla kapla yüzlerini, Sana yönelsinler, ya Rab... Senin Adın Rab'dir, anlasınlar yalnız Senin yeryüzüne egemen en yüce Allah olduğunu. (Mezmurlar, 83:16-18)</text:p>
      <text:p text:style-name="TR_20_Alinti"><text:span text:style-name="T44">Ey Herşeye Egemen Rab... Yüreğim, bütün varlığım Sana, yaşayan Allah'a sevinçle haykırıyor... Ey Herşeye Egemen Rab... Allah'ım! Ne mutlu Senin evinde oturanlara (Allah'ın mescidinde Allah'ı ananlara), Seni sürekli överler! Ne mutlu gücünü Sen'den alan insana!... Senin avlularında (Allah'ın adının anıldığı mescitte) bir gün, başka yerdeki bin günden iyidir; kötülerin çadırında yaşamaktansa, Allah'ımın evinin (Allah'ın adının anıldığı mescidin) eşiğinde durmayı yeğlerim. Çünkü Rab Allah bir Güneş</text:span><text:span text:style-name="Footnote_20_Symbol"><text:span text:style-name="T44"><text:note text:id="ftn40" text:note-class="footnote"><text:note-citation>40</text:note-citation><text:note-body><text:p text:style-name="TR_20_sayfasonu_20_notu"><text:span text:style-name="T22"><text:s/></text:span><text:span text:style-name="T12">Allah'ın Nuru teşbihle anlatılmaktadır.</text:span></text:p></text:note-body></text:note></text:span></text:span><text:span text:style-name="T44">, bir kalkandır.</text:span><text:span text:style-name="Footnote_20_Symbol"><text:span text:style-name="T44"><text:note text:id="ftn41" text:note-class="footnote"><text:note-citation>41</text:note-citation><text:note-body><text:p text:style-name="TR_20_sayfasonu_20_notu"><text:span text:style-name="T22"><text:s/></text:span>Allah'ın koruyan, esirgeyen olduğu ifade edilmektedir.</text:p></text:note-body></text:note></text:span></text:span><text:span text:style-name="T44"> Lütuf ve yücelik sağlar; dürüstçe yaşayanlardan hiçbir iyiliği esirgemez. Ey Herşeye Egemen Rab, ne mutlu Sana güvenen insana! (Mezmurlar, 84:1-12)</text:span></text:p>
      <text:p text:style-name="P16">Ya Rab, sevgini göster bize, kurtarışını bağışla! Kulak vereceğim Rab Allah'ın ne diyeceğine... Sadık kullarına esenlik sözü verecek, yeter ki, bir daha akılsızlık etmesinler. Evet, O Kendisi'nden korkanları kurtarmak üzeredir, görkemi ülkemizde yaşasın diye. Sevgiyle sadakat buluşacak, doğrulukla esenlik öpüşecek. Sadakat yerden bitecek, doğruluk gökten bakacak. Ve Rab iyi olan neyse, onu verecek, toprağımızdan ürün fışkıracak. Doğruluk önü sıra yürüyecek... (Mezmurlar, 85:7-13)</text:p>
      <text:p text:style-name="P16">... Ya Rab, yanıtla beni, çünkü mazlum ve yoksulum. Koru canımı, çünkü Senin sadık kulunum. Ey Allah'ım, kurtar Sana güvenen kulunu! Acı bana, ya Rab, çünkü gün boyu Sana yakarıyorum. Sevindir kulunu, ya Rab, çünkü dualarımı Sana yükseltiyorum. Sen iyi ve bağışlayıcısın, ya Rab, Sana yakaran herkese bol sevgi gösterirsin. Kulak ver duama, ya Rab, yalvarışlarımı dikkate al! Sıkıntılı günümde Sana yakarırım, çünkü yanıtlarsın beni... Senin gibisi yok, ya Rab, eşsizdir işlerin. Yarattığın bütün uluslar gelip Sana kulluk edecekler, ya Rab, adını yüceltecekler. Çünkü Sen ulusun, harikalar yaratırsın, tek Allah Sen'sin. Ya Rab, yolunu bana öğret, Senin gerçeğine göre yürüyeyim, kararlı kıl beni, yalnız Senin Adından korkayım. Ya Rab Allah'ım, bütün yüreğimle Sana şükredeceğim, Adını sonsuza dek yücelteceğim. Çünkü bana sevgin büyüktür, canımı ölüler diyarının (cehennemin) derinliklerinden Sen kurtardın... Sen, ya Rab, sevecen, lütfeden... sevgisi ve sadakati bolsun... Sen, ya RAB, bana yardım ettin, beni avuttun. (Mezmurlar, 86:1-17)</text:p>
      <text:p text:style-name="P16">Ya Rab, beni kurtaran Allah, gece gündüz Sana yakarıyorum... Her gün Sana yakarıyorum, ya Rab... Ya Rab, yardıma çağırıyorum Seni, sabah duam Sana varıyor. (Mezmurlar, 88:1, 9-13)</text:p>
      <text:p text:style-name="TR_20_Alinti"><text:span text:style-name="T44">Rab'bin sevgisini sonsuza dek ezgilerle (İlahilerle) öveceğim, sadakatini bütün kuşaklara bildireceğim. Sevgin sonsuza dek ayakta kalır diyeceğim... Ya Rab, gökler över harikalarını, kutsallar topluluğunda (salih müminler arasında) övülür sadakatin... Kutsallar topluluğunda (salih müminler arasında) Allah korku </text:span><text:soft-page-break/><text:span text:style-name="T44">uyandırır, çevresindekilerin hepsinden ulu ve müthiştir... Gökler Senin'dir, yeryüzü de Senin; dünyanın ve içindeki herşeyin temelini Sen attın. Kuzeyi, güneyi Sen yarattın... Kolun güçlüdür, elin kudretli, sağ elin yüce</text:span><text:span text:style-name="Footnote_20_Symbol"><text:span text:style-name="T44"><text:note text:id="ftn42" text:note-class="footnote"><text:note-citation>42</text:note-citation><text:note-body><text:p text:style-name="TR_20_sayfasonu_20_notu"><text:span text:style-name="T22"><text:s/></text:span>Allah'ın üstün güç ve kudret sahibi olduğu teşbih yapılarak anlatılmaktadır.</text:p></text:note-body></text:note></text:span></text:span><text:span text:style-name="T44"> Tahtın (Allah'ın Yüce Makamı) adalet ve doğruluk üzerine kurulu, sevgi ve sadakat önün sıra gider. Ne mutlu sevinç çığlıkları atmasını bilen halka (Allah'ın adını anarak mutlu olanlara), ya Rab! Yüzünün ışığında (Nurunda) yürürler. Gün boyu Senin Adınla sevinir, doğruluğunla yücelirler. Çünkü Sen onların gücü ve yüceliğisin, lütfun sayesinde gücümüz artar. Kalkanımız Rab'be aittir (Koruyucumuz Allah'tır)... Sonsuza dek övgüler olsun Rab'be! Amin! Amin! (Mezmurlar, 89:1-52)</text:span></text:p>
      <text:p text:style-name="P16">Ya Rab, barınak oldun bize kuşaklar boyunca. Dağlar var olmadan, daha evreni ve Dünya'yı yaratmadan, öncesizlikten sonsuzluğa dek Allah Sensin. İnsanı toprağa döndürürsün, "Ey insanoğulları, toprağa dönün!" diyerek. Çünkü Senin gözünde bin yıl geçmiş bir gün, dün gibi, bir gece nöbeti gibidir. İnsanları bir düş gibi siler, süpürürsün, sabah biten ot misali: Sabah filizlenir, büyür, akşam solar, kurur... Bizi sevginle doyur, ömrümüz boyunca sevinçle haykıralım. Allah'ımız Rab bizden hoşnut kalsın. Ellerimizin emeğini boşa çıkarma. Evet, ellerimizin emeğini boşa çıkarma. (Mezmurlar, 90:1-17)</text:p>
      <text:p text:style-name="TR_20_Alinti"><text:span text:style-name="T44">Yüceler Yücesi'nin evinde oturan (Allah'ın mescidinde Allah'ı anan), herşeye Gücü Yeten'in gölgesinde barınır.</text:span><text:span text:style-name="Footnote_20_Symbol"><text:span text:style-name="T44"><text:note text:id="ftn43" text:note-class="footnote"><text:note-citation>43</text:note-citation><text:note-body><text:p text:style-name="TR_20_sayfasonu_20_notu"><text:span text:style-name="T22"><text:s/></text:span><text:span text:style-name="T12">Allah'ın Rahmetine sığınmak kast edilmektedir.</text:span></text:p></text:note-body></text:note></text:span></text:span><text:span text:style-name="T44"> "O benim sığınağım, kalemdir (koruyanımdır)" derim Rab için, "Allah'ımdır, O'na güvenirim." Çünkü O seni avcı tuzağından, ölümcül hastalıktan kurtarır. Seni kanatlarının altına</text:span><text:span text:style-name="Footnote_20_Symbol"><text:span text:style-name="T44"><text:note text:id="ftn44" text:note-class="footnote"><text:note-citation>44</text:note-citation><text:note-body><text:p text:style-name="TR_20_sayfasonu_20_notu"><text:span text:style-name="T22"><text:s/></text:span>Allah'ın koruyan esirgeyen olduğu teşbih yapılarak anlatılmaktadır.</text:p></text:note-body></text:note></text:span></text:span><text:span text:style-name="T44"> alır, onların altına sığınırsın. O'nun sadakati senin kalkanın, siperin (koruyucun) olur. Ne gecenin dehşetinden korkarsın, ne gündüz uçan oktan, ne karanlıkta dolaşan hastalıktan, ne de öğleyin yok eden kırgından... Sen Rab'bi kendine sığınak, Yüceler Yücesi'ni konut edindiğin (Allah'ı dost edindiğin, O'na sığındığın) için, başına kötülük gelmeyecek, çadırına felaket yaklaşmayacak. Çünkü Allah meleklerine buyruk verecek, gideceğin her yerde seni korusunlar diye... "Beni sevdiği için onu kurtaracağım" diyor Rab, "Beni iyi tanıdığı için ona kale olacağım (onu koruyacağım). Bana seslenince onu yanıtlayacağım, sıkıntıda onun yanında olacağım, kurtarıp yücelteceğim onu. Onu uzun ömürle doyuracak, ona kurtarışımı göstereceğim." (Mezmurlar, 91:1-16)</text:span></text:p>
      <text:p text:style-name="P16">Ya Rab, sana şükretmek, Yüceler Yücesi, adını İlahilerle övmek, sabah sevgini, gece sadakatini, on telli sazla, çenk ve lirle duyurmak ne güzel! Çünkü yaptıklarınla beni sevindirdin, ya Rab, ellerinin işi (eşsiz yaratışın) karşısında sevinç İlahileri okuyorum. Yaptıkların ne büyüktür, ya Rab... Aptal insan bilemez, budala akıl erdiremez... Sen sonsuza dek Yücesin, ya Rab. Ya Rab... Doğru insan hurma ağacı gibi serpilecek, Lübnan sediri gibi yükselecek... Böyleleri yaşlanınca da meyve verecek, taptaze ve yeşil kalacaklar. "Rab doğrudur! Gücümdür benim! O'nda haksızlık bulunmaz!" diye duyuracaklar. (Mezmurlar, 92:1-15)</text:p>
      <text:p text:style-name="P16">Rab egemenlik sürüyor, görkeme bürünmüş (üstün güç sahibi), kudret kuşanmış. Dünya sağlam kurulmuş, sarsılmaz. Ya Rab, hakimiyetin öteden beri kurulmuş, varlığın öncesizliğe uzanır. Denizler gürlüyor, ya Rab, denizler gümbür gümbür gürlüyor, denizler dalgalarını çınlatıyor... Koşulların hep geçerlidir... (Mezmurlar, 93:1-5)</text:p>
      <text:p text:style-name="P16">Ey halkın içindeki budalalar, dikkat edin; ey aptallar, ne zaman akıllanacaksınız? Kulağı yaratan işitmez mi? Göze biçim veren görmez mi? Ulusları yola getiren yargılamaz mı? İnsanı eğiten bilmez mi? Rab insanın düşüncelerinin boş olduğunu bilir. Ne mutlu, ya Rab, yola getirdiğin, Yasa'nı öğrettiğin insana!... Adalet yine doğruluk üzerine kurulacak, yüreği temiz olan herkes ona uyacak... "Ayağım kayıyor" <text:soft-page-break/>dediğimde, sevgin ayakta tutar beni, ya Rab. Kaygılar içimi sarınca, Senin avutmaların (Senin huzur ve güvenlik duygusu indirmen) gönlümü sevindirir... Rab bana kale (sığınağım, tek yardımcım, dostum) oldu, Allah'ım sığındığım güç oldu. Allah'ımız Rab yaptıkları kötülüğü kendi başlarına getirecek... (Mezmurlar, 94:8-23)</text:p>
      <text:p text:style-name="P16">Gelin, Rab'be sevinçle haykıralım, bizi kurtaran güce sevinç çığlıkları atalım, şükranla huzuruna çıkalım, O'na sevinç İlahileri yükseltelim! Çünkü Rab ulu Allah'tır... Yerin derinlikleri O'nun elindedir, dağların dorukları da O'nun. Deniz O'nundur, çünkü O yarattı, karaya da O'nun elleri biçim verdi. Gelin, ibadet edelim, eğilelim, Bizi yaratan Rab'bin önünde diz çökelim. Çünkü O Allah'ımızdır... Yüreklerinizi nasırlaştırmayın. (Mezmurlar, 95:1-8)</text:p>
      <text:p text:style-name="P16">Yeni bir ezgi (İlahi) söyleyin Rab'be! Ey bütün dünya, Rab'be ezgiler söyleyin! Ezgi (İlahi) söyleyin, Rab'bin adını övün, her gün duyurun kurtarışını! Görkemini uluslara, harikalarını bütün halklara anlatın! Çünkü Rab uludur, yalnız O övgüye değer... O'ndan korkulur... Gökleri yaratan Rab'dir. Yücelik, ululuk O'nun huzurundadır, güç ve güzellik O'nun ibadet yerindedir. Ey bütün halklar, Rab'bi övün, Rab'bin gücünü, yüceliğini övün, Rab'bin görkemini adına yaraşır biçimde övün... Rab'be kulluk edin! Titreyin O'nun önünde, ey bütün yeryüzündekiler! Uluslara, "Rab egemenlik sürüyor" deyin... O halkları adaletle yargılar. Sevinsin gökler, coşsun yeryüzü! Gürlesin deniz içindekilerle birlikte! Bayram etsin kırlar ve üzerindekiler! O zaman Rab'bin önünde bütün orman ağaçları sevinçle haykıracak. (Mezmurlar, 96:1-12)</text:p>
      <text:p text:style-name="P16">Rab egemenlik sürüyor, coşsun yeryüzü, bütün kıyı halkları sevinsin!... Şimşekleri dünyayı aydınlatır, yeryüzü görüp titrer... Gökler O'nun doğruluğunu duyurur, bütün halklar görkemini görür. Utansın puta tapanlar, değersiz putlarla övünenler! Rab'be kulluk edin... Sensin, ya Rab, bütün yeryüzünün en Yücesi... Çok ulusun. Ey sizler, Rab'bi sevenler, kötülükten tiksinin. O sadık kullarının canını korur, onları kötülerin elinden kurtarır. Doğrulara ışık, temiz yüreklilere sevinç saçar. Ey doğrular, Rab'de sevinç bulun, kutsallığını anarak O'na şükredin! (Mezmurlar, 97:1-12)</text:p>
      <text:p text:style-name="P16">Yeni bir ezgi (İlahi) söyleyin Rab'be. Çünkü harikalar yaptı, zaferler kazandı sağ eli... Rab ulusların gözü önüne serdi kurtarışını, zaferini bildirdi... Sevinç çığlıkları yükseltin Rab'be, ey yeryüzündekiler! Sevinç İlahileriyle yeri göğü çınlatın! Lirle ezgiler sunun Rab'be, lir ve müzik eşliğinde! Boru ve borazan eşliğinde sevinç çığlıkları atın... Rab'bin önünde. Gürlesin deniz ve içindekiler, gürlesin yeryüzü ve üzerindekiler. El çırpsın ırmaklar, sevinçle haykırsın dağlar Rab'bin önünde! (Mezmurlar, 98:1-8)</text:p>
      <text:p text:style-name="P16">Rab.. Uludur, Yüce'dir O, bütün halklara egemendir. Övsünler büyük, müthiş Adını! O kutsaldır. Yüceltin Allah'ımız Rab'bi... O kutsaldır. Musa'yla Harun O'nun elçilerindendi... Rab'be seslenirlerdi, O da yanıtlardı... Uydular O'nun buyruklarına, kendilerine verdiği kurallara. Ya Rab Allah'ımız, yanıt verdin onlara; bağışlayıcı oldun... Allah'ımız Rab'bi yüceltin, kulluk edin... Çünkü Allah'ımız Rab kutsaldır. (Mezmurlar, 99:2-9)</text:p>
      <text:p text:style-name="P16">Ey bütün dünya, Rab'be sevinç çığlıkları yükseltin! O'na neşeyle kulluk edin, sevinç ezgileriyle çıkın huzuruna! Bilin ki Rab Allah'tır. Bizi yaratan O'dur, biz de O'nunuz... Şükredin O'na, adına övgüler sunun! Çünkü Rab iyidir, sevgisi sonsuzdur... (Mezmurlar, 100:1-5)</text:p>
      <text:p text:style-name="P16">Sevgini ve adaletini ezgilerle (İlahilerle) anacağım, Seni İlahilerle öveceğim, ya Rab. Dürüst davranmaya özen göstereceğim... Temiz bir yaşam süreceğim evimde, önümde alçaklığa izin vermeyeceğim. Hoşlanmam döneklerin işinden, etkilemez beni. Uzak olsun benden sapıklık, tanımak istemem kötülüğü. Yok ederim (yok sayarım) dostunu gizlice çekiştireni, katlanamam tepeden bakan, gururlu insana. Gözüm ülkenin sadık insanları üzerinde olacak, yanımda oturmalarını isterim; bana dürüst yaşayan kişi hizmet <text:soft-page-break/>edecek. Dolap çeviren evimde oturmayacak, yalan söyleyen gözümün önünde durmayacak. (Mezmurlar, 101:1-7)</text:p>
      <text:p text:style-name="P16">... Ya Rab, ünün (Şanın) kuşaklar boyu sürer. Uluslar Rab'bin Adından, yeryüzü kralları görkeminden (güç ve kudretinden) korkacak... Çok önceden attın dünyanın temellerini, gökler de Senin ellerinin yapıtıdır. Onlar yok olacak, ama Sen kalıcısın. Hepsi bir giysi gibi eskiyecek. Onları bir kaftan gibi değiştireceksin, geçip gidecekler. (Mezmurlar, 102:12-26)</text:p>
      <text:p text:style-name="P15"><text:span text:style-name="T1">Rab'be övgüler sun, ey gönlüm! O'nun kutsal Adına övgüler sun, ey bütün varlığım! Rab'be övgüler sun, ey canım! İyiliklerinin hiçbirini unutma! Bütün suçlarını bağışlayan, bütün hastalıklarını iyileştiren, canını ölüm çukurundan (cehennemden) kurtaran, sana sevgi ve sevecenlik tacı giydiren, yaşam boyu seni iyiliklerle doyuran O'dur, bu nedenle gençliğin kartalınki gibi tazelenir. Rab bütün düşkünlere hak ve adalet sağlar... Rab sevecen ve lütfedendir, tez gazaplanmaz, sevgisi engindir... Kendisi'nden korkanlara karşı sevgisi de o kadar büyüktür... Rab Kendisi'nden korkanlara sevecen davranır... İnsana gelince, ota benzer ömrü, kır çiçeği gibi serpilir; rüzgar üzerine esince yok olur gider, bulunduğu yer onu tanımaz. Ama Rab Kendisi'nden korkanları sonsuza dek sever, antlaşmasına (ayetlerine)</text:span><text:span text:style-name="T11"> </text:span><text:span text:style-name="T1">uyan ve buyruklarına uymayı anımsayan soylarına adil davranır... O'nun egemenliği her yeri kapsar. Rab'be övgüler sunun, ey sizler, O'nun melekleri, O'nun sözünü dinleyen, söylediklerini yerine getiren güç sahipleri! Rab'be övgüler sunun, ey sizler, O'nun... isteğini yerine getiren kulları! Rab'be övgüler sunun... Rab'be övgüler sun, ey gönlüm! (Mezmurlar, 103:1-22)</text:span></text:p>
      <text:p text:style-name="P16">Rab'be övgüler sun, ey gönlüm! Ya Rab Allah'ım, ne ulusun! Görkem ve yücelik kuşanmışsın... Işığa (Nura) bürünmüşsün... Yeryüzünü temeller üzerine kurdun, asla sarsılmasın diye. Engini ona bir giysi gibi giydirdin, sular dağların üzerinde durdu... (Sular) dağları aşıp derelere aktı, onlar için belirlediğin yerlere doğru. Bir sınır koydun önlerine, geçmesinler, gelip yeryüzünü bir daha kaplamasınlar diye. Vadilerde fışkırttığın pınarlar, dağların arasından akar. Bütün kır hayvanlarına su içirirsin, yaban eşeklerinin susuzluğunu giderirler. Kuşlar yanlarında yuva kurar, dalların arasında ötüşürler... Hayvanlar için ot, insanların yararı için bitkiler yetiştirirsin; insanlar ekmeğini topraktan çıkarsın diye.. Yüzlerini güldüren zeytinyağını, güçlerini arttıran ekmeği hep Sen verirsin. Rab'bin ağaçları... suya doyar. Kuşlar orada yuva yapar, leyleğin evi ise çamlardadır. Yüksek dağlar dağ keçilerinin uğrağı, kayalar kaya tavşanlarının sığınağıdır. Mevsimleri göstersin diye Ay'ı, batacağı zamanı bilen Güneş'i yarattın. Karartırsın ortalığı, gece olur, başlar kıpırdamaya orman hayvanları. Genç aslan av peşinde kükrer, Allah'tan yiyecek ister. Güneş doğunca inlerine çekilir, yatarlar. İnsan işine gider, akşama dek çalışmak için. Ya Rab, ne çok eserin var! Hepsini bilgece (hikmetle) yaptın; yeryüzü yarattıklarınla dolu. İşte uçsuz bucaksız denizler, içinde kaynaşan sayısız canlılar, büyük küçük yaratıklar. Orada gemiler dolaşır... Hepsi Seni bekliyor, yiyeceklerini zamanında veresin diye. Sen verince onlar toplar... İyiliğe doyar... Ruhu'nu gönderince (Allah'ın dilemesiyle, Ruhu'ndan üflemesiyle) var olurlar, yeryüzüne yeni yaşam verirsin. Rab'bin görkemi sonsuza dek sürsün!... Ömrümce Rab'be ezgiler (İlahiler) söyleyecek, var oldukça Allah'ımı İlahilerle öveceğim. Düşüncem ona hoş görünsün, sevincim Rab olsun!.. Rab'be övgüler sun, ey gönlüm! Rab'be övgüler sunun! (Mezmurlar, 104:1-35)</text:p>
      <text:p text:style-name="P16">Rab'be şükredin, O'na yakarın, halklara duyurun yaptıklarını! O'nu ezgilerle, İlahilerle övün, bütün harikalarını anlatın! Kutsal adıyla övünün, sevinsin Rab'be yönelenler! Rab'be ve O'nun gücüne bakın, durmadan O'nun yüzünü (Allah'ın rızasını) arayın!... O'nun yaptığı harikaları, olağanüstü işlerini (üstün yaratışını) ve yargılarını (hükmünü) anımsayın! Allah'ımız Rab O'dur, yargıları (hükmü) bütün yeryüzünü kapsar. (Mezmurlar, 105:1-7)</text:p>
      <text:p text:style-name="P16"><text:soft-page-break/>Övgüler sunun, Rab'be! Rab'be şükredin, çünkü O iyidir, sevgisi sonsuzdur. Rab'bin büyük işlerini kim anlatabilir, kim O'na yeterince övgü sunabilir? Ne mutlu adalete uyanlara, sürekli doğru olanı yapanlara!... O'nun sözlerine inandılar, ezgiler söyleyerek O'nu övdüler. Ne var ki, Rab'bin yaptıklarını çabucak unuttular... Allah'ın verdiği söze inanmadılar. Çadırlarında söylendiler, dinlemediler Rab'bin sesini... Putlarına taptılar, bu da onlara tuzak oldu... Suçsuzların kanını döktüler... Yaptıklarıyla kirli sayıldılar, vefasız duruma düştüler... Rab onları birçok kez kurtardı, ama akılları fikirleri başkaldırmaktaydı ve alçaltıldılar suçları yüzünden... Kurtar bizi, ey Allah'ımız... Kutsal adına şükredelim, yüceliğinle övünelim. Öncesizlikten sonsuza dek... Rab'be övgüler olsun! Bütün halk, "Amin!" desin. Rab'be övgüler olsun! (Mezmurlar, 106:1-48)</text:p>
      <text:p text:style-name="P16">Rab'be şükredin, çünkü O iyidir, sevgisi sonsuzdur. Böyle desin Rab'bin kurtardıkları, düşman pençesinden özgür kıldıkları, doğudan, batıdan, kuzeyden, güneyden, bütün ülkelerden topladıkları. Issız çöllerde dolaştılar, yerleşecekleri kente giden bir yol bulamadılar. Aç, susuz, sefil oldular. O zaman sıkıntı içinde Rab'be yakardılar, Rab kurtardı onları dertlerinden... Onlara doğru yolda öncülük etti. Şükretsinler Rab'be sevgisi için, insanlar yararına yaptığı harikalar için. Çünkü O susamış canın susuzluğunu giderir, aç canı iyiliklerle doyurur... Sıkıntı içinde Rab'be yakardılar, Rab kurtardı onları dertlerinden; çıkardı karanlıktan, zifiri karanlıktan, kırdı zincirlerini. Şükretsinler Rab'be sevgisi için, insanlar yararına yaptığı harikalar için!... Sıkıntı içinde Rab'be yakardılar, Rab kurtardı onları dertlerinden... Şükretsinler Rab'be sevgisi için, insanlar yararına yaptığı harikalar için! Şükran kurbanları sunsunlar ve sevinç çığlıklarıyla duyursunlar O'nun yaptıklarını! Gemilerle denize açılanlar, okyanuslarda iş yapanlar, Rab'bin işlerini, derinliklerde yaptığı harikaları gördüler. Çünkü O buyurunca şiddetli bir fırtına koptu, dalgalar şaha kalktı. Göklere yükselip diplere indi gemiler, sıkıntıdan canları burunlarına geldi gemicilerin... Ustalıkları işe yaramadı. O zaman sıkıntı içinde Rab'be yakardılar, Rab kurtardı onları dertlerinden. Fırtınayı limanlığa çevirdi, yatıştı dalgalar; rahatlayınca sevindiler, diledikleri limana götürdü Rab onları. Şükretsinler Rab'be sevgisi için, insanlar yararına yaptığı harikalar için! Yüceltsinler O'nu... Irmakları çöle çevirir, pınarları kurak toprağa, verimli toprağı çorak alana... Çölü su birikintisine çevirir, kuru toprağı pınara. Açları yerleştirir oraya; oturacak bir kent kursunlar, tarlalar ekip bağlar diksinler, bol ürün alsınlar diye... Doğru insanlar görüp sevinecek, kötülerse ağzını kapayacak. Aklı olan bunları göz önünde tutsun, Rab'bin sevgisini dikkate alsın. (Mezmurlar, 107:1-43)</text:p>
      <text:p text:style-name="P15"><text:span text:style-name="T1">Halkların arasında Sana şükürler sunayım, ya Rab, ulusların arasında Seni İlahilerle öveyim. Çünkü sevgin göklere erişir, sadaka</text:span><text:span text:style-name="T32">tin gökyüzüne ulaşır. Yüceliğini göster göklerin üstünde, ey Allah, görkemin bütün yeryüzünü kaplasın! Kurtar bizi sağ elinle, yardım et, sevdiklerin özgürlüğe kavuşsun diye! (Mezmurlar, 108:1-12</text:span></text:p>
      <text:p text:style-name="P16">Ey övgüler sunduğum Allah... Sevgime karşılık bana düşman oldular, bense dua etmekteyim. İyiliğime kötülük, sevgime nefretle karşılık verdiler... Ama Sen, ey Egemen Rab... Kurtar beni, iyiliğin, sevgin uğruna!... Yardım et bana, ya Rab Allah'ım; kurtar beni sevgin uğruna! Bilsinler bu işte Senin elin olduğunu (Senin takdirinle olduğunu), bunu Senin yaptığını, ya Rab!... Rab'be çok şükredeceğim, kalabalığın arasında O'na övgüler dizeceğim... (Mezmurlar, 109:1-30)</text:p>
      <text:p text:style-name="P16">Övgüler sunun Rab'be! Doğru insanların toplantısında, topluluk içinde, bütün yüreğimle Rab'be şükredeceğim. Rab'bin işleri büyüktür, onlardan zevk alanlar hep onları düşünür. O'nun yaptıkları yüce ve görkemlidir, doğruluğu sonsuza dek sürer. Rab unutulmayacak harikalar yaptı, O sevecen ve lütfedendir. Kendisi'nden korkanları besler... Yaptığı her işte sadık ve adildir, bütün koşulları güvenilirdir; sonsuza dek sürer, sadakat ve doğrulukla yapılır... Adı kutsal ve müthiştir. Bilgeliğin temeli Rab korkusudur, O'nun <text:soft-page-break/>kurallarını yerine getiren herkes sağduyu sahibi olur. O'na sonsuza dek övgü sunulur! (Mezmurlar, 111:1-10)</text:p>
      <text:p text:style-name="P16">Övgüler sunun Rab'be! Ne mutlu Rab'den korkan insana, O'nun buyruklarından büyük zevk alana!... Doğruların kuşağı kutsanacak. Bolluk ve zenginlik eksilmez evinden... Karanlıkta ışık doğar dürüstler için, lütfeden, sevecen, doğru insanlar için. Ne mutlu eli açık olan, ödünç veren, işlerini adaletle yürüten insana! Asla sarsılmaz, sonsuza dek anılır doğru insan. Kötü haberden korkmaz, yüreği sarsılmaz, Rab'be güvenir. Gözü pektir, korku nedir bilmez, sonunda düşmanlarının yenilgisini görür. Armağanlar dağıttı, yoksullara verdi; doğruluğu sonsuza dek kalıcıdır, gücü ve saygınlığı artar. Kötü kişi bunu görünce kudurur, dişlerini gıcırdatır, kendi kendini yer, bitirir. Kötülerin dileği boşa çıkar. (Mezmurlar, 112:1-10)</text:p>
      <text:p text:style-name="P16">Övgüler sunun Rab'be! Övgüler sunun, ey Rab'bin kulları, Rab'bin adına övgüler sunun! Şimdiden sonsuza dek Rab'bin adına şükürler olsun! Güneş'in doğduğu yerden battığı yere kadar Rab'bin adına övgüler sunulmalı! Rab bütün uluslara egemendir, görkemi gökleri aşar. Var mı Allah'ımız Rab gibi.... Rab'be övgüler sunun! (Mezmurlar, 113:1-9)</text:p>
      <text:p text:style-name="P16">... Onların putları altın ve gümüşten yapılmış, insan elinin eseridir. Ağızları var, konuşmazlar, gözleri var, görmezler, kulakları var, duymazlar, burunları var, koku almazlar, elleri var, hissetmezler, ayakları var, yürümezler, boğazlarından ses çıkmaz... Rab'be güvenin, O'dur yardımcınız ve kalkanınız (koruyanınız, sığınağınız)!... Ey Rab'den korkanlar, Rab'be güvenin, O'dur yardımcınız ve kalkanınız (koruyanınız, sığınağınız)!... Küçük, büyük, Kendisi'nden korkan herkesi kutsayacak... Yeri göğü yaratan RAB sizleri kutsasın... Rab'be övgüler sunun! (Mezmurlar, 115:1-18)</text:p>
      <text:p text:style-name="P16">Rab'bi seviyorum... Yaşadığım sürece O'na sesleneceğim... Sıkıntıya, acıya gömülmüştüm. O zaman Rab'be yakardım, "Aman, ya Rab, kurtar canımı!" dedim. Rab lütufkar ve adildir, sevecendir Allah'ımız. Rab saf insanları korur, tükendiğim zaman beni kurtardı. Ey canım, yine huzura kavuş, çünkü Rab sana iyilik etti... Rab'bin huzurunda yürüyeceğim. İman ettim, "Büyük acı çekiyorum" dediğim zaman bile... Rab'be adadıklarımı yerine getireceğim. Rab'bin gözünde (Allah'ın Katında) değerlidir sadık kullarının ölümü. Ya Rab, ben gerçekten Senin kulunum... Ya Rab, Sana seslenecek, şükran kurbanı sunacağım... Rab'be övgüler sunun! (Mezmurlar, 116:1-19)</text:p>
      <text:p text:style-name="P16">Ey bütün uluslar, Rab'be övgüler sunun! Ey bütün halklar, O'nu yüceltin! Çünkü bize beslediği sevgi büyüktür, Rab'bin sadakati sonsuza dek sürer. Rab'be övgüler sunun! (Mezmurlar, 117:1-2)</text:p>
      <text:p text:style-name="P16">Rab'be şükredin, çünkü O iyidir, sevgisi sonsuzdur... "Sonsuzdur sevgisi!" desin Rab'den korkanlar. Sıkıntı içinde Rab'be seslendim; yanıtladı, rahata kavuşturdu beni. Rab benden yana, korkmam; insan bana ne yapabilir? Rab benden yana, benim yardımcım... Rab'be sığınmak insana güvenmekten iyidir. Rab'be sığınmak soylulara güvenmekten iyidir... İtilip kakıldım, düşmek üzereydim, ama Rab yardım etti bana... O kurtardı beni. Sevinç ve zafer çığlıkları çınlıyor doğruların çadırlarında... Rab'bin yaptıklarını duyuracağım... İşte budur Rab'bin kapısı! Doğrular girebilir oradan. Sana şükrederim, çünkü bana yanıt verdin, kurtarıcım oldun... Rab'bin işidir bu, gözümüzde harika bir iş! Bugün Rab'bin yarattığı gündür, onun için sevinip coşalım! Ne olur, ya Rab, kurtar bizi, ne olur, başarılı kıl bizi! Kutsansın Rab'bin adıyla gelen!... Rab Allah'tır, aydınlattı bizi... Allah'ım Sensin, şükrederim Sana, Allah'ım Sensin, yüceltirim Seni. Rab'be şükredin, çünkü O iyidir, sevgisi sonsuzdur. (Mezmurlar, 118:1-29)</text:p>
      <text:p text:style-name="TR_20_Alinti"><text:span text:style-name="T44">Ne mutlu yolları temiz olanlara, Rab'bin Yasası'na göre yaşayanlara! Ne mutlu O'nun öğütlerine uyanlara, bütün yüreğiyle O'na yönelenlere! Hiç haksızlık etmezler, O'nun yolunda yürürler. Koyduğun koşullara dikkatle uyulmasını buyurdun. Keşke kararlı olsam Senin kurallarına uymakta! Hiç utanmayacağım, bütün </text:span><text:soft-page-break/><text:span text:style-name="T44">buyruklarını izledikçe. Şükredeceğim Sana temiz yürekle, adil hükümlerini öğrendikçe. Kurallarını yerine getireceğim, bırakma beni hiçbir zaman! Genç insan yolunu nasıl temiz tutar? Senin sözünü tutmakla. Bütün yüreğimle Sana yöneliyorum, izin verme buyruklarından sapmama! Aklımdan çıkarmam sözünü, Sana karşı günah işlememek için. Övgüler olsun Sana, ya Rab, bana kurallarını öğret. ... Bütün hükümlerini dudaklarımla yineliyorum. Sevinç duyuyorum öğütlerini izlerken, sanki benim oluyor bütün hazineler. Koşullarını derin derin düşünüyorum, yollarını izlerken. Zevk alıyorum kurallarından, sözünü unutmayacağım... Gözlerimi aç, Yasa'ndaki harikaları göreyim. Garibim bu dünyada, buyruklarını benden gizleme (hikmetlerini öğret bana)! İçim tükeniyor, her an hükümlerini özlemekten... Uzaklaştır benden küçümsemeleri, hakaretleri, çünkü öğütlerini tutuyorum. Önderler toplanıp beni kötüleseler bile, ben kulun Senin kurallarını derin derin düşüneceğim. Öğütlerin benim zevkimdir, bana akıl verirler... Kurallarını öğret bana! Koşullarını anlamamı sağla ki, harikalarının üzerinde düşüneyim... Sözün uyarınca güçlendir beni! Yalan yoldan uzaklaştır, Yasan uyarınca lütfet bana. Ben sadakat yolunu seçtim, hükümlerini uygun gördüm. Öğütlerine dört elle sarıldım, ya Rab, utandırma beni! İçime huzur verdiğin için buyrukların doğrultusunda koşacağım. Kurallarını nasıl izleyeceğimi öğret bana, ya Rab, öyle ki, onları sonuna kadar izleyeyim. Anlamamı sağla, Yasa'na uyayım, bütün yüreğimle onu yerine getireyim. Buyrukların doğrultusunda yol göster bana, çünkü yolundan zevk alırım. Yüreğimi haksız kazanca değil, Kendi öğütlerine yönelt. Gözlerimi boş şeylerden çevir, beni Kendi yolunda yaşat... Senin ilkelerin iyidir. Çok özlüyorum Senin koşullarını! Beni doğruluğunun içinde yaşat! Bana sevgini göster, ya Rab, sözün uyarınca kurtar beni! O zaman beni aşağılayanlara gereken yanıtı verebilirim, çünkü Senin sözüne güvenirim. Gerçeğini ağzımdan düşürme, çünkü Senin hükümlerine umut bağladım. Yasa'na sürekli, sonsuza dek uyacağım. Özgürce yürüyeceğim, çünkü Senin koşullarına yöneldim ben. Kralların önünde Senin öğütlerinden söz edeceğim... Senin buyruklarından zevk alıyor, onları seviyorum. Saygı ve sevgi duyuyorum buyruklarına, derin derin düşünüyorum kurallarını... Sözün bana yaşam verir. Çok eğlendiler küstahlar benimle, yine de Yasa'ndan şaşmadım. Geçmişte verdiğin hükümleri anımsayınca, avundum, ya RAB... Senin kurallarındır ezgilerimin konusu, konuk olduğum bu dünyada. Gece adını anarım, ya Rab, Yasa'na uyarım. Tek yaptığım, Senin koşullarına uymak... Ya Rab, sözlerini yerine getireceğim, dedim. Bütün yüreğimle Sana yakardım. Lütfet bana, sözün uyarınca. Tuttuğum yolları düşündüm, Senin öğütlerine göre adım attım. Buyruklarına uymak için elimi çabuk tuttum, oyalanmadım. Kötülerin ipleri beni sardı, Yasa'nı unutmadım... Hükümlerin için gece yarısı kalkıp Sana şükrederim. Dostuyum bütün Sen'den korkanların, koşullarına uyanların. Yeryüzü sevginle dolu, ya Rab, kurallarını öğret bana! Ya Rab, iyilik ettin kuluna... Bana sağduyu ve bilgi ver, çünkü inanıyorum buyruklarına. Acı çekmeden önce yoldan sapardım, ama şimdi sözüne uyuyorum. Sen iyisin, iyilik edersin; bana kurallarını öğret. Küstahlar yalanlarla beni lekeledi, ama ben bütün yüreğimle Senin koşullarına uyarım. Onların yüreği yağ bağladı, bense zevk alırım Yasa'ndan. İyi oldu acı çekmem; çünkü kurallarını öğreniyorum... Yasan benim için binlerce altın ve gümüşten daha değerlidir. Senin ellerin</text:span><text:span text:style-name="Footnote_20_Symbol"><text:span text:style-name="T44"><text:note text:id="ftn45" text:note-class="footnote"><text:note-citation>45</text:note-citation><text:note-body><text:p text:style-name="TR_20_sayfasonu_20_notu"><text:span text:style-name="T22"><text:s/></text:span>Allah'ın "Sanatçı, nihayetsiz güzellikleri sanatının içinde yaratan" anlamındaki "Sani" isminin tecelleri manasındadır.</text:p></text:note-body></text:note></text:span></text:span><text:span text:style-name="T44"> beni yarattı, biçimlendirdi. Anlamamı sağla ki buyruklarını öğreneyim. Sen'den korkanlar beni görünce sevinsin, çünkü Senin sözüne umut bağladım. Biliyorum, ya Rab, hükümlerin adildir... Sevecenlik göster bana, yaşayayım, çünkü Yasa'ndan zevk alıyorum... Senin koşullarını düşünüyorum. Bana dönsün Sen'den korkanlar, öğütlerini bilenler. Yüreğim kusursuz uysun kurallarına, öyle ki, utanç duymayayım... Senin sözüne umut bağladım ben... Bütün buyrukların güvenilirdir; haksız yere zulmediyorlar, yardım et bana! Nerdeyse sileceklerdi beni yeryüzünden, ama ben Senin koşullarından ayrılmadım. Koru canımı sevgin uyarınca, tutayım... öğütlerini. Ya Rab, sözün göklerde sonsuza dek duruyor. Sadakatin kuşaklar boyu sürüyor, kurduğun yeryüzü sapasağlam duruyor. Bugün hükümlerin uyarınca ayakta duran herşey Sana kulluk ediyor. Eğer Yasan </text:span><text:soft-page-break/><text:span text:style-name="T44">zevk kaynağım olmasaydı, çektiğim acılardan yok olurdum. Koşullarını asla unutmayacağım, çünkü onlarla bana yaşam verdin. Kurtar beni, çünkü Seninim, Senin koşullarına yöneldim. Kötüler beni yok etmeyi beklerken, ben Senin öğütlerini inceliyorum. Kusursuz olan herşeyin bir sonu olduğunu gördüm, ama Senin buyruğun sınır tanımaz. Ne kadar severim Yasa'nı! Bütün gün düşünürüm onun üzerinde. Buyrukların beni düşmanlarımdan bilge kılar, çünkü her zaman aklımdadır onlar. Bütün öğretmenlerimden daha akıllıyım, çünkü öğütlerin üzerinde düşünüyorum. Yaşlılardan daha bilgeyim, çünkü Senin koşullarına uyuyorum. Sakınırım her kötü yoldan, Senin sözünü tutmak için. Ayrılmam hükümlerinden, çünkü bana Sen öğrettin. Ne tatlı geliyor verdiğin sözler damağıma, baldan tatlı geliyor ağzıma! Senin koşullarına uymakla bilgelik kazanıyorum, bu yüzden nefret ediyorum her yanlış yoldan. Sözün adımlarım için çıra, yolum için ışıktır. Adil hükümlerini izleyeceğime ant içtim, andımı tutacağım. Çok sıkıntı çektim, ya Rab; koru hayatımı sözün uyarınca. Ağzımdan çıkan içten övgüleri kabul et, ya Rab, bana hükümlerini öğret. Hayatım her an tehlikede, yine de unutmam Yasa'nı. Kötüler tuzak kurdu bana, yine de sapmadım Senin koşullarından. Öğütlerin sonsuza dek mirasımdır, yüreğimin sevincidir onlar. Kararlıyım sonuna kadar Senin kurallarına uymaya... Senin Yasa'nı severim. Sığınağım ve kalkanım (yardımcım, koruyanım) Sensin, Senin sözüne umut bağlarım. Ey kötüler, benden uzak durun, Allah'ımın buyruklarını yerine getireyim... Destek ol bana, yaşam bulayım... Sıkı tut beni (koru beni), kurtulayım, her zaman kurallarını dikkate alayım... Bana kurallarını öğret. Ben Senin kulunum, bana akıl ver ki, öğütlerini anlayabileyim... Senin buyruklarını, altından, saf altından daha çok seviyorum; koyduğun koşulların hepsini doğru buluyorum, her yanlış yoldan tiksiniyorum. Harika öğütlerin var, bu yüzden onlara candan uyuyorum. Sözlerinin açıklanışı aydınlık saçar, saf insanlara akıl verir. Ağzım açık, soluk soluğayım, çünkü buyruklarını özlüyorum. Bana lütufla bak (bana lütufta bulun), Adını sevenlere her zaman yaptığın gibi. Adımlarımı pekiştir verdiğin söz uyarınca, hiçbir suç bana egemen olmasın. Kurtar beni insan baskısından, koşullarına uyabileyim. Yüzün (Nurun) aydınlık saçsın kulunun üzerine, kurallarını öğret bana... Sen adilsin, ya Rab, hükümlerin doğrudur. Buyurduğun öğütler doğru ve tam güvenilirdir... Düşmanlarım unuttu Senin sözlerini. Sözün çok güvenilirdir, kulun onu sever... Ama koşullarını unutmuyorum. Adaletin sonsuza dek doğrudur, Yasan gerçektir... Ama buyrukların benim zevkimdir. Öğütlerin sonsuza dek doğrudur; bana akıl ver ki, yaşayayım. Bütün yüreğimle haykırıyorum... Ya Rab! Senin kurallarına uyacağım. Sana sesleniyorum, kurtar beni, öğütlerine uyayım. Gün doğmadan kalkıp yardım dilerim, Senin sözüne umut bağladım. Verdiğin söz üzerinde düşüneyim diye, gece boyunca uyku girmiyor gözüme... Yaklaşıyor kötülük ardınca koşanlar, Yasa'ndan uzaklaşıyorlar. Oysa Sen yakınsın, ya Rab, bütün buyrukların gerçektir. Çoktan beri anladım öğütlerini sonsuza dek verdiğini... Kurtuluş kötülerden uzaktır, çünkü Senin kurallarına yönelmiyorlar. Çok sevecensin, ya Rab, hükümlerin uyarınca koru canımı. Bana zulmedenler, düşmanlarım çok, yine de sapmadım Senin öğütlerinden... Bak, ne kadar seviyorum koşullarını, sevgin uyarınca, ya Rab, koru canımı. Sözlerinin temeli gerçektir, doğru hükümlerinin tümü sonsuza dek sürecektir... Oysa yüreğim Senin sözünle titrer. Ganimet bulan biri gibi verdiğin sözlerde sevinç bulurum. Tiksinir, iğrenirim yalandan, ama Senin Yasa'nı severim... Yasa'nı sevenler büyük esenlik bulur, hiçbir şey sendeletmez onları. Ya Rab, kurtarışına umut bağlar, buyruklarını yerine getiririm. Öğütlerine candan uyar, onları çok severim. Öğütlerini, koşullarını uygularım, çünkü bütün davranışlarımı görürsün Sen... Akıl ver bana!... Kurtar beni! Dudaklarımdan övgüler aksın, çünkü bana kurallarını öğretiyorsun... Çünkü bütün buyrukların doğrudur... Kurtarışını özlüyorum, ya Rab, Yasan zevk kaynağımdır. Beni yaşat ki, Sana övgüler sunayım, hükümlerin bana yardımcı olsun. (Mezmurlar, 119:1-175)</text:span></text:p>
      <text:p text:style-name="P16">Sıkıntıya düşünce Rab'be seslendim... Ya Rab, kurtar canımı yalancı dudaklardan, aldatıcı dillerden!... Ben barış yanlısıyım, ama söze başladığımda, onlar savaşa kalkıyor! (Mezmurlar, 120:1-7)</text:p>
      <text:p text:style-name="P16"><text:soft-page-break/>... Nereden yardım gelecek? Yeri göğü yaratan Rab'den gelecek yardım. O ayaklarının kaymasına izin vermez, Seni koruyan uyuklamaz... (Allah) ne uyur ne uyuklar. Senin koruyucun Rab'dir, O sağ yanında sana gölgedir (Rahmet'tir, koruyandır). Gündüz Güneş, gece Ay sana zarar vermez. Rab her kötülükten Seni korur, esirger canını. Şimdiden sonsuza dek Rab koruyacak gidişini, gelişini. (Mezmurlar, 121:1-8)</text:p>
      <text:p text:style-name="P16">Bana: "Rab'bin evine (Allah'ın adının anıldığı mescide) gidelim" dendikçe sevinirim. Ayaklarımız Senin kapılarında (Allah'ın adının anıldığı mescidlerin girişinde)... "Huzur bulsun Seni sevenler! Surlarına esenlik, saraylarına huzur egemen olsun!" Kardeşlerim, dostlarım için, "esenlik olsun sana!" derim... İyilik dilerim sana. (Mezmurlar, 122:1-9)</text:p>
      <text:p text:style-name="P16">Övgüler olsun Rab'be!... Yeri göğü yaratan Rab'bin adı yardımcımızdır. (Mezmurlar, 124:6-8)</text:p>
      <text:p text:style-name="P16">Rab'be güvenenler... sarsılmaz, sonsuza dek durur. (Mezmurlar, 125:1)</text:p>
      <text:p text:style-name="P16">Evi Rab yapmazsa, yapıcılar boşuna didinir. Kenti Rab korumazsa, bekçi boşuna bekler. Ey zahmetle kazanılan ekmeği yiyenler, Rab sevdiklerinin rahat uyumasını sağlar. (Mezmurlar, 127:1-2)</text:p>
      <text:p text:style-name="P16">Ne mutlu Rab'den korkana, O'nun yolunda yürüyene! Emeğinin ürününü yiyeceksin, mutlu ve başarılı olacaksın... İşte Rab'den korkan kişi böyle kutsanacak. (Mezmurlar, 128:1-4)</text:p>
      <text:p text:style-name="P16">Derinliklerden Sana sesleniyorum, ya Rab... Ya Rab, Sen suçların hesabını tutsan, kim ayakta kalabilir, ya Rab? Ama Sen bağışlayıcısın, öyle ki Sen'den korkulsun. Rab'bi gözlüyorum (Allah'ı seviyorum, Allah'ın rızasını arıyorum), canım Rab'bi gözlüyor (Allah'ı seviyor), umut bağlıyorum O'nun sözüne. Sabahı gözleyenlerden, evet, sabahı gözleyenlerden daha çok, canım Rab'bi gözlüyor (Allah'ı seviyor, Allah'ın rızasını arıyor)... Rab'be umut bağla! Çünkü Rab'de sevgi, tam kurtuluş vardır. (Mezmurlar, 130:1-7)</text:p>
      <text:p text:style-name="P16">Ya Rab, yüreğimde gurur yok, gözüm yükseklerde değil... Kendimi yatıştırıp huzur buldum... Rab'be umut bağla şimdiden sonsuza dek! (Mezmurlar, 131:1-3)</text:p>
      <text:p text:style-name="P16">Din bilginleri doğruluğu kuşansın, sadık kulların sevinç çığlıkları atsın... Kurtuluşla donatacağım din bilginlerini; hep sevinç ezgileri söyleyecek sadık kulları. (Mezmurlar, 132:9, 16)</text:p>
      <text:p text:style-name="P16">Ne iyi, ne güzeldir, birlik içinde kardeşçe yaşamak! (Mezmurlar, 133:1)</text:p>
      <text:p text:style-name="P16">Ey sizler, Rab'bin bütün kulları... Rab'be övgüler sunun! Yeri göğü yaratan Rab... (Mezmurlar, 134:1-3)</text:p>
      <text:p text:style-name="P16">Rab'be övgüler sunun! Rab'bin adına övgüler sunun, Ey Rab'bin kulları!... Rab'be övgüler sunun, çünkü Rab iyidir. Adını İlahilerle övün, çünkü hoştur bu... Biliyorum, Rab büyüktür... üstündür. Rab ne isterse yapar, göklerde, yeryüzünde, denizlerde, bütün derinliklerde. Yeryüzünün dört bucağından bulutlar yükseltir, yağmur için şimşek çaktırır, rüzgar estirir... Ya Rab, Adın sonsuza dek sürecek, bütün kuşaklar Seni anacak. Rab... kullarına acır. Ulusların putları altın ve gümüşten yapılmış, insan elinin eseridir. Ağızları var, konuşmazlar, gözleri var, görmezler, kulakları var, duymazlar, soluk alıp vermezler... Rab'be övgüler sunun, ey Rab'den korkanlar!... Rab'be övgüler sunun! (Mezmurlar, 135:1-21)</text:p>
      <text:p text:style-name="P16">Şükredin Rab'be, çünkü O iyidir, sevgisi sonsuzdur... Sevgisi sonsuzdur; şükredin.. Sevgisi sonsuzdur; büyük harikalar yapan tek varlığa, sevgisi sonsuzdur; gökleri bilgece yaratana, sevgisi sonsuzdur; yeri sular üzerine yayana, sevgisi sonsuzdur; büyük ışıklar yaratana, sevgisi sonsuzdur; gündüze egemen olsun diye Güneş'i, sevgisi sonsuzdur; geceye egemen olsun diye Ay'ı ve yıldızları yaratana, sevgisi sonsuzdur... Düşmanlarımızdan bizi kurtarana, sevgisi sonsuzdur; bütün canlılara yiyecek verene, sevgisi sonsuzdur; şükredin göklerin (ve yerin) Allah'ına, sevgisi sonsuzdur. (Mezmurlar, 136:1-9, 24-26)</text:p>
      <text:p text:style-name="TR_20_Alinti"><text:soft-page-break/><text:span text:style-name="T44">Bütün yüreğimle Sana şükrederim, ya Rab... Seni İlahilerle överim. Adına şükrederim, sevgin, sadakatin için... Seslendiğim gün bana yanıt verdin, içime güç koydun, beni yüreklendirdin. Şükretsin Sana, ya Rab, yeryüzü krallarının tümü... Yaptığın işleri ezgilerle (İlahilerler) övsünler, ya Rab, çünkü çok yücesin. Rab alçakgönüllüleri gözetir (korur, kollar)... Sıkıntıya düşersem, canımı korur... beni kurtarır. Ya Rab, herşeyi yaparsın benim için. Sevgin sonsuzdur, ya RAB, elinin eserini</text:span><text:span text:style-name="Footnote_20_Symbol"><text:span text:style-name="T44"><text:note text:id="ftn46" text:note-class="footnote"><text:note-citation>46</text:note-citation><text:note-body><text:p text:style-name="TR_20_sayfasonu_20_notu"><text:span text:style-name="T22"><text:s/></text:span>Allah'ın "Sanatçı, nihayetsiz güzellikleri sanatının içinde yaratan" anlamındaki "Sani" isminin tecelleri manasındadır.</text:p></text:note-body></text:note></text:span></text:span><text:span text:style-name="T44"> esirgeme! (Mezmurlar, 138:1-8)</text:span></text:p>
      <text:p text:style-name="TR_20_Alinti"><text:span text:style-name="T44">Ya RAB... Oturup kalkışımı bilirsin, niyetimi... anlarsın. Gittiğim yolu, yattığım yeri kuşatırsın, bütün yaptıklarımdan haberin var. Daha sözü ağzıma almadan, söyleyeceğim herşeyi bilirsin, ya Rab. Beni çepeçevre kuşattın, elini üzerime koydun</text:span><text:span text:style-name="Footnote_20_Symbol"><text:span text:style-name="T44"><text:note text:id="ftn47" text:note-class="footnote"><text:note-citation>47</text:note-citation><text:note-body><text:p text:style-name="TR_20_sayfasonu_20_notu"><text:span text:style-name="T22"><text:s/></text:span><text:span text:style-name="T12">Allah'ın inayeti teşbih yöntemiyle anlatılmaktadır.</text:span></text:p></text:note-body></text:note></text:span></text:span><text:span text:style-name="T44">... Göklere çıksam, oradasın (Allah Zatı her yeri kaplamıştır)... Seherin kanatlarını alıp uçsam, denizin ötesine konsam, orada elin (ilmin) yol gösterir bana, sağ elin tutar beni.</text:span><text:span text:style-name="Footnote_20_Symbol"><text:span text:style-name="T44"><text:note text:id="ftn48" text:note-class="footnote"><text:note-citation>48</text:note-citation><text:note-body><text:p text:style-name="TR_20_sayfasonu_20_notu"><text:span text:style-name="T22"><text:s/></text:span><text:span text:style-name="T12">Allah'ın "Koruyan" anlamındaki "Asim" isminin tecellisi kast edilmektdir.</text:span></text:p></text:note-body></text:note></text:span></text:span><text:span text:style-name="T44"> Desem ki, "Karanlık beni kaplasın, çevremdeki aydınlık geceye dönsün." Karanlık bile karanlık sayılmaz Senin için, gece, gündüz gibi ışıldar, karanlıkla aydınlık birdir Senin için. İç varlığımı Sen yarattın, annemin rahminde beni Sen ördün. Sana övgüler sunarım, çünkü müthiş ve harika yaratılmışım. Ne harika işlerin var! Bunu çok iyi bilirim... <text:s/>Henüz döl yatağındayken gözlerin</text:span><text:span text:style-name="Footnote_20_Symbol"><text:span text:style-name="T44"><text:note text:id="ftn49" text:note-class="footnote"><text:note-citation>49</text:note-citation><text:note-body><text:p text:style-name="TR_20_sayfasonu_20_notu"><text:span text:style-name="T22"><text:s/></text:span><text:span text:style-name="T12">Allah'ın "Basir" isminin tecellisi olarak, her an herşeyi en iyi gören anlamında kullanılmaktadır.</text:span></text:p></text:note-body></text:note></text:span></text:span><text:span text:style-name="T44"> gördü beni; bana ayrılan günlerin hiçbiri gelmeden, hepsi Senin kitabına yazılmıştı. Hakkımdaki düşüncelerin</text:span><text:span text:style-name="Footnote_20_Symbol"><text:span text:style-name="T44"><text:note text:id="ftn50" text:note-class="footnote"><text:note-citation>50</text:note-citation><text:note-body><text:p text:style-name="TR_20_sayfasonu_20_notu"><text:span text:style-name="T22"><text:s/></text:span>Rahmetinin örnekleri, kulları için yarattığı nimetler anlamında kullanılmıştır.</text:p></text:note-body></text:note></text:span></text:span><text:span text:style-name="T44"> ne değerli, ey Allah, sayıları ne çok! Kum tanelerinden fazladır saymaya kalksam. Uyanıyorum, hâlâ Seninleyim... Öncülük et bana sonsuz yaşam (cennet) yolunda! (Mezmurlar, 139:1-24)</text:span></text:p>
      <text:p text:style-name="P16">Ya Rab, kurtar beni kötü insandan, koru beni zorbadan. Onlar yüreklerinde kötülük tasarlar, savaşı sürekli körükler, yılan gibi dillerini bilerler, engerek zehiri var dudaklarının altında. Ya RAB, sakın beni kötünün elinden, koru beni zorbadan... Ya Rab: "Allah'ım Sensin." Yalvarışıma kulak ver, ya Rab. Ey Egemen Rab, güçlü kurtarıcım... Kötülerin dileklerini yerine getirme, ya Rab, tasarılarını ileri götürme!... Biliyorum, Rab mazlumun davasını savunur... Kuşkusuz doğrular Senin adına şükredecek, dürüstler Senin huzurunda oturacak. (Mezmurlar, 140:1-13)</text:p>
      <text:p text:style-name="P16">Seni çağırıyorum, ya Rab, yardımıma koş (bana rahmet et)!... Ya Rab, ağzıma bekçi koy, dudaklarımın kapısını koru! Yüreğim kötülüğe eğilim göstermesin, suç işleyenlerin fesadına bulaşmayayım... Doğru insan bana vursa, iyilik sayılır, azarlasa, başa sürülen yağ gibidir, başım reddetmez onu. Çünkü duam hep kötülere karşıdır. Ancak gözlerim Sen'de, ey Egemen Rab, Sana sığınıyorum, beni savunmasız bırakma! Koru beni kurdukları tuzaktan, suç işleyenlerin kapanlarından. Ben güvenlik içinde geçip giderken, kendi ağlarına düşsün kötüler. (Mezmurlar, 141:1-10)</text:p>
      <text:p text:style-name="P16">Yüksek sesle yakarıyorum Rab'be, yüksek sesle Rab'be yalvarıyorum... Gideceğim yolu Sen bilirsin... Ya Rab: "Sığınağım, yaşadığımız bu dünyada nasibim Sensin" diyorum. Haykırışıma kulak ver, çünkü çok çaresizim; kurtar beni ardıma düşenlerden, çünkü benden güçlüler. (Mezmurlar, 142:1-6)</text:p>
      <text:p text:style-name="P16">Duamı işit, ya Rab, yalvarışlarıma kulak ver! Sadakatinle, doğruluğunla yanıtla beni! Geçmiş günleri anıyor, bütün yaptıklarını derin derin düşünüyorum... Ellerimi Sana açıyorum, canım kurak toprak gibi Sana susamış... Sabahları duyur bana sevgini, çünkü Sana güveniyorum; bana gideceğim yolu bildir, çünkü duam Sana'dır. Düşmanlarımdan kurtar beni, ya Rab; Sana sığınıyorum. Bana rızanı yapmayı öğret, çünkü Allah'ımsın benim. Senin iyi Ruhun (Rahmetin, Nurun) düz yolda bana öncülük etsin! Ya Rab, Adın uğruna yaşam ver bana, doğruluğunla kurtar beni sıkıntıdan. Sevginden ötürü... Çünkü Senin kulunum ben. (Mezmurlar, 143:1-12)</text:p>
      <text:p text:style-name="TR_20_Alinti"><text:soft-page-break/><text:span text:style-name="T44">... Rab'be övgüler olsun! O'dur benim vefalı dostum, kalem</text:span><text:span text:style-name="Footnote_20_Symbol"><text:span text:style-name="T44"><text:note text:id="ftn51" text:note-class="footnote"><text:note-citation>51</text:note-citation><text:note-body><text:p text:style-name="Footnote"><text:s/><text:span text:style-name="T38">Allah'</text:span><text:span text:style-name="T36">ı</text:span><text:span text:style-name="T38">n "Kendisi''ne s</text:span><text:span text:style-name="T36">ı</text:span><text:span text:style-name="T38">ğ</text:span><text:span text:style-name="T36">ı</text:span><text:span text:style-name="T38">n</text:span><text:span text:style-name="T36">ı</text:span><text:span text:style-name="T38">lan" anlam</text:span><text:span text:style-name="T36">ı</text:span><text:span text:style-name="T38">ndaki "Melca" isminin tecelli etmesi manas</text:span><text:span text:style-name="T36">ı</text:span><text:span text:style-name="T38">ndad</text:span><text:span text:style-name="T36">ı</text:span><text:span text:style-name="T38">r.</text:span></text:p></text:note-body></text:note></text:span></text:span><text:span text:style-name="T44">, kurtarıcım, desteğim, kalkanım (koruyanım), O'na sığınırım... İnsan bir soluğu andırır, günleri geçici bir gölge gibidir... Ey Allah, Sana yeni bir ezgi (İlahi) söyleyeyim, Seni on telli çenkle, İlahilerle öveyim. Kurtar beni, özgür kıl... Ne mutlu Allah'ı Rab olan halka! (Mezmurlar, 144:1-15)</text:span></text:p>
      <text:p text:style-name="TR_20_Alinti"><text:span text:style-name="T44">Ey Allah'ım... Seni yücelteceğim, Adını sonsuza dek öveceğim. Seni her gün övecek, adını sonsuza dek yücelteceğim. Rab büyüktür, yalnız O övgüye layık olandır, akıl ermez büyüklüğüne. Yaptıkların kuşaktan kuşağa şükranla anılacak, güçlü işlerin duyurulacak. Düşüneceğim harika işlerini, insanlar büyüklüğünü, yüce görkemini konuşacak. Yaptığın müthiş işlerin gücünden söz edecekler, ben de Senin büyüklüğünü duyuracağım. Eşsiz iyiliğinin anılarını kutlayacak, sevinç ezgileriyle övecekler doğruluğunu. Rab lütufkar ve sevecendir... Sevgisi engindir. Rab herkese iyi davranır, sevecenliği bütün yapıtlarını kapsar. Bütün yapıtların</text:span><text:span text:style-name="Footnote_20_Symbol"><text:span text:style-name="T44"><text:note text:id="ftn52" text:note-class="footnote"><text:note-citation>52</text:note-citation><text:note-body><text:p text:style-name="Footnote"><text:s/><text:span text:style-name="T39">Rabbimiz'in yaratt</text:span><text:span text:style-name="T37">ı</text:span><text:span text:style-name="T39">ğ</text:span><text:span text:style-name="T37">ı</text:span><text:span text:style-name="T39"> her</text:span><text:span text:style-name="T37">ş</text:span><text:span text:style-name="T39">ey kast edilmektedir.</text:span></text:p></text:note-body></text:note></text:span></text:span><text:span text:style-name="T44"> Sana şükreder, ya Rab, sadık kulların Sana övgüler sunar... Herkesin umudu Sen'de, onlara yiyeceklerini zamanında veren Sensin. Elini açar</text:span><text:span text:style-name="Footnote_20_Symbol"><text:span text:style-name="T44"><text:note text:id="ftn53" text:note-class="footnote"><text:note-citation>53</text:note-citation><text:note-body><text:p text:style-name="Footnote"><text:s/><text:span text:style-name="T39">Allah'</text:span><text:span text:style-name="T37">ı</text:span><text:span text:style-name="T39">n "Kerimi bol olan, cömert olan" anlam</text:span><text:span text:style-name="T37">ı</text:span><text:span text:style-name="T39">ndaki "Kerim" ismininin tecelli etmesi anlam</text:span><text:span text:style-name="T37">ı</text:span><text:span text:style-name="T39">nda kullan</text:span><text:span text:style-name="T37">ı</text:span><text:span text:style-name="T39">lmaktad</text:span><text:span text:style-name="T37">ı</text:span><text:span text:style-name="T39">r.</text:span></text:p></text:note-body></text:note></text:span></text:span><text:span text:style-name="T44">, bütün canlıları doyurursun dilediklerince. Rab bütün yaptıklarında adil, yaptığı bütün işlerde sevecendir. Rab Kendisi'ne yakaran, içtenlikle yakaran herkese yakındır. Dileğini yerine getirir Kendisi'nden korkanların, feryatlarını işitir, onları kurtarır. Rab korur Kendisi'ni seven herkesi... Rab'be övgüler sunsun ağzım! Bütün canlılar O'nun kutsal adına, sonsuza dek övgüler dizsin. (Mezmurlar, 145:1-21)</text:span></text:p>
      <text:p text:style-name="P16">Rab'be övgüler sunun! Ey gönlüm, Rab'be övgüler sun. Yaşadıkça Rab'be övgüler sunacak, var oldukça Allah'ıma İlahiler söyleyeceğim. Önderlere, sizi kurtaramayacak insanlara güvenmeyin. O son soluğunu verince toprağa döner, o gün tasarıları da biter. Ne mutlu... umudu Allah'ı Rab'de olana! Yeri göğü, denizi ve içindeki herşeyi yaratan, sonsuza dek hakikati koruyan, ezilenlerin haklarını veren, açlara yiyecek sağlayan O'dur. Rab tutsakları özgür kılar, körlerin gözünü açar, iki büklüm olanları doğrultur, doğruları sever. Rab garipleri korur, öksüze, dul kadına yardım eder, kötülerin yolunuysa saptırır... Rab'be övgüler sunun! (Mezmurlar, 146:1-10)</text:p>
      <text:p text:style-name="P16">Rab'be övgüler sunun! Ne güzel, ne hoş Allah'ımızı İlahilerle övmek! O'na övgü yaraşır. Rab... yıldızların sayısını belirler... Rabbimiz büyük ve çok güçlüdür, sınırsızdır anlayışı. Rab mazlumlara yardım eder, kötüleri yere kadar alçaltır. Rab'be şükran ezgileri okuyun, Allah'ımızı lirle, İlahilerle övün. O'dur gökleri bulutlarla kaplayan, yeryüzüne yağmur sağlayan, dağlarda ot bitiren. O yiyecek sağlar hayvanlara, bağrışan kuzgun yavrularına... Rab Kendisi'nden korkanlardan, sevgisine umut bağlayanlardan hoşlanır. Rab'bi yücelt... Yeryüzüne buyruğunu gönderir, sözü çarçabuk yayılır. Yapağı gibi kar yağdırır, kırağıyı kül gibi saçar. ... İri iri dolu savurur, kim dayanabilir soğuğuna? Buyruk verir, eritir buzları, rüzgarını estirir, sular akmaya başlar... Rab'be övgüler sunun! (Mezmurlar, 147:1-20)</text:p>
      <text:p text:style-name="P16">Rab'be övgüler sunun! Göklerden Rab'be övgüler sunun, yücelerde O'na övgüler sunun! Ey bütün melekleri, O'na övgüler sunun, övgüler sunun O'na... Ey Güneş, Ay, O'na övgüler sunun, övgüler sunun O'na, ey ışıldayan bütün yıldızlar! Ey göklerin gökleri ve göklerin üstündeki sular, O'na övgüler sunun! Rab'bin adına övgüler sunsunlar, çünkü O buyruk verince, var oldular. Bir kanun koydu, onu geçmezler... Yeryüzünden Rab'be övgüler sunun, ey deniz canlıları, bütün enginler, şimşek, dolu, kar, bulutlar, O'nun buyruğuna uyan fırtınalar, dağlar, bütün tepeler, meyve ağaçları, sedir ağaçları, yabanıl ve evcil hayvanlar, sürüngenler, uçan kuşlar, yeryüzünün kralları, bütün halklar, önderler, yeryüzünün bütün yöneticileri, <text:soft-page-break/>delikanlılar, genç kızlar, yaşlılar, çocuklar! Rab'bin adına övgüler sunsunlar, çünkü yalnız O'nun adı yücedir. O'nun yüceliği yerin göğün üstündedir... Rab'be övgüler sunun! (Mezmurlar, 148:1-14)</text:p>
      <text:p text:style-name="P16">Rab'be övgüler sunun! Rab'be yeni bir ezgi söyleyin, sadık kullarının toplantısında. O'nu ezgilerle övün!... Övgüler sunsunlar O'nun adına, tef ve lir çalarak O'nu İlahilerle övsünler!... Rab alçakgönüllüleri zafer tacıyla süsler. Bu onurla mutlu olsun sadık kulları, sevinç ezgileri okusunlar yataklarında! Ağızlarında Allah'a yüce övgüler... Rab'be övgüler sunun! (Mezmurlar, 149:1-9)</text:p>
      <text:p text:style-name="P16">Rab'be övgüler sunun!... Gücünü gösteren göklerde övgüler sunun O'na! Övgüler sunun O'na güçlü işleri için! Övgüler sunun O'na eşsiz büyüklüğüne yaraşır biçimde! Boru çalarak O'na övgüler sunun! Çenkle ve lirle O'na övgüler sunun! Tef ve dansla O'na övgüler sunun! Saz ve neyle O'na övgüler sunun! Zillerle O'na övgüler sunun! Çınlayan zillerle O'na övgüler sunun! Bütün canlı varlıklar Rab'be övgüler sunsun! Rab'be övgüler sunun! (Mezmurlar, 150:1-6)</text:p>
      <text:p text:style-name="P16">Bu özdeyişler (Hz. Süleyman'ın özdeyişleri), bilgeliğe ve terbiyeye ulaşmak, akıllıca sözleri anlamak, başarıya götüren terbiyeyi edinip doğru, haklı ve adil olanı yapmak, saf kişiyi ihtiyatlı, genç adamı bilgili ve sağgörülü kılmak içindir... Bilge kişi dinlesin ve kavrayışını artırsın, akıllı kişi yaşam hüneri kazansın. (Süleyman'ın Özdeyişleri, 1:1-6)</text:p>
      <text:p text:style-name="P16">Rab korkusudur bilginin temeli. Ahmaklarsa bilgeliği ve terbiyeyi küçümser... Oğlum, seni ayartmaya çalışan günahkarlara teslim olma. Şöyle diyebilirler: "Bizimle gel, adam öldürmek için pusuya yatalım, zevk uğruna masum kişileri tuzağa düşürelim... Bir sürü değerli mal ele geçirir, evlerimizi ganimetle doldururuz. Gel, sen de bize katıl, tek bir kesemiz olacak." Oğlum, böyleleriyle gitme, onların tuttuğu yoldan uzak dur. Çünkü ayakları kötülüğe koşar, çekinmeden kan dökerler... Başkasına pusu kuran kendi kurduğu pusuya düşer. Yalnız kendi canıdır tuzağa düşürdüğü. Haksız kazanca düşkün olanların sonu böyledir. Bu düşkünlük onları canlarından eder. (Süleyman'ın Özdeyişleri, 1:7-19)</text:p>
      <text:p text:style-name="P16">Bilgelik dışarıda yüksek sesle haykırıyor...: "Ey budalalar, budalalığı ne zamana dek seveceksiniz? Alaycılar ne zamana dek alay etmekten zevk alacak? Akılsızlar ne zamana dek bilgiden nefret edecek? Uyardığımda yola gelin, o zaman size yüreğimi açar, sözlerimi anlamanıza yardım ederim. Ama sizi çağırdığım zaman beni reddettiniz. Elimi uzattım, umursayan olmadı. Duymazlıktan geldiniz bütün öğütlerimi, uyarılarımı duymak istemediniz... Bilgiden nefret ettiniz. Rab'den korkmayı reddettiniz. (Allah'ı tenzih ederiz.) Öğütlerimi istemediniz, uyarılarımın tümünü küçümsediniz. Bu nedenle tuttuğunuz yolun meyvesini yiyeceksiniz, kendi düzenbazlığınıza doyacaksınız. Bön adamlar dönekliklerinin kurbanı olacak. Akılsızlar kaygısızlıklarının içinde yok olup gidecek. Ama beni dinleyen güvenlik içinde yaşayacak, kötülükten korkmayacak, huzur bulacak." (Süleyman'ın Özdeyişleri, 1:20-33)</text:p>
      <text:p text:style-name="P16">Oğlum, bilgeliğe kulak verip yürekten akla yönelerek sözlerimi kabul eder, buyruklarımı aklında tutarsan; evet, aklı çağırır, ona gönülden seslenirsen, gümüş ararcasına onu ararsan, onu ararsan define arar gibi, Rab korkusunu anlar ve Allah'ı yakından tanırsın. Çünkü bilgeliğin kaynağı Rab'dir. O'nun ağzından (Allah'ın sözleri) bilgi ve anlayış çıkar. Doğru kişileri başarıya ulaştırır, kalkanıdır (koruyandır, esirgeyendir) dürüst yaşayanların. Adil olanların adımlarını korur, sadık kullarının yolunu gözetir. O zaman anlarsın her iyi yolu, neyin doğru, haklı ve adil olduğunu. Çünkü yüreğin bilgelikle dolacak, zevk alacaksın bilgiden. Sağgörü sana bekçilik edecek ve akıl seni koruyacak. Bunlar seni kötü yoldan, ahlaksızın sözlerinden kurtaracak. Onlar ki karanlık yollarda yürümek için doğru yoldan ayrılırlar. Kötülük yapmaktan hoşlanır, zevk alırlar kötülüğün aşırısından. Yolları dolambaçlı, yaşayışları çarpıktır... Bu nedenle sen iyilerin yolunda yürü, doğruların izinden git. Çünkü ülkede yaşayacak olan doğrulardır, dürüst kişilerdir orada kalacak olan. Kötüler ülkeden sürülecek, hainler sökülüp atılacak. (Süleyman'ın Özdeyişleri, 2:1-20)</text:p>
      <text:p text:style-name="P16"><text:soft-page-break/>Oğlum, unutma öğrettiklerimi, aklında tut buyruklarımı. Çünkü bunlar ömrünü uzatacak, yaşam yıllarını, esenliğini artıracaktır. Sevgiyi, sadakati hiç yanından ayırma, bağla onları boynuna, yaz yüreğinin levhasına. Böylece Allah'ın (Katında) ve insanların gözünde beğeni ve saygınlık kazanacaksın. Rab'be güven bütün yüreğinle, kendi aklına bel bağlama. Yaptığın her işte Rab'bi an, O Senin yolunu düze çıkarır. Kendini bilge biri olarak görme, Rab'den kork, kötülükten uzak dur. Böylece bedenin sağlık ve ferahlık bulur. Servetinle ve ürününün turfandasıyla Rab'bi sevgiyle an. O zaman ambarların tıka basa dolar. (Süleyman'ın Özdeyişleri, 3:1-10)</text:p>
      <text:p text:style-name="P16">Bilgeliğe erişene, aklı bulana ne mutlu! Gümüş kazanmaktansa onu kazanmak daha iyidir. Onun yararı altından daha çoktur. Daha değerlidir mücevherden, dileyeceğin hiçbir şey onunla kıyaslanamaz... Yolları sevinç yollarıdır, evet, bütün yolları esenliğe çıkarır. Bilgelik yaşam ağacıdır ona sarılanlara, ne mutlu ona sımsıkı tutunanlara!... Oğlum, sağlam öğüde, sağgörüye tutun. Sakın gözünü ayırma onlardan. Onlar sana yaşam verecek ve boynuna güzel bir süs olacak. O zaman güvenlik içinde yol alırsın, sendelemeden. Korkusuzca yatar, tatlı tatlı uyursun. Beklenmedik felaketten, ya da kötülerin uğradığı yıkımdan korkma. Çünkü senin güvencen Rab'dir, tuzağa düşmekten seni O koruyacaktır. Elinden geldikçe, iyiliğe hakkı olanlardan iyiliği esirgeme. Elinde varken komşuna, "Bugün git, yarın gel, o zaman veririm" deme. Sana güvenerek yanında yaşayan komşuna kötülük tasarlama... Zorba kişiye imrenme, onun yollarından hiçbirini seçme. Çünkü Rab sapkınlardan hoşlanmaz, ama doğruların candan dostudur. Rab kötülerin evini lanetler, doğruların oturduğu yeriyse kutsar. Rab alaycılarla alay eder, ama alçakgönüllülere lütfeder. Bilge kişiler onuru miras alacak, akılsızlara yalnız utanç kalacak. (Süleyman'ın Özdeyişleri, 3:13-35)</text:p>
      <text:p text:style-name="P16">... Dikkat edin ki anlayışlı olasınız. Çünkü size iyi ders veriyorum, ayrılmayın öğrettiğimden... "Söylediklerime yürekten sarıl... Bilgeliği ve aklı sahiplen, söylediklerimi unutma, onlardan sapma. Bilgelikten ayrılma, o seni (Allah'ın dilemesiyle) korur. Sev onu, seni (Allah'ın dilemesiyle) gözetir. Bilgeliğe ilk adım onu sahiplenmektir. Bütün servetine mal olsa da akla sahip çık. Onu el üstünde tut, o da (güzel ahlaklı, bilge olmak) seni yüceltecek, ona sarılırsan seni onurlandıracak. Başına zarif bir çelenk, görkemli bir taç giydirecektir." Dinle oğlum, sözlerimi benimse ki, uzasın ömrün. Seni bilgelik yolunda eğitir, doğru yollara yöneltirim. Ayakların takılmadan yürür, sürçmeden koşarsın. Aldığın terbiyeye sarıl, bırakma, onu uygula, çünkü odur yaşamın. Kötülerin yoluna ayak basma, yürüme alçakların yolunda, o yoldan sakın, yakınından bile geçme, yönünü değiştirip geç. Çünkü kötülük etmedikçe uyuyamaz onlar, uykuları kaçar saptırmadıkça birilerini. Yedikleri ekmek kötülük, içtikleri şarap zorbalık ürünüdür. Oysa doğruların yolu şafak ışığı gibidir, giderek öğle güneşinin parlaklığına erişir. Kötülerin yoluysa zifiri karanlık gibidir, neden tökezlediklerini bilmezler. Oğlum, sözlerime dikkat et, dediklerime kulak ver. Aklından çıkmasın bunlar, onları yüreğinde sakla. Çünkü onları bulan için yaşam, bedeni için şifadır bunlar. Herşeyden önce de yüreğini koru, çünkü yaşam ondan kaynaklanır. Yalan çıkmasın ağzından, uzak tut dudaklarını sapkın sözlerden. Gözlerin hep ileriye baksın, dosdoğru önüne! Gideceğin yolu düzle, o zaman bütün işlerin sağlam olur. Sapma sağa sola, ayağını kötülükten uzak tut. (Süleyman'ın Özdeyişleri, 4:1-27)</text:p>
      <text:p text:style-name="P16">Oğlum, bilgeliğime dikkat et, akıllıca sözlerime kulak ver. Böylelikle her zaman sağgörülü olur, dudaklarınla bilgiyi korursun... Yoksa... ah çekip inlersin ömrünün son günlerinde, etinle bedenin tükendiğinde. "Eğitilmekten neden bu kadar nefret ettim, yüreğim uyarıları neden önemsemedi?" dersin. "Öğretmenlerimin sözünü dinlemedim, beni eğitenlere kulak vermedim"... Rab insanın tuttuğu yolu gözler, attığı her adımı denetler. Kötü kişiyi kendi suçları ele verecek, günahının kemendi kıskıvrak bağlayacak onu. Aşırı ahmaklığı onu yoldan çıkaracak, terbiyeyi umursamadığı için ölecek. (Süleyman'ın Özdeyişleri, 5:1-23)</text:p>
      <text:p text:style-name="P16"><text:soft-page-break/>Ey tembel kişi, git, karıncalara bak, onların yaşamından bilgelik öğren... Ne zamana dek yatacaksın, ey tembel kişi? Ne zaman kalkacaksın uykundan? "Biraz kestireyim, biraz uyuklayayım, ellerimi kavuşturup şöyle bir uyuyayım" demeye kalmadan, yokluk bir haydut gibi, yoksulluk bir akıncı gibi gelir üzerine. Ağzında yalanla dolaşan kişi, soysuz ve fesatçıdır. Göz kırpar, bir sürü ayak oyunu, el kol hareketleri yapar, ahlaksız yüreğinde kötülük tasarlar, çekişmeler yaratır durmadan. Bu yüzden ansızın yıkıma uğrayacak, birden bire çaresizce yok olacak. Rab'bin razı olmadığı şeyler şunlardır: Gururlu gözler, yalancı dil, suçsuz kanı döken eller, düzenbaz yürek, kötülüğe seğirten ayaklar, yalan soluyan yalancı tanık ve kardeşler arasında çekişme yaratan kişi. (Süleyman'ın Özdeyişleri, 6:6-19)</text:p>
      <text:p text:style-name="P16">Zina eden adam sağduyudan yoksundur. Yaptıklarıyla kendini yok eder. Payına düşen... onursuzluktur, asla kurtulamaz utançtan. (Süleyman'ın Özdeyişleri, 6:32-33)</text:p>
      <text:p text:style-name="P16">Oğlum, sözlerimi yerine getir, aklında tut buyruklarımı. Buyruklarımı yerine getir ki, yaşayasın (cennet ehlinden olasın). Öğrettiklerimi gözünün bebeği gibi koru. Onları yüzük gibi parmaklarına geçir, yüreğinin levhasına yaz. Bilgeliğe "sen kızkardeşimsin", akla "akrabamsın" de. (Süleyman'ın Özdeyişleri, 7:1-4)</text:p>
      <text:p text:style-name="P16">Bilgelik çağırıyor, akıl sesini yükseltiyor. Yol kenarındaki tepelerin başında, yolların birleştiği yerde duruyor o. Kentin girişinde, kapıların yanında, sesini yükseltiyor: "Ey insanlar, size sesleniyorum, çağrım insan soyunadır! Ey bön kişiler, ihtiyatlı olmayı öğrenin; sağduyulu olmayı öğrenin, ey akılsızlar! Söylediğim yetkin sözleri dinleyin, ağzımı doğruları söylemek için açarım. Ağzım gerçeği duyurur, çünkü dudaklarım kötülükten iğrenir. Ağzımdan çıkan her söz doğrudur, yoktur eğri ya da sapkın olanı. Apaçıktır hepsi anlayana, bilgiye erişen, doğruluğunu bilir onların. Gümüş yerine terbiyeyi, saf altın yerine bilgiyi edinin. Çünkü bilgelik mücevherden değerlidir, dilediğin hiçbir şey onunla kıyaslanamaz. Ben bilgelik olarak ihtiyatı kendime konut edindim. Bilgi ve sağgörü bendedir. Rab'den korkmak, kötülükten nefret etmek demektir. Kibirden, küstahlıktan, kötü yoldan, sapkın ağızdan nefret ederim. (Süleyman'ın Özdeyişleri, 8:1-13)</text:p>
      <text:p text:style-name="P16">Doğruluk yolunda, adaletin izinden yürürüm... Gün be gün sevinçle dolup taştım, huzurunda hep coştum. O'nun dünyası mutluluğum, insanları (salih müminler) sevincimdi. Çocuklarım, şimdi beni dinleyin: Yolumu izleyenlere ne mutlu! Uyarılarımı dinleyin ve bilge kişiler olun, görmezlikten gelmeyin onları. Beni dinleyen... kişiye ne mutlu! Çünkü beni bulan yaşam bulur ve Rab'bin beğenisini kazanır. Beni göz ardı edense kendine zarar verir... (Süleyman'ın Özdeyişleri, 8:20, 31-36)</text:p>
      <text:p text:style-name="P16">... Aklın yolunu izleyin... Bilge kişiyi uyarırsan, seni sever. Bilge kişiyi eğitirsen daha bilge olur, doğru kişiye öğretirsen bilgisini artırır. Rab korkusudur bilgeliğin temeli. Akıl, Kutsal Olan'ı (Allah'ı) tanımaktır... Bilgeysen, bilgeliğinin yararı sanadır, alaycı olursan acısını yalnız sen çekersin. Akılsız kadın yaygaracı ve saftır, hiçbir şey bilmez. Evinin kapısında, kentin en yüksek yerinde bir iskemleye oturur; yoldan geçenleri, kendi yollarından gidenleri çağırmak için, "Kim safsa buraya gelsin" der. Sağduyudan yoksun olanlara da, "Çalıntı su tatlı, gizlice yenen yemek lezzetlidir" der. Ne var ki, evine girenler ölüme gittiklerini, ona konuk olanlar ölüler diyarının (cehennemin) dibine indiklerini bilmezler. (Süleyman'ın Özdeyişleri, 9:6-18)</text:p>
      <text:p text:style-name="TR_20_Alinti"><text:span text:style-name="T44">Haksızca kazanılan servetin yararı yoktur, ama doğruluk ölümden (cehennemden) kurtarır. Rab doğru kişiyi aç bırakmaz, ama kötülerin isteğini boşa çıkarır. Tembel eller insanı yoksullaştırır, çalışkan el zengin eder... Bereket doğru kişinin başına yağar, kötülerse zorbalıklarını sözle gizler. Doğrular övgüyle, kötüler nefretle anılır. Bilge kişi buyrukları kabul eder, çenesi düşük ahmaksa yıkıma uğrar. Dürüst kişi güvenlik içinde yaşar, ama hileli yoldan giden açığa vurulacaktır. Sinsice göz kırpan, acılara neden olur. Çenesi düşük ahmak da yıkıma uğrar. Doğru kişinin ağzı yaşam pınarıdır, kötülerse zorbalıklarını sözle gizlerler. </text:span><text:soft-page-break/><text:span text:style-name="T44">Nefret çekişmeyi azdırır, sevgi her suçu bağışlar. Akıllı kişinin dudaklarından bilgelik akar, ama sağduyudan yoksun olan sırtına kötek yer. Bilge kişi bilgi biriktirir, ahmağın ağzıysa onu yıkıma yaklaştırır... Terbiyeye kulak veren yaşam yolunu bulur. Uyarıları reddedense başkalarını yoldan saptırır... İftira yayan akılsızdır. Çok konuşanın günahı eksik olmaz, sağduyulu kişiyse dilini tutar. Doğru kişinin dili saf gümüş gibidir, kötünün niyetleriyse değersizdir. Doğru kişinin sözleri birçoklarını besler, ahmaklarsa sağduyu yoksunluğundan ölür. Rab'bin bereketidir kişiyi zengin eden, Rab buna dert katmaz. Kötülük akılsızlar için eğlence gibidir. Aklı başında olanlar içinse bilgelik aynı şeydir. Kötü kişinin korktuğu başına gelir, doğru </text:span><text:span text:style-name="T43">kişiyse dileğine erişir... Doğru kişi sonsuza dek ayakta kalır.</text:span><text:span text:style-name="Footnote_20_Symbol"><text:span text:style-name="T43"><text:note text:id="ftn54" text:note-class="footnote"><text:note-citation>54</text:note-citation><text:note-body><text:p text:style-name="TR_20_sayfasonu_20_notu"><text:span text:style-name="T22"><text:s/></text:span>Allah'ın rızasını kazananlar için, sonsuz cennet hayatı olduğu müjdelenmektedir.</text:p></text:note-body></text:note></text:span></text:span><text:span text:style-name="T43"> Dişler için sirke, gözler için duman neyse, tembel ulak da kendisini gönderen için öyledir. Rab korkusu ömrü uzatır, kötülerin yıllarıysa kısadır (bereketsizdir). Doğrunun umudu onu sevindirir, kötünün beklentileriyse boşa çıkar. Rab'bin yolu dürüst için sığınak, fesatçı içinse yıkımdır. Doğru kişi hiçbir zaman sarsılmaz... Doğru kişinin ağzı bilgelik üretir... Doğru kişinin dudakları söylenecek sözü bilir, kötünün ağzındansa sapkın sözler çıkar. (Süleyman'ın Özdeyişleri, 10:2-32)</text:span></text:p>
      <text:p text:style-name="P16">Rab hileli teraziden hoşlanmaz, hilesiz tartıdansa hoşnut kalır. Küstahlığın ardından utanç gelir, ama bilgelik alçakgönüllülerdedir. Erdemlinin dürüstlüğü ona yol gösterir, hainin yalancılığıysa yıkıma götürür. Gazap günü servet işe yaramaz, oysa doğruluk ölümden (cehennemden) kurtarır. Dürüst insanın doğruluğu onun yolunu düzler, kötü kişiyse kötülüğü yüzünden yıkılıp düşer. Erdemlinin doğruluğu onu kurtarır, ama haini kendi hırsı ele verir. Kötü kişi öldüğünde umutları yok olur, güvendiği güç de biter. Doğru kişi sıkıntıdan kurtulur, onun yerine sıkıntıyı kötü kişi çeker. Allahsız kişi başkalarını ağzıyla yıkıma götürür, oysa doğrular bilgi sayesinde kurtulur. Doğruların başarısına kent bayram eder... Dürüstlerin bereketiyle kent gelişir, ama kötülerin ağzı kenti yerle bir eder. Başkasını küçük gören sağduyudan yoksundur, akıllı kişiyse dilini tutar. Dedikoducu sır saklayamaz, oysa güvenilir insan sırdaş olur. Yol göstereni olmayan ulus düşer, danışmanı bol olan zafere gider... Sevecen kadın onur, zorbalarsa yalnızca servet kazanır. İyilikseverin yararı kendinedir, gaddarsa kendi başına bela getirir. Kötü kişinin kazancı aldatıcıdır, doğruluk ekenin ödülüyse güvenlidir. Yürekten doğru olan yaşama (cennete) kavuşur, kötülüğün ardından giden ölümünü hazırlar (cehenneme gider). Rab sapkın yürekliyi kötü görür, dürüst yaşayandan hoşnut kalır. Bilin ki, kötü kişi cezasız kalmaz, doğruların soyuysa kurtulur. Sağduyudan yoksun kadının güzelliği, domuzun burnundaki altın halkaya benzer. Doğruların isteği hep iyilikle sonuçlanır, kötülerin umutlarıysa gazapla. Eliaçık olan daha çok kazanır, hak yiyenin sonuysa yoksulluktur. Cömert olan bolluğa erecek, başkasına su verene su verilecek. Halk buğday istifleyeni lanetler, ama buğday satan bereket bulur. İyiliği amaç edinen beğeni kazanır, kötülüğü amaç edinense kötülüğe uğrar. Zenginliğine güvenen tepetaklak gidecek, oysa doğrular, dalındaki yaprak gibi gelişecek... (Süleyman'ın Özdeyişleri, 11:1-31)</text:p>
      <text:p text:style-name="TR_20_Alinti"><text:span text:style-name="T44">Terbiye edilmeyi seven bilgiyi de sever, terbiye edilmekten nefret eden budaladır. İyi kişi Rab'bin lütfuna erer, ama düzenbazı Rab mahkum eder. Kötülük kişiyi güvenliğe kavuşturmaz... Erdemli kadın kocasının tacıdır... Doğruların tasarıları adil, kötülerin öğütleri aldatıcıdır. Kötülerin sözleri ölüm tuzağıdır, doğruların konuşmasıysa onları kurtarır. Kötüler yıkılıp yok olur, doğru kişinin evi ayakta kalır. Kişi sağduyusu oranında övülür, çarpık düşünceliyse küçümsenir... Kötünün sevecenliği bile zalimcedir... Kötü kişi, kötülerin ganimetini ister, ama doğru kişilerin kökü ürün verir. Kötü kişinin günahlı sözleri kendisi için tuzaktır, ama doğru kişi sıkıntıyı atlatır. İnsan ağzının ürünüyle iyiliğe doyar, elinin emeğine göre de karşılığını alır. Ahmağın yolu kendi gözünde doğrudur, bilge kişiyse öğüde kulak verir. Ahmak sinirlendiğini hemen belli eder, ama ihtiyatlı olan aşağılanmaya aldırmaz. Dürüst tanık doğruyu söyler, </text:span><text:soft-page-break/><text:span text:style-name="T44">yalancı tanıksa hile solur. Düşünmeden söylenen sözler kılıç gibi keser, bilgelerin diliyse şifa verir... Kötülük tasarlayanın yüreği hileci, barışı öğütleyenin yüreğiyse sevinçlidir. Doğru kişiye hiç zarar gelmez, kötünün başıysa beladan kurtulmaz. Rab yalancı dudakları kötü görür, ama gerçeğe uyanlardan hoşnut kalır... Kaygılı yürek insanı çökertir, ama güzel söz sevindirir. Doğru kişi arkadaşına da yol gösterir, kötünün tuttuğu yolsa kendini saptırır... Doğru yol yaşam kaynağıdır, bu yol ölümsüzlüğe götürür.</text:span><text:span text:style-name="Footnote_20_Symbol"><text:span text:style-name="T44"><text:note text:id="ftn55" text:note-class="footnote"><text:note-citation>55</text:note-citation><text:note-body><text:p text:style-name="TR_20_sayfasonu_20_notu"><text:span text:style-name="T22"><text:s/></text:span><text:span text:style-name="T12">Allah'ın rızasını kazananlar için, sonsuz cennet hayatı olduğu müjdelenmektedir.</text:span></text:p></text:note-body></text:note></text:span></text:span><text:span text:style-name="T44"> (Süleyman'ın Özdeyişleri, 12:1-28) </text:span></text:p>
      <text:p text:style-name="TR_20_Alinti"><text:span text:style-name="T44">Bilge kişi terbiye edilmeyi sever, alaycı kişi eleştirilse de aldırmaz. İyi insan ağzından çıkan sözler için ödüllendirilir, ama hainlerin soluduğu zorbalıktır. Dilini tutan canını korur, ama boşboğazın sonu yıkımdır... Doğru kişi yalandan nefret eder, kötünün sözleriyse iğrençtir, yüzkarasıdır. Doğruluk dürüst yaşayanı korur, kötülük günahkarı yıkar... Doğruların ışığı parlak yanar, kötülerin çırası söner. Kibirden ancak kavga çıkar, öğüt dinleyense bilgedir... Uyarılara kulak asmayan bedelini öder, buyruklara (Allah'ın buyruklarına) saygılı olansa ödülünü alır. Bilgelerin öğrettikleri yaşam kaynağıdır, insanı ölüm tuzaklarından uzaklaştırır.</text:span><text:span text:style-name="Footnote_20_Symbol"><text:span text:style-name="T44"><text:note text:id="ftn56" text:note-class="footnote"><text:note-citation>56</text:note-citation><text:note-body><text:p text:style-name="TR_20_sayfasonu_20_notu"><text:span text:style-name="T22"><text:s/></text:span>Buradaki yaşam ve ölüm, cennet ve cehennemin teşbihli anlatımıdır.</text:p></text:note-body></text:note></text:span></text:span><text:span text:style-name="T44"> Sağduyulu davranış saygınlık kazandırır, hainlerin yoluysa yıkıma götürür. İhtiyatlı kişi işini bilerek yapar, akılsız kişiyse ahmaklığını sergiler. Kötü ulak belaya düşer, güvenilir elçiyse şifa getirir. Terbiye edilmeye yanaşmayanı yokluk ve utanç bekliyor, ama eleştiriye kulak veren onurlandırılır... Akılsız kötülükten uzak kalamaz. Bilgelerle oturup kalkan bilge olur, akılsızlarla dost olansa zarar görür. Günahkarın peşini felaket bırakmaz, doğruların ödülüyse refahtır... Seven baba (oğlunu) özenle terbiye eder... (Süleyman'ın Özdeyişleri, 13:1-25)</text:span></text:p>
      <text:p text:style-name="TR_20_Alinti"><text:span text:style-name="T44">Doğru yolda yürüyen, Rab'den korkar... Ahmağın sözleri sırtına kötektir, ama bilgenin dudakları kendisini korur... Güvenilir tanık yalan söylemez, yalancı tanıksa yalan solur. Alaycı bilgeliği arasa da bulamaz, akıllı içinse bilgi edinmek kolaydır. Akılsız kişiden uzak dur, çünkü sana öğretecek bir şeyi yok. İhtiyatlı kişinin bilgeliği, ne yapacağını bilmektir, akılsızların ahmaklığıysa aldanmaktır... Dürüstler ise iyi niyetlidir... Doğru kişinin konutuysa bayındır olacak. Öyle yol var ki, insana düz gibi görünür, ama sonu ölümdür</text:span><text:span text:style-name="Footnote_20_Symbol"><text:span text:style-name="T44"><text:note text:id="ftn57" text:note-class="footnote"><text:note-citation>57</text:note-citation><text:note-body><text:p text:style-name="TR_20_sayfasonu_20_notu"><text:span text:style-name="T22"><text:s/></text:span><text:span text:style-name="T12">Buradaki "ölüm", sonsuz cehennem azabının teşbihle anlatımıdır.</text:span></text:p></text:note-body></text:note></text:span></text:span><text:span text:style-name="T44">... Yüreği dönek olan tuttuğu yolun, iyi kişi de yaptıklarının ödülünü alacaktır. Saf kişi her söze inanır, ihtiyatlı olansa attığı her adımı hesaplar. Bilge kişi Rab'den korktuğu için kötülükten uzaklaşır, akılsızsa büyüklük taslayıp kendine güvenir. Çabuk öfkelenen ahmakça davranır, düzenbazdan herkes nefret eder. Saf kişilerin mirası akılsızlıktır, ihtiyatlı kişilerin tacı ise bilgidir... Komşuyu hor görmek günahtır, ne mutlu mazluma lütfedene! Kötülük tasarlayan yolunu şaşırmaz mı? Oysa iyilik tasarlayan sevgi ve sadakat kazanır. Her emek kazanç getirir, ama boş lakırdı yoksulluğa götürür... Akılsızlar ahmaklıklarıyla tanınır. Dürüst tanık can kurtarır, yalancı tanık aldatıcıdır. Rab'den korkan tam güvenliktedir, Rab onun çocuklarına da sığınak olacaktır. Rab korkusu, yaşam kaynağıdır (salihlerin cenneti kazanmalarına vesile olur), insanı ölüm tuzaklarından (cehennem azabından) uzaklaştırır... Geç öfkelenen akıllıdır, çabuk sinirlenen ahmaklığını gösterir. Huzurlu yürek bedenin yaşam kaynağıdır, haset ise insanı için için yer bitirir... Yoksula acıyan Yaradan'ı yüceltir. Kötü kişi uğradığı felaketle yıkılır... Bilgelik akıllı kişinin yüreğinde barınır... Doğruluk bir ulusu yüceltir, oysa günah herhangi bir halk için utançtır. (Süleyman'ın Özdeyişleri, 14:1-34)</text:span></text:p>
      <text:p text:style-name="TR_20_Alinti"><text:span text:style-name="T44">Yumuşak yanıt öfkeyi yatıştırır, oysa yaralayıcı söz öfkeyi alevlendirir. Bilgenin dili bilgiyi iyi kullanır, akılsızın ağzındansa ahmaklık akar. Rab'bin gözü</text:span><text:span text:style-name="Footnote_20_Symbol"><text:span text:style-name="T44"><text:note text:id="ftn58" text:note-class="footnote"><text:note-citation>58</text:note-citation><text:note-body><text:p text:style-name="TR_20_sayfasonu_20_notu"><text:span text:style-name="T22"><text:s/></text:span><text:span text:style-name="T12">Allah'ın "Basir" isminin tecellisi olarak, her an herşeyi en iyi gören anlamında kullanılmaktadır.</text:span></text:p></text:note-body></text:note></text:span></text:span><text:span text:style-name="T44"> her yerde olanı görür, kötüleri de iyileri de gözler. Nazik bir dil yaşam verir, çarpık dilse ruhu yaralar. Ahmak, babasının uyarılarını küçümser, ihtiyatlı kişi </text:span><text:soft-page-break/><text:span text:style-name="T44">eleştiriye kulak verir. Doğru kişinin evi büyük hazine gibidir, kötünün geliriyse sıkıntı kaynağıdır. Bilgelerin dudakları bilgi yayar, ama akılsızların yüreği öyle değildir... Doğruların duası O'nu hoşnut eder. Rab kötü kişinin yolundan hoşnut olmaz, doğruluğun ardından gideni sever... Alaycı kişi eleştirilmekten hoşlanmaz, bilgelere gidip danışmaz. Mutlu yürek yüzü neşelendirir, acılı yürek ruhu ezer. Akıllı yürek bilgi arar, akılsızın ağzıysa ahmaklıkla beslenir... Mutlu bir yürek sahibine sürekli ziyafettir. Yoksul olup Rab'den korkmak, zengin olup kaygı içinde yaşamaktan yeğdir. Sevgi dolu bir ortamdaki sebze yemeği, nefret dolu bir ortamdaki besili danadan yeğdir. Huysuz kişi çekişme yaratır, sabırlı kişi kavgayı yatıştırır. Tembelin yolu dikenli çit gibidir, doğrunun yoluysa ana caddeye benzer. Bilge çocuk babasını sevindirir, akılsız çocuksa annesini küçümser. Sağduyudan yoksun kişi ahmaklığıyla sevinir, ama akıllı insan dürüst bir yaşam sürer. Karşılıklı danışılmazsa tasarılar boşa çıkar, danışmanların çokluğuyla başarıya ulaşılır. Uygun yanıt sahibini mutlu eder, yerinde söylenen söz ne güzeldir! Sağduyulu kişi yaşama (cennete) giden yoldadır, bu da ölüler diyarına (cehenneme) inmesini önler. Rab kibirlinin evini yıkar... Rab kötünün tasarılarından hoşnut olmaz, temiz düşüncelerden hoşnut kalır. Haksız kazanca düşkün kişi kendi evine sıkıntı verir, </text:span><text:span text:style-name="T43">rüşvetten nefret edense rahat yaşar. Doğru kişinin aklı yanıtını iyi tartar, kötünün ağzı kötülük saçar. Rab kötülerden uzak durur, oysa doğruların duasını duyar (icabet eder). Gülen gözler yüreği sevindirir, iyi haber bedeni ferahlatır. Yaşam veren uyarıları dinleyen, bilgeler arasında konaklar. Terbiyeden kaçan kendine zarar verir, eleştiriye kulak verense sağduyu kazanır. Rab korkusu bilgelik öğretir, alçakgönüllülük de onurun önkoşuludur. (Süleyman'ın Özdeyişleri, 15:1-33)</text:span></text:p>
      <text:p text:style-name="TR_20_Alinti"><text:span text:style-name="T44">İnsan her yaptığını temiz sanır, ama niyetlerini tartan Rab'dir. Yapacağın işleri Rab'be emanet et, o zaman tasarıların gerçekleşir. Rab herşeyi gayesi için yarattı, kötü adamı da şer günü için. Rab, yüreği küstah olanı kötü görür, bilin ki öyleleri cezasız kalmaz. Sevgi ve bağlılık suçları bağışlatır, Rab korkusu insanı kötülükten uzaklaştırır. Rab kişinin yaşayışından hoşnutsa düşmanlarını bile onunla barıştırır. Doğrulukla kazanılan az şey, haksızlıkla kazanılan büyük gelirden iyidir. Kral adaleti çiğnememelidir. Doğru ölçü ve ölçek Rab'bindir,</text:span><text:span text:style-name="Footnote_20_Symbol"><text:span text:style-name="T44"><text:note text:id="ftn59" text:note-class="footnote"><text:note-citation>59</text:note-citation><text:note-body><text:p text:style-name="TR_20_sayfasonu_20_notu"><text:span text:style-name="T22"><text:s/></text:span><text:span text:style-name="T12">Rabbimiz'in adaleti, herşeyin hesabını en iyi bilen olması teşbihle anlatılmaktadır.</text:span></text:p></text:note-body></text:note></text:span></text:span><text:span text:style-name="T44"> bütün tartı ağırlıklarını O belirler. Krallar kötülükten iğrenir, çünkü tahtın güvencesi adalettir. Kral doğru söyleyenden hoşnut kalır, dürüst konuşanı sever... Bilgelik kazanmak altından daha değerlidir, akla sahip olmak da gümüşe yeğlenir. Dürüstlerin tuttuğu yol kötülükten uzaklaştırır, yoluna dikkat eden, canını korur. Gururun ardından yıkım, kibirli ruhun ardından da düşüş gelir. Mazlumlar arasında alçakgönüllü biri olmak, kibirlilerle çapul malı paylaşmaktan iyidir. Öğüde kulak veren başarıya ulaşır, Rab'be güvenen mutlu olur. Bilge yüreklilere akıllı denir, tatlı söz ikna gücünü artırır. Sağduyu, sahibine yaşam kaynağı, ahmaklıksa ahmaklara cezadır. Bilgenin aklı diline yön verir, dudaklarının ikna gücünü artırır. Hoş sözler petek balı gibidir, cana tatlı ve bedene şifadır. Öyle yol var ki, insana düz gibi görünür, ama sonu ölümdür (cehennemdir)... Alçaklar başkalarına kötülük tasarlar, konuşmaları kavurucu ateş gibidir. Huysuz kişi çekişmeyi körükler, dedikoducu can dostları ayırır. Zorba kişi başkalarını ayartır ve onları olumsuz yola yöneltir. Göz kırpmak düzenbazlığa, sinsi gülücükler kötülüğe işarettir... Sabırlı kişi yiğitten üstündür, kendini denetleyen de kentler fethedenden üstündür... Her kararı Rab verir. (Süleyman'ın Özdeyişleri, 16:1-33)</text:span></text:p>
      <text:p text:style-name="P16">Huzur içinde kuru bir lokma, kavga ve ziyafet dolu evden iyidir... Altın ocakta, gümüş potada arıtılır, yüreği arıtansa Rab'dir. Kötü kişi fesat yüklü dudakları dinler, yalancı da yıkıcı dile kulak verir... Sevgi isteyen kişi suçları bağışlar, olayı diline dolayansa can dostları ayırır... Kötü kişi ancak başkaldırmaya eğilimlidir... Azgınlığı üstünde bir akılsızla karşılaşmak, yavrularından edilmiş dişi ayıyla karşılaşmaktan beterdir. İyiliğin karşılığını kötülükle ödeyenin evinden kötülük eksik olmaz. Kavganın başlangıcı su sızıntısına benzer, bir patlamaya yol açmadan çekişmeyi bırak. Kötüyü aklayanı da, doğruyu mahkum <text:soft-page-break/>edeni de Rab kötü görür. Akılsız biri bilgelik satın almak için niye para harcasın? Zaten sağduyudan yoksun! Dost her zaman sever, kardeş sıkıntılı günde belli olur... Başkaldırıyı seven kavgayı sever... Diliyle aldatan da belaya düşer. Akılsız kendisini doğurana derttir... İç ferahlığı sağlık getirir, ezik ruh ise bedeni yıpratır. Kötü kişi adaleti saptırmak için gizlice rüşvet alır. Akıllı kişi gözünü bilgelikten ayırmaz, akılsızın gözüyse hep sağda soldadır... Bilgili kişi az konuşur, akıllı kişi sakin ruhludur... (Süleyman'ın Özdeyişleri, 17:1-28)</text:p>
      <text:p text:style-name="P16">Geçimsiz kişi kendi çıkarı peşindedir, iyi öğüde hep karşı çıkar. Akılsız kişi bir şey anlamaktan çok kendi düşüncelerini açmaktan hoşlanır. Kötülüğü aşağılanma, ayıbı utanç izler. Bilge kişinin ağzından çıkan sözler derin sular gibidir, bilgelik pınarı da coşkun bir akarsu. Kötüyü kayırmak da, suçsuzdan adaleti esirgemek de iyi değildir. Akılsızın dudakları çekişmeye yol açar... Akılsızın ağzı kendisini mahveder, dudakları da canına tuzaktır... Zengin, servetini bir kale, aşılmaz bir sur sanır. Yürekteki gururu düşüş, alçakgönüllülüğü ise onur izler. Dinlemeden yanıt vermek ahmaklık ve utançtır... Akıllı kişi bilgiyi satın alır, bilgenin kulağı da bilgi peşindedir... Yıkıma götüren dostlar vardır, ama öyle dost var ki, kardeşten yakındır insana. (Süleyman'ın Özdeyişleri, 18:1-24)</text:p>
      <text:p text:style-name="P16">Dürüst yaşayan bir yoksul olmak, yalancı bir akılsız olmaktan yeğdir. Bilgisiz heves işe yaramaz, acelecilik insanı yanılgıya düşürür... Yalancı tanık cezasız kalmaz, yalan soluyan kurtulamaz... Aklı izleyen bolluğa kavuşur... Sağduyulu kişi sabırlıdır, kusurları hoş görmesi ona onur kazandırır... Sağduyulu kadın Rab'bin armağanıdır. Tembellik insanı uyuşukluğa iter, haylaz kişi de aç kalır. Allah buyruğuna uyan canını korur (cenneti kazanır), gitmesi gereken yolları umursamayan ölür (cehennem azabıyla karşılık bulur). Yoksula acıyan kişi Rab'be borç vermiş olur, yaptığı iyilik için RAB onu ödüllendirir... Öğüde kulak ver, terbiyeyi kabul et ki, ömrünün kalan kısmı boyunca bilge olasın. İnsan yüreğinde çok şey tasarlar, ama gerçekleşen, Rab'bin amacıdır. İnsandan istenen vefadır, yoksul olmak yalancı olmaktan yeğdir. Rab korkusu doygun ve dertsiz bir yaşama kavuşturur... Akıllı kişiyi eleştirirsen bilgisine bilgi katar... Oğlum, uyarılara kulağını tıkarsan, bilgi kaynağı sözlerden saparsın... Kötülerin ağzı fesatla beslenir. (Süleyman'ın Özdeyişleri, 19:1-28)</text:p>
      <text:p text:style-name="P16">Kavgadan kaçınmak insan için onurdur, oysa her ahmak tartışmaya hazırdır... İnsanın niyetleri derin bir kuyunun suları gibidir, akıllı kişi onları açığa çıkarır. İnsanların çoğu, "Vefalıyım" der. Ama sadık birini kim bulabilir? Doğru ve dürüst bir babaya sahip olan çocuklara ne mutlu!... Rab hileli tartıdan da, hileli ölçüden de hoşlanmaz... İşiten kulağı da gören gözü de Rab yaratmıştır. Bol bol altının, mücevherin olabilir, ama bilgi akıtan dudaklar daha değerlidir... Tasarılarını danışarak yap... "Bu kötülüğü sana ödeteceğim" deme; Rab'bi bekle, O seni kurtarır... Rab hileli teraziden hoşlanmaz. İnsanın adımlarını Rab yönlendirir... Düşünmeden adakta bulunmak sakıncalıdır. Bilge kral kötüleri ayıklar... İnsanın ruhu Rab'bin ışığıdır (Allah'ın nurunun tecellisidir)... Sevgi ve sadakat kralın güvencesidir. Onun tahtını sağlamlaştıran sevgidir. (Süleyman'ın Özdeyişleri, 20:3-28)</text:p>
      <text:p text:style-name="TR_20_Alinti"><text:span text:style-name="T44">Kralın yüreği Rab'bin elindedir, kanaldaki su gibi onu istediği yöne çevirir. İnsan izlediği her yolun doğru olduğunu sanır, ama niyetlerini tartan Rab'dir. Rab Kendisi'ne kurban sunulmasından çok, doğruluğun ve adaletin yerine getirilmesini ister. Küstah bakışlar ve kibirli yürek kötülerin çırası ve günahıdır.... Yalan dolanla yapılan servet, sis gibi geçicidir ve ölüm</text:span><text:span text:style-name="Footnote_20_Symbol"><text:span text:style-name="T44"><text:note text:id="ftn60" text:note-class="footnote"><text:note-citation>60</text:note-citation><text:note-body><text:p text:style-name="Footnote"><text:s/><text:span text:style-name="T39">Buradaki "ölüm", sonsuz cehennem azab</text:span><text:span text:style-name="T37">ı</text:span><text:span text:style-name="T39">n</text:span><text:span text:style-name="T37">ı</text:span><text:span text:style-name="T39">n te</text:span><text:span text:style-name="T37">ş</text:span><text:span text:style-name="T39">bihle anlat</text:span><text:span text:style-name="T37">ı</text:span><text:span text:style-name="T39">m</text:span><text:span text:style-name="T37">ı</text:span><text:span text:style-name="T39">d</text:span><text:span text:style-name="T37">ı</text:span><text:span text:style-name="T39">r.</text:span></text:p></text:note-body></text:note></text:span></text:span><text:span text:style-name="T44"> tuzağıdır. Kötülerin zorbalığı kendilerini süpürüp götürür, çünkü doğru olanı yapmaya yanaşmazlar. Suçlunun yolu dolambaçlı, pak kişinin yaptıklarıysa dosdoğrudur… Kötünün can attığı kötülüktür, hiç kimseye acımaz… Bilge olan öğretilenden bilgi kazanır... Yoksulun feryadına kulağını tıkayanın feryadına yanıt verilmeyecektir… Hak yerine gelince doğru kişi </text:span><text:soft-page-break/><text:span text:style-name="T44">sevinir, fesatçı dehşete düşer. Sağduyudan uzaklaşan, kendini ölüler arasında bulur.</text:span><text:span text:style-name="Footnote_20_Symbol"><text:span text:style-name="T44"><text:note text:id="ftn61" text:note-class="footnote"><text:note-citation>61</text:note-citation><text:note-body><text:p text:style-name="Footnote"><text:s/><text:span text:style-name="T39">Buradaki "ölüm", sonsuz cehennem azab</text:span><text:span text:style-name="T37">ı</text:span><text:span text:style-name="T39">n</text:span><text:span text:style-name="T37">ı</text:span><text:span text:style-name="T39">n te</text:span><text:span text:style-name="T37">ş</text:span><text:span text:style-name="T39">bihle anlat</text:span><text:span text:style-name="T37">ı</text:span><text:span text:style-name="T39">m</text:span><text:span text:style-name="T37">ı</text:span><text:span text:style-name="T39">d</text:span><text:span text:style-name="T37">ı</text:span><text:span text:style-name="T39">r.</text:span></text:p></text:note-body></text:note></text:span></text:span><text:span text:style-name="T44"> Zevkine düşkün olan yoksullaşır… Bilgenin evi değerli eşya ve zeytinyağıyla doludur, akılsızsa malını har vurup harman savurur. Doğruluğun ve sevginin ardından koşan, yaşam, rahatlık ve onur bulur… Gururlu, küstah ve alaycı: Bunlar kas kas kasılan insanın adlarıdır. Tembelin isteği onu ölüme götürür, çünkü elleri çalışmaktan kaçınır; bütün gün isteklerini sıralar durur, oysa doğru kişi esirgemeden verir… Kötü kişi kendine güçlü bir görünüm verir, erdemli insansa tuttuğu yoldan emindir. Rab'be karşı başarılı olabilecek bilgelik, akıl ve tasarı yoktur. At savaş günü için hazır tutulur, ama zafer sağlayan Rab'dir. (Süleyman'ın Özdeyişleri, 21:1-31)</text:span></text:p>
      <text:p text:style-name="TR_20_Alinti"><text:span text:style-name="T44">... Saygınlık gümüş ve altından yeğdir. Zenginle yoksulun ortak yönü şu: Her ikisini de Rab yarattı… Alçakgönüllülüğün ve Rab korkusunun ödülü, zenginlik, onur ve yaşamdır.</text:span><text:span text:style-name="Footnote_20_Symbol"><text:span text:style-name="T44"><text:note text:id="ftn62" text:note-class="footnote"><text:note-citation>62</text:note-citation><text:note-body><text:p text:style-name="Footnote"><text:s/><text:span text:style-name="T39">Salih müminlerin hem dünyada hem de ahirette güzellik içinde ya</text:span><text:span text:style-name="T37">ş</text:span><text:span text:style-name="T39">amas</text:span><text:span text:style-name="T37">ı</text:span><text:span text:style-name="T39"> kastedilmektedir.</text:span></text:p></text:note-body></text:note></text:span></text:span><text:span text:style-name="T44"> Kötünün yolu diken ve tuzakla doludur. Canını korumak isteyen bunlardan uzak durur. Çocuğu tutması gereken yola göre yetiştir, yaşlandığında o yoldan ayrılmaz... Fesat eken dert biçer, gazabının değneği yok olur. Cömert olan kutsanır, çünkü yemeğini yoksullarla paylaşır. Alaycıyı kov, kavga biter; çekişme ve aşağılamalar da sona erer... Rab bilgiyi gözetip korur, hainin sözlerini ise altüst eder... Servetini büyütmek için yoksulu ezenin ... sonu yoksulluktur. (Süleyman'ın Özdeyişleri, 22:1-16)</text:span></text:p>
      <text:p text:style-name="P16">Kulak ver, bilgelerin sözlerini dinle, öğrettiğimi zihnine işle. Sözlerimi yüreğinde saklarsan mutlu olursun, onlar hep hazır olsun dudaklarında. Rab'be güvenmen için bugün bunları sana, evet sana da bildiriyorum. Senin için otuz söz yazdım, bilgi ve öğüt sözleri... Öyle ki, güvenilir, doğru sözleri bilesin, böylece seni gönderene güvenilir yanıt verebilesin. Yoksulu, yoksul olduğu için soymaya kalkma, düşkünü mahkemede ezme. Çünkü onların davasını Rab savunacaktır... Huysuz kişiyle arkadaşlık etme; tez öfkelenenle yola çıkma. Yoksa onun yollarına alışır, kendini tuzağa düşmüş bulursun. (Süleyman'ın Özdeyişleri, 22:17-25)</text:p>
      <text:p text:style-name="P16">Uyarıları zihnine işle, bilgi dolu sözlere kulak ver. Çocuğunu terbiye etmekten geri kalma... Oğlum, bilge yürekli olursan, benim yüreğim de sevinir. Dudakların doğru konuştuğunda gönlüm de coşar. Günahkarlara imrenmektense, sürekli Rab korkusunda yaşa. Böylece bir geleceğin olur ve umudun boşa çıkmaz. Oğlum, dinle ve bilge ol, yüreğini doğru yolda tut... Yaşlandığı zaman anneni hor görme. Gerçeği satın al ve satma; bilgeliği, terbiyeyi, aklı da. Doğru kişinin babası coştukça coşar, bilgece davranan oğulun babası sevinir… (Süleyman'ın Özdeyişleri, 23:12-24)</text:p>
      <text:p text:style-name="P16">Kötülere imrenme, onlarla birlikte olmayı isteme. Çünkü yürekleri zorbalık tasarlar, dudakları belalardan söz eder. Ev bilgelikle yapılır, akılla pekiştirilir. Bilgi sayesinde odaları her türlü değerli, güzel eşyayla dolar. Bilgelik güçten, bilgi kaba kuvvetten üstündür… Zafer kazanmak için birçok danışman gerekli… Kötülük tasarlayan kişi düzenbaz olarak bilinecektir... Alaycı kişiden herkes iğrenir. Sıkıntılı günde cesaretini yitirirsen, gücün kıt demektir. Ölüm tehlikesi içinde olanları kurtar, ölmek üzere olanları esirge. "İşte bunu bilmiyordum" desen de, insanın yüreğindekini bilen sezmez mi? Senin canını koruyan anlamaz mı?... Bilgelik de canın için öyledir, bilmiş ol. Bilgeliği bulursan bir geleceğin olur ve umudun boşa çıkmaz. Ey kötü adam, doğru kişinin evine karşı pusuya yatma, konutunu yıkmaya kalkma. Çünkü doğru kişi yedi kez düşse yine kalkar, ama kötüler felakette yıkılır. Düşmanın düşüşüne keyiflenme, sendelemesine sevinme. Yoksa Rab hoşnut olmaz... Kötülük edenlere kızıp üzülme, onlara özenme. Çünkü kötülerin geleceği yok... Oğlum, Rab'be... saygı göster, başkaldıranlarla arkadaşlık etme... Şunlar da bilgelerin sözleridir: Yargılarken yan tutmak iyi değildir. Kötüye, "Suçsuzsun" diyen yargıcı halklar lanetler, uluslar kınar... Dürüst yanıt gerçek dostluğun işaretidir... Başkalarına karşı nedensiz tanıklık etme ve dudaklarınla <text:soft-page-break/>aldatma. "Bana yaptığını ben de ona yapacağım, ödeteceğim bana yaptığını" deme. Tembelin tarlasından, sağduyudan yoksun kişinin bağından geçtiğimde her yanı dikenlerin, otların kapladığını gördüm; taş duvar da yıkılmıştı. Gördüklerimi derin derin düşündüm, seyrettiklerimden ibret aldım. "Biraz kestireyim, biraz uyuklayayım, ellerimi kavuşturup şöyle bir uyuyayım" demeye kalmadan, yokluk bir haydut gibi, yoksulluk bir akıncı gibi gelir üzerine. (Süleyman'ın Özdeyişleri, 24:1-34)</text:p>
      <text:p text:style-name="P16">Yerinde söylenen söz, gümüş oymalardaki altın elma gibidir. Altın küpe ya da altın bir süs neyse, dinleyen kulak için bilgenin eleştirisi de öyledir. Hasatta kar serinliği nasılsa, güvenilir ulak da kendisini gönderenler için öyledir... Yağmursuz bulut ve yel nasılsa, vermediği armağanla övünen kişi de öyledir. Sabırla bir hükümdar bile ikna edilir, tatlı dil en güçlü direnci kırar. Başkasına karşı yalancı tanıklık eden topuz, kılıç ya da sivri ok gibidir. Sıkıntılı günde haine güvenmek, çürük dişe ya da sakat ayağa güvenmek gibidir. Düşmanın acıkmışsa doyur, susamışsa su ver. Bunu yapmakla onu utanca boğarsın ve Rab seni ödüllendirir... Kötünün önünde pes eden doğru kişi, suyu bulanmış pınar, kirlenmiş kuyu gibidir... Kendini denetleyemeyen kişi yıkılmış, sursuz kent gibidir. (Süleyman'ın Özdeyişleri, 25:11-28)</text:p>
      <text:p text:style-name="P16">Yaz ortasında kar, hasatta yağmur uygun olmadığı gibi, akılsıza da onur yakışmaz.... Akılsıza ahmaklığına göre karşılık verme, yoksa sen de onun düzeyine inersin. Akılsıza ahmaklığına uygun karşılık verme, yoksa kendini bilge sanır. Akılsızın eliyle haber gönderen, kendi ayaklarını kesen biri gibi, kendine zarar verir. Akılsızın ağzında özdeyiş, kötürümün sarkan bacakları gibidir. Akılsızı onurlandırmak, taşı sapana bağlamak gibidir. Sarhoşun elindeki dikenli dal ne ise, akılsızın ağzında özdeyiş de odur... Kendini bilge gören birini tanıyor musun? Akılsız bile ondan daha umut vericidir... Menteşeleri üzerinde dönen kapı gibi, tembel de yatağında döner durur. Tembel elini sahana daldırır, yeniden ağzına götürmeye üşenir. Tembel kendini, akıllıca yanıt veren yedi kişiden daha bilge sanır... Odun bitince ateş söner, dedikoducu yok olunca kavga diner. Kor için kömür, ateş için odun neyse, çekişmeyi alevlendirmek için kavgacı da öyledir... Okşayıcı dudaklarla kötü yürek, sırlanmış toprak kaba benzer. Yüreği nefret dolu kişi sözleriyle niyetini gizlemeye çalışır, ama içi hile doludur. Güzel sözlerine kanma, çünkü yüreğinde yedi iğrenç şey vardır. Nefretini hileyle örtse bile, kötülüğü toplumun önünde ortaya çıkar. Başkasının kuyusunu kazan içine kendi düşer, taşı yuvarlayan altında kalır. Yalancı dil incittiği kişilerden nefret eder, onursuzca davranan ağızdan yıkım gelir. (Süleyman'ın Özdeyişleri, 26:1-28)</text:p>
      <text:p text:style-name="P16">Yarınla övünme, çünkü ne getireceğini bilemezsin. Seni kendi ağzın değil, başkaları övsün, kendi dudakların değil, yabancı övsün. Taş ağırdır, kum bir yüktür, ama ahmağın kışkırtması ikisinden de ağırdır. Öfke zalim, hiddet azgındır... Açık bir eleştiri, gizli tutulan sevgiden iyidir. Düşmanın güzellikleri aldatıcıdır, ama dostun seni iyiliğin için yaralar... Güzel koku ve buhur canı ferahlatır, dostun verdiği öğüt insana tatlı gelir. (Süleyman'ın Özdeyişleri, 27:1-10)</text:p>
      <text:p text:style-name="TR_20_Alinti"><text:span text:style-name="T44">Demir demiri biler, insan da insanı... Su görüntümüzü nasıl yansıtıyorsa, yürek de insanın içini yansıtır. Ölüm ve yıkım diyarı insana doymaz,</text:span><text:span text:style-name="Footnote_20_Symbol"><text:span text:style-name="T44"><text:note text:id="ftn63" text:note-class="footnote"><text:note-citation>63</text:note-citation><text:note-body><text:p text:style-name="TR_20_sayfasonu_20_notu"><text:span text:style-name="T22"><text:s/></text:span><text:span text:style-name="T12">Buradaki "ölüm ve yıkım diyarı", sonsuz cehennem azabının teşbihle anlatımıdır.</text:span></text:p></text:note-body></text:note></text:span></text:span><text:span text:style-name="T44"> insanın gözü de hiç doymaz. Altın ocakta, gümüş potada sınanır, insansa aldığı övgüyle sınanır. (Süleyman'ın Özdeyişleri, 27:17-21)</text:span></text:p>
      <text:p text:style-name="TR_20_Alinti"><text:span text:style-name="T44">Kötü kişi kendisini kovalayan olmasa bile kaçar, doğrularsa genç aslan gibi yüreklidir. Ayaklanan ülke çok başlı olur, ama akıllı, bilgili kişi düzeni sağlar. Yoksulu ezen yoksul, ürünü harap eden sağanak yağmur gibidir. Yasayı terk eden kötüyü över, yerine getirense kötüye karşı çıkar. Kötüler adaletten anlamaz, Rab'be yönelenlerse her yönüyle anlar. Dürüst bir yoksul olmak, yolsuzlukla zengin olmaktan yeğdir. Kutsal Yasa'yı</text:span><text:span text:style-name="Footnote_20_Symbol"><text:span text:style-name="T44"><text:note text:id="ftn64" text:note-class="footnote"><text:note-citation>64</text:note-citation><text:note-body><text:p text:style-name="TR_20_sayfasonu_20_notu"><text:span text:style-name="T22"><text:s/></text:span>Allah'ın emir ve tavsiyeleri kastedilmektedir.</text:p></text:note-body></text:note></text:span></text:span><text:span text:style-name="T44"> yerine getiren çocuk akıllıdır... Dürüst kişileri kötü yola saptıran kendi kazdığı çukura </text:span><text:soft-page-break/><text:span text:style-name="T44">düşer. İyiliği, özü sözü bir olanlar miras alacak. Zengin kendini bilge sanır, ama akıllı yoksul onun içini okur. Doğruların zaferi coşkuyla kutlanır... Günahlarını gizleyen başarılı olmaz, itiraf edip bırakansa merhamet bulur. Günahtan çekinen ne mutludur! İnatçılık edense belaya düşer. Yoksul halkı yöneten kötü kişi kükreyen aslan, saldırgan ayı gibidir. Gaddar önderin aklı kıttır; haksız kazançtan nefret edense uzun ömürlü olur. Alnı ak yaşayan kurtulur, yolsuzluk yapan ansızın yıkıma uğrar. Toprağını işleyenin ekmeği bol olur, hayal peşinde koşansa yoksulluğa doyar. Güvenilir kişi bolluğa erer, zengin olmaya can atansa beladan kurtulamaz... Cimri servet peşinde koşar, yoksulluğa uğrayacağını düşünmez... Açgözlü kavga çıkarır, Rab'be güvenense bolluk içinde yaşar. Kendine güvenen akılsızdır, bilgece davranan güvenlikte olur. Yoksula verenin eksiği olmaz, yoksulu görmezden gelense bir sürü lanete uğrar. (Süleyman'ın Özdeyişleri, 28:1-27)</text:span></text:p>
      <text:p text:style-name="TR_20_Alinti"><text:span text:style-name="T44">Defalarca uyarıldığı halde dikbaşlılık eden, ansızın yıkıma uğrayacak, çare yok. Doğru kişiler çoğalınca halk sevinir, kötü kişi hükümdar olunca halk inler... Adaletle yöneten kral ülkesini ayakta tutar, ağır vergiler koyansa çökertir. Başkasını pohpohlayan kişi, ona tuzak kurar. Kötünün başkaldırısı kendine tuzak olur, doğru kişiyse ezgi (İlahi) söyler ve sevinir. Doğru kişi yoksulların hakkını verir, kötü kişi hak hukuk nedir bilmez. Alaycı kişiler kentleri bile karıştırır, bilgelerse öfkeyi yatıştırır. Bilge kişiyle davası olan ahmak kızar, alay eder ve rahat vermez. Kana susamışlar dürüst kişiden nefret eder, doğrularsa onun canını korur. Akılsız hep patlamaya hazırdır, bilgeyse öfkesini dizginler... Yoksulları adaletle yöneten kralın tahtı hep güvenlikte olur... Kötüler çoğalınca başkaldırı da çoğalır, ama doğrular onların düşüşünü görecektir. Oğlunu terbiye et, o da sana huzur verecek ve gönlünü hoşnut edecektir. Vahiyden yoksun olan halk sınır tanımaz olur. Ne mutlu Kutsal Yasa'yı</text:span><text:span text:style-name="Footnote_20_Symbol"><text:span text:style-name="T44"><text:note text:id="ftn65" text:note-class="footnote"><text:note-citation>65</text:note-citation><text:note-body><text:p text:style-name="Footnote"><text:s/></text:p></text:note-body></text:note></text:span></text:span><text:span text:style-name="T44"> yerine getirene!... Öfkeli kişi çekişme yaratır, huysuz kişinin başkaldırısı eksik olmaz. Kibir insanı küçük düşürür, alçakgönüllülükse onur kazandırır... İnsandan korkmak tuzaktır, ama Rab'be güvenen güvenlikte olur. Hükümdarın gözüne girmek isteyen çoktur, ama Rab'dir insana adalet sağlayan. Doğrular haksızlardan iğrenir, kötüler de dürüst yaşayanlardan. (Süleyman'ın Özdeyişleri, 29:1-27)</text:span></text:p>
      <text:p text:style-name="P16">Allah'ın her sözü güvenilirdir, O Kendisi'ne sığınan herkese kalkandır (koruyandır)... Ey Allah... Sahtekarlığı, yalanı benden uzak tut... (Süleyman'ın Özdeyişleri, 30:5-8)</text:p>
      <text:p text:style-name="P16">Öyleleri var ki, kendilerini tertemiz sanırlar, oysa kötülüklerinden arınmış değiller. Öyleleri var ki, kendilerinden üstün kimse yok sanır, herkese tepeden bakarlar. Öyleleri var ki, dişleri kılıç, çeneleri bıçaktır... (Süleyman'ın Özdeyişleri, 30:12-14)</text:p>
      <text:p text:style-name="P16">Dünyada dört küçük yaratık var ki, çok bilgece davranırlar: Karıncalar güçlü olmayan bir topluluktur, ama yiyeceklerini yazdan biriktirirler. Kaya tavşanları da güçsüz bir topluluktur, ama yuvalarını kaya kovuklarında yaparlar. Çekirgelerin kralı yoktur, ama bölük bölük ilerlerler. Kertenkele elle bile yakalanır, ama kral saraylarında bulunur... Ordusunun başındaki Kral, "Eğer budala gibi kendini yücelttinse ya da kötülük tasarladınsa, dur ve düşün! Çünkü nasıl sütü dövünce tereyağı... çıkarsa, öfkeyi kurcalayınca da kavga çıkar." (Süleyman'ın Özdeyişleri, 30:24-33)</text:p>
      <text:p text:style-name="P16">Ağzını hakkını savunamayan için, kimsesizin davasını gütmek için aç. Ağzını aç ve adaletle yargıla, mazlumun, yoksulun hakkını savun. Erdemli kadını kim bulabilir? Onun değeri mücevherden çok üstündür. Kocası ona yürekten güvenir ve kazancı eksilmez. Kadın ona kötülükle değil, yaşamı boyunca iyilikle karşılık verir... Mazluma kollarını açar, yoksula elini uzatır... Güç ve onurla kuşanmıştır, geleceğe güvenle bakar. Ağzından bilgelik akar, dili iyilik öğütler. Ev halkının işlerini yönetir, tembellik nedir <text:soft-page-break/>bilmez... Çekicilik aldatıcı, güzellik boştur; ama Rab'be saygılı kadın övülmeye layıktır. Ellerinin hak ettiğini verin kendisine, yaptıkları için kent kurulunda övülsün. (Süleyman'ın Özdeyişleri, 31:8-31)</text:p>
      <text:p text:style-name="P22"/>
      <text:p text:style-name="P22"/>
      <text:h text:style-name="P8" text:outline-level="1">TEVRAT'TA ALLAH'IN YARATIĞI GÜZELLİKLERDEN  ÖRNEKLER</text:h>
      <text:p text:style-name="P29"/>
      <text:p text:style-name="P22"/>
      <text:h text:style-name="P47" text:outline-level="2">Allah'ın Cemali</text:h>
      <text:p text:style-name="TR_20_Alinti"><text:span text:style-name="T44">Rab'den tek dileğim, tek isteğim şu: </text:span><text:span text:style-name="T45">Rab'bin güzelliğini seyretmek,</text:span><text:span text:style-name="Footnote_20_Symbol"><text:span text:style-name="T45"><text:note text:id="ftn66" text:note-class="footnote"><text:note-citation>66</text:note-citation><text:note-body><text:p text:style-name="TR_20_sayfasonu_20_notu"><text:span text:style-name="T22"><text:s/></text:span>Salih müminlerin, cennet nimeti olarak Allah'ın Yüce Cemali'ni görmeleri kast edilmektedir.</text:p></text:note-body></text:note></text:span></text:span><text:span text:style-name="T44"> mescidinde O'na hayran olmak için ömrümün bütün günlerini O'nun evinde geçirmek. (Mezmurlar, 27:4)</text:span></text:p>
      <text:p text:style-name="P15"><text:span text:style-name="T3">O herşeyi zamanında güzel yaptı.</text:span><text:span text:style-name="T1"> İnsanların yüreğine sonsuzluk kavramını koydu. Yine de insan Allah'ın yaptığı işi başından sonuna dek anlayamaz. (Vaiz, 3:11)</text:span></text:p>
      <text:p text:style-name="P15"><text:span text:style-name="T1">"Var mı Senin gibisi... ya Rab? Senin gibi kutsallıkta </text:span><text:span text:style-name="T3">görkemli, heybetiyle övgüye değer, harikalar yaratan </text:span><text:span text:style-name="T1">var mı? (Mısır'dan Çıkış, 15:11)</text:span></text:p>
      <text:p text:style-name="P15"><text:span text:style-name="T1">Egemenlik ve </text:span><text:span text:style-name="T3">heybet Allah’a özgüdür,</text:span><text:span text:style-name="T1"> yüce göklerde düzen kuran O'dur. (Eyüp, 25:2)</text:span></text:p>
      <text:p text:style-name="P22"/>
      <text:h text:style-name="P47" text:outline-level="2">Eşyalardaki Güzellikler</text:h>
      <text:p text:style-name="P15"><text:span text:style-name="T1">Surlu kentler, verimli topraklar ele geçirdiler.</text:span><text:span text:style-name="T3"> Güzel eşyalarla dolu evlere, kazılmış sarnıçlara, bağlara, zeytinliklere, çok sayıda meyve ağacına sahip oldular. </text:span><text:span text:style-name="T1">Yediler, doydular, beslendiler ve onlara yaptığın büyük iyiliklere sevindiler. (Nehemya, 9:25)</text:span></text:p>
      <text:p text:style-name="P15"><text:span text:style-name="T2">Onu güzel armağanlarla karşıladın, başına saf altından taç koydun.</text:span><text:span text:style-name="T1"> (Mezmurlar, 21:3)</text:span></text:p>
      <text:p text:style-name="P15"><text:span text:style-name="T2">Bilgi sayesinde odaları her türlü değerli, güzel eşyayla dolar.</text:span><text:span text:style-name="T1"> (Süleyman'ın Özdeyişleri, 24:4)</text:span></text:p>
      <text:p text:style-name="P22"/>
      <text:h text:style-name="P47" text:outline-level="2">Güzel Bitkiler</text:h>
      <text:p text:style-name="P15"><text:span text:style-name="T1">Asur'a bak! Lübnan'da bir sedir ağacıydı, </text:span><text:span text:style-name="T3">Ormana gölge salan güzel dalları vardı.</text:span><text:span text:style-name="T1"> Çok yüksekti, tepesi bulutlara erişiyordu. (Hezekiel, 31:3)</text:span></text:p>
      <text:p text:style-name="P15"><text:span text:style-name="T3">Güzellikte eşsizdi. Dalları giderek uzadı,</text:span><text:span text:style-name="T1"> çünkü kökleri bol su alıyordu. (Hezekiel, 31:7)</text:span></text:p>
      <text:p text:style-name="P15"><text:span text:style-name="T1">Sık dallarla </text:span><text:span text:style-name="T3">o sedir ağacını güzelleştirdim.</text:span><text:span text:style-name="T1">.. (Hezekiel, 31:9)</text:span></text:p>
      <text:p text:style-name="P15"><text:span text:style-name="T3">Yaprakları güzeldi, herkese yetecek kadar bol meyvesi vardı.</text:span><text:span text:style-name="T1"> Yabanıl hayvanlar gölgesinde barınıyor, gökte uçan kuşlar dallarına tünüyordu. Her canlı ondan besleniyordu. (Daniel, 4:12)</text:span></text:p>
      <text:p text:style-name="P22"/>
      <text:h text:style-name="P47" text:outline-level="2"><text:soft-page-break/>Güzel Yiyecekler</text:h>
      <text:p text:style-name="P15"><text:span text:style-name="T1">Yaptığı </text:span><text:span text:style-name="T3">güzel yemekle ekmeği</text:span><text:span text:style-name="T1"> Yakup'un eline verdi. (Yaratılış, 27:17)</text:span></text:p>
      <text:p text:style-name="P15"><text:span text:style-name="T1">İlk gün</text:span><text:span text:style-name="T3"> meyve ağaçlarının güzel meyvelerini</text:span><text:span text:style-name="T1">, hurma dallarını, sık yapraklı ağaç dallarını, vadi kavaklarını toplayıp Allah'ınız Rab'bin önünde yedi gün şenlik yapacaksınız. (Levililer, 23:40)</text:span></text:p>
      <text:p text:style-name="P22"/>
      <text:h text:style-name="P47" text:outline-level="2">Güzel Mekanlar</text:h>
      <text:p text:style-name="P15"><text:span text:style-name="T1">Yücelik, ululuk O'nun huzurundadır, güç ve </text:span><text:span text:style-name="T3">güzellik O'nun mescidindedir.</text:span><text:span text:style-name="T1"> (Mezmurlar, 96:6)</text:span></text:p>
      <text:p text:style-name="P15"><text:span text:style-name="T1">Yiyip doyduğunuzda, </text:span><text:span text:style-name="T3">güzel evler yapıp yerleştiğinizde... </text:span><text:span text:style-name="T1">(Yasa'nın Tekrarı, 8:12)</text:span></text:p>
      <text:p text:style-name="P15"><text:span text:style-name="T2">…</text:span><text:span text:style-name="T4"> </text:span><text:span text:style-name="T2">Konutların ne güzel!</text:span><text:span text:style-name="T1"> (Çölde Sayım, 24:5)</text:span></text:p>
      <text:p text:style-name="P15"><text:span text:style-name="T1">İzin ver de Şeria Irmağı'ndan geçip karşı yakadaki</text:span><text:span text:style-name="T3"> o verimli ülkeyi, o güzel dağlık bölgeyi</text:span><text:span text:style-name="T1"> ve Lübnan'ı göreyim. (Yasa'nın Tekrarı, 3:25)</text:span></text:p>
      <text:p text:style-name="P15"><text:span text:style-name="T3">Güzel tarlalar, verimli asmalar</text:span><text:span text:style-name="T1">… Neşeli kentteki mutluluk dolu evler için... (Yeşaya, 32:12)</text:span></text:p>
      <text:p text:style-name="P15"><text:span text:style-name="T3">…</text:span><text:span text:style-name="T5"> </text:span><text:span text:style-name="T3">İnşa etmediğiniz büyük ve güzel kentleri,</text:span><text:span text:style-name="T1"> biriktirmediğiniz iyi eşyalarla dolu evleri, siz emek vermeden kazılmış sarnıçları, dikmediğiniz bağları, zeytinlikleri olan ülkeye götürecek… (Yasa'nın Tekrarı, 6:10)</text:span></text:p>
      <text:p text:style-name="P15"><text:span text:style-name="T2">…</text:span><text:span text:style-name="T4"> </text:span><text:span text:style-name="T2">Rab'bin size verdiği bu güzel topraklardan...</text:span><text:span text:style-name="T1"> (Yeşu, 23:13)</text:span></text:p>
      <text:p text:style-name="P15"><text:span text:style-name="T2">…</text:span><text:span text:style-name="T4"> </text:span><text:span text:style-name="T2">Rab'bin size verdiği bu güzel ülkeden…</text:span><text:span text:style-name="T1"> (Yeşu, 23:16)</text:span></text:p>
      <text:p text:style-name="P22"/>
      <text:h text:style-name="P47" text:outline-level="2">Güzel Kokular</text:h>
      <text:p text:style-name="P15"><text:span text:style-name="T3">Güzel koku ve buhur canı ferahlatır,</text:span><text:span text:style-name="T1"> dostun verdiği öğüt insana tatlı gelir. (Süleyman'ın Özdeyişleri, 27:9)</text:span></text:p>
      <text:p text:style-name="P15"><text:span text:style-name="T2">Güzel kokudan hoşnut olan Rab...</text:span><text:span text:style-name="T1"> (Yaratılış, 8:21)</text:span></text:p>
      <text:p text:style-name="P15"><text:span text:style-name="T1">…</text:span><text:span text:style-name="T7"> </text:span><text:span text:style-name="T1">Sana getirilen mallar arasında işlenmiş demir, </text:span><text:span text:style-name="T3">tarçın, güzel kokulu kamış vardı.</text:span><text:span text:style-name="T1"> (Hezekiel, 27:18)</text:span></text:p>
      <text:p text:style-name="P15"><text:span text:style-name="T1">Kral divandayken, </text:span><text:span text:style-name="T3">Hint sümbülünün güzel kokusu yayıldı. </text:span><text:span text:style-name="T1">(Ezgiler Ezgisi, 1:12)</text:span></text:p>
      <text:p text:style-name="P15"><text:span text:style-name="T1">"Yemen için sağladığım yiyeceği -ince unu, zeytinyağını, balı </text:span><text:span text:style-name="T3">güzel kokulu bir sunu olarak onlara sundun.</text:span><text:span text:style-name="T1"> Böyle yaptın" diyor Egemen Rab. (Hezekiel, 16:19)</text:span></text:p>
      <text:p text:style-name="P15"><text:span text:style-name="T3">Hint sümbülü ve safranla, güzel kokulu kamış ve tarçınla,</text:span><text:span text:style-name="T1"> her türlü günnük ağacıyla, mür ve ödle, her türlü seçme baharatla. (Ezgiler Ezgisi, 4:14)</text:span></text:p>
      <text:p text:style-name="P15"><text:span text:style-name="T1">Harun oğlu Elazar ışık için zeytinyağından, </text:span><text:span text:style-name="T3">güzel kokulu buhurdan,</text:span><text:span text:style-name="T1"> günlük tahıl sunusundan ve mesh yağından -konuttan ve içindeki herşeyden- kutsal yerle eşyalarından sorumlu olacaktır. (Çölde Sayım, 4:16)</text:span></text:p>
      <text:p text:style-name="P15"><text:span text:style-name="T1">Kandil için zeytinyağı, mesh yağıyla</text:span><text:span text:style-name="T3"> güzel kokulu buhur için baharat. </text:span><text:span text:style-name="T1">(Mısır'dan Çıkış, 25:6)</text:span></text:p>
      <text:p text:style-name="P15"><text:span text:style-name="T1">Harun her sabah kandillerin bakımını yaparken </text:span><text:span text:style-name="T3">sunağın üzerinde güzel kokulu buhur yakacak. </text:span><text:span text:style-name="T1">(Mısır'dan Çıkış, 30:7)</text:span></text:p>
      <text:p text:style-name="P15"><text:soft-page-break/><text:span text:style-name="T1">Şu nadide baharatı al: 500 şekel sıvı mür, yarısı kadar, yani 250'şer şekel </text:span><text:span text:style-name="T3">güzel kokulu tarçın ve kamış.</text:span><text:span text:style-name="T1"> (Mısır'dan Çıkış, 30:23)</text:span></text:p>
      <text:p text:style-name="P15"><text:span text:style-name="T2">Bunlardan ıtriyatçı ustalığıyla güzel kokulu kutsal bir mesh yağı yap. </text:span><text:span text:style-name="T1">Ona kutsal mesh yağı denecek. (Mısır'dan Çıkış, 30:25)</text:span></text:p>
      <text:p text:style-name="P15"><text:span text:style-name="T1">Sonra Rab Musa'ya şöyle dedi: </text:span><text:span text:style-name="T3">"Güzel kokulu baharat -kara günnük, onika, kasnı ve saf günnük- al.</text:span><text:span text:style-name="T1"> Hepsi aynı ölçüde olsun." (Mısır'dan Çıkış, 30:34)</text:span></text:p>
      <text:p text:style-name="P15"><text:span text:style-name="T1">Bir </text:span><text:span text:style-name="T2">ıtriyatçı ustalığıyla bunlardan güzel kokulu bir buhur yap.</text:span><text:span text:style-name="T1"> <text:s/>(Mısır'dan Çıkış, 30:35)</text:span></text:p>
      <text:p text:style-name="P15"><text:span text:style-name="T1">Mesh yağını, </text:span><text:span text:style-name="T3">kutsal yer için güzel kokulu buhuru</text:span><text:span text:style-name="T1"> tam sana buyurduğum gibi yapsınlar. (Mısır'dan Çıkış, 31:11)</text:span></text:p>
      <text:p text:style-name="P15"><text:span text:style-name="T2">Kandil, mesh yağı ve güzel kokulu buhur için baharat ve zeytinyağı</text:span><text:span text:style-name="T1"> getirdiler. (Mısır'dan Çıkış, 35:28)</text:span></text:p>
      <text:p text:style-name="P15"><text:span text:style-name="T2">Itriyatçı ustalığıyla kutsal mesh yağı ve güzel kokulu saf buhur</text:span><text:span text:style-name="T1"> yaptı. (Mısır'dan Çıkış, 37:29)</text:span></text:p>
      <text:p text:style-name="P15"><text:span text:style-name="T1">…</text:span><text:span text:style-name="T7"> </text:span><text:span text:style-name="T1">Mesh yağını, </text:span><text:span text:style-name="T3">güzel kokulu buhuru,</text:span><text:span text:style-name="T1"> çadırın giriş bölümünün perdesini; tunç sunakla ızgarasını, sırıklarını, bütün takımlarını, kazanı, kazan ayaklığını… Musa'ya gösterdiler. (Mısır'dan Çıkış, 39:33)</text:span></text:p>
      <text:p text:style-name="P15"><text:span text:style-name="T1">Rab'bin kendisine buyurduğu gibi </text:span><text:span text:style-name="T3">üzerinde güzel kokulu buhur yaktı.</text:span><text:span text:style-name="T1"> (Mısır'dan Çıkış, 40:27)</text:span></text:p>
      <text:p text:style-name="P22"/>
      <text:h text:style-name="P47" text:outline-level="2">Güzel Söz</text:h>
      <text:p text:style-name="P15"><text:span text:style-name="T1">"Korkmanıza gerek yok, size de çocuklarınıza da bakacağım." </text:span><text:span text:style-name="T3">Yüreklerine dokunacak güzel sözlerle onlara güven verdi. </text:span><text:span text:style-name="T1">(Yaratılış, 50:21)</text:span></text:p>
      <text:p text:style-name="P15"><text:span text:style-name="T1">Kaygılı yürek insanı çökertir, ama </text:span><text:span text:style-name="T3">güzel söz sevindirir. </text:span><text:span text:style-name="T1">(Süleyman'ın Özdeyişleri, 12:25)</text:span></text:p>
      <text:p text:style-name="P15"><text:span text:style-name="T1">Uygun yanıt sahibini mutlu eder, </text:span><text:span text:style-name="T3">yerinde söylenen söz ne güzeldir!</text:span><text:span text:style-name="T1"> (Süleyman'ın Özdeyişleri, 15:23)</text:span></text:p>
      <text:p text:style-name="P15"><text:span text:style-name="T1">Yürek temizliğini ve </text:span><text:span text:style-name="T3">güzel sözleri seven,</text:span><text:span text:style-name="T1"> kralın dostluğunu kazanır. (Süleyman'ın Özdeyişleri, 22:11)</text:span></text:p>
      <text:p text:style-name="P15"><text:span text:style-name="T3">Yüreğimden güzel sözler taşıyor</text:span><text:span text:style-name="T1">… Dilim usta bir yazarın kalemi gibi olsun. (Mezmurlar, 45:1)</text:span></text:p>
      <text:p text:style-name="P15"><text:span text:style-name="T1">Bilge olmayana ne öğütler verdin! </text:span><text:span text:style-name="T3">Sağlam bilgiyi pek güzel öğrettin!</text:span><text:span text:style-name="T1"> (Eyüp, 26:3)</text:span></text:p>
      <text:p text:style-name="P22"/>
      <text:p text:style-name="P22"/>
      <text:h text:style-name="P8" text:outline-level="1">TEVRAT'TA EVRENDEKİ DÜZEN VE YARATILIŞ</text:h>
      <text:p text:style-name="P21"/>
      <text:p text:style-name="P22"/>
      <text:h text:style-name="P47" text:outline-level="2">Göklerin ve Yeryüzünün Yaratılışı</text:h>
      <text:p text:style-name="P15"><text:span text:style-name="T1">Başlangıçta </text:span><text:span text:style-name="T3">Allah göğü ve yeri yarattı.</text:span><text:span text:style-name="T1"> Yer boştu, yeryüzü şekilleri yoktu; engin karanlıklarla kaplıydı... (Yaratılış, 1:1-2)</text:span></text:p>
      <text:p text:style-name="P15"><text:span text:style-name="T1">Allah, "Suların ortasında bir kubbe olsun, suları birbirinden ayırsın" diye buyurdu. Ve öyle oldu. </text:span><text:span text:style-name="T3">Allah gökkubbeyi yarattı.</text:span><text:span text:style-name="T1"> Kubbenin altındaki suları üstündeki sulardan ayırdı. Kubbeye "Gök" adını verdi... (Yaratılış, 1:6-8)</text:span></text:p>
      <text:p text:style-name="P15"><text:span text:style-name="T2">... Rab Allah göğü ve yeri yarattığında…</text:span><text:span text:style-name="T1"> (Yaratılış, 2:4-5)</text:span></text:p>
      <text:p text:style-name="P15"><text:span text:style-name="T1">... Tek Rab Sensin. </text:span><text:span text:style-name="T2">Gökleri, göklerin göklerini, bütün gök cisimlerini, yeryüzünü ve içindeki herşeyi, denizleri ve içlerindeki herşeyi Sen yarattın...</text:span><text:span text:style-name="T1"> Bütün gök cisimleri Sana kulluk eder. (Nehemya, 9:6)</text:span></text:p>
      <text:p text:style-name="P15"><text:span text:style-name="T1">Allah, "Göğün altındaki sular bir yere toplansın, kuru toprak görünsün" diye buyurdu ve öyle oldu. </text:span><text:span text:style-name="T3">Kuru alana "Kara", toplanan sulara "Deniz" adını verdi... </text:span><text:span text:style-name="T1">(Yaratılış, 1:9-10)</text:span></text:p>
      <text:p text:style-name="P15"><text:span text:style-name="T2">Gök ve yer bütün öğeleriyle tamamlandı.</text:span><text:span text:style-name="T1"> (Yaratılış, 2:1)</text:span></text:p>
      <text:p text:style-name="P16">Ya Rab, Allah'ım, ne ulusun! Görkem ve yücelik kuşanmışsın… Yeryüzünü temeller üzerine kurdun, asla sarsılmasın diye. (Mezmurlar, 104:1, 5)</text:p>
      <text:p text:style-name="P22"/>
      <text:h text:style-name="P47" text:outline-level="2">Işığın Yaratılışı</text:h>
      <text:p text:style-name="P15"><text:span text:style-name="T2">Allah, "Işık olsun" diye buyurdu ve ışık oldu...</text:span><text:span text:style-name="T1"> Onu karanlıktan ayırdı. (Yaratılış, 1:3-4)</text:span></text:p>
      <text:p text:style-name="P22"/>
      <text:h text:style-name="P47" text:outline-level="2">Gece ve Gündüzün Yaratılışı</text:h>
      <text:p text:style-name="P5"><text:span text:style-name="T3">(Allah) Işığa "Gündüz", karanlığa "Gece" adını verdi. </text:span><text:span text:style-name="T1">Akşam oldu, sabah oldu... (Yaratılış, 1:5)</text:span></text:p>
      <text:p text:style-name="P5"><text:span text:style-name="T3">"Dünya durdukça</text:span><text:span text:style-name="T1"> ekin ekmek, biçmek, sıcak, soğuk, yaz, kış, </text:span><text:span text:style-name="T3">gece, gündüz hep var olacaktır."</text:span><text:span text:style-name="T1"> (Yaratılış, 8:22)</text:span></text:p>
      <text:p text:style-name="P6"/>
      <text:h text:style-name="P47" text:outline-level="2">Gök Cisimlerinin Yaratılışı</text:h>
      <text:p text:style-name="P15"><text:span text:style-name="T1">Allah şöyle buyurdu: </text:span><text:span text:style-name="T2">"Gökkubbede gündüzü geceden ayıracak, yeryüzünü aydınlatacak ışıklar olsun. </text:span><text:span text:style-name="T1">Belirtileri, mevsimleri, günleri, yılları göstersin." Ve öyle oldu. </text:span><text:span text:style-name="T2">Allah büyüğü gündüze, küçüğü geceye </text:span><text:soft-page-break/><text:span text:style-name="T2">egemen olacak iki büyük ışığı ve yıldızları yarattı. </text:span><text:span text:style-name="T1">Yeryüzünü aydınlatmak, gündüze ve geceye egemen olmak, ışığı karanlıktan ayırmak için onları gökkubbeye yerleştirdi... (Yaratılış, 1:14-17)</text:span></text:p>
      <text:p text:style-name="P15"><text:span text:style-name="T1">Ey Egemenimiz Rab, ne yüce Adın var yeryüzünün tümünde! </text:span><text:span text:style-name="T3">Gökyüzünü görkeminle kapladın... Seyrederken eserin olan gökleri, oraya koyduğun Ay'ı ve yıldızları,</text:span><text:span text:style-name="T1"> soruyorum kendi kendime: "İnsan ne ki... ?" (Mezmurlar, 8:1-4)</text:span></text:p>
      <text:p text:style-name="P22"/>
      <text:h text:style-name="P47" text:outline-level="2">Göklerin Düzen İçinde Yaratılışı</text:h>
      <text:p text:style-name="P15"><text:span text:style-name="T1">Gündüz ışık olsun diye Güneş'i sağlayan, gece ışık olsun diye </text:span><text:span text:style-name="T3">Ay'ı, yıldızları düzene koyan,</text:span><text:span text:style-name="T1"> dalgaları kükresin diye denizi kabartan Rab -O'nun adı Herşeye Egemen Rab'dir... (Yeremya, 31:35-36)</text:span></text:p>
      <text:p text:style-name="P15"><text:span text:style-name="T1">Başınızı kaldırıp göklere bakın. Kim yarattı bütün bunları? </text:span><text:span text:style-name="T3">Yıldızları sırayla görünür</text:span><text:span text:style-name="T1"> kılıyor, her birini adıyla çağırıyor. Büyük kudreti, üstün gücü sayesinde </text:span><text:span text:style-name="T3">hepsi yerli yerinde duruyor.</text:span><text:span text:style-name="T1"> (Yeşaya, 40:26)</text:span></text:p>
      <text:p text:style-name="P15"><text:span text:style-name="T2">Mevsimlerinde çıkartabilir misin takımyıldızları? Büyük ve Küçük Ayı'ya yol gösterebilir misin? Biliyor musun göklerin yasalarını?...</text:span><text:span text:style-name="T1"> (Eyüp, 38:32-33)</text:span></text:p>
      <text:p text:style-name="P22"/>
      <text:h text:style-name="P47" text:outline-level="2">Dünya'nın Uzaydaki Konumu</text:h>
      <text:p text:style-name="P15"><text:span text:style-name="T1">O boşluğun üzerine kuzey göklerini yayar, </text:span><text:span text:style-name="T3">hiçliğin üzerine Dünya'yı asar.</text:span><text:span text:style-name="T1"> (Eyüp, 26:7)</text:span></text:p>
      <text:p text:style-name="P22"/>
      <text:h text:style-name="P47" text:outline-level="2">Güneş’in Yörüngesi</text:h>
      <text:p text:style-name="P15"><text:span text:style-name="T1">Güneş doğuyor, Güneş batıyor, ve </text:span><text:span text:style-name="T3">yerine, hep doğduğu yere koşuyor.</text:span><text:span text:style-name="T1"> (Vaiz, 1:5)</text:span></text:p>
      <text:p text:style-name="P22"/>
      <text:h text:style-name="P47" text:outline-level="2">Rüzgarların Bir Düzen İçindeki Hareketi</text:h>
      <text:p text:style-name="P15"><text:span text:style-name="T1">Rüzgar güneye gider, kuzeye döner, </text:span><text:span text:style-name="T3">döne döne eserek hep aynı yolu izler. </text:span><text:span text:style-name="T1">(Vaiz 1, 1:6)</text:span></text:p>
      <text:p text:style-name="P22"/>
      <text:h text:style-name="P47" text:outline-level="2">Sulardaki Döngü ve Düzen </text:h>
      <text:p text:style-name="P15"><text:span text:style-name="T1">Allah öyle büyüktür ki… </text:span><text:span text:style-name="T3">Su damlalarını yukarı çeker, buharından yağmur damlatır. </text:span><text:span text:style-name="T1">Bulutlar nemini döker, insanların üzerine bol yağmur yağdırır. (Eyüp, 36:26-28)</text:span></text:p>
      <text:p text:style-name="P15"><text:span text:style-name="T1">Rüzgara güç verdiği, </text:span><text:span text:style-name="T3">suları ölçtüğü, yağmura kural koyduğu,</text:span><text:span text:style-name="T1"> yıldırıma yol açtığı zaman, (Eyüp, 28:25-26)</text:span></text:p>
      <text:p text:style-name="P15"><text:span text:style-name="T2">Gökten inen yağmur ve kar, toprağı sulamadan, yeri yeşertmeden</text:span><text:span text:style-name="T1">, ekinciye tohum, yiyene ekmek vermeden nasıl </text:span><text:span text:style-name="T2">göğe dönmezse...</text:span><text:span text:style-name="T1"> (Yeşaya, 55:10)</text:span></text:p>
      <text:p text:style-name="P15"><text:span text:style-name="T1">Bulutları oluşturduğunda, denizin kaynaklarını güçlendirdiğinde, </text:span><text:span text:style-name="T3">sular buyruğundan öte geçmesinler diye denize sınır çizdiğinde,</text:span><text:span text:style-name="T1"> Dünya'nın temellerini pekiştirdiğinde... (Süleyman'ın Özdeyişleri, 8:29)</text:span></text:p>
      <text:p text:style-name="P15"><text:soft-page-break/><text:span text:style-name="T1">Dağları aşıp derelere aktı,</text:span><text:span text:style-name="T3"> onlar için belirlediğin yerlere doğru. Bir sınır koydun önlerine,</text:span><text:span text:style-name="T1"> geçmesinler, gelip yeryüzünü bir daha kaplamasınlar diye. (Mezmurlar, 104:8-9)</text:span></text:p>
      <text:p text:style-name="P15"><text:span text:style-name="T2">Bütün ırmaklar denize akar, yine de deniz dolmaz. Irmaklar hep çıktıkları yere döner.</text:span><text:span text:style-name="T1"> (Vaiz 1, 1:7)</text:span></text:p>
      <text:p text:style-name="P22"/>
      <text:h text:style-name="P47" text:outline-level="2">Atmosferin Koruyucu Özelliği</text:h>
      <text:p text:style-name="P15"><text:span text:style-name="T2">... Gökleri perde gibi geren, ... çadır gibi kuran O'dur.</text:span><text:span text:style-name="T1"> (Yeşaya, 40:22)</text:span></text:p>
      <text:p text:style-name="P22"/>
      <text:h text:style-name="P47" text:outline-level="2">Hayvanların Yaratılışı</text:h>
      <text:p text:style-name="P15"><text:span text:style-name="T1">Allah, "Sular canlı yaratıklarla dolup taşsın, yeryüzünün üzerinde, gökte kuşlar uçuşsun" diye buyurdu. </text:span><text:span text:style-name="T3">Allah büyük deniz hayvanlarını, sularda kaynaşan canlıları ve uçan çeşitli varlıkları yarattı.</text:span><text:span text:style-name="T1"> Allah, "Verimli olun, çoğalın, denizleri doldurun, yeryüzünde kuşlar çoğalsın" diye buyurdu... (Yaratılış, 1:20-22)</text:span></text:p>
      <text:p text:style-name="P15"><text:span text:style-name="T1">Allah, "Yeryüzü çeşit çeşit canlı yaratık, evcil ve yabanıl hayvan, sürüngen hasıl olsun" diye buyurdu. Ve öyle oldu. </text:span><text:span text:style-name="T3">Allah çeşit çeşit yabanıl hayvan, evcil hayvan, sürüngen yarattı.</text:span><text:span text:style-name="T1"> (Yaratılış, 1:24-25)</text:span></text:p>
      <text:p text:style-name="P15"><text:span text:style-name="T1">Eserlerin üzerine onu (insanı) egemen kıldın, herşeyi ayaklarının altına serdin; </text:span><text:span text:style-name="T3">davarları, sığırları, yabanıl hayvanları, gökteki kuşları, denizdeki balıkları, denizde kıpırdaşan bütün canlıları.</text:span><text:span text:style-name="T1"> Ey Egemenimiz Rab, ne yüce Adın var yeryüzünün tümünde! (Mezmurlar, 8:6-9)</text:span></text:p>
      <text:p text:style-name="P22"/>
      <text:h text:style-name="P47" text:outline-level="2">Bitkilerin Yaratılışı </text:h>
      <text:p text:style-name="P15"><text:span text:style-name="T2">Allah, "Yeryüzü bitkiler, tohum veren otlar, türüne göre tohumu meyvesinde bulunan meyve ağaçları hasıl etsin" diye buyurdu ve öyle oldu.</text:span><text:span text:style-name="T1"> Yeryüzü bitkiler, türüne göre tohum veren otlar, tohumu meyvesinde bulunan meyve ağaçları hasıl etti... (Yaratılış, 1:11-12)</text:span></text:p>
      <text:p text:style-name="P15"><text:span text:style-name="T1">"İşte </text:span><text:span text:style-name="T2">yeryüzünde tohum veren her otu, tohumu meyvesinde bulunan her meyve ağacını size veriyorum. Bunlar size yiyecek olacak.</text:span><text:span text:style-name="T1"> Yabanıl hayvanlara, gökteki kuşlara, sürüngenlere -soluk alıp veren </text:span><text:span text:style-name="T2">bütün hayvanlara- yiyecek olarak yeşil otları veriyorum." </text:span><text:span text:style-name="T1">Ve öyle oldu. (Yaratılış, 1:29-30)</text:span></text:p>
      <text:p text:style-name="P22"/>
      <text:h text:style-name="P47" text:outline-level="2">İnsanın Yaratılışı</text:h>
      <text:p text:style-name="P15"><text:span text:style-name="T2">Rab Allah Adem'i topraktan yarattı ve... yaşam soluğu (Allah’ın Ruhundan üflemesi) üfledi. Böylece Adem yaşayan varlık oldu.</text:span><text:span text:style-name="T1"> (Yaratılış, 2:7)</text:span></text:p>
      <text:p text:style-name="P15"><text:span text:style-name="T3">Allah, "İnsanı ... yaratalım" </text:span><text:span text:style-name="T1">dedi, "Denizdeki balıklara, gökteki kuşlara, evcil hayvanlara, sürüngenlere, yeryüzünün tümüne egemen olsun."... </text:span><text:span text:style-name="T3">(Allah) insanları erkek ve dişi olarak yarattı. (Yaratılış, 1:26-27)</text:span></text:p>
      <text:p text:style-name="P15"><text:span text:style-name="T2">Onları erkek ve dişi olarak yarattı</text:span><text:span text:style-name="T1"> ve kutsadı. </text:span><text:span text:style-name="T2">Yaratıldıkları gün onlara "İnsan" adını verdi.</text:span><text:span text:style-name="T1"> (Yaratılış, 5:2)</text:span></text:p>
      <text:p text:style-name="P15"><text:span text:style-name="T2">Size kaslar verecek, üzerinizde et oluşturacağım, sizi deriyle kaplayacağım. İçinize ruh koyacağım, canlanacaksınız.</text:span><text:span text:style-name="T1"> O zaman Benim Rab olduğumu anlayacaksınız. (Hezekiel, 37:6)</text:span></text:p>
      <text:p text:style-name="P15"><text:soft-page-break/><text:span text:style-name="T2">Bana et ve deri giydirdin, beni kemiklerle, sinirlerle ördün. Bana yaşam verdin,</text:span><text:span text:style-name="T1"> sevgi gösterdin… (Eyüp, 10:11-12)</text:span></text:p>
      <text:p text:style-name="P15"><text:span text:style-name="T1">Toprağa dönünceye dek ekmeğini alın teri dökerek kazanacaksın. Çünkü topraksın, </text:span><text:span text:style-name="T3">topraktan yaratıldın ve yine toprağa döneceksin. </text:span><text:span text:style-name="T1">(Yaratılış, 3:19)</text:span></text:p>
      <text:p text:style-name="P15"><text:span text:style-name="T3">Ana rahmindeki çocuğun nasıl ruh ve beden aldığını</text:span><text:span text:style-name="T1"> bilmediğin gibi, herşeyi yaratan Allah'ın yaptıklarını da bilemezsin. (Vaiz, 11:5)</text:span></text:p>
      <text:p text:style-name="P15"><text:span text:style-name="T3">Seni yaratan, rahimde sana biçim veren,</text:span><text:span text:style-name="T1"> sana yardım edecek olan Rab şöyle diyor... (Yeşaya, 44:2)</text:span></text:p>
      <text:p text:style-name="P22"/>
      <text:h text:style-name="P47" text:outline-level="2">Darwinist 'Tabiat Ana' İnancının Sapkınlığı </text:h>
      <text:p text:style-name="P16">Onlar ağaca, 'babamsın', taşa, 'bizi sen doğurdun' derler. Çünkü Bana yüzlerini değil, sırtlarını çevirdiler... (Vaiz, 1:27)</text:p>
      <text:p text:style-name="P22"/>
      <text:h text:style-name="P47" text:outline-level="2">Güzel Ahlakın Sağlığa Olumlu Etkisi</text:h>
      <text:p text:style-name="P15"><text:span text:style-name="T2">Rab'den kork, kötülükten uzak dur. Böylece bedenin sağlık ve ferahlık bulur.</text:span><text:span text:style-name="T1"> (Süleyman'ın Özdeyişleri, 3:7-8)</text:span></text:p>
      <text:p text:style-name="P15"><text:span text:style-name="T3">Huzurlu yürek bedenin yaşam kaynağıdır</text:span><text:span text:style-name="T1">, hırs ise insanı için için yer bitirir. (Süleyman'ın Özdeyişleri, 14:30)</text:span></text:p>
      <text:p text:style-name="P15"><text:span text:style-name="T3">Rab korkusu ömrü uzatır... </text:span><text:span text:style-name="T1">(Süleyman'ın Özdeyişleri, 10:27)</text:span></text:p>
      <text:p text:style-name="P15"><text:span text:style-name="T2">Doğruluğun ve sevginin ardından koşan, yaşam,</text:span><text:span text:style-name="T1"> gönenç ve onur </text:span><text:span text:style-name="T2">bulur…</text:span><text:span text:style-name="T1"> (Süleyman'ın Özdeyişleri, 21:21)</text:span></text:p>
      <text:p text:style-name="P15"><text:span text:style-name="T2">Alçakgönüllülüğün ve Rab korkusunun ödülü,</text:span><text:span text:style-name="T1"> zenginlik, onur ve </text:span><text:span text:style-name="T2">yaşamdır.</text:span><text:span text:style-name="T1"> (Süleyman'ın Özdeyişleri, 22:4)</text:span></text:p>
      <text:p text:style-name="P16">Hoş sözler petek balı gibidir, cana tatlı ve bedene şifadır. (Süleyman'ın Özdeyişleri, 16:24)</text:p>
      <text:p text:style-name="P15"><text:span text:style-name="T2">İç ferahlığı sağlık getirir, ezik ruh ise bedeni yıpratır.</text:span><text:span text:style-name="T1"> (Süleyman'ın Özdeyişleri, 17:22)</text:span></text:p>
      <text:p text:style-name="P15"><text:span text:style-name="T2">Gülen gözler yüreği sevindirir, iyi haber bedeni ferahlatır. </text:span><text:span text:style-name="T1">(Süleyman'ın Özdeyişleri, 15:30)</text:span></text:p>
      <text:p text:style-name="P22"/>
      <text:h text:style-name="P8" text:outline-level="1">TEVRAT'TA SANAT VE MİMARİ</text:h>
      <text:p text:style-name="P21"/>
      <text:p text:style-name="P22"/>
      <text:h text:style-name="P47" text:outline-level="2">Altın Kaplamalar</text:h>
      <text:p text:style-name="P15"><text:span text:style-name="T1">... Süleyman </text:span><text:span text:style-name="T3">iç duvarları saf altınla kaplattı</text:span><text:span text:style-name="T1">. (2. Tarihler, 3:4)</text:span></text:p>
      <text:p text:style-name="P15"><text:span text:style-name="T1">Ana bölümün duvarlarını da önce çam tahtasıyla, sonra </text:span><text:span text:style-name="T3">saf altınla kaplattı;</text:span><text:span text:style-name="T1"> hurma ağacı ve zincir motifleriyle süsletti. (2. Tarihler, 3:5)</text:span></text:p>
      <text:p text:style-name="P16">Kirişleri, kapı eşiklerini, duvarlarla kapıları altınla kaplattı... (2. Tarihler, 3:7)</text:p>
      <text:p text:style-name="P15"><text:span text:style-name="T1">... Süleyman yukarı </text:span><text:span text:style-name="T3">odaları da altınla kaplattı</text:span><text:span text:style-name="T1">. (2. Tarihler, 3:7)</text:span></text:p>
      <text:p text:style-name="P15"><text:span text:style-name="T1">Çam ağacından, her biri iki kanatlı, katlanabilen iki kapı yaptırdı. Bunların da üstüne… hurma ağaçları ve çiçek motifleri oydurdu. </text:span><text:span text:style-name="T3">Oymaların üzerini düzgün biçimde altınla kaplattı</text:span><text:span text:style-name="T1">. (1. Krallar, 6:34-35)</text:span></text:p>
      <text:p text:style-name="P15"><text:span text:style-name="T1">Süleyman fildişinden büyük bir </text:span><text:span text:style-name="T3">taht yaptırıp saf altınla kaplattı</text:span><text:span text:style-name="T1">. (1. Krallar, 10:18)</text:span></text:p>
      <text:p text:style-name="P15"><text:span text:style-name="T3">Çerçevelerle kirişleri altınla kapladı</text:span><text:span text:style-name="T1">, kirişlerin geçeceği halkaları da altından yaptı… Perde için akasya ağacından dört direk yaparak altınla kapladı… Perdeyi asmak için çengelli beş direk yaparak başlıklarını, çemberlerini altınla kapladı. Direklere beş tunç taban yaptı. (Mısır’dan Çıkış, 36:34-38)</text:span></text:p>
      <text:p text:style-name="P15"><text:span text:style-name="T1">Akasya ağacından bir sandık yapsınlar… </text:span><text:span text:style-name="T2">İçini de dışını da saf altınla kapla... Akasya ağacından sırıklar yapıp altınla kapla. </text:span><text:span text:style-name="T1">(Mısır’dan Çıkış, 25:10-13)</text:span></text:p>
      <text:p text:style-name="TR_20_Alinti"><text:span text:style-name="T44">Akasya ağacından bir masa yap. Boyu iki, eni bir, yüksekliği bir buçuk arşın</text:span><text:span text:style-name="Footnote_20_Symbol"><text:span text:style-name="T44"><text:note text:id="ftn67" text:note-class="footnote"><text:note-citation>67</text:note-citation><text:note-body><text:p text:style-name="TR_20_sayfasonu_20_notu"><text:span text:style-name="T22"><text:s/></text:span>Yaklaşık 68 santimetreye eşit olan uzunluk ölçüsü.</text:p></text:note-body></text:note></text:span></text:span><text:span text:style-name="T44"> olacak. </text:span><text:span text:style-name="T45">Masayı saf altınla kapla</text:span><text:span text:style-name="T44">. Çevresine altın pervaz yap. (Mısır’dan Çıkış, 25:23-24)</text:span></text:p>
      <text:p text:style-name="P15"><text:span text:style-name="T3">Sırıkları</text:span><text:span text:style-name="T1"> akasya ağacından yap, </text:span><text:span text:style-name="T3">altınla kapla</text:span><text:span text:style-name="T1">. Masa onlarla taşınacak. (Mısır’dan Çıkış, 25:28)</text:span></text:p>
      <text:p text:style-name="P15"><text:span text:style-name="T3">Çerçeveleri ve kirişleri altınla kapla</text:span><text:span text:style-name="T1">, kirişlerin geçeceği halkaları da altından yap. (Mısır’dan Çıkış, 26:29)</text:span></text:p>
      <text:p text:style-name="P15"><text:span text:style-name="T1">Perdeyi asmak için akasya ağacından </text:span><text:span text:style-name="T3">beş direk yap, altınla kapla. Çengelleri de altın olacak</text:span><text:span text:style-name="T1">. Direkler için tunçtan beş taban dök. (Mısır’dan Çıkış, 26:37)</text:span></text:p>
      <text:p text:style-name="P15"><text:span text:style-name="T3">İçini de dışını da saf altınla kapladı.</text:span><text:span text:style-name="T1"> </text:span><text:span text:style-name="T3">Çevresine altın pervaz yaptı.</text:span><text:span text:style-name="T1"> İkisi bir yanda, ikisi öbür yanda olmak üzere sandığın dört köşesindeki ayaklara takmak için </text:span><text:span text:style-name="T3">birer altın halka döktü. </text:span><text:span text:style-name="T1">Akasya ağacından </text:span><text:span text:style-name="T3">sırıklar yapıp altınla kapladı</text:span><text:span text:style-name="T1">. (Mısır’dan Çıkış, 37:2-4)</text:span></text:p>
      <text:p text:style-name="P15"><text:span text:style-name="T3">Masayı saf altınla kapladı.</text:span><text:span text:style-name="T1"> Çevresine altın pervaz yaptı. (Mısır’dan Çıkış, 37:11)</text:span></text:p>
      <text:p text:style-name="P15"><text:span text:style-name="T1">Sırıkları akasya ağacından yaptı, </text:span><text:span text:style-name="T3">altınla kapladı.</text:span><text:span text:style-name="T1"> (Mısır’dan Çıkış, 37:15)</text:span></text:p>
      <text:p text:style-name="P22"/>
      <text:h text:style-name="P47" text:outline-level="2"><text:soft-page-break/>Ahşap Kaplamalar</text:h>
      <text:p text:style-name="P15"><text:span text:style-name="T1">Süleyman mescidi yapıp tamamladı. </text:span><text:span text:style-name="T2">Üstünü sedir ağacından direklerle, kalın tahtalarla kapattı.</text:span><text:span text:style-name="T1"> (1. Krallar, 6:9)</text:span></text:p>
      <text:p text:style-name="P15"><text:span text:style-name="T1">Mescidin </text:span><text:span text:style-name="T2">iç duvarlarının yüzeyini sedir ağaçlarıyla döşeyip üstlerini tabandan tavana kadar tahtalarla kapladı.</text:span><text:span text:style-name="T1"> Mescidin zeminini ise çam tahtalarla döşetti. (1. Krallar, 6:15)</text:span></text:p>
      <text:p text:style-name="P15"><text:span text:style-name="T2">... Tabandan tavana kadar sedir tahtasından oluşan bir duvarla öbür bölümlerden ayrıldı.</text:span><text:span text:style-name="T1"> Bu bölümün uzunluğu yirmi arşındı. (1. Krallar, 6:16)</text:span></text:p>
      <text:p text:style-name="P15"><text:span text:style-name="T1">Taşlar görünmesin diye mescidin içi, </text:span><text:span text:style-name="T2">üzerine sukabağı ve çiçek motifleri oyulmuş sedir tahtalarıyla kaplandı.</text:span><text:span text:style-name="T1"> (1. Krallar, 6:18)</text:span></text:p>
      <text:p text:style-name="P15"><text:span text:style-name="T1">Bu odanın içten içe uzunluğu, genişliği ve yüksekliği yirmişer arşındı. Süleyman odayı saf altınla kaplattı. Sunağı (Allah'a kurban sunulan mekan) da </text:span><text:span text:style-name="T3">sedir tahtalarla döşetti.</text:span><text:span text:style-name="T1"> (1. Krallar, 6:20)</text:span></text:p>
      <text:p text:style-name="P15"><text:span text:style-name="T1">İç avlunun duvarlarını üç sıra yontma taş </text:span><text:span text:style-name="T3">ve bir sıra sedir ağacı kirişleriyle yaptırdı.</text:span><text:span text:style-name="T1"> (1. Krallar, 6:36)</text:span></text:p>
      <text:p text:style-name="TR_20_Alinti"><text:span text:style-name="T44">Taht eyvanını,</text:span><text:span text:style-name="Footnote_20_Symbol"><text:span text:style-name="T44"><text:note text:id="ftn68" text:note-class="footnote"><text:note-citation>68</text:note-citation><text:note-body><text:p text:style-name="TR_20_sayfasonu_20_notu"><text:span text:style-name="T22"><text:s/></text:span><text:span text:style-name="T1">Bir tarafı dışarıya açık olan oda.</text:span></text:p></text:note-body></text:note></text:span></text:span><text:span text:style-name="T44"> yani kararların verileceği yargı eyvanını da yaptırdı. </text:span><text:span text:style-name="T45">Bu eyvan da baştan aşağı sedir tahtalarıyla kaplıydı.</text:span><text:span text:style-name="T44"> (1. Krallar, 7:7)</text:span></text:p>
      <text:p text:style-name="P22"/>
      <text:h text:style-name="P47" text:outline-level="2">Oyma ve Kakma Sanatı</text:h>
      <text:p text:style-name="TR_20_Alinti"><text:span text:style-name="T44">İç odanın girişine </text:span><text:span text:style-name="T45">iğde ağacından iki kanatlı söveli</text:span><text:span text:style-name="Footnote_20_Symbol"><text:span text:style-name="T45"><text:note text:id="ftn69" text:note-class="footnote"><text:note-citation>69</text:note-citation><text:note-body><text:p text:style-name="TR_20_sayfasonu_20_notu"><text:span text:style-name="T22"><text:s/></text:span>Kapı ve pencerenin yerleştiği kasa, çerçeve.</text:p></text:note-body></text:note></text:span></text:span><text:span text:style-name="T45"> bir kapı yaptırdı.</text:span><text:span text:style-name="T44"> Söveli kapının genişliği mescidin genişliğinin beşte biriydi. İğde ağacından yapılan iki kapı kanadının üstüne... </text:span><text:span text:style-name="T45">hurma ağaçları ve çiçek motifleri oydurdu...</text:span><text:span text:style-name="T44"> (1. Krallar, 6:31-32)</text:span></text:p>
      <text:p text:style-name="P15"><text:span text:style-name="T1">Taşlar görünmesin diye mescidin içi, </text:span><text:span text:style-name="T2">üzerine sukabağı ve çiçek motifleri oyulmuş sedir tahtalarıyla kaplandı.</text:span><text:span text:style-name="T1"> (1. Krallar, 6:18)</text:span></text:p>
      <text:p text:style-name="P15"><text:span text:style-name="T1">Aynı biçimde ana bölümün girişine de iğde ağacından kapı söveleri yaptırdı. Bu söveli kapı mescidin genişliğinin dörtte biriydi. Ayrıca, çam ağacından, her biri iki kanatlı, katlanabilen iki kapı yaptırdı. </text:span><text:span text:style-name="T3">Bunların da üstüne... hurma ağaçları ve çiçek motifleri oydurdu.</text:span><text:span text:style-name="T1"> Oymaların üzerini düzgün biçimde altınla kaplattı. (1. Krallar, 6:33-35)</text:span></text:p>
      <text:p text:style-name="P15"><text:span text:style-name="T1">Bir yanda hurma ağacına bakan insan yüzü, öbür yanda hurma ağacına bakan genç aslan yüzü. Mescit... </text:span><text:span text:style-name="T3">hurma ağacı oymalarıyla bezenmişti.</text:span><text:span text:style-name="T1"> Tabandan girişin üstündeki bölüme dek ana bölümün duvarları... </text:span><text:span text:style-name="T3">hurma ağacı oymalarıyla kaplıydı...</text:span><text:span text:style-name="T1"> Çift kanatlı birer kapısı vardı. Her kapının iki menteşeli kanadı vardı. </text:span><text:span text:style-name="T3">Duvarlara olduğu gibi, ana bölümün kapılarına da... hurma ağacı oymaları yapılmıştı.</text:span><text:span text:style-name="T1"> Dışarda, eyvanın önünde ağaçtan bir asma tavan vardı. Eyvanın yan duvarlarındaki kafesli </text:span><text:span text:style-name="T3">pencerelerin iki yanı hurma ağacı oymalarıyla kaplıydı. </text:span><text:span text:style-name="T1">Mescidin yan odalarıyla asma tavanları böyleydi. (Hezekiel, 41:19-26)</text:span></text:p>
      <text:p text:style-name="P15"><text:span text:style-name="T1">... Yakut, topaz, aytaşı, sarı yakut, oniks, yeşim, laciverttaşı, firuze, zümrütle, çeşit çeşit değerli taşla bezenmiştin. </text:span><text:span text:style-name="T3">Kakma ve oyma işlerin hep altındandı. </text:span><text:span text:style-name="T1">Bunlar yaratıldığın gün hazırlanmışlardı. (Hezekiel, 28:13)</text:span></text:p>
      <text:p text:style-name="P15"><text:span text:style-name="T2">Taş kesme ve kakmada, ağaç oymacılığında, her türlü sanat dalında çalışsın. </text:span><text:span text:style-name="T1">(Mısır'dan Çıkış, 31:5)</text:span></text:p>
      <text:p text:style-name="TR_20_Alinti"><text:soft-page-break/><text:span text:style-name="T44">Baş dini hizmetlinin efoduyla</text:span><text:span text:style-name="Footnote_20_Symbol"><text:span text:style-name="T44"><text:note text:id="ftn70" text:note-class="footnote"><text:note-citation>70</text:note-citation><text:note-body><text:p text:style-name="TR_20_sayfasonu_20_notu"><text:span text:style-name="T22"><text:s/></text:span>Entarinin üzerine giyilen bir tür kıyafet.</text:p></text:note-body></text:note></text:span></text:span><text:span text:style-name="T31"> </text:span><text:span text:style-name="T44"><text:s/>göğüslüğü için </text:span><text:span text:style-name="T45">oniks ve öbür kakma taşlar.</text:span><text:span text:style-name="T44"> (Mısır'dan Çıkış, 25:7)</text:span></text:p>
      <text:p text:style-name="P22"/>
      <text:h text:style-name="P47" text:outline-level="2">Süslemede Bitki Motiflerinin Kullanılması</text:h>
      <text:p text:style-name="P15"><text:span text:style-name="T1">Saf altından bir kandillik yaptı. Ayağı, gövdesi dövme altındı. </text:span><text:span text:style-name="T3">Çanak, tomurcuk ve çiçek motifleri kendindendi.</text:span><text:span text:style-name="T1"> Üç kolu bir yanda, üç kolu öteki yanda olmak üzere altı kolluydu. </text:span><text:span text:style-name="T3">Her kolda badem çiçeğini andıran üç çanak, tomurcuk ve çiçek motifi vardı. </text:span><text:span text:style-name="T1">Altı kol da aynıydı. </text:span><text:span text:style-name="T3">Kandilliğin gövdesinde badem çiçeğini andıran dört çanak, tomurcuk ve çiçek motifi bulunuyordu. </text:span><text:span text:style-name="T1">(Mısır’dan Çıkış, 37: 17-20)</text:span></text:p>
      <text:p text:style-name="P15"><text:span text:style-name="T1">Kandillik, </text:span><text:span text:style-name="T3">ayağından çiçek motiflerine dek dövme altından,</text:span><text:span text:style-name="T1"> Rab'bin Musa'ya gösterdiği örneğe göre yapıldı. (Çölde Sayım, 8:4)</text:span></text:p>
      <text:p text:style-name="P15"><text:span text:style-name="T1">Saf altından bir kandillik yap. Ayağı, gövdesi dövme altın olsun. </text:span><text:span text:style-name="T3">Çanak, tomurcuk ve çiçek motifleri kendinden olsun. </text:span><text:span text:style-name="T1">Kandillik üç kolu bir yanda, üç kolu öteki yanda olmak üzere altı kollu olacak. Her kolda </text:span><text:span text:style-name="T3">badem çiçeğini andıran üç çanak, tomurcuk ve çiçek motifi bulunacak. </text:span><text:span text:style-name="T1">Altı kol da aynı olacak. </text:span><text:span text:style-name="T3">Kandilliğin gövdesinde badem çiçeğini andıran dört çanak, tomurcuk ve çiçek motifi olacak.</text:span><text:span text:style-name="T1"> (Mısır’dan Çıkış, 25:31-34)</text:span></text:p>
      <text:p text:style-name="P15"><text:span text:style-name="T1">Kaftanın kenarını lacivert, mor, kırmızı iplikle, özenle dokunmuş ince ketenden </text:span><text:span text:style-name="T3">nar motifleriyle bezediler. </text:span><text:span text:style-name="T1">(Mısır’dan Çıkış, 39:24)</text:span></text:p>
      <text:p text:style-name="P15"><text:span text:style-name="T1">Sütun başlıklarının her biri ağla kaplanmıştı. Ağın üzeri yedi sıra örgülü zincirle ve</text:span><text:span text:style-name="T3"> iki sıra nar motifiyle bezenmişti.</text:span><text:span text:style-name="T1"> Eyvanda bulunan dört arşın yüksekliğindeki </text:span><text:span text:style-name="T3">sütun başlıkları da nilüfer biçimindeydi. </text:span><text:span text:style-name="T1">Her iki sütun başlığında, </text:span><text:span text:style-name="T3">örgülü ağa yakın çıkıntının yukarısında çepeçevre diziler halinde iki yüz nar motifi vardı.</text:span><text:span text:style-name="T1"> (1. Krallar, 7:17-20)</text:span></text:p>
      <text:p text:style-name="P15"><text:span text:style-name="T1">Sütunların yuvarlak başlıklarını süsleyen iki örgülü ağın üzerini </text:span><text:span text:style-name="T3">ikişer sıra halinde süsleyen dört yüz nar motifi.</text:span><text:span text:style-name="T1"> (1. Krallar, 7:42)</text:span></text:p>
      <text:p text:style-name="P15"><text:span text:style-name="T1">Havuz, </text:span><text:span text:style-name="T3">kenarlarının altındaki iki sıra sukabağı motifiyle birlikte dökülmüştü. </text:span><text:span text:style-name="T1">Her arşında onar tane olan bu motifler havuzu çepeçevre kuşatıyordu. (1. Krallar, 7:24)</text:span></text:p>
      <text:p text:style-name="P15"><text:span text:style-name="T1">Taşlar görünmesin diye mescidin içi, </text:span><text:span text:style-name="T2">üzerine sukabağı ve çiçek motifleri oyulmuş sedir tahtalarıyla kaplandı.</text:span><text:span text:style-name="T1"> (1. Krallar, 6:18)</text:span></text:p>
      <text:p text:style-name="P15"><text:span text:style-name="T1">Mescidin iç ve dış odalarının bütün duvarlarını... </text:span><text:span text:style-name="T3">hurma ağaçları ve çiçek motifleriyle süsletti... İğde ağacından yapılan iki kapı kanadının üstüne... hurma ağaçları ve çiçek motifleri oydurdu... </text:span><text:span text:style-name="T1">Altınla kaplattı... Bunların da üstüne... </text:span><text:span text:style-name="T3">hurma ağaçları ve çiçek motifleri oydurdu. </text:span><text:span text:style-name="T1">Oymaların üzerini düzgün biçimde altınla kaplattı. (1. Krallar, 6: 29-35)</text:span></text:p>
      <text:p text:style-name="P15"><text:span text:style-name="T1">Ana bölümün duvarlarını da önce çam tahtasıyla, sonra saf altınla kaplattı; </text:span><text:span text:style-name="T3">hurma ağacı ve zincir motifleriyle süsletti. </text:span><text:span text:style-name="T1">(2. Tarihler, 3:5)</text:span></text:p>
      <text:p text:style-name="P15"><text:span text:style-name="T1">Gerdanlığa benzer zincirler yaptırarak sütunların üzerine koydurdu. </text:span><text:span text:style-name="T3">Yüz nar motifi yaptırıp zincirlere taktırdı.</text:span><text:span text:style-name="T1"> (2. Tarihler, 3:16)</text:span></text:p>
      <text:p text:style-name="P15"><text:span text:style-name="T1">İki sütun ve iki yuvarlak sütun başlığı, bu başlıkları süsleyen iki örgülü ağ, sütunların yuvarlak başlıklarını süsleyen </text:span><text:span text:style-name="T3">iki örgülü ağın üzerini ikişer sıra halinde süsleyen dört yüz nar motifi. </text:span><text:span text:style-name="T1">(2. Tarihler, 4:12-13)</text:span></text:p>
      <text:p text:style-name="P15"><text:soft-page-break/><text:span text:style-name="T1">Her sütun on sekiz arşın yüksekliğindeydi, üzerlerinde tunç birer başlık vardı. Başlığın yüksekliği üç arşındı, </text:span><text:span text:style-name="T3">çevresi tunçtan ağ ve nar motifleriyle bezenmişti. </text:span><text:span text:style-name="T1">Öbür sütun da ağ motifleriyle süslenmişti ve ötekine benziyordu. (Yeremya, 52:21-22)</text:span></text:p>
      <text:p text:style-name="P15"><text:span text:style-name="T3">Yanlarda doksan altı nar motifi vardı.</text:span><text:span text:style-name="T1"> Başlığı çevreleyen ağ motifinin üzerinde toplam yüz nar motifi bulunuyordu. (Yeremya, 52:23)</text:span></text:p>
      <text:p text:style-name="P15"><text:span text:style-name="T1">Her iki yandaki bekçi odalarında, odalar arasındaki duvarlarda ve eyvanın çepeçevre duvarlarında içe bakan kafesli pencereler vardı. </text:span><text:span text:style-name="T3">Bölme duvarları hurma ağacı motifleriyle kaplıydı. </text:span><text:span text:style-name="T1">(Hezekiel, 40:16)</text:span></text:p>
      <text:p text:style-name="P15"><text:span text:style-name="T1">Pencerelerin, eyvanın,</text:span><text:span text:style-name="T3"> hurma ağacı motiflerinin ölçüsü, doğuya bakan kapının ölçüsünün aynısıydı... </text:span><text:span text:style-name="T1">Oraya yedi basamakla çıkılıyordu, eyvan bunların karşısındaydı. </text:span><text:span text:style-name="T3">İki kapı sövesi de hurma ağacı motifleriyle kaplıydı.</text:span><text:span text:style-name="T1"> (Hezekiel, 40:22-26)</text:span></text:p>
      <text:p text:style-name="P15"><text:span text:style-name="T1">Kaftanın kenarını çepeçevre </text:span><text:span text:style-name="T3">lacivert, mor, kırmızı iplikten nar motifleriyle beze, </text:span><text:span text:style-name="T1">aralarına altın çıngıraklar tak. (Mısır’dan Çıkış, 28:33)</text:span></text:p>
      <text:p text:style-name="P22"/>
      <text:h text:style-name="P47" text:outline-level="2">Altından Süsleme Eşyaları</text:h>
      <text:p text:style-name="P15"><text:span text:style-name="T1">İç odanın önüne yerleştirilen ve kurala uygun olarak yakılan </text:span><text:span text:style-name="T3">saf altından kandilliklerle</text:span><text:span text:style-name="T1"> çiçek süslemeleri, kandiller, maşalar. Bunlar saf altındandı. </text:span><text:span text:style-name="T3">Saf altın fitil maşaları, çanaklar, tabaklar, buhurdanlar ve mescidin altın kapıları..</text:span><text:span text:style-name="T1">. (2. Tarihler, 4:20-22)</text:span></text:p>
      <text:p text:style-name="P15"><text:span text:style-name="T3">Masa için saf altından tabaklar, sahanlar, dökmelik sunu testileri, tasları yaptı. Saf altından bir kandillik yaptı. Ayağı, gövdesi dövme altındı. </text:span><text:span text:style-name="T1">Çanak, tomurcuk ve çiçek motifleri kendindendi. (Mısır’dan Çıkış, 37:16-17)</text:span></text:p>
      <text:p text:style-name="P15"><text:span text:style-name="T1">Süleyman'ın Rab'bin mescidi için yaptırdığı </text:span><text:span text:style-name="T3">altın eşyalar şunlardı: Sunak... iç odanın girişine, beşi sağa, beşi sola yerleştirilen saf altın kandillikler, çiçek süslemeleri, kandiller, maşalar, saf altın taslar, fitil maşaları, çanaklar, tabaklar, buhurdanlar... Ana bölümün kapı menteşeleri de altındandı. </text:span><text:span text:style-name="T1">(1. Krallar, 7:48-50)</text:span></text:p>
      <text:p text:style-name="P15"><text:span text:style-name="T1">Süleyman tanıma uygun biçimde yaptırdığı on altın kandilliği Mescidin içine, beşi sağda, beşi solda olmak üzere yerleştirdi. Yaptırdığı on masanın beşini de Mescidin sağına, beşini soluna yerleştirdi. </text:span><text:span text:style-name="T3">Ayrıca yüz altın çanak yaptırdı. </text:span><text:span text:style-name="T1">(2. Tarihler, 4:7-8)</text:span></text:p>
      <text:p text:style-name="P15"><text:span text:style-name="T3">Altın yuvalar ve saf altından iki zincir yap.</text:span><text:span text:style-name="T1"> Zincirleri örme kordon gibi yapıp yuvalara yerleştir. (Mısır’dan Çıkış, 28:13)</text:span></text:p>
      <text:p text:style-name="P15"><text:span text:style-name="T1">... Süleyman'ın kadehleriyle Lübnan Ormanı adındaki </text:span><text:span text:style-name="T3">sarayın bütün eşyaları saf altından yapılmış,</text:span><text:span text:style-name="T1"> hiç gümüş kullanılmamıştı... (1. Krallar, 10:21)</text:span></text:p>
      <text:p text:style-name="TR_20_Alinti"><text:span text:style-name="T45">Tomurcukları, kolları tek parça olan kandillik saf dövme altından olacak. </text:span><text:span text:style-name="T44">Kandillik için yedi kandil yap; kandiller karşısını aydınlatacak biçimde yerleştirilsin. </text:span><text:span text:style-name="T45">Fitil maşaları, tablaları saf altından olacak. Bütün takımları dahil kandilliğe bir talant</text:span><text:span text:style-name="Footnote_20_Symbol"><text:span text:style-name="T45"><text:note text:id="ftn71" text:note-class="footnote"><text:note-citation>71</text:note-citation><text:note-body><text:p text:style-name="TR_20_sayfasonu_20_notu"><text:span text:style-name="T22"><text:s/></text:span>talant, yaklaşık 30 kg'lık ağırlık birimi.</text:p></text:note-body></text:note></text:span></text:span><text:span text:style-name="T45"> saf altın harcanacak. </text:span><text:span text:style-name="T44">(Mısır’dan Çıkış, 25:36-39)</text:span></text:p>
      <text:p text:style-name="P15"><text:span text:style-name="T1">Akasya ağacından bir sandık yapsınlar. Boyu iki buçuk, eni ve yüksekliği birer buçuk arşın olsun. </text:span><text:span text:style-name="T3">İçini de dışını da saf altınla kapla. Çevresine altın pervaz yap. </text:span><text:span text:style-name="T1">(Mısır’dan Çıkış, 25:10-11)</text:span></text:p>
      <text:p text:style-name="P15"><text:soft-page-break/><text:span text:style-name="T1">M</text:span><text:span text:style-name="T3">asa için saf altından tabaklar, sahanlar, dökmelik sunu testileri, tasları yap...</text:span><text:span text:style-name="T1"> (Mısır'dan Çıkış, 25:29)</text:span></text:p>
      <text:p text:style-name="P15"><text:span text:style-name="T3">Saf altından bir kandillik yap. Ayağı, gövdesi dövme altın olsun... Tomurcukları, kolları tek parça olan kandillik saf dövme altından olacak... Fitil maşaları, tablaları saf altından olacak. Bütün takımları dahil kandilliğe bir talant saf altın harcanacak. </text:span><text:span text:style-name="T1">(Mısır’dan Çıkış, 25:31-39)</text:span></text:p>
      <text:p text:style-name="P15"><text:span text:style-name="T1">Göğüslük için </text:span><text:span text:style-name="T3">saf altından örme zincirler yap.</text:span><text:span text:style-name="T1"> İki altın halka yap, göğüslüğün üst iki köşesine birer halka koy. İki örme altın zinciri göğüslüğün köşelerindeki halkalara tak. (Mısır’dan Çıkış, 28:22-24)</text:span></text:p>
      <text:p text:style-name="P15"><text:span text:style-name="T3">Saf altından çıngıraklar yaptılar </text:span><text:span text:style-name="T1">ve hizmet için kullanılan kaftanın eteğinin ucundaki narların arasına, bir çıngırak bir nar, bir çıngırak bir nar olmak üzere çepeçevre koydular. Tıpkı Rab'bin Musa'ya buyurduğu gibi yaptılar. (Mısır’dan Çıkış, 39:25-26)</text:span></text:p>
      <text:p text:style-name="P15"><text:span text:style-name="T3">Saf altından bir kandillik yaptı. Ayağı, gövdesi dövme altındı. </text:span><text:span text:style-name="T1">Çanak, tomurcuk ve çiçek motifleri kendindendi... Tomurcukları, kolları tek parça olan kandillik saf dövme altındı. </text:span><text:span text:style-name="T3">Kandillik için saf altından yedi kandil, fitil maşaları, tablalar yaptı. Bütün takımları dahil kandilliğe bir talant saf altın harcandı.</text:span><text:span text:style-name="T1"> (Mısır’dan Çıkış, 37:17-24)</text:span></text:p>
      <text:p text:style-name="P15"><text:span text:style-name="T3">Dört altın halka döküp dört ayağına tak.</text:span><text:span text:style-name="T1"> İkisi bir yanda, ikisi öbür yanda olacak. (Mısır’dan Çıkış, 25:12)</text:span></text:p>
      <text:p text:style-name="P15"><text:span text:style-name="T3">Elli altın kopça yap, perdeleri kopçalayarak çadırı birleştir. </text:span><text:span text:style-name="T1">Böylece konut tek parça haline gelecek. (Mısır’dan Çıkış, 26:6)</text:span></text:p>
      <text:p text:style-name="P15">O<text:span text:style-name="T1">nu güzel armağanlarla karşıladın, b</text:span><text:span text:style-name="T3">aşına saf altından taç koydun. </text:span><text:span text:style-name="T1">(Mezmurlar, 21:3)</text:span></text:p>
      <text:p text:style-name="P22"/>
      <text:h text:style-name="P47" text:outline-level="2">Gümüşün Kullanımı</text:h>
      <text:p text:style-name="P15"><text:span text:style-name="T3">Dört gümüş taban üstünde duran</text:span><text:span text:style-name="T1"> akasya ağacından altın kaplı dört direk üzerine as. Çengelleri altın olacak. (Mısır’dan Çıkış, 26:32)</text:span></text:p>
      <text:p text:style-name="P15"><text:span text:style-name="T1">Perdeler için yirmi direk yapılacak; </text:span><text:span text:style-name="T3">direklerin tabanları tunç, çengelleri ve çengel çemberleri gümüş olacak.</text:span><text:span text:style-name="T1"> (Mısır’dan Çıkış, 27:10)</text:span></text:p>
      <text:p text:style-name="P15"><text:span text:style-name="T1">Avlunun çevresindeki </text:span><text:span text:style-name="T3">bütün direkler gümüş çemberlerle donatılacak. Çengelleri gümüş,</text:span><text:span text:style-name="T1"> tabanları tunç olacak. (Mısır’dan Çıkış, 27:17)</text:span></text:p>
      <text:p text:style-name="P15"><text:span text:style-name="T1">Perdeler için tabanları tunç, </text:span><text:span text:style-name="T3">çengelleri ve çengel çemberleri gümüş yirmi direk yaptı.</text:span><text:span text:style-name="T1"> (Mısır’dan Çıkış, 38:10)</text:span></text:p>
      <text:p text:style-name="P15"><text:span text:style-name="T1">Kuzey tarafı için yüz arşın boyunda perdeler, yirmi direk, direkler için yirmi tunç taban yapıldı. </text:span><text:span text:style-name="T3">Direklerin çengelleriyle çemberleri gümüştü. </text:span><text:span text:style-name="T1">Avlunun batı tarafı için elli arşın boyunda perde, on direk, on taban yapıldı. Direklerin çengelleriyle çemberleri gümüştü. (Mısır’dan Çıkış, 38:11-12)</text:span></text:p>
      <text:p text:style-name="P22"/>
      <text:h text:style-name="P47" text:outline-level="2">Asma Tavanlar</text:h>
      <text:p text:style-name="P15"><text:span text:style-name="T1">Süleyman elli arşın uzunluğunda otuz arşın genişliğinde sütunlu bir eyvan yaptırdı. </text:span><text:span text:style-name="T3">Eyvanın önünde sütunlarla desteklenmiş asma tavan vardı.</text:span><text:span text:style-name="T1"> (1. Krallar, 7:6)</text:span></text:p>
      <text:p text:style-name="P15"><text:soft-page-break/><text:span text:style-name="T1">... Dışarda, eyvanın önünde </text:span><text:span text:style-name="T3">ağaçtan bir asma tavan vardı. </text:span><text:span text:style-name="T1">Eyvanın yan duvarlarındaki kafesli pencerelerin iki yanı hurma ağacı oymalarıyla kaplıydı. </text:span><text:span text:style-name="T3">Mescidin yan odalarıyla asma tavanları böyleydi. </text:span><text:span text:style-name="T1">(Hezekiel, 41:25-26)</text:span></text:p>
      <text:p text:style-name="P22"/>
      <text:h text:style-name="P47" text:outline-level="2">Süslü Havuzlar</text:h>
      <text:p text:style-name="P15"><text:span text:style-name="T1">... </text:span><text:span text:style-name="T3">Dökme tunçtan on arşın çapında, beş arşın derinliğinde, çevresi otuz arşın yuvarlak bir havuz yaptı. </text:span><text:span text:style-name="T1">Havuz, kenarlarının altındaki iki sıra sukabağı motifiyle birlikte dökülmüştü. Her arşında onar tane olan bu motifler havuzu çepeçevre kuşatıyordu. </text:span><text:span text:style-name="T3">Havuz üçü kuzeye, üçü batıya, üçü güneye, üçü de doğuya bakan on iki boğa heykeli üzerine oturtulmuştu. Boğaların sağrıları içe dönüktü. Havuzun çeperi dört parmak kalınlığındaydı; kenarları kase kenarlarını, nilüferleri andırıyordu. </text:span><text:span text:style-name="T1">İki bin bat su alıyordu. (1. Krallar, 7:23-26)</text:span></text:p>
      <text:p text:style-name="P15"><text:span text:style-name="T3">Havuz ve havuzu taşıyan on iki boğa heykeli, kovalar, kürekler, çanaklar... </text:span><text:span text:style-name="T1">Bütün bu eşyalar parlak tunçtandı. (1. Krallar, </text:span><text:span text:style-name="T10">7:44-45)</text:span></text:p>
      <text:p text:style-name="P15"><text:span text:style-name="T3">Dökme tunçtan on arşın çapında, beş arşın derinliğinde, çevresi otuz arşın yuvarlak bir havuz yaptırdı. Havuzun dışı boğa kabartmalarıyla kuşatılmıştı.</text:span><text:span text:style-name="T1"> Her arşında onar tane olan bu kabartmalar iki sıra halindeydi ve gövdeyle birlikte dökülmüştü. Havuz üçü kuzeye, üçü batıya, üçü güneye, üçü de doğuya bakan on iki boğa heykeli üzerine oturtulmuştu. Boğaların sağrıları içe dönüktü. Havuzun çeperi dört parmak kalınlığındaydı; kenarları kase kenarlarını, nilüferleri andırıyordu. Üç bin bat su alıyordu. (2. Tarihler, 4:2-5)</text:span></text:p>
      <text:p text:style-name="P15"><text:span text:style-name="T3">Dal budak salan orman ağaçlarını sulamak için havuzlar yaptım. </text:span><text:span text:style-name="T1">(Vaiz, 2:6)</text:span></text:p>
      <text:p text:style-name="P22"/>
      <text:h text:style-name="P47" text:outline-level="2">Kafesli Pencereler</text:h>
      <text:p text:style-name="P15"><text:span text:style-name="T1">Süleyman Mescitte dışa doğru daralan </text:span><text:span text:style-name="T3">kafesli pencereler yaptırdı. </text:span><text:span text:style-name="T1">(1. Krallar, 6:4)</text:span></text:p>
      <text:p text:style-name="P15"><text:span text:style-name="T3">Kafesli pencereler üç sıra halinde birbirine bakacak biçimde yapılmıştı. </text:span><text:span text:style-name="T1">Kapılar ve kapı söveleri dört köşeliydi. Pencereler ise üç sıra halinde birbirine bakacak biçimde yapılmıştı. (1. Krallar, 7:4-5)</text:span></text:p>
      <text:p text:style-name="P15"><text:span text:style-name="T1">Her iki yandaki bekçi odalarında, odalar arasındaki duvarlarda ve eyvanın çepeçevre duvarlarında </text:span><text:span text:style-name="T3">içe bakan kafesli pencereler vardı. </text:span><text:span text:style-name="T1">Bölme duvarları hurma ağacı motifleriyle kaplıydı. (Hezekiel, 40:16)</text:span></text:p>
      <text:p text:style-name="P15"><text:span text:style-name="T1">Kapı eşikleri, </text:span><text:span text:style-name="T3">kafesli pencereler, </text:span><text:span text:style-name="T1">eşiğin karşısındaki üç katı çevreleyen koridorlar tabandan pencerelere dek ağaç kaplıydı. Pencereler açılıp kapanabiliyordu… Eyvanın yan duvarlarındaki kafesli pencerelerin iki yanı hurma ağacı oymalarıyla kaplıydı... (Hezekiel, 41:16, 26)</text:span></text:p>
      <text:p text:style-name="P22"/>
      <text:h text:style-name="P47" text:outline-level="2">Gösterişli Tahtlar</text:h>
      <text:p text:style-name="P15"><text:span text:style-name="T1">... </text:span><text:span text:style-name="T3">Fildişinden büyük bir taht yaptırıp saf altınla kaplattı. </text:span><text:span text:style-name="T1">Tahtın altı basamağı, bir de altın ayak taburesi vardı. Bunlar tahta bağlıydı. Oturulan yerin iki yanında kollar, her kolun yanında birer aslan heykeli bulunuyordu. Altı basamağın iki yanında on iki aslan heykeli vardı. Hiçbir krallıkta böylesi yapılmamıştı. (2. Tarihler, 9:17-19)</text:span></text:p>
      <text:p text:style-name="P15"><text:soft-page-break/><text:span text:style-name="T1">... </text:span><text:span text:style-name="T3">Fildişinden büyük bir taht yaptırıp saf altınla kaplattı. </text:span><text:span text:style-name="T1">Tahtın altı basamağı, arka kısmında yuvarlak bir başlığı vardı. Oturulan yerin iki yanında kollar, her kolun yanında birer aslan heykeli bulunuyordu. Altı basamağın iki yanında on iki aslan heykeli vardı. Hiçbir krallıkta böylesi yapılmamıştı. (1. Krallar, 10:19-20)</text:span></text:p>
      <text:p text:style-name="P22"/>
      <text:h text:style-name="P47" text:outline-level="2">Sütunlar</text:h>
      <text:p text:style-name="P15"><text:span text:style-name="T1">Uzunluğu yüz, genişliği elli, yüksekliği otuz arşın olan Lübnan Ormanı adında bir saray daha yaptırdı. Saray sedir kirişler yerleştirilmiş </text:span><text:span text:style-name="T3">dört sıra halindeki sedir sütunların üzerine yapılmıştı. Sütunların üstündeki kırk beş kirişin üstü sedir tahtalarıyla kaplanmıştı. </text:span><text:span text:style-name="T1">Bir sıra on beş kirişten oluşuyordu... </text:span><text:span text:style-name="T3">Süleyman elli arşın uzunluğunda otuz arşın genişliğinde sütunlu bir eyvan yaptırdı. </text:span><text:span text:style-name="T1">Eyvanın önünde sütunlarla desteklenmiş asma tavan vardı. (1. Krallar, 7:2-6)</text:span></text:p>
      <text:p text:style-name="P15"><text:span text:style-name="T1">...</text:span><text:span text:style-name="T3"> Her birinin yüksekliği on sekiz arşın ve çevresi on iki arşın olan iki tunç sütun döktü. </text:span><text:span text:style-name="T1">Sütunların üzerine koymak için beşer arşın yüksekliğinde dökme tunçtan iki sütun başlığı yaptı. Sütun başlıklarının her biri ağla kaplanmıştı. Ağın üzeri yedi sıra örgülü zincirle ve iki sıra nar motifiyle bezenmişti. Eyvanda bulunan dört arşın yüksekliğindeki sütun başlıkları da nilüfer biçimindeydi. Her iki sütun başlığında, örgülü ağa yakın çıkıntının yukarısında çepeçevre diziler halinde iki yüz nar motifi vardı.. (1. Krallar, 7:15-20)</text:span></text:p>
      <text:p text:style-name="P15"><text:span text:style-name="T3">Mermer sütunlar üzerindeki gümüş çemberlere mor ve beyaz renkli iplikten yapılmış sicimlerle bağlanmış beyaz ve lacivert kumaşlar asılmıştı.</text:span><text:span text:style-name="T1"> Somaki, mermer, sedef ve pahalı taşlar döşenmiş avluya altın ve gümüş sedirler yerleştirilmişti. (Ester, 1:6)</text:span></text:p>
      <text:p text:style-name="P15"><text:span text:style-name="T3">İki sütun ve iki yuvarlak sütun başlığı, bu başlıkları süsleyen iki örgülü ağ, sütunların yuvarlak başlıklarını süsleyen</text:span><text:span text:style-name="T1"> iki örgülü ağın üzerini ikişer sıra halinde süsleyen dört yüz nar motifi... tunçtandı. (1. Krallar, 7:41-42, 45)</text:span></text:p>
      <text:p text:style-name="P15"><text:span text:style-name="T3">Süleyman otuz beşer arşın yüksekliğinde iki sütun yaptırıp </text:span><text:span text:style-name="T1">mescidin önüne diktirdi. Sütun başlıkları beşer arşın yüksekliğindeydi. </text:span><text:span text:style-name="T3">Gerdanlığa benzer zincirler yaptırarak sütunların üzerine koydurdu. </text:span><text:span text:style-name="T1">Yüz nar motifi yaptırıp zincirlere taktırdı. (2. Tarihler, 3:15-16)</text:span></text:p>
      <text:p text:style-name="P15"><text:span text:style-name="T1">... Tunç sütunları, ayaklıkları, tunç havuzu parçalayıp tunçları Babil'e götürdüler...</text:span><text:span text:style-name="T3"> Süleyman'ın yaptırmış olduğu iki sütun, havuz ve altındaki on iki tunç boğa heykeliyle ayaklıklar için hesapsız tunç harcanmıştı. Her sütun on sekiz arşın yüksekliğindeydi, çevresi on iki arşındı. Her birinin kalınlığı dört parmaktı, içi boştu. Üzerinde tunç bir başlık vardı. Başlığın yüksekliği beş arşındı, çevresi tunçtan ağ ve nar motifleriyle bezenmişti. Öbür sütun da nar motifleriyle süslenmişti ve ötekine benziyordu. </text:span><text:span text:style-name="T1">Yanlarda doksan altı nar motifi vardı. Başlığı çevreleyen ağ motifinin üzerinde toplam yüz nar motifi bulunuyordu. (Yeremya, 52:17-23)</text:span></text:p>
      <text:p text:style-name="P15"><text:span text:style-name="T1">Eyvanın uzunluğu yirmi arşın, genişliği on iki arşındı. Oraya basamaklarla çıkılıyordu. </text:span><text:span text:style-name="T3">Kapı sövelerinin her bir yanında sütunlar vardı. </text:span><text:span text:style-name="T1">(Hezekiel, 40:49)</text:span></text:p>
      <text:p text:style-name="P22"/>
      <text:h text:style-name="P47" text:outline-level="2"><text:soft-page-break/>Avlular</text:h>
      <text:p text:style-name="P15"><text:span text:style-name="T3">Konuta bir avlu yap.</text:span><text:span text:style-name="T1"> Avlunun güney tarafı için yüz arşın boyunda, özenle dokunmuş ince keten perdeler yapacaksın. (Mısır’dan Çıkış, 27:9)</text:span></text:p>
      <text:p text:style-name="P15"><text:span text:style-name="T3">Büyük avlu üç sıra yontma taş ve bir sıra sedir kirişlerinden oluşan bir duvarla çevrilmişti...</text:span><text:span text:style-name="T1"> (1. Krallar, 7:12)</text:span></text:p>
      <text:p text:style-name="P15"><text:span text:style-name="T1">Dini hizmetlilerin </text:span><text:span text:style-name="T3">avlusunu, büyük avluyla kapılarını yaptırdı. </text:span><text:span text:style-name="T1">Kapıları tunçla kaplattı. (2. Tarihler, 4:9)</text:span></text:p>
      <text:p text:style-name="P15"><text:span text:style-name="T3">Avlunun girişinde lacivert, mor, kırmızı iplikle, özenle dokunmuş ince ketenden yirmi arşın boyunda nakışlı bir perde olacak. </text:span><text:span text:style-name="T1">Dört direği ve dört tabanı bulunacak. </text:span><text:span text:style-name="T3">Avlunun çevresindeki bütün direkler gümüş çemberlerle donatılacak. </text:span><text:span text:style-name="T1">Çengelleri gümüş, tabanları tunç olacak. </text:span><text:span text:style-name="T3">Avlunun boyu yüz, eni elli, çevresindeki perdelerin yüksekliği beş arşın olacak. </text:span><text:span text:style-name="T1">Perdeleri özenle dokunmuş ince ketenden, tabanları tunçtan olacak. Konutta her türlü hizmet için kullanılacak bütün aletler, konutun ve avlunun bütün kazıkları da tunçtan olacak. (Mısır’dan Çıkış, 27:16-19)</text:span></text:p>
      <text:p text:style-name="P22"/>
      <text:h text:style-name="P47" text:outline-level="2">Perdeler</text:h>
      <text:p text:style-name="P15"><text:span text:style-name="T3">Çadırın giriş bölümüne lacivert, mor, kırmızı iplikle özenle dokunmuş ince ketenden nakışlı bir perde yap. </text:span><text:span text:style-name="T1">Perdeyi asmak için akasya ağacından beş direk yap, altınla kapla. Çengelleri de altın olacak. Direkler için tunçtan beş taban dök. (Mısır’dan Çıkış, 26:36-37)</text:span></text:p>
      <text:p text:style-name="P15"><text:span text:style-name="T3">... Perdeler lacivert, mor, kırmızı iplikle özenle dokunmuş ince ketenden olsun... üzeri ustaca süslensin.</text:span><text:span text:style-name="T1"> Her perdenin boyu yirmi sekiz, eni dört arşın olmalı. Bütün perdeler aynı ölçüde olacak. Perdeler beşer beşer birbirine eklenerek iki takım perde yapılacak. Birinci takımın kenarına lacivert ilmekler aç. Öbür takımın kenarına da aynı şeyi yap. (Mısır’dan Çıkış, 26:1-4)</text:span></text:p>
      <text:p text:style-name="P15"><text:span text:style-name="T3">Lacivert, mor, kırmızı iplikle özenle dokunmuş ince ketenden bir perde yap... üzerini ustaca süsle.</text:span><text:span text:style-name="T1"> Dört gümüş taban üstünde duran akasya ağacından altın kaplı dört direk üzerine as. Çengelleri altın olacak. (Mısır’dan Çıkış, 26:31-32)</text:span></text:p>
      <text:p text:style-name="P15"><text:span text:style-name="T1">Konuta bir avlu yap. Avlunun güney tarafı için yüz arşın boyunda, özenle dokunmuş ince keten perdeler yapacaksın. </text:span><text:span text:style-name="T3">Perdeler için yirmi direk yapılacak; direklerin tabanları tunç, çengelleri ve çengel çemberleri gümüş olacak. Kuzey tarafı için yüz arşın boyunda perdeler, </text:span><text:span text:style-name="T1">yirmi direk, direkler için yirmi tunç taban yapılacak. Direklerin çengelleriyle çemberleri gümüşten olacak... </text:span><text:span text:style-name="T3">Avlunun girişinde lacivert, mor, kırmızı iplikle, özenle dokunmuş ince ketenden yirmi arşın boyunda nakışlı bir perde olacak. </text:span><text:span text:style-name="T1">Dört direği ve dört tabanı bulunacak... Avlunun boyu yüz, eni elli, çevresindeki perdelerin yüksekliği beş arşın olacak. </text:span><text:span text:style-name="T3">Perdeleri özenle dokunmuş ince ketenden, tabanları tunçtan olacak. </text:span><text:span text:style-name="T1">(Mısır’dan Çıkış, 27:9-18)</text:span></text:p>
      <text:p text:style-name="P15"><text:span text:style-name="T3">Çalışanlar arasındaki becerikli adamlar konutu on perdeden yaptılar... </text:span><text:span text:style-name="T1">Onları lacivert, mor, kırmızı iplikle, özenle dokunmuş ince ketenden yaptı, üzerini... ustaca süsledi. </text:span><text:span text:style-name="T3">Her perdenin boyu yirmi sekiz, eni dört arşındı. Bütün perdeler aynı ölçüdeydi. Perdeleri beşer beşer birbirine ekleyerek iki takım perde yaptı. </text:span><text:span text:style-name="T1">Birinci takımın kenarına lacivert ilmekler açtı. Öbür takımın kenarına da aynı şeyi yaptı... Elli altın kopça yaptı, perdeleri kopçalayarak çadırı birleştirdi. Böylece konut tek parça haline geldi. (Mısır’dan Çıkış, 36:8-13)</text:span></text:p>
      <text:p text:style-name="P15"><text:soft-page-break/><text:span text:style-name="T3">Lacivert, mor, kırmızı iplikle, özenle dokunmuş ince ketenden bir perde yaptı, üzerini... ustaca süsledi.</text:span><text:span text:style-name="T1"> Perde için akasya ağacından dört direk yaparak altınla kapladı. Çengelleri de altındı. Direkler için dört gümüş taban döktü. </text:span><text:span text:style-name="T3">Çadırın giriş bölümüne lacivert, mor, kırmızı iplikle, özenle dokunmuş ince ketenden nakışlı bir perde yaptı. </text:span><text:span text:style-name="T1">Perdeyi asmak için çengelli beş direk yaparak başlıklarını, çemberlerini altınla kapladı. Direklere beş tunç taban yaptı. (Mısır’dan Çıkış, 36:35-38)</text:span></text:p>
      <text:p text:style-name="P15"><text:span text:style-name="T1">Konuta bir avlu yaptı. </text:span><text:span text:style-name="T3">Avlunun güney tarafı için yüz arşın boyunda özenle dokunmuş ince keten perdeler yaptı. </text:span><text:span text:style-name="T1">Perdeler için tabanları tunç, çengelleri ve çengel çemberleri gümüş yirmi direk yaptı... </text:span><text:span text:style-name="T3">Avlunun çevresindeki bütün perdeler özenle dokunmuş ince ketendi... Avlunun girişindeki perde lacivert, mor, kırmızı iplikle, özenle dokunmuş nakışlı ince ketenden yapılmıştı. </text:span><text:span text:style-name="T1">Boyu yirmi, yüksekliği avlunun perdeleri gibi beş arşındı. <text:s/>(Mısır’dan Çıkış, 38:9-18)</text:span></text:p>
      <text:p text:style-name="P22"/>
      <text:h text:style-name="P47" text:outline-level="2">İşlemeli Kıyafetler</text:h>
      <text:p text:style-name="TR_20_Alinti"><text:span text:style-name="T44">Bilgelik verdiğim becerikli adamlara söyle, Harun'a giysi yapsınlar.... Yapacakları giysiler şunlardır: Göğüslük, efod</text:span><text:span text:style-name="Footnote_20_Symbol"><text:span text:style-name="T44"><text:note text:id="ftn72" text:note-class="footnote"><text:note-citation>72</text:note-citation><text:note-body><text:p text:style-name="TR_20_sayfasonu_20_notu"><text:span text:style-name="T22"><text:s/></text:span>Entarinin üzerine giyilen bir tür kıyafet.</text:p></text:note-body></text:note></text:span></text:span><text:span text:style-name="T44">, kaftan, nakışlı mintan, sarık, kuşak... Altın sırma, lacivert, mor, kırmızı iplik, ince keten kullanacaklar. </text:span><text:span text:style-name="T45">Efodu altın sırmayla, lacivert, mor, kırmızı iplikle, özenle dokunmuş ince ketenden ustaca yapacaklar.</text:span><text:span text:style-name="T44"> (Mısır’dan Çıkış, 28:3-6)</text:span></text:p>
      <text:p text:style-name="TR_20_Alinti"><text:span text:style-name="T44">Harun'la oğulları için ince ketenden </text:span><text:span text:style-name="T45">ustaca dokunmuş mintanlar</text:span><text:span text:style-name="Footnote_20_Symbol"><text:span text:style-name="T45"><text:note text:id="ftn73" text:note-class="footnote"><text:note-citation>73</text:note-citation><text:note-body><text:p text:style-name="TR_20_sayfasonu_20_notu"><text:span text:style-name="T22"><text:s/></text:span>Gömlek üzerine giyilen kollu yelek.</text:p></text:note-body></text:note></text:span></text:span><text:span text:style-name="T45">, sarıklar, süslü başlıklar</text:span><text:span text:style-name="T44">, ince keten şortlar, l</text:span><text:span text:style-name="T45">acivert, mor, kırmızı iplikle, özenle dokunmuş ince ketenden nakışlı kuşak yaptılar; </text:span><text:span text:style-name="T44">tıpkı Rab'bin Musa'ya buyurduğu gibi. (Mısır’dan Çıkış, 39:27)</text:span></text:p>
      <text:p text:style-name="P15"><text:span text:style-name="T3">Usta işi</text:span><text:span text:style-name="T1"> bir karar göğüslüğü yap. Onu da </text:span><text:span text:style-name="T3">efod gibi, altın sırmayl</text:span><text:span text:style-name="T35">a, </text:span><text:span text:style-name="T18">lacivert, mor, kırmızı iplikle, özenle dokunmuş ince ketenden yap... </text:span>Üzerine dört sıra taş yuvası kak. Birinci sırada<text:span text:style-name="T34"> </text:span><text:span text:style-name="T35">yakut, topaz, zümrüt; </text:span>ikinci sırada<text:span text:style-name="T35"> </text:span><text:span text:style-name="T18">firuze, laciverttaşı, aytaşı; üçüncü sırada gökyakut, agat, ametist;</text:span><text:span text:style-name="T35"> </text:span>dördüncü sırada sarı<text:span text:style-name="T35"> </text:span><text:span text:style-name="T18">yakut, oniks ve yeşim</text:span><text:span text:style-name="T35"> </text:span>olacak. Taşlar altın yuvalara kakılacak. (Mısır’dan Çıkış, 28:15-20)</text:p>
      <text:p text:style-name="P15"><text:span text:style-name="T3">Göğüslük için saf altından örme zincirler yap.</text:span><text:span text:style-name="T1"> İki altın halka yap, göğüslüğün üst iki köşesine birer halka koy. </text:span><text:span text:style-name="T3">İki örme altın zinciri</text:span><text:span text:style-name="T1"> göğüslüğün köşelerindeki halkalara tak. (Mısır’dan Çıkış, 28:22-24)</text:span></text:p>
      <text:p text:style-name="P15"><text:span text:style-name="T3">Efodun altına giyilen kaftanı salt lacivert iplikten yap...</text:span><text:span text:style-name="T1"> Kaftanın kenarını çepeçevre lacivert, mor, kırmızı iplikten nar motifleriyle beze, aralarına altın çıngıraklar tak. Eteğin ucu bir altın çıngırak, bir nar, bir altın çıngırak, bir nar olmak üzere çepeçevre kaplanacak. (Mısır’dan Çıkış, 28:31-34)</text:span></text:p>
      <text:p text:style-name="P15"><text:span text:style-name="T3">İnce ketenden işlemeli bir mintan doku</text:span><text:span text:style-name="T1">, ince ketenden bir sarık, bir de </text:span><text:span text:style-name="T3">nakışlı kuşak yap.</text:span><text:span text:style-name="T1"> (Mısır’dan Çıkış, 28:39)</text:span></text:p>
      <text:p text:style-name="P15"><text:span text:style-name="T1">... Ayrıca Rab'bin Musa'ya buyurduğu gibi Harun'a kutsal giysiler yapıldı. </text:span><text:span text:style-name="T3">Efodu altın sırmayla lacivert, mor, kırmızı iplikle, özenle dokunmuş ince ketenden yaptılar. </text:span><text:span text:style-name="T1">(Mısır’dan Çıkış, 39:1-2)</text:span></text:p>
      <text:p text:style-name="P15"><text:span text:style-name="T3">Altını ince tabakalar halinde dövüp lacivert, mor, kırmızı iplik ve ince keten arasına ustaca işlemek için tel tel kestiler.</text:span><text:span text:style-name="T1"> Efodun iki köşesine tutturulmuş omuzluklar yaparak birleştirdiler. </text:span><text:span text:style-name="T3">Efodun üzerindeki ustaca dokunmuş şerit efodun bir parçası gibi altın sırmayla lacivert, mor, kırmızı iplikle, özenle dokunmuş ince ketendendi; tıpkı Rab'bin Musa'ya buyurduğu gibiydi.</text:span><text:span text:style-name="T1"> (Mısır’dan Çıkış, 39:3-5)</text:span></text:p>
      <text:p text:style-name="P22"/>
      <text:h text:style-name="P47" text:outline-level="2"><text:soft-page-break/>Değerli Taşlarla Süsleme</text:h>
      <text:p text:style-name="P15"><text:span text:style-name="T1">Allah'ımın mescidine gereç sağlamak için var gücümle çalıştım. Altın eşyalar için altın, gümüş için gümüş, tunç için tunç, demir için demir, ahşap için ağaç sağladım. </text:span><text:span text:style-name="T3">Ayrıca oniks, kakma taşlar, süs taşları, çeşitli renklerde değerli taşlar ve çok miktarda mermer sağladım.</text:span><text:span text:style-name="T1"> (1. Tarihler, 29:2)</text:span></text:p>
      <text:p text:style-name="P15"><text:span text:style-name="T3">Mescidi değerli taşlarla bezetti...</text:span><text:span text:style-name="T1"> (2. Tarihler, 3:6)</text:span></text:p>
      <text:p text:style-name="P15"><text:span text:style-name="T1">... </text:span><text:span text:style-name="T3">Somaki, mermer, sedef ve pahalı taşlar döşenmiş avluya altın ve gümüş sedirler yerleştirilmişti. </text:span><text:span text:style-name="T1">(Ester, 1:6)</text:span></text:p>
      <text:p text:style-name="P15"><text:span text:style-name="T1">Efod gibi altın sırmayla lacivert, mor, kırmızı iplikle, özenle dokunmuş ince ketenden usta işi bir göğüslük yaptılar. Dört köşe, eni ve boyu birer karıştı, ikiye katlanmıştı. </text:span><text:span text:style-name="T3">Üzerine dört sıra taş yuvası kaktılar. Birinci sırada yakut, topaz, zümrüt; ikinci sırada firuze, laciverttaşı, aytaşı; üçüncü sırada gökyakut, agat, ametist; dördüncü sırada sarı yakut, oniks, yeşim vardı. Taşlar altın yuvalara kakılmıştı. On iki taş vardı...</text:span><text:span text:style-name="T1"> (Mısır'dan Çıkış, 39:8-14)</text:span></text:p>
      <text:p text:style-name="P15"><text:span text:style-name="T1">... </text:span><text:span text:style-name="T3">Yakut, topaz, aytaşı, sarı yakut, oniks, yeşim, laciverttaşı, firuze, zümrütle, çeşit çeşit değerli taşla bezenmiştin. </text:span><text:span text:style-name="T1">Kakma ve oyma işlerin hep altındandı. Bunlar yaratıldığın gün hazırlanmışlardı. (Hezekiel, 28:13)</text:span></text:p>
      <text:p text:style-name="P15"><text:span text:style-name="T3">... Göğüslüğü için oniks ve öbür kakma taşlar. </text:span><text:span text:style-name="T1">(Mısır’dan Çıkış, 25:7)</text:span></text:p>
      <text:p text:style-name="P15"><text:span text:style-name="T1">Üzerine dört sıra taş yuvası kak. </text:span><text:span text:style-name="T3">Birinci sırada yakut, topaz, zümrüt; ikinci sırada firuze, laciverttaşı, aytaşı; üçüncü sırada gökyakut, agat, ametist; dördüncü sırada sarı yakut, oniks ve yeşim olacak. Taşlar altın yuvalara kakılacak. On iki taş olacak… </text:span><text:span text:style-name="T1">(Mısır'dan Çıkış, 28:17-21)</text:span></text:p>
      <text:p text:style-name="P16"/>
      <text:h text:style-name="P47" text:outline-level="2">Allah'ın Verdiği bir Nimet Olarak Estetik ve Sanat Anlayışı</text:h>
      <text:p text:style-name="P15"><text:span text:style-name="T1">Rab Musa'ya şöyle dedi: </text:span><text:span text:style-name="T3">"... Beceri, anlayış, bilgi ve her türlü ustalık vermek için onu ruhumla doldurdum. Öyle ki, altın, gümüş, tunç işleyerek ustaca yapıtlar üretsin; taş kesme ve kakmada, ağaç oymacılığında, her türlü sanat dalında çalışsın... </text:span><text:span text:style-name="T1">Sana buyurduğum işlerin hepsini yapabilsinler diye öteki becerikli adamlara üstün yetenek verdim. (Mısır’dan Çıkış, 31:1-6)</text:span></text:p>
      <text:p text:style-name="P15"><text:span text:style-name="T1">Musa İsrailliler'e, "Bakın!" dedi, </text:span><text:span text:style-name="T3">"Rab... beceri, anlayış, bilgi ve her türlü ustalık vermek için onu Kendi Ruhu'yla doldurdu. Öyle ki, altın, gümüş, tunç işleyerek ustaca yapıtlar üretsin; taş kesme ve kakmada, ağaç oymacılığında, her türlü sanat dalında çalışsın. </text:span><text:span text:style-name="T1">Rab... öğretme yeteneği de verdi. Onlara üstün beceri verdi. </text:span><text:span text:style-name="T3">Öyle ki, ustalık isteyen her türlü işte, oymacılıkta, lacivert, mor, kırmızı iplik ve ince keten yapmada, dokuma ve nakış işlerinde, her sanat dalında hünerli olsunlar.</text:span><text:span text:style-name="T1"> (Mısır’dan Çıkış, 35:30-35)</text:span></text:p>
      <text:p text:style-name="P35"/>
      <text:p text:style-name="P35"/>
      <text:h text:style-name="P8" text:outline-level="1">EK BÖLÜM: <text:line-break/>EVRİM YANILGISI</text:h>
      <text:p text:style-name="P22"/>
      <text:p text:style-name="P22"/>
      <text:p text:style-name="P21">D<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h text:style-name="P47" text:outline-level="2">Darwin'i Yıkan Zorluklar</text:h>
      <text:p text:style-name="P21"><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8">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2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Darwinizm'in bilim karşısındaki yenilgisi, üç temel başlıkta incelenebilir:</text:p>
      <text:p text:style-name="P22">1) Teori, hayatın yeryüzünde ilk kez nasıl ortaya çıktığını asla açıklayamamaktadır.</text:p>
      <text:p text:style-name="P22"><text:soft-page-break/>2) Teorinin öne sürdüğü "evrim mekanizmaları"nın, gerçekte evrimleştirici bir etkiye sahip olduğunu gösteren hiçbir bilimsel bulgu yoktur.</text:p>
      <text:p text:style-name="P22">3) Fosil kayıtları, evrim teorisinin öngörülerinin tam aksine bir tablo ortaya koymaktadır. </text:p>
      <text:p text:style-name="P22">Bu bölümde, bu üç temel başlığı ana hatları ile inceleyeceğiz.</text:p>
      <text:p text:style-name="P22"/>
      <text:h text:style-name="P47" text:outline-level="2">Aşılamayan İlk Basamak: Hayatın Kökeni </text:h>
      <text:p text:style-name="P2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2"/>
      <text:h text:style-name="P47" text:outline-level="2">"Hayat Hayattan Gelir"</text:h>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1"><text:span text:style-name="T1">Darwin'in </text:span><text:span text:style-name="T8">Türlerin Kökeni</text:span><text:span text:style-name="T1"> adlı kitabını yazdığı dönemde ise, bakterilerin cansız maddeden oluşabildikleri inancı, bilim dünyasında yaygın bir kabul görüyordu. </text:span></text:p>
      <text:p text:style-name="P2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1"><text:span text:style-name="T1">Cansız maddelerin hayat oluşturabileceği iddiası artık kesin olarak tarihe gömülmüştür.</text:span><text:span text:style-name="T28">1</text:span><text:span text:style-name="T1"> </text:span></text:p>
      <text:p text:style-name="P2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2"/>
      <text:h text:style-name="P47" text:outline-level="2"><text:soft-page-break/>20. Yüzyıldaki Sonuçsuz Çabalar</text:h>
      <text:p text:style-name="P2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1"><text:span text:style-name="T1">Maalesef hücrenin kökeni, evrim teorisinin tümünü içine alan en karanlık noktayı oluşturmaktadır.</text:span><text:span text:style-name="T28">2</text:span></text:p>
      <text:p text:style-name="P2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1"><text:span text:style-name="T1">O yıllarda evrim adına önemli bir aşama gibi tanıtılan bu deneyin geçerli olmadığı ve deneyde kullanılan atmosferin gerçek dünya koşullarından çok farklı olduğu, ilerleyen yıllarda ortaya çıkacaktı.</text:span><text:span text:style-name="T28">3</text:span><text:span text:style-name="T1"> </text:span></text:p>
      <text:p text:style-name="P21"><text:span text:style-name="T1">Uzun süren bir sessizlikten sonra Miller'in kendisi de kullandığı atmosfer ortamının gerçekçi olmadığını itiraf etti.</text:span><text:span text:style-name="T28">4</text:span></text:p>
      <text:p text:style-name="P2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text:span text:style-name="T28">5</text:span></text:p>
      <text:p text:style-name="P38"/>
      <text:h text:style-name="P47" text:outline-level="2">Hayatın Kompleks Yapısı </text:h>
      <text:p text:style-name="P2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1"><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30">950</text:span><text:span text:style-name="T1">'de 1'dir. Ancak matematikte 10</text:span><text:span text:style-name="T30">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1"><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1"> dergisinin Ekim 1994 tarihli sayısında bu gerçeği şöyle itiraf eder:</text:span></text:p>
      <text:p text:style-name="P15">Son derece kompleks yapılara sahip olan proteinlerin ve nükleik asitlerin (RNA ve DNA) aynı yerde ve aynı zamanda rastlantısal olarak oluşmaları aşırı derecede ihtimal dışıdır. Ama bunların birisi olmadan <text:soft-page-break/>diğerini elde etmek de mümkün değildir. Dolayısıyla insan, yaşamın kimyasal yollarla ortaya çıkmasının asla mümkün olmadığı sonucuna varmak zorunda kalmaktadır.<text:span text:style-name="T28">6</text:span> </text:p>
      <text:p text:style-name="P22">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2"/>
      <text:h text:style-name="P47" text:outline-level="2">Evrimin Hayali Mekanizmaları</text:h>
      <text:p text:style-name="P2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1"><text:span text:style-name="T1">Dolayısıyla doğal seleksiyon mekanizması hiçbir evrimleştirici güce sahip değildir. Darwin de bu gerçeğin farkındaydı ve </text:span><text:span text:style-name="T8">Türlerin Kökeni</text:span><text:span text:style-name="T1"> adlı kitabında "Faydalı değişiklikler oluşmadığı sürece doğal seleksiyon hiçbir şey yapamaz" demek zorunda kalmıştı.</text:span><text:span text:style-name="T28">7</text:span></text:p>
      <text:p text:style-name="P39"/>
      <text:h text:style-name="P47" text:outline-level="2">Lamarck'ın Etkisi</text:h>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1"><text:span text:style-name="T1">Darwin de benzeri örnekler vermiş, örneğin Türlerin Kökeni adlı kitabında, yiyecek bulmak için suya giren bazı ayıların zamanla balinalara dönüştüğünü iddia etmişti.</text:span><text:span text:style-name="T28">8</text:span></text:p>
      <text:p text:style-name="P2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47" text:outline-level="2">Neo-Darwinizm ve Mutasyonlar</text:h>
      <text:p text:style-name="P2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1"><text:soft-page-break/><text:span text:style-name="T1">Bugün de hala dünyada evrim adına geçerliliğini koruyan <text:s/>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22">Bunun nedeni çok basittir: DNA çok kompleks bir düzene sahiptir. Bu molekül üzerinde oluşan herhangi rasgele bir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28">9</text:span></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47" text:outline-level="2">Fosil Kayıtları: Ara Formlardan Eser Yok</text:h>
      <text:p text:style-name="P22">Evrim teorisinin iddia ettiği senaryonun yaşanmamış olduğunun en açık göstergesi ise fosil kayıtlarıdır.</text:p>
      <text:p text:style-name="P2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1"><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3">ara-geçiş formu</text:span><text:span text:style-name="T1">" adını verirler. </text:span></text:p>
      <text:p text:style-name="P21"><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8">Türlerin Kökeni</text:span><text:span text:style-name="T1">'nde bu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text:span text:style-name="T28">10</text:span></text:p>
      <text:p text:style-name="P38"/>
      <text:h text:style-name="P47" text:outline-level="2"><text:soft-page-break/>Darwin'in Yıkılan Umutları</text:h>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2">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text:span text:style-name="T28">11</text:span> </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 text:style-name="T28">12</text:span></text:p>
      <text:p text:style-name="P21"><text:span text:style-name="T1">Fosiller ise, canlıların yeryüzünde eksiksiz ve mükemmel bir biçimde ortaya çıktıklarını göstermektedir. Yani "</text:span><text:span text:style-name="T3">türlerin kökeni", Darwin</text:span><text:span text:style-name="T1">'</text:span><text:span text:style-name="T3">in sandığının aksine, evrim değil yaratılıştır.</text:span></text:p>
      <text:p text:style-name="P23"/>
      <text:h text:style-name="P47" text:outline-level="2">İnsanın Evrimi Masalı</text:h>
      <text:p text:style-name="P22">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2">1- Australopithecus</text:p>
      <text:p text:style-name="P42">2- Homo habilis</text:p>
      <text:p text:style-name="P42">3- Homo erectus</text:p>
      <text:p text:style-name="P42">4- Homo sapiens</text:p>
      <text:p text:style-name="P21"><text:span text:style-name="T1">Evrimciler, insanların sözde ilk maymunsu atalarına "güney maymunu" anlamına gelen "</text:span><text:span text:style-name="T8">Australopithecus</text:span><text:span text:style-name="T1">"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28">13</text:span><text:span text:style-name="T1"> </text:span></text:p>
      <text:p text:style-name="P21"><text:soft-page-break/><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8">Homo sapiens</text:span><text:span text:style-name="T1">'e uzanan zincir gerçekte kayıptır" diyerek bunu kabul eder.</text:span><text:span text:style-name="T28">14</text:span><text:span text:style-name="T1"> </text:span></text:p>
      <text:p text:style-name="P21"><text:span text:style-name="T1">Evrimciler "</text:span><text:span text:style-name="T8">Australopithecus &gt; Homo habilis &gt; Homo erectus &gt; Homo sapiens</text:span><text:span text:style-name="T1">" sıralamasını yazarken, bu türlerin her birinin, bir sonrakinin atası olduğu izlenimini verirler. Oysa paleoantropologların son bulguları, </text:span><text:span text:style-name="T8">Australopithecus, Homo habilis </text:span><text:span text:style-name="T1">ve</text:span><text:span text:style-name="T8"> Homo erectus</text:span><text:span text:style-name="T1">'un dünya'nın farklı bölgelerinde aynı dönemlerde yaşadıklarını göstermektedir.</text:span><text:span text:style-name="T28">15</text:span><text:span text:style-name="T1"> </text:span></text:p>
      <text:p text:style-name="P21"><text:span text:style-name="T1">Dahası Homo erectus sınıflamasına ait insanların bir bölümü çok modern zamanlara kadar yaşamışlar, Homo sapiens neandertalensis ve Homo sapiens sapiens (modern insan) ile aynı ortamda yan yana bulunmuşlardır.</text:span><text:span text:style-name="T28">16</text:span><text:span text:style-name="T1"> </text:span></text:p>
      <text:p text:style-name="P2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28">17</text:span></text:p>
      <text:p text:style-name="P2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28">18</text:span> <text:s/></text:p>
      <text:p text:style-name="P22">İşte insanın evrimi masalı da, teorilerine körü körüne inanan birtakım insanların buldukları bazı fosilleri ön yargılı bir biçimde yorumlamalarından ibarettir.</text:p>
      <text:p text:style-name="P22"/>
      <text:h text:style-name="P47" text:outline-level="2"><text:soft-page-break/>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30">-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1"><text:span text:style-name="T1">Kısacası, bilinçsiz </text:span><text:span text:style-name="T3">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3">Madde, ancak Allah</text:span><text:span text:style-name="T1">'</text:span><text:span text:style-name="T3">ın üstün yaratmasıyla hayat bulur</text:span><text:span text:style-name="T1">. Bunun aksini iddia eden evrim teorisi ise, akla tamamen aykırı bir safsatadır. Evrimcilerin ortaya attığı iddialar üzerinde biraz bile düşünmek, üstteki örnekte olduğu gibi, bu gerçeği açıkça gösterir.</text:span></text:p>
      <text:p text:style-name="P22"/>
      <text:h text:style-name="P47" text:outline-level="2">Göz ve Kulaktaki Teknoloji</text:h>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2"/>
      <text:h text:style-name="P47" text:outline-level="2"><text:soft-page-break/>Beynin İçinde Gören ve Duyan Şuur Kime Aittir?</text:h>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2"/>
      <text:h text:style-name="P47" text:outline-level="2">Materyalist Bir İnanç</text:h>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 text:style-name="T28">19</text:span></text:p>
      <text:p text:style-name="P2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text:soft-page-break/>kabuldür. Ama Darwinistler kendi deyimleriyle "İlahi bir açıklamanın sahneye girmemesi" için, bu kabulü savunmaya devam etmektedirler. </text:p>
      <text:p text:style-name="P22">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2"/>
      <text:h text:style-name="P47" text:outline-level="2">Evrim Teorisi Dünya Tarihinin En Etkili Büyüsüdür</text:h>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3">Şüphesiz, inkar edenleri uyarsan da, uyarmasan da, onlar için fark etmez; inanmazlar. Allah, onların kalplerini ve kulaklarını mühürlemiştir; gözlerinin üzerinde perdeler vardır. Ve büyük azab onlaradır. (Bakara Suresi, 6-7)</text:p>
      <text:p text:style-name="P43">…Kalpleri vardır bununla kavrayıp-anlamazlar, gözleri vardır bununla görmezler, kulakları vardır bununla işitmezler. Bunlar hayvanlar gibidir, hatta daha aşağılıktırlar. İşte bunlar gafil olanlardır. (Araf Suresi, 179)</text:p>
      <text:p text:style-name="P22">Allah, Hicr Suresi'nde de, bu insanların mucizeler görseler bile inanmayacak kadar büyülendiklerini şöyle bildirmektedir:</text:p>
      <text:p text:style-name="P43">Onların üzerlerine gökyüzünden bir kapı açsak, ordan yukarı yükselseler de, mutlaka: "Gözlerimiz döndürüldü, belki biz büyülenmiş bir topluluğuz" diyeceklerdir. (Hicr Suresi, 14-15)</text:p>
      <text:p text:style-name="P2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2"><text:soft-page-break/>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43">(Musa:) "Siz atın" dedi. (Asalarını) atıverince, insanların gözlerini büyüleyiverdiler, onları dehşete düşürdüler ve (ortaya) büyük bir sihir getirmiş oldular. (Araf Suresi, 116)</text:p>
      <text:p text:style-name="P22">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 text:style-name="T28">20</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2"/>
      <text:p text:style-name="P22"/>
      <text:p text:style-name="P22"/>
      <text:p text:style-name="P52">Sen Yücesin, bize öğrettiğinden başka bizim hiçbir bilgimiz yok. Gerçekten Sen, herşeyi bilen, hüküm ve hikmet sahibi olansın.(Bakara Suresi, 32)</text:p>
      <text:p text:style-name="P21"/>
      <text:p text:style-name="P21"/>
      <text:h text:style-name="P8" text:outline-level="1">DİPNOTLAR:</text:h>
      <text:p text:style-name="P36"/>
      <text:p text:style-name="P21"/>
      <text:p text:style-name="P21">1.<text:tab/>Sidney Fox, Klaus Dose, Molecular Evolution and The Origin of Life, New York: Marcel Dekker, 1977, s. 2</text:p>
      <text:p text:style-name="P21">2. <text:tab/>Alexander I. Oparin, Origin of Life, (1936) New York, Dover Publications, 1953, s.196</text:p>
      <text:p text:style-name="P21">3.<text:tab/><text:span text:style-name="T1">"New Evidence on Evolution of Early Atmosphere and Life", Bulletin of the American Meteorological Society, c. 63, Kasım 1982, s. 1328-1330</text:span></text:p>
      <text:p text:style-name="P21">4.<text:tab/><text:span text:style-name="T1">Stanley Miller, Molecular Evolution of Life: Current Status of the Prebiotic Synthesis of Small Molecules, 1986, s. 7</text:span></text:p>
      <text:p text:style-name="P21">5.<text:tab/>Jeffrey Bada, Earth, Şubat 1998, s. 40</text:p>
      <text:p text:style-name="P21">6.<text:tab/>Leslie E. Orgel, The Origin of Life on Earth, Scientific American, c. 271, Ekim 1994, s. 78</text:p>
      <text:p text:style-name="P21">7.<text:tab/><text:span text:style-name="T1">Charles Darwin, The Origin of Species: A Facsimile of the First Edition, Harvard University Press, 1964, s. 189</text:span></text:p>
      <text:p text:style-name="P22">8.<text:tab/>Charles Darwin, The Origin of Species: A Facsimile of the First Edition, Harvard University Press, 1964, s. 184</text:p>
      <text:p text:style-name="P21">9. <text:tab/>B. G. Ranganathan, Origins?, Pennsylvania: The Banner Of Truth Trust, 1988</text:p>
      <text:p text:style-name="P21">10. Charles Darwin, The Origin of Species: A Facsimile of the First Edition, Harvard University Press, 1964, s. 179</text:p>
      <text:p text:style-name="P21">11.<text:tab/>Derek A. Ager, "The Nature of the Fossil Record", Proceedings of the British Geological Association, c. 87, 1976, s. 133</text:p>
      <text:p text:style-name="P21">12.<text:tab/>Douglas J. Futuyma, Science on Trial, New York: Pantheon Books, 1983. s. 197</text:p>
      <text:p text:style-name="P21">13.<text:span text:style-name="T1"><text:tab/>Solly Zuckerman, Beyond The Ivory Tower, New York: Toplinger Publications, 1970, s. 75-94; Charles E. Oxnard, "The Place of Australopithecines in Human Evolution: Grounds for Doubt", Nature, c. 258, sf. 389</text:span></text:p>
      <text:p text:style-name="P21">14.<text:tab/><text:span text:style-name="T1">J. Rennie, "Darwin's Current Bulldog: Ernst Mayr", Scientific American, Aralık 1992</text:span></text:p>
      <text:p text:style-name="P22">15.<text:tab/>Alan Walker, Science, c. 207, 1980, sf. 1103; A. J. Kelso, Physical Antropology, 1. baskı, New York: J. B. Lipincott Co., 1970, sf. 221; M. D. Leakey, Olduvai Gorge, c. 3, Cambridge: Cambridge University Press, 1971, s. 272</text:p>
      <text:p text:style-name="P21">16.<text:span text:style-name="T1"><text:tab/>Time, Kasım 1996</text:span></text:p>
      <text:p text:style-name="P21">17.<text:tab/>S. J. Gould, Natural History, c. 85, 1976, s. 30</text:p>
      <text:p text:style-name="P21">18. Solly Zuckerman, Beyond The Ivory Tower, New York: Toplinger Publications, 1970, s. 19</text:p>
      <text:p text:style-name="P21">19.<text:tab/>Richard Lewontin, "The Demon-Haunted World", The New York Review of Books, 9 Ocak 1997, s. 28</text:p>
      <text:p text:style-name="P21">20.<text:tab/>Malcolm Muggeridge, The End of Christendom, Grand Rapids: Eerdmans, 1980, s.43</text:p>
      <text:p text:style-name="P21"><text:soft-page-break/></text:p>
      <text:p text:style-name="P21"/>
      <text:h text:style-name="P8" text:outline-level="1">RESİM ALTI YAZILARI</text:h>
      <text:p text:style-name="P21"/>
      <text:p text:style-name="P25"/>
      <text:p text:style-name="P25">s.449</text:p>
      <text:p text:style-name="P22">Charles Darwin</text:p>
      <text:p text:style-name="P22"/>
      <text:p text:style-name="P22">s.453</text:p>
      <text:p text:style-name="P22">Canlı hücrelerinin çekirdeğinde yer alan DNA molekülü evrimin geçersizliğini gösteren kanıtlardan bir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2"/>
      <text:p text:style-name="P22">s.455</text:p>
      <text:p text:style-name="P22">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22"/>
      <text:p text:style-name="P22">s.456</text:p>
      <text:p text:style-name="P22">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22"/>
      <text:p text:style-name="P22">s.457</text:p>
      <text:p text:style-name="P22">Rastgele mutasyonlar insanlara ve diğer tüm canlılara hiçbir zaman fayda sağlamaz, genellikle zarar verirler. Resimde mutasyona uğradığı için iki başlı olarak doğmuş bir buzağı görülüyor.</text:p>
      <text:p text:style-name="P22"/>
      <text:p text:style-name="P22">s.459</text:p>
      <text:p text:style-name="P22">YAŞAYAN FOSİLLER EVRİMİ ÇÜRÜTÜYOR</text:p>
      <text:p text:style-name="P22">Fosiller, evrimin hiçbir zaman yaşanmadığının ispatıdır. Fosil kayıtlarının ortaya koyduğu gibi, canlılar sahip oldukları tüm özelliklerle bir anda var olmuşlar ve soyları devam ettiği müddetçe en küçük bir değişiklik <text:soft-page-break/>geçirmemişlerdir. Balıklar hep balık, böcekler hep böcek, sürüngenler hep sürüngen olarak var olmuştur. Türlerin aşama aşama oluştuğu iddiasının bilimsel hiçbir geçerliliği yoktur. Tüm canlıları Yüce Allah yaratmıştır.</text:p>
      <text:p text:style-name="P22"/>
      <text:p text:style-name="P22">54 - 37 milyon yıllık güneş balığı fosili</text:p>
      <text:p text:style-name="P22"/>
      <text:p text:style-name="P22">295 milyon yıllık deniz kestanesi fosili</text:p>
      <text:p text:style-name="P22"/>
      <text:p text:style-name="P22">125 milyon yıllık köpüklü Ağustos böceği fosili</text:p>
      <text:p text:style-name="P22"/>
      <text:p text:style-name="P22">50 milyon yıllık sekoya yaprağı fosili</text:p>
      <text:p text:style-name="P22"/>
      <text:p text:style-name="P22">s.468</text:p>
      <text:p text:style-name="P22">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22"/>
      <text:p text:style-name="P22"/>
      <text:h text:style-name="P11" text:outline-level="1">ARKA KAPAK YAZISI</text:h>
      <text:p text:style-name="P35"/>
      <text:p text:style-name="P35"/>
      <text:p text:style-name="P21">Tevrat, Allah'ın Hz. Musa'ya vahyettiği mübarek bir kitaptır. Ancak Tevrat, sonradan tahrif edilmiş ve içine insan sözleri katılarak, hak kitap olma özelliğini kaybetmiştir. Bu nedenle bugün elimizdeki Tevrat, "muharref (tahrif edilmiş) Tevrat"tır.</text:p>
      <text:p text:style-name="P21">Günümüzdeki Tevrat, Kuran ayetleri ve Peygamber Efendimiz (sav)'in hadisleri ile birlikte incelendiğinde, içinde hak dine ait pek çok konunun korunduğu, birçok güzel ve hikmetli açıklamalar içerdiği görülür. Allah'ın birliği, Allah korkusu, Allah sevgisi, Allah'a itaat ve teslimiyet, şükür ve dua, iman coşkusu ve sevinci, yeniden diriliş, Kıyamet Günü gibi inanç esaslarının, muharref Tevrat'ın içinde, dağınık da olsa yer aldığı görülmektedir. Ayrıca günümüzdeki Tevrat'ta adalet, şefkat, merhamet, alçakgönüllülük gibi ahlaki değerlerle birlikte; hırsızlık yapmamak, zinadan sakınmak, hile yapmamak, faizle para kullanmamak, domuz eti yememek gibi hak dine ait pek çok hükümle de karşılaşılmaktadır.</text:p>
      <text:p text:style-name="P21">Tevrat'ın bozulan kısımları, şeytanın müdahelesinin, etkisinin hissedildiği bölümlerdir. Bunlar temizlendiğinde, geriye şeytani müdahaleye uğramamış kısımları kalmaktadır. Bu da, Muharref Tevrat'taki değiştirilmiş, sonradan eklenmiş bu kısımlar dikkatlice ayrıldığında, gerçek Tevrat'a ulaşılacağı anlamına gelir. (En doğrusunu Allah bilir.) Bu kısımlar, okunduğunda kalbe şifa olan, ruha nur ve ferahlık veren sözlerdir. Maide Suresi'nin 44. ayetinde bildirildiği gibi "hidayet ve nur" olan kısımlardır. Okumakta olduğunuz bu kitapta yer alan Tevrat izahları da, sadece Kuran ayetlerine ve Peygamberimiz (sav)'in sünnetine uygun kısımlardır, hikmetli güzel öğütlerdir. </text:p>
      <text:p text:style-name="P21">Elbette ki Müslümanlar, sadece Kuran'a uymakla yükümlüdür. Fakat Tevrat'tan Allah'ın sözleri olduğuna hüsnü zan ettğimiz bu kısımlar üzerinde düşünebilir; bunlardan öğüt alabilir ve hikmetinden faydalanabilirler. Allah'ın izniyle bu kitap da, Müslümanların iman derinliğine bir vesile, dindar Yahudilerden samimiyet içinde yanlış izahlara uyanlara bir uyarı ve hatırlatma olacaktır.</text:p>
      <text:p text:style-name="P21"/>
      <text:p text:style-name="P40">YAZAR HAKKINDA</text:p>
      <text:p text:style-name="P21">Harun Yahya müstear ismini kullanan Adnan Oktar, 1956 yılı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text:s/>60 ayrı dile çevrilen yaklaşık 250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35"/>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tyle:font-face style:name="MGillSans" svg:font-family="MGillSans" style:font-pitch="variable"/>
    <style:font-face style:name="Menlo Bold" svg:font-family="'Menlo Bol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2pt" fo:language="en" fo:country="US" fo:font-style="italic" fo:font-weight="bold" style:font-name-asian="ヒラギノ角ゴ Pro W3" style:font-family-asian="'ヒラギノ角ゴ Pro W3'" style:font-pitch-asian="variable" style:font-size-asian="2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801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margin-top="0.212cm" fo:margin-bottom="0cm" loext:contextual-spacing="false" fo:hyphenation-ladder-count="no-limit"/>
      <style:text-properties fo:font-style="normal" style:font-style-asian="normal"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_20_ALT_20_ALT_20_BASLIK" style:display-name="ARA ALT ALT BASLIK" style:family="paragraph">
      <style:paragraph-properties fo:margin-left="0.801cm" fo:margin-right="0cm" fo:margin-top="0.101cm" fo:margin-bottom="0.199cm" loext:contextual-spacing="false" fo:line-height="0.529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next-style-name="ARA_20_ALT_20_ALT_20_BASLIK">
      <style:paragraph-properties fo:margin-top="0.101cm" fo:margin-bottom="0.199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margin-top="0.101cm" fo:margin-bottom="0.1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1" style:display-name="AYET 1" style:family="paragraph">
      <style:paragraph-properties fo:margin-left="0.801cm" fo:margin-right="0.6cm" fo:margin-top="0.199cm" fo:margin-bottom="0.199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 style:family="paragraph">
      <style:paragraph-properties fo:margin-left="0.101cm" fo:margin-right="0.101cm" fo:margin-top="0.101cm" fo:margin-bottom="0.10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ici_20_metin" style:display-name="kutuici metin" style:family="paragraph">
      <style:paragraph-properties fo:margin-left="0.4cm" fo:margin-right="0.4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PNOT_20_YAZISI_20_SAYFASONU" style:display-name="DIPNOT YAZISI SAYFASONU"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VRAT_20_INCIL_20_SOZU" style:display-name="TEVRAT INCIL SOZU" style:family="paragraph">
      <style:paragraph-properties fo:margin-top="0.199cm" fo:margin-bottom="0.199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LINTI" style:display-name="00 EVRIM ALINTI"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na_20_Metin_20_Italik" style:display-name="TR Ana Metin Italik" style:family="paragraph" style:parent-style-name="TR_20_Ana_20_Metin_20_Bold_20_Italik">
      <style:text-properties fo:font-weight="normal" style:font-weight-asian="normal"/>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VRAT'TAN HİKMETLER VE GÜZEL ÖĞÜTLER</dc:title>
    <dc:subject>TEVRAT'TAN HİKMETLER VE GÜZEL ÖĞÜTLER</dc:subject>
    <meta:initial-creator>Harun Yahya</meta:initial-creator>
    <meta:creation-date>2012-11-05T17:16:00</meta:creation-date>
    <dc:date>2019-09-30T22:48:54.949452198</dc:date>
    <meta:print-date>2012-02-09T12:44:00</meta:print-date>
    <meta:editing-cycles>93</meta:editing-cycles>
    <meta:editing-duration>PT12H38M27S</meta:editing-duration>
    <meta:generator>LibreOffice/6.3.2.2$Linux_X86_64 LibreOffice_project/ddcf6633b674837c71d3649d97a9cb3c0d392a84</meta:generator>
    <meta:document-statistic meta:table-count="0" meta:image-count="0" meta:object-count="0" meta:page-count="211" meta:paragraph-count="3068" meta:word-count="74038" meta:character-count="571535" meta:non-whitespace-character-count="500356"/>
  </office:meta>
</office:document-meta>
</file>